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5146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2.1799in"/>
    </style:style>
    <style:style style:name="co9" style:family="table-column">
      <style:table-column-properties fo:break-before="auto" style:column-width="2.0291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2.0937in"/>
    </style:style>
    <style:style style:name="co12" style:family="table-column">
      <style:table-column-properties fo:break-before="auto" style:column-width="1.9437in"/>
    </style:style>
    <style:style style:name="co13" style:family="table-column">
      <style:table-column-properties fo:break-before="auto" style:column-width="1.8791in"/>
    </style:style>
    <style:style style:name="co14" style:family="table-column">
      <style:table-column-properties fo:break-before="auto" style:column-width="2.6083in"/>
    </style:style>
    <style:style style:name="co15" style:family="table-column">
      <style:table-column-properties fo:break-before="auto" style:column-width="2.4583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4071in"/>
    </style:style>
    <style:style style:name="co18" style:family="table-column">
      <style:table-column-properties fo:break-before="auto" style:column-width="0.7984in"/>
    </style:style>
    <style:style style:name="co19" style:family="table-column">
      <style:table-column-properties fo:break-before="auto" style:column-width="0.8181in"/>
    </style:style>
    <style:style style:name="co20" style:family="table-column">
      <style:table-column-properties fo:break-before="auto" style:column-width="0.8575in"/>
    </style:style>
    <style:style style:name="co21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2">
      <style:text-properties fo:color="#c9211e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 style:data-style-name="N121"/>
    <style:style style:name="ce5" style:family="table-cell" style:parent-style-name="Default" style:data-style-name="N122">
      <style:text-properties fo:color="#000000"/>
    </style:style>
    <style:style style:name="ce6" style:family="table-cell" style:parent-style-name="Default" style:data-style-name="N121">
      <style:table-cell-properties fo:background-color="transparent"/>
    </style:style>
    <style:style style:name="ce7" style:family="table-cell" style:parent-style-name="Default" style:data-style-name="N121">
      <style:table-cell-properties fo:background-color="#d4ea6b"/>
    </style:style>
    <style:style style:name="ce8" style:family="table-cell" style:parent-style-name="Default" style:data-style-name="N121">
      <style:table-cell-properties fo:background-color="#d4ea6b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ccuracyUniform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906333333333333" calcext:value-type="float">
            <text:p>0.906333333333333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17497044880096" calcext:value-type="float">
            <text:p>0.0117497044880096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106978710239207" calcext:value-type="float">
            <text:p>0.0106978710239207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120531231545096" calcext:value-type="float">
            <text:p>0.0120531231545096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141715677796542" calcext:value-type="float">
            <text:p>0.0141715677796542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8897565210026" calcext:value-type="float">
            <text:p>0.00889756521002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15470053837924" calcext:value-type="float">
            <text:p>0.0115470053837924</text:p>
          </table:table-cell>
          <table:table-cell office:value-type="float" office:value="0.9" calcext:value-type="float">
            <text:p>0.9</text:p>
          </table:table-cell>
          <table:table-cell office:value-type="float" office:value="0.0080794664290271" calcext:value-type="float">
            <text:p>0.0080794664290271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88662907188468" calcext:value-type="float">
            <text:p>0.008866290718846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3837921735062" calcext:value-type="float">
            <text:p>0.00938379217350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906333333333333" calcext:value-type="float">
            <text:p>0.906333333333333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9" calcext:value-type="float">
            <text:p>0.9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11902380714238" calcext:value-type="float">
            <text:p>0.011902380714238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88662907188468" calcext:value-type="float">
            <text:p>0.0088662907188468</text:p>
          </table:table-cell>
          <table:table-cell office:value-type="float" office:value="0.9" calcext:value-type="float">
            <text:p>0.9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108397416943394" calcext:value-type="float">
            <text:p>0.0108397416943394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08547254269972" calcext:value-type="float">
            <text:p>0.0085472542699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54110350074224" calcext:value-type="float">
            <text:p>0.0154110350074224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7728015412913" calcext:value-type="float">
            <text:p>0.007728015412913</text:p>
          </table:table-cell>
          <table:table-cell office:value-type="float" office:value="0.903333333333333" calcext:value-type="float">
            <text:p>0.903333333333333</text:p>
          </table:table-cell>
          <table:table-cell office:value-type="float" office:value="0.0117260393995585" calcext:value-type="float">
            <text:p>0.0117260393995585</text:p>
          </table:table-cell>
          <table:table-cell office:value-type="float" office:value="0.904" calcext:value-type="float">
            <text:p>0.904</text:p>
          </table:table-cell>
          <table:table-cell office:value-type="float" office:value="0.0119373363863133" calcext:value-type="float">
            <text:p>0.0119373363863133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11902380714238" calcext:value-type="float">
            <text:p>0.011902380714238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119373363863133" calcext:value-type="float">
            <text:p>0.0119373363863133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" calcext:value-type="float">
            <text:p>0.9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" calcext:value-type="float">
            <text:p>0.9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7400737347512" calcext:value-type="float">
            <text:p>0.0087400737347512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98666666666667" calcext:value-type="float">
            <text:p>0.898666666666667</text:p>
          </table:table-cell>
          <table:table-cell office:value-type="float" office:value="0.0069121471177759" calcext:value-type="float">
            <text:p>0.00691214711777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40435829552939" calcext:value-type="float">
            <text:p>0.0140435829552939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96752835158" calcext:value-type="float">
            <text:p>0.0096752835158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25277469819774" calcext:value-type="float">
            <text:p>0.0125277469819774</text:p>
          </table:table-cell>
          <table:table-cell office:value-type="float" office:value="0.904666666666667" calcext:value-type="float">
            <text:p>0.904666666666667</text:p>
          </table:table-cell>
          <table:table-cell office:value-type="float" office:value="0.0093094933625126" calcext:value-type="float">
            <text:p>0.0093094933625126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105013226680156" calcext:value-type="float">
            <text:p>0.0105013226680156</text:p>
          </table:table-cell>
          <table:table-cell office:value-type="float" office:value="0.903" calcext:value-type="float">
            <text:p>0.903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03" calcext:value-type="float">
            <text:p>0.903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94721814922551" calcext:value-type="float">
            <text:p>0.0094721814922551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00333333333333" calcext:value-type="float">
            <text:p>0.900333333333333</text:p>
          </table:table-cell>
          <table:table-cell office:value-type="float" office:value="0.008283182426526" calcext:value-type="float">
            <text:p>0.0082831824265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905" calcext:value-type="float">
            <text:p>0.905</text:p>
          </table:table-cell>
          <table:table-cell office:value-type="float" office:value="0.0111180533867719" calcext:value-type="float">
            <text:p>0.0111180533867719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0086120071218426" calcext:value-type="float">
            <text:p>0.0086120071218426</text:p>
          </table:table-cell>
          <table:table-cell office:value-type="float" office:value="0.901" calcext:value-type="float">
            <text:p>0.901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02333333333333" calcext:value-type="float">
            <text:p>0.902333333333333</text:p>
          </table:table-cell>
          <table:table-cell office:value-type="float" office:value="0.0110930408615292" calcext:value-type="float">
            <text:p>0.0110930408615292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23265747247337" calcext:value-type="float">
            <text:p>0.0123265747247337</text:p>
          </table:table-cell>
          <table:table-cell office:value-type="float" office:value="0.902666666666667" calcext:value-type="float">
            <text:p>0.902666666666667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8662907188468" calcext:value-type="float">
            <text:p>0.0088662907188468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901333333333333" calcext:value-type="float">
            <text:p>0.901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901666666666667" calcext:value-type="float">
            <text:p>0.901666666666667</text:p>
          </table:table-cell>
          <table:table-cell office:value-type="float" office:value="0.007728015412913" calcext:value-type="float">
            <text:p>0.007728015412913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80450122574314" calcext:value-type="float">
            <text:p>0.008045012257431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906533333333333" calcext:value-type="float">
            <text:p>0.906533333333333</text:p>
          </table:table-cell>
          <table:table-cell office:value-type="float" office:value="0.0144261587587051" calcext:value-type="float">
            <text:p>0.0144261587587051</text:p>
          </table:table-cell>
          <table:table-cell office:value-type="float" office:value="0.882466666666667" calcext:value-type="float">
            <text:p>0.882466666666667</text:p>
          </table:table-cell>
          <table:table-cell office:value-type="float" office:value="0.00850907524741576" calcext:value-type="float">
            <text:p>0.00850907524741576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0092036838580319" calcext:value-type="float">
            <text:p>0.0092036838580319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0111855077062617" calcext:value-type="float">
            <text:p>0.0111855077062617</text:p>
          </table:table-cell>
          <table:table-cell office:value-type="float" office:value="0.903133333333333" calcext:value-type="float">
            <text:p>0.903133333333333</text:p>
          </table:table-cell>
          <table:table-cell office:value-type="float" office:value="0.0104286427843786" calcext:value-type="float">
            <text:p>0.0104286427843786</text:p>
          </table:table-cell>
          <table:table-cell office:value-type="float" office:value="0.900666666666667" calcext:value-type="float">
            <text:p>0.900666666666667</text:p>
          </table:table-cell>
          <table:table-cell office:value-type="float" office:value="0.0113830037624894" calcext:value-type="float">
            <text:p>0.0113830037624894</text:p>
          </table:table-cell>
          <table:table-cell office:value-type="float" office:value="0.902" calcext:value-type="float">
            <text:p>0.902</text:p>
          </table:table-cell>
          <table:table-cell office:value-type="float" office:value="0.01192112968195" calcext:value-type="float">
            <text:p>0.01192112968195</text:p>
          </table:table-cell>
          <table:table-cell office:value-type="float" office:value="0.900933333333333" calcext:value-type="float">
            <text:p>0.900933333333333</text:p>
          </table:table-cell>
          <table:table-cell office:value-type="float" office:value="0.0115802172344217" calcext:value-type="float">
            <text:p>0.0115802172344217</text:p>
          </table:table-cell>
          <table:table-cell office:value-type="float" office:value="0.901466666666667" calcext:value-type="float">
            <text:p>0.901466666666667</text:p>
          </table:table-cell>
          <table:table-cell office:value-type="float" office:value="0.00676934219012932" calcext:value-type="float">
            <text:p>0.00676934219012932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00784380912369402" calcext:value-type="float">
            <text:p>0.00784380912369402</text:p>
          </table:table-cell>
          <table:table-cell office:value-type="float" office:value="0.899533333333333" calcext:value-type="float">
            <text:p>0.899533333333333</text:p>
          </table:table-cell>
          <table:table-cell office:value-type="float" office:value="0.00898755769450816" calcext:value-type="float">
            <text:p>0.00898755769450816</text:p>
          </table:table-cell>
          <table:table-cell office:value-type="float" office:value="0.899666666666667" calcext:value-type="float">
            <text:p>0.899666666666667</text:p>
          </table:table-cell>
          <table:table-cell office:value-type="float" office:value="0.00875836934441436" calcext:value-type="float">
            <text:p>0.00875836934441436</text:p>
          </table:table-cell>
          <table:table-cell office:value-type="float" office:value="0.899533333333333" calcext:value-type="float">
            <text:p>0.899533333333333</text:p>
          </table:table-cell>
          <table:table-cell office:value-type="float" office:value="0.00765096226001976" calcext:value-type="float">
            <text:p>0.00765096226001976</text:p>
          </table:table-cell>
          <table:table-cell office:value-type="float" office:value="0.894666666666666" calcext:value-type="float">
            <text:p>0.894666666666666</text:p>
          </table:table-cell>
          <table:table-cell office:value-type="float" office:value="0.00932452834636554" calcext:value-type="float">
            <text:p>0.00932452834636554</text:p>
          </table:table-cell>
          <table:table-cell office:value-type="float" office:value="0.901133333333333" calcext:value-type="float">
            <text:p>0.901133333333333</text:p>
          </table:table-cell>
          <table:table-cell office:value-type="float" office:value="0.0080673798984474" calcext:value-type="float">
            <text:p>0.0080673798984474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0082342776490423" calcext:value-type="float">
            <text:p>0.00823427764904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" calcext:value-type="float">
            <text:p>0.8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121335164821341" calcext:value-type="float">
            <text:p>0.0121335164821341</text:p>
          </table:table-cell>
          <table:table-cell office:value-type="float" office:value="0.89" calcext:value-type="float">
            <text:p>0.89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01789543230682" calcext:value-type="float">
            <text:p>0.01017895432306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1137742964253" calcext:value-type="float">
            <text:p>0.0081137742964253</text:p>
          </table:table-cell>
          <table:table-cell office:value-type="float" office:value="0.89" calcext:value-type="float">
            <text:p>0.89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7938103206428" calcext:value-type="float">
            <text:p>0.015793810320642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4518090779319" calcext:value-type="float">
            <text:p>0.005451809077931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9752746785574" calcext:value-type="float">
            <text:p>0.008975274678557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7082336517421" calcext:value-type="float">
            <text:p>0.008708233651742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3985814532478" calcext:value-type="float">
            <text:p>0.00939858145324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78528126595931" calcext:value-type="float">
            <text:p>0.007852812659593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7" calcext:value-type="float">
            <text:p>0.00915908777602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0101105005920686" calcext:value-type="float">
            <text:p>0.0101105005920686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65616732283431" calcext:value-type="float">
            <text:p>0.006561673228343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6248689714506" calcext:value-type="float">
            <text:p>0.006624868971450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4983658559879" calcext:value-type="float">
            <text:p>0.008498365855987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91590877760226" calcext:value-type="float">
            <text:p>0.0091590877760226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81308739451002" calcext:value-type="float">
            <text:p>0.008130873945100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671225842413" calcext:value-type="float">
            <text:p>0.010967122584241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9121471177758" calcext:value-type="float">
            <text:p>0.0069121471177758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3029674334021" calcext:value-type="float">
            <text:p>0.0073029674334021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2264944628929" calcext:value-type="float">
            <text:p>0.007226494462892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8249579113843" calcext:value-type="float">
            <text:p>0.00824957911384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97467943448089" calcext:value-type="float">
            <text:p>0.00974679434480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94280904158206" calcext:value-type="float">
            <text:p>0.00942809041582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0_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100113067897925" calcext:value-type="float">
            <text:p>0.0100113067897925</text:p>
          </table:table-cell>
          <table:table-cell office:value-type="float" office:value="0.892533333333333" calcext:value-type="float">
            <text:p>0.892533333333333</text:p>
          </table:table-cell>
          <table:table-cell office:value-type="float" office:value="0.00885972298916248" calcext:value-type="float">
            <text:p>0.00885972298916248</text:p>
          </table:table-cell>
          <table:table-cell office:value-type="float" office:value="0.895866666666667" calcext:value-type="float">
            <text:p>0.895866666666667</text:p>
          </table:table-cell>
          <table:table-cell office:value-type="float" office:value="0.00994757295855564" calcext:value-type="float">
            <text:p>0.0099475729585556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700305366936812" calcext:value-type="float">
            <text:p>0.00700305366936812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87013943948182" calcext:value-type="float">
            <text:p>0.00787013943948182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43084244465822" calcext:value-type="float">
            <text:p>0.00843084244465822</text:p>
          </table:table-cell>
          <table:table-cell office:value-type="float" office:value="0.893466666666667" calcext:value-type="float">
            <text:p>0.893466666666667</text:p>
          </table:table-cell>
          <table:table-cell office:value-type="float" office:value="0.00788045141593172" calcext:value-type="float">
            <text:p>0.00788045141593172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00696305298597516" calcext:value-type="float">
            <text:p>0.00696305298597516</text:p>
          </table:table-cell>
          <table:table-cell office:value-type="float" office:value="0.894733333333333" calcext:value-type="float">
            <text:p>0.894733333333333</text:p>
          </table:table-cell>
          <table:table-cell office:value-type="float" office:value="0.00902939136412738" calcext:value-type="float">
            <text:p>0.00902939136412738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725244818361" calcext:value-type="float">
            <text:p>0.00725244818361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799747195575336" calcext:value-type="float">
            <text:p>0.00799747195575336</text:p>
          </table:table-cell>
          <table:table-cell office:value-type="float" office:value="0.891466666666667" calcext:value-type="float">
            <text:p>0.891466666666667</text:p>
          </table:table-cell>
          <table:table-cell office:value-type="float" office:value="0.0093203262582094" calcext:value-type="float">
            <text:p>0.0093203262582094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74291515452743" calcext:value-type="float">
            <text:p>0.0074291515452743</text:p>
          </table:table-cell>
          <table:table-cell office:value-type="float" office:value="0.891866666666667" calcext:value-type="float">
            <text:p>0.891866666666667</text:p>
          </table:table-cell>
          <table:table-cell office:value-type="float" office:value="0.0087233976815596" calcext:value-type="float">
            <text:p>0.0087233976815596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0073467303717726" calcext:value-type="float">
            <text:p>0.0073467303717726</text:p>
          </table:table-cell>
          <table:table-cell office:value-type="float" office:value="0.893933333333333" calcext:value-type="float">
            <text:p>0.893933333333333</text:p>
          </table:table-cell>
          <table:table-cell office:value-type="float" office:value="0.00905817457730796" calcext:value-type="float">
            <text:p>0.009058174577307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86075" calcext:value-type="float">
            <text:p>0.86075</text:p>
          </table:table-cell>
          <table:table-cell office:value-type="float" office:value="0.008687275176947" calcext:value-type="float">
            <text:p>0.008687275176947</text:p>
          </table:table-cell>
          <table:table-cell office:value-type="float" office:value="0.825" calcext:value-type="float">
            <text:p>0.825</text:p>
          </table:table-cell>
          <table:table-cell office:value-type="float" office:value="0.014361406616345" calcext:value-type="float">
            <text:p>0.014361406616345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135092560861063" calcext:value-type="float">
            <text:p>0.0135092560861063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0330476755697" calcext:value-type="float">
            <text:p>0.010330476755697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0091429617739548" calcext:value-type="float">
            <text:p>0.0091429617739548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19700146198741" calcext:value-type="float">
            <text:p>0.0119700146198741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0125934010497562" calcext:value-type="float">
            <text:p>0.0125934010497562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051991585857712" calcext:value-type="float">
            <text:p>0.0051991585857712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6946248181037" calcext:value-type="float">
            <text:p>0.0106946248181037</text:p>
          </table:table-cell>
          <table:table-cell office:value-type="float" office:value="0.84625" calcext:value-type="float">
            <text:p>0.84625</text:p>
          </table:table-cell>
          <table:table-cell office:value-type="float" office:value="0.0131695671910659" calcext:value-type="float">
            <text:p>0.0131695671910659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7725846779711" calcext:value-type="float">
            <text:p>0.0117725846779711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07531185165696" calcext:value-type="float">
            <text:p>0.007531185165696</text:p>
          </table:table-cell>
          <table:table-cell office:value-type="float" office:value="0.84" calcext:value-type="float">
            <text:p>0.84</text:p>
          </table:table-cell>
          <table:table-cell office:value-type="float" office:value="0.012747548783982" calcext:value-type="float">
            <text:p>0.012747548783982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08828994298394" calcext:value-type="float">
            <text:p>0.0108828994298394</text:p>
          </table:table-cell>
          <table:table-cell office:value-type="float" office:value="0.848" calcext:value-type="float">
            <text:p>0.848</text:p>
          </table:table-cell>
          <table:table-cell office:value-type="float" office:value="0.0132464617917389" calcext:value-type="float">
            <text:p>0.0132464617917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8595" calcext:value-type="float">
            <text:p>0.8595</text:p>
          </table:table-cell>
          <table:table-cell office:value-type="float" office:value="0.0080816149376222" calcext:value-type="float">
            <text:p>0.0080816149376222</text:p>
          </table:table-cell>
          <table:table-cell office:value-type="float" office:value="0.8265" calcext:value-type="float">
            <text:p>0.8265</text:p>
          </table:table-cell>
          <table:table-cell office:value-type="float" office:value="0.0149843668534909" calcext:value-type="float">
            <text:p>0.0149843668534909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0114222918015606" calcext:value-type="float">
            <text:p>0.0114222918015606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0.0079549512883486" calcext:value-type="float">
            <text:p>0.0079549512883486</text:p>
          </table:table-cell>
          <table:table-cell office:value-type="float" office:value="0.8545" calcext:value-type="float">
            <text:p>0.8545</text:p>
          </table:table-cell>
          <table:table-cell office:value-type="float" office:value="0.0100234100983646" calcext:value-type="float">
            <text:p>0.0100234100983646</text:p>
          </table:table-cell>
          <table:table-cell office:value-type="float" office:value="0.85525" calcext:value-type="float">
            <text:p>0.85525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137044700736657" calcext:value-type="float">
            <text:p>0.0137044700736657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44805904575745" calcext:value-type="float">
            <text:p>0.0144805904575745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45934488726962" calcext:value-type="float">
            <text:p>0.0145934488726962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116391043469848" calcext:value-type="float">
            <text:p>0.0116391043469848</text:p>
          </table:table-cell>
          <table:table-cell office:value-type="float" office:value="0.849" calcext:value-type="float">
            <text:p>0.849</text:p>
          </table:table-cell>
          <table:table-cell office:value-type="float" office:value="0.0123869891418374" calcext:value-type="float">
            <text:p>0.0123869891418374</text:p>
          </table:table-cell>
          <table:table-cell office:value-type="float" office:value="0.85" calcext:value-type="float">
            <text:p>0.85</text:p>
          </table:table-cell>
          <table:table-cell office:value-type="float" office:value="0.0128998546503438" calcext:value-type="float">
            <text:p>0.0128998546503438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121963109176504" calcext:value-type="float">
            <text:p>0.0121963109176504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22920197689395" calcext:value-type="float">
            <text:p>0.01229201976893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861" calcext:value-type="float">
            <text:p>0.861</text:p>
          </table:table-cell>
          <table:table-cell office:value-type="float" office:value="0.0076750407165043" calcext:value-type="float">
            <text:p>0.0076750407165043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35034717758063" calcext:value-type="float">
            <text:p>0.0135034717758063</text:p>
          </table:table-cell>
          <table:table-cell office:value-type="float" office:value="0.85775" calcext:value-type="float">
            <text:p>0.85775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51" calcext:value-type="float">
            <text:p>0.851</text:p>
          </table:table-cell>
          <table:table-cell office:value-type="float" office:value="0.010803645218166" calcext:value-type="float">
            <text:p>0.010803645218166</text:p>
          </table:table-cell>
          <table:table-cell office:value-type="float" office:value="0.85325" calcext:value-type="float">
            <text:p>0.85325</text:p>
          </table:table-cell>
          <table:table-cell office:value-type="float" office:value="0.0122027148618657" calcext:value-type="float">
            <text:p>0.0122027148618657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112012834086099" calcext:value-type="float">
            <text:p>0.0112012834086099</text:p>
          </table:table-cell>
          <table:table-cell office:value-type="float" office:value="0.85425" calcext:value-type="float">
            <text:p>0.85425</text:p>
          </table:table-cell>
          <table:table-cell office:value-type="float" office:value="0.0128269735323653" calcext:value-type="float">
            <text:p>0.0128269735323653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5275" calcext:value-type="float">
            <text:p>0.85275</text:p>
          </table:table-cell>
          <table:table-cell office:value-type="float" office:value="0.0090311959340942" calcext:value-type="float">
            <text:p>0.0090311959340942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43994357528342" calcext:value-type="float">
            <text:p>0.0143994357528342</text:p>
          </table:table-cell>
          <table:table-cell office:value-type="float" office:value="0.84875" calcext:value-type="float">
            <text:p>0.84875</text:p>
          </table:table-cell>
          <table:table-cell office:value-type="float" office:value="0.0109330348028349" calcext:value-type="float">
            <text:p>0.0109330348028349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124247736397891" calcext:value-type="float">
            <text:p>0.0124247736397891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140423466699836" calcext:value-type="float">
            <text:p>0.0140423466699836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49111954584467" calcext:value-type="float">
            <text:p>0.0149111954584467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125187359585542" calcext:value-type="float">
            <text:p>0.0125187359585542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0117260393995585" calcext:value-type="float">
            <text:p>0.01172603939955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859" calcext:value-type="float">
            <text:p>0.859</text:p>
          </table:table-cell>
          <table:table-cell office:value-type="float" office:value="0.0065788486834703" calcext:value-type="float">
            <text:p>0.0065788486834703</text:p>
          </table:table-cell>
          <table:table-cell office:value-type="float" office:value="0.8305" calcext:value-type="float">
            <text:p>0.8305</text:p>
          </table:table-cell>
          <table:table-cell office:value-type="float" office:value="0.0139921853189556" calcext:value-type="float">
            <text:p>0.013992185318955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0090571104663684" calcext:value-type="float">
            <text:p>0.0090571104663684</text:p>
          </table:table-cell>
          <table:table-cell office:value-type="float" office:value="0.85225" calcext:value-type="float">
            <text:p>0.85225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555" calcext:value-type="float">
            <text:p>0.855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5" calcext:value-type="float">
            <text:p>0.85</text:p>
          </table:table-cell>
          <table:table-cell office:value-type="float" office:value="0.0098425098425147" calcext:value-type="float">
            <text:p>0.0098425098425147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0102697979532218" calcext:value-type="float">
            <text:p>0.0102697979532218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0.0128391491151087" calcext:value-type="float">
            <text:p>0.0128391491151087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08397416943393" calcext:value-type="float">
            <text:p>0.0108397416943393</text:p>
          </table:table-cell>
          <table:table-cell office:value-type="float" office:value="0.84775" calcext:value-type="float">
            <text:p>0.84775</text:p>
          </table:table-cell>
          <table:table-cell office:value-type="float" office:value="0.0145075411424541" calcext:value-type="float">
            <text:p>0.0145075411424541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10285001215362" calcext:value-type="float">
            <text:p>0.01028500121536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3851895177195" calcext:value-type="float">
            <text:p>0.013851895177195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152735473941058" calcext:value-type="float">
            <text:p>0.015273547394105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0750282166683" calcext:value-type="float">
            <text:p>0.011075028216668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85925" calcext:value-type="float">
            <text:p>0.85925</text:p>
          </table:table-cell>
          <table:table-cell office:value-type="float" office:value="0.0051234753829798" calcext:value-type="float">
            <text:p>0.0051234753829798</text:p>
          </table:table-cell>
          <table:table-cell office:value-type="float" office:value="0.831" calcext:value-type="float">
            <text:p>0.831</text:p>
          </table:table-cell>
          <table:table-cell office:value-type="float" office:value="0.0156973325759506" calcext:value-type="float">
            <text:p>0.0156973325759506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0073100957586067" calcext:value-type="float">
            <text:p>0.0073100957586067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013846254006048" calcext:value-type="float">
            <text:p>0.013846254006048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101781014929111" calcext:value-type="float">
            <text:p>0.0101781014929111</text:p>
          </table:table-cell>
          <table:table-cell office:value-type="float" office:value="0.85375" calcext:value-type="float">
            <text:p>0.85375</text:p>
          </table:table-cell>
          <table:table-cell office:value-type="float" office:value="0.0091429617739548" calcext:value-type="float">
            <text:p>0.0091429617739548</text:p>
          </table:table-cell>
          <table:table-cell office:value-type="float" office:value="0.85075" calcext:value-type="float">
            <text:p>0.85075</text:p>
          </table:table-cell>
          <table:table-cell office:value-type="float" office:value="0.0114086042091046" calcext:value-type="float">
            <text:p>0.0114086042091046</text:p>
          </table:table-cell>
          <table:table-cell office:value-type="float" office:value="0.85175" calcext:value-type="float">
            <text:p>0.85175</text:p>
          </table:table-cell>
          <table:table-cell office:value-type="float" office:value="0.0109900523201666" calcext:value-type="float">
            <text:p>0.0109900523201666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62163112328297" calcext:value-type="float">
            <text:p>0.0162163112328297</text:p>
          </table:table-cell>
          <table:table-cell office:value-type="float" office:value="0.85025" calcext:value-type="float">
            <text:p>0.85025</text:p>
          </table:table-cell>
          <table:table-cell office:value-type="float" office:value="0.0109115764213975" calcext:value-type="float">
            <text:p>0.0109115764213975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132700320270902" calcext:value-type="float">
            <text:p>0.0132700320270902</text:p>
          </table:table-cell>
          <table:table-cell office:value-type="float" office:value="0.84975" calcext:value-type="float">
            <text:p>0.84975</text:p>
          </table:table-cell>
          <table:table-cell office:value-type="float" office:value="0.0120026038841578" calcext:value-type="float">
            <text:p>0.012002603884157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61777238819309" calcext:value-type="float">
            <text:p>0.0161777238819309</text:p>
          </table:table-cell>
          <table:table-cell office:value-type="float" office:value="0.84825" calcext:value-type="float">
            <text:p>0.84825</text:p>
          </table:table-cell>
          <table:table-cell office:value-type="float" office:value="0.0150156168704452" calcext:value-type="float">
            <text:p>0.015015616870445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119438791855912" calcext:value-type="float">
            <text:p>0.011943879185591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00722925097950472" calcext:value-type="float">
            <text:p>0.00722925097950472</text:p>
          </table:table-cell>
          <table:table-cell office:value-type="float" office:value="0.8284" calcext:value-type="float">
            <text:p>0.8284</text:p>
          </table:table-cell>
          <table:table-cell office:value-type="float" office:value="0.0145077526281097" calcext:value-type="float">
            <text:p>0.0145077526281097</text:p>
          </table:table-cell>
          <table:table-cell office:value-type="float" office:value="0.85595" calcext:value-type="float">
            <text:p>0.85595</text:p>
          </table:table-cell>
          <table:table-cell office:value-type="float" office:value="0.0103296248800151" calcext:value-type="float">
            <text:p>0.0103296248800151</text:p>
          </table:table-cell>
          <table:table-cell office:value-type="float" office:value="0.85055" calcext:value-type="float">
            <text:p>0.85055</text:p>
          </table:table-cell>
          <table:table-cell office:value-type="float" office:value="0.00911184090021978" calcext:value-type="float">
            <text:p>0.00911184090021978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0114252939979609" calcext:value-type="float">
            <text:p>0.0114252939979609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0105291489129009" calcext:value-type="float">
            <text:p>0.0105291489129009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0117075208765928" calcext:value-type="float">
            <text:p>0.0117075208765928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0116271549211884" calcext:value-type="float">
            <text:p>0.0116271549211884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0104660591472917" calcext:value-type="float">
            <text:p>0.0104660591472917</text:p>
          </table:table-cell>
          <table:table-cell office:value-type="float" office:value="0.84675" calcext:value-type="float">
            <text:p>0.84675</text:p>
          </table:table-cell>
          <table:table-cell office:value-type="float" office:value="0.014577260838376" calcext:value-type="float">
            <text:p>0.01457726083837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0110621678050567" calcext:value-type="float">
            <text:p>0.0110621678050567</text:p>
          </table:table-cell>
          <table:table-cell office:value-type="float" office:value="0.84845" calcext:value-type="float">
            <text:p>0.84845</text:p>
          </table:table-cell>
          <table:table-cell office:value-type="float" office:value="0.0126410972524684" calcext:value-type="float">
            <text:p>0.0126410972524684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0113521983171086" calcext:value-type="float">
            <text:p>0.0113521983171086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0141692121336991" calcext:value-type="float">
            <text:p>0.0141692121336991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013177422114119" calcext:value-type="float">
            <text:p>0.013177422114119</text:p>
          </table:table-cell>
          <table:table-cell office:value-type="float" office:value="0.84705" calcext:value-type="float">
            <text:p>0.84705</text:p>
          </table:table-cell>
          <table:table-cell office:value-type="float" office:value="0.0120566856724993" calcext:value-type="float">
            <text:p>0.01205668567249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3925" calcext:value-type="float">
            <text:p>0.83925</text:p>
          </table:table-cell>
          <table:table-cell office:value-type="float" office:value="0.0121385233863102" calcext:value-type="float">
            <text:p>0.0121385233863102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89241908677755" calcext:value-type="float">
            <text:p>0.018924190867775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07746809697549" calcext:value-type="float">
            <text:p>0.010774680969754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0143341811764746" calcext:value-type="float">
            <text:p>0.0143341811764746</text:p>
          </table:table-cell>
          <table:table-cell office:value-type="float" office:value="0.83525" calcext:value-type="float">
            <text:p>0.83525</text:p>
          </table:table-cell>
          <table:table-cell office:value-type="float" office:value="0.018758331482304" calcext:value-type="float">
            <text:p>0.018758331482304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0130024036239458" calcext:value-type="float">
            <text:p>0.0130024036239458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6" calcext:value-type="float">
            <text:p>0.836</text:p>
          </table:table-cell>
          <table:table-cell office:value-type="float" office:value="0.0174418677325565" calcext:value-type="float">
            <text:p>0.0174418677325565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66497180391352" calcext:value-type="float">
            <text:p>0.0066497180391352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158853312839235" calcext:value-type="float">
            <text:p>0.0158853312839235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99765349696174" calcext:value-type="float">
            <text:p>0.009976534969617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095443045844105" calcext:value-type="float">
            <text:p>0.0095443045844105</text:p>
          </table:table-cell>
          <table:table-cell office:value-type="float" office:value="0.8365" calcext:value-type="float">
            <text:p>0.8365</text:p>
          </table:table-cell>
          <table:table-cell office:value-type="float" office:value="0.0132110275906152" calcext:value-type="float">
            <text:p>0.0132110275906152</text:p>
          </table:table-cell>
          <table:table-cell office:value-type="float" office:value="0.83725" calcext:value-type="float">
            <text:p>0.83725</text:p>
          </table:table-cell>
          <table:table-cell office:value-type="float" office:value="0.0096985823706354" calcext:value-type="float">
            <text:p>0.0096985823706354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64981059518964" calcext:value-type="float">
            <text:p>0.0164981059518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60468065358811" calcext:value-type="float">
            <text:p>0.01604680653588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33638972609041" calcext:value-type="float">
            <text:p>0.0133638972609041</text:p>
          </table:table-cell>
          <table:table-cell office:value-type="float" office:value="0.84075" calcext:value-type="float">
            <text:p>0.84075</text:p>
          </table:table-cell>
          <table:table-cell office:value-type="float" office:value="0.0121385233863101" calcext:value-type="float">
            <text:p>0.0121385233863101</text:p>
          </table:table-cell>
          <table:table-cell office:value-type="float" office:value="0.84175" calcext:value-type="float">
            <text:p>0.84175</text:p>
          </table:table-cell>
          <table:table-cell office:value-type="float" office:value="0.0127045759472718" calcext:value-type="float">
            <text:p>0.012704575947271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6800046816468" calcext:value-type="float">
            <text:p>0.01068000468164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9895788082817" calcext:value-type="float">
            <text:p>0.0119895788082817</text:p>
          </table:table-cell>
          <table:table-cell office:value-type="float" office:value="0.84025" calcext:value-type="float">
            <text:p>0.84025</text:p>
          </table:table-cell>
          <table:table-cell office:value-type="float" office:value="0.0130324115189783" calcext:value-type="float">
            <text:p>0.0130324115189783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37670349022583" calcext:value-type="float">
            <text:p>0.013767034902258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077358742233828" calcext:value-type="float">
            <text:p>0.0077358742233828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124373429638327" calcext:value-type="float">
            <text:p>0.0124373429638327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2469507659596" calcext:value-type="float">
            <text:p>0.010246950765959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0120091111244755" calcext:value-type="float">
            <text:p>0.0120091111244755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0066731739075196" calcext:value-type="float">
            <text:p>0.0066731739075196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0120351049019108" calcext:value-type="float">
            <text:p>0.01203510490191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43232765106311" calcext:value-type="float">
            <text:p>0.0143232765106311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1600354802806" calcext:value-type="float">
            <text:p>0.009160035480280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2316909648405" calcext:value-type="float">
            <text:p>0.010231690964840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0127291496181009" calcext:value-type="float">
            <text:p>0.0127291496181009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0119111292495715" calcext:value-type="float">
            <text:p>0.011911129249571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5361155613803" calcext:value-type="float">
            <text:p>0.009536115561380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24812359163665" calcext:value-type="float">
            <text:p>0.0124812359163665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0139586442751436" calcext:value-type="float">
            <text:p>0.0139586442751436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6926793336685" calcext:value-type="float">
            <text:p>0.0116926793336685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4731800328267" calcext:value-type="float">
            <text:p>0.0104731800328267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100545387760951" calcext:value-type="float">
            <text:p>0.0100545387760951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011333026956643" calcext:value-type="float">
            <text:p>0.011333026956643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20739906410432" calcext:value-type="float">
            <text:p>0.012073990641043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20091111244754" calcext:value-type="float">
            <text:p>0.0120091111244754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1172912644052" calcext:value-type="float">
            <text:p>0.0091172912644052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09900523201666" calcext:value-type="float">
            <text:p>0.01099005232016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" calcext:value-type="float">
            <text:p>0.842</text:p>
          </table:table-cell>
          <table:table-cell office:value-type="float" office:value="0.0126429328084903" calcext:value-type="float">
            <text:p>0.012642932808490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04582503316759" calcext:value-type="float">
            <text:p>0.0104582503316759</text:p>
          </table:table-cell>
          <table:table-cell office:value-type="float" office:value="0.84525" calcext:value-type="float">
            <text:p>0.84525</text:p>
          </table:table-cell>
          <table:table-cell office:value-type="float" office:value="0.0085421747816349" calcext:value-type="float">
            <text:p>0.0085421747816349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90743457064407" calcext:value-type="float">
            <text:p>0.009074345706440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6676260601582" calcext:value-type="float">
            <text:p>0.0126676260601582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13054190545949" calcext:value-type="float">
            <text:p>0.011305419054594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28086884574494" calcext:value-type="float">
            <text:p>0.0128086884574494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117792189893897" calcext:value-type="float">
            <text:p>0.0117792189893897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24498995979887" calcext:value-type="float">
            <text:p>0.0124498995979887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30631715755" calcext:value-type="float">
            <text:p>0.013930631715755</text:p>
          </table:table-cell>
          <table:table-cell office:value-type="float" office:value="0.84325" calcext:value-type="float">
            <text:p>0.84325</text:p>
          </table:table-cell>
          <table:table-cell office:value-type="float" office:value="0.0097066343291585" calcext:value-type="float">
            <text:p>0.0097066343291585</text:p>
          </table:table-cell>
          <table:table-cell office:value-type="float" office:value="0.84425" calcext:value-type="float">
            <text:p>0.84425</text:p>
          </table:table-cell>
          <table:table-cell office:value-type="float" office:value="0.0101010519254184" calcext:value-type="float">
            <text:p>0.010101051925418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7529065838033" calcext:value-type="float">
            <text:p>0.0107529065838033</text:p>
          </table:table-cell>
          <table:table-cell office:value-type="float" office:value="0.844" calcext:value-type="float">
            <text:p>0.844</text:p>
          </table:table-cell>
          <table:table-cell office:value-type="float" office:value="0.0096582218860409" calcext:value-type="float">
            <text:p>0.009658221886040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100778221853731" calcext:value-type="float">
            <text:p>0.0100778221853731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0116122241624936" calcext:value-type="float">
            <text:p>0.01161222416249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0116122241624935" calcext:value-type="float">
            <text:p>0.011612224162493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3536888278655" calcext:value-type="float">
            <text:p>0.0113536888278655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7310880156673" calcext:value-type="float">
            <text:p>0.010731088015667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10042605385368" calcext:value-type="float">
            <text:p>0.0110042605385368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2543673704302" calcext:value-type="float">
            <text:p>0.012543673704302</text:p>
          </table:table-cell>
          <table:table-cell office:value-type="float" office:value="0.845" calcext:value-type="float">
            <text:p>0.845</text:p>
          </table:table-cell>
          <table:table-cell office:value-type="float" office:value="0.0111102430216445" calcext:value-type="float">
            <text:p>0.0111102430216445</text:p>
          </table:table-cell>
          <table:table-cell office:value-type="float" office:value="0.843" calcext:value-type="float">
            <text:p>0.843</text:p>
          </table:table-cell>
          <table:table-cell office:value-type="float" office:value="0.0105178419839813" calcext:value-type="float">
            <text:p>0.010517841983981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108253175473054" calcext:value-type="float">
            <text:p>0.0108253175473054</text:p>
          </table:table-cell>
          <table:table-cell office:value-type="float" office:value="0.84275" calcext:value-type="float">
            <text:p>0.84275</text:p>
          </table:table-cell>
          <table:table-cell office:value-type="float" office:value="0.0139025627133992" calcext:value-type="float">
            <text:p>0.0139025627133992</text:p>
          </table:table-cell>
          <table:table-cell office:value-type="float" office:value="0.84475" calcext:value-type="float">
            <text:p>0.84475</text:p>
          </table:table-cell>
          <table:table-cell office:value-type="float" office:value="0.0108757183670781" calcext:value-type="float">
            <text:p>0.0108757183670781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05844815650082" calcext:value-type="float">
            <text:p>0.0105844815650082</text:p>
          </table:table-cell>
          <table:table-cell office:value-type="float" office:value="0.84225" calcext:value-type="float">
            <text:p>0.84225</text:p>
          </table:table-cell>
          <table:table-cell office:value-type="float" office:value="0.0117393568818738" calcext:value-type="float">
            <text:p>0.01173935688187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82443162239205" calcext:value-type="float">
            <text:p>0.008244316223920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0097227182413149" calcext:value-type="float">
            <text:p>0.0097227182413149</text:p>
          </table:table-cell>
          <table:table-cell office:value-type="float" office:value="0.844" calcext:value-type="float">
            <text:p>0.844</text:p>
          </table:table-cell>
          <table:table-cell office:value-type="float" office:value="0.0115717868110331" calcext:value-type="float">
            <text:p>0.01157178681103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1_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0138276279944024" calcext:value-type="float">
            <text:p>0.0138276279944024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27809401684451" calcext:value-type="float">
            <text:p>0.0127809401684451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0102006574939028" calcext:value-type="float">
            <text:p>0.0102006574939028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0120465323555175" calcext:value-type="float">
            <text:p>0.0120465323555175</text:p>
          </table:table-cell>
          <table:table-cell office:value-type="float" office:value="0.84035" calcext:value-type="float">
            <text:p>0.84035</text:p>
          </table:table-cell>
          <table:table-cell office:value-type="float" office:value="0.0132959741433761" calcext:value-type="float">
            <text:p>0.0132959741433761</text:p>
          </table:table-cell>
          <table:table-cell office:value-type="float" office:value="0.841" calcext:value-type="float">
            <text:p>0.841</text:p>
          </table:table-cell>
          <table:table-cell office:value-type="float" office:value="0.011818437578299" calcext:value-type="float">
            <text:p>0.011818437578299</text:p>
          </table:table-cell>
          <table:table-cell office:value-type="float" office:value="0.84415" calcext:value-type="float">
            <text:p>0.84415</text:p>
          </table:table-cell>
          <table:table-cell office:value-type="float" office:value="0.0117982602653357" calcext:value-type="float">
            <text:p>0.0117982602653357</text:p>
          </table:table-cell>
          <table:table-cell office:value-type="float" office:value="0.84165" calcext:value-type="float">
            <text:p>0.84165</text:p>
          </table:table-cell>
          <table:table-cell office:value-type="float" office:value="0.0131374303578706" calcext:value-type="float">
            <text:p>0.0131374303578706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0109300052074152" calcext:value-type="float">
            <text:p>0.0109300052074152</text:p>
          </table:table-cell>
          <table:table-cell office:value-type="float" office:value="0.84245" calcext:value-type="float">
            <text:p>0.84245</text:p>
          </table:table-cell>
          <table:table-cell office:value-type="float" office:value="0.0127969077227621" calcext:value-type="float">
            <text:p>0.0127969077227621</text:p>
          </table:table-cell>
          <table:table-cell office:value-type="float" office:value="0.84305" calcext:value-type="float">
            <text:p>0.84305</text:p>
          </table:table-cell>
          <table:table-cell office:value-type="float" office:value="0.0108516193959276" calcext:value-type="float">
            <text:p>0.0108516193959276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0108864876761039" calcext:value-type="float">
            <text:p>0.0108864876761039</text:p>
          </table:table-cell>
          <table:table-cell office:value-type="float" office:value="0.8426" calcext:value-type="float">
            <text:p>0.8426</text:p>
          </table:table-cell>
          <table:table-cell office:value-type="float" office:value="0.0108715018914181" calcext:value-type="float">
            <text:p>0.010871501891418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110263575899055" calcext:value-type="float">
            <text:p>0.0110263575899055</text:p>
          </table:table-cell>
          <table:table-cell office:value-type="float" office:value="0.842" calcext:value-type="float">
            <text:p>0.842</text:p>
          </table:table-cell>
          <table:table-cell office:value-type="float" office:value="0.00905791759384964" calcext:value-type="float">
            <text:p>0.00905791759384964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0125414548295001" calcext:value-type="float">
            <text:p>0.0125414548295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0.946333333333333" calcext:value-type="float">
            <text:p>0.946333333333333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4656167328002" calcext:value-type="float">
            <text:p>0.0084656167328002</text:p>
          </table:table-cell>
          <table:table-cell office:value-type="float" office:value="0.962666666666667" calcext:value-type="float">
            <text:p>0.962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966" calcext:value-type="float">
            <text:p>0.966</text:p>
          </table:table-cell>
          <table:table-cell office:value-type="float" office:value="0.0105145401970583" calcext:value-type="float">
            <text:p>0.0105145401970583</text:p>
          </table:table-cell>
          <table:table-cell office:value-type="float" office:value="0.964666666666667" calcext:value-type="float">
            <text:p>0.964666666666667</text:p>
          </table:table-cell>
          <table:table-cell office:value-type="float" office:value="0.0110805134257298" calcext:value-type="float">
            <text:p>0.0110805134257298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7" calcext:value-type="float">
            <text:p>0.97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61689185077738" calcext:value-type="float">
            <text:p>0.0061689185077738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66666666666666" calcext:value-type="float">
            <text:p>0.966666666666666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972333333333333" calcext:value-type="float">
            <text:p>0.972333333333333</text:p>
          </table:table-cell>
          <table:table-cell office:value-type="float" office:value="0.0057251880124392" calcext:value-type="float">
            <text:p>0.00572518801243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967666666666667" calcext:value-type="float">
            <text:p>0.967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66666666666666" calcext:value-type="float">
            <text:p>0.966666666666666</text:p>
          </table:table-cell>
          <table:table-cell office:value-type="float" office:value="0.0096465307523252" calcext:value-type="float">
            <text:p>0.0096465307523252</text:p>
          </table:table-cell>
          <table:table-cell office:value-type="float" office:value="0.969666666666667" calcext:value-type="float">
            <text:p>0.969666666666667</text:p>
          </table:table-cell>
          <table:table-cell office:value-type="float" office:value="0.0084491945704244" calcext:value-type="float">
            <text:p>0.0084491945704244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0079582242575421" calcext:value-type="float">
            <text:p>0.0079582242575421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47140452079103" calcext:value-type="float">
            <text:p>0.0047140452079103</text:p>
          </table:table-cell>
          <table:table-cell office:value-type="float" office:value="0.969666666666667" calcext:value-type="float">
            <text:p>0.969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2666666666667" calcext:value-type="float">
            <text:p>0.972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969666666666667" calcext:value-type="float">
            <text:p>0.969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75461542817811" calcext:value-type="float">
            <text:p>0.007546154281781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79056941504209" calcext:value-type="float">
            <text:p>0.00790569415042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013763881881375" calcext:value-type="float">
            <text:p>0.0137638818813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7140452079102" calcext:value-type="float">
            <text:p>0.0047140452079102</text:p>
          </table:table-cell>
          <table:table-cell office:value-type="float" office:value="0.967666666666667" calcext:value-type="float">
            <text:p>0.967666666666667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64666666666667" calcext:value-type="float">
            <text:p>0.964666666666667</text:p>
          </table:table-cell>
          <table:table-cell office:value-type="float" office:value="0.0096752835158" calcext:value-type="float">
            <text:p>0.0096752835158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968666666666667" calcext:value-type="float">
            <text:p>0.968666666666667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34156502553198" calcext:value-type="float">
            <text:p>0.0034156502553198</text:p>
          </table:table-cell>
          <table:table-cell office:value-type="float" office:value="0.97" calcext:value-type="float">
            <text:p>0.97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973" calcext:value-type="float">
            <text:p>0.97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69666666666667" calcext:value-type="float">
            <text:p>0.969666666666667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71686043892021" calcext:value-type="float">
            <text:p>0.0071686043892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966333333333333" calcext:value-type="float">
            <text:p>0.966333333333333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8897565210026" calcext:value-type="float">
            <text:p>0.008897565210026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76919871728096" calcext:value-type="float">
            <text:p>0.0076919871728096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49999999999999" calcext:value-type="float">
            <text:p>0.0049999999999999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97" calcext:value-type="float">
            <text:p>0.97</text:p>
          </table:table-cell>
          <table:table-cell office:value-type="float" office:value="0.0068718427093627" calcext:value-type="float">
            <text:p>0.0068718427093627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68313005106397" calcext:value-type="float">
            <text:p>0.0068313005106397</text:p>
          </table:table-cell>
          <table:table-cell office:value-type="float" office:value="0.969666666666667" calcext:value-type="float">
            <text:p>0.969666666666667</text:p>
          </table:table-cell>
          <table:table-cell office:value-type="float" office:value="0.0062804812271389" calcext:value-type="float">
            <text:p>0.0062804812271389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73219608788295" calcext:value-type="float">
            <text:p>0.0073219608788295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49441323247304" calcext:value-type="float">
            <text:p>0.00494413232473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29314431608472" calcext:value-type="float">
            <text:p>0.0129314431608472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46547466812562" calcext:value-type="float">
            <text:p>0.0046547466812562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65333333333333" calcext:value-type="float">
            <text:p>0.965333333333333</text:p>
          </table:table-cell>
          <table:table-cell office:value-type="float" office:value="0.0074907350180814" calcext:value-type="float">
            <text:p>0.007490735018081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968666666666667" calcext:value-type="float">
            <text:p>0.968666666666667</text:p>
          </table:table-cell>
          <table:table-cell office:value-type="float" office:value="0.0068109389139008" calcext:value-type="float">
            <text:p>0.0068109389139008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2" calcext:value-type="float">
            <text:p>0.972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970666666666667" calcext:value-type="float">
            <text:p>0.970666666666667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969666666666667" calcext:value-type="float">
            <text:p>0.969666666666667</text:p>
          </table:table-cell>
          <table:table-cell office:value-type="float" office:value="0.0062804812271389" calcext:value-type="float">
            <text:p>0.0062804812271389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49441323247304" calcext:value-type="float">
            <text:p>0.00494413232473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39542214583604" calcext:value-type="float">
            <text:p>0.0139542214583604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00544167138724368" calcext:value-type="float">
            <text:p>0.00544167138724368</text:p>
          </table:table-cell>
          <table:table-cell office:value-type="float" office:value="0.967533333333333" calcext:value-type="float">
            <text:p>0.967533333333333</text:p>
          </table:table-cell>
          <table:table-cell office:value-type="float" office:value="0.00818258179928056" calcext:value-type="float">
            <text:p>0.00818258179928056</text:p>
          </table:table-cell>
          <table:table-cell office:value-type="float" office:value="0.964866666666667" calcext:value-type="float">
            <text:p>0.964866666666667</text:p>
          </table:table-cell>
          <table:table-cell office:value-type="float" office:value="0.00995666714359112" calcext:value-type="float">
            <text:p>0.00995666714359112</text:p>
          </table:table-cell>
          <table:table-cell office:value-type="float" office:value="0.969733333333334" calcext:value-type="float">
            <text:p>0.969733333333334</text:p>
          </table:table-cell>
          <table:table-cell office:value-type="float" office:value="0.00811202005515426" calcext:value-type="float">
            <text:p>0.00811202005515426</text:p>
          </table:table-cell>
          <table:table-cell office:value-type="float" office:value="0.968066666666667" calcext:value-type="float">
            <text:p>0.968066666666667</text:p>
          </table:table-cell>
          <table:table-cell office:value-type="float" office:value="0.00808708316481902" calcext:value-type="float">
            <text:p>0.00808708316481902</text:p>
          </table:table-cell>
          <table:table-cell office:value-type="float" office:value="0.972466666666667" calcext:value-type="float">
            <text:p>0.972466666666667</text:p>
          </table:table-cell>
          <table:table-cell office:value-type="float" office:value="0.00542216049075502" calcext:value-type="float">
            <text:p>0.00542216049075502</text:p>
          </table:table-cell>
          <table:table-cell office:value-type="float" office:value="0.971466666666667" calcext:value-type="float">
            <text:p>0.971466666666667</text:p>
          </table:table-cell>
          <table:table-cell office:value-type="float" office:value="0.00571225384148632" calcext:value-type="float">
            <text:p>0.00571225384148632</text:p>
          </table:table-cell>
          <table:table-cell office:value-type="float" office:value="0.971333333333333" calcext:value-type="float">
            <text:p>0.971333333333333</text:p>
          </table:table-cell>
          <table:table-cell office:value-type="float" office:value="0.00563130877434664" calcext:value-type="float">
            <text:p>0.00563130877434664</text:p>
          </table:table-cell>
          <table:table-cell office:value-type="float" office:value="0.969333333333333" calcext:value-type="float">
            <text:p>0.969333333333333</text:p>
          </table:table-cell>
          <table:table-cell office:value-type="float" office:value="0.00695050763099038" calcext:value-type="float">
            <text:p>0.00695050763099038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00515902614245734" calcext:value-type="float">
            <text:p>0.00515902614245734</text:p>
          </table:table-cell>
          <table:table-cell office:value-type="float" office:value="0.974066666666667" calcext:value-type="float">
            <text:p>0.974066666666667</text:p>
          </table:table-cell>
          <table:table-cell office:value-type="float" office:value="0.00617202606117426" calcext:value-type="float">
            <text:p>0.00617202606117426</text:p>
          </table:table-cell>
          <table:table-cell office:value-type="float" office:value="0.970333333333333" calcext:value-type="float">
            <text:p>0.970333333333333</text:p>
          </table:table-cell>
          <table:table-cell office:value-type="float" office:value="0.00629986883173408" calcext:value-type="float">
            <text:p>0.00629986883173408</text:p>
          </table:table-cell>
          <table:table-cell office:value-type="float" office:value="0.969133333333333" calcext:value-type="float">
            <text:p>0.969133333333333</text:p>
          </table:table-cell>
          <table:table-cell office:value-type="float" office:value="0.00706681572493638" calcext:value-type="float">
            <text:p>0.00706681572493638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00704481797554956" calcext:value-type="float">
            <text:p>0.00704481797554956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0061375502403046" calcext:value-type="float">
            <text:p>0.00613755024030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63900965042269" calcext:value-type="float">
            <text:p>0.0063900965042269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1689185077739" calcext:value-type="float">
            <text:p>0.006168918507773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7700320038632" calcext:value-type="float">
            <text:p>0.00677003200386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1102430025671" calcext:value-type="float">
            <text:p>0.0071102430025671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80450122574314" calcext:value-type="float">
            <text:p>0.008045012257431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73666666666667" calcext:value-type="float">
            <text:p>0.973666666666667</text:p>
          </table:table-cell>
          <table:table-cell office:value-type="float" office:value="0.0107625895273086" calcext:value-type="float">
            <text:p>0.01076258952730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2360956446232" calcext:value-type="float">
            <text:p>0.0062360956446232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0118946559875" calcext:value-type="float">
            <text:p>0.0070118946559875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0826502273256" calcext:value-type="float">
            <text:p>0.00508265022732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8" calcext:value-type="float">
            <text:p>0.003456073558888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925565098879" calcext:value-type="float">
            <text:p>0.0058925565098879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82158383625774" calcext:value-type="float">
            <text:p>0.0082158383625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4772255750516" calcext:value-type="float">
            <text:p>0.005477225575051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39086797998529" calcext:value-type="float">
            <text:p>0.0039086797998529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08771254957" calcext:value-type="float">
            <text:p>0.005700877125495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6519416526044" calcext:value-type="float">
            <text:p>0.00565194165260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9791121287711" calcext:value-type="float">
            <text:p>0.0039791121287711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1908038341325" calcext:value-type="float">
            <text:p>0.005190803834132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8016200969627" calcext:value-type="float">
            <text:p>0.004801620096962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3489355119603" calcext:value-type="float">
            <text:p>0.0053489355119603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6519416526043" calcext:value-type="float">
            <text:p>0.0056519416526043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46248123085039" calcext:value-type="float">
            <text:p>0.00462481230850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925565098878" calcext:value-type="float">
            <text:p>0.0058925565098878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43461349368017" calcext:value-type="float">
            <text:p>0.0043461349368017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976" calcext:value-type="float">
            <text:p>0.976</text:p>
          </table:table-cell>
          <table:table-cell office:value-type="float" office:value="0.0052174919474995" calcext:value-type="float">
            <text:p>0.0052174919474995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976333333333333" calcext:value-type="float">
            <text:p>0.97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977" calcext:value-type="float">
            <text:p>0.97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974666666666666" calcext:value-type="float">
            <text:p>0.974666666666666</text:p>
          </table:table-cell>
          <table:table-cell office:value-type="float" office:value="0.0044721359549996" calcext:value-type="float">
            <text:p>0.0044721359549996</text:p>
          </table:table-cell>
          <table:table-cell office:value-type="float" office:value="0.977666666666667" calcext:value-type="float">
            <text:p>0.977666666666667</text:p>
          </table:table-cell>
          <table:table-cell office:value-type="float" office:value="0.0056025787713238" calcext:value-type="float">
            <text:p>0.005602578771323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2_</text:p>
          </table:table-cell>
          <table:table-cell office:value-type="float" office:value="0.977333333333333" calcext:value-type="float">
            <text:p>0.977333333333333</text:p>
          </table:table-cell>
          <table:table-cell office:value-type="float" office:value="0.00636666963677522" calcext:value-type="float">
            <text:p>0.00636666963677522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1502054574001" calcext:value-type="float">
            <text:p>0.0061502054574001</text:p>
          </table:table-cell>
          <table:table-cell office:value-type="float" office:value="0.975866666666667" calcext:value-type="float">
            <text:p>0.975866666666667</text:p>
          </table:table-cell>
          <table:table-cell office:value-type="float" office:value="0.00551767257925476" calcext:value-type="float">
            <text:p>0.00551767257925476</text:p>
          </table:table-cell>
          <table:table-cell office:value-type="float" office:value="0.976533333333333" calcext:value-type="float">
            <text:p>0.976533333333333</text:p>
          </table:table-cell>
          <table:table-cell office:value-type="float" office:value="0.00391740123152332" calcext:value-type="float">
            <text:p>0.00391740123152332</text:p>
          </table:table-cell>
          <table:table-cell office:value-type="float" office:value="0.975333333333333" calcext:value-type="float">
            <text:p>0.975333333333333</text:p>
          </table:table-cell>
          <table:table-cell office:value-type="float" office:value="0.00570962197408694" calcext:value-type="float">
            <text:p>0.00570962197408694</text:p>
          </table:table-cell>
          <table:table-cell office:value-type="float" office:value="0.976066666666667" calcext:value-type="float">
            <text:p>0.976066666666667</text:p>
          </table:table-cell>
          <table:table-cell office:value-type="float" office:value="0.00486237413037386" calcext:value-type="float">
            <text:p>0.00486237413037386</text:p>
          </table:table-cell>
          <table:table-cell office:value-type="float" office:value="0.975266666666667" calcext:value-type="float">
            <text:p>0.975266666666667</text:p>
          </table:table-cell>
          <table:table-cell office:value-type="float" office:value="0.0045069425863424" calcext:value-type="float">
            <text:p>0.0045069425863424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31086457383304" calcext:value-type="float">
            <text:p>0.0053108645738330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00456387060081206" calcext:value-type="float">
            <text:p>0.0045638706008120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00591931590710672" calcext:value-type="float">
            <text:p>0.00591931590710672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00575736016015168" calcext:value-type="float">
            <text:p>0.00575736016015168</text:p>
          </table:table-cell>
          <table:table-cell office:value-type="float" office:value="0.976133333333334" calcext:value-type="float">
            <text:p>0.976133333333334</text:p>
          </table:table-cell>
          <table:table-cell office:value-type="float" office:value="0.00602177602258928" calcext:value-type="float">
            <text:p>0.00602177602258928</text:p>
          </table:table-cell>
          <table:table-cell office:value-type="float" office:value="0.976266666666667" calcext:value-type="float">
            <text:p>0.976266666666667</text:p>
          </table:table-cell>
          <table:table-cell office:value-type="float" office:value="0.00667951327706632" calcext:value-type="float">
            <text:p>0.00667951327706632</text:p>
          </table:table-cell>
          <table:table-cell office:value-type="float" office:value="0.975666666666667" calcext:value-type="float">
            <text:p>0.975666666666667</text:p>
          </table:table-cell>
          <table:table-cell office:value-type="float" office:value="0.00616177956621934" calcext:value-type="float">
            <text:p>0.00616177956621934</text:p>
          </table:table-cell>
          <table:table-cell office:value-type="float" office:value="0.974333333333333" calcext:value-type="float">
            <text:p>0.974333333333333</text:p>
          </table:table-cell>
          <table:table-cell office:value-type="float" office:value="0.0057577158109706" calcext:value-type="float">
            <text:p>0.0057577158109706</text:p>
          </table:table-cell>
          <table:table-cell office:value-type="float" office:value="0.976733333333333" calcext:value-type="float">
            <text:p>0.976733333333333</text:p>
          </table:table-cell>
          <table:table-cell office:value-type="float" office:value="0.00697155212446362" calcext:value-type="float">
            <text:p>0.00697155212446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898333333333333" calcext:value-type="float">
            <text:p>0.898333333333333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871333333333333" calcext:value-type="float">
            <text:p>0.871333333333333</text:p>
          </table:table-cell>
          <table:table-cell office:value-type="float" office:value="0.0113284303119776" calcext:value-type="float">
            <text:p>0.011328430311977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04482853457716" calcext:value-type="float">
            <text:p>0.010448285345771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8269211792744" calcext:value-type="float">
            <text:p>0.010826921179274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5306523036638" calcext:value-type="float">
            <text:p>0.0095306523036638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3541434669348" calcext:value-type="float">
            <text:p>0.0093541434669348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99303127398441" calcext:value-type="float">
            <text:p>0.009930312739844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82158383625775" calcext:value-type="float">
            <text:p>0.008215838362577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0531231545096" calcext:value-type="float">
            <text:p>0.012053123154509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5409255338945" calcext:value-type="float">
            <text:p>0.010540925533894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3219608788295" calcext:value-type="float">
            <text:p>0.00732196087882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874333333333333" calcext:value-type="float">
            <text:p>0.874333333333333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3464775882198" calcext:value-type="float">
            <text:p>0.0063464775882198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522924011629" calcext:value-type="float">
            <text:p>0.011522924011629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19837853414983" calcext:value-type="float">
            <text:p>0.011983785341498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9457507306074" calcext:value-type="float">
            <text:p>0.009457507306074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18204154843313" calcext:value-type="float">
            <text:p>0.011820415484331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3094933625126" calcext:value-type="float">
            <text:p>0.0093094933625126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689627902499" calcext:value-type="float">
            <text:p>0.0096896279024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17497044880096" calcext:value-type="float">
            <text:p>0.0117497044880096</text:p>
          </table:table-cell>
          <table:table-cell office:value-type="float" office:value="0.878333333333333" calcext:value-type="float">
            <text:p>0.878333333333333</text:p>
          </table:table-cell>
          <table:table-cell office:value-type="float" office:value="0.0097894501037256" calcext:value-type="float">
            <text:p>0.009789450103725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2496246170076" calcext:value-type="float">
            <text:p>0.009249624617007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95452140421841" calcext:value-type="float">
            <text:p>0.0095452140421841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89752746785575" calcext:value-type="float">
            <text:p>0.0089752746785575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367489389375" calcext:value-type="float">
            <text:p>0.0107367489389375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28776291813878" calcext:value-type="float">
            <text:p>0.0128776291813878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90523170760001" calcext:value-type="float">
            <text:p>0.0090523170760001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23265747247337" calcext:value-type="float">
            <text:p>0.01232657472473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00967541539073" calcext:value-type="float">
            <text:p>0.0100967541539073</text:p>
          </table:table-cell>
          <table:table-cell office:value-type="float" office:value="0.876" calcext:value-type="float">
            <text:p>0.876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77638764659013" calcext:value-type="float">
            <text:p>0.0077638764659013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00967541539073" calcext:value-type="float">
            <text:p>0.010096754153907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992421631894" calcext:value-type="float">
            <text:p>0.010992421631894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89287301573192" calcext:value-type="float">
            <text:p>0.0089287301573192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07367489389375" calcext:value-type="float">
            <text:p>0.0107367489389375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091557924437" calcext:value-type="float">
            <text:p>0.013091557924437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02333876220058" calcext:value-type="float">
            <text:p>0.01023338762200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00692049779954" calcext:value-type="float">
            <text:p>0.0100692049779954</text:p>
          </table:table-cell>
          <table:table-cell office:value-type="float" office:value="0.877" calcext:value-type="float">
            <text:p>0.877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896" calcext:value-type="float">
            <text:p>0.89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064117946872237" calcext:value-type="float">
            <text:p>0.0064117946872237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93" calcext:value-type="float">
            <text:p>0.89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84491945704244" calcext:value-type="float">
            <text:p>0.008449194570424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9" calcext:value-type="float">
            <text:p>0.89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90523170760001" calcext:value-type="float">
            <text:p>0.00905231707600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895933333333333" calcext:value-type="float">
            <text:p>0.895933333333333</text:p>
          </table:table-cell>
          <table:table-cell office:value-type="float" office:value="0.0104072409464712" calcext:value-type="float">
            <text:p>0.0104072409464712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009718533034503" calcext:value-type="float">
            <text:p>0.009718533034503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864468589893674" calcext:value-type="float">
            <text:p>0.00864468589893674</text:p>
          </table:table-cell>
          <table:table-cell office:value-type="float" office:value="0.893133333333334" calcext:value-type="float">
            <text:p>0.893133333333334</text:p>
          </table:table-cell>
          <table:table-cell office:value-type="float" office:value="0.00799588572148258" calcext:value-type="float">
            <text:p>0.00799588572148258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0095831237905678" calcext:value-type="float">
            <text:p>0.009583123790567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00945934697195712" calcext:value-type="float">
            <text:p>0.0094593469719571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981568822144986" calcext:value-type="float">
            <text:p>0.0098156882214498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1332478001868" calcext:value-type="float">
            <text:p>0.01133247800186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00856536904175572" calcext:value-type="float">
            <text:p>0.00856536904175572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00966640194486748" calcext:value-type="float">
            <text:p>0.00966640194486748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0100658904275938" calcext:value-type="float">
            <text:p>0.0100658904275938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0107518459309872" calcext:value-type="float">
            <text:p>0.0107518459309872</text:p>
          </table:table-cell>
          <table:table-cell office:value-type="float" office:value="0.891066666666667" calcext:value-type="float">
            <text:p>0.891066666666667</text:p>
          </table:table-cell>
          <table:table-cell office:value-type="float" office:value="0.011535618147714" calcext:value-type="float">
            <text:p>0.011535618147714</text:p>
          </table:table-cell>
          <table:table-cell office:value-type="float" office:value="0.885066666666667" calcext:value-type="float">
            <text:p>0.885066666666667</text:p>
          </table:table-cell>
          <table:table-cell office:value-type="float" office:value="0.0118575350472246" calcext:value-type="float">
            <text:p>0.0118575350472246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10053514914616" calcext:value-type="float">
            <text:p>0.010053514914616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972477364081362" calcext:value-type="float">
            <text:p>0.00972477364081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09671225842414" calcext:value-type="float">
            <text:p>0.010967122584241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3010247602416" calcext:value-type="float">
            <text:p>0.0103010247602416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90061707240708" calcext:value-type="float">
            <text:p>0.00900617072407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4535599249992" calcext:value-type="float">
            <text:p>0.007453559924999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41224801095432" calcext:value-type="float">
            <text:p>0.0141224801095432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107108460087063" calcext:value-type="float">
            <text:p>0.01071084600870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34370962471642" calcext:value-type="float">
            <text:p>0.013437096247164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87717982446272" calcext:value-type="float">
            <text:p>0.00877179824462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3985814532477" calcext:value-type="float">
            <text:p>0.00939858145324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85796917841557" calcext:value-type="float">
            <text:p>0.008579691784155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73598007219398" calcext:value-type="float">
            <text:p>0.00735980072193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2077418374392" calcext:value-type="float">
            <text:p>0.013207741837439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74907350180814" calcext:value-type="float">
            <text:p>0.00749073501808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64978628965393" calcext:value-type="float">
            <text:p>0.006497862896539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78704793020783" calcext:value-type="float">
            <text:p>0.00787047930207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0991276085876" calcext:value-type="float">
            <text:p>0.01209912760858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4498995979886" calcext:value-type="float">
            <text:p>0.0124498995979886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117023264543613" calcext:value-type="float">
            <text:p>0.011702326454361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4117946872238" calcext:value-type="float">
            <text:p>0.00641179468722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10805134257297" calcext:value-type="float">
            <text:p>0.01108051342572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13651514141548" calcext:value-type="float">
            <text:p>0.011365151414154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8653373420044" calcext:value-type="float">
            <text:p>0.010865337342004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029674334022" calcext:value-type="float">
            <text:p>0.0073029674334022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07754865834963" calcext:value-type="float">
            <text:p>0.010775486583496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77817450199524" calcext:value-type="float">
            <text:p>0.007781745019952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24387387713634" calcext:value-type="float">
            <text:p>0.012438738771363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96032401939252" calcext:value-type="float">
            <text:p>0.00960324019392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88506120315678" calcext:value-type="float">
            <text:p>0.00885061203156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817784316682" calcext:value-type="float">
            <text:p>0.00981778431668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6308975482452" calcext:value-type="float">
            <text:p>0.011630897548245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19605834120061" calcext:value-type="float">
            <text:p>0.011960583412006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00967541539072" calcext:value-type="float">
            <text:p>0.01009675415390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5092535507125" calcext:value-type="float">
            <text:p>0.00750925355071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3_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08498504737993" calcext:value-type="float">
            <text:p>0.0108498504737993</text:p>
          </table:table-cell>
          <table:table-cell office:value-type="float" office:value="0.883866666666667" calcext:value-type="float">
            <text:p>0.883866666666667</text:p>
          </table:table-cell>
          <table:table-cell office:value-type="float" office:value="0.0103560145911963" calcext:value-type="float">
            <text:p>0.010356014591196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0568090376223" calcext:value-type="float">
            <text:p>0.01056809037622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0103595835841521" calcext:value-type="float">
            <text:p>0.0103595835841521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82298226702572" calcext:value-type="float">
            <text:p>0.0082298226702572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0829608438568108" calcext:value-type="float">
            <text:p>0.00829608438568108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00961193333844904" calcext:value-type="float">
            <text:p>0.0096119333384490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03563242476819" calcext:value-type="float">
            <text:p>0.0103563242476819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114930994977002" calcext:value-type="float">
            <text:p>0.011493099497700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120220228257502" calcext:value-type="float">
            <text:p>0.01202202282575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224621407408" calcext:value-type="float">
            <text:p>0.009224621407408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1109066200921" calcext:value-type="float">
            <text:p>0.01109066200921</text:p>
          </table:table-cell>
          <table:table-cell office:value-type="float" office:value="0.885866666666666" calcext:value-type="float">
            <text:p>0.885866666666666</text:p>
          </table:table-cell>
          <table:table-cell office:value-type="float" office:value="0.011913108820823" calcext:value-type="float">
            <text:p>0.011913108820823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10203630960835" calcext:value-type="float">
            <text:p>0.010203630960835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835520760180842" calcext:value-type="float">
            <text:p>0.00835520760180842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780683870644254" calcext:value-type="float">
            <text:p>0.007806838706442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741" calcext:value-type="float">
            <text:p>0.741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659166666666667" calcext:value-type="float">
            <text:p>0.659166666666667</text:p>
          </table:table-cell>
          <table:table-cell office:value-type="float" office:value="0.0088975652100261" calcext:value-type="float">
            <text:p>0.0088975652100261</text:p>
          </table:table-cell>
          <table:table-cell office:value-type="float" office:value="0.722" calcext:value-type="float">
            <text:p>0.722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720666666666667" calcext:value-type="float">
            <text:p>0.720666666666667</text:p>
          </table:table-cell>
          <table:table-cell office:value-type="float" office:value="0.0036987235035287" calcext:value-type="float">
            <text:p>0.0036987235035287</text:p>
          </table:table-cell>
          <table:table-cell office:value-type="float" office:value="0.719333333333333" calcext:value-type="float">
            <text:p>0.719333333333333</text:p>
          </table:table-cell>
          <table:table-cell office:value-type="float" office:value="0.0115078475639693" calcext:value-type="float">
            <text:p>0.0115078475639693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719666666666667" calcext:value-type="float">
            <text:p>0.719666666666667</text:p>
          </table:table-cell>
          <table:table-cell office:value-type="float" office:value="0.0098530875025716" calcext:value-type="float">
            <text:p>0.0098530875025716</text:p>
          </table:table-cell>
          <table:table-cell office:value-type="float" office:value="0.719833333333333" calcext:value-type="float">
            <text:p>0.719833333333333</text:p>
          </table:table-cell>
          <table:table-cell office:value-type="float" office:value="0.0030844592538869" calcext:value-type="float">
            <text:p>0.0030844592538869</text:p>
          </table:table-cell>
          <table:table-cell office:value-type="float" office:value="0.714666666666667" calcext:value-type="float">
            <text:p>0.714666666666667</text:p>
          </table:table-cell>
          <table:table-cell office:value-type="float" office:value="0.0117052931996122" calcext:value-type="float">
            <text:p>0.0117052931996122</text:p>
          </table:table-cell>
          <table:table-cell office:value-type="float" office:value="0.694166666666667" calcext:value-type="float">
            <text:p>0.694166666666667</text:p>
          </table:table-cell>
          <table:table-cell office:value-type="float" office:value="0.0060953078493032" calcext:value-type="float">
            <text:p>0.0060953078493032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061237243569579" calcext:value-type="float">
            <text:p>0.0061237243569579</text:p>
          </table:table-cell>
          <table:table-cell office:value-type="float" office:value="0.715833333333333" calcext:value-type="float">
            <text:p>0.715833333333333</text:p>
          </table:table-cell>
          <table:table-cell office:value-type="float" office:value="0.0076376261582597" calcext:value-type="float">
            <text:p>0.0076376261582597</text:p>
          </table:table-cell>
          <table:table-cell office:value-type="float" office:value="0.715666666666667" calcext:value-type="float">
            <text:p>0.715666666666667</text:p>
          </table:table-cell>
          <table:table-cell office:value-type="float" office:value="0.0042245972852122" calcext:value-type="float">
            <text:p>0.0042245972852122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78748897699516" calcext:value-type="float">
            <text:p>0.0078748897699516</text:p>
          </table:table-cell>
          <table:table-cell office:value-type="float" office:value="0.712833333333333" calcext:value-type="float">
            <text:p>0.712833333333333</text:p>
          </table:table-cell>
          <table:table-cell office:value-type="float" office:value="0.0053554230043531" calcext:value-type="float">
            <text:p>0.0053554230043531</text:p>
          </table:table-cell>
          <table:table-cell office:value-type="float" office:value="0.710333333333333" calcext:value-type="float">
            <text:p>0.710333333333333</text:p>
          </table:table-cell>
          <table:table-cell office:value-type="float" office:value="0.0104847773250344" calcext:value-type="float">
            <text:p>0.01048477732503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740333333333333" calcext:value-type="float">
            <text:p>0.740333333333333</text:p>
          </table:table-cell>
          <table:table-cell office:value-type="float" office:value="0.0067340346169456" calcext:value-type="float">
            <text:p>0.0067340346169456</text:p>
          </table:table-cell>
          <table:table-cell office:value-type="float" office:value="0.661833333333333" calcext:value-type="float">
            <text:p>0.661833333333333</text:p>
          </table:table-cell>
          <table:table-cell office:value-type="float" office:value="0.0078040231789621" calcext:value-type="float">
            <text:p>0.0078040231789621</text:p>
          </table:table-cell>
          <table:table-cell office:value-type="float" office:value="0.727" calcext:value-type="float">
            <text:p>0.727</text:p>
          </table:table-cell>
          <table:table-cell office:value-type="float" office:value="0.0123687554390533" calcext:value-type="float">
            <text:p>0.0123687554390533</text:p>
          </table:table-cell>
          <table:table-cell office:value-type="float" office:value="0.729666666666667" calcext:value-type="float">
            <text:p>0.729666666666667</text:p>
          </table:table-cell>
          <table:table-cell office:value-type="float" office:value="0.0101653004546512" calcext:value-type="float">
            <text:p>0.0101653004546512</text:p>
          </table:table-cell>
          <table:table-cell office:value-type="float" office:value="0.723" calcext:value-type="float">
            <text:p>0.723</text:p>
          </table:table-cell>
          <table:table-cell office:value-type="float" office:value="0.0125775372964839" calcext:value-type="float">
            <text:p>0.0125775372964839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59102077421657" calcext:value-type="float">
            <text:p>0.0059102077421657</text:p>
          </table:table-cell>
          <table:table-cell office:value-type="float" office:value="0.720333333333333" calcext:value-type="float">
            <text:p>0.720333333333333</text:p>
          </table:table-cell>
          <table:table-cell office:value-type="float" office:value="0.0069372184627558" calcext:value-type="float">
            <text:p>0.0069372184627558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85877820186588" calcext:value-type="float">
            <text:p>0.0085877820186588</text:p>
          </table:table-cell>
          <table:table-cell office:value-type="float" office:value="0.718666666666667" calcext:value-type="float">
            <text:p>0.718666666666667</text:p>
          </table:table-cell>
          <table:table-cell office:value-type="float" office:value="0.0075138760525665" calcext:value-type="float">
            <text:p>0.0075138760525665</text:p>
          </table:table-cell>
          <table:table-cell office:value-type="float" office:value="0.702166666666667" calcext:value-type="float">
            <text:p>0.702166666666667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17333333333333" calcext:value-type="float">
            <text:p>0.717333333333333</text:p>
          </table:table-cell>
          <table:table-cell office:value-type="float" office:value="0.003651483716701" calcext:value-type="float">
            <text:p>0.003651483716701</text:p>
          </table:table-cell>
          <table:table-cell office:value-type="float" office:value="0.717166666666667" calcext:value-type="float">
            <text:p>0.717166666666667</text:p>
          </table:table-cell>
          <table:table-cell office:value-type="float" office:value="0.0097823537272194" calcext:value-type="float">
            <text:p>0.0097823537272194</text:p>
          </table:table-cell>
          <table:table-cell office:value-type="float" office:value="0.719" calcext:value-type="float">
            <text:p>0.719</text:p>
          </table:table-cell>
          <table:table-cell office:value-type="float" office:value="0.0087480156480071" calcext:value-type="float">
            <text:p>0.0087480156480071</text:p>
          </table:table-cell>
          <table:table-cell office:value-type="float" office:value="0.688" calcext:value-type="float">
            <text:p>0.688</text:p>
          </table:table-cell>
          <table:table-cell office:value-type="float" office:value="0.0100104112469635" calcext:value-type="float">
            <text:p>0.0100104112469635</text:p>
          </table:table-cell>
          <table:table-cell office:value-type="float" office:value="0.716166666666667" calcext:value-type="float">
            <text:p>0.716166666666667</text:p>
          </table:table-cell>
          <table:table-cell office:value-type="float" office:value="0.0087321245982864" calcext:value-type="float">
            <text:p>0.0087321245982864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744333333333333" calcext:value-type="float">
            <text:p>0.744333333333333</text:p>
          </table:table-cell>
          <table:table-cell office:value-type="float" office:value="0.0084860997454006" calcext:value-type="float">
            <text:p>0.0084860997454006</text:p>
          </table:table-cell>
          <table:table-cell office:value-type="float" office:value="0.666833333333333" calcext:value-type="float">
            <text:p>0.666833333333333</text:p>
          </table:table-cell>
          <table:table-cell office:value-type="float" office:value="0.0105803801654025" calcext:value-type="float">
            <text:p>0.0105803801654025</text:p>
          </table:table-cell>
          <table:table-cell office:value-type="float" office:value="0.728333333333333" calcext:value-type="float">
            <text:p>0.728333333333333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73" calcext:value-type="float">
            <text:p>0.73</text:p>
          </table:table-cell>
          <table:table-cell office:value-type="float" office:value="0.0094464867072955" calcext:value-type="float">
            <text:p>0.0094464867072955</text:p>
          </table:table-cell>
          <table:table-cell office:value-type="float" office:value="0.721333333333333" calcext:value-type="float">
            <text:p>0.721333333333333</text:p>
          </table:table-cell>
          <table:table-cell office:value-type="float" office:value="0.0111274185885336" calcext:value-type="float">
            <text:p>0.0111274185885336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97111047546381" calcext:value-type="float">
            <text:p>0.0097111047546381</text:p>
          </table:table-cell>
          <table:table-cell office:value-type="float" office:value="0.722333333333333" calcext:value-type="float">
            <text:p>0.722333333333333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717" calcext:value-type="float">
            <text:p>0.717</text:p>
          </table:table-cell>
          <table:table-cell office:value-type="float" office:value="0.009439132493096" calcext:value-type="float">
            <text:p>0.009439132493096</text:p>
          </table:table-cell>
          <table:table-cell office:value-type="float" office:value="0.718666666666667" calcext:value-type="float">
            <text:p>0.71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0092908258214458" calcext:value-type="float">
            <text:p>0.0092908258214458</text:p>
          </table:table-cell>
          <table:table-cell office:value-type="float" office:value="0.715833333333333" calcext:value-type="float">
            <text:p>0.715833333333333</text:p>
          </table:table-cell>
          <table:table-cell office:value-type="float" office:value="0.0060092521257733" calcext:value-type="float">
            <text:p>0.0060092521257733</text:p>
          </table:table-cell>
          <table:table-cell office:value-type="float" office:value="0.717833333333333" calcext:value-type="float">
            <text:p>0.717833333333333</text:p>
          </table:table-cell>
          <table:table-cell office:value-type="float" office:value="0.0071346182643346" calcext:value-type="float">
            <text:p>0.0071346182643346</text:p>
          </table:table-cell>
          <table:table-cell office:value-type="float" office:value="0.714333333333333" calcext:value-type="float">
            <text:p>0.714333333333333</text:p>
          </table:table-cell>
          <table:table-cell office:value-type="float" office:value="0.0086882743459856" calcext:value-type="float">
            <text:p>0.0086882743459856</text:p>
          </table:table-cell>
          <table:table-cell office:value-type="float" office:value="0.690333333333333" calcext:value-type="float">
            <text:p>0.690333333333333</text:p>
          </table:table-cell>
          <table:table-cell office:value-type="float" office:value="0.0118526837092327" calcext:value-type="float">
            <text:p>0.0118526837092327</text:p>
          </table:table-cell>
          <table:table-cell office:value-type="float" office:value="0.718" calcext:value-type="float">
            <text:p>0.718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1" calcext:value-type="float">
            <text:p>0.71</text:p>
          </table:table-cell>
          <table:table-cell office:value-type="float" office:value="0.0054326686710021" calcext:value-type="float">
            <text:p>0.00543266867100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745" calcext:value-type="float">
            <text:p>0.745</text:p>
          </table:table-cell>
          <table:table-cell office:value-type="float" office:value="0.0079494933451411" calcext:value-type="float">
            <text:p>0.0079494933451411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0113437452173237" calcext:value-type="float">
            <text:p>0.0113437452173237</text:p>
          </table:table-cell>
          <table:table-cell office:value-type="float" office:value="0.728" calcext:value-type="float">
            <text:p>0.728</text:p>
          </table:table-cell>
          <table:table-cell office:value-type="float" office:value="0.0123967961810927" calcext:value-type="float">
            <text:p>0.0123967961810927</text:p>
          </table:table-cell>
          <table:table-cell office:value-type="float" office:value="0.732166666666667" calcext:value-type="float">
            <text:p>0.732166666666667</text:p>
          </table:table-cell>
          <table:table-cell office:value-type="float" office:value="0.008948153130364" calcext:value-type="float">
            <text:p>0.008948153130364</text:p>
          </table:table-cell>
          <table:table-cell office:value-type="float" office:value="0.72" calcext:value-type="float">
            <text:p>0.72</text:p>
          </table:table-cell>
          <table:table-cell office:value-type="float" office:value="0.0130037387786059" calcext:value-type="float">
            <text:p>0.0130037387786059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7848389785314" calcext:value-type="float">
            <text:p>0.00784838978531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096104688288923" calcext:value-type="float">
            <text:p>0.0096104688288923</text:p>
          </table:table-cell>
          <table:table-cell office:value-type="float" office:value="0.719333333333333" calcext:value-type="float">
            <text:p>0.719333333333333</text:p>
          </table:table-cell>
          <table:table-cell office:value-type="float" office:value="0.0083416625041614" calcext:value-type="float">
            <text:p>0.0083416625041614</text:p>
          </table:table-cell>
          <table:table-cell office:value-type="float" office:value="0.717166666666667" calcext:value-type="float">
            <text:p>0.717166666666667</text:p>
          </table:table-cell>
          <table:table-cell office:value-type="float" office:value="0.0052572700985291" calcext:value-type="float">
            <text:p>0.0052572700985291</text:p>
          </table:table-cell>
          <table:table-cell office:value-type="float" office:value="0.698833333333333" calcext:value-type="float">
            <text:p>0.698833333333333</text:p>
          </table:table-cell>
          <table:table-cell office:value-type="float" office:value="0.0101482072855806" calcext:value-type="float">
            <text:p>0.0101482072855806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0036799003609699" calcext:value-type="float">
            <text:p>0.0036799003609699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062638734909886" calcext:value-type="float">
            <text:p>0.0062638734909886</text:p>
          </table:table-cell>
          <table:table-cell office:value-type="float" office:value="0.715166666666667" calcext:value-type="float">
            <text:p>0.715166666666667</text:p>
          </table:table-cell>
          <table:table-cell office:value-type="float" office:value="0.0075782950295931" calcext:value-type="float">
            <text:p>0.0075782950295931</text:p>
          </table:table-cell>
          <table:table-cell office:value-type="float" office:value="0.691333333333333" calcext:value-type="float">
            <text:p>0.691333333333333</text:p>
          </table:table-cell>
          <table:table-cell office:value-type="float" office:value="0.0091969197742142" calcext:value-type="float">
            <text:p>0.0091969197742142</text:p>
          </table:table-cell>
          <table:table-cell office:value-type="float" office:value="0.716333333333333" calcext:value-type="float">
            <text:p>0.716333333333333</text:p>
          </table:table-cell>
          <table:table-cell office:value-type="float" office:value="0.0067340346169456" calcext:value-type="float">
            <text:p>0.0067340346169456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45414755311462" calcext:value-type="float">
            <text:p>0.00454147553114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742666666666667" calcext:value-type="float">
            <text:p>0.742666666666667</text:p>
          </table:table-cell>
          <table:table-cell office:value-type="float" office:value="0.00670302585073" calcext:value-type="float">
            <text:p>0.00670302585073</text:p>
          </table:table-cell>
          <table:table-cell office:value-type="float" office:value="0.6665" calcext:value-type="float">
            <text:p>0.6665</text:p>
          </table:table-cell>
          <table:table-cell office:value-type="float" office:value="0.0115830335692627" calcext:value-type="float">
            <text:p>0.0115830335692627</text:p>
          </table:table-cell>
          <table:table-cell office:value-type="float" office:value="0.726" calcext:value-type="float">
            <text:p>0.726</text:p>
          </table:table-cell>
          <table:table-cell office:value-type="float" office:value="0.0138493882736948" calcext:value-type="float">
            <text:p>0.0138493882736948</text:p>
          </table:table-cell>
          <table:table-cell office:value-type="float" office:value="0.731166666666667" calcext:value-type="float">
            <text:p>0.731166666666667</text:p>
          </table:table-cell>
          <table:table-cell office:value-type="float" office:value="0.0083873250933907" calcext:value-type="float">
            <text:p>0.0083873250933907</text:p>
          </table:table-cell>
          <table:table-cell office:value-type="float" office:value="0.720666666666667" calcext:value-type="float">
            <text:p>0.720666666666667</text:p>
          </table:table-cell>
          <table:table-cell office:value-type="float" office:value="0.0105639586435304" calcext:value-type="float">
            <text:p>0.0105639586435304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80493270940288" calcext:value-type="float">
            <text:p>0.00804932709402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0096573230705454" calcext:value-type="float">
            <text:p>0.0096573230705454</text:p>
          </table:table-cell>
          <table:table-cell office:value-type="float" office:value="0.717833333333333" calcext:value-type="float">
            <text:p>0.717833333333333</text:p>
          </table:table-cell>
          <table:table-cell office:value-type="float" office:value="0.0098000850336447" calcext:value-type="float">
            <text:p>0.0098000850336447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05464532103585" calcext:value-type="float">
            <text:p>0.005464532103585</text:p>
          </table:table-cell>
          <table:table-cell office:value-type="float" office:value="0.699166666666667" calcext:value-type="float">
            <text:p>0.6991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715833333333333" calcext:value-type="float">
            <text:p>0.715833333333333</text:p>
          </table:table-cell>
          <table:table-cell office:value-type="float" office:value="0.005" calcext:value-type="float">
            <text:p>0.005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076148612010404" calcext:value-type="float">
            <text:p>0.0076148612010404</text:p>
          </table:table-cell>
          <table:table-cell office:value-type="float" office:value="0.717166666666667" calcext:value-type="float">
            <text:p>0.717166666666667</text:p>
          </table:table-cell>
          <table:table-cell office:value-type="float" office:value="0.0064172077693927" calcext:value-type="float">
            <text:p>0.0064172077693927</text:p>
          </table:table-cell>
          <table:table-cell office:value-type="float" office:value="0.693666666666667" calcext:value-type="float">
            <text:p>0.693666666666667</text:p>
          </table:table-cell>
          <table:table-cell office:value-type="float" office:value="0.0086321427750523" calcext:value-type="float">
            <text:p>0.0086321427750523</text:p>
          </table:table-cell>
          <table:table-cell office:value-type="float" office:value="0.714833333333333" calcext:value-type="float">
            <text:p>0.714833333333333</text:p>
          </table:table-cell>
          <table:table-cell office:value-type="float" office:value="0.0085269181615243" calcext:value-type="float">
            <text:p>0.0085269181615243</text:p>
          </table:table-cell>
          <table:table-cell office:value-type="float" office:value="0.710666666666667" calcext:value-type="float">
            <text:p>0.710666666666667</text:p>
          </table:table-cell>
          <table:table-cell office:value-type="float" office:value="0.0049441323247304" calcext:value-type="float">
            <text:p>0.00494413232473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742666666666667" calcext:value-type="float">
            <text:p>0.742666666666667</text:p>
          </table:table-cell>
          <table:table-cell office:value-type="float" office:value="0.0077903562049721" calcext:value-type="float">
            <text:p>0.0077903562049721</text:p>
          </table:table-cell>
          <table:table-cell office:value-type="float" office:value="0.663766666666667" calcext:value-type="float">
            <text:p>0.663766666666667</text:p>
          </table:table-cell>
          <table:table-cell office:value-type="float" office:value="0.0100417494681954" calcext:value-type="float">
            <text:p>0.0100417494681954</text:p>
          </table:table-cell>
          <table:table-cell office:value-type="float" office:value="0.726266666666667" calcext:value-type="float">
            <text:p>0.726266666666667</text:p>
          </table:table-cell>
          <table:table-cell office:value-type="float" office:value="0.0133333111691852" calcext:value-type="float">
            <text:p>0.0133333111691852</text:p>
          </table:table-cell>
          <table:table-cell office:value-type="float" office:value="0.728733333333333" calcext:value-type="float">
            <text:p>0.728733333333333</text:p>
          </table:table-cell>
          <table:table-cell office:value-type="float" office:value="0.00812919777784602" calcext:value-type="float">
            <text:p>0.00812919777784602</text:p>
          </table:table-cell>
          <table:table-cell office:value-type="float" office:value="0.720866666666667" calcext:value-type="float">
            <text:p>0.720866666666667</text:p>
          </table:table-cell>
          <table:table-cell office:value-type="float" office:value="0.0117561001742246" calcext:value-type="float">
            <text:p>0.0117561001742246</text:p>
          </table:table-cell>
          <table:table-cell office:value-type="float" office:value="0.709166666666667" calcext:value-type="float">
            <text:p>0.709166666666667</text:p>
          </table:table-cell>
          <table:table-cell office:value-type="float" office:value="0.00821284868366616" calcext:value-type="float">
            <text:p>0.00821284868366616</text:p>
          </table:table-cell>
          <table:table-cell office:value-type="float" office:value="0.721866666666667" calcext:value-type="float">
            <text:p>0.721866666666667</text:p>
          </table:table-cell>
          <table:table-cell office:value-type="float" office:value="0.00927451936585512" calcext:value-type="float">
            <text:p>0.00927451936585512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00785062426068956" calcext:value-type="float">
            <text:p>0.00785062426068956</text:p>
          </table:table-cell>
          <table:table-cell office:value-type="float" office:value="0.717166666666667" calcext:value-type="float">
            <text:p>0.717166666666667</text:p>
          </table:table-cell>
          <table:table-cell office:value-type="float" office:value="0.00681818759739114" calcext:value-type="float">
            <text:p>0.00681818759739114</text:p>
          </table:table-cell>
          <table:table-cell office:value-type="float" office:value="0.698966666666667" calcext:value-type="float">
            <text:p>0.698966666666667</text:p>
          </table:table-cell>
          <table:table-cell office:value-type="float" office:value="0.00901189024004272" calcext:value-type="float">
            <text:p>0.00901189024004272</text:p>
          </table:table-cell>
          <table:table-cell office:value-type="float" office:value="0.716633333333333" calcext:value-type="float">
            <text:p>0.716633333333333</text:p>
          </table:table-cell>
          <table:table-cell office:value-type="float" office:value="0.00489287211208042" calcext:value-type="float">
            <text:p>0.00489287211208042</text:p>
          </table:table-cell>
          <table:table-cell office:value-type="float" office:value="0.716833333333333" calcext:value-type="float">
            <text:p>0.716833333333333</text:p>
          </table:table-cell>
          <table:table-cell office:value-type="float" office:value="0.00768666656836854" calcext:value-type="float">
            <text:p>0.00768666656836854</text:p>
          </table:table-cell>
          <table:table-cell office:value-type="float" office:value="0.716266666666667" calcext:value-type="float">
            <text:p>0.716266666666667</text:p>
          </table:table-cell>
          <table:table-cell office:value-type="float" office:value="0.00713127801563814" calcext:value-type="float">
            <text:p>0.00713127801563814</text:p>
          </table:table-cell>
          <table:table-cell office:value-type="float" office:value="0.691266666666667" calcext:value-type="float">
            <text:p>0.691266666666667</text:p>
          </table:table-cell>
          <table:table-cell office:value-type="float" office:value="0.00951340945508286" calcext:value-type="float">
            <text:p>0.00951340945508286</text:p>
          </table:table-cell>
          <table:table-cell office:value-type="float" office:value="0.715633333333333" calcext:value-type="float">
            <text:p>0.715633333333333</text:p>
          </table:table-cell>
          <table:table-cell office:value-type="float" office:value="0.0072819480871762" calcext:value-type="float">
            <text:p>0.0072819480871762</text:p>
          </table:table-cell>
          <table:table-cell office:value-type="float" office:value="0.710466666666667" calcext:value-type="float">
            <text:p>0.710466666666667</text:p>
          </table:table-cell>
          <table:table-cell office:value-type="float" office:value="0.00626851274912964" calcext:value-type="float">
            <text:p>0.006268512749129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0077145245406887" calcext:value-type="float">
            <text:p>0.0077145245406887</text:p>
          </table:table-cell>
          <table:table-cell office:value-type="float" office:value="0.699333333333333" calcext:value-type="float">
            <text:p>0.699333333333333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2" calcext:value-type="float">
            <text:p>0.702</text:p>
          </table:table-cell>
          <table:table-cell office:value-type="float" office:value="0.0083249958291614" calcext:value-type="float">
            <text:p>0.0083249958291614</text:p>
          </table:table-cell>
          <table:table-cell office:value-type="float" office:value="0.701833333333333" calcext:value-type="float">
            <text:p>0.701833333333333</text:p>
          </table:table-cell>
          <table:table-cell office:value-type="float" office:value="0.0090791274666432" calcext:value-type="float">
            <text:p>0.009079127466643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71831206465033" calcext:value-type="float">
            <text:p>0.0071831206465033</text:p>
          </table:table-cell>
          <table:table-cell office:value-type="float" office:value="0.693333333333333" calcext:value-type="float">
            <text:p>0.693333333333333</text:p>
          </table:table-cell>
          <table:table-cell office:value-type="float" office:value="0.0076603234628543" calcext:value-type="float">
            <text:p>0.0076603234628543</text:p>
          </table:table-cell>
          <table:table-cell office:value-type="float" office:value="0.703166666666667" calcext:value-type="float">
            <text:p>0.703166666666667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697166666666667" calcext:value-type="float">
            <text:p>0.697166666666667</text:p>
          </table:table-cell>
          <table:table-cell office:value-type="float" office:value="0.0078306733072223" calcext:value-type="float">
            <text:p>0.0078306733072223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64657215804235" calcext:value-type="float">
            <text:p>0.0064657215804235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86120071218425" calcext:value-type="float">
            <text:p>0.0086120071218425</text:p>
          </table:table-cell>
          <table:table-cell office:value-type="float" office:value="0.697833333333333" calcext:value-type="float">
            <text:p>0.697833333333333</text:p>
          </table:table-cell>
          <table:table-cell office:value-type="float" office:value="0.0065775290868903" calcext:value-type="float">
            <text:p>0.006577529086890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0087994633674761" calcext:value-type="float">
            <text:p>0.0087994633674761</text:p>
          </table:table-cell>
          <table:table-cell office:value-type="float" office:value="0.700833333333333" calcext:value-type="float">
            <text:p>0.700833333333333</text:p>
          </table:table-cell>
          <table:table-cell office:value-type="float" office:value="0.0088584548439455" calcext:value-type="float">
            <text:p>0.0088584548439455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0057251880124392" calcext:value-type="float">
            <text:p>0.0057251880124392</text:p>
          </table:table-cell>
          <table:table-cell office:value-type="float" office:value="0.703833333333333" calcext:value-type="float">
            <text:p>0.703833333333333</text:p>
          </table:table-cell>
          <table:table-cell office:value-type="float" office:value="0.0037546267753563" calcext:value-type="float">
            <text:p>0.0037546267753563</text:p>
          </table:table-cell>
          <table:table-cell office:value-type="float" office:value="0.7" calcext:value-type="float">
            <text:p>0.7</text:p>
          </table:table-cell>
          <table:table-cell office:value-type="float" office:value="0.01244432043589" calcext:value-type="float">
            <text:p>0.012444320435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5166666666667" calcext:value-type="float">
            <text:p>0.705166666666667</text:p>
          </table:table-cell>
          <table:table-cell office:value-type="float" office:value="0.0094538352005945" calcext:value-type="float">
            <text:p>0.0094538352005945</text:p>
          </table:table-cell>
          <table:table-cell office:value-type="float" office:value="0.700666666666667" calcext:value-type="float">
            <text:p>0.700666666666667</text:p>
          </table:table-cell>
          <table:table-cell office:value-type="float" office:value="0.004141591213263" calcext:value-type="float">
            <text:p>0.004141591213263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91401130554641" calcext:value-type="float">
            <text:p>0.0091401130554641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6759766596891" calcext:value-type="float">
            <text:p>0.006759766596891</text:p>
          </table:table-cell>
          <table:table-cell office:value-type="float" office:value="0.704333333333333" calcext:value-type="float">
            <text:p>0.704333333333333</text:p>
          </table:table-cell>
          <table:table-cell office:value-type="float" office:value="0.002725904538966" calcext:value-type="float">
            <text:p>0.002725904538966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72504789113853" calcext:value-type="float">
            <text:p>0.0072504789113853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64710895527724" calcext:value-type="float">
            <text:p>0.0064710895527724</text:p>
          </table:table-cell>
          <table:table-cell office:value-type="float" office:value="0.705333333333333" calcext:value-type="float">
            <text:p>0.70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6512526207587" calcext:value-type="float">
            <text:p>0.0076512526207587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79843597113356" calcext:value-type="float">
            <text:p>0.0079843597113356</text:p>
          </table:table-cell>
          <table:table-cell office:value-type="float" office:value="0.704666666666667" calcext:value-type="float">
            <text:p>0.704666666666667</text:p>
          </table:table-cell>
          <table:table-cell office:value-type="float" office:value="0.0066038709187196" calcext:value-type="float">
            <text:p>0.006603870918719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69071219283673" calcext:value-type="float">
            <text:p>0.0069071219283673</text:p>
          </table:table-cell>
          <table:table-cell office:value-type="float" office:value="0.7025" calcext:value-type="float">
            <text:p>0.7025</text:p>
          </table:table-cell>
          <table:table-cell office:value-type="float" office:value="0.0038640077064565" calcext:value-type="float">
            <text:p>0.0038640077064565</text:p>
          </table:table-cell>
          <table:table-cell office:value-type="float" office:value="0.705" calcext:value-type="float">
            <text:p>0.705</text:p>
          </table:table-cell>
          <table:table-cell office:value-type="float" office:value="0.0064818121608767" calcext:value-type="float">
            <text:p>0.00648181216087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9918926707491" calcext:value-type="float">
            <text:p>0.00599189267074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41499665326628" calcext:value-type="float">
            <text:p>0.0041499665326628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54134605896372" calcext:value-type="float">
            <text:p>0.0054134605896372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105967762393412" calcext:value-type="float">
            <text:p>0.0105967762393412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56947831877565" calcext:value-type="float">
            <text:p>0.0056947831877565</text:p>
          </table:table-cell>
          <table:table-cell office:value-type="float" office:value="0.711166666666667" calcext:value-type="float">
            <text:p>0.711166666666667</text:p>
          </table:table-cell>
          <table:table-cell office:value-type="float" office:value="0.0047726070210921" calcext:value-type="float">
            <text:p>0.0047726070210921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4691896086753" calcext:value-type="float">
            <text:p>0.004691896086753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6333333333333" calcext:value-type="float">
            <text:p>0.706333333333333</text:p>
          </table:table-cell>
          <table:table-cell office:value-type="float" office:value="0.0073267015467777" calcext:value-type="float">
            <text:p>0.00732670154677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94207218407083" calcext:value-type="float">
            <text:p>0.0094207218407083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53554230043532" calcext:value-type="float">
            <text:p>0.005355423004353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85796917841558" calcext:value-type="float">
            <text:p>0.0085796917841558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98142470136248" calcext:value-type="float">
            <text:p>0.0098142470136248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52174919474994" calcext:value-type="float">
            <text:p>0.0052174919474994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88858501750441" calcext:value-type="float">
            <text:p>0.0088858501750441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7251880124392" calcext:value-type="float">
            <text:p>0.00572518801243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53554230043531" calcext:value-type="float">
            <text:p>0.0053554230043531</text:p>
          </table:table-cell>
          <table:table-cell office:value-type="float" office:value="0.708" calcext:value-type="float">
            <text:p>0.708</text:p>
          </table:table-cell>
          <table:table-cell office:value-type="float" office:value="0.0054835612921206" calcext:value-type="float">
            <text:p>0.0054835612921206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65880784586841" calcext:value-type="float">
            <text:p>0.0065880784586841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85999031002292" calcext:value-type="float">
            <text:p>0.008599903100229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68869845037981" calcext:value-type="float">
            <text:p>0.0068869845037981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34860834438919" calcext:value-type="float">
            <text:p>0.0034860834438919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2836224947158" calcext:value-type="float">
            <text:p>0.0052836224947158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89636612063499" calcext:value-type="float">
            <text:p>0.0089636612063499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6252777160768" calcext:value-type="float">
            <text:p>0.00625277716076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97075285789489" calcext:value-type="float">
            <text:p>0.0097075285789489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7333333333333" calcext:value-type="float">
            <text:p>0.707333333333333</text:p>
          </table:table-cell>
          <table:table-cell office:value-type="float" office:value="0.0085065334367831" calcext:value-type="float">
            <text:p>0.0085065334367831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444237144709" calcext:value-type="float">
            <text:p>0.007444237144709</text:p>
          </table:table-cell>
          <table:table-cell office:value-type="float" office:value="0.709666666666667" calcext:value-type="float">
            <text:p>0.709666666666667</text:p>
          </table:table-cell>
          <table:table-cell office:value-type="float" office:value="0.0050552502960343" calcext:value-type="float">
            <text:p>0.00505525029603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6166666666667" calcext:value-type="float">
            <text:p>0.706166666666667</text:p>
          </table:table-cell>
          <table:table-cell office:value-type="float" office:value="0.0064172077693928" calcext:value-type="float">
            <text:p>0.006417207769392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57554322166106" calcext:value-type="float">
            <text:p>0.0057554322166106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07" calcext:value-type="float">
            <text:p>0.707</text:p>
          </table:table-cell>
          <table:table-cell office:value-type="float" office:value="0.0081351432412438" calcext:value-type="float">
            <text:p>0.0081351432412438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70612400547716" calcext:value-type="float">
            <text:p>0.0070612400547716</text:p>
          </table:table-cell>
          <table:table-cell office:value-type="float" office:value="0.706" calcext:value-type="float">
            <text:p>0.706</text:p>
          </table:table-cell>
          <table:table-cell office:value-type="float" office:value="0.0044253060157838" calcext:value-type="float">
            <text:p>0.0044253060157838</text:p>
          </table:table-cell>
          <table:table-cell office:value-type="float" office:value="0.707666666666667" calcext:value-type="float">
            <text:p>0.707666666666667</text:p>
          </table:table-cell>
          <table:table-cell office:value-type="float" office:value="0.00670302585073" calcext:value-type="float">
            <text:p>0.00670302585073</text:p>
          </table:table-cell>
          <table:table-cell office:value-type="float" office:value="0.706666666666667" calcext:value-type="float">
            <text:p>0.706666666666667</text:p>
          </table:table-cell>
          <table:table-cell office:value-type="float" office:value="0.0077504480157242" calcext:value-type="float">
            <text:p>0.0077504480157242</text:p>
          </table:table-cell>
          <table:table-cell office:value-type="float" office:value="0.708166666666667" calcext:value-type="float">
            <text:p>0.708166666666667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708666666666667" calcext:value-type="float">
            <text:p>0.708666666666667</text:p>
          </table:table-cell>
          <table:table-cell office:value-type="float" office:value="0.0084697172981812" calcext:value-type="float">
            <text:p>0.0084697172981812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709833333333333" calcext:value-type="float">
            <text:p>0.709833333333333</text:p>
          </table:table-cell>
          <table:table-cell office:value-type="float" office:value="0.0061350541064353" calcext:value-type="float">
            <text:p>0.0061350541064353</text:p>
          </table:table-cell>
          <table:table-cell office:value-type="float" office:value="0.707833333333333" calcext:value-type="float">
            <text:p>0.707833333333333</text:p>
          </table:table-cell>
          <table:table-cell office:value-type="float" office:value="0.0075599456200278" calcext:value-type="float">
            <text:p>0.0075599456200278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75323376923177" calcext:value-type="float">
            <text:p>0.0075323376923177</text:p>
          </table:table-cell>
          <table:table-cell office:value-type="float" office:value="0.707166666666667" calcext:value-type="float">
            <text:p>0.707166666666667</text:p>
          </table:table-cell>
          <table:table-cell office:value-type="float" office:value="0.0082200635304384" calcext:value-type="float">
            <text:p>0.0082200635304384</text:p>
          </table:table-cell>
          <table:table-cell office:value-type="float" office:value="0.709333333333333" calcext:value-type="float">
            <text:p>0.709333333333333</text:p>
          </table:table-cell>
          <table:table-cell office:value-type="float" office:value="0.0051841103383319" calcext:value-type="float">
            <text:p>0.005184110338331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1_</text:p>
          </table:table-cell>
          <table:table-cell office:value-type="float" office:value="0.704733333333333" calcext:value-type="float">
            <text:p>0.704733333333333</text:p>
          </table:table-cell>
          <table:table-cell office:value-type="float" office:value="0.00661819140953838" calcext:value-type="float">
            <text:p>0.00661819140953838</text:p>
          </table:table-cell>
          <table:table-cell office:value-type="float" office:value="0.704266666666667" calcext:value-type="float">
            <text:p>0.704266666666667</text:p>
          </table:table-cell>
          <table:table-cell office:value-type="float" office:value="0.0053098955056484" calcext:value-type="float">
            <text:p>0.0053098955056484</text:p>
          </table:table-cell>
          <table:table-cell office:value-type="float" office:value="0.705666666666667" calcext:value-type="float">
            <text:p>0.705666666666667</text:p>
          </table:table-cell>
          <table:table-cell office:value-type="float" office:value="0.00719853325002704" calcext:value-type="float">
            <text:p>0.0071985332500270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0091102126205843" calcext:value-type="float">
            <text:p>0.0091102126205843</text:p>
          </table:table-cell>
          <table:table-cell office:value-type="float" office:value="0.707133333333333" calcext:value-type="float">
            <text:p>0.707133333333333</text:p>
          </table:table-cell>
          <table:table-cell office:value-type="float" office:value="0.0067171789979441" calcext:value-type="float">
            <text:p>0.0067171789979441</text:p>
          </table:table-cell>
          <table:table-cell office:value-type="float" office:value="0.704466666666667" calcext:value-type="float">
            <text:p>0.704466666666667</text:p>
          </table:table-cell>
          <table:table-cell office:value-type="float" office:value="0.00461404489651762" calcext:value-type="float">
            <text:p>0.00461404489651762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0057746311336629" calcext:value-type="float">
            <text:p>0.0057746311336629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0077096419548773" calcext:value-type="float">
            <text:p>0.0077096419548773</text:p>
          </table:table-cell>
          <table:table-cell office:value-type="float" office:value="0.705833333333333" calcext:value-type="float">
            <text:p>0.705833333333333</text:p>
          </table:table-cell>
          <table:table-cell office:value-type="float" office:value="0.00604089719241348" calcext:value-type="float">
            <text:p>0.00604089719241348</text:p>
          </table:table-cell>
          <table:table-cell office:value-type="float" office:value="0.706733333333333" calcext:value-type="float">
            <text:p>0.706733333333333</text:p>
          </table:table-cell>
          <table:table-cell office:value-type="float" office:value="0.00877224549208792" calcext:value-type="float">
            <text:p>0.00877224549208792</text:p>
          </table:table-cell>
          <table:table-cell office:value-type="float" office:value="0.705266666666667" calcext:value-type="float">
            <text:p>0.705266666666667</text:p>
          </table:table-cell>
          <table:table-cell office:value-type="float" office:value="0.00560273191336302" calcext:value-type="float">
            <text:p>0.00560273191336302</text:p>
          </table:table-cell>
          <table:table-cell office:value-type="float" office:value="0.705133333333333" calcext:value-type="float">
            <text:p>0.705133333333333</text:p>
          </table:table-cell>
          <table:table-cell office:value-type="float" office:value="0.00743586404631168" calcext:value-type="float">
            <text:p>0.00743586404631168</text:p>
          </table:table-cell>
          <table:table-cell office:value-type="float" office:value="0.706133333333333" calcext:value-type="float">
            <text:p>0.706133333333333</text:p>
          </table:table-cell>
          <table:table-cell office:value-type="float" office:value="0.0083292605685497" calcext:value-type="float">
            <text:p>0.0083292605685497</text:p>
          </table:table-cell>
          <table:table-cell office:value-type="float" office:value="0.704833333333333" calcext:value-type="float">
            <text:p>0.704833333333333</text:p>
          </table:table-cell>
          <table:table-cell office:value-type="float" office:value="0.0058135803542883" calcext:value-type="float">
            <text:p>0.0058135803542883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0069573179572849" calcext:value-type="float">
            <text:p>0.0069573179572849</text:p>
          </table:table-cell>
          <table:table-cell office:value-type="float" office:value="0.706633333333333" calcext:value-type="float">
            <text:p>0.706633333333333</text:p>
          </table:table-cell>
          <table:table-cell office:value-type="float" office:value="0.0068801523506889" calcext:value-type="float">
            <text:p>0.0068801523506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90982293759707" calcext:value-type="float">
            <text:p>0.0090982293759707</text:p>
          </table:table-cell>
          <table:table-cell office:value-type="float" office:value="0.872" calcext:value-type="float">
            <text:p>0.872</text:p>
          </table:table-cell>
          <table:table-cell office:value-type="float" office:value="0.0096752835157999" calcext:value-type="float">
            <text:p>0.009675283515799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81989159174992" calcext:value-type="float">
            <text:p>0.0081989159174992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77638764659014" calcext:value-type="float">
            <text:p>0.007763876465901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087717982446271" calcext:value-type="float">
            <text:p>0.0087717982446271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076739096221475" calcext:value-type="float">
            <text:p>0.0076739096221475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53489355119604" calcext:value-type="float">
            <text:p>0.005348935511960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61913918736688" calcext:value-type="float">
            <text:p>0.0061913918736688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59628479399994" calcext:value-type="float">
            <text:p>0.0059628479399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873666666666666" calcext:value-type="float">
            <text:p>0.873666666666666</text:p>
          </table:table-cell>
          <table:table-cell office:value-type="float" office:value="0.0112051575426477" calcext:value-type="float">
            <text:p>0.0112051575426477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91590877760227" calcext:value-type="float">
            <text:p>0.0091590877760227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59628479399994" calcext:value-type="float">
            <text:p>0.005962847939999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79056941504209" calcext:value-type="float">
            <text:p>0.0079056941504209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46547466812563" calcext:value-type="float">
            <text:p>0.00465474668125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38005847503304" calcext:value-type="float">
            <text:p>0.00380058475033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86120071218426" calcext:value-type="float">
            <text:p>0.0086120071218426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9" calcext:value-type="float">
            <text:p>0.89</text:p>
          </table:table-cell>
          <table:table-cell office:value-type="float" office:value="0.0033333333333333" calcext:value-type="float">
            <text:p>0.0033333333333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75666666666667" calcext:value-type="float">
            <text:p>0.875666666666667</text:p>
          </table:table-cell>
          <table:table-cell office:value-type="float" office:value="0.0120531231545097" calcext:value-type="float">
            <text:p>0.0120531231545097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73974470070573" calcext:value-type="float">
            <text:p>0.0073974470070573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91742392963485" calcext:value-type="float">
            <text:p>0.0091742392963485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71297498787358" calcext:value-type="float">
            <text:p>0.007129749878735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4333333333333" calcext:value-type="float">
            <text:p>0.884333333333333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9" calcext:value-type="float">
            <text:p>0.89</text:p>
          </table:table-cell>
          <table:table-cell office:value-type="float" office:value="0.0031180478223115" calcext:value-type="float">
            <text:p>0.00311804782231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97894501037255" calcext:value-type="float">
            <text:p>0.0097894501037255</text:p>
          </table:table-cell>
          <table:table-cell office:value-type="float" office:value="0.873666666666666" calcext:value-type="float">
            <text:p>0.873666666666666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73219608788296" calcext:value-type="float">
            <text:p>0.0073219608788296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83831842266394" calcext:value-type="float">
            <text:p>0.0083831842266394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68313005106397" calcext:value-type="float">
            <text:p>0.006831300510639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71297498787358" calcext:value-type="float">
            <text:p>0.0071297498787358</text:p>
          </table:table-cell>
          <table:table-cell office:value-type="float" office:value="0.893333333333333" calcext:value-type="float">
            <text:p>0.893333333333333</text:p>
          </table:table-cell>
          <table:table-cell office:value-type="float" office:value="0.0039086797998528" calcext:value-type="float">
            <text:p>0.0039086797998528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36132472314464" calcext:value-type="float">
            <text:p>0.0036132472314464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0552502960343" calcext:value-type="float">
            <text:p>0.005055250296034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584522597225" calcext:value-type="float">
            <text:p>0.00584522597225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81308739451003" calcext:value-type="float">
            <text:p>0.0081308739451003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54772255750516" calcext:value-type="float">
            <text:p>0.00547722557505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90523170760001" calcext:value-type="float">
            <text:p>0.0090523170760001</text:p>
          </table:table-cell>
          <table:table-cell office:value-type="float" office:value="0.873333333333333" calcext:value-type="float">
            <text:p>0.873333333333333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894" calcext:value-type="float">
            <text:p>0.894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82831824265261" calcext:value-type="float">
            <text:p>0.0082831824265261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051908038341324" calcext:value-type="float">
            <text:p>0.005190803834132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075092535507125" calcext:value-type="float">
            <text:p>0.0075092535507125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079056941504209" calcext:value-type="float">
            <text:p>0.0079056941504209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32058973436118" calcext:value-type="float">
            <text:p>0.003205897343611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056025787713238" calcext:value-type="float">
            <text:p>0.0056025787713238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8" calcext:value-type="float">
            <text:p>0.0038369548110738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032058973436118" calcext:value-type="float">
            <text:p>0.0032058973436118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5616732283432" calcext:value-type="float">
            <text:p>0.0065616732283432</text:p>
          </table:table-cell>
          <table:table-cell office:value-type="float" office:value="0.894666666666667" calcext:value-type="float">
            <text:p>0.894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50826502273255" calcext:value-type="float">
            <text:p>0.00508265022732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01699583748364" calcext:value-type="float">
            <text:p>0.0101699583748364</text:p>
          </table:table-cell>
          <table:table-cell office:value-type="float" office:value="0.873666666666666" calcext:value-type="float">
            <text:p>0.873666666666666</text:p>
          </table:table-cell>
          <table:table-cell office:value-type="float" office:value="0.0107403977219107" calcext:value-type="float">
            <text:p>0.0107403977219107</text:p>
          </table:table-cell>
          <table:table-cell office:value-type="float" office:value="0.892933333333333" calcext:value-type="float">
            <text:p>0.892933333333333</text:p>
          </table:table-cell>
          <table:table-cell office:value-type="float" office:value="0.00666422572421274" calcext:value-type="float">
            <text:p>0.00666422572421274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0087854491351586" calcext:value-type="float">
            <text:p>0.0087854491351586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00516582236848348" calcext:value-type="float">
            <text:p>0.00516582236848348</text:p>
          </table:table-cell>
          <table:table-cell office:value-type="float" office:value="0.888866666666667" calcext:value-type="float">
            <text:p>0.888866666666667</text:p>
          </table:table-cell>
          <table:table-cell office:value-type="float" office:value="0.0083487852048284" calcext:value-type="float">
            <text:p>0.0083487852048284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00697932332896726" calcext:value-type="float">
            <text:p>0.00697932332896726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807971198049044" calcext:value-type="float">
            <text:p>0.00807971198049044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00504002652286934" calcext:value-type="float">
            <text:p>0.00504002652286934</text:p>
          </table:table-cell>
          <table:table-cell office:value-type="float" office:value="0.885533333333333" calcext:value-type="float">
            <text:p>0.885533333333333</text:p>
          </table:table-cell>
          <table:table-cell office:value-type="float" office:value="0.0046296149074855" calcext:value-type="float">
            <text:p>0.0046296149074855</text:p>
          </table:table-cell>
          <table:table-cell office:value-type="float" office:value="0.892133333333333" calcext:value-type="float">
            <text:p>0.892133333333333</text:p>
          </table:table-cell>
          <table:table-cell office:value-type="float" office:value="0.00570191522269496" calcext:value-type="float">
            <text:p>0.00570191522269496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88699103895368" calcext:value-type="float">
            <text:p>0.00488699103895368</text:p>
          </table:table-cell>
          <table:table-cell office:value-type="float" office:value="0.891533333333333" calcext:value-type="float">
            <text:p>0.891533333333333</text:p>
          </table:table-cell>
          <table:table-cell office:value-type="float" office:value="0.00470923706037928" calcext:value-type="float">
            <text:p>0.00470923706037928</text:p>
          </table:table-cell>
          <table:table-cell office:value-type="float" office:value="0.885866666666666" calcext:value-type="float">
            <text:p>0.885866666666666</text:p>
          </table:table-cell>
          <table:table-cell office:value-type="float" office:value="0.0068875997535181" calcext:value-type="float">
            <text:p>0.006887599753518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00607114044977972" calcext:value-type="float">
            <text:p>0.00607114044977972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59482097960426" calcext:value-type="float">
            <text:p>0.00459482097960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49159604012509" calcext:value-type="float">
            <text:p>0.0049159604012509</text:p>
          </table:table-cell>
          <table:table-cell office:value-type="float" office:value="0.882" calcext:value-type="float">
            <text:p>0.882</text:p>
          </table:table-cell>
          <table:table-cell office:value-type="float" office:value="0.0057008771254956" calcext:value-type="float">
            <text:p>0.00570087712549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059395098937352" calcext:value-type="float">
            <text:p>0.0059395098937352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3464775882199" calcext:value-type="float">
            <text:p>0.0063464775882199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64117946872238" calcext:value-type="float">
            <text:p>0.0064117946872238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0666666666667" calcext:value-type="float">
            <text:p>0.880666666666667</text:p>
          </table:table-cell>
          <table:table-cell office:value-type="float" office:value="0.0065192024052026" calcext:value-type="float">
            <text:p>0.0065192024052026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877666666666667" calcext:value-type="float">
            <text:p>0.877666666666667</text:p>
          </table:table-cell>
          <table:table-cell office:value-type="float" office:value="0.0099023005183419" calcext:value-type="float">
            <text:p>0.00990230051834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032489314482696" calcext:value-type="float">
            <text:p>0.003248931448269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7226494462893" calcext:value-type="float">
            <text:p>0.007226494462893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59395098937351" calcext:value-type="float">
            <text:p>0.00593950989373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2072494368132" calcext:value-type="float">
            <text:p>0.0072072494368132</text:p>
          </table:table-cell>
          <table:table-cell office:value-type="float" office:value="0.883" calcext:value-type="float">
            <text:p>0.883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3025568003963" calcext:value-type="float">
            <text:p>0.006302556800396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84656167328001" calcext:value-type="float">
            <text:p>0.0084656167328001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064978628965392" calcext:value-type="float">
            <text:p>0.006497862896539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74907350180813" calcext:value-type="float">
            <text:p>0.007490735018081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0781941762701" calcext:value-type="float">
            <text:p>0.00607819417627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77817450199525" calcext:value-type="float">
            <text:p>0.0077817450199525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73219608788296" calcext:value-type="float">
            <text:p>0.00732196087882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2360679774997" calcext:value-type="float">
            <text:p>0.00223606797749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45030853620354" calcext:value-type="float">
            <text:p>0.004503085362035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4560735588879" calcext:value-type="float">
            <text:p>0.003456073558887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80794664290272" calcext:value-type="float">
            <text:p>0.008079466429027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6248123085038" calcext:value-type="float">
            <text:p>0.0046248123085038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36514837167011" calcext:value-type="float">
            <text:p>0.003651483716701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69322114476951" calcext:value-type="float">
            <text:p>0.0069322114476951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55277079839256" calcext:value-type="float">
            <text:p>0.005527707983925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73974470070574" calcext:value-type="float">
            <text:p>0.007397447007057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69721668877839" calcext:value-type="float">
            <text:p>0.00697216688778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451809077932" calcext:value-type="float">
            <text:p>0.00545180907793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229064742237" calcext:value-type="float">
            <text:p>0.0053229064742237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3461349368017" calcext:value-type="float">
            <text:p>0.00434613493680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25276251480172" calcext:value-type="float">
            <text:p>0.002527625148017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5643546458764" calcext:value-type="float">
            <text:p>0.0045643546458764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31180478223116" calcext:value-type="float">
            <text:p>0.003118047822311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27386127875258" calcext:value-type="float">
            <text:p>0.0027386127875258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8016200969626" calcext:value-type="float">
            <text:p>0.004801620096962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76919871728095" calcext:value-type="float">
            <text:p>0.007691987172809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70316743699096" calcext:value-type="float">
            <text:p>0.00703167436990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9395098937351" calcext:value-type="float">
            <text:p>0.0059395098937351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057735026918962" calcext:value-type="float">
            <text:p>0.005773502691896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0138648595974" calcext:value-type="float">
            <text:p>0.00401386485959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43140597018482" calcext:value-type="float">
            <text:p>0.004314059701848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6055300708195" calcext:value-type="float">
            <text:p>0.00605530070819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66038709187196" calcext:value-type="float">
            <text:p>0.00660387091871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030276503540974" calcext:value-type="float">
            <text:p>0.003027650354097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0824829046386" calcext:value-type="float">
            <text:p>0.0040824829046386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055777335102271" calcext:value-type="float">
            <text:p>0.0055777335102271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9441323247304" calcext:value-type="float">
            <text:p>0.0049441323247304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29814239699997" calcext:value-type="float">
            <text:p>0.002981423969999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19002923751652" calcext:value-type="float">
            <text:p>0.001900292375165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60553007081949" calcext:value-type="float">
            <text:p>0.006055300708194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38369548110737" calcext:value-type="float">
            <text:p>0.0038369548110737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041833001326703" calcext:value-type="float">
            <text:p>0.0041833001326703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041499665326629" calcext:value-type="float">
            <text:p>0.0041499665326629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027888667551135" calcext:value-type="float">
            <text:p>0.0027888667551135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042491829279939" calcext:value-type="float">
            <text:p>0.004249182927993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8214163988576" calcext:value-type="float">
            <text:p>0.005821416398857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067288764127287" calcext:value-type="float">
            <text:p>0.00672887641272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48591265790377" calcext:value-type="float">
            <text:p>0.004859126579037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2_</text:p>
          </table:table-cell>
          <table:table-cell office:value-type="float" office:value="0.887933333333333" calcext:value-type="float">
            <text:p>0.887933333333333</text:p>
          </table:table-cell>
          <table:table-cell office:value-type="float" office:value="0.00398291066353568" calcext:value-type="float">
            <text:p>0.00398291066353568</text:p>
          </table:table-cell>
          <table:table-cell office:value-type="float" office:value="0.885133333333333" calcext:value-type="float">
            <text:p>0.885133333333333</text:p>
          </table:table-cell>
          <table:table-cell office:value-type="float" office:value="0.00528173243717874" calcext:value-type="float">
            <text:p>0.005281732437178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33024407855932" calcext:value-type="float">
            <text:p>0.00533024407855932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0421358537449128" calcext:value-type="float">
            <text:p>0.00421358537449128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0060385782580079" calcext:value-type="float">
            <text:p>0.006038578258007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0047734468807632" calcext:value-type="float">
            <text:p>0.004773446880763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60048611548902" calcext:value-type="float">
            <text:p>0.0046004861154890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711138214974468" calcext:value-type="float">
            <text:p>0.00711138214974468</text:p>
          </table:table-cell>
          <table:table-cell office:value-type="float" office:value="0.887266666666667" calcext:value-type="float">
            <text:p>0.887266666666667</text:p>
          </table:table-cell>
          <table:table-cell office:value-type="float" office:value="0.0054794570846967" calcext:value-type="float">
            <text:p>0.0054794570846967</text:p>
          </table:table-cell>
          <table:table-cell office:value-type="float" office:value="0.885733333333333" calcext:value-type="float">
            <text:p>0.885733333333333</text:p>
          </table:table-cell>
          <table:table-cell office:value-type="float" office:value="0.00630603889134934" calcext:value-type="float">
            <text:p>0.00630603889134934</text:p>
          </table:table-cell>
          <table:table-cell office:value-type="float" office:value="0.8854" calcext:value-type="float">
            <text:p>0.8854</text:p>
          </table:table-cell>
          <table:table-cell office:value-type="float" office:value="0.00583008972944778" calcext:value-type="float">
            <text:p>0.0058300897294477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00493670373689762" calcext:value-type="float">
            <text:p>0.004936703736897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474887697291548" calcext:value-type="float">
            <text:p>0.00474887697291548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00475533228541874" calcext:value-type="float">
            <text:p>0.00475533228541874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0662306461559858" calcext:value-type="float">
            <text:p>0.00662306461559858</text:p>
          </table:table-cell>
          <table:table-cell office:value-type="float" office:value="0.885266666666667" calcext:value-type="float">
            <text:p>0.885266666666667</text:p>
          </table:table-cell>
          <table:table-cell office:value-type="float" office:value="0.00581412064142474" calcext:value-type="float">
            <text:p>0.005814120641424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69" calcext:value-type="float">
            <text:p>0.69</text:p>
          </table:table-cell>
          <table:table-cell office:value-type="float" office:value="0.013693063937629" calcext:value-type="float">
            <text:p>0.013693063937629</text:p>
          </table:table-cell>
          <table:table-cell office:value-type="float" office:value="0.585" calcext:value-type="float">
            <text:p>0.585</text:p>
          </table:table-cell>
          <table:table-cell office:value-type="float" office:value="0.029580398915498" calcext:value-type="float">
            <text:p>0.029580398915498</text:p>
          </table:table-cell>
          <table:table-cell office:value-type="float" office:value="0.676" calcext:value-type="float">
            <text:p>0.676</text:p>
          </table:table-cell>
          <table:table-cell office:value-type="float" office:value="0.0198116127561589" calcext:value-type="float">
            <text:p>0.0198116127561589</text:p>
          </table:table-cell>
          <table:table-cell office:value-type="float" office:value="0.698" calcext:value-type="float">
            <text:p>0.698</text:p>
          </table:table-cell>
          <table:table-cell office:value-type="float" office:value="0.0428077095860079" calcext:value-type="float">
            <text:p>0.04280770958600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432145808726637" calcext:value-type="float">
            <text:p>0.0432145808726637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79" calcext:value-type="float">
            <text:p>0.679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" calcext:value-type="float">
            <text:p>0.66</text:p>
          </table:table-cell>
          <table:table-cell office:value-type="float" office:value="0.0231840462387392" calcext:value-type="float">
            <text:p>0.0231840462387392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38746727726265" calcext:value-type="float">
            <text:p>0.0238746727726265</text:p>
          </table:table-cell>
          <table:table-cell office:value-type="float" office:value="0.677" calcext:value-type="float">
            <text:p>0.677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67" calcext:value-type="float">
            <text:p>0.67</text:p>
          </table:table-cell>
          <table:table-cell office:value-type="float" office:value="0.0247487373415291" calcext:value-type="float">
            <text:p>0.0247487373415291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56" calcext:value-type="float">
            <text:p>0.656</text:p>
          </table:table-cell>
          <table:table-cell office:value-type="float" office:value="0.0307001628660174" calcext:value-type="float">
            <text:p>0.030700162866017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237170824512628" calcext:value-type="float">
            <text:p>0.02371708245126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694" calcext:value-type="float">
            <text:p>0.69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586" calcext:value-type="float">
            <text:p>0.586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8" calcext:value-type="float">
            <text:p>0.68</text:p>
          </table:table-cell>
          <table:table-cell office:value-type="float" office:value="0.02783882181415" calcext:value-type="float">
            <text:p>0.0278388218141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5039680040467" calcext:value-type="float">
            <text:p>0.0315039680040467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07364413533277" calcext:value-type="float">
            <text:p>0.0207364413533277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04959013639537" calcext:value-type="float">
            <text:p>0.0304959013639537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83079626187558" calcext:value-type="float">
            <text:p>0.0383079626187558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70135110466435" calcext:value-type="float">
            <text:p>0.0370135110466435</text:p>
          </table:table-cell>
          <table:table-cell office:value-type="float" office:value="0.672" calcext:value-type="float">
            <text:p>0.672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92403830344268" calcext:value-type="float">
            <text:p>0.029240383034426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90258505474" calcext:value-type="float">
            <text:p>0.0290258505474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07001628660174" calcext:value-type="float">
            <text:p>0.03070016286601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691" calcext:value-type="float">
            <text:p>0.691</text:p>
          </table:table-cell>
          <table:table-cell office:value-type="float" office:value="0.0216217483104396" calcext:value-type="float">
            <text:p>0.0216217483104396</text:p>
          </table:table-cell>
          <table:table-cell office:value-type="float" office:value="0.59" calcext:value-type="float">
            <text:p>0.59</text:p>
          </table:table-cell>
          <table:table-cell office:value-type="float" office:value="0.0308220700148448" calcext:value-type="float">
            <text:p>0.030822070014844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89395922569755" calcext:value-type="float">
            <text:p>0.0289395922569755</text:p>
          </table:table-cell>
          <table:table-cell office:value-type="float" office:value="0.684" calcext:value-type="float">
            <text:p>0.684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43413228892761" calcext:value-type="float">
            <text:p>0.02434132288927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0241350367722943" calcext:value-type="float">
            <text:p>0.0241350367722943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45967477524976" calcext:value-type="float">
            <text:p>0.0245967477524976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48495472795782" calcext:value-type="float">
            <text:p>0.0248495472795782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83725219182222" calcext:value-type="float">
            <text:p>0.0283725219182222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48495472795783" calcext:value-type="float">
            <text:p>0.0248495472795783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770379035439" calcext:value-type="float">
            <text:p>0.02770379035439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0124740662784" calcext:value-type="float">
            <text:p>0.030124740662784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64691650576209" calcext:value-type="float">
            <text:p>0.0364691650576209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4022051672408" calcext:value-type="float">
            <text:p>0.034022051672408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74833296279826" calcext:value-type="float">
            <text:p>0.03748332962798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694" calcext:value-type="float">
            <text:p>0.694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592" calcext:value-type="float">
            <text:p>0.592</text:p>
          </table:table-cell>
          <table:table-cell office:value-type="float" office:value="0.0311448230047948" calcext:value-type="float">
            <text:p>0.0311448230047948</text:p>
          </table:table-cell>
          <table:table-cell office:value-type="float" office:value="0.679" calcext:value-type="float">
            <text:p>0.679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87" calcext:value-type="float">
            <text:p>0.687</text:p>
          </table:table-cell>
          <table:table-cell office:value-type="float" office:value="0.0297069015550258" calcext:value-type="float">
            <text:p>0.0297069015550258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51495526799185" calcext:value-type="float">
            <text:p>0.0251495526799185</text:p>
          </table:table-cell>
          <table:table-cell office:value-type="float" office:value="0.68" calcext:value-type="float">
            <text:p>0.68</text:p>
          </table:table-cell>
          <table:table-cell office:value-type="float" office:value="0.0226384628453435" calcext:value-type="float">
            <text:p>0.0226384628453435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85043856274784" calcext:value-type="float">
            <text:p>0.0285043856274784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63153947338815" calcext:value-type="float">
            <text:p>0.0263153947338815</text:p>
          </table:table-cell>
          <table:table-cell office:value-type="float" office:value="0.681" calcext:value-type="float">
            <text:p>0.681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61247009552262" calcext:value-type="float">
            <text:p>0.0261247009552262</text:p>
          </table:table-cell>
          <table:table-cell office:value-type="float" office:value="0.685" calcext:value-type="float">
            <text:p>0.685</text:p>
          </table:table-cell>
          <table:table-cell office:value-type="float" office:value="0.0320156211871642" calcext:value-type="float">
            <text:p>0.0320156211871642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56" calcext:value-type="float">
            <text:p>0.656</text:p>
          </table:table-cell>
          <table:table-cell office:value-type="float" office:value="0.0348926926447358" calcext:value-type="float">
            <text:p>0.0348926926447358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30529877620768" calcext:value-type="float">
            <text:p>0.03305298776207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695" calcext:value-type="float">
            <text:p>0.695</text:p>
          </table:table-cell>
          <table:table-cell office:value-type="float" office:value="0.0176776695296636" calcext:value-type="float">
            <text:p>0.0176776695296636</text:p>
          </table:table-cell>
          <table:table-cell office:value-type="float" office:value="0.589" calcext:value-type="float">
            <text:p>0.589</text:p>
          </table:table-cell>
          <table:table-cell office:value-type="float" office:value="0.0352491134640291" calcext:value-type="float">
            <text:p>0.035249113464029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62202212042537" calcext:value-type="float">
            <text:p>0.0262202212042537</text:p>
          </table:table-cell>
          <table:table-cell office:value-type="float" office:value="0.693" calcext:value-type="float">
            <text:p>0.693</text:p>
          </table:table-cell>
          <table:table-cell office:value-type="float" office:value="0.0268328157299974" calcext:value-type="float">
            <text:p>0.02683281572999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85043856274784" calcext:value-type="float">
            <text:p>0.028504385627478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253475837112731" calcext:value-type="float">
            <text:p>0.0253475837112731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41350367722943" calcext:value-type="float">
            <text:p>0.0241350367722943</text:p>
          </table:table-cell>
          <table:table-cell office:value-type="float" office:value="0.686" calcext:value-type="float">
            <text:p>0.686</text:p>
          </table:table-cell>
          <table:table-cell office:value-type="float" office:value="0.0253475837112731" calcext:value-type="float">
            <text:p>0.0253475837112731</text:p>
          </table:table-cell>
          <table:table-cell office:value-type="float" office:value="0.678" calcext:value-type="float">
            <text:p>0.678</text:p>
          </table:table-cell>
          <table:table-cell office:value-type="float" office:value="0.0270647372054487" calcext:value-type="float">
            <text:p>0.0270647372054487</text:p>
          </table:table-cell>
          <table:table-cell office:value-type="float" office:value="0.66" calcext:value-type="float">
            <text:p>0.66</text:p>
          </table:table-cell>
          <table:table-cell office:value-type="float" office:value="0.0297909382195324" calcext:value-type="float">
            <text:p>0.0297909382195324</text:p>
          </table:table-cell>
          <table:table-cell office:value-type="float" office:value="0.665" calcext:value-type="float">
            <text:p>0.665</text:p>
          </table:table-cell>
          <table:table-cell office:value-type="float" office:value="0.0269258240356724" calcext:value-type="float">
            <text:p>0.026925824035672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352491134640291" calcext:value-type="float">
            <text:p>0.0352491134640291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07001628660174" calcext:value-type="float">
            <text:p>0.0307001628660174</text:p>
          </table:table-cell>
          <table:table-cell office:value-type="float" office:value="0.654" calcext:value-type="float">
            <text:p>0.654</text:p>
          </table:table-cell>
          <table:table-cell office:value-type="float" office:value="0.0263153947338815" calcext:value-type="float">
            <text:p>0.026315394733881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34290293008935" calcext:value-type="float">
            <text:p>0.033429029300893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0163962602290257" calcext:value-type="float">
            <text:p>0.0163962602290257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0292579988177569" calcext:value-type="float">
            <text:p>0.0292579988177569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0269621208902845" calcext:value-type="float">
            <text:p>0.0269621208902845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0314953022293806" calcext:value-type="float">
            <text:p>0.031495302229380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75389947120926" calcext:value-type="float">
            <text:p>0.0275389947120926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0240760485142569" calcext:value-type="float">
            <text:p>0.0240760485142569</text:p>
          </table:table-cell>
          <table:table-cell office:value-type="float" office:value="0.675" calcext:value-type="float">
            <text:p>0.675</text:p>
          </table:table-cell>
          <table:table-cell office:value-type="float" office:value="0.02921850276697" calcext:value-type="float">
            <text:p>0.02921850276697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027040834289686" calcext:value-type="float">
            <text:p>0.027040834289686</text:p>
          </table:table-cell>
          <table:table-cell office:value-type="float" office:value="0.6782" calcext:value-type="float">
            <text:p>0.6782</text:p>
          </table:table-cell>
          <table:table-cell office:value-type="float" office:value="0.0329615957748349" calcext:value-type="float">
            <text:p>0.0329615957748349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0294013951602932" calcext:value-type="float">
            <text:p>0.0294013951602932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0234854441771204" calcext:value-type="float">
            <text:p>0.0234854441771204</text:p>
          </table:table-cell>
          <table:table-cell office:value-type="float" office:value="0.6756" calcext:value-type="float">
            <text:p>0.6756</text:p>
          </table:table-cell>
          <table:table-cell office:value-type="float" office:value="0.0279722767765017" calcext:value-type="float">
            <text:p>0.0279722767765017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9718781589136" calcext:value-type="float">
            <text:p>0.0259718781589136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0319208941472725" calcext:value-type="float">
            <text:p>0.0319208941472725</text:p>
          </table:table-cell>
          <table:table-cell office:value-type="float" office:value="0.6692" calcext:value-type="float">
            <text:p>0.6692</text:p>
          </table:table-cell>
          <table:table-cell office:value-type="float" office:value="0.0308641986407415" calcext:value-type="float">
            <text:p>0.0308641986407415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0316765184016466" calcext:value-type="float">
            <text:p>0.03167651840164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57" calcext:value-type="float">
            <text:p>0.657</text:p>
          </table:table-cell>
          <table:table-cell office:value-type="float" office:value="0.0317411404962077" calcext:value-type="float">
            <text:p>0.031741140496207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2672618505409" calcext:value-type="float">
            <text:p>0.032672618505409</text:p>
          </table:table-cell>
          <table:table-cell office:value-type="float" office:value="0.653" calcext:value-type="float">
            <text:p>0.65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194935886896179" calcext:value-type="float">
            <text:p>0.0194935886896179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94651745213422" calcext:value-type="float">
            <text:p>0.0394651745213422</text:p>
          </table:table-cell>
          <table:table-cell office:value-type="float" office:value="0.665" calcext:value-type="float">
            <text:p>0.665</text:p>
          </table:table-cell>
          <table:table-cell office:value-type="float" office:value="0.0412310562561765" calcext:value-type="float">
            <text:p>0.0412310562561765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10241841149771" calcext:value-type="float">
            <text:p>0.031024184114977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318982758154731" calcext:value-type="float">
            <text:p>0.0318982758154731</text:p>
          </table:table-cell>
          <table:table-cell office:value-type="float" office:value="0.65" calcext:value-type="float">
            <text:p>0.65</text:p>
          </table:table-cell>
          <table:table-cell office:value-type="float" office:value="0.0158113883008419" calcext:value-type="float">
            <text:p>0.0158113883008419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46475150877324" calcext:value-type="float">
            <text:p>0.0246475150877324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48" calcext:value-type="float">
            <text:p>0.648</text:p>
          </table:table-cell>
          <table:table-cell office:value-type="float" office:value="0.0338378486313772" calcext:value-type="float">
            <text:p>0.0338378486313772</text:p>
          </table:table-cell>
          <table:table-cell office:value-type="float" office:value="0.64" calcext:value-type="float">
            <text:p>0.64</text:p>
          </table:table-cell>
          <table:table-cell office:value-type="float" office:value="0.0398434436262731" calcext:value-type="float">
            <text:p>0.0398434436262731</text:p>
          </table:table-cell>
          <table:table-cell office:value-type="float" office:value="0.651" calcext:value-type="float">
            <text:p>0.651</text:p>
          </table:table-cell>
          <table:table-cell office:value-type="float" office:value="0.0429243520626695" calcext:value-type="float">
            <text:p>0.042924352062669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81957443597433" calcext:value-type="float">
            <text:p>0.0281957443597433</text:p>
          </table:table-cell>
          <table:table-cell office:value-type="float" office:value="0.646" calcext:value-type="float">
            <text:p>0.646</text:p>
          </table:table-cell>
          <table:table-cell office:value-type="float" office:value="0.0178185296812054" calcext:value-type="float">
            <text:p>0.01781852968120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42661458015403" calcext:value-type="float">
            <text:p>0.042661458015403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6526373409276" calcext:value-type="float">
            <text:p>0.0336526373409276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77488738510231" calcext:value-type="float">
            <text:p>0.0277488738510231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99165506033031" calcext:value-type="float">
            <text:p>0.0299165506033031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91471582621267" calcext:value-type="float">
            <text:p>0.0391471582621267</text:p>
          </table:table-cell>
          <table:table-cell office:value-type="float" office:value="0.667" calcext:value-type="float">
            <text:p>0.667</text:p>
          </table:table-cell>
          <table:table-cell office:value-type="float" office:value="0.0432434966208793" calcext:value-type="float">
            <text:p>0.0432434966208793</text:p>
          </table:table-cell>
          <table:table-cell office:value-type="float" office:value="0.668" calcext:value-type="float">
            <text:p>0.668</text:p>
          </table:table-cell>
          <table:table-cell office:value-type="float" office:value="0.0373496987939661" calcext:value-type="float">
            <text:p>0.0373496987939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25192250830181" calcext:value-type="float">
            <text:p>0.032519225083018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0759615184286" calcext:value-type="float">
            <text:p>0.023075961518428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4" calcext:value-type="float">
            <text:p>0.654</text:p>
          </table:table-cell>
          <table:table-cell office:value-type="float" office:value="0.0339852909359328" calcext:value-type="float">
            <text:p>0.0339852909359328</text:p>
          </table:table-cell>
          <table:table-cell office:value-type="float" office:value="0.672" calcext:value-type="float">
            <text:p>0.672</text:p>
          </table:table-cell>
          <table:table-cell office:value-type="float" office:value="0.0256417628099161" calcext:value-type="float">
            <text:p>0.02564176280991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2871472441324" calcext:value-type="float">
            <text:p>0.046287147244132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77037903543901" calcext:value-type="float">
            <text:p>0.0277037903543901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86356421265527" calcext:value-type="float">
            <text:p>0.0286356421265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30529877620768" calcext:value-type="float">
            <text:p>0.0330529877620768</text:p>
          </table:table-cell>
          <table:table-cell office:value-type="float" office:value="0.66" calcext:value-type="float">
            <text:p>0.66</text:p>
          </table:table-cell>
          <table:table-cell office:value-type="float" office:value="0.0444409720865779" calcext:value-type="float">
            <text:p>0.0444409720865779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90258505473999" calcext:value-type="float">
            <text:p>0.0290258505473999</text:p>
          </table:table-cell>
          <table:table-cell office:value-type="float" office:value="0.672" calcext:value-type="float">
            <text:p>0.672</text:p>
          </table:table-cell>
          <table:table-cell office:value-type="float" office:value="0.0347491007077881" calcext:value-type="float">
            <text:p>0.0347491007077881</text:p>
          </table:table-cell>
          <table:table-cell office:value-type="float" office:value="0.673" calcext:value-type="float">
            <text:p>0.673</text:p>
          </table:table-cell>
          <table:table-cell office:value-type="float" office:value="0.0356370593624109" calcext:value-type="float">
            <text:p>0.035637059362410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79143772202577" calcext:value-type="float">
            <text:p>0.0379143772202577</text:p>
          </table:table-cell>
          <table:table-cell office:value-type="float" office:value="0.671" calcext:value-type="float">
            <text:p>0.671</text:p>
          </table:table-cell>
          <table:table-cell office:value-type="float" office:value="0.0426321474945844" calcext:value-type="float">
            <text:p>0.0426321474945844</text:p>
          </table:table-cell>
          <table:table-cell office:value-type="float" office:value="0.657" calcext:value-type="float">
            <text:p>0.657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219089023002066" calcext:value-type="float">
            <text:p>0.02190890230020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34290293008935" calcext:value-type="float">
            <text:p>0.03342902930089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0390512483795332" calcext:value-type="float">
            <text:p>0.0390512483795332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75227178890457" calcext:value-type="float">
            <text:p>0.0275227178890457</text:p>
          </table:table-cell>
          <table:table-cell office:value-type="float" office:value="0.668" calcext:value-type="float">
            <text:p>0.668</text:p>
          </table:table-cell>
          <table:table-cell office:value-type="float" office:value="0.0288530760925069" calcext:value-type="float">
            <text:p>0.0288530760925069</text:p>
          </table:table-cell>
          <table:table-cell office:value-type="float" office:value="0.661" calcext:value-type="float">
            <text:p>0.661</text:p>
          </table:table-cell>
          <table:table-cell office:value-type="float" office:value="0.0460163014593741" calcext:value-type="float">
            <text:p>0.0460163014593741</text:p>
          </table:table-cell>
          <table:table-cell office:value-type="float" office:value="0.66" calcext:value-type="float">
            <text:p>0.66</text:p>
          </table:table-cell>
          <table:table-cell office:value-type="float" office:value="0.0367423461417476" calcext:value-type="float">
            <text:p>0.036742346141747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11046620299915" calcext:value-type="float">
            <text:p>0.03110466202999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2" calcext:value-type="float">
            <text:p>0.662</text:p>
          </table:table-cell>
          <table:table-cell office:value-type="float" office:value="0.0309434968935315" calcext:value-type="float">
            <text:p>0.030943496893531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05277682583188" calcext:value-type="float">
            <text:p>0.0405277682583188</text:p>
          </table:table-cell>
          <table:table-cell office:value-type="float" office:value="0.664" calcext:value-type="float">
            <text:p>0.664</text:p>
          </table:table-cell>
          <table:table-cell office:value-type="float" office:value="0.0260768096208105" calcext:value-type="float">
            <text:p>0.0260768096208105</text:p>
          </table:table-cell>
          <table:table-cell office:value-type="float" office:value="0.673" calcext:value-type="float">
            <text:p>0.673</text:p>
          </table:table-cell>
          <table:table-cell office:value-type="float" office:value="0.0416233107765348" calcext:value-type="float">
            <text:p>0.0416233107765348</text:p>
          </table:table-cell>
          <table:table-cell office:value-type="float" office:value="0.678" calcext:value-type="float">
            <text:p>0.678</text:p>
          </table:table-cell>
          <table:table-cell office:value-type="float" office:value="0.0313448560373149" calcext:value-type="float">
            <text:p>0.0313448560373149</text:p>
          </table:table-cell>
          <table:table-cell office:value-type="float" office:value="0.665" calcext:value-type="float">
            <text:p>0.665</text:p>
          </table:table-cell>
          <table:table-cell office:value-type="float" office:value="0.0344601218802255" calcext:value-type="float">
            <text:p>0.0344601218802255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97492138287036" calcext:value-type="float">
            <text:p>0.0397492138287036</text:p>
          </table:table-cell>
          <table:table-cell office:value-type="float" office:value="0.661" calcext:value-type="float">
            <text:p>0.661</text:p>
          </table:table-cell>
          <table:table-cell office:value-type="float" office:value="0.0258360213655276" calcext:value-type="float">
            <text:p>0.0258360213655276</text:p>
          </table:table-cell>
          <table:table-cell office:value-type="float" office:value="0.67" calcext:value-type="float">
            <text:p>0.67</text:p>
          </table:table-cell>
          <table:table-cell office:value-type="float" office:value="0.0318198051533946" calcext:value-type="float">
            <text:p>0.0318198051533946</text:p>
          </table:table-cell>
          <table:table-cell office:value-type="float" office:value="0.667" calcext:value-type="float">
            <text:p>0.667</text:p>
          </table:table-cell>
          <table:table-cell office:value-type="float" office:value="0.0265988721565407" calcext:value-type="float">
            <text:p>0.0265988721565407</text:p>
          </table:table-cell>
          <table:table-cell office:value-type="float" office:value="0.659" calcext:value-type="float">
            <text:p>0.659</text:p>
          </table:table-cell>
          <table:table-cell office:value-type="float" office:value="0.0350713558335003" calcext:value-type="float">
            <text:p>0.0350713558335003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02902624617218" calcext:value-type="float">
            <text:p>0.0302902624617218</text:p>
          </table:table-cell>
          <table:table-cell office:value-type="float" office:value="0.667" calcext:value-type="float">
            <text:p>0.667</text:p>
          </table:table-cell>
          <table:table-cell office:value-type="float" office:value="0.0370135110466434" calcext:value-type="float">
            <text:p>0.0370135110466434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7815340802378" calcext:value-type="float">
            <text:p>0.037815340802378</text:p>
          </table:table-cell>
          <table:table-cell office:value-type="float" office:value="0.661" calcext:value-type="float">
            <text:p>0.661</text:p>
          </table:table-cell>
          <table:table-cell office:value-type="float" office:value="0.0309030742807248" calcext:value-type="float">
            <text:p>0.0309030742807248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79732014613987" calcext:value-type="float">
            <text:p>0.02797320146139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30907842155486" calcext:value-type="float">
            <text:p>0.0330907842155486</text:p>
          </table:table-cell>
          <table:table-cell office:value-type="float" office:value="0.664" calcext:value-type="float">
            <text:p>0.664</text:p>
          </table:table-cell>
          <table:table-cell office:value-type="float" office:value="0.0433589667773575" calcext:value-type="float">
            <text:p>0.0433589667773575</text:p>
          </table:table-cell>
          <table:table-cell office:value-type="float" office:value="0.669" calcext:value-type="float">
            <text:p>0.669</text:p>
          </table:table-cell>
          <table:table-cell office:value-type="float" office:value="0.0288097205817758" calcext:value-type="float">
            <text:p>0.0288097205817758</text:p>
          </table:table-cell>
          <table:table-cell office:value-type="float" office:value="0.675" calcext:value-type="float">
            <text:p>0.675</text:p>
          </table:table-cell>
          <table:table-cell office:value-type="float" office:value="0.0404660351405966" calcext:value-type="float">
            <text:p>0.0404660351405966</text:p>
          </table:table-cell>
          <table:table-cell office:value-type="float" office:value="0.677" calcext:value-type="float">
            <text:p>0.677</text:p>
          </table:table-cell>
          <table:table-cell office:value-type="float" office:value="0.0294957624075052" calcext:value-type="float">
            <text:p>0.0294957624075052</text:p>
          </table:table-cell>
          <table:table-cell office:value-type="float" office:value="0.67" calcext:value-type="float">
            <text:p>0.67</text:p>
          </table:table-cell>
          <table:table-cell office:value-type="float" office:value="0.0353553390593273" calcext:value-type="float">
            <text:p>0.0353553390593273</text:p>
          </table:table-cell>
          <table:table-cell office:value-type="float" office:value="0.669" calcext:value-type="float">
            <text:p>0.669</text:p>
          </table:table-cell>
          <table:table-cell office:value-type="float" office:value="0.0384707681233426" calcext:value-type="float">
            <text:p>0.0384707681233426</text:p>
          </table:table-cell>
          <table:table-cell office:value-type="float" office:value="0.663" calcext:value-type="float">
            <text:p>0.663</text:p>
          </table:table-cell>
          <table:table-cell office:value-type="float" office:value="0.0329013677527241" calcext:value-type="float">
            <text:p>0.0329013677527241</text:p>
          </table:table-cell>
          <table:table-cell office:value-type="float" office:value="0.671" calcext:value-type="float">
            <text:p>0.671</text:p>
          </table:table-cell>
          <table:table-cell office:value-type="float" office:value="0.0267861904719577" calcext:value-type="float">
            <text:p>0.0267861904719577</text:p>
          </table:table-cell>
          <table:table-cell office:value-type="float" office:value="0.67" calcext:value-type="float">
            <text:p>0.67</text:p>
          </table:table-cell>
          <table:table-cell office:value-type="float" office:value="0.0280624304008045" calcext:value-type="float">
            <text:p>0.0280624304008045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951356024495" calcext:value-type="float">
            <text:p>0.03595135602449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4533529500462" calcext:value-type="float">
            <text:p>0.0294533529500462</text:p>
          </table:table-cell>
          <table:table-cell office:value-type="float" office:value="0.67" calcext:value-type="float">
            <text:p>0.67</text:p>
          </table:table-cell>
          <table:table-cell office:value-type="float" office:value="0.0333541601603157" calcext:value-type="float">
            <text:p>0.03335416016031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0356019662378357" calcext:value-type="float">
            <text:p>0.03560196623783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0311046620299915" calcext:value-type="float">
            <text:p>0.0311046620299915</text:p>
          </table:table-cell>
          <table:table-cell office:value-type="float" office:value="0.663" calcext:value-type="float">
            <text:p>0.663</text:p>
          </table:table-cell>
          <table:table-cell office:value-type="float" office:value="0.0290688837074972" calcext:value-type="float">
            <text:p>0.02906888370749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3_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0342979734765535" calcext:value-type="float">
            <text:p>0.0342979734765535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0389305925937182" calcext:value-type="float">
            <text:p>0.0389305925937182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0252132229783794" calcext:value-type="float">
            <text:p>0.025213222978379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0332497171835681" calcext:value-type="float">
            <text:p>0.0332497171835681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03501800211814" calcext:value-type="float">
            <text:p>0.03501800211814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384408782073733" calcext:value-type="float">
            <text:p>0.0384408782073733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0378452024711148" calcext:value-type="float">
            <text:p>0.037845202471114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0301355215811577" calcext:value-type="float">
            <text:p>0.0301355215811577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0238804495489659" calcext:value-type="float">
            <text:p>0.0238804495489659</text:p>
          </table:table-cell>
          <table:table-cell office:value-type="float" office:value="0.6662" calcext:value-type="float">
            <text:p>0.6662</text:p>
          </table:table-cell>
          <table:table-cell office:value-type="float" office:value="0.0278673438205024" calcext:value-type="float">
            <text:p>0.027867343820502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343526083055703" calcext:value-type="float">
            <text:p>0.0343526083055703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0293491889484214" calcext:value-type="float">
            <text:p>0.0293491889484214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33132612616456" calcext:value-type="float">
            <text:p>0.033132612616456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0417290215612779" calcext:value-type="float">
            <text:p>0.0417290215612779</text:p>
          </table:table-cell>
          <table:table-cell office:value-type="float" office:value="0.6622" calcext:value-type="float">
            <text:p>0.6622</text:p>
          </table:table-cell>
          <table:table-cell office:value-type="float" office:value="0.0309299234333195" calcext:value-type="float">
            <text:p>0.0309299234333195</text:p>
          </table:table-cell>
          <table:table-cell office:value-type="float" office:value="0.6584" calcext:value-type="float">
            <text:p>0.6584</text:p>
          </table:table-cell>
          <table:table-cell office:value-type="float" office:value="0.0269201838013291" calcext:value-type="float">
            <text:p>0.0269201838013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30384048104053" calcext:value-type="float">
            <text:p>0.013038404810405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92353840616713" calcext:value-type="float">
            <text:p>0.019235384061671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9256958799989" calcext:value-type="float">
            <text:p>0.0119256958799989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25609624542778" calcext:value-type="float">
            <text:p>0.012560962454277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95220672857951" calcext:value-type="float">
            <text:p>0.0195220672857951</text:p>
          </table:table-cell>
          <table:table-cell office:value-type="float" office:value="0.95" calcext:value-type="float">
            <text:p>0.95</text:p>
          </table:table-cell>
          <table:table-cell office:value-type="float" office:value="0.0152752523165195" calcext:value-type="float">
            <text:p>0.0152752523165195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32497379429012" calcext:value-type="float">
            <text:p>0.0132497379429012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0900245148628" calcext:value-type="float">
            <text:p>0.01609002451486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23827837473377" calcext:value-type="float">
            <text:p>0.012382783747337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63978318349984" calcext:value-type="float">
            <text:p>0.016397831834998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32497379429011" calcext:value-type="float">
            <text:p>0.0132497379429011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5" calcext:value-type="float">
            <text:p>0.95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0.944666666666667" calcext:value-type="float">
            <text:p>0.944666666666667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92353840616713" calcext:value-type="float">
            <text:p>0.019235384061671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5563490039905" calcext:value-type="float">
            <text:p>0.01556349003990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4144988736263" calcext:value-type="float">
            <text:p>0.014414498873626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77325814376938" calcext:value-type="float">
            <text:p>0.017732581437693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0237893119751" calcext:value-type="float">
            <text:p>0.014023789311975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26051136007926" calcext:value-type="float">
            <text:p>0.0126051136007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055478608655" calcext:value-type="float">
            <text:p>0.020055478608655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47196014438797" calcext:value-type="float">
            <text:p>0.0147196014438797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7409586041568" calcext:value-type="float">
            <text:p>0.015740958604156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5752351019521" calcext:value-type="float">
            <text:p>0.0175752351019521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38242942355517" calcext:value-type="float">
            <text:p>0.013824294235551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53478192442951" calcext:value-type="float">
            <text:p>0.0153478192442951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5634900399049" calcext:value-type="float">
            <text:p>0.0155634900399049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27801930084539" calcext:value-type="float">
            <text:p>0.01278019300845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0167933494659576" calcext:value-type="float">
            <text:p>0.0167933494659576</text:p>
          </table:table-cell>
          <table:table-cell office:value-type="float" office:value="0.949733333333333" calcext:value-type="float">
            <text:p>0.949733333333333</text:p>
          </table:table-cell>
          <table:table-cell office:value-type="float" office:value="0.0177456542892952" calcext:value-type="float">
            <text:p>0.0177456542892952</text:p>
          </table:table-cell>
          <table:table-cell office:value-type="float" office:value="0.952266666666667" calcext:value-type="float">
            <text:p>0.952266666666667</text:p>
          </table:table-cell>
          <table:table-cell office:value-type="float" office:value="0.0150428933501114" calcext:value-type="float">
            <text:p>0.0150428933501114</text:p>
          </table:table-cell>
          <table:table-cell office:value-type="float" office:value="0.952266666666667" calcext:value-type="float">
            <text:p>0.952266666666667</text:p>
          </table:table-cell>
          <table:table-cell office:value-type="float" office:value="0.0144521669426956" calcext:value-type="float">
            <text:p>0.0144521669426956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0124949481180947" calcext:value-type="float">
            <text:p>0.0124949481180947</text:p>
          </table:table-cell>
          <table:table-cell office:value-type="float" office:value="0.951733333333333" calcext:value-type="float">
            <text:p>0.951733333333333</text:p>
          </table:table-cell>
          <table:table-cell office:value-type="float" office:value="0.0162751710837412" calcext:value-type="float">
            <text:p>0.0162751710837412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136319181565579" calcext:value-type="float">
            <text:p>0.013631918156557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0150384672111298" calcext:value-type="float">
            <text:p>0.0150384672111298</text:p>
          </table:table-cell>
          <table:table-cell office:value-type="float" office:value="0.952933333333333" calcext:value-type="float">
            <text:p>0.952933333333333</text:p>
          </table:table-cell>
          <table:table-cell office:value-type="float" office:value="0.0146684295238018" calcext:value-type="float">
            <text:p>0.0146684295238018</text:p>
          </table:table-cell>
          <table:table-cell office:value-type="float" office:value="0.9508" calcext:value-type="float">
            <text:p>0.9508</text:p>
          </table:table-cell>
          <table:table-cell office:value-type="float" office:value="0.0138702738655302" calcext:value-type="float">
            <text:p>0.0138702738655302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0156092887120391" calcext:value-type="float">
            <text:p>0.0156092887120391</text:p>
          </table:table-cell>
          <table:table-cell office:value-type="float" office:value="0.952133333333333" calcext:value-type="float">
            <text:p>0.952133333333333</text:p>
          </table:table-cell>
          <table:table-cell office:value-type="float" office:value="0.0176149811369594" calcext:value-type="float">
            <text:p>0.0176149811369594</text:p>
          </table:table-cell>
          <table:table-cell office:value-type="float" office:value="0.951466666666667" calcext:value-type="float">
            <text:p>0.951466666666667</text:p>
          </table:table-cell>
          <table:table-cell office:value-type="float" office:value="0.0154649307770767" calcext:value-type="float">
            <text:p>0.0154649307770767</text:p>
          </table:table-cell>
          <table:table-cell office:value-type="float" office:value="0.952266666666667" calcext:value-type="float">
            <text:p>0.952266666666667</text:p>
          </table:table-cell>
          <table:table-cell office:value-type="float" office:value="0.014399401618307" calcext:value-type="float">
            <text:p>0.014399401618307</text:p>
          </table:table-cell>
          <table:table-cell office:value-type="float" office:value="0.951466666666667" calcext:value-type="float">
            <text:p>0.951466666666667</text:p>
          </table:table-cell>
          <table:table-cell office:value-type="float" office:value="0.0144724868431448" calcext:value-type="float">
            <text:p>0.0144724868431448</text:p>
          </table:table-cell>
          <table:table-cell office:value-type="float" office:value="0.951466666666667" calcext:value-type="float">
            <text:p>0.951466666666667</text:p>
          </table:table-cell>
          <table:table-cell office:value-type="float" office:value="0.0140783867846447" calcext:value-type="float">
            <text:p>0.01407838678464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4" calcext:value-type="float">
            <text:p>0.944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68325082306034" calcext:value-type="float">
            <text:p>0.0168325082306034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3827837473378" calcext:value-type="float">
            <text:p>0.012382783747337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93835683116" calcext:value-type="float">
            <text:p>0.01715938356831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25609624542778" calcext:value-type="float">
            <text:p>0.01256096245427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57056253191863" calcext:value-type="float">
            <text:p>0.0157056253191863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89150146121481" calcext:value-type="float">
            <text:p>0.0189150146121481</text:p>
          </table:table-cell>
          <table:table-cell office:value-type="float" office:value="0.95" calcext:value-type="float">
            <text:p>0.95</text:p>
          </table:table-cell>
          <table:table-cell office:value-type="float" office:value="0.0149071198499985" calcext:value-type="float">
            <text:p>0.0149071198499985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36218778278016" calcext:value-type="float">
            <text:p>0.0136218778278016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5" calcext:value-type="float">
            <text:p>0.95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2275485928507" calcext:value-type="float">
            <text:p>0.0162275485928507</text:p>
          </table:table-cell>
          <table:table-cell office:value-type="float" office:value="0.946" calcext:value-type="float">
            <text:p>0.946</text:p>
          </table:table-cell>
          <table:table-cell office:value-type="float" office:value="0.0149814700361628" calcext:value-type="float">
            <text:p>0.014981470036162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92930615046503" calcext:value-type="float">
            <text:p>0.01929306150465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8885438199983" calcext:value-type="float">
            <text:p>0.017888543819998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48" calcext:value-type="float">
            <text:p>0.948</text:p>
          </table:table-cell>
          <table:table-cell office:value-type="float" office:value="0.0219342451684828" calcext:value-type="float">
            <text:p>0.0219342451684828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9164485150844" calcext:value-type="float">
            <text:p>0.0159164485150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5333333333333" calcext:value-type="float">
            <text:p>0.945333333333333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7675843470123" calcext:value-type="float">
            <text:p>0.0187675843470123</text:p>
          </table:table-cell>
          <table:table-cell office:value-type="float" office:value="0.95" calcext:value-type="float">
            <text:p>0.95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5383974345619" calcext:value-type="float">
            <text:p>0.01538397434561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69312334656003" calcext:value-type="float">
            <text:p>0.016931233465600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" calcext:value-type="float">
            <text:p>0.95</text:p>
          </table:table-cell>
          <table:table-cell office:value-type="float" office:value="0.0201384099559909" calcext:value-type="float">
            <text:p>0.02013840995599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55277529318027" calcext:value-type="float">
            <text:p>0.015527752931802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0945085399441" calcext:value-type="float">
            <text:p>0.0170945085399441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9443629845104" calcext:value-type="float">
            <text:p>0.0189443629845104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4529889257858" calcext:value-type="float">
            <text:p>0.0144529889257858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5" calcext:value-type="float">
            <text:p>0.95</text:p>
          </table:table-cell>
          <table:table-cell office:value-type="float" office:value="0.015986105077709" calcext:value-type="float">
            <text:p>0.015986105077709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2617478902005" calcext:value-type="float">
            <text:p>0.016261747890200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347819244295" calcext:value-type="float">
            <text:p>0.015347819244295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46439217576591" calcext:value-type="float">
            <text:p>0.014643921757659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90613046073277" calcext:value-type="float">
            <text:p>0.0190613046073277</text:p>
          </table:table-cell>
          <table:table-cell office:value-type="float" office:value="0.95" calcext:value-type="float">
            <text:p>0.95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74164673034841" calcext:value-type="float">
            <text:p>0.017416467303484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3978318349984" calcext:value-type="float">
            <text:p>0.01639783183499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3484785926972" calcext:value-type="float">
            <text:p>0.018348478592697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47333333333333" calcext:value-type="float">
            <text:p>0.947333333333333</text:p>
          </table:table-cell>
          <table:table-cell office:value-type="float" office:value="0.0167332005306815" calcext:value-type="float">
            <text:p>0.016733200530681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62617478902006" calcext:value-type="float">
            <text:p>0.0162617478902006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5" calcext:value-type="float">
            <text:p>0.95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48" calcext:value-type="float">
            <text:p>0.948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5" calcext:value-type="float">
            <text:p>0.95</text:p>
          </table:table-cell>
          <table:table-cell office:value-type="float" office:value="0.016499158227686" calcext:value-type="float">
            <text:p>0.01649915822768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7364413533277" calcext:value-type="float">
            <text:p>0.020736441353327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17224014243685" calcext:value-type="float">
            <text:p>0.017224014243685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201935083078146" calcext:value-type="float">
            <text:p>0.0201935083078146</text:p>
          </table:table-cell>
          <table:table-cell office:value-type="float" office:value="0.952" calcext:value-type="float">
            <text:p>0.952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51657508881031" calcext:value-type="float">
            <text:p>0.01516575088810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4_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71581648579899" calcext:value-type="float">
            <text:p>0.0171581648579899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74504342286371" calcext:value-type="float">
            <text:p>0.0174504342286371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70284975505364" calcext:value-type="float">
            <text:p>0.0170284975505364</text:p>
          </table:table-cell>
          <table:table-cell office:value-type="float" office:value="0.9504" calcext:value-type="float">
            <text:p>0.9504</text:p>
          </table:table-cell>
          <table:table-cell office:value-type="float" office:value="0.0158630794321762" calcext:value-type="float">
            <text:p>0.01586307943217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51115649117827" calcext:value-type="float">
            <text:p>0.0151115649117827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6721594357837" calcext:value-type="float">
            <text:p>0.0156721594357837</text:p>
          </table:table-cell>
          <table:table-cell office:value-type="float" office:value="0.949866666666667" calcext:value-type="float">
            <text:p>0.949866666666667</text:p>
          </table:table-cell>
          <table:table-cell office:value-type="float" office:value="0.0160057044263233" calcext:value-type="float">
            <text:p>0.016005704426323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632225026289" calcext:value-type="float">
            <text:p>0.0163222502628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013539121677085" calcext:value-type="float">
            <text:p>0.013539121677085</text:p>
          </table:table-cell>
          <table:table-cell office:value-type="float" office:value="0.948266666666667" calcext:value-type="float">
            <text:p>0.948266666666667</text:p>
          </table:table-cell>
          <table:table-cell office:value-type="float" office:value="0.016844486297311" calcext:value-type="float">
            <text:p>0.016844486297311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90161877088075" calcext:value-type="float">
            <text:p>0.019016187708807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9336526114522" calcext:value-type="float">
            <text:p>0.0169336526114522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0160283601360264" calcext:value-type="float">
            <text:p>0.0160283601360264</text:p>
          </table:table-cell>
          <table:table-cell office:value-type="float" office:value="0.9484" calcext:value-type="float">
            <text:p>0.9484</text:p>
          </table:table-cell>
          <table:table-cell office:value-type="float" office:value="0.0196850016673868" calcext:value-type="float">
            <text:p>0.0196850016673868</text:p>
          </table:table-cell>
          <table:table-cell office:value-type="float" office:value="0.950133333333333" calcext:value-type="float">
            <text:p>0.950133333333333</text:p>
          </table:table-cell>
          <table:table-cell office:value-type="float" office:value="0.014975739554264" calcext:value-type="float">
            <text:p>0.014975739554264</text:p>
          </table:table-cell>
          <table:table-cell office:value-type="float" office:value="0.949466666666667" calcext:value-type="float">
            <text:p>0.949466666666667</text:p>
          </table:table-cell>
          <table:table-cell office:value-type="float" office:value="0.0151563904593241" calcext:value-type="float">
            <text:p>0.0151563904593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894666666666666" calcext:value-type="float">
            <text:p>0.894666666666666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75666666666667" calcext:value-type="float">
            <text:p>0.875666666666667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31550581737807" calcext:value-type="float">
            <text:p>0.0131550581737807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560563737872" calcext:value-type="float">
            <text:p>0.01356056373787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64823137534348" calcext:value-type="float">
            <text:p>0.0164823137534348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356570311572" calcext:value-type="float">
            <text:p>0.01435657031157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1550581737807" calcext:value-type="float">
            <text:p>0.0131550581737807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38142438567347" calcext:value-type="float">
            <text:p>0.0138142438567347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49814700361627" calcext:value-type="float">
            <text:p>0.0149814700361627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3666666666667" calcext:value-type="float">
            <text:p>0.883666666666667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56080463579242" calcext:value-type="float">
            <text:p>0.015608046357924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2175457803092" calcext:value-type="float">
            <text:p>0.0112175457803092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23827837473378" calcext:value-type="float">
            <text:p>0.01238278374733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18086597226121" calcext:value-type="float">
            <text:p>0.0118086597226121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23939949617188" calcext:value-type="float">
            <text:p>0.012393994961718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17260393995585" calcext:value-type="float">
            <text:p>0.0117260393995585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1617638574986" calcext:value-type="float">
            <text:p>0.0141617638574986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197221929886" calcext:value-type="float">
            <text:p>0.013197221929886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18438920029599" calcext:value-type="float">
            <text:p>0.0118438920029599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0646753846355" calcext:value-type="float">
            <text:p>0.0150646753846355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35912553585834" calcext:value-type="float">
            <text:p>0.013591255358583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2811478754243" calcext:value-type="float">
            <text:p>0.013281147875424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20185042515466" calcext:value-type="float">
            <text:p>0.012018504251546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0986541880576" calcext:value-type="float">
            <text:p>0.0160986541880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895333333333333" calcext:value-type="float">
            <text:p>0.895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880333333333333" calcext:value-type="float">
            <text:p>0.880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26710518724988" calcext:value-type="float">
            <text:p>0.0126710518724988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22701082128706" calcext:value-type="float">
            <text:p>0.0122701082128706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384539747207" calcext:value-type="float">
            <text:p>0.01738453974720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0703226177984" calcext:value-type="float">
            <text:p>0.0130703226177984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45105325731192" calcext:value-type="float">
            <text:p>0.014510532573119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6308975482453" calcext:value-type="float">
            <text:p>0.0116308975482453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53387671531247" calcext:value-type="float">
            <text:p>0.0153387671531247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892666666666667" calcext:value-type="float">
            <text:p>0.892666666666667</text:p>
          </table:table-cell>
          <table:table-cell office:value-type="float" office:value="0.0163129124043228" calcext:value-type="float">
            <text:p>0.016312912404322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7475487839819" calcext:value-type="float">
            <text:p>0.01274754878398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20531231545097" calcext:value-type="float">
            <text:p>0.0120531231545097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64738850575354" calcext:value-type="float">
            <text:p>0.0164738850575354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19373363863133" calcext:value-type="float">
            <text:p>0.011937336386313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44048602908879" calcext:value-type="float">
            <text:p>0.0144048602908879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38443731048634" calcext:value-type="float">
            <text:p>0.013844373104863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91333333333333" calcext:value-type="float">
            <text:p>0.891333333333333</text:p>
          </table:table-cell>
          <table:table-cell office:value-type="float" office:value="0.0130915579244369" calcext:value-type="float">
            <text:p>0.0130915579244369</text:p>
          </table:table-cell>
          <table:table-cell office:value-type="float" office:value="0.89" calcext:value-type="float">
            <text:p>0.89</text:p>
          </table:table-cell>
          <table:table-cell office:value-type="float" office:value="0.0123040192168611" calcext:value-type="float">
            <text:p>0.0123040192168611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39144209764944" calcext:value-type="float">
            <text:p>0.013914420976494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890333333333333" calcext:value-type="float">
            <text:p>0.890333333333333</text:p>
          </table:table-cell>
          <table:table-cell office:value-type="float" office:value="0.0139144209764945" calcext:value-type="float">
            <text:p>0.0139144209764945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31550581737807" calcext:value-type="float">
            <text:p>0.01315505817378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896333333333333" calcext:value-type="float">
            <text:p>0.896333333333333</text:p>
          </table:table-cell>
          <table:table-cell office:value-type="float" office:value="0.0114503760248783" calcext:value-type="float">
            <text:p>0.0114503760248783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40435829552939" calcext:value-type="float">
            <text:p>0.0140435829552939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93" calcext:value-type="float">
            <text:p>0.893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94333333333333" calcext:value-type="float">
            <text:p>0.894333333333333</text:p>
          </table:table-cell>
          <table:table-cell office:value-type="float" office:value="0.0126710518724987" calcext:value-type="float">
            <text:p>0.0126710518724987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30703226177984" calcext:value-type="float">
            <text:p>0.0130703226177984</text:p>
          </table:table-cell>
          <table:table-cell office:value-type="float" office:value="0.891666666666667" calcext:value-type="float">
            <text:p>0.891666666666667</text:p>
          </table:table-cell>
          <table:table-cell office:value-type="float" office:value="0.013794121131039" calcext:value-type="float">
            <text:p>0.01379412113103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3939949617188" calcext:value-type="float">
            <text:p>0.0123939949617188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45105325731192" calcext:value-type="float">
            <text:p>0.014510532573119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92333333333333" calcext:value-type="float">
            <text:p>0.892333333333333</text:p>
          </table:table-cell>
          <table:table-cell office:value-type="float" office:value="0.0152114722788061" calcext:value-type="float">
            <text:p>0.01521147227880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30490527540422" calcext:value-type="float">
            <text:p>0.0130490527540422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00692049779954" calcext:value-type="float">
            <text:p>0.01006920497799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895666666666667" calcext:value-type="float">
            <text:p>0.895666666666667</text:p>
          </table:table-cell>
          <table:table-cell office:value-type="float" office:value="0.012414050351238" calcext:value-type="float">
            <text:p>0.012414050351238</text:p>
          </table:table-cell>
          <table:table-cell office:value-type="float" office:value="0.878666666666667" calcext:value-type="float">
            <text:p>0.878666666666667</text:p>
          </table:table-cell>
          <table:table-cell office:value-type="float" office:value="0.0143865070913346" calcext:value-type="float">
            <text:p>0.0143865070913346</text:p>
          </table:table-cell>
          <table:table-cell office:value-type="float" office:value="0.894266666666666" calcext:value-type="float">
            <text:p>0.894266666666666</text:p>
          </table:table-cell>
          <table:table-cell office:value-type="float" office:value="0.0136746752514853" calcext:value-type="float">
            <text:p>0.0136746752514853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011744857933304" calcext:value-type="float">
            <text:p>0.011744857933304</text:p>
          </table:table-cell>
          <table:table-cell office:value-type="float" office:value="0.891733333333333" calcext:value-type="float">
            <text:p>0.891733333333333</text:p>
          </table:table-cell>
          <table:table-cell office:value-type="float" office:value="0.0149962768692193" calcext:value-type="float">
            <text:p>0.0149962768692193</text:p>
          </table:table-cell>
          <table:table-cell office:value-type="float" office:value="0.890666666666667" calcext:value-type="float">
            <text:p>0.890666666666667</text:p>
          </table:table-cell>
          <table:table-cell office:value-type="float" office:value="0.012954482203993" calcext:value-type="float">
            <text:p>0.012954482203993</text:p>
          </table:table-cell>
          <table:table-cell office:value-type="float" office:value="0.893733333333333" calcext:value-type="float">
            <text:p>0.893733333333333</text:p>
          </table:table-cell>
          <table:table-cell office:value-type="float" office:value="0.0125931372995047" calcext:value-type="float">
            <text:p>0.0125931372995047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127520890380468" calcext:value-type="float">
            <text:p>0.0127520890380468</text:p>
          </table:table-cell>
          <table:table-cell office:value-type="float" office:value="0.892066666666667" calcext:value-type="float">
            <text:p>0.892066666666667</text:p>
          </table:table-cell>
          <table:table-cell office:value-type="float" office:value="0.0152608938000482" calcext:value-type="float">
            <text:p>0.0152608938000482</text:p>
          </table:table-cell>
          <table:table-cell office:value-type="float" office:value="0.887866666666667" calcext:value-type="float">
            <text:p>0.887866666666667</text:p>
          </table:table-cell>
          <table:table-cell office:value-type="float" office:value="0.0127913737955995" calcext:value-type="float">
            <text:p>0.0127913737955995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0138523802544935" calcext:value-type="float">
            <text:p>0.0138523802544935</text:p>
          </table:table-cell>
          <table:table-cell office:value-type="float" office:value="0.888733333333333" calcext:value-type="float">
            <text:p>0.888733333333333</text:p>
          </table:table-cell>
          <table:table-cell office:value-type="float" office:value="0.0124173940309687" calcext:value-type="float">
            <text:p>0.0124173940309687</text:p>
          </table:table-cell>
          <table:table-cell office:value-type="float" office:value="0.890866666666667" calcext:value-type="float">
            <text:p>0.890866666666667</text:p>
          </table:table-cell>
          <table:table-cell office:value-type="float" office:value="0.0146969929696772" calcext:value-type="float">
            <text:p>0.0146969929696772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36440835557013" calcext:value-type="float">
            <text:p>0.013644083555701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33024872333431" calcext:value-type="float">
            <text:p>0.0133024872333431</text:p>
          </table:table-cell>
          <table:table-cell office:value-type="float" office:value="0.889133333333333" calcext:value-type="float">
            <text:p>0.889133333333333</text:p>
          </table:table-cell>
          <table:table-cell office:value-type="float" office:value="0.0128906499742307" calcext:value-type="float">
            <text:p>0.01289064997423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2666666666667" calcext:value-type="float">
            <text:p>0.882666666666667</text:p>
          </table:table-cell>
          <table:table-cell office:value-type="float" office:value="0.014073221221723" calcext:value-type="float">
            <text:p>0.01407322122172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33020466261565" calcext:value-type="float">
            <text:p>0.0133020466261565</text:p>
          </table:table-cell>
          <table:table-cell office:value-type="float" office:value="0.879666666666667" calcext:value-type="float">
            <text:p>0.87966666666666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66499916583229" calcext:value-type="float">
            <text:p>0.0166499916583229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52114722788062" calcext:value-type="float">
            <text:p>0.015211472278806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67746501867815" calcext:value-type="float">
            <text:p>0.0167746501867815</text:p>
          </table:table-cell>
          <table:table-cell office:value-type="float" office:value="0.883333333333333" calcext:value-type="float">
            <text:p>0.883333333333333</text:p>
          </table:table-cell>
          <table:table-cell office:value-type="float" office:value="0.0149536320374386" calcext:value-type="float">
            <text:p>0.014953632037438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148417579072621" calcext:value-type="float">
            <text:p>0.014841757907262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63469331136523" calcext:value-type="float">
            <text:p>0.0163469331136523</text:p>
          </table:table-cell>
          <table:table-cell office:value-type="float" office:value="0.881666666666666" calcext:value-type="float">
            <text:p>0.881666666666666</text:p>
          </table:table-cell>
          <table:table-cell office:value-type="float" office:value="0.0161589328580544" calcext:value-type="float">
            <text:p>0.0161589328580544</text:p>
          </table:table-cell>
          <table:table-cell office:value-type="float" office:value="0.882" calcext:value-type="float">
            <text:p>0.882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2333333333333" calcext:value-type="float">
            <text:p>0.882333333333333</text:p>
          </table:table-cell>
          <table:table-cell office:value-type="float" office:value="0.0182421977233495" calcext:value-type="float">
            <text:p>0.0182421977233495</text:p>
          </table:table-cell>
          <table:table-cell office:value-type="float" office:value="0.881333333333333" calcext:value-type="float">
            <text:p>0.881333333333333</text:p>
          </table:table-cell>
          <table:table-cell office:value-type="float" office:value="0.0112669625207703" calcext:value-type="float">
            <text:p>0.011266962520770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0490527540422" calcext:value-type="float">
            <text:p>0.01304905275404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54560308258261" calcext:value-type="float">
            <text:p>0.015456030825826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5724115023974" calcext:value-type="float">
            <text:p>0.0155724115023974</text:p>
          </table:table-cell>
          <table:table-cell office:value-type="float" office:value="0.884666666666667" calcext:value-type="float">
            <text:p>0.884666666666667</text:p>
          </table:table-cell>
          <table:table-cell office:value-type="float" office:value="0.0166416478884888" calcext:value-type="float">
            <text:p>0.0166416478884888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6723473847158" calcext:value-type="float">
            <text:p>0.0146723473847158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16904519445001" calcext:value-type="float">
            <text:p>0.011690451944500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0468065358812" calcext:value-type="float">
            <text:p>0.0160468065358812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46912672473592" calcext:value-type="float">
            <text:p>0.0146912672473592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36116779927302" calcext:value-type="float">
            <text:p>0.0136116779927302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71755640373176" calcext:value-type="float">
            <text:p>0.017175564037317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62446572413483" calcext:value-type="float">
            <text:p>0.0162446572413483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3662412930066" calcext:value-type="float">
            <text:p>0.0143662412930066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15710366384732" calcext:value-type="float">
            <text:p>0.011571036638473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3129124043229" calcext:value-type="float">
            <text:p>0.016312912404322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26381257400859" calcext:value-type="float">
            <text:p>0.0126381257400859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28776291813879" calcext:value-type="float">
            <text:p>0.01287762918138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9333333333333" calcext:value-type="float">
            <text:p>0.889333333333333</text:p>
          </table:table-cell>
          <table:table-cell office:value-type="float" office:value="0.0128344155387856" calcext:value-type="float">
            <text:p>0.012834415538785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2204860051343" calcext:value-type="float">
            <text:p>0.0142204860051343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5009578227707" calcext:value-type="float">
            <text:p>0.0145009578227707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1158996715113" calcext:value-type="float">
            <text:p>0.0161158996715113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45773797371132" calcext:value-type="float">
            <text:p>0.0145773797371132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0538363230486" calcext:value-type="float">
            <text:p>0.01705383632304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8644228953902" calcext:value-type="float">
            <text:p>0.013864422895390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60986541880576" calcext:value-type="float">
            <text:p>0.016098654188057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52479506819769" calcext:value-type="float">
            <text:p>0.01524795068197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0738920727933" calcext:value-type="float">
            <text:p>0.0150738920727933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69967317119759" calcext:value-type="float">
            <text:p>0.0169967317119759</text:p>
          </table:table-cell>
          <table:table-cell office:value-type="float" office:value="0.888666666666667" calcext:value-type="float">
            <text:p>0.888666666666667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27257394458807" calcext:value-type="float">
            <text:p>0.01272573944588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9741825441697" calcext:value-type="float">
            <text:p>0.0139741825441697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33645467978196" calcext:value-type="float">
            <text:p>0.013364546797819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26600860098885" calcext:value-type="float">
            <text:p>0.01266008600988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54290490813774" calcext:value-type="float">
            <text:p>0.0154290490813774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48884742894182" calcext:value-type="float">
            <text:p>0.014888474289418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092906420717" calcext:value-type="float">
            <text:p>0.0109290642071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7133349538161" calcext:value-type="float">
            <text:p>0.0137133349538161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34680692338912" calcext:value-type="float">
            <text:p>0.013468069233891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9850341205216" calcext:value-type="float">
            <text:p>0.012985034120521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4144988736264" calcext:value-type="float">
            <text:p>0.014414498873626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80046290344085" calcext:value-type="float">
            <text:p>0.0180046290344085</text:p>
          </table:table-cell>
          <table:table-cell office:value-type="float" office:value="0.889666666666667" calcext:value-type="float">
            <text:p>0.889666666666667</text:p>
          </table:table-cell>
          <table:table-cell office:value-type="float" office:value="0.0140138820063852" calcext:value-type="float">
            <text:p>0.0140138820063852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38242942355518" calcext:value-type="float">
            <text:p>0.01382429423555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56613466144446" calcext:value-type="float">
            <text:p>0.0156613466144446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18204154843314" calcext:value-type="float">
            <text:p>0.0118204154843314</text:p>
          </table:table-cell>
          <table:table-cell office:value-type="float" office:value="0.888333333333333" calcext:value-type="float">
            <text:p>0.888333333333333</text:p>
          </table:table-cell>
          <table:table-cell office:value-type="float" office:value="0.0132287565553229" calcext:value-type="float">
            <text:p>0.0132287565553229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53025052415173" calcext:value-type="float">
            <text:p>0.0153025052415173</text:p>
          </table:table-cell>
          <table:table-cell office:value-type="float" office:value="0.887333333333333" calcext:value-type="float">
            <text:p>0.887333333333333</text:p>
          </table:table-cell>
          <table:table-cell office:value-type="float" office:value="0.0128884099527874" calcext:value-type="float">
            <text:p>0.012888409952787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893596919193" calcext:value-type="float">
            <text:p>0.01638935969191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1444961020869" calcext:value-type="float">
            <text:p>0.0131444961020869</text:p>
          </table:table-cell>
          <table:table-cell office:value-type="float" office:value="0.885666666666667" calcext:value-type="float">
            <text:p>0.885666666666667</text:p>
          </table:table-cell>
          <table:table-cell office:value-type="float" office:value="0.0121678081656292" calcext:value-type="float">
            <text:p>0.0121678081656292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4337567297406" calcext:value-type="float">
            <text:p>0.0144337567297406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023789311975" calcext:value-type="float">
            <text:p>0.014023789311975</text:p>
          </table:table-cell>
          <table:table-cell office:value-type="float" office:value="0.887666666666667" calcext:value-type="float">
            <text:p>0.887666666666667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9642400437689" calcext:value-type="float">
            <text:p>0.0139642400437689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7248982724027" calcext:value-type="float">
            <text:p>0.016724898272402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49350445448132" calcext:value-type="float">
            <text:p>0.014935044544813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3020466261565" calcext:value-type="float">
            <text:p>0.01330204662615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5_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43998393489898" calcext:value-type="float">
            <text:p>0.0143998393489898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07861652104798" calcext:value-type="float">
            <text:p>0.0107861652104798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0139583539845805" calcext:value-type="float">
            <text:p>0.0139583539845805</text:p>
          </table:table-cell>
          <table:table-cell office:value-type="float" office:value="0.884533333333333" calcext:value-type="float">
            <text:p>0.884533333333333</text:p>
          </table:table-cell>
          <table:table-cell office:value-type="float" office:value="0.0153069112045998" calcext:value-type="float">
            <text:p>0.015306911204599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9960103521786" calcext:value-type="float">
            <text:p>0.0149960103521786</text:p>
          </table:table-cell>
          <table:table-cell office:value-type="float" office:value="0.886133333333333" calcext:value-type="float">
            <text:p>0.886133333333333</text:p>
          </table:table-cell>
          <table:table-cell office:value-type="float" office:value="0.0135111595670613" calcext:value-type="float">
            <text:p>0.0135111595670613</text:p>
          </table:table-cell>
          <table:table-cell office:value-type="float" office:value="0.887533333333333" calcext:value-type="float">
            <text:p>0.887533333333333</text:p>
          </table:table-cell>
          <table:table-cell office:value-type="float" office:value="0.0163387403638016" calcext:value-type="float">
            <text:p>0.0163387403638016</text:p>
          </table:table-cell>
          <table:table-cell office:value-type="float" office:value="0.886666666666667" calcext:value-type="float">
            <text:p>0.886666666666667</text:p>
          </table:table-cell>
          <table:table-cell office:value-type="float" office:value="0.0143084585143386" calcext:value-type="float">
            <text:p>0.0143084585143386</text:p>
          </table:table-cell>
          <table:table-cell office:value-type="float" office:value="0.886733333333333" calcext:value-type="float">
            <text:p>0.886733333333333</text:p>
          </table:table-cell>
          <table:table-cell office:value-type="float" office:value="0.0123729614474604" calcext:value-type="float">
            <text:p>0.0123729614474604</text:p>
          </table:table-cell>
          <table:table-cell office:value-type="float" office:value="0.885333333333333" calcext:value-type="float">
            <text:p>0.885333333333333</text:p>
          </table:table-cell>
          <table:table-cell office:value-type="float" office:value="0.0148511450895435" calcext:value-type="float">
            <text:p>0.0148511450895435</text:p>
          </table:table-cell>
          <table:table-cell office:value-type="float" office:value="0.886266666666666" calcext:value-type="float">
            <text:p>0.886266666666666</text:p>
          </table:table-cell>
          <table:table-cell office:value-type="float" office:value="0.0146895991397373" calcext:value-type="float">
            <text:p>0.0146895991397373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47106105935348" calcext:value-type="float">
            <text:p>0.01471061059353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36124144878134" calcext:value-type="float">
            <text:p>0.0136124144878134</text:p>
          </table:table-cell>
          <table:table-cell office:value-type="float" office:value="0.886333333333333" calcext:value-type="float">
            <text:p>0.886333333333333</text:p>
          </table:table-cell>
          <table:table-cell office:value-type="float" office:value="0.0172562738292919" calcext:value-type="float">
            <text:p>0.0172562738292919</text:p>
          </table:table-cell>
          <table:table-cell office:value-type="float" office:value="0.887066666666667" calcext:value-type="float">
            <text:p>0.887066666666667</text:p>
          </table:table-cell>
          <table:table-cell office:value-type="float" office:value="0.0130585507166836" calcext:value-type="float">
            <text:p>0.0130585507166836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0131557524486038" calcext:value-type="float">
            <text:p>0.01315575244860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295710068216225" calcext:value-type="float">
            <text:p>0.029571006821622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20869967789998" calcext:value-type="float">
            <text:p>0.020869967789998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204667752440116" calcext:value-type="float">
            <text:p>0.0204667752440116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232617950964905" calcext:value-type="float">
            <text:p>0.023261795096490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212655172103154" calcext:value-type="float">
            <text:p>0.0212655172103154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2275485928508" calcext:value-type="float">
            <text:p>0.016227548592850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96355686333642" calcext:value-type="float">
            <text:p>0.019635568633364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85592145427667" calcext:value-type="float">
            <text:p>0.0185592145427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217306746840088" calcext:value-type="float">
            <text:p>0.0217306746840088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9150146121482" calcext:value-type="float">
            <text:p>0.0189150146121482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7196014438798" calcext:value-type="float">
            <text:p>0.0147196014438798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63978318349984" calcext:value-type="float">
            <text:p>0.0163978318349984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70945085399441" calcext:value-type="float">
            <text:p>0.01709450853994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295897880282294" calcext:value-type="float">
            <text:p>0.0295897880282294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18" calcext:value-type="float">
            <text:p>0.918</text:p>
          </table:table-cell>
          <table:table-cell office:value-type="float" office:value="0.0247879899234376" calcext:value-type="float">
            <text:p>0.0247879899234376</text:p>
          </table:table-cell>
          <table:table-cell office:value-type="float" office:value="0.92" calcext:value-type="float">
            <text:p>0.92</text:p>
          </table:table-cell>
          <table:table-cell office:value-type="float" office:value="0.0234520787991171" calcext:value-type="float">
            <text:p>0.0234520787991171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227791327510265" calcext:value-type="float">
            <text:p>0.0227791327510265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212916258968951" calcext:value-type="float">
            <text:p>0.0212916258968951</text:p>
          </table:table-cell>
          <table:table-cell office:value-type="float" office:value="0.92" calcext:value-type="float">
            <text:p>0.92</text:p>
          </table:table-cell>
          <table:table-cell office:value-type="float" office:value="0.0216024689946928" calcext:value-type="float">
            <text:p>0.021602468994692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8666666666666" calcext:value-type="float">
            <text:p>0.918666666666666</text:p>
          </table:table-cell>
          <table:table-cell office:value-type="float" office:value="0.0216794833886788" calcext:value-type="float">
            <text:p>0.0216794833886788</text:p>
          </table:table-cell>
          <table:table-cell office:value-type="float" office:value="0.92" calcext:value-type="float">
            <text:p>0.92</text:p>
          </table:table-cell>
          <table:table-cell office:value-type="float" office:value="0.0185592145427667" calcext:value-type="float">
            <text:p>0.0185592145427667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6766368453279" calcext:value-type="float">
            <text:p>0.016766368453279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81964587519415" calcext:value-type="float">
            <text:p>0.0181964587519415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213437474581095" calcext:value-type="float">
            <text:p>0.0213437474581095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08012344973464" calcext:value-type="float">
            <text:p>0.01080123449734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80123414481417" calcext:value-type="float">
            <text:p>0.01801234144814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308580981627549" calcext:value-type="float">
            <text:p>0.0308580981627549</text:p>
          </table:table-cell>
          <table:table-cell office:value-type="float" office:value="0.91" calcext:value-type="float">
            <text:p>0.91</text:p>
          </table:table-cell>
          <table:table-cell office:value-type="float" office:value="0.0131233464566863" calcext:value-type="float">
            <text:p>0.0131233464566863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224103150852954" calcext:value-type="float">
            <text:p>0.0224103150852954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224103150852955" calcext:value-type="float">
            <text:p>0.0224103150852955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213957420478416" calcext:value-type="float">
            <text:p>0.0213957420478416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216794833886788" calcext:value-type="float">
            <text:p>0.0216794833886788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92064803878505" calcext:value-type="float">
            <text:p>0.0192064803878505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87971629064955" calcext:value-type="float">
            <text:p>0.018797162906495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7971629064955" calcext:value-type="float">
            <text:p>0.0187971629064955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256238807393" calcext:value-type="float">
            <text:p>0.017256238807393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210290803941167" calcext:value-type="float">
            <text:p>0.021029080394116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93505670315999" calcext:value-type="float">
            <text:p>0.0193505670315999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75435964892543" calcext:value-type="float">
            <text:p>0.0175435964892543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42594997574716" calcext:value-type="float">
            <text:p>0.014259499757471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018507101425" calcext:value-type="float">
            <text:p>0.015018507101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95710068216224" calcext:value-type="float">
            <text:p>0.0295710068216224</text:p>
          </table:table-cell>
          <table:table-cell office:value-type="float" office:value="0.91" calcext:value-type="float">
            <text:p>0.91</text:p>
          </table:table-cell>
          <table:table-cell office:value-type="float" office:value="0.0105409255338946" calcext:value-type="float">
            <text:p>0.0105409255338946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227791327510265" calcext:value-type="float">
            <text:p>0.0227791327510265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243127767050806" calcext:value-type="float">
            <text:p>0.0243127767050806</text:p>
          </table:table-cell>
          <table:table-cell office:value-type="float" office:value="0.92" calcext:value-type="float">
            <text:p>0.92</text:p>
          </table:table-cell>
          <table:table-cell office:value-type="float" office:value="0.0205480466765632" calcext:value-type="float">
            <text:p>0.0205480466765632</text:p>
          </table:table-cell>
          <table:table-cell office:value-type="float" office:value="0.922666666666667" calcext:value-type="float">
            <text:p>0.922666666666667</text:p>
          </table:table-cell>
          <table:table-cell office:value-type="float" office:value="0.0196355686333641" calcext:value-type="float">
            <text:p>0.0196355686333641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92064803878505" calcext:value-type="float">
            <text:p>0.0192064803878505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206020495204832" calcext:value-type="float">
            <text:p>0.0206020495204832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78885438199982" calcext:value-type="float">
            <text:p>0.0178885438199982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7409586041567" calcext:value-type="float">
            <text:p>0.015740958604156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200831604418561" calcext:value-type="float">
            <text:p>0.020083160441856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93505670316" calcext:value-type="float">
            <text:p>0.0193505670316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58815056660954" calcext:value-type="float">
            <text:p>0.0158815056660954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90904280843684" calcext:value-type="float">
            <text:p>0.0190904280843684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295710068216224" calcext:value-type="float">
            <text:p>0.02957100682162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236408309686629" calcext:value-type="float">
            <text:p>0.0236408309686629</text:p>
          </table:table-cell>
          <table:table-cell office:value-type="float" office:value="0.919333333333333" calcext:value-type="float">
            <text:p>0.919333333333333</text:p>
          </table:table-cell>
          <table:table-cell office:value-type="float" office:value="0.0243127767050806" calcext:value-type="float">
            <text:p>0.0243127767050806</text:p>
          </table:table-cell>
          <table:table-cell office:value-type="float" office:value="0.92" calcext:value-type="float">
            <text:p>0.92</text:p>
          </table:table-cell>
          <table:table-cell office:value-type="float" office:value="0.0205480466765632" calcext:value-type="float">
            <text:p>0.0205480466765632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196638416050034" calcext:value-type="float">
            <text:p>0.0196638416050034</text:p>
          </table:table-cell>
          <table:table-cell office:value-type="float" office:value="0.920666666666667" calcext:value-type="float">
            <text:p>0.920666666666667</text:p>
          </table:table-cell>
          <table:table-cell office:value-type="float" office:value="0.0192064803878505" calcext:value-type="float">
            <text:p>0.0192064803878505</text:p>
          </table:table-cell>
          <table:table-cell office:value-type="float" office:value="0.921333333333333" calcext:value-type="float">
            <text:p>0.921333333333333</text:p>
          </table:table-cell>
          <table:table-cell office:value-type="float" office:value="0.0198046010366839" calcext:value-type="float">
            <text:p>0.0198046010366839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87971629064955" calcext:value-type="float">
            <text:p>0.0187971629064955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52023390013218" calcext:value-type="float">
            <text:p>0.0152023390013218</text:p>
          </table:table-cell>
          <table:table-cell office:value-type="float" office:value="0.92" calcext:value-type="float">
            <text:p>0.92</text:p>
          </table:table-cell>
          <table:table-cell office:value-type="float" office:value="0.0205480466765632" calcext:value-type="float">
            <text:p>0.0205480466765632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0123414481417" calcext:value-type="float">
            <text:p>0.018012341448141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165998661306516" calcext:value-type="float">
            <text:p>0.016599866130651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8666666666667" calcext:value-type="float">
            <text:p>0.918666666666667</text:p>
          </table:table-cell>
          <table:table-cell office:value-type="float" office:value="0.0157409586041567" calcext:value-type="float">
            <text:p>0.015740958604156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913866666666667" calcext:value-type="float">
            <text:p>0.913866666666667</text:p>
          </table:table-cell>
          <table:table-cell office:value-type="float" office:value="0.0298321813311703" calcext:value-type="float">
            <text:p>0.0298321813311703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118353185081336" calcext:value-type="float">
            <text:p>0.0118353185081336</text:p>
          </table:table-cell>
          <table:table-cell office:value-type="float" office:value="0.918533333333333" calcext:value-type="float">
            <text:p>0.918533333333333</text:p>
          </table:table-cell>
          <table:table-cell office:value-type="float" office:value="0.0228976473036841" calcext:value-type="float">
            <text:p>0.0228976473036841</text:p>
          </table:table-cell>
          <table:table-cell office:value-type="float" office:value="0.919733333333333" calcext:value-type="float">
            <text:p>0.919733333333333</text:p>
          </table:table-cell>
          <table:table-cell office:value-type="float" office:value="0.0229909445077171" calcext:value-type="float">
            <text:p>0.0229909445077171</text:p>
          </table:table-cell>
          <table:table-cell office:value-type="float" office:value="0.920133333333333" calcext:value-type="float">
            <text:p>0.920133333333333</text:p>
          </table:table-cell>
          <table:table-cell office:value-type="float" office:value="0.021706552649697" calcext:value-type="float">
            <text:p>0.021706552649697</text:p>
          </table:table-cell>
          <table:table-cell office:value-type="float" office:value="0.919866666666667" calcext:value-type="float">
            <text:p>0.919866666666667</text:p>
          </table:table-cell>
          <table:table-cell office:value-type="float" office:value="0.0200627355321814" calcext:value-type="float">
            <text:p>0.0200627355321814</text:p>
          </table:table-cell>
          <table:table-cell office:value-type="float" office:value="0.919866666666667" calcext:value-type="float">
            <text:p>0.919866666666667</text:p>
          </table:table-cell>
          <table:table-cell office:value-type="float" office:value="0.0200974854737119" calcext:value-type="float">
            <text:p>0.0200974854737119</text:p>
          </table:table-cell>
          <table:table-cell office:value-type="float" office:value="0.918266666666667" calcext:value-type="float">
            <text:p>0.918266666666667</text:p>
          </table:table-cell>
          <table:table-cell office:value-type="float" office:value="0.0186949040386958" calcext:value-type="float">
            <text:p>0.0186949040386958</text:p>
          </table:table-cell>
          <table:table-cell office:value-type="float" office:value="0.918266666666666" calcext:value-type="float">
            <text:p>0.918266666666666</text:p>
          </table:table-cell>
          <table:table-cell office:value-type="float" office:value="0.0187524438304639" calcext:value-type="float">
            <text:p>0.0187524438304639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172788639178005" calcext:value-type="float">
            <text:p>0.0172788639178005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193971741017163" calcext:value-type="float">
            <text:p>0.0193971741017163</text:p>
          </table:table-cell>
          <table:table-cell office:value-type="float" office:value="0.916933333333333" calcext:value-type="float">
            <text:p>0.916933333333333</text:p>
          </table:table-cell>
          <table:table-cell office:value-type="float" office:value="0.0193281217894584" calcext:value-type="float">
            <text:p>0.019328121789458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80567460712518" calcext:value-type="float">
            <text:p>0.0180567460712518</text:p>
          </table:table-cell>
          <table:table-cell office:value-type="float" office:value="0.918133333333334" calcext:value-type="float">
            <text:p>0.918133333333334</text:p>
          </table:table-cell>
          <table:table-cell office:value-type="float" office:value="0.0164358981256053" calcext:value-type="float">
            <text:p>0.0164358981256053</text:p>
          </table:table-cell>
          <table:table-cell office:value-type="float" office:value="0.915866666666667" calcext:value-type="float">
            <text:p>0.915866666666667</text:p>
          </table:table-cell>
          <table:table-cell office:value-type="float" office:value="0.0136846736365608" calcext:value-type="float">
            <text:p>0.0136846736365608</text:p>
          </table:table-cell>
          <table:table-cell office:value-type="float" office:value="0.916933333333333" calcext:value-type="float">
            <text:p>0.916933333333333</text:p>
          </table:table-cell>
          <table:table-cell office:value-type="float" office:value="0.0163214548595648" calcext:value-type="float">
            <text:p>0.01632145485956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153839743456191" calcext:value-type="float">
            <text:p>0.0153839743456191</text:p>
          </table:table-cell>
          <table:table-cell office:value-type="float" office:value="0.907333333333333" calcext:value-type="float">
            <text:p>0.907333333333333</text:p>
          </table:table-cell>
          <table:table-cell office:value-type="float" office:value="0.0165663648530522" calcext:value-type="float">
            <text:p>0.0165663648530522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204124145231931" calcext:value-type="float">
            <text:p>0.0204124145231931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80431581369658" calcext:value-type="float">
            <text:p>0.018043158136965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1046341520003" calcext:value-type="float">
            <text:p>0.018104634152000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70619785227596" calcext:value-type="float">
            <text:p>0.017061978522759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78574603146385" calcext:value-type="float">
            <text:p>0.0178574603146385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145296631451355" calcext:value-type="float">
            <text:p>0.014529663145135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34577528254575" calcext:value-type="float">
            <text:p>0.0134577528254575</text:p>
          </table:table-cell>
          <table:table-cell office:value-type="float" office:value="0.908666666666667" calcext:value-type="float">
            <text:p>0.908666666666667</text:p>
          </table:table-cell>
          <table:table-cell office:value-type="float" office:value="0.0210290803941166" calcext:value-type="float">
            <text:p>0.0210290803941166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86189867250252" calcext:value-type="float">
            <text:p>0.01861898672502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51657508881031" calcext:value-type="float">
            <text:p>0.0151657508881031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43372087784043" calcext:value-type="float">
            <text:p>0.0143372087784043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84089350286454" calcext:value-type="float">
            <text:p>0.018408935028645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18507101425" calcext:value-type="float">
            <text:p>0.015018507101425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6439217576592" calcext:value-type="float">
            <text:p>0.0146439217576592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27801930084538" calcext:value-type="float">
            <text:p>0.0127801930084538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7436854187255" calcext:value-type="float">
            <text:p>0.0137436854187255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138242942355518" calcext:value-type="float">
            <text:p>0.0138242942355518</text:p>
          </table:table-cell>
          <table:table-cell office:value-type="float" office:value="0.909333333333333" calcext:value-type="float">
            <text:p>0.909333333333333</text:p>
          </table:table-cell>
          <table:table-cell office:value-type="float" office:value="0.0121106014163899" calcext:value-type="float">
            <text:p>0.012110601416389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0150923085635623" calcext:value-type="float">
            <text:p>0.01509230856356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6904519445" calcext:value-type="float">
            <text:p>0.0116904519445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42594997574715" calcext:value-type="float">
            <text:p>0.0142594997574715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1" calcext:value-type="float">
            <text:p>0.91</text:p>
          </table:table-cell>
          <table:table-cell office:value-type="float" office:value="0.0150923085635623" calcext:value-type="float">
            <text:p>0.015092308563562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47948940141147" calcext:value-type="float">
            <text:p>0.014794894014114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52752523165195" calcext:value-type="float">
            <text:p>0.0152752523165195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68983891408487" calcext:value-type="float">
            <text:p>0.016898389140848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0666666666667" calcext:value-type="float">
            <text:p>0.910666666666667</text:p>
          </table:table-cell>
          <table:table-cell office:value-type="float" office:value="0.0098319208025017" calcext:value-type="float">
            <text:p>0.0098319208025017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32077418374393" calcext:value-type="float">
            <text:p>0.013207741837439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16428327977153" calcext:value-type="float">
            <text:p>0.011642832797715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26051136007927" calcext:value-type="float">
            <text:p>0.0126051136007927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28235893744475" calcext:value-type="float">
            <text:p>0.012823589374447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8790197874702" calcext:value-type="float">
            <text:p>0.0118790197874702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4721912892464" calcext:value-type="float">
            <text:p>0.0124721912892464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909944487358" calcext:value-type="float">
            <text:p>0.01290994448735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46059348668044" calcext:value-type="float">
            <text:p>0.0146059348668044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8644228953903" calcext:value-type="float">
            <text:p>0.0138644228953903</text:p>
          </table:table-cell>
          <table:table-cell office:value-type="float" office:value="0.910666666666666" calcext:value-type="float">
            <text:p>0.910666666666666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23378370155478" calcext:value-type="float">
            <text:p>0.0123378370155478</text:p>
          </table:table-cell>
          <table:table-cell office:value-type="float" office:value="0.91" calcext:value-type="float">
            <text:p>0.91</text:p>
          </table:table-cell>
          <table:table-cell office:value-type="float" office:value="0.0113038833052087" calcext:value-type="float">
            <text:p>0.011303883305208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16428327977153" calcext:value-type="float">
            <text:p>0.01164283279771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32077418374393" calcext:value-type="float">
            <text:p>0.0132077418374393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26051136007926" calcext:value-type="float">
            <text:p>0.0126051136007926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40633487398193" calcext:value-type="float">
            <text:p>0.0140633487398193</text:p>
          </table:table-cell>
          <table:table-cell office:value-type="float" office:value="0.912666666666667" calcext:value-type="float">
            <text:p>0.912666666666667</text:p>
          </table:table-cell>
          <table:table-cell office:value-type="float" office:value="0.0136218778278017" calcext:value-type="float">
            <text:p>0.0136218778278017</text:p>
          </table:table-cell>
          <table:table-cell office:value-type="float" office:value="0.914666666666667" calcext:value-type="float">
            <text:p>0.914666666666667</text:p>
          </table:table-cell>
          <table:table-cell office:value-type="float" office:value="0.0136626010212794" calcext:value-type="float">
            <text:p>0.0136626010212794</text:p>
          </table:table-cell>
          <table:table-cell office:value-type="float" office:value="0.917333333333333" calcext:value-type="float">
            <text:p>0.917333333333333</text:p>
          </table:table-cell>
          <table:table-cell office:value-type="float" office:value="0.0114017542509913" calcext:value-type="float">
            <text:p>0.011401754250991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39443337755679" calcext:value-type="float">
            <text:p>0.013944333775567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15333333333333" calcext:value-type="float">
            <text:p>0.915333333333333</text:p>
          </table:table-cell>
          <table:table-cell office:value-type="float" office:value="0.0160900245148628" calcext:value-type="float">
            <text:p>0.0160900245148628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0126929551764398" calcext:value-type="float">
            <text:p>0.012692955176439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19256958799988" calcext:value-type="float">
            <text:p>0.0119256958799988</text:p>
          </table:table-cell>
          <table:table-cell office:value-type="float" office:value="0.911333333333333" calcext:value-type="float">
            <text:p>0.911333333333333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32077418374392" calcext:value-type="float">
            <text:p>0.01320774183743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6_</text:p>
          </table:table-cell>
          <table:table-cell office:value-type="float" office:value="0.911466666666667" calcext:value-type="float">
            <text:p>0.911466666666667</text:p>
          </table:table-cell>
          <table:table-cell office:value-type="float" office:value="0.0138689267288889" calcext:value-type="float">
            <text:p>0.0138689267288889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38557404480523" calcext:value-type="float">
            <text:p>0.0138557404480523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2858863293085" calcext:value-type="float">
            <text:p>0.01285886329308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34098309722546" calcext:value-type="float">
            <text:p>0.0134098309722546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14723589094194" calcext:value-type="float">
            <text:p>0.0114723589094194</text:p>
          </table:table-cell>
          <table:table-cell office:value-type="float" office:value="0.913466666666667" calcext:value-type="float">
            <text:p>0.913466666666667</text:p>
          </table:table-cell>
          <table:table-cell office:value-type="float" office:value="0.0164020161182285" calcext:value-type="float">
            <text:p>0.016402016118228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150158175924386" calcext:value-type="float">
            <text:p>0.0150158175924386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46030351157603" calcext:value-type="float">
            <text:p>0.0146030351157603</text:p>
          </table:table-cell>
          <table:table-cell office:value-type="float" office:value="0.913066666666667" calcext:value-type="float">
            <text:p>0.913066666666667</text:p>
          </table:table-cell>
          <table:table-cell office:value-type="float" office:value="0.0134151091372547" calcext:value-type="float">
            <text:p>0.0134151091372547</text:p>
          </table:table-cell>
          <table:table-cell office:value-type="float" office:value="0.913733333333333" calcext:value-type="float">
            <text:p>0.913733333333333</text:p>
          </table:table-cell>
          <table:table-cell office:value-type="float" office:value="0.0144701307377606" calcext:value-type="float">
            <text:p>0.0144701307377606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143727881169906" calcext:value-type="float">
            <text:p>0.0143727881169906</text:p>
          </table:table-cell>
          <table:table-cell office:value-type="float" office:value="0.912" calcext:value-type="float">
            <text:p>0.912</text:p>
          </table:table-cell>
          <table:table-cell office:value-type="float" office:value="0.0150413587863578" calcext:value-type="float">
            <text:p>0.0150413587863578</text:p>
          </table:table-cell>
          <table:table-cell office:value-type="float" office:value="0.912266666666667" calcext:value-type="float">
            <text:p>0.912266666666667</text:p>
          </table:table-cell>
          <table:table-cell office:value-type="float" office:value="0.0131010130147781" calcext:value-type="float">
            <text:p>0.0131010130147781</text:p>
          </table:table-cell>
          <table:table-cell office:value-type="float" office:value="0.911733333333333" calcext:value-type="float">
            <text:p>0.911733333333333</text:p>
          </table:table-cell>
          <table:table-cell office:value-type="float" office:value="0.0149057678892119" calcext:value-type="float">
            <text:p>0.0149057678892119</text:p>
          </table:table-cell>
          <table:table-cell office:value-type="float" office:value="0.910533333333333" calcext:value-type="float">
            <text:p>0.910533333333333</text:p>
          </table:table-cell>
          <table:table-cell office:value-type="float" office:value="0.0117996747995571" calcext:value-type="float">
            <text:p>0.0117996747995571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43539223522363" calcext:value-type="float">
            <text:p>0.01435392235223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0.939333333333333" calcext:value-type="float">
            <text:p>0.939333333333333</text:p>
          </table:table-cell>
          <table:table-cell office:value-type="float" office:value="0.0123939949617187" calcext:value-type="float">
            <text:p>0.0123939949617187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0666666666667" calcext:value-type="float">
            <text:p>0.950666666666667</text:p>
          </table:table-cell>
          <table:table-cell office:value-type="float" office:value="0.0119953694769643" calcext:value-type="float">
            <text:p>0.0119953694769643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102740233382816" calcext:value-type="float">
            <text:p>0.0102740233382816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43081173542231" calcext:value-type="float">
            <text:p>0.0143081173542231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127257394458807" calcext:value-type="float">
            <text:p>0.0127257394458807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6978710239208" calcext:value-type="float">
            <text:p>0.010697871023920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2158383625775" calcext:value-type="float">
            <text:p>0.008215838362577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5277469819774" calcext:value-type="float">
            <text:p>0.0125277469819774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29957257930786" calcext:value-type="float">
            <text:p>0.0129957257930786</text:p>
          </table:table-cell>
          <table:table-cell office:value-type="float" office:value="0.951666666666667" calcext:value-type="float">
            <text:p>0.951666666666667</text:p>
          </table:table-cell>
          <table:table-cell office:value-type="float" office:value="0.0096465307523251" calcext:value-type="float">
            <text:p>0.0096465307523251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067082039324993" calcext:value-type="float">
            <text:p>0.0067082039324993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4841757907262" calcext:value-type="float">
            <text:p>0.014841757907262</text:p>
          </table:table-cell>
          <table:table-cell office:value-type="float" office:value="0.951" calcext:value-type="float">
            <text:p>0.951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52333333333333" calcext:value-type="float">
            <text:p>0.952333333333333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10930408615291" calcext:value-type="float">
            <text:p>0.01109304086152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0.939" calcext:value-type="float">
            <text:p>0.939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08397416943394" calcext:value-type="float">
            <text:p>0.0108397416943394</text:p>
          </table:table-cell>
          <table:table-cell office:value-type="float" office:value="0.949666666666667" calcext:value-type="float">
            <text:p>0.949666666666667</text:p>
          </table:table-cell>
          <table:table-cell office:value-type="float" office:value="0.013763881881375" calcext:value-type="float">
            <text:p>0.013763881881375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144625954332777" calcext:value-type="float">
            <text:p>0.0144625954332777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95014618758261" calcext:value-type="float">
            <text:p>0.0095014618758261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3244004871329" calcext:value-type="float">
            <text:p>0.0093244004871329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2422813026933" calcext:value-type="float">
            <text:p>0.0112422813026933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0967541539073" calcext:value-type="float">
            <text:p>0.0100967541539073</text:p>
          </table:table-cell>
          <table:table-cell office:value-type="float" office:value="0.959" calcext:value-type="float">
            <text:p>0.959</text:p>
          </table:table-cell>
          <table:table-cell office:value-type="float" office:value="0.0086281194036965" calcext:value-type="float">
            <text:p>0.008628119403696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9544511501032" calcext:value-type="float">
            <text:p>0.0109544511501032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3816076682649" calcext:value-type="float">
            <text:p>0.0103816076682649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4503760248784" calcext:value-type="float">
            <text:p>0.0114503760248784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9671225842414" calcext:value-type="float">
            <text:p>0.0109671225842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0.942333333333333" calcext:value-type="float">
            <text:p>0.942333333333333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8882646494608" calcext:value-type="float">
            <text:p>0.0098882646494608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20531231545096" calcext:value-type="float">
            <text:p>0.0120531231545096</text:p>
          </table:table-cell>
          <table:table-cell office:value-type="float" office:value="0.949333333333333" calcext:value-type="float">
            <text:p>0.949333333333333</text:p>
          </table:table-cell>
          <table:table-cell office:value-type="float" office:value="0.0146534030935555" calcext:value-type="float">
            <text:p>0.014653403093555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100692049779955" calcext:value-type="float">
            <text:p>0.01006920497799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7108460087064" calcext:value-type="float">
            <text:p>0.0107108460087064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689627902499" calcext:value-type="float">
            <text:p>0.00968962790249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0215790684828" calcext:value-type="float">
            <text:p>0.0090215790684828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24387387713635" calcext:value-type="float">
            <text:p>0.0124387387713635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13406838908026" calcext:value-type="float">
            <text:p>0.011340683890802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6458129484475" calcext:value-type="float">
            <text:p>0.0106458129484475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12422813026933" calcext:value-type="float">
            <text:p>0.0112422813026933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23265747247336" calcext:value-type="float">
            <text:p>0.012326574724733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9999999999999" calcext:value-type="float">
            <text:p>0.0099999999999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0.943" calcext:value-type="float">
            <text:p>0.943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4333333333333" calcext:value-type="float">
            <text:p>0.954333333333333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0554159678513" calcext:value-type="float">
            <text:p>0.0110554159678513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34577528254576" calcext:value-type="float">
            <text:p>0.013457752825457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02469507659595" calcext:value-type="float">
            <text:p>0.0102469507659595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085309892613798" calcext:value-type="float">
            <text:p>0.0085309892613798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284303119776" calcext:value-type="float">
            <text:p>0.011328430311977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1554670204543" calcext:value-type="float">
            <text:p>0.011155467020454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2669625207704" calcext:value-type="float">
            <text:p>0.0112669625207704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5013226680156" calcext:value-type="float">
            <text:p>0.010501322668015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3413947049923" calcext:value-type="float">
            <text:p>0.010341394704992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19373363863133" calcext:value-type="float">
            <text:p>0.0119373363863133</text:p>
          </table:table-cell>
          <table:table-cell office:value-type="float" office:value="0.959" calcext:value-type="float">
            <text:p>0.959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9" calcext:value-type="float">
            <text:p>0.959</text:p>
          </table:table-cell>
          <table:table-cell office:value-type="float" office:value="0.0114017542509913" calcext:value-type="float">
            <text:p>0.01140175425099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0.942666666666666" calcext:value-type="float">
            <text:p>0.942666666666666</text:p>
          </table:table-cell>
          <table:table-cell office:value-type="float" office:value="0.0108397416943394" calcext:value-type="float">
            <text:p>0.0108397416943394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9442719099991" calcext:value-type="float">
            <text:p>0.00894427190999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48666666666667" calcext:value-type="float">
            <text:p>0.948666666666667</text:p>
          </table:table-cell>
          <table:table-cell office:value-type="float" office:value="0.013763881881375" calcext:value-type="float">
            <text:p>0.013763881881375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82495791138431" calcext:value-type="float">
            <text:p>0.0082495791138431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5672449894315" calcext:value-type="float">
            <text:p>0.010567244989431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2496246170077" calcext:value-type="float">
            <text:p>0.009249624617007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1742392963486" calcext:value-type="float">
            <text:p>0.009174239296348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8269211792745" calcext:value-type="float">
            <text:p>0.0108269211792745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5013226680156" calcext:value-type="float">
            <text:p>0.010501322668015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6066017177982" calcext:value-type="float">
            <text:p>0.0106066017177982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12051575426477" calcext:value-type="float">
            <text:p>0.011205157542647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0.941266666666667" calcext:value-type="float">
            <text:p>0.941266666666667</text:p>
          </table:table-cell>
          <table:table-cell office:value-type="float" office:value="0.0113632758938826" calcext:value-type="float">
            <text:p>0.0113632758938826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00912597474435698" calcext:value-type="float">
            <text:p>0.00912597474435698</text:p>
          </table:table-cell>
          <table:table-cell office:value-type="float" office:value="0.9538" calcext:value-type="float">
            <text:p>0.9538</text:p>
          </table:table-cell>
          <table:table-cell office:value-type="float" office:value="0.0114247980362327" calcext:value-type="float">
            <text:p>0.0114247980362327</text:p>
          </table:table-cell>
          <table:table-cell office:value-type="float" office:value="0.9486" calcext:value-type="float">
            <text:p>0.9486</text:p>
          </table:table-cell>
          <table:table-cell office:value-type="float" office:value="0.0131825886040089" calcext:value-type="float">
            <text:p>0.0131825886040089</text:p>
          </table:table-cell>
          <table:table-cell office:value-type="float" office:value="0.954866666666666" calcext:value-type="float">
            <text:p>0.954866666666666</text:p>
          </table:table-cell>
          <table:table-cell office:value-type="float" office:value="0.013101617444931" calcext:value-type="float">
            <text:p>0.013101617444931</text:p>
          </table:table-cell>
          <table:table-cell office:value-type="float" office:value="0.954266666666667" calcext:value-type="float">
            <text:p>0.954266666666667</text:p>
          </table:table-cell>
          <table:table-cell office:value-type="float" office:value="0.00988245522647846" calcext:value-type="float">
            <text:p>0.00988245522647846</text:p>
          </table:table-cell>
          <table:table-cell office:value-type="float" office:value="0.9564" calcext:value-type="float">
            <text:p>0.9564</text:p>
          </table:table-cell>
          <table:table-cell office:value-type="float" office:value="0.0101589426861276" calcext:value-type="float">
            <text:p>0.0101589426861276</text:p>
          </table:table-cell>
          <table:table-cell office:value-type="float" office:value="0.956066666666667" calcext:value-type="float">
            <text:p>0.956066666666667</text:p>
          </table:table-cell>
          <table:table-cell office:value-type="float" office:value="0.00958991591047294" calcext:value-type="float">
            <text:p>0.00958991591047294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0563359729342" calcext:value-type="float">
            <text:p>0.010563359729342</text:p>
          </table:table-cell>
          <table:table-cell office:value-type="float" office:value="0.957133333333333" calcext:value-type="float">
            <text:p>0.957133333333333</text:p>
          </table:table-cell>
          <table:table-cell office:value-type="float" office:value="0.0105255624929973" calcext:value-type="float">
            <text:p>0.010525562492997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1514118438881" calcext:value-type="float">
            <text:p>0.0111514118438881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00011968618873" calcext:value-type="float">
            <text:p>0.0100011968618873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1363434989353" calcext:value-type="float">
            <text:p>0.011363434989353</text:p>
          </table:table-cell>
          <table:table-cell office:value-type="float" office:value="0.956066666666667" calcext:value-type="float">
            <text:p>0.956066666666667</text:p>
          </table:table-cell>
          <table:table-cell office:value-type="float" office:value="0.0105183968538827" calcext:value-type="float">
            <text:p>0.0105183968538827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11467693678665" calcext:value-type="float">
            <text:p>0.0111467693678665</text:p>
          </table:table-cell>
          <table:table-cell office:value-type="float" office:value="0.9574" calcext:value-type="float">
            <text:p>0.9574</text:p>
          </table:table-cell>
          <table:table-cell office:value-type="float" office:value="0.0109334150478819" calcext:value-type="float">
            <text:p>0.01093341504788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49159604012508" calcext:value-type="float">
            <text:p>0.0049159604012508</text:p>
          </table:table-cell>
          <table:table-cell office:value-type="float" office:value="0.951666666666666" calcext:value-type="float">
            <text:p>0.951666666666666</text:p>
          </table:table-cell>
          <table:table-cell office:value-type="float" office:value="0.0070710678118655" calcext:value-type="float">
            <text:p>0.0070710678118655</text:p>
          </table:table-cell>
          <table:table-cell office:value-type="float" office:value="0.95" calcext:value-type="float">
            <text:p>0.95</text:p>
          </table:table-cell>
          <table:table-cell office:value-type="float" office:value="0.0117851130197757" calcext:value-type="float">
            <text:p>0.0117851130197757</text:p>
          </table:table-cell>
          <table:table-cell office:value-type="float" office:value="0.950666666666666" calcext:value-type="float">
            <text:p>0.950666666666666</text:p>
          </table:table-cell>
          <table:table-cell office:value-type="float" office:value="0.0096176920308356" calcext:value-type="float">
            <text:p>0.0096176920308356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17260393995586" calcext:value-type="float">
            <text:p>0.0117260393995586</text:p>
          </table:table-cell>
          <table:table-cell office:value-type="float" office:value="0.953666666666667" calcext:value-type="float">
            <text:p>0.95366666666666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1333333333333" calcext:value-type="float">
            <text:p>0.951333333333333</text:p>
          </table:table-cell>
          <table:table-cell office:value-type="float" office:value="0.0117497044880097" calcext:value-type="float">
            <text:p>0.0117497044880097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79407528330477" calcext:value-type="float">
            <text:p>0.0079407528330477</text:p>
          </table:table-cell>
          <table:table-cell office:value-type="float" office:value="0.953" calcext:value-type="float">
            <text:p>0.953</text:p>
          </table:table-cell>
          <table:table-cell office:value-type="float" office:value="0.0104349838949989" calcext:value-type="float">
            <text:p>0.010434983894998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88662907188469" calcext:value-type="float">
            <text:p>0.0088662907188469</text:p>
          </table:table-cell>
          <table:table-cell office:value-type="float" office:value="0.952666666666667" calcext:value-type="float">
            <text:p>0.952666666666667</text:p>
          </table:table-cell>
          <table:table-cell office:value-type="float" office:value="0.0074161984870956" calcext:value-type="float">
            <text:p>0.0074161984870956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109544511501033" calcext:value-type="float">
            <text:p>0.0109544511501033</text:p>
          </table:table-cell>
          <table:table-cell office:value-type="float" office:value="0.954" calcext:value-type="float">
            <text:p>0.954</text:p>
          </table:table-cell>
          <table:table-cell office:value-type="float" office:value="0.0103144989645105" calcext:value-type="float">
            <text:p>0.0103144989645105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0277393043275" calcext:value-type="float">
            <text:p>0.01002773930432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4" calcext:value-type="float">
            <text:p>0.954</text:p>
          </table:table-cell>
          <table:table-cell office:value-type="float" office:value="0.008547254269972" calcext:value-type="float">
            <text:p>0.008547254269972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0450122574313" calcext:value-type="float">
            <text:p>0.008045012257431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10930408615291" calcext:value-type="float">
            <text:p>0.0110930408615291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0761472884911" calcext:value-type="float">
            <text:p>0.012076147288491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7693208729186" calcext:value-type="float">
            <text:p>0.012769320872918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0302614051828" calcext:value-type="float">
            <text:p>0.0110302614051828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0903618155864" calcext:value-type="float">
            <text:p>0.010903618155864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82158383625774" calcext:value-type="float">
            <text:p>0.0082158383625774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75828754440515" calcext:value-type="float">
            <text:p>0.007582875444051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4280904158206" calcext:value-type="float">
            <text:p>0.0094280904158206</text:p>
          </table:table-cell>
          <table:table-cell office:value-type="float" office:value="0.955" calcext:value-type="float">
            <text:p>0.955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3333333333333" calcext:value-type="float">
            <text:p>0.953333333333333</text:p>
          </table:table-cell>
          <table:table-cell office:value-type="float" office:value="0.0084162541153017" calcext:value-type="float">
            <text:p>0.008416254115301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4666666666667" calcext:value-type="float">
            <text:p>0.954666666666667</text:p>
          </table:table-cell>
          <table:table-cell office:value-type="float" office:value="0.0093837921735061" calcext:value-type="float">
            <text:p>0.0093837921735061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47478812037526" calcext:value-type="float">
            <text:p>0.01474788120375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090829510622925" calcext:value-type="float">
            <text:p>0.0090829510622925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9721835344344" calcext:value-type="float">
            <text:p>0.009972183534434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21906156986065" calcext:value-type="float">
            <text:p>0.01219061569860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2044675143226" calcext:value-type="float">
            <text:p>0.0092044675143226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2333876220058" calcext:value-type="float">
            <text:p>0.0102333876220058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15108644332213" calcext:value-type="float">
            <text:p>0.011510864433221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7" calcext:value-type="float">
            <text:p>0.0092345967847967</text:p>
          </table:table-cell>
          <table:table-cell office:value-type="float" office:value="0.955333333333333" calcext:value-type="float">
            <text:p>0.955333333333333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7625895273086" calcext:value-type="float">
            <text:p>0.010762589527308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2796072713833" calcext:value-type="float">
            <text:p>0.0092796072713833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101105005920687" calcext:value-type="float">
            <text:p>0.0101105005920687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13895663755132" calcext:value-type="float">
            <text:p>0.0113895663755132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7610336428975" calcext:value-type="float">
            <text:p>0.009761033642897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748375749804" calcext:value-type="float">
            <text:p>0.0104748375749804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8790197874703" calcext:value-type="float">
            <text:p>0.011879019787470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7367489389375" calcext:value-type="float">
            <text:p>0.01073674893893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6333333333333" calcext:value-type="float">
            <text:p>0.956333333333333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93985814532478" calcext:value-type="float">
            <text:p>0.0093985814532478</text:p>
          </table:table-cell>
          <table:table-cell office:value-type="float" office:value="0.956" calcext:value-type="float">
            <text:p>0.956</text:p>
          </table:table-cell>
          <table:table-cell office:value-type="float" office:value="0.008787617550976" calcext:value-type="float">
            <text:p>0.008787617550976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21678081656293" calcext:value-type="float">
            <text:p>0.0121678081656293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9924216318941" calcext:value-type="float">
            <text:p>0.010992421631894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7851130197758" calcext:value-type="float">
            <text:p>0.011785113019775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8" calcext:value-type="float">
            <text:p>0.958</text:p>
          </table:table-cell>
          <table:table-cell office:value-type="float" office:value="0.009958246164193" calcext:value-type="float">
            <text:p>0.00995824616419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98601329718326" calcext:value-type="float">
            <text:p>0.009860132971832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3682206766638" calcext:value-type="float">
            <text:p>0.0103682206766638</text:p>
          </table:table-cell>
          <table:table-cell office:value-type="float" office:value="0.959333333333333" calcext:value-type="float">
            <text:p>0.959333333333333</text:p>
          </table:table-cell>
          <table:table-cell office:value-type="float" office:value="0.0097610336428976" calcext:value-type="float">
            <text:p>0.0097610336428976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107367489389376" calcext:value-type="float">
            <text:p>0.01073674893893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0381607668265" calcext:value-type="float">
            <text:p>0.010381607668265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096465307523252" calcext:value-type="float">
            <text:p>0.00964653075232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4721814922552" calcext:value-type="float">
            <text:p>0.0094721814922552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11803398874989" calcext:value-type="float">
            <text:p>0.0111803398874989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08908728351363" calcext:value-type="float">
            <text:p>0.010890872835136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92345967847966" calcext:value-type="float">
            <text:p>0.009234596784796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090215790684829" calcext:value-type="float">
            <text:p>0.0090215790684829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114624992426996" calcext:value-type="float">
            <text:p>0.0114624992426996</text:p>
          </table:table-cell>
          <table:table-cell office:value-type="float" office:value="0.956" calcext:value-type="float">
            <text:p>0.956</text:p>
          </table:table-cell>
          <table:table-cell office:value-type="float" office:value="0.012505554321536" calcext:value-type="float">
            <text:p>0.012505554321536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0099582461641931" calcext:value-type="float">
            <text:p>0.0099582461641931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4083299973307" calcext:value-type="float">
            <text:p>0.0104083299973307</text:p>
          </table:table-cell>
          <table:table-cell office:value-type="float" office:value="0.958" calcext:value-type="float">
            <text:p>0.958</text:p>
          </table:table-cell>
          <table:table-cell office:value-type="float" office:value="0.0105013226680155" calcext:value-type="float">
            <text:p>0.0105013226680155</text:p>
          </table:table-cell>
          <table:table-cell office:value-type="float" office:value="0.957" calcext:value-type="float">
            <text:p>0.957</text:p>
          </table:table-cell>
          <table:table-cell office:value-type="float" office:value="0.0121563883525403" calcext:value-type="float">
            <text:p>0.0121563883525403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3244004871328" calcext:value-type="float">
            <text:p>0.0093244004871328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6327586051577" calcext:value-type="float">
            <text:p>0.0106327586051577</text:p>
          </table:table-cell>
          <table:table-cell office:value-type="float" office:value="0.957666666666667" calcext:value-type="float">
            <text:p>0.957666666666667</text:p>
          </table:table-cell>
          <table:table-cell office:value-type="float" office:value="0.0095452140421842" calcext:value-type="float">
            <text:p>0.0095452140421842</text:p>
          </table:table-cell>
          <table:table-cell office:value-type="float" office:value="0.958666666666666" calcext:value-type="float">
            <text:p>0.958666666666666</text:p>
          </table:table-cell>
          <table:table-cell office:value-type="float" office:value="0.0101653004546513" calcext:value-type="float">
            <text:p>0.01016530045465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7_</text:p>
          </table:table-cell>
          <table:table-cell office:value-type="float" office:value="0.955133333333333" calcext:value-type="float">
            <text:p>0.955133333333333</text:p>
          </table:table-cell>
          <table:table-cell office:value-type="float" office:value="0.00839531867799272" calcext:value-type="float">
            <text:p>0.00839531867799272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090580365119426" calcext:value-type="float">
            <text:p>0.0090580365119426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0113701030500368" calcext:value-type="float">
            <text:p>0.01137010305003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36782599134174" calcext:value-type="float">
            <text:p>0.00936782599134174</text:p>
          </table:table-cell>
          <table:table-cell office:value-type="float" office:value="0.954933333333333" calcext:value-type="float">
            <text:p>0.954933333333333</text:p>
          </table:table-cell>
          <table:table-cell office:value-type="float" office:value="0.00988862640341772" calcext:value-type="float">
            <text:p>0.00988862640341772</text:p>
          </table:table-cell>
          <table:table-cell office:value-type="float" office:value="0.956933333333333" calcext:value-type="float">
            <text:p>0.956933333333333</text:p>
          </table:table-cell>
          <table:table-cell office:value-type="float" office:value="0.0118007067151996" calcext:value-type="float">
            <text:p>0.0118007067151996</text:p>
          </table:table-cell>
          <table:table-cell office:value-type="float" office:value="0.956466666666667" calcext:value-type="float">
            <text:p>0.956466666666667</text:p>
          </table:table-cell>
          <table:table-cell office:value-type="float" office:value="0.0110977747085936" calcext:value-type="float">
            <text:p>0.0110977747085936</text:p>
          </table:table-cell>
          <table:table-cell office:value-type="float" office:value="0.955666666666667" calcext:value-type="float">
            <text:p>0.955666666666667</text:p>
          </table:table-cell>
          <table:table-cell office:value-type="float" office:value="0.0111422531510687" calcext:value-type="float">
            <text:p>0.0111422531510687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00994159152211434" calcext:value-type="float">
            <text:p>0.00994159152211434</text:p>
          </table:table-cell>
          <table:table-cell office:value-type="float" office:value="0.955933333333333" calcext:value-type="float">
            <text:p>0.955933333333333</text:p>
          </table:table-cell>
          <table:table-cell office:value-type="float" office:value="0.00903396234200124" calcext:value-type="float">
            <text:p>0.00903396234200124</text:p>
          </table:table-cell>
          <table:table-cell office:value-type="float" office:value="0.956666666666667" calcext:value-type="float">
            <text:p>0.956666666666667</text:p>
          </table:table-cell>
          <table:table-cell office:value-type="float" office:value="0.0100670061085473" calcext:value-type="float">
            <text:p>0.0100670061085473</text:p>
          </table:table-cell>
          <table:table-cell office:value-type="float" office:value="0.955733333333333" calcext:value-type="float">
            <text:p>0.955733333333333</text:p>
          </table:table-cell>
          <table:table-cell office:value-type="float" office:value="0.0109942163644341" calcext:value-type="float">
            <text:p>0.0109942163644341</text:p>
          </table:table-cell>
          <table:table-cell office:value-type="float" office:value="0.956133333333333" calcext:value-type="float">
            <text:p>0.956133333333333</text:p>
          </table:table-cell>
          <table:table-cell office:value-type="float" office:value="0.00893578407506504" calcext:value-type="float">
            <text:p>0.00893578407506504</text:p>
          </table:table-cell>
          <table:table-cell office:value-type="float" office:value="0.957066666666667" calcext:value-type="float">
            <text:p>0.957066666666667</text:p>
          </table:table-cell>
          <table:table-cell office:value-type="float" office:value="0.010606436778237" calcext:value-type="float">
            <text:p>0.010606436778237</text:p>
          </table:table-cell>
          <table:table-cell office:value-type="float" office:value="0.9556" calcext:value-type="float">
            <text:p>0.9556</text:p>
          </table:table-cell>
          <table:table-cell office:value-type="float" office:value="0.0103008265271872" calcext:value-type="float">
            <text:p>0.0103008265271872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0110648401307988" calcext:value-type="float">
            <text:p>0.01106484013079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121161049846887" calcext:value-type="float">
            <text:p>0.0121161049846887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96332756630338" calcext:value-type="float">
            <text:p>0.0096332756630338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8173126696681" calcext:value-type="float">
            <text:p>0.008173126696681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10770329614269" calcext:value-type="float">
            <text:p>0.010770329614269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92303846073714" calcext:value-type="float">
            <text:p>0.0092303846073714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71554175279993" calcext:value-type="float">
            <text:p>0.0071554175279993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36088206689631" calcext:value-type="float">
            <text:p>0.0136088206689631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110995495404093" calcext:value-type="float">
            <text:p>0.0110995495404093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112782977438973" calcext:value-type="float">
            <text:p>0.0112782977438973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0142711667" calcext:value-type="float">
            <text:p>0.0070142711667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67230945255886" calcext:value-type="float">
            <text:p>0.0067230945255886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77974354758471" calcext:value-type="float">
            <text:p>0.00779743547584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338094023943" calcext:value-type="float">
            <text:p>0.009338094023943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87863530545955" calcext:value-type="float">
            <text:p>0.0087863530545955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9444575162494" calcext:value-type="float">
            <text:p>0.009444575162494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64187226143524" calcext:value-type="float">
            <text:p>0.0064187226143524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2609903369994" calcext:value-type="float">
            <text:p>0.006260990336999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0142711667" calcext:value-type="float">
            <text:p>0.007014271166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2607680962081" calcext:value-type="float">
            <text:p>0.00260768096208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92736184954957" calcext:value-type="float">
            <text:p>0.0092736184954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1161034021896" calcext:value-type="float">
            <text:p>0.01161034021896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88317608663278" calcext:value-type="float">
            <text:p>0.0088317608663278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008414273587185" calcext:value-type="float">
            <text:p>0.008414273587185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47749345545253" calcext:value-type="float">
            <text:p>0.0047749345545253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50990195135928" calcext:value-type="float">
            <text:p>0.0050990195135928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9859006035093" calcext:value-type="float">
            <text:p>0.009859006035093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052153619241621" calcext:value-type="float">
            <text:p>0.0052153619241621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74027022093286" calcext:value-type="float">
            <text:p>0.00740270220932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4096736459908" calcext:value-type="float">
            <text:p>0.0124096736459908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0100598210719674" calcext:value-type="float">
            <text:p>0.0100598210719674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7823299831252" calcext:value-type="float">
            <text:p>0.0067823299831252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81975606127676" calcext:value-type="float">
            <text:p>0.0081975606127676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0091214034007931" calcext:value-type="float">
            <text:p>0.009121403400793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33466401061363" calcext:value-type="float">
            <text:p>0.0033466401061363</text:p>
          </table:table-cell>
          <table:table-cell office:value-type="float" office:value="0.9172" calcext:value-type="float">
            <text:p>0.9172</text:p>
          </table:table-cell>
          <table:table-cell office:value-type="float" office:value="0.0071554175279993" calcext:value-type="float">
            <text:p>0.0071554175279993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36331804249169" calcext:value-type="float">
            <text:p>0.0036331804249169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74296702484026" calcext:value-type="float">
            <text:p>0.007429670248402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71274118724822" calcext:value-type="float">
            <text:p>0.00712741187248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916" calcext:value-type="float">
            <text:p>0.916</text:p>
          </table:table-cell>
          <table:table-cell office:value-type="float" office:value="0.0124096736459908" calcext:value-type="float">
            <text:p>0.0124096736459908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70142711667" calcext:value-type="float">
            <text:p>0.0070142711667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0107144761887831" calcext:value-type="float">
            <text:p>0.0107144761887831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9444575162494" calcext:value-type="float">
            <text:p>0.009444575162494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0080746516952745" calcext:value-type="float">
            <text:p>0.0080746516952745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83666002653407" calcext:value-type="float">
            <text:p>0.0083666002653407</text:p>
          </table:table-cell>
          <table:table-cell office:value-type="float" office:value="0.918" calcext:value-type="float">
            <text:p>0.918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26832815729997" calcext:value-type="float">
            <text:p>0.002683281572999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37416573867739" calcext:value-type="float">
            <text:p>0.0037416573867739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90553851381374" calcext:value-type="float">
            <text:p>0.009055385138137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164" calcext:value-type="float">
            <text:p>0.9164</text:p>
          </table:table-cell>
          <table:table-cell office:value-type="float" office:value="0.0051768716422178" calcext:value-type="float">
            <text:p>0.005176871642217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48166378315169" calcext:value-type="float">
            <text:p>0.004816637831516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91592" calcext:value-type="float">
            <text:p>0.91592</text:p>
          </table:table-cell>
          <table:table-cell office:value-type="float" office:value="0.0116149391790575" calcext:value-type="float">
            <text:p>0.0116149391790575</text:p>
          </table:table-cell>
          <table:table-cell office:value-type="float" office:value="0.90504" calcext:value-type="float">
            <text:p>0.90504</text:p>
          </table:table-cell>
          <table:table-cell office:value-type="float" office:value="0.0075722625399315" calcext:value-type="float">
            <text:p>0.0075722625399315</text:p>
          </table:table-cell>
          <table:table-cell office:value-type="float" office:value="0.91776" calcext:value-type="float">
            <text:p>0.91776</text:p>
          </table:table-cell>
          <table:table-cell office:value-type="float" office:value="0.0098602715820894" calcext:value-type="float">
            <text:p>0.0098602715820894</text:p>
          </table:table-cell>
          <table:table-cell office:value-type="float" office:value="0.91472" calcext:value-type="float">
            <text:p>0.91472</text:p>
          </table:table-cell>
          <table:table-cell office:value-type="float" office:value="0.00910531062065212" calcext:value-type="float">
            <text:p>0.00910531062065212</text:p>
          </table:table-cell>
          <table:table-cell office:value-type="float" office:value="0.91664" calcext:value-type="float">
            <text:p>0.91664</text:p>
          </table:table-cell>
          <table:table-cell office:value-type="float" office:value="0.0075120444913783" calcext:value-type="float">
            <text:p>0.0075120444913783</text:p>
          </table:table-cell>
          <table:table-cell office:value-type="float" office:value="0.91432" calcext:value-type="float">
            <text:p>0.91432</text:p>
          </table:table-cell>
          <table:table-cell office:value-type="float" office:value="0.00712074521490614" calcext:value-type="float">
            <text:p>0.00712074521490614</text:p>
          </table:table-cell>
          <table:table-cell office:value-type="float" office:value="0.91728" calcext:value-type="float">
            <text:p>0.91728</text:p>
          </table:table-cell>
          <table:table-cell office:value-type="float" office:value="0.00837570101455936" calcext:value-type="float">
            <text:p>0.00837570101455936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00492752916368416" calcext:value-type="float">
            <text:p>0.00492752916368416</text:p>
          </table:table-cell>
          <table:table-cell office:value-type="float" office:value="0.91672" calcext:value-type="float">
            <text:p>0.91672</text:p>
          </table:table-cell>
          <table:table-cell office:value-type="float" office:value="0.00719313593263898" calcext:value-type="float">
            <text:p>0.00719313593263898</text:p>
          </table:table-cell>
          <table:table-cell office:value-type="float" office:value="0.91328" calcext:value-type="float">
            <text:p>0.91328</text:p>
          </table:table-cell>
          <table:table-cell office:value-type="float" office:value="0.00640391667443572" calcext:value-type="float">
            <text:p>0.00640391667443572</text:p>
          </table:table-cell>
          <table:table-cell office:value-type="float" office:value="0.91464" calcext:value-type="float">
            <text:p>0.91464</text:p>
          </table:table-cell>
          <table:table-cell office:value-type="float" office:value="0.00562881805281202" calcext:value-type="float">
            <text:p>0.00562881805281202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599249199373794" calcext:value-type="float">
            <text:p>0.00599249199373794</text:p>
          </table:table-cell>
          <table:table-cell office:value-type="float" office:value="0.91648" calcext:value-type="float">
            <text:p>0.91648</text:p>
          </table:table-cell>
          <table:table-cell office:value-type="float" office:value="0.00914927951403324" calcext:value-type="float">
            <text:p>0.00914927951403324</text:p>
          </table:table-cell>
          <table:table-cell office:value-type="float" office:value="0.91288" calcext:value-type="float">
            <text:p>0.91288</text:p>
          </table:table-cell>
          <table:table-cell office:value-type="float" office:value="0.00501277472671388" calcext:value-type="float">
            <text:p>0.00501277472671388</text:p>
          </table:table-cell>
          <table:table-cell office:value-type="float" office:value="0.91544" calcext:value-type="float">
            <text:p>0.91544</text:p>
          </table:table-cell>
          <table:table-cell office:value-type="float" office:value="0.00542265217597066" calcext:value-type="float">
            <text:p>0.00542265217597066</text:p>
          </table:table-cell>
          <table:table-cell office:value-type="float" office:value="0.914" calcext:value-type="float">
            <text:p>0.914</text:p>
          </table:table-cell>
          <table:table-cell office:value-type="float" office:value="0.0072835611769341" calcext:value-type="float">
            <text:p>0.00728356117693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63245553203367" calcext:value-type="float">
            <text:p>0.0063245553203367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72663608498339" calcext:value-type="float">
            <text:p>0.0072663608498339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77974354758471" calcext:value-type="float">
            <text:p>0.007797435475847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0069856996786291" calcext:value-type="float">
            <text:p>0.0069856996786291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074027022093286" calcext:value-type="float">
            <text:p>0.0074027022093286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04307238483242" calcext:value-type="float">
            <text:p>0.0104307238483242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97365291557104" calcext:value-type="float">
            <text:p>0.0097365291557104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0021908902300206" calcext:value-type="float">
            <text:p>0.002190890230020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0096540147089177" calcext:value-type="float">
            <text:p>0.0096540147089177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97979589711327" calcext:value-type="float">
            <text:p>0.009797958971132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103923048454132" calcext:value-type="float">
            <text:p>0.0103923048454132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33716117203574" calcext:value-type="float">
            <text:p>0.0133716117203574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011081516141756" calcext:value-type="float">
            <text:p>0.011081516141756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010334408546211" calcext:value-type="float">
            <text:p>0.0103344085462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38987177379235" calcext:value-type="float">
            <text:p>0.0038987177379235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55856960175075" calcext:value-type="float">
            <text:p>0.005585696017507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0086486993241758" calcext:value-type="float">
            <text:p>0.0086486993241758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64187226143525" calcext:value-type="float">
            <text:p>0.0064187226143525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79498427657407" calcext:value-type="float">
            <text:p>0.00794984276574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0076157731058639" calcext:value-type="float">
            <text:p>0.0076157731058639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95289033996572" calcext:value-type="float">
            <text:p>0.0095289033996572</text:p>
          </table:table-cell>
          <table:table-cell office:value-type="float" office:value="0.9068" calcext:value-type="float">
            <text:p>0.9068</text:p>
          </table:table-cell>
          <table:table-cell office:value-type="float" office:value="0.0062609903369993" calcext:value-type="float">
            <text:p>0.0062609903369993</text:p>
          </table:table-cell>
          <table:table-cell office:value-type="float" office:value="0.91" calcext:value-type="float">
            <text:p>0.91</text:p>
          </table:table-cell>
          <table:table-cell office:value-type="float" office:value="0.0088317608663278" calcext:value-type="float">
            <text:p>0.008831760866327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85556998544829" calcext:value-type="float">
            <text:p>0.0085556998544829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81975606127677" calcext:value-type="float">
            <text:p>0.00819756061276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1" calcext:value-type="float">
            <text:p>0.91</text:p>
          </table:table-cell>
          <table:table-cell office:value-type="float" office:value="0.0058309518948453" calcext:value-type="float">
            <text:p>0.005830951894845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35777087639996" calcext:value-type="float">
            <text:p>0.003577708763999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5607017003965" calcext:value-type="float">
            <text:p>0.004560701700396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0199601592044" calcext:value-type="float">
            <text:p>0.005019960159204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0083186537372341" calcext:value-type="float">
            <text:p>0.0083186537372341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2289646009589" calcext:value-type="float">
            <text:p>0.006228964600958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0710678118654" calcext:value-type="float">
            <text:p>0.007071067811865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0060991802727907" calcext:value-type="float">
            <text:p>0.0060991802727907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68410525505948" calcext:value-type="float">
            <text:p>0.0068410525505948</text:p>
          </table:table-cell>
          <table:table-cell office:value-type="float" office:value="0.9148" calcext:value-type="float">
            <text:p>0.9148</text:p>
          </table:table-cell>
          <table:table-cell office:value-type="float" office:value="0.0076941536246685" calcext:value-type="float">
            <text:p>0.0076941536246685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46904157598234" calcext:value-type="float">
            <text:p>0.00469041575982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6" calcext:value-type="float">
            <text:p>0.9096</text:p>
          </table:table-cell>
          <table:table-cell office:value-type="float" office:value="0.0053665631459994" calcext:value-type="float">
            <text:p>0.0053665631459994</text:p>
          </table:table-cell>
          <table:table-cell office:value-type="float" office:value="0.91" calcext:value-type="float">
            <text:p>0.91</text:p>
          </table:table-cell>
          <table:table-cell office:value-type="float" office:value="0.0048989794855663" calcext:value-type="float">
            <text:p>0.0048989794855663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7619441163552" calcext:value-type="float">
            <text:p>0.0057619441163552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78230428862431" calcext:value-type="float">
            <text:p>0.0078230428862431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6332495807108" calcext:value-type="float">
            <text:p>0.0066332495807108</text:p>
          </table:table-cell>
          <table:table-cell office:value-type="float" office:value="0.9112" calcext:value-type="float">
            <text:p>0.9112</text:p>
          </table:table-cell>
          <table:table-cell office:value-type="float" office:value="0.005215361924162" calcext:value-type="float">
            <text:p>0.005215361924162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6870225614927" calcext:value-type="float">
            <text:p>0.006870225614927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005899152481501" calcext:value-type="float">
            <text:p>0.005899152481501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0071274118724821" calcext:value-type="float">
            <text:p>0.0071274118724821</text:p>
          </table:table-cell>
          <table:table-cell office:value-type="float" office:value="0.91" calcext:value-type="float">
            <text:p>0.91</text:p>
          </table:table-cell>
          <table:table-cell office:value-type="float" office:value="0.0066332495807107" calcext:value-type="float">
            <text:p>0.0066332495807107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44721359549995" calcext:value-type="float">
            <text:p>0.0044721359549995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75630681604756" calcext:value-type="float">
            <text:p>0.0075630681604756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5777087639996" calcext:value-type="float">
            <text:p>0.00357770876399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43817804600413" calcext:value-type="float">
            <text:p>0.00438178046004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46904157598234" calcext:value-type="float">
            <text:p>0.0046904157598234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65421708935184" calcext:value-type="float">
            <text:p>0.0065421708935184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3665631459995" calcext:value-type="float">
            <text:p>0.0053665631459995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81240384046359" calcext:value-type="float">
            <text:p>0.0081240384046359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48166378315169" calcext:value-type="float">
            <text:p>0.0048166378315169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0043358966777357" calcext:value-type="float">
            <text:p>0.0043358966777357</text:p>
          </table:table-cell>
          <table:table-cell office:value-type="float" office:value="0.91" calcext:value-type="float">
            <text:p>0.91</text:p>
          </table:table-cell>
          <table:table-cell office:value-type="float" office:value="0.0078740078740118" calcext:value-type="float">
            <text:p>0.007874007874011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74027022093287" calcext:value-type="float">
            <text:p>0.0074027022093287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40987803063838" calcext:value-type="float">
            <text:p>0.0040987803063838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57271284253105" calcext:value-type="float">
            <text:p>0.0057271284253105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0057619441163551" calcext:value-type="float">
            <text:p>0.00576194411635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50990195135927" calcext:value-type="float">
            <text:p>0.0050990195135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0055497747702046" calcext:value-type="float">
            <text:p>0.0055497747702046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0059329587896765" calcext:value-type="float">
            <text:p>0.0059329587896765</text:p>
          </table:table-cell>
          <table:table-cell office:value-type="float" office:value="0.9116" calcext:value-type="float">
            <text:p>0.9116</text:p>
          </table:table-cell>
          <table:table-cell office:value-type="float" office:value="0.003286335345031" calcext:value-type="float">
            <text:p>0.0032863353450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8_</text:p>
          </table:table-cell>
          <table:table-cell office:value-type="float" office:value="0.90904" calcext:value-type="float">
            <text:p>0.90904</text:p>
          </table:table-cell>
          <table:table-cell office:value-type="float" office:value="0.00516051371182924" calcext:value-type="float">
            <text:p>0.00516051371182924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520383217534614" calcext:value-type="float">
            <text:p>0.00520383217534614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589577800352682" calcext:value-type="float">
            <text:p>0.0058957780035268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581342517797292" calcext:value-type="float">
            <text:p>0.00581342517797292</text:p>
          </table:table-cell>
          <table:table-cell office:value-type="float" office:value="0.91088" calcext:value-type="float">
            <text:p>0.91088</text:p>
          </table:table-cell>
          <table:table-cell office:value-type="float" office:value="0.00823946812741978" calcext:value-type="float">
            <text:p>0.0082394681274197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00735165503713732" calcext:value-type="float">
            <text:p>0.00735165503713732</text:p>
          </table:table-cell>
          <table:table-cell office:value-type="float" office:value="0.91168" calcext:value-type="float">
            <text:p>0.91168</text:p>
          </table:table-cell>
          <table:table-cell office:value-type="float" office:value="0.00578145213868512" calcext:value-type="float">
            <text:p>0.00578145213868512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32532273686244" calcext:value-type="float">
            <text:p>0.00732532273686244</text:p>
          </table:table-cell>
          <table:table-cell office:value-type="float" office:value="0.91024" calcext:value-type="float">
            <text:p>0.91024</text:p>
          </table:table-cell>
          <table:table-cell office:value-type="float" office:value="0.00756194881771812" calcext:value-type="float">
            <text:p>0.00756194881771812</text:p>
          </table:table-cell>
          <table:table-cell office:value-type="float" office:value="0.90912" calcext:value-type="float">
            <text:p>0.90912</text:p>
          </table:table-cell>
          <table:table-cell office:value-type="float" office:value="0.00506248162637388" calcext:value-type="float">
            <text:p>0.00506248162637388</text:p>
          </table:table-cell>
          <table:table-cell office:value-type="float" office:value="0.91128" calcext:value-type="float">
            <text:p>0.91128</text:p>
          </table:table-cell>
          <table:table-cell office:value-type="float" office:value="0.00738167585763542" calcext:value-type="float">
            <text:p>0.00738167585763542</text:p>
          </table:table-cell>
          <table:table-cell office:value-type="float" office:value="0.90888" calcext:value-type="float">
            <text:p>0.90888</text:p>
          </table:table-cell>
          <table:table-cell office:value-type="float" office:value="0.00680946496211238" calcext:value-type="float">
            <text:p>0.00680946496211238</text:p>
          </table:table-cell>
          <table:table-cell office:value-type="float" office:value="0.90928" calcext:value-type="float">
            <text:p>0.90928</text:p>
          </table:table-cell>
          <table:table-cell office:value-type="float" office:value="0.00755947747132784" calcext:value-type="float">
            <text:p>0.0075594774713278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792867518494258" calcext:value-type="float">
            <text:p>0.00792867518494258</text:p>
          </table:table-cell>
          <table:table-cell office:value-type="float" office:value="0.90952" calcext:value-type="float">
            <text:p>0.90952</text:p>
          </table:table-cell>
          <table:table-cell office:value-type="float" office:value="0.00773610311337576" calcext:value-type="float">
            <text:p>0.00773610311337576</text:p>
          </table:table-cell>
          <table:table-cell office:value-type="float" office:value="0.91032" calcext:value-type="float">
            <text:p>0.91032</text:p>
          </table:table-cell>
          <table:table-cell office:value-type="float" office:value="0.00601728580556654" calcext:value-type="float">
            <text:p>0.006017285805566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275794307410432" calcext:value-type="float">
            <text:p>0.027579430741043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08177713616898" calcext:value-type="float">
            <text:p>0.00817771361689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3164437720818" calcext:value-type="float">
            <text:p>0.019316443772081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5534896815419" calcext:value-type="float">
            <text:p>0.0175534896815419</text:p>
          </table:table-cell>
          <table:table-cell office:value-type="float" office:value="0.89" calcext:value-type="float">
            <text:p>0.89</text:p>
          </table:table-cell>
          <table:table-cell office:value-type="float" office:value="0.0181142209327367" calcext:value-type="float">
            <text:p>0.0181142209327367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91702895126808" calcext:value-type="float">
            <text:p>0.019170289512680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4717484467658" calcext:value-type="float">
            <text:p>0.015471748446765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9" calcext:value-type="float">
            <text:p>0.89</text:p>
          </table:table-cell>
          <table:table-cell office:value-type="float" office:value="0.0199999999999999" calcext:value-type="float">
            <text:p>0.019999999999999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165750888103" calcext:value-type="float">
            <text:p>0.015165750888103</text:p>
          </table:table-cell>
          <table:table-cell office:value-type="float" office:value="0.89" calcext:value-type="float">
            <text:p>0.89</text:p>
          </table:table-cell>
          <table:table-cell office:value-type="float" office:value="0.0211394181566096" calcext:value-type="float">
            <text:p>0.02113941815660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42521928137392" calcext:value-type="float">
            <text:p>0.0142521928137392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3363092527044" calcext:value-type="float">
            <text:p>0.016336309252704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090829510622924" calcext:value-type="float">
            <text:p>0.0090829510622924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59491379077366" calcext:value-type="float">
            <text:p>0.015949137907736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38091369016182" calcext:value-type="float">
            <text:p>0.02380913690161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238877583711824" calcext:value-type="float">
            <text:p>0.0238877583711824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0102469507659595" calcext:value-type="float">
            <text:p>0.01024695076595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78009831189178" calcext:value-type="float">
            <text:p>0.017800983118917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77129895839183" calcext:value-type="float">
            <text:p>0.017712989583918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83200709605612" calcext:value-type="float">
            <text:p>0.018320070960561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12361025271221" calcext:value-type="float">
            <text:p>0.0112361025271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8077363139715" calcext:value-type="float">
            <text:p>0.016807736313971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18585412256314" calcext:value-type="float">
            <text:p>0.011858541225631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3" calcext:value-type="float">
            <text:p>0.0120415945787923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5453921077742" calcext:value-type="float">
            <text:p>0.01654539210777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5091443019936" calcext:value-type="float">
            <text:p>0.020509144301993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84898620871005" calcext:value-type="float">
            <text:p>0.0184898620871005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53500814330087" calcext:value-type="float">
            <text:p>0.0153500814330087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24999999999999" calcext:value-type="float">
            <text:p>0.012499999999999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4790199457749" calcext:value-type="float">
            <text:p>0.014790199457749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8077363139715" calcext:value-type="float">
            <text:p>0.016807736313971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1101106021268" calcext:value-type="float">
            <text:p>0.0131101106021268</text:p>
          </table:table-cell>
          <table:table-cell office:value-type="float" office:value="0.894" calcext:value-type="float">
            <text:p>0.894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65453921077743" calcext:value-type="float">
            <text:p>0.016545392107774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2980060130065" calcext:value-type="float">
            <text:p>0.0162980060130065</text:p>
          </table:table-cell>
          <table:table-cell office:value-type="float" office:value="0.892" calcext:value-type="float">
            <text:p>0.892</text:p>
          </table:table-cell>
          <table:table-cell office:value-type="float" office:value="0.0125499003980111" calcext:value-type="float">
            <text:p>0.012549900398011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5724115023974" calcext:value-type="float">
            <text:p>0.01557241150239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892" calcext:value-type="float">
            <text:p>0.892</text:p>
          </table:table-cell>
          <table:table-cell office:value-type="float" office:value="0.0216794833886788" calcext:value-type="float">
            <text:p>0.0216794833886788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3" calcext:value-type="float">
            <text:p>0.0146415504643463</text:p>
          </table:table-cell>
          <table:table-cell office:value-type="float" office:value="0.89" calcext:value-type="float">
            <text:p>0.89</text:p>
          </table:table-cell>
          <table:table-cell office:value-type="float" office:value="0.0170477271212323" calcext:value-type="float">
            <text:p>0.017047727121232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69189243156886" calcext:value-type="float">
            <text:p>0.016918924315688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170661444638" calcext:value-type="float">
            <text:p>0.012170661444638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016431676725155" calcext:value-type="float">
            <text:p>0.016431676725155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3806701271484" calcext:value-type="float">
            <text:p>0.013806701271484</text:p>
          </table:table-cell>
          <table:table-cell office:value-type="float" office:value="0.89" calcext:value-type="float">
            <text:p>0.89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0675183861471" calcext:value-type="float">
            <text:p>0.0120675183861471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44265380462535" calcext:value-type="float">
            <text:p>0.014426538046253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1632298752445" calcext:value-type="float">
            <text:p>0.016163229875244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45129252736999" calcext:value-type="float">
            <text:p>0.014512925273699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820881404958" calcext:value-type="float">
            <text:p>0.0128208814049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218374678019224" calcext:value-type="float">
            <text:p>0.021837467801922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9421791055447" calcext:value-type="float">
            <text:p>0.012942179105544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75356779167502" calcext:value-type="float">
            <text:p>0.0175356779167502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30384048104053" calcext:value-type="float">
            <text:p>0.013038404810405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51451312308609" calcext:value-type="float">
            <text:p>0.015145131230860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9" calcext:value-type="float">
            <text:p>0.89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851895177195" calcext:value-type="float">
            <text:p>0.013851895177195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54515371403624" calcext:value-type="float">
            <text:p>0.0154515371403624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5747763399592" calcext:value-type="float">
            <text:p>0.01257477633995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0230986569209641" calcext:value-type="float">
            <text:p>0.0230986569209641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20608744816488" calcext:value-type="float">
            <text:p>0.0120608744816488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0180381388032165" calcext:value-type="float">
            <text:p>0.018038138803216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7846793986953" calcext:value-type="float">
            <text:p>0.0157846793986953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0169860048330005" calcext:value-type="float">
            <text:p>0.0169860048330005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33445736366586" calcext:value-type="float">
            <text:p>0.0133445736366586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0157573293656738" calcext:value-type="float">
            <text:p>0.0157573293656738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0140698811023814" calcext:value-type="float">
            <text:p>0.0140698811023814</text:p>
          </table:table-cell>
          <table:table-cell office:value-type="float" office:value="0.89" calcext:value-type="float">
            <text:p>0.89</text:p>
          </table:table-cell>
          <table:table-cell office:value-type="float" office:value="0.0173793056445054" calcext:value-type="float">
            <text:p>0.0173793056445054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0132107632558407" calcext:value-type="float">
            <text:p>0.0132107632558407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62558890567065" calcext:value-type="float">
            <text:p>0.016255889056706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47204053598528" calcext:value-type="float">
            <text:p>0.0147204053598528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0163509249064509" calcext:value-type="float">
            <text:p>0.0163509249064509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0133548249281967" calcext:value-type="float">
            <text:p>0.0133548249281967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152311294504019" calcext:value-type="float">
            <text:p>0.015231129450401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62645196513414" calcext:value-type="float">
            <text:p>0.01626451965134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91" calcext:value-type="float">
            <text:p>0.891</text:p>
          </table:table-cell>
          <table:table-cell office:value-type="float" office:value="0.0208116553882674" calcext:value-type="float">
            <text:p>0.0208116553882674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016583123951777" calcext:value-type="float">
            <text:p>0.01658312395177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26737918556365" calcext:value-type="float">
            <text:p>0.012673791855636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20721365785102" calcext:value-type="float">
            <text:p>0.02072136578510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94207218407084" calcext:value-type="float">
            <text:p>0.0094207218407084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0195735791310633" calcext:value-type="float">
            <text:p>0.0195735791310633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61438842909629" calcext:value-type="float">
            <text:p>0.016143884290962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200779730052612" calcext:value-type="float">
            <text:p>0.0200779730052612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2959784554957" calcext:value-type="float">
            <text:p>0.0142959784554957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79" calcext:value-type="float">
            <text:p>0.879</text:p>
          </table:table-cell>
          <table:table-cell office:value-type="float" office:value="0.0179930542154465" calcext:value-type="float">
            <text:p>0.017993054215446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228172084182092" calcext:value-type="float">
            <text:p>0.0228172084182092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6473440639562" calcext:value-type="float">
            <text:p>0.0136473440639562</text:p>
          </table:table-cell>
          <table:table-cell office:value-type="float" office:value="0.881" calcext:value-type="float">
            <text:p>0.881</text:p>
          </table:table-cell>
          <table:table-cell office:value-type="float" office:value="0.0182517122484439" calcext:value-type="float">
            <text:p>0.01825171224844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45129252737" calcext:value-type="float">
            <text:p>0.0145129252737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0167145146504467" calcext:value-type="float">
            <text:p>0.0167145146504467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017102631376487" calcext:value-type="float">
            <text:p>0.01710263137648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4886324478411" calcext:value-type="float">
            <text:p>0.01648863244784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6243811729526" calcext:value-type="float">
            <text:p>0.012624381172952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22388613177238" calcext:value-type="float">
            <text:p>0.02238861317723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56724280186575" calcext:value-type="float">
            <text:p>0.0156724280186575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87916204729661" calcext:value-type="float">
            <text:p>0.0187916204729661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26984250992002" calcext:value-type="float">
            <text:p>0.0126984250992002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5" calcext:value-type="float">
            <text:p>0.885</text:p>
          </table:table-cell>
          <table:table-cell office:value-type="float" office:value="0.0174104853464801" calcext:value-type="float">
            <text:p>0.0174104853464801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5264938810384" calcext:value-type="float">
            <text:p>0.01652649388103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20675183861471" calcext:value-type="float">
            <text:p>0.01206751838614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2684314846024" calcext:value-type="float">
            <text:p>0.0152684314846024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39866007306993" calcext:value-type="float">
            <text:p>0.0139866007306993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32759180473517" calcext:value-type="float">
            <text:p>0.0132759180473517</text:p>
          </table:table-cell>
          <table:table-cell office:value-type="float" office:value="0.89" calcext:value-type="float">
            <text:p>0.89</text:p>
          </table:table-cell>
          <table:table-cell office:value-type="float" office:value="0.0166770800801579" calcext:value-type="float">
            <text:p>0.016677080080157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78185296812053" calcext:value-type="float">
            <text:p>0.017818529681205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211098318325845" calcext:value-type="float">
            <text:p>0.021109831832584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94775511807824" calcext:value-type="float">
            <text:p>0.019477551180782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6415504643462" calcext:value-type="float">
            <text:p>0.0146415504643462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0843495632698" calcext:value-type="float">
            <text:p>0.0170843495632698</text:p>
          </table:table-cell>
          <table:table-cell office:value-type="float" office:value="0.89" calcext:value-type="float">
            <text:p>0.89</text:p>
          </table:table-cell>
          <table:table-cell office:value-type="float" office:value="0.0121191996435408" calcext:value-type="float">
            <text:p>0.0121191996435408</text:p>
          </table:table-cell>
          <table:table-cell office:value-type="float" office:value="0.891" calcext:value-type="float">
            <text:p>0.891</text:p>
          </table:table-cell>
          <table:table-cell office:value-type="float" office:value="0.0172843860174436" calcext:value-type="float">
            <text:p>0.017284386017443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48323969741913" calcext:value-type="float">
            <text:p>0.014832396974191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48534507775129" calcext:value-type="float">
            <text:p>0.014853450777512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94538352005945" calcext:value-type="float">
            <text:p>0.00945383520059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2820881404958" calcext:value-type="float">
            <text:p>0.01282088140495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81486914128815" calcext:value-type="float">
            <text:p>0.018148691412881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38744369255116" calcext:value-type="float">
            <text:p>0.013874436925511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2018517460195" calcext:value-type="float">
            <text:p>0.016201851746019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4316767251549" calcext:value-type="float">
            <text:p>0.016431676725154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44265380462534" calcext:value-type="float">
            <text:p>0.0144265380462534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42082722383828" calcext:value-type="float">
            <text:p>0.014208272238382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79756780122475" calcext:value-type="float">
            <text:p>0.0179756780122475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66207701385946" calcext:value-type="float">
            <text:p>0.016620770138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30384048104052" calcext:value-type="float">
            <text:p>0.013038404810405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63935963107549" calcext:value-type="float">
            <text:p>0.0163935963107549</text:p>
          </table:table-cell>
          <table:table-cell office:value-type="float" office:value="0.89" calcext:value-type="float">
            <text:p>0.89</text:p>
          </table:table-cell>
          <table:table-cell office:value-type="float" office:value="0.0107529065838032" calcext:value-type="float">
            <text:p>0.0107529065838032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60662690130596" calcext:value-type="float">
            <text:p>0.0160662690130596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919410907075" calcext:value-type="float">
            <text:p>0.013919410907075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31576973669407" calcext:value-type="float">
            <text:p>0.013157697366940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1236102527122" calcext:value-type="float">
            <text:p>0.0112361025271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20415945787922" calcext:value-type="float">
            <text:p>0.01204159457879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0163363092527045" calcext:value-type="float">
            <text:p>0.0163363092527045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33463478150391" calcext:value-type="float">
            <text:p>0.013346347815039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5" calcext:value-type="float">
            <text:p>0.0156524758424985</text:p>
          </table:table-cell>
          <table:table-cell office:value-type="float" office:value="0.89" calcext:value-type="float">
            <text:p>0.89</text:p>
          </table:table-cell>
          <table:table-cell office:value-type="float" office:value="0.0151038074669932" calcext:value-type="float">
            <text:p>0.0151038074669932</text:p>
          </table:table-cell>
          <table:table-cell office:value-type="float" office:value="0.886" calcext:value-type="float">
            <text:p>0.886</text:p>
          </table:table-cell>
          <table:table-cell office:value-type="float" office:value="0.015062370331392" calcext:value-type="float">
            <text:p>0.01506237033139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34164078649987" calcext:value-type="float">
            <text:p>0.0134164078649987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9491379077365" calcext:value-type="float">
            <text:p>0.0159491379077365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8263186704638" calcext:value-type="float">
            <text:p>0.0168263186704638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56524758424984" calcext:value-type="float">
            <text:p>0.0156524758424984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0158705702481038" calcext:value-type="float">
            <text:p>0.0158705702481038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011645814698852" calcext:value-type="float">
            <text:p>0.0116458146988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76422787643773" calcext:value-type="float">
            <text:p>0.0176422787643773</text:p>
          </table:table-cell>
          <table:table-cell office:value-type="float" office:value="0.889" calcext:value-type="float">
            <text:p>0.889</text:p>
          </table:table-cell>
          <table:table-cell office:value-type="float" office:value="0.016355427233796" calcext:value-type="float">
            <text:p>0.016355427233796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0141862609591111" calcext:value-type="float">
            <text:p>0.01418626095911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121191996435407" calcext:value-type="float">
            <text:p>0.01211919964354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ata9_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0151454002231553" calcext:value-type="float">
            <text:p>0.015145400223155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0161698962751331" calcext:value-type="float">
            <text:p>0.0161698962751331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141191383954666" calcext:value-type="float">
            <text:p>0.014119138395466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0146650237209904" calcext:value-type="float">
            <text:p>0.0146650237209904</text:p>
          </table:table-cell>
          <table:table-cell office:value-type="float" office:value="0.89" calcext:value-type="float">
            <text:p>0.89</text:p>
          </table:table-cell>
          <table:table-cell office:value-type="float" office:value="0.0158603592758985" calcext:value-type="float">
            <text:p>0.0158603592758985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69034872583588" calcext:value-type="float">
            <text:p>0.0169034872583588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0127178388048235" calcext:value-type="float">
            <text:p>0.0127178388048235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019399368012174" calcext:value-type="float">
            <text:p>0.019399368012174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0169481904598922" calcext:value-type="float">
            <text:p>0.0169481904598922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0154794009706421" calcext:value-type="float">
            <text:p>0.0154794009706421</text:p>
          </table:table-cell>
          <table:table-cell office:value-type="float" office:value="0.888" calcext:value-type="float">
            <text:p>0.888</text:p>
          </table:table-cell>
          <table:table-cell office:value-type="float" office:value="0.0164872230101181" calcext:value-type="float">
            <text:p>0.0164872230101181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0122181565901816" calcext:value-type="float">
            <text:p>0.0122181565901816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0176927078382219" calcext:value-type="float">
            <text:p>0.01769270783822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0170669857759503" calcext:value-type="float">
            <text:p>0.0170669857759503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0144742494097119" calcext:value-type="float">
            <text:p>0.01447424940971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0126256736011696" calcext:value-type="float">
            <text:p>0.0126256736011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27374847374847" calcext:value-type="float">
            <text:p>0.827374847374847</text:p>
          </table:table-cell>
          <table:table-cell office:value-type="float" office:value="0.0301211869557442" calcext:value-type="float">
            <text:p>0.0301211869557442</text:p>
          </table:table-cell>
          <table:table-cell office:value-type="float" office:value="0.825250305250305" calcext:value-type="float">
            <text:p>0.825250305250305</text:p>
          </table:table-cell>
          <table:table-cell office:value-type="float" office:value="0.0237225486336326" calcext:value-type="float">
            <text:p>0.0237225486336326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441977650260272" calcext:value-type="float">
            <text:p>0.0441977650260272</text:p>
          </table:table-cell>
          <table:table-cell office:value-type="float" office:value="0.800830280830281" calcext:value-type="float">
            <text:p>0.800830280830281</text:p>
          </table:table-cell>
          <table:table-cell office:value-type="float" office:value="0.0226447835805276" calcext:value-type="float">
            <text:p>0.0226447835805276</text:p>
          </table:table-cell>
          <table:table-cell office:value-type="float" office:value="0.829548229548229" calcext:value-type="float">
            <text:p>0.829548229548229</text:p>
          </table:table-cell>
          <table:table-cell office:value-type="float" office:value="0.0368851514949775" calcext:value-type="float">
            <text:p>0.0368851514949775</text:p>
          </table:table-cell>
          <table:table-cell office:value-type="float" office:value="0.825152625152625" calcext:value-type="float">
            <text:p>0.825152625152625</text:p>
          </table:table-cell>
          <table:table-cell office:value-type="float" office:value="0.0448328637607429" calcext:value-type="float">
            <text:p>0.0448328637607429</text:p>
          </table:table-cell>
          <table:table-cell office:value-type="float" office:value="0.847448107448107" calcext:value-type="float">
            <text:p>0.847448107448107</text:p>
          </table:table-cell>
          <table:table-cell office:value-type="float" office:value="0.0410474025080128" calcext:value-type="float">
            <text:p>0.0410474025080128</text:p>
          </table:table-cell>
          <table:table-cell office:value-type="float" office:value="0.80962148962149" calcext:value-type="float">
            <text:p>0.80962148962149</text:p>
          </table:table-cell>
          <table:table-cell office:value-type="float" office:value="0.0393262297805186" calcext:value-type="float">
            <text:p>0.0393262297805186</text:p>
          </table:table-cell>
          <table:table-cell office:value-type="float" office:value="0.838534798534799" calcext:value-type="float">
            <text:p>0.838534798534799</text:p>
          </table:table-cell>
          <table:table-cell office:value-type="float" office:value="0.0226423475142108" calcext:value-type="float">
            <text:p>0.0226423475142108</text:p>
          </table:table-cell>
          <table:table-cell office:value-type="float" office:value="0.816263736263736" calcext:value-type="float">
            <text:p>0.816263736263736</text:p>
          </table:table-cell>
          <table:table-cell office:value-type="float" office:value="0.0471513932589223" calcext:value-type="float">
            <text:p>0.0471513932589223</text:p>
          </table:table-cell>
          <table:table-cell office:value-type="float" office:value="0.854065934065934" calcext:value-type="float">
            <text:p>0.854065934065934</text:p>
          </table:table-cell>
          <table:table-cell office:value-type="float" office:value="0.0331689425847946" calcext:value-type="float">
            <text:p>0.0331689425847946</text:p>
          </table:table-cell>
          <table:table-cell office:value-type="float" office:value="0.831892551892552" calcext:value-type="float">
            <text:p>0.831892551892552</text:p>
          </table:table-cell>
          <table:table-cell office:value-type="float" office:value="0.0271490108846316" calcext:value-type="float">
            <text:p>0.0271490108846316</text:p>
          </table:table-cell>
          <table:table-cell office:value-type="float" office:value="0.82959706959707" calcext:value-type="float">
            <text:p>0.82959706959707</text:p>
          </table:table-cell>
          <table:table-cell office:value-type="float" office:value="0.0232610506814592" calcext:value-type="float">
            <text:p>0.0232610506814592</text:p>
          </table:table-cell>
          <table:table-cell office:value-type="float" office:value="0.816410256410256" calcext:value-type="float">
            <text:p>0.816410256410256</text:p>
          </table:table-cell>
          <table:table-cell office:value-type="float" office:value="0.0402695939479375" calcext:value-type="float">
            <text:p>0.0402695939479375</text:p>
          </table:table-cell>
          <table:table-cell office:value-type="float" office:value="0.84957264957265" calcext:value-type="float">
            <text:p>0.84957264957265</text:p>
          </table:table-cell>
          <table:table-cell office:value-type="float" office:value="0.0276705655506827" calcext:value-type="float">
            <text:p>0.0276705655506827</text:p>
          </table:table-cell>
          <table:table-cell office:value-type="float" office:value="0.834236874236874" calcext:value-type="float">
            <text:p>0.834236874236874</text:p>
          </table:table-cell>
          <table:table-cell office:value-type="float" office:value="0.0468753643546412" calcext:value-type="float">
            <text:p>0.04687536435464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2959706959707" calcext:value-type="float">
            <text:p>0.82959706959707</text:p>
          </table:table-cell>
          <table:table-cell office:value-type="float" office:value="0.0300558075312447" calcext:value-type="float">
            <text:p>0.0300558075312447</text:p>
          </table:table-cell>
          <table:table-cell office:value-type="float" office:value="0.856214896214896" calcext:value-type="float">
            <text:p>0.856214896214896</text:p>
          </table:table-cell>
          <table:table-cell office:value-type="float" office:value="0.0372033481919282" calcext:value-type="float">
            <text:p>0.0372033481919282</text:p>
          </table:table-cell>
          <table:table-cell office:value-type="float" office:value="0.84962148962149" calcext:value-type="float">
            <text:p>0.84962148962149</text:p>
          </table:table-cell>
          <table:table-cell office:value-type="float" office:value="0.0384563633939208" calcext:value-type="float">
            <text:p>0.0384563633939208</text:p>
          </table:table-cell>
          <table:table-cell office:value-type="float" office:value="0.814139194139194" calcext:value-type="float">
            <text:p>0.814139194139194</text:p>
          </table:table-cell>
          <table:table-cell office:value-type="float" office:value="0.0287517140548749" calcext:value-type="float">
            <text:p>0.0287517140548749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424397086118994" calcext:value-type="float">
            <text:p>0.0424397086118994</text:p>
          </table:table-cell>
          <table:table-cell office:value-type="float" office:value="0.842905982905983" calcext:value-type="float">
            <text:p>0.842905982905983</text:p>
          </table:table-cell>
          <table:table-cell office:value-type="float" office:value="0.0354758747710626" calcext:value-type="float">
            <text:p>0.0354758747710626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34297574383009" calcext:value-type="float">
            <text:p>0.034297574383009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291460945499874" calcext:value-type="float">
            <text:p>0.0291460945499874</text:p>
          </table:table-cell>
          <table:table-cell office:value-type="float" office:value="0.851819291819292" calcext:value-type="float">
            <text:p>0.851819291819292</text:p>
          </table:table-cell>
          <table:table-cell office:value-type="float" office:value="0.0274598532696248" calcext:value-type="float">
            <text:p>0.0274598532696248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225455156043954" calcext:value-type="float">
            <text:p>0.0225455156043954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11617784558359" calcext:value-type="float">
            <text:p>0.0411617784558359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370081622964959" calcext:value-type="float">
            <text:p>0.0370081622964959</text:p>
          </table:table-cell>
          <table:table-cell office:value-type="float" office:value="0.847277167277167" calcext:value-type="float">
            <text:p>0.847277167277167</text:p>
          </table:table-cell>
          <table:table-cell office:value-type="float" office:value="0.0256181070898332" calcext:value-type="float">
            <text:p>0.0256181070898332</text:p>
          </table:table-cell>
          <table:table-cell office:value-type="float" office:value="0.847277167277167" calcext:value-type="float">
            <text:p>0.847277167277167</text:p>
          </table:table-cell>
          <table:table-cell office:value-type="float" office:value="0.0447908117743319" calcext:value-type="float">
            <text:p>0.0447908117743319</text:p>
          </table:table-cell>
          <table:table-cell office:value-type="float" office:value="0.871623931623932" calcext:value-type="float">
            <text:p>0.871623931623932</text:p>
          </table:table-cell>
          <table:table-cell office:value-type="float" office:value="0.0189421723570563" calcext:value-type="float">
            <text:p>0.0189421723570563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421065417823994" calcext:value-type="float">
            <text:p>0.04210654178239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27374847374847" calcext:value-type="float">
            <text:p>0.827374847374847</text:p>
          </table:table-cell>
          <table:table-cell office:value-type="float" office:value="0.0372869863851896" calcext:value-type="float">
            <text:p>0.0372869863851896</text:p>
          </table:table-cell>
          <table:table-cell office:value-type="float" office:value="0.858388278388278" calcext:value-type="float">
            <text:p>0.858388278388278</text:p>
          </table:table-cell>
          <table:table-cell office:value-type="float" office:value="0.0306573931224193" calcext:value-type="float">
            <text:p>0.0306573931224193</text:p>
          </table:table-cell>
          <table:table-cell office:value-type="float" office:value="0.854041514041514" calcext:value-type="float">
            <text:p>0.854041514041514</text:p>
          </table:table-cell>
          <table:table-cell office:value-type="float" office:value="0.0332074847054994" calcext:value-type="float">
            <text:p>0.0332074847054994</text:p>
          </table:table-cell>
          <table:table-cell office:value-type="float" office:value="0.823028083028083" calcext:value-type="float">
            <text:p>0.823028083028083</text:p>
          </table:table-cell>
          <table:table-cell office:value-type="float" office:value="0.0357475711853884" calcext:value-type="float">
            <text:p>0.0357475711853884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7131628817106" calcext:value-type="float">
            <text:p>0.037131628817106</text:p>
          </table:table-cell>
          <table:table-cell office:value-type="float" office:value="0.840683760683761" calcext:value-type="float">
            <text:p>0.840683760683761</text:p>
          </table:table-cell>
          <table:table-cell office:value-type="float" office:value="0.0357026895380419" calcext:value-type="float">
            <text:p>0.0357026895380419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396231922137294" calcext:value-type="float">
            <text:p>0.0396231922137294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355783497759336" calcext:value-type="float">
            <text:p>0.0355783497759336</text:p>
          </table:table-cell>
          <table:table-cell office:value-type="float" office:value="0.860683760683761" calcext:value-type="float">
            <text:p>0.860683760683761</text:p>
          </table:table-cell>
          <table:table-cell office:value-type="float" office:value="0.0391528468406742" calcext:value-type="float">
            <text:p>0.0391528468406742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449357480348984" calcext:value-type="float">
            <text:p>0.0449357480348984</text:p>
          </table:table-cell>
          <table:table-cell office:value-type="float" office:value="0.867228327228327" calcext:value-type="float">
            <text:p>0.867228327228327</text:p>
          </table:table-cell>
          <table:table-cell office:value-type="float" office:value="0.0332110760967338" calcext:value-type="float">
            <text:p>0.0332110760967338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4009819906693" calcext:value-type="float">
            <text:p>0.044009819906693</text:p>
          </table:table-cell>
          <table:table-cell office:value-type="float" office:value="0.856166056166056" calcext:value-type="float">
            <text:p>0.856166056166056</text:p>
          </table:table-cell>
          <table:table-cell office:value-type="float" office:value="0.0222389878925428" calcext:value-type="float">
            <text:p>0.0222389878925428</text:p>
          </table:table-cell>
          <table:table-cell office:value-type="float" office:value="0.842905982905983" calcext:value-type="float">
            <text:p>0.842905982905983</text:p>
          </table:table-cell>
          <table:table-cell office:value-type="float" office:value="0.0318060389002656" calcext:value-type="float">
            <text:p>0.0318060389002656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221856963434045" calcext:value-type="float">
            <text:p>0.0221856963434045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51864822008341" calcext:value-type="float">
            <text:p>0.04518648220083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27374847374847" calcext:value-type="float">
            <text:p>0.827374847374847</text:p>
          </table:table-cell>
          <table:table-cell office:value-type="float" office:value="0.0389072762322521" calcext:value-type="float">
            <text:p>0.038907276232252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281261812102238" calcext:value-type="float">
            <text:p>0.0281261812102238</text:p>
          </table:table-cell>
          <table:table-cell office:value-type="float" office:value="0.843003663003663" calcext:value-type="float">
            <text:p>0.843003663003663</text:p>
          </table:table-cell>
          <table:table-cell office:value-type="float" office:value="0.0405128131529571" calcext:value-type="float">
            <text:p>0.0405128131529571</text:p>
          </table:table-cell>
          <table:table-cell office:value-type="float" office:value="0.82959706959707" calcext:value-type="float">
            <text:p>0.82959706959707</text:p>
          </table:table-cell>
          <table:table-cell office:value-type="float" office:value="0.0383014673965808" calcext:value-type="float">
            <text:p>0.0383014673965808</text:p>
          </table:table-cell>
          <table:table-cell office:value-type="float" office:value="0.847350427350427" calcext:value-type="float">
            <text:p>0.847350427350427</text:p>
          </table:table-cell>
          <table:table-cell office:value-type="float" office:value="0.0368538542668713" calcext:value-type="float">
            <text:p>0.0368538542668713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452027284022575" calcext:value-type="float">
            <text:p>0.0452027284022575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360524673036603" calcext:value-type="float">
            <text:p>0.0360524673036603</text:p>
          </table:table-cell>
          <table:table-cell office:value-type="float" office:value="0.858437118437118" calcext:value-type="float">
            <text:p>0.858437118437118</text:p>
          </table:table-cell>
          <table:table-cell office:value-type="float" office:value="0.0429884862132995" calcext:value-type="float">
            <text:p>0.0429884862132995</text:p>
          </table:table-cell>
          <table:table-cell office:value-type="float" office:value="0.86065934065934" calcext:value-type="float">
            <text:p>0.86065934065934</text:p>
          </table:table-cell>
          <table:table-cell office:value-type="float" office:value="0.0296164411112019" calcext:value-type="float">
            <text:p>0.0296164411112019</text:p>
          </table:table-cell>
          <table:table-cell office:value-type="float" office:value="0.831843711843712" calcext:value-type="float">
            <text:p>0.831843711843712</text:p>
          </table:table-cell>
          <table:table-cell office:value-type="float" office:value="0.0363409840657201" calcext:value-type="float">
            <text:p>0.0363409840657201</text:p>
          </table:table-cell>
          <table:table-cell office:value-type="float" office:value="0.862832722832723" calcext:value-type="float">
            <text:p>0.862832722832723</text:p>
          </table:table-cell>
          <table:table-cell office:value-type="float" office:value="0.0425398122095341" calcext:value-type="float">
            <text:p>0.0425398122095341</text:p>
          </table:table-cell>
          <table:table-cell office:value-type="float" office:value="0.84952380952381" calcext:value-type="float">
            <text:p>0.84952380952381</text:p>
          </table:table-cell>
          <table:table-cell office:value-type="float" office:value="0.0397421924134808" calcext:value-type="float">
            <text:p>0.0397421924134808</text:p>
          </table:table-cell>
          <table:table-cell office:value-type="float" office:value="0.862808302808303" calcext:value-type="float">
            <text:p>0.862808302808303</text:p>
          </table:table-cell>
          <table:table-cell office:value-type="float" office:value="0.0243793311739879" calcext:value-type="float">
            <text:p>0.0243793311739879</text:p>
          </table:table-cell>
          <table:table-cell office:value-type="float" office:value="0.842905982905983" calcext:value-type="float">
            <text:p>0.842905982905983</text:p>
          </table:table-cell>
          <table:table-cell office:value-type="float" office:value="0.034497293034284" calcext:value-type="float">
            <text:p>0.034497293034284</text:p>
          </table:table-cell>
          <table:table-cell office:value-type="float" office:value="0.867179487179487" calcext:value-type="float">
            <text:p>0.867179487179487</text:p>
          </table:table-cell>
          <table:table-cell office:value-type="float" office:value="0.0326007783310833" calcext:value-type="float">
            <text:p>0.0326007783310833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76714123028868" calcext:value-type="float">
            <text:p>0.04767141230288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20757020757021" calcext:value-type="float">
            <text:p>0.820757020757021</text:p>
          </table:table-cell>
          <table:table-cell office:value-type="float" office:value="0.0298019360721732" calcext:value-type="float">
            <text:p>0.0298019360721732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369514793112167" calcext:value-type="float">
            <text:p>0.0369514793112167</text:p>
          </table:table-cell>
          <table:table-cell office:value-type="float" office:value="0.851843711843712" calcext:value-type="float">
            <text:p>0.851843711843712</text:p>
          </table:table-cell>
          <table:table-cell office:value-type="float" office:value="0.0422310769069879" calcext:value-type="float">
            <text:p>0.0422310769069879</text:p>
          </table:table-cell>
          <table:table-cell office:value-type="float" office:value="0.825201465201465" calcext:value-type="float">
            <text:p>0.825201465201465</text:p>
          </table:table-cell>
          <table:table-cell office:value-type="float" office:value="0.0345901909511124" calcext:value-type="float">
            <text:p>0.0345901909511124</text:p>
          </table:table-cell>
          <table:table-cell office:value-type="float" office:value="0.851794871794872" calcext:value-type="float">
            <text:p>0.851794871794872</text:p>
          </table:table-cell>
          <table:table-cell office:value-type="float" office:value="0.0423680738037211" calcext:value-type="float">
            <text:p>0.0423680738037211</text:p>
          </table:table-cell>
          <table:table-cell office:value-type="float" office:value="0.842832722832723" calcext:value-type="float">
            <text:p>0.842832722832723</text:p>
          </table:table-cell>
          <table:table-cell office:value-type="float" office:value="0.0506809206218263" calcext:value-type="float">
            <text:p>0.0506809206218263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42223380356716" calcext:value-type="float">
            <text:p>0.042223380356716</text:p>
          </table:table-cell>
          <table:table-cell office:value-type="float" office:value="0.862881562881563" calcext:value-type="float">
            <text:p>0.862881562881563</text:p>
          </table:table-cell>
          <table:table-cell office:value-type="float" office:value="0.0415881332650784" calcext:value-type="float">
            <text:p>0.0415881332650784</text:p>
          </table:table-cell>
          <table:table-cell office:value-type="float" office:value="0.856214896214896" calcext:value-type="float">
            <text:p>0.856214896214896</text:p>
          </table:table-cell>
          <table:table-cell office:value-type="float" office:value="0.0420149163689234" calcext:value-type="float">
            <text:p>0.0420149163689234</text:p>
          </table:table-cell>
          <table:table-cell office:value-type="float" office:value="0.834041514041514" calcext:value-type="float">
            <text:p>0.834041514041514</text:p>
          </table:table-cell>
          <table:table-cell office:value-type="float" office:value="0.0385204502598385" calcext:value-type="float">
            <text:p>0.0385204502598385</text:p>
          </table:table-cell>
          <table:table-cell office:value-type="float" office:value="0.862808302808303" calcext:value-type="float">
            <text:p>0.862808302808303</text:p>
          </table:table-cell>
          <table:table-cell office:value-type="float" office:value="0.0505318697934795" calcext:value-type="float">
            <text:p>0.0505318697934795</text:p>
          </table:table-cell>
          <table:table-cell office:value-type="float" office:value="0.849548229548229" calcext:value-type="float">
            <text:p>0.849548229548229</text:p>
          </table:table-cell>
          <table:table-cell office:value-type="float" office:value="0.0418515334301139" calcext:value-type="float">
            <text:p>0.0418515334301139</text:p>
          </table:table-cell>
          <table:table-cell office:value-type="float" office:value="0.862808302808303" calcext:value-type="float">
            <text:p>0.862808302808303</text:p>
          </table:table-cell>
          <table:table-cell office:value-type="float" office:value="0.0243793311739879" calcext:value-type="float">
            <text:p>0.0243793311739879</text:p>
          </table:table-cell>
          <table:table-cell office:value-type="float" office:value="0.840732600732601" calcext:value-type="float">
            <text:p>0.840732600732601</text:p>
          </table:table-cell>
          <table:table-cell office:value-type="float" office:value="0.0370366725238897" calcext:value-type="float">
            <text:p>0.0370366725238897</text:p>
          </table:table-cell>
          <table:table-cell office:value-type="float" office:value="0.867203907203907" calcext:value-type="float">
            <text:p>0.867203907203907</text:p>
          </table:table-cell>
          <table:table-cell office:value-type="float" office:value="0.0324454051668426" calcext:value-type="float">
            <text:p>0.0324454051668426</text:p>
          </table:table-cell>
          <table:table-cell office:value-type="float" office:value="0.853992673992674" calcext:value-type="float">
            <text:p>0.853992673992674</text:p>
          </table:table-cell>
          <table:table-cell office:value-type="float" office:value="0.0437842934086959" calcext:value-type="float">
            <text:p>0.043784293408695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.826495726495726" calcext:value-type="float">
            <text:p>0.826495726495726</text:p>
          </table:table-cell>
          <table:table-cell office:value-type="float" office:value="0.0332346386353208" calcext:value-type="float">
            <text:p>0.0332346386353208</text:p>
          </table:table-cell>
          <table:table-cell office:value-type="float" office:value="0.850002442002442" calcext:value-type="float">
            <text:p>0.850002442002442</text:p>
          </table:table-cell>
          <table:table-cell office:value-type="float" office:value="0.0313321900938841" calcext:value-type="float">
            <text:p>0.0313321900938841</text:p>
          </table:table-cell>
          <table:table-cell office:value-type="float" office:value="0.849601953601954" calcext:value-type="float">
            <text:p>0.849601953601954</text:p>
          </table:table-cell>
          <table:table-cell office:value-type="float" office:value="0.0397211006370785" calcext:value-type="float">
            <text:p>0.0397211006370785</text:p>
          </table:table-cell>
          <table:table-cell office:value-type="float" office:value="0.818559218559219" calcext:value-type="float">
            <text:p>0.818559218559219</text:p>
          </table:table-cell>
          <table:table-cell office:value-type="float" office:value="0.0320071454336968" calcext:value-type="float">
            <text:p>0.0320071454336968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91356833989151" calcext:value-type="float">
            <text:p>0.0391356833989151</text:p>
          </table:table-cell>
          <table:table-cell office:value-type="float" office:value="0.839330891330891" calcext:value-type="float">
            <text:p>0.839330891330891</text:p>
          </table:table-cell>
          <table:table-cell office:value-type="float" office:value="0.0423790154187862" calcext:value-type="float">
            <text:p>0.0423790154187862</text:p>
          </table:table-cell>
          <table:table-cell office:value-type="float" office:value="0.851789987789988" calcext:value-type="float">
            <text:p>0.851789987789988</text:p>
          </table:table-cell>
          <table:table-cell office:value-type="float" office:value="0.0386488033530255" calcext:value-type="float">
            <text:p>0.0386488033530255</text:p>
          </table:table-cell>
          <table:table-cell office:value-type="float" office:value="0.846002442002442" calcext:value-type="float">
            <text:p>0.846002442002442</text:p>
          </table:table-cell>
          <table:table-cell office:value-type="float" office:value="0.0377254587169635" calcext:value-type="float">
            <text:p>0.0377254587169635</text:p>
          </table:table-cell>
          <table:table-cell office:value-type="float" office:value="0.853582417582417" calcext:value-type="float">
            <text:p>0.853582417582417</text:p>
          </table:table-cell>
          <table:table-cell office:value-type="float" office:value="0.032177281020927" calcext:value-type="float">
            <text:p>0.032177281020927</text:p>
          </table:table-cell>
          <table:table-cell office:value-type="float" office:value="0.830925518925519" calcext:value-type="float">
            <text:p>0.830925518925519</text:p>
          </table:table-cell>
          <table:table-cell office:value-type="float" office:value="0.0378988182447549" calcext:value-type="float">
            <text:p>0.0378988182447549</text:p>
          </table:table-cell>
          <table:table-cell office:value-type="float" office:value="0.860180708180708" calcext:value-type="float">
            <text:p>0.860180708180708</text:p>
          </table:table-cell>
          <table:table-cell office:value-type="float" office:value="0.0401226958280756" calcext:value-type="float">
            <text:p>0.0401226958280756</text:p>
          </table:table-cell>
          <table:table-cell office:value-type="float" office:value="0.847775335775336" calcext:value-type="float">
            <text:p>0.847775335775336</text:p>
          </table:table-cell>
          <table:table-cell office:value-type="float" office:value="0.037952143786283" calcext:value-type="float">
            <text:p>0.037952143786283</text:p>
          </table:table-cell>
          <table:table-cell office:value-type="float" office:value="0.85173137973138" calcext:value-type="float">
            <text:p>0.85173137973138</text:p>
          </table:table-cell>
          <table:table-cell office:value-type="float" office:value="0.0239753616023622" calcext:value-type="float">
            <text:p>0.0239753616023622</text:p>
          </table:table-cell>
          <table:table-cell office:value-type="float" office:value="0.838046398046398" calcext:value-type="float">
            <text:p>0.838046398046398</text:p>
          </table:table-cell>
          <table:table-cell office:value-type="float" office:value="0.0376800820361417" calcext:value-type="float">
            <text:p>0.0376800820361417</text:p>
          </table:table-cell>
          <table:table-cell office:value-type="float" office:value="0.863223443223443" calcext:value-type="float">
            <text:p>0.863223443223443</text:p>
          </table:table-cell>
          <table:table-cell office:value-type="float" office:value="0.0267689235498139" calcext:value-type="float">
            <text:p>0.0267689235498139</text:p>
          </table:table-cell>
          <table:table-cell office:value-type="float" office:value="0.850456654456655" calcext:value-type="float">
            <text:p>0.850456654456655</text:p>
          </table:table-cell>
          <table:table-cell office:value-type="float" office:value="0.0451248188098915" calcext:value-type="float">
            <text:p>0.04512481880989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242182752810172" calcext:value-type="float">
            <text:p>0.0242182752810172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326787923711062" calcext:value-type="float">
            <text:p>0.0326787923711062</text:p>
          </table:table-cell>
          <table:table-cell office:value-type="float" office:value="0.829548229548229" calcext:value-type="float">
            <text:p>0.829548229548229</text:p>
          </table:table-cell>
          <table:table-cell office:value-type="float" office:value="0.0368851514949775" calcext:value-type="float">
            <text:p>0.0368851514949775</text:p>
          </table:table-cell>
          <table:table-cell office:value-type="float" office:value="0.840634920634921" calcext:value-type="float">
            <text:p>0.840634920634921</text:p>
          </table:table-cell>
          <table:table-cell office:value-type="float" office:value="0.0602543628487585" calcext:value-type="float">
            <text:p>0.0602543628487585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291841003376422" calcext:value-type="float">
            <text:p>0.0291841003376422</text:p>
          </table:table-cell>
          <table:table-cell office:value-type="float" office:value="0.811770451770452" calcext:value-type="float">
            <text:p>0.811770451770452</text:p>
          </table:table-cell>
          <table:table-cell office:value-type="float" office:value="0.0508659934957432" calcext:value-type="float">
            <text:p>0.0508659934957432</text:p>
          </table:table-cell>
          <table:table-cell office:value-type="float" office:value="0.82957264957265" calcext:value-type="float">
            <text:p>0.82957264957265</text:p>
          </table:table-cell>
          <table:table-cell office:value-type="float" office:value="0.0413471110522545" calcext:value-type="float">
            <text:p>0.0413471110522545</text:p>
          </table:table-cell>
          <table:table-cell office:value-type="float" office:value="0.823003663003663" calcext:value-type="float">
            <text:p>0.823003663003663</text:p>
          </table:table-cell>
          <table:table-cell office:value-type="float" office:value="0.0283480881891601" calcext:value-type="float">
            <text:p>0.0283480881891601</text:p>
          </table:table-cell>
          <table:table-cell office:value-type="float" office:value="0.834017094017094" calcext:value-type="float">
            <text:p>0.834017094017094</text:p>
          </table:table-cell>
          <table:table-cell office:value-type="float" office:value="0.0642023527032932" calcext:value-type="float">
            <text:p>0.0642023527032932</text:p>
          </table:table-cell>
          <table:table-cell office:value-type="float" office:value="0.844981684981685" calcext:value-type="float">
            <text:p>0.844981684981685</text:p>
          </table:table-cell>
          <table:table-cell office:value-type="float" office:value="0.0405567828793979" calcext:value-type="float">
            <text:p>0.0405567828793979</text:p>
          </table:table-cell>
          <table:table-cell office:value-type="float" office:value="0.845030525030525" calcext:value-type="float">
            <text:p>0.845030525030525</text:p>
          </table:table-cell>
          <table:table-cell office:value-type="float" office:value="0.0229277566248973" calcext:value-type="float">
            <text:p>0.0229277566248973</text:p>
          </table:table-cell>
          <table:table-cell office:value-type="float" office:value="0.831819291819292" calcext:value-type="float">
            <text:p>0.831819291819292</text:p>
          </table:table-cell>
          <table:table-cell office:value-type="float" office:value="0.0309337231505924" calcext:value-type="float">
            <text:p>0.0309337231505924</text:p>
          </table:table-cell>
          <table:table-cell office:value-type="float" office:value="0.845079365079365" calcext:value-type="float">
            <text:p>0.845079365079365</text:p>
          </table:table-cell>
          <table:table-cell office:value-type="float" office:value="0.0457774022138217" calcext:value-type="float">
            <text:p>0.0457774022138217</text:p>
          </table:table-cell>
          <table:table-cell office:value-type="float" office:value="0.838461538461539" calcext:value-type="float">
            <text:p>0.838461538461539</text:p>
          </table:table-cell>
          <table:table-cell office:value-type="float" office:value="0.0231892209867947" calcext:value-type="float">
            <text:p>0.0231892209867947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292242248700762" calcext:value-type="float">
            <text:p>0.0292242248700762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04023664814739" calcext:value-type="float">
            <text:p>0.03040236648147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46031746032" calcext:value-type="float">
            <text:p>0.851746031746032</text:p>
          </table:table-cell>
          <table:table-cell office:value-type="float" office:value="0.0244755778360638" calcext:value-type="float">
            <text:p>0.0244755778360638</text:p>
          </table:table-cell>
          <table:table-cell office:value-type="float" office:value="0.847326007326007" calcext:value-type="float">
            <text:p>0.847326007326007</text:p>
          </table:table-cell>
          <table:table-cell office:value-type="float" office:value="0.0307976350085634" calcext:value-type="float">
            <text:p>0.030797635008563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429151446489982" calcext:value-type="float">
            <text:p>0.0429151446489982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48913356768896" calcext:value-type="float">
            <text:p>0.0348913356768896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2120625751582" calcext:value-type="float">
            <text:p>0.0322120625751582</text:p>
          </table:table-cell>
          <table:table-cell office:value-type="float" office:value="0.842783882783883" calcext:value-type="float">
            <text:p>0.842783882783883</text:p>
          </table:table-cell>
          <table:table-cell office:value-type="float" office:value="0.0401282938285609" calcext:value-type="float">
            <text:p>0.0401282938285609</text:p>
          </table:table-cell>
          <table:table-cell office:value-type="float" office:value="0.847203907203907" calcext:value-type="float">
            <text:p>0.847203907203907</text:p>
          </table:table-cell>
          <table:table-cell office:value-type="float" office:value="0.048431102316373" calcext:value-type="float">
            <text:p>0.048431102316373</text:p>
          </table:table-cell>
          <table:table-cell office:value-type="float" office:value="0.845103785103785" calcext:value-type="float">
            <text:p>0.845103785103785</text:p>
          </table:table-cell>
          <table:table-cell office:value-type="float" office:value="0.034269221584476" calcext:value-type="float">
            <text:p>0.03426922158447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364754164396882" calcext:value-type="float">
            <text:p>0.03647541643968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200831504203264" calcext:value-type="float">
            <text:p>0.0200831504203264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367291495901621" calcext:value-type="float">
            <text:p>0.0367291495901621</text:p>
          </table:table-cell>
          <table:table-cell office:value-type="float" office:value="0.856190476190476" calcext:value-type="float">
            <text:p>0.856190476190476</text:p>
          </table:table-cell>
          <table:table-cell office:value-type="float" office:value="0.0477844876647144" calcext:value-type="float">
            <text:p>0.047784487664714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488901300007499" calcext:value-type="float">
            <text:p>0.0488901300007499</text:p>
          </table:table-cell>
          <table:table-cell office:value-type="float" office:value="0.84949938949939" calcext:value-type="float">
            <text:p>0.84949938949939</text:p>
          </table:table-cell>
          <table:table-cell office:value-type="float" office:value="0.0302019039146058" calcext:value-type="float">
            <text:p>0.030201903914605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3248179370437" calcext:value-type="float">
            <text:p>0.033248179370437</text:p>
          </table:table-cell>
          <table:table-cell office:value-type="float" office:value="0.858412698412698" calcext:value-type="float">
            <text:p>0.858412698412698</text:p>
          </table:table-cell>
          <table:table-cell office:value-type="float" office:value="0.0394079539100307" calcext:value-type="float">
            <text:p>0.03940795391003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23229950367531" calcext:value-type="float">
            <text:p>0.0323229950367531</text:p>
          </table:table-cell>
          <table:table-cell office:value-type="float" office:value="0.853968253968254" calcext:value-type="float">
            <text:p>0.853968253968254</text:p>
          </table:table-cell>
          <table:table-cell office:value-type="float" office:value="0.0416627194702608" calcext:value-type="float">
            <text:p>0.0416627194702608</text:p>
          </table:table-cell>
          <table:table-cell office:value-type="float" office:value="0.847228327228327" calcext:value-type="float">
            <text:p>0.847228327228327</text:p>
          </table:table-cell>
          <table:table-cell office:value-type="float" office:value="0.0414656580797517" calcext:value-type="float">
            <text:p>0.0414656580797517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443068352297626" calcext:value-type="float">
            <text:p>0.0443068352297626</text:p>
          </table:table-cell>
          <table:table-cell office:value-type="float" office:value="0.860561660561661" calcext:value-type="float">
            <text:p>0.860561660561661</text:p>
          </table:table-cell>
          <table:table-cell office:value-type="float" office:value="0.0341403600968444" calcext:value-type="float">
            <text:p>0.0341403600968444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36699583090436" calcext:value-type="float">
            <text:p>0.0436699583090436</text:p>
          </table:table-cell>
          <table:table-cell office:value-type="float" office:value="0.856117216117216" calcext:value-type="float">
            <text:p>0.856117216117216</text:p>
          </table:table-cell>
          <table:table-cell office:value-type="float" office:value="0.0307714837247162" calcext:value-type="float">
            <text:p>0.0307714837247162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411592068169676" calcext:value-type="float">
            <text:p>0.0411592068169676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66014947817093" calcext:value-type="float">
            <text:p>0.0366014947817093</text:p>
          </table:table-cell>
          <table:table-cell office:value-type="float" office:value="0.849450549450549" calcext:value-type="float">
            <text:p>0.849450549450549</text:p>
          </table:table-cell>
          <table:table-cell office:value-type="float" office:value="0.0343288135857285" calcext:value-type="float">
            <text:p>0.0343288135857285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64500222984229" calcext:value-type="float">
            <text:p>0.0464500222984229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97010382355209" calcext:value-type="float">
            <text:p>0.0397010382355209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89128510830476" calcext:value-type="float">
            <text:p>0.0389128510830476</text:p>
          </table:table-cell>
          <table:table-cell office:value-type="float" office:value="0.860512820512821" calcext:value-type="float">
            <text:p>0.860512820512821</text:p>
          </table:table-cell>
          <table:table-cell office:value-type="float" office:value="0.0376435488322384" calcext:value-type="float">
            <text:p>0.0376435488322384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65686298473574" calcext:value-type="float">
            <text:p>0.0365686298473574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71911364439498" calcext:value-type="float">
            <text:p>0.04719113644394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413887897201297" calcext:value-type="float">
            <text:p>0.04138878972012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82060822833352" calcext:value-type="float">
            <text:p>0.038206082283335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959414922469" calcext:value-type="float">
            <text:p>0.0372959414922469</text:p>
          </table:table-cell>
          <table:table-cell office:value-type="float" office:value="0.864957264957265" calcext:value-type="float">
            <text:p>0.864957264957265</text:p>
          </table:table-cell>
          <table:table-cell office:value-type="float" office:value="0.0399033025197227" calcext:value-type="float">
            <text:p>0.0399033025197227</text:p>
          </table:table-cell>
          <table:table-cell office:value-type="float" office:value="0.853846153846154" calcext:value-type="float">
            <text:p>0.853846153846154</text:p>
          </table:table-cell>
          <table:table-cell office:value-type="float" office:value="0.0442797738358585" calcext:value-type="float">
            <text:p>0.0442797738358585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18823269392546" calcext:value-type="float">
            <text:p>0.0318823269392546</text:p>
          </table:table-cell>
          <table:table-cell office:value-type="float" office:value="0.853943833943834" calcext:value-type="float">
            <text:p>0.853943833943834</text:p>
          </table:table-cell>
          <table:table-cell office:value-type="float" office:value="0.0364022629292488" calcext:value-type="float">
            <text:p>0.0364022629292488</text:p>
          </table:table-cell>
          <table:table-cell office:value-type="float" office:value="0.862735042735043" calcext:value-type="float">
            <text:p>0.862735042735043</text:p>
          </table:table-cell>
          <table:table-cell office:value-type="float" office:value="0.0519845051848323" calcext:value-type="float">
            <text:p>0.0519845051848323</text:p>
          </table:table-cell>
          <table:table-cell office:value-type="float" office:value="0.853894993894994" calcext:value-type="float">
            <text:p>0.853894993894994</text:p>
          </table:table-cell>
          <table:table-cell office:value-type="float" office:value="0.0331383870341072" calcext:value-type="float">
            <text:p>0.0331383870341072</text:p>
          </table:table-cell>
          <table:table-cell office:value-type="float" office:value="0.847252747252747" calcext:value-type="float">
            <text:p>0.847252747252747</text:p>
          </table:table-cell>
          <table:table-cell office:value-type="float" office:value="0.042162040254754" calcext:value-type="float">
            <text:p>0.042162040254754</text:p>
          </table:table-cell>
          <table:table-cell office:value-type="float" office:value="0.864981684981685" calcext:value-type="float">
            <text:p>0.864981684981685</text:p>
          </table:table-cell>
          <table:table-cell office:value-type="float" office:value="0.0347934362093944" calcext:value-type="float">
            <text:p>0.0347934362093944</text:p>
          </table:table-cell>
          <table:table-cell office:value-type="float" office:value="0.84947496947497" calcext:value-type="float">
            <text:p>0.84947496947497</text:p>
          </table:table-cell>
          <table:table-cell office:value-type="float" office:value="0.0368602250424224" calcext:value-type="float">
            <text:p>0.0368602250424224</text:p>
          </table:table-cell>
          <table:table-cell office:value-type="float" office:value="0.858315018315018" calcext:value-type="float">
            <text:p>0.858315018315018</text:p>
          </table:table-cell>
          <table:table-cell office:value-type="float" office:value="0.0340265898548396" calcext:value-type="float">
            <text:p>0.0340265898548396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426516192543897" calcext:value-type="float">
            <text:p>0.0426516192543897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41305462515432" calcext:value-type="float">
            <text:p>0.0413054625154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8290598290598" calcext:value-type="float">
            <text:p>0.858290598290598</text:p>
          </table:table-cell>
          <table:table-cell office:value-type="float" office:value="0.0531722971004782" calcext:value-type="float">
            <text:p>0.0531722971004782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72053918508591" calcext:value-type="float">
            <text:p>0.0372053918508591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346273879695075" calcext:value-type="float">
            <text:p>0.0346273879695075</text:p>
          </table:table-cell>
          <table:table-cell office:value-type="float" office:value="0.858339438339438" calcext:value-type="float">
            <text:p>0.858339438339438</text:p>
          </table:table-cell>
          <table:table-cell office:value-type="float" office:value="0.0365899658726523" calcext:value-type="float">
            <text:p>0.0365899658726523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350130483094642" calcext:value-type="float">
            <text:p>0.0350130483094642</text:p>
          </table:table-cell>
          <table:table-cell office:value-type="float" office:value="0.851648351648352" calcext:value-type="float">
            <text:p>0.851648351648352</text:p>
          </table:table-cell>
          <table:table-cell office:value-type="float" office:value="0.05081998648066" calcext:value-type="float">
            <text:p>0.05081998648066</text:p>
          </table:table-cell>
          <table:table-cell office:value-type="float" office:value="0.847301587301587" calcext:value-type="float">
            <text:p>0.847301587301587</text:p>
          </table:table-cell>
          <table:table-cell office:value-type="float" office:value="0.0299726081450476" calcext:value-type="float">
            <text:p>0.0299726081450476</text:p>
          </table:table-cell>
          <table:table-cell office:value-type="float" office:value="0.862759462759463" calcext:value-type="float">
            <text:p>0.862759462759463</text:p>
          </table:table-cell>
          <table:table-cell office:value-type="float" office:value="0.02924966976823" calcext:value-type="float">
            <text:p>0.02924966976823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457613600335921" calcext:value-type="float">
            <text:p>0.0457613600335921</text:p>
          </table:table-cell>
          <table:table-cell office:value-type="float" office:value="0.853919413919414" calcext:value-type="float">
            <text:p>0.853919413919414</text:p>
          </table:table-cell>
          <table:table-cell office:value-type="float" office:value="0.0355991067186317" calcext:value-type="float">
            <text:p>0.0355991067186317</text:p>
          </table:table-cell>
          <table:table-cell office:value-type="float" office:value="0.842881562881563" calcext:value-type="float">
            <text:p>0.842881562881563</text:p>
          </table:table-cell>
          <table:table-cell office:value-type="float" office:value="0.0397303553379238" calcext:value-type="float">
            <text:p>0.0397303553379238</text:p>
          </table:table-cell>
          <table:table-cell office:value-type="float" office:value="0.86053724053724" calcext:value-type="float">
            <text:p>0.86053724053724</text:p>
          </table:table-cell>
          <table:table-cell office:value-type="float" office:value="0.0349592927925477" calcext:value-type="float">
            <text:p>0.0349592927925477</text:p>
          </table:table-cell>
          <table:table-cell office:value-type="float" office:value="0.856141636141636" calcext:value-type="float">
            <text:p>0.856141636141636</text:p>
          </table:table-cell>
          <table:table-cell office:value-type="float" office:value="0.0306178564173314" calcext:value-type="float">
            <text:p>0.0306178564173314</text:p>
          </table:table-cell>
          <table:table-cell office:value-type="float" office:value="0.851721611721612" calcext:value-type="float">
            <text:p>0.851721611721612</text:p>
          </table:table-cell>
          <table:table-cell office:value-type="float" office:value="0.0321281826459606" calcext:value-type="float">
            <text:p>0.0321281826459606</text:p>
          </table:table-cell>
          <table:table-cell office:value-type="float" office:value="0.858363858363858" calcext:value-type="float">
            <text:p>0.858363858363858</text:p>
          </table:table-cell>
          <table:table-cell office:value-type="float" office:value="0.0433366858824" calcext:value-type="float">
            <text:p>0.0433366858824</text:p>
          </table:table-cell>
          <table:table-cell office:value-type="float" office:value="0.851672771672772" calcext:value-type="float">
            <text:p>0.851672771672772</text:p>
          </table:table-cell>
          <table:table-cell office:value-type="float" office:value="0.0422756927933016" calcext:value-type="float">
            <text:p>0.04227569279330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1452991453" calcext:value-type="float">
            <text:p>0.85391452991453</text:p>
          </table:table-cell>
          <table:table-cell office:value-type="float" office:value="0.0351155869948884" calcext:value-type="float">
            <text:p>0.0351155869948884</text:p>
          </table:table-cell>
          <table:table-cell office:value-type="float" office:value="0.849518925518926" calcext:value-type="float">
            <text:p>0.849518925518926</text:p>
          </table:table-cell>
          <table:table-cell office:value-type="float" office:value="0.0355887290838842" calcext:value-type="float">
            <text:p>0.0355887290838842</text:p>
          </table:table-cell>
          <table:table-cell office:value-type="float" office:value="0.848586080586081" calcext:value-type="float">
            <text:p>0.848586080586081</text:p>
          </table:table-cell>
          <table:table-cell office:value-type="float" office:value="0.038819884895314" calcext:value-type="float">
            <text:p>0.038819884895314</text:p>
          </table:table-cell>
          <table:table-cell office:value-type="float" office:value="0.853470085470086" calcext:value-type="float">
            <text:p>0.853470085470086</text:p>
          </table:table-cell>
          <table:table-cell office:value-type="float" office:value="0.042667688224062" calcext:value-type="float">
            <text:p>0.042667688224062</text:p>
          </table:table-cell>
          <table:table-cell office:value-type="float" office:value="0.857450549450549" calcext:value-type="float">
            <text:p>0.857450549450549</text:p>
          </table:table-cell>
          <table:table-cell office:value-type="float" office:value="0.0340905747677663" calcext:value-type="float">
            <text:p>0.0340905747677663</text:p>
          </table:table-cell>
          <table:table-cell office:value-type="float" office:value="0.842778998778999" calcext:value-type="float">
            <text:p>0.842778998778999</text:p>
          </table:table-cell>
          <table:table-cell office:value-type="float" office:value="0.0459528011899732" calcext:value-type="float">
            <text:p>0.0459528011899732</text:p>
          </table:table-cell>
          <table:table-cell office:value-type="float" office:value="0.846827838827839" calcext:value-type="float">
            <text:p>0.846827838827839</text:p>
          </table:table-cell>
          <table:table-cell office:value-type="float" office:value="0.0364809264355292" calcext:value-type="float">
            <text:p>0.0364809264355292</text:p>
          </table:table-cell>
          <table:table-cell office:value-type="float" office:value="0.846422466422466" calcext:value-type="float">
            <text:p>0.846422466422466</text:p>
          </table:table-cell>
          <table:table-cell office:value-type="float" office:value="0.0338856898576165" calcext:value-type="float">
            <text:p>0.0338856898576165</text:p>
          </table:table-cell>
          <table:table-cell office:value-type="float" office:value="0.850818070818071" calcext:value-type="float">
            <text:p>0.850818070818071</text:p>
          </table:table-cell>
          <table:table-cell office:value-type="float" office:value="0.047005025828623" calcext:value-type="float">
            <text:p>0.047005025828623</text:p>
          </table:table-cell>
          <table:table-cell office:value-type="float" office:value="0.8521221001221" calcext:value-type="float">
            <text:p>0.8521221001221</text:p>
          </table:table-cell>
          <table:table-cell office:value-type="float" office:value="0.0327412481276383" calcext:value-type="float">
            <text:p>0.0327412481276383</text:p>
          </table:table-cell>
          <table:table-cell office:value-type="float" office:value="0.846813186813187" calcext:value-type="float">
            <text:p>0.846813186813187</text:p>
          </table:table-cell>
          <table:table-cell office:value-type="float" office:value="0.037599864821232" calcext:value-type="float">
            <text:p>0.037599864821232</text:p>
          </table:table-cell>
          <table:table-cell office:value-type="float" office:value="0.85437851037851" calcext:value-type="float">
            <text:p>0.85437851037851</text:p>
          </table:table-cell>
          <table:table-cell office:value-type="float" office:value="0.037634395610554" calcext:value-type="float">
            <text:p>0.037634395610554</text:p>
          </table:table-cell>
          <table:table-cell office:value-type="float" office:value="0.851267399267399" calcext:value-type="float">
            <text:p>0.851267399267399</text:p>
          </table:table-cell>
          <table:table-cell office:value-type="float" office:value="0.0402116929514746" calcext:value-type="float">
            <text:p>0.0402116929514746</text:p>
          </table:table-cell>
          <table:table-cell office:value-type="float" office:value="0.851702075702076" calcext:value-type="float">
            <text:p>0.851702075702076</text:p>
          </table:table-cell>
          <table:table-cell office:value-type="float" office:value="0.0314378892468878" calcext:value-type="float">
            <text:p>0.0314378892468878</text:p>
          </table:table-cell>
          <table:table-cell office:value-type="float" office:value="0.858334554334554" calcext:value-type="float">
            <text:p>0.858334554334554</text:p>
          </table:table-cell>
          <table:table-cell office:value-type="float" office:value="0.0370058678449321" calcext:value-type="float">
            <text:p>0.0370058678449321</text:p>
          </table:table-cell>
          <table:table-cell office:value-type="float" office:value="0.856136752136752" calcext:value-type="float">
            <text:p>0.856136752136752</text:p>
          </table:table-cell>
          <table:table-cell office:value-type="float" office:value="0.0401165224288376" calcext:value-type="float">
            <text:p>0.04011652242883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6650298606503" calcext:value-type="float">
            <text:p>0.96650298606503</text:p>
          </table:table-cell>
          <table:table-cell office:value-type="float" office:value="0.0226017808381694" calcext:value-type="float">
            <text:p>0.0226017808381694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106108699253901" calcext:value-type="float">
            <text:p>0.0106108699253901</text:p>
          </table:table-cell>
          <table:table-cell office:value-type="float" office:value="0.983989382879894" calcext:value-type="float">
            <text:p>0.983989382879894</text:p>
          </table:table-cell>
          <table:table-cell office:value-type="float" office:value="0.0208250081433641" calcext:value-type="float">
            <text:p>0.0208250081433641</text:p>
          </table:table-cell>
          <table:table-cell office:value-type="float" office:value="0.976711347047113" calcext:value-type="float">
            <text:p>0.976711347047113</text:p>
          </table:table-cell>
          <table:table-cell office:value-type="float" office:value="0.024196833305823" calcext:value-type="float">
            <text:p>0.024196833305823</text:p>
          </table:table-cell>
          <table:table-cell office:value-type="float" office:value="0.981796947577969" calcext:value-type="float">
            <text:p>0.981796947577969</text:p>
          </table:table-cell>
          <table:table-cell office:value-type="float" office:value="0.0174338761691675" calcext:value-type="float">
            <text:p>0.0174338761691675</text:p>
          </table:table-cell>
          <table:table-cell office:value-type="float" office:value="0.982532183145322" calcext:value-type="float">
            <text:p>0.982532183145322</text:p>
          </table:table-cell>
          <table:table-cell office:value-type="float" office:value="0.0212583626254297" calcext:value-type="float">
            <text:p>0.0212583626254297</text:p>
          </table:table-cell>
          <table:table-cell office:value-type="float" office:value="0.983251493032515" calcext:value-type="float">
            <text:p>0.983251493032515</text:p>
          </table:table-cell>
          <table:table-cell office:value-type="float" office:value="0.0163817923947245" calcext:value-type="float">
            <text:p>0.0163817923947245</text:p>
          </table:table-cell>
          <table:table-cell office:value-type="float" office:value="0.983248838752488" calcext:value-type="float">
            <text:p>0.983248838752488</text:p>
          </table:table-cell>
          <table:table-cell office:value-type="float" office:value="0.0119418577544231" calcext:value-type="float">
            <text:p>0.0119418577544231</text:p>
          </table:table-cell>
          <table:table-cell office:value-type="float" office:value="0.982526874585269" calcext:value-type="float">
            <text:p>0.982526874585269</text:p>
          </table:table-cell>
          <table:table-cell office:value-type="float" office:value="0.0176969370967933" calcext:value-type="float">
            <text:p>0.0176969370967933</text:p>
          </table:table-cell>
          <table:table-cell office:value-type="float" office:value="0.982521566025216" calcext:value-type="float">
            <text:p>0.982521566025216</text:p>
          </table:table-cell>
          <table:table-cell office:value-type="float" office:value="0.0169292666396072" calcext:value-type="float">
            <text:p>0.0169292666396072</text:p>
          </table:table-cell>
          <table:table-cell office:value-type="float" office:value="0.983978765759788" calcext:value-type="float">
            <text:p>0.983978765759788</text:p>
          </table:table-cell>
          <table:table-cell office:value-type="float" office:value="0.0132604579974546" calcext:value-type="float">
            <text:p>0.0132604579974546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65875954051936" calcext:value-type="float">
            <text:p>0.0165875954051936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21668473187728" calcext:value-type="float">
            <text:p>0.0121668473187728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177058100795335" calcext:value-type="float">
            <text:p>0.0177058100795335</text:p>
          </table:table-cell>
          <table:table-cell office:value-type="float" office:value="0.985438619774386" calcext:value-type="float">
            <text:p>0.985438619774386</text:p>
          </table:table-cell>
          <table:table-cell office:value-type="float" office:value="0.0152088462093674" calcext:value-type="float">
            <text:p>0.0152088462093674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52983914276562" calcext:value-type="float">
            <text:p>0.01529839142765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65770404777704" calcext:value-type="float">
            <text:p>0.965770404777704</text:p>
          </table:table-cell>
          <table:table-cell office:value-type="float" office:value="0.0212769216864149" calcext:value-type="float">
            <text:p>0.021276921686414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4930880443413" calcext:value-type="float">
            <text:p>0.0124930880443413</text:p>
          </table:table-cell>
          <table:table-cell office:value-type="float" office:value="0.983984074319841" calcext:value-type="float">
            <text:p>0.983984074319841</text:p>
          </table:table-cell>
          <table:table-cell office:value-type="float" office:value="0.0182863770967281" calcext:value-type="float">
            <text:p>0.0182863770967281</text:p>
          </table:table-cell>
          <table:table-cell office:value-type="float" office:value="0.977433311214333" calcext:value-type="float">
            <text:p>0.977433311214333</text:p>
          </table:table-cell>
          <table:table-cell office:value-type="float" office:value="0.0231885668185851" calcext:value-type="float">
            <text:p>0.0231885668185851</text:p>
          </table:table-cell>
          <table:table-cell office:value-type="float" office:value="0.983984074319841" calcext:value-type="float">
            <text:p>0.983984074319841</text:p>
          </table:table-cell>
          <table:table-cell office:value-type="float" office:value="0.0182863770967281" calcext:value-type="float">
            <text:p>0.0182863770967281</text:p>
          </table:table-cell>
          <table:table-cell office:value-type="float" office:value="0.983986728599867" calcext:value-type="float">
            <text:p>0.983986728599867</text:p>
          </table:table-cell>
          <table:table-cell office:value-type="float" office:value="0.0203411940853709" calcext:value-type="float">
            <text:p>0.0203411940853709</text:p>
          </table:table-cell>
          <table:table-cell office:value-type="float" office:value="0.983981420039814" calcext:value-type="float">
            <text:p>0.983981420039814</text:p>
          </table:table-cell>
          <table:table-cell office:value-type="float" office:value="0.0151234170189692" calcext:value-type="float">
            <text:p>0.0151234170189692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22222519819395" calcext:value-type="float">
            <text:p>0.0122222519819395</text:p>
          </table:table-cell>
          <table:table-cell office:value-type="float" office:value="0.986898473788985" calcext:value-type="float">
            <text:p>0.986898473788985</text:p>
          </table:table-cell>
          <table:table-cell office:value-type="float" office:value="0.0163850213119113" calcext:value-type="float">
            <text:p>0.0163850213119113</text:p>
          </table:table-cell>
          <table:table-cell office:value-type="float" office:value="0.983254147312542" calcext:value-type="float">
            <text:p>0.983254147312542</text:p>
          </table:table-cell>
          <table:table-cell office:value-type="float" office:value="0.0175450680463642" calcext:value-type="float">
            <text:p>0.0175450680463642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22222519819395" calcext:value-type="float">
            <text:p>0.0122222519819395</text:p>
          </table:table-cell>
          <table:table-cell office:value-type="float" office:value="0.987625746516258" calcext:value-type="float">
            <text:p>0.987625746516258</text:p>
          </table:table-cell>
          <table:table-cell office:value-type="float" office:value="0.0165861326865083" calcext:value-type="float">
            <text:p>0.0165861326865083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22222519819395" calcext:value-type="float">
            <text:p>0.0122222519819395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4551728794587" calcext:value-type="float">
            <text:p>0.0134551728794587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5438619774386" calcext:value-type="float">
            <text:p>0.985438619774386</text:p>
          </table:table-cell>
          <table:table-cell office:value-type="float" office:value="0.0152088462093674" calcext:value-type="float">
            <text:p>0.01520884620936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70871930988719" calcext:value-type="float">
            <text:p>0.970871930988719</text:p>
          </table:table-cell>
          <table:table-cell office:value-type="float" office:value="0.0215007278528389" calcext:value-type="float">
            <text:p>0.0215007278528389</text:p>
          </table:table-cell>
          <table:table-cell office:value-type="float" office:value="0.986887856668879" calcext:value-type="float">
            <text:p>0.986887856668879</text:p>
          </table:table-cell>
          <table:table-cell office:value-type="float" office:value="0.0104776800512839" calcext:value-type="float">
            <text:p>0.0104776800512839</text:p>
          </table:table-cell>
          <table:table-cell office:value-type="float" office:value="0.985441274054413" calcext:value-type="float">
            <text:p>0.985441274054413</text:p>
          </table:table-cell>
          <table:table-cell office:value-type="float" office:value="0.0172467040356103" calcext:value-type="float">
            <text:p>0.0172467040356103</text:p>
          </table:table-cell>
          <table:table-cell office:value-type="float" office:value="0.980345056403451" calcext:value-type="float">
            <text:p>0.980345056403451</text:p>
          </table:table-cell>
          <table:table-cell office:value-type="float" office:value="0.0220500948402177" calcext:value-type="float">
            <text:p>0.0220500948402177</text:p>
          </table:table-cell>
          <table:table-cell office:value-type="float" office:value="0.985438619774386" calcext:value-type="float">
            <text:p>0.985438619774386</text:p>
          </table:table-cell>
          <table:table-cell office:value-type="float" office:value="0.0152088462093674" calcext:value-type="float">
            <text:p>0.0152088462093674</text:p>
          </table:table-cell>
          <table:table-cell office:value-type="float" office:value="0.982532183145322" calcext:value-type="float">
            <text:p>0.982532183145322</text:p>
          </table:table-cell>
          <table:table-cell office:value-type="float" office:value="0.0217232072991927" calcext:value-type="float">
            <text:p>0.0217232072991927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471400132714" calcext:value-type="float">
            <text:p>0.98471400132714</text:p>
          </table:table-cell>
          <table:table-cell office:value-type="float" office:value="0.0187872792164315" calcext:value-type="float">
            <text:p>0.0187872792164315</text:p>
          </table:table-cell>
          <table:table-cell office:value-type="float" office:value="0.985438619774386" calcext:value-type="float">
            <text:p>0.985438619774386</text:p>
          </table:table-cell>
          <table:table-cell office:value-type="float" office:value="0.0149882982713308" calcext:value-type="float">
            <text:p>0.014988298271330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22222519819395" calcext:value-type="float">
            <text:p>0.0122222519819395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28499354330501" calcext:value-type="float">
            <text:p>0.0128499354330501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71599203715992" calcext:value-type="float">
            <text:p>0.971599203715992</text:p>
          </table:table-cell>
          <table:table-cell office:value-type="float" office:value="0.0229019130647203" calcext:value-type="float">
            <text:p>0.0229019130647203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0929337593707" calcext:value-type="float">
            <text:p>0.0110929337593707</text:p>
          </table:table-cell>
          <table:table-cell office:value-type="float" office:value="0.983984074319841" calcext:value-type="float">
            <text:p>0.983984074319841</text:p>
          </table:table-cell>
          <table:table-cell office:value-type="float" office:value="0.0182863770967281" calcext:value-type="float">
            <text:p>0.0182863770967281</text:p>
          </table:table-cell>
          <table:table-cell office:value-type="float" office:value="0.979615129396151" calcext:value-type="float">
            <text:p>0.979615129396151</text:p>
          </table:table-cell>
          <table:table-cell office:value-type="float" office:value="0.0196707043460547" calcext:value-type="float">
            <text:p>0.0196707043460547</text:p>
          </table:table-cell>
          <table:table-cell office:value-type="float" office:value="0.986168546781686" calcext:value-type="float">
            <text:p>0.986168546781686</text:p>
          </table:table-cell>
          <table:table-cell office:value-type="float" office:value="0.0157233900932993" calcext:value-type="float">
            <text:p>0.0157233900932993</text:p>
          </table:table-cell>
          <table:table-cell office:value-type="float" office:value="0.985443928334439" calcext:value-type="float">
            <text:p>0.985443928334439</text:p>
          </table:table-cell>
          <table:table-cell office:value-type="float" office:value="0.019412884065703" calcext:value-type="float">
            <text:p>0.019412884065703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  <table:table-cell office:value-type="float" office:value="0.985441274054413" calcext:value-type="float">
            <text:p>0.985441274054413</text:p>
          </table:table-cell>
          <table:table-cell office:value-type="float" office:value="0.0172467040356103" calcext:value-type="float">
            <text:p>0.0172467040356103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44014273068519" calcext:value-type="float">
            <text:p>0.0144014273068519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22222519819395" calcext:value-type="float">
            <text:p>0.0122222519819395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4551728794587" calcext:value-type="float">
            <text:p>0.0134551728794587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121600995251284" calcext:value-type="float">
            <text:p>0.012160099525128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22222519819395" calcext:value-type="float">
            <text:p>0.0122222519819395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70139349701394" calcext:value-type="float">
            <text:p>0.970139349701394</text:p>
          </table:table-cell>
          <table:table-cell office:value-type="float" office:value="0.0231961125354695" calcext:value-type="float">
            <text:p>0.023196112535469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100900588328352" calcext:value-type="float">
            <text:p>0.0100900588328352</text:p>
          </table:table-cell>
          <table:table-cell office:value-type="float" office:value="0.98471400132714" calcext:value-type="float">
            <text:p>0.98471400132714</text:p>
          </table:table-cell>
          <table:table-cell office:value-type="float" office:value="0.0187872792164315" calcext:value-type="float">
            <text:p>0.0187872792164315</text:p>
          </table:table-cell>
          <table:table-cell office:value-type="float" office:value="0.978160583941606" calcext:value-type="float">
            <text:p>0.978160583941606</text:p>
          </table:table-cell>
          <table:table-cell office:value-type="float" office:value="0.021189812514072" calcext:value-type="float">
            <text:p>0.021189812514072</text:p>
          </table:table-cell>
          <table:table-cell office:value-type="float" office:value="0.986168546781686" calcext:value-type="float">
            <text:p>0.986168546781686</text:p>
          </table:table-cell>
          <table:table-cell office:value-type="float" office:value="0.0157233900932993" calcext:value-type="float">
            <text:p>0.0157233900932993</text:p>
          </table:table-cell>
          <table:table-cell office:value-type="float" office:value="0.985441274054413" calcext:value-type="float">
            <text:p>0.985441274054413</text:p>
          </table:table-cell>
          <table:table-cell office:value-type="float" office:value="0.0172467040356103" calcext:value-type="float">
            <text:p>0.0172467040356103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51304368726676" calcext:value-type="float">
            <text:p>0.0151304368726676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  <table:table-cell office:value-type="float" office:value="0.986168546781686" calcext:value-type="float">
            <text:p>0.986168546781686</text:p>
          </table:table-cell>
          <table:table-cell office:value-type="float" office:value="0.0157233900932993" calcext:value-type="float">
            <text:p>0.0157233900932993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7478913763439" calcext:value-type="float">
            <text:p>0.0137478913763439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4551728794587" calcext:value-type="float">
            <text:p>0.0134551728794587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28499354330501" calcext:value-type="float">
            <text:p>0.0128499354330501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22222519819395" calcext:value-type="float">
            <text:p>0.0122222519819395</text:p>
          </table:table-cell>
          <table:table-cell office:value-type="float" office:value="0.986165892501659" calcext:value-type="float">
            <text:p>0.986165892501659</text:p>
          </table:table-cell>
          <table:table-cell office:value-type="float" office:value="0.0137004231747028" calcext:value-type="float">
            <text:p>0.013700423174702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.968976775049768" calcext:value-type="float">
            <text:p>0.968976775049768</text:p>
          </table:table-cell>
          <table:table-cell office:value-type="float" office:value="0.0222954911955226" calcext:value-type="float">
            <text:p>0.0222954911955226</text:p>
          </table:table-cell>
          <table:table-cell office:value-type="float" office:value="0.987326343729263" calcext:value-type="float">
            <text:p>0.987326343729263</text:p>
          </table:table-cell>
          <table:table-cell office:value-type="float" office:value="0.0109529261226442" calcext:value-type="float">
            <text:p>0.0109529261226442</text:p>
          </table:table-cell>
          <table:table-cell office:value-type="float" office:value="0.984422561380226" calcext:value-type="float">
            <text:p>0.984422561380226</text:p>
          </table:table-cell>
          <table:table-cell office:value-type="float" office:value="0.0186863491177724" calcext:value-type="float">
            <text:p>0.0186863491177724</text:p>
          </table:table-cell>
          <table:table-cell office:value-type="float" office:value="0.978453085600531" calcext:value-type="float">
            <text:p>0.978453085600531</text:p>
          </table:table-cell>
          <table:table-cell office:value-type="float" office:value="0.0220592023649505" calcext:value-type="float">
            <text:p>0.0220592023649505</text:p>
          </table:table-cell>
          <table:table-cell office:value-type="float" office:value="0.984711347047114" calcext:value-type="float">
            <text:p>0.984711347047114</text:p>
          </table:table-cell>
          <table:table-cell office:value-type="float" office:value="0.0164751759323723" calcext:value-type="float">
            <text:p>0.0164751759323723</text:p>
          </table:table-cell>
          <table:table-cell office:value-type="float" office:value="0.983987259455872" calcext:value-type="float">
            <text:p>0.983987259455872</text:p>
          </table:table-cell>
          <table:table-cell office:value-type="float" office:value="0.0199964704222613" calcext:value-type="float">
            <text:p>0.0199964704222613</text:p>
          </table:table-cell>
          <table:table-cell office:value-type="float" office:value="0.985584074319841" calcext:value-type="float">
            <text:p>0.985584074319841</text:p>
          </table:table-cell>
          <table:table-cell office:value-type="float" office:value="0.0153793040063393" calcext:value-type="float">
            <text:p>0.0153793040063393</text:p>
          </table:table-cell>
          <table:table-cell office:value-type="float" office:value="0.985581950895819" calcext:value-type="float">
            <text:p>0.985581950895819</text:p>
          </table:table-cell>
          <table:table-cell office:value-type="float" office:value="0.0130825436173281" calcext:value-type="float">
            <text:p>0.0130825436173281</text:p>
          </table:table-cell>
          <table:table-cell office:value-type="float" office:value="0.985149834107498" calcext:value-type="float">
            <text:p>0.985149834107498</text:p>
          </table:table-cell>
          <table:table-cell office:value-type="float" office:value="0.0171678663508091" calcext:value-type="float">
            <text:p>0.0171678663508091</text:p>
          </table:table-cell>
          <table:table-cell office:value-type="float" office:value="0.984563238221632" calcext:value-type="float">
            <text:p>0.984563238221632</text:p>
          </table:table-cell>
          <table:table-cell office:value-type="float" office:value="0.0155223903280996" calcext:value-type="float">
            <text:p>0.0155223903280996</text:p>
          </table:table-cell>
          <table:table-cell office:value-type="float" office:value="0.986164830789648" calcext:value-type="float">
            <text:p>0.986164830789648</text:p>
          </table:table-cell>
          <table:table-cell office:value-type="float" office:value="0.0127255274235952" calcext:value-type="float">
            <text:p>0.0127255274235952</text:p>
          </table:table-cell>
          <table:table-cell office:value-type="float" office:value="0.986749303251493" calcext:value-type="float">
            <text:p>0.986749303251493</text:p>
          </table:table-cell>
          <table:table-cell office:value-type="float" office:value="0.0148613917028753" calcext:value-type="float">
            <text:p>0.0148613917028753</text:p>
          </table:table-cell>
          <table:table-cell office:value-type="float" office:value="0.986311347047113" calcext:value-type="float">
            <text:p>0.986311347047113</text:p>
          </table:table-cell>
          <table:table-cell office:value-type="float" office:value="0.0130980737649641" calcext:value-type="float">
            <text:p>0.0130980737649641</text:p>
          </table:table-cell>
          <table:table-cell office:value-type="float" office:value="0.9852899800929" calcext:value-type="float">
            <text:p>0.9852899800929</text:p>
          </table:table-cell>
          <table:table-cell office:value-type="float" office:value="0.0138041906700442" calcext:value-type="float">
            <text:p>0.0138041906700442</text:p>
          </table:table-cell>
          <table:table-cell office:value-type="float" office:value="0.986165361645654" calcext:value-type="float">
            <text:p>0.986165361645654</text:p>
          </table:table-cell>
          <table:table-cell office:value-type="float" office:value="0.0134403070697643" calcext:value-type="float">
            <text:p>0.0134403070697643</text:p>
          </table:table-cell>
          <table:table-cell office:value-type="float" office:value="0.98572899800929" calcext:value-type="float">
            <text:p>0.98572899800929</text:p>
          </table:table-cell>
          <table:table-cell office:value-type="float" office:value="0.0143217014322264" calcext:value-type="float">
            <text:p>0.01432170143222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5819508958" calcext:value-type="float">
            <text:p>0.986895819508958</text:p>
          </table:table-cell>
          <table:table-cell office:value-type="float" office:value="0.0142228846637571" calcext:value-type="float">
            <text:p>0.01422288466375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5430656934307" calcext:value-type="float">
            <text:p>0.985430656934307</text:p>
          </table:table-cell>
          <table:table-cell office:value-type="float" office:value="0.0092670795569116" calcext:value-type="float">
            <text:p>0.009267079556911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90459677979" calcext:value-type="float">
            <text:p>0.0090459677979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4735204254659" calcext:value-type="float">
            <text:p>0.0104735204254659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27543817245492" calcext:value-type="float">
            <text:p>0.0127543817245492</text:p>
          </table:table-cell>
          <table:table-cell office:value-type="float" office:value="0.984708692767087" calcext:value-type="float">
            <text:p>0.984708692767087</text:p>
          </table:table-cell>
          <table:table-cell office:value-type="float" office:value="0.0171331524392094" calcext:value-type="float">
            <text:p>0.0171331524392094</text:p>
          </table:table-cell>
          <table:table-cell office:value-type="float" office:value="0.98470603848706" calcext:value-type="float">
            <text:p>0.98470603848706</text:p>
          </table:table-cell>
          <table:table-cell office:value-type="float" office:value="0.0094027780964723" calcext:value-type="float">
            <text:p>0.0094027780964723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9080291970803" calcext:value-type="float">
            <text:p>0.989080291970803</text:p>
          </table:table-cell>
          <table:table-cell office:value-type="float" office:value="0.0120644779557357" calcext:value-type="float">
            <text:p>0.0120644779557357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37088841857347" calcext:value-type="float">
            <text:p>0.0137088841857347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0583941606" calcext:value-type="float">
            <text:p>0.986160583941606</text:p>
          </table:table-cell>
          <table:table-cell office:value-type="float" office:value="0.008681186915298" calcext:value-type="float">
            <text:p>0.008681186915298</text:p>
          </table:table-cell>
          <table:table-cell office:value-type="float" office:value="0.98907498341075" calcext:value-type="float">
            <text:p>0.98907498341075</text:p>
          </table:table-cell>
          <table:table-cell office:value-type="float" office:value="0.0092709702175288" calcext:value-type="float">
            <text:p>0.00927097021752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16749880565158" calcext:value-type="float">
            <text:p>0.0116749880565158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10323002837347" calcext:value-type="float">
            <text:p>0.0110323002837347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098296217808285" calcext:value-type="float">
            <text:p>0.009829621780828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41792275010206" calcext:value-type="float">
            <text:p>0.01417922750102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7623092236231" calcext:value-type="float">
            <text:p>0.987623092236231</text:p>
          </table:table-cell>
          <table:table-cell office:value-type="float" office:value="0.0137580822896434" calcext:value-type="float">
            <text:p>0.0137580822896434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0305376130503" calcext:value-type="float">
            <text:p>0.0110305376130503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9077637690776" calcext:value-type="float">
            <text:p>0.989077637690776</text:p>
          </table:table-cell>
          <table:table-cell office:value-type="float" office:value="0.0126063422444796" calcext:value-type="float">
            <text:p>0.012606342244479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04208762895776" calcext:value-type="float">
            <text:p>0.010420876289577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07867765366889" calcext:value-type="float">
            <text:p>0.010786776536688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8347710683477" calcext:value-type="float">
            <text:p>0.988347710683477</text:p>
          </table:table-cell>
          <table:table-cell office:value-type="float" office:value="0.0119017861635281" calcext:value-type="float">
            <text:p>0.011901786163528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098313399951344" calcext:value-type="float">
            <text:p>0.0098313399951344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834505640345" calcext:value-type="float">
            <text:p>0.98834505640345</text:p>
          </table:table-cell>
          <table:table-cell office:value-type="float" office:value="0.0100984297811129" calcext:value-type="float">
            <text:p>0.0100984297811129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543596549436" calcext:value-type="float">
            <text:p>0.98543596549436</text:p>
          </table:table-cell>
          <table:table-cell office:value-type="float" office:value="0.0138477620008722" calcext:value-type="float">
            <text:p>0.0138477620008722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32666394912012" calcext:value-type="float">
            <text:p>0.0132666394912012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0935902820445" calcext:value-type="float">
            <text:p>0.0110935902820445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2756847840806" calcext:value-type="float">
            <text:p>0.012756847840806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6163238221632" calcext:value-type="float">
            <text:p>0.986163238221632</text:p>
          </table:table-cell>
          <table:table-cell office:value-type="float" office:value="0.0124406390828671" calcext:value-type="float">
            <text:p>0.0124406390828671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16762280682545" calcext:value-type="float">
            <text:p>0.0116762280682545</text:p>
          </table:table-cell>
          <table:table-cell office:value-type="float" office:value="0.987617783676178" calcext:value-type="float">
            <text:p>0.987617783676178</text:p>
          </table:table-cell>
          <table:table-cell office:value-type="float" office:value="0.0113891657876948" calcext:value-type="float">
            <text:p>0.0113891657876948</text:p>
          </table:table-cell>
          <table:table-cell office:value-type="float" office:value="0.986893165228932" calcext:value-type="float">
            <text:p>0.986893165228932</text:p>
          </table:table-cell>
          <table:table-cell office:value-type="float" office:value="0.0130139616320111" calcext:value-type="float">
            <text:p>0.01301396163201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6456801592568" calcext:value-type="float">
            <text:p>0.986456801592568</text:p>
          </table:table-cell>
          <table:table-cell office:value-type="float" office:value="0.0137380905174312" calcext:value-type="float">
            <text:p>0.0137380905174312</text:p>
          </table:table-cell>
          <table:table-cell office:value-type="float" office:value="0.987182481751825" calcext:value-type="float">
            <text:p>0.987182481751825</text:p>
          </table:table-cell>
          <table:table-cell office:value-type="float" office:value="0.0113400105112649" calcext:value-type="float">
            <text:p>0.0113400105112649</text:p>
          </table:table-cell>
          <table:table-cell office:value-type="float" office:value="0.98674505640345" calcext:value-type="float">
            <text:p>0.98674505640345</text:p>
          </table:table-cell>
          <table:table-cell office:value-type="float" office:value="0.0115488352962558" calcext:value-type="float">
            <text:p>0.0115488352962558</text:p>
          </table:table-cell>
          <table:table-cell office:value-type="float" office:value="0.986890510948905" calcext:value-type="float">
            <text:p>0.986890510948905</text:p>
          </table:table-cell>
          <table:table-cell office:value-type="float" office:value="0.011110549984827" calcext:value-type="float">
            <text:p>0.011110549984827</text:p>
          </table:table-cell>
          <table:table-cell office:value-type="float" office:value="0.987473921698739" calcext:value-type="float">
            <text:p>0.987473921698739</text:p>
          </table:table-cell>
          <table:table-cell office:value-type="float" office:value="0.0112645349088936" calcext:value-type="float">
            <text:p>0.0112645349088936</text:p>
          </table:table-cell>
          <table:table-cell office:value-type="float" office:value="0.98703596549436" calcext:value-type="float">
            <text:p>0.98703596549436</text:p>
          </table:table-cell>
          <table:table-cell office:value-type="float" office:value="0.011568976228957" calcext:value-type="float">
            <text:p>0.011568976228957</text:p>
          </table:table-cell>
          <table:table-cell office:value-type="float" office:value="0.987619376244194" calcext:value-type="float">
            <text:p>0.987619376244194</text:p>
          </table:table-cell>
          <table:table-cell office:value-type="float" office:value="0.0116395096571499" calcext:value-type="float">
            <text:p>0.0116395096571499</text:p>
          </table:table-cell>
          <table:table-cell office:value-type="float" office:value="0.987181420039814" calcext:value-type="float">
            <text:p>0.987181420039814</text:p>
          </table:table-cell>
          <table:table-cell office:value-type="float" office:value="0.0109085904561194" calcext:value-type="float">
            <text:p>0.0109085904561194</text:p>
          </table:table-cell>
          <table:table-cell office:value-type="float" office:value="0.986454147312541" calcext:value-type="float">
            <text:p>0.986454147312541</text:p>
          </table:table-cell>
          <table:table-cell office:value-type="float" office:value="0.0136321087604867" calcext:value-type="float">
            <text:p>0.0136321087604867</text:p>
          </table:table-cell>
          <table:table-cell office:value-type="float" office:value="0.986308692767087" calcext:value-type="float">
            <text:p>0.986308692767087</text:p>
          </table:table-cell>
          <table:table-cell office:value-type="float" office:value="0.0111579812222579" calcext:value-type="float">
            <text:p>0.0111579812222579</text:p>
          </table:table-cell>
          <table:table-cell office:value-type="float" office:value="0.986455209024552" calcext:value-type="float">
            <text:p>0.986455209024552</text:p>
          </table:table-cell>
          <table:table-cell office:value-type="float" office:value="0.0130019282579637" calcext:value-type="float">
            <text:p>0.0130019282579637</text:p>
          </table:table-cell>
          <table:table-cell office:value-type="float" office:value="0.987765361645654" calcext:value-type="float">
            <text:p>0.987765361645654</text:p>
          </table:table-cell>
          <table:table-cell office:value-type="float" office:value="0.012199588103353" calcext:value-type="float">
            <text:p>0.012199588103353</text:p>
          </table:table-cell>
          <table:table-cell office:value-type="float" office:value="0.987911347047113" calcext:value-type="float">
            <text:p>0.987911347047113</text:p>
          </table:table-cell>
          <table:table-cell office:value-type="float" office:value="0.0121497712206045" calcext:value-type="float">
            <text:p>0.0121497712206045</text:p>
          </table:table-cell>
          <table:table-cell office:value-type="float" office:value="0.987474452554745" calcext:value-type="float">
            <text:p>0.987474452554745</text:p>
          </table:table-cell>
          <table:table-cell office:value-type="float" office:value="0.0122104343073541" calcext:value-type="float">
            <text:p>0.0122104343073541</text:p>
          </table:table-cell>
          <table:table-cell office:value-type="float" office:value="0.987180889183809" calcext:value-type="float">
            <text:p>0.987180889183809</text:p>
          </table:table-cell>
          <table:table-cell office:value-type="float" office:value="0.0107884549120854" calcext:value-type="float">
            <text:p>0.0107884549120854</text:p>
          </table:table-cell>
          <table:table-cell office:value-type="float" office:value="0.987620437956204" calcext:value-type="float">
            <text:p>0.987620437956204</text:p>
          </table:table-cell>
          <table:table-cell office:value-type="float" office:value="0.0120483522082013" calcext:value-type="float">
            <text:p>0.01204835220820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61377183967112" calcext:value-type="float">
            <text:p>0.961377183967112</text:p>
          </table:table-cell>
          <table:table-cell office:value-type="float" office:value="0.008122356842203" calcext:value-type="float">
            <text:p>0.008122356842203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133083306817458" calcext:value-type="float">
            <text:p>0.0133083306817458</text:p>
          </table:table-cell>
          <table:table-cell office:value-type="float" office:value="0.948499486125386" calcext:value-type="float">
            <text:p>0.948499486125386</text:p>
          </table:table-cell>
          <table:table-cell office:value-type="float" office:value="0.007809829131699" calcext:value-type="float">
            <text:p>0.007809829131699</text:p>
          </table:table-cell>
          <table:table-cell office:value-type="float" office:value="0.958499486125385" calcext:value-type="float">
            <text:p>0.958499486125385</text:p>
          </table:table-cell>
          <table:table-cell office:value-type="float" office:value="0.0170992347475584" calcext:value-type="float">
            <text:p>0.0170992347475584</text:p>
          </table:table-cell>
          <table:table-cell office:value-type="float" office:value="0.955673175745118" calcext:value-type="float">
            <text:p>0.955673175745118</text:p>
          </table:table-cell>
          <table:table-cell office:value-type="float" office:value="0.0162388281009989" calcext:value-type="float">
            <text:p>0.0162388281009989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77547748686521" calcext:value-type="float">
            <text:p>0.0077547748686521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54501767574001" calcext:value-type="float">
            <text:p>0.0154501767574001</text:p>
          </table:table-cell>
          <table:table-cell office:value-type="float" office:value="0.96136690647482" calcext:value-type="float">
            <text:p>0.96136690647482</text:p>
          </table:table-cell>
          <table:table-cell office:value-type="float" office:value="0.0081857338936652" calcext:value-type="float">
            <text:p>0.0081857338936652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39705917993356" calcext:value-type="float">
            <text:p>0.0039705917993356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137498482205838" calcext:value-type="float">
            <text:p>0.013749848220583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9254552249845" calcext:value-type="float">
            <text:p>0.009254552249845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077402550395735" calcext:value-type="float">
            <text:p>0.0077402550395735</text:p>
          </table:table-cell>
          <table:table-cell office:value-type="float" office:value="0.958530318602261" calcext:value-type="float">
            <text:p>0.958530318602261</text:p>
          </table:table-cell>
          <table:table-cell office:value-type="float" office:value="0.0177486221688887" calcext:value-type="float">
            <text:p>0.0177486221688887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080721998372454" calcext:value-type="float">
            <text:p>0.00807219983724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38608854459867" calcext:value-type="float">
            <text:p>0.0138608854459867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93259819154789" calcext:value-type="float">
            <text:p>0.0093259819154789</text:p>
          </table:table-cell>
          <table:table-cell office:value-type="float" office:value="0.957060637204522" calcext:value-type="float">
            <text:p>0.957060637204522</text:p>
          </table:table-cell>
          <table:table-cell office:value-type="float" office:value="0.0114245895930038" calcext:value-type="float">
            <text:p>0.0114245895930038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07787206279637" calcext:value-type="float">
            <text:p>0.0107787206279637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07787206279637" calcext:value-type="float">
            <text:p>0.0107787206279637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54323485539531" calcext:value-type="float">
            <text:p>0.0154323485539531</text:p>
          </table:table-cell>
          <table:table-cell office:value-type="float" office:value="0.961377183967112" calcext:value-type="float">
            <text:p>0.961377183967112</text:p>
          </table:table-cell>
          <table:table-cell office:value-type="float" office:value="0.010816334352975" calcext:value-type="float">
            <text:p>0.010816334352975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108538663877662" calcext:value-type="float">
            <text:p>0.010853866387766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00566588110644" calcext:value-type="float">
            <text:p>0.0100566588110644</text:p>
          </table:table-cell>
          <table:table-cell office:value-type="float" office:value="0.958499486125385" calcext:value-type="float">
            <text:p>0.958499486125385</text:p>
          </table:table-cell>
          <table:table-cell office:value-type="float" office:value="0.0061058814380711" calcext:value-type="float">
            <text:p>0.0061058814380711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077547748686521" calcext:value-type="float">
            <text:p>0.007754774868652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80656709226037" calcext:value-type="float">
            <text:p>0.0080656709226037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12537367360265" calcext:value-type="float">
            <text:p>0.0112537367360265</text:p>
          </table:table-cell>
          <table:table-cell office:value-type="float" office:value="0.961377183967112" calcext:value-type="float">
            <text:p>0.961377183967112</text:p>
          </table:table-cell>
          <table:table-cell office:value-type="float" office:value="0.0129620020443839" calcext:value-type="float">
            <text:p>0.01296200204438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93259819154789" calcext:value-type="float">
            <text:p>0.0093259819154789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113517216985954" calcext:value-type="float">
            <text:p>0.011351721698595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063465699351997" calcext:value-type="float">
            <text:p>0.0063465699351997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07738319828648" calcext:value-type="float">
            <text:p>0.0107738319828648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00566588110644" calcext:value-type="float">
            <text:p>0.0100566588110644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2734887105507" calcext:value-type="float">
            <text:p>0.012734887105507</text:p>
          </table:table-cell>
          <table:table-cell office:value-type="float" office:value="0.958499486125385" calcext:value-type="float">
            <text:p>0.958499486125385</text:p>
          </table:table-cell>
          <table:table-cell office:value-type="float" office:value="0.0061058814380711" calcext:value-type="float">
            <text:p>0.0061058814380711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16904724245163" calcext:value-type="float">
            <text:p>0.011690472424516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70792639644877" calcext:value-type="float">
            <text:p>0.007079263964487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101747173689" calcext:value-type="float">
            <text:p>0.957101747173689</text:p>
          </table:table-cell>
          <table:table-cell office:value-type="float" office:value="0.0133083306817458" calcext:value-type="float">
            <text:p>0.01330833068174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081771806757923" calcext:value-type="float">
            <text:p>0.008177180675792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59961262932475" calcext:value-type="float">
            <text:p>0.005996126293247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095550697593291" calcext:value-type="float">
            <text:p>0.0095550697593291</text:p>
          </table:table-cell>
          <table:table-cell office:value-type="float" office:value="0.961377183967112" calcext:value-type="float">
            <text:p>0.961377183967112</text:p>
          </table:table-cell>
          <table:table-cell office:value-type="float" office:value="0.0063610122300189" calcext:value-type="float">
            <text:p>0.0063610122300189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16904724245163" calcext:value-type="float">
            <text:p>0.0116904724245163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07787206279637" calcext:value-type="float">
            <text:p>0.0107787206279637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  <table:table-cell office:value-type="float" office:value="0.957070914696814" calcext:value-type="float">
            <text:p>0.957070914696814</text:p>
          </table:table-cell>
          <table:table-cell office:value-type="float" office:value="0.0072340150177798" calcext:value-type="float">
            <text:p>0.0072340150177798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108538663877662" calcext:value-type="float">
            <text:p>0.0108538663877662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095550697593291" calcext:value-type="float">
            <text:p>0.0095550697593291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29306313279343" calcext:value-type="float">
            <text:p>0.01293063132793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51356628982528" calcext:value-type="float">
            <text:p>0.951356628982528</text:p>
          </table:table-cell>
          <table:table-cell office:value-type="float" office:value="0.0059997584617462" calcext:value-type="float">
            <text:p>0.005999758461746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139046817450877" calcext:value-type="float">
            <text:p>0.013904681745087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64244604316547" calcext:value-type="float">
            <text:p>0.964244604316547</text:p>
          </table:table-cell>
          <table:table-cell office:value-type="float" office:value="0.0049784081428886" calcext:value-type="float">
            <text:p>0.0049784081428886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108538663877662" calcext:value-type="float">
            <text:p>0.0108538663877662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07787206279637" calcext:value-type="float">
            <text:p>0.010778720627963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59961262932475" calcext:value-type="float">
            <text:p>0.005996126293247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059961262932475" calcext:value-type="float">
            <text:p>0.0059961262932475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063465699351997" calcext:value-type="float">
            <text:p>0.0063465699351997</text:p>
          </table:table-cell>
          <table:table-cell office:value-type="float" office:value="0.959948612538541" calcext:value-type="float">
            <text:p>0.959948612538541</text:p>
          </table:table-cell>
          <table:table-cell office:value-type="float" office:value="0.0095550697593291" calcext:value-type="float">
            <text:p>0.0095550697593291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9958890030832" calcext:value-type="float">
            <text:p>0.959958890030832</text:p>
          </table:table-cell>
          <table:table-cell office:value-type="float" office:value="0.0129306313279343" calcext:value-type="float">
            <text:p>0.01293063132793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954791366906475" calcext:value-type="float">
            <text:p>0.954791366906475</text:p>
          </table:table-cell>
          <table:table-cell office:value-type="float" office:value="0.0088203432306218" calcext:value-type="float">
            <text:p>0.0088203432306218</text:p>
          </table:table-cell>
          <table:table-cell office:value-type="float" office:value="0.955373072970195" calcext:value-type="float">
            <text:p>0.955373072970195</text:p>
          </table:table-cell>
          <table:table-cell office:value-type="float" office:value="0.0113117732039459" calcext:value-type="float">
            <text:p>0.0113117732039459</text:p>
          </table:table-cell>
          <table:table-cell office:value-type="float" office:value="0.95737923946557" calcext:value-type="float">
            <text:p>0.95737923946557</text:p>
          </table:table-cell>
          <table:table-cell office:value-type="float" office:value="0.0114165366467208" calcext:value-type="float">
            <text:p>0.0114165366467208</text:p>
          </table:table-cell>
          <table:table-cell office:value-type="float" office:value="0.956221993833505" calcext:value-type="float">
            <text:p>0.956221993833505</text:p>
          </table:table-cell>
          <table:table-cell office:value-type="float" office:value="0.00824143670302302" calcext:value-type="float">
            <text:p>0.00824143670302302</text:p>
          </table:table-cell>
          <table:table-cell office:value-type="float" office:value="0.957358684480986" calcext:value-type="float">
            <text:p>0.957358684480986</text:p>
          </table:table-cell>
          <table:table-cell office:value-type="float" office:value="0.0107354909689927" calcext:value-type="float">
            <text:p>0.0107354909689927</text:p>
          </table:table-cell>
          <table:table-cell office:value-type="float" office:value="0.958524152106886" calcext:value-type="float">
            <text:p>0.958524152106886</text:p>
          </table:table-cell>
          <table:table-cell office:value-type="float" office:value="0.0110242685005525" calcext:value-type="float">
            <text:p>0.0110242685005525</text:p>
          </table:table-cell>
          <table:table-cell office:value-type="float" office:value="0.960238437821172" calcext:value-type="float">
            <text:p>0.960238437821172</text:p>
          </table:table-cell>
          <table:table-cell office:value-type="float" office:value="0.0072438971609446" calcext:value-type="float">
            <text:p>0.0072438971609446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23506883978198" calcext:value-type="float">
            <text:p>0.0123506883978198</text:p>
          </table:table-cell>
          <table:table-cell office:value-type="float" office:value="0.958515930113052" calcext:value-type="float">
            <text:p>0.958515930113052</text:p>
          </table:table-cell>
          <table:table-cell office:value-type="float" office:value="0.0110288007529175" calcext:value-type="float">
            <text:p>0.0110288007529175</text:p>
          </table:table-cell>
          <table:table-cell office:value-type="float" office:value="0.959662898252826" calcext:value-type="float">
            <text:p>0.959662898252826</text:p>
          </table:table-cell>
          <table:table-cell office:value-type="float" office:value="0.0101307400696846" calcext:value-type="float">
            <text:p>0.0101307400696846</text:p>
          </table:table-cell>
          <table:table-cell office:value-type="float" office:value="0.957658787255909" calcext:value-type="float">
            <text:p>0.957658787255909</text:p>
          </table:table-cell>
          <table:table-cell office:value-type="float" office:value="0.00901868984740136" calcext:value-type="float">
            <text:p>0.00901868984740136</text:p>
          </table:table-cell>
          <table:table-cell office:value-type="float" office:value="0.956787255909558" calcext:value-type="float">
            <text:p>0.956787255909558</text:p>
          </table:table-cell>
          <table:table-cell office:value-type="float" office:value="0.00783835048155066" calcext:value-type="float">
            <text:p>0.00783835048155066</text:p>
          </table:table-cell>
          <table:table-cell office:value-type="float" office:value="0.957375128468654" calcext:value-type="float">
            <text:p>0.957375128468654</text:p>
          </table:table-cell>
          <table:table-cell office:value-type="float" office:value="0.00918004717319586" calcext:value-type="float">
            <text:p>0.00918004717319586</text:p>
          </table:table-cell>
          <table:table-cell office:value-type="float" office:value="0.957950668036999" calcext:value-type="float">
            <text:p>0.957950668036999</text:p>
          </table:table-cell>
          <table:table-cell office:value-type="float" office:value="0.00839906588906462" calcext:value-type="float">
            <text:p>0.00839906588906462</text:p>
          </table:table-cell>
          <table:table-cell office:value-type="float" office:value="0.958515930113052" calcext:value-type="float">
            <text:p>0.958515930113052</text:p>
          </table:table-cell>
          <table:table-cell office:value-type="float" office:value="0.0116772675785974" calcext:value-type="float">
            <text:p>0.0116772675785974</text:p>
          </table:table-cell>
          <table:table-cell office:value-type="float" office:value="0.95967112024666" calcext:value-type="float">
            <text:p>0.95967112024666</text:p>
          </table:table-cell>
          <table:table-cell office:value-type="float" office:value="0.0120407590438487" calcext:value-type="float">
            <text:p>0.01204075904384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51529155467619" calcext:value-type="float">
            <text:p>0.0151529155467619</text:p>
          </table:table-cell>
          <table:table-cell office:value-type="float" office:value="0.949928057553957" calcext:value-type="float">
            <text:p>0.949928057553957</text:p>
          </table:table-cell>
          <table:table-cell office:value-type="float" office:value="0.0133640303482572" calcext:value-type="float">
            <text:p>0.0133640303482572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39009304695752" calcext:value-type="float">
            <text:p>0.0139009304695752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17225418945458" calcext:value-type="float">
            <text:p>0.017225418945458</text:p>
          </table:table-cell>
          <table:table-cell office:value-type="float" office:value="0.9527852004111" calcext:value-type="float">
            <text:p>0.9527852004111</text:p>
          </table:table-cell>
          <table:table-cell office:value-type="float" office:value="0.0119748443016788" calcext:value-type="float">
            <text:p>0.0119748443016788</text:p>
          </table:table-cell>
          <table:table-cell office:value-type="float" office:value="0.947091469681398" calcext:value-type="float">
            <text:p>0.947091469681398</text:p>
          </table:table-cell>
          <table:table-cell office:value-type="float" office:value="0.0147376605565871" calcext:value-type="float">
            <text:p>0.0147376605565871</text:p>
          </table:table-cell>
          <table:table-cell office:value-type="float" office:value="0.954244604316547" calcext:value-type="float">
            <text:p>0.954244604316547</text:p>
          </table:table-cell>
          <table:table-cell office:value-type="float" office:value="0.0147524353727918" calcext:value-type="float">
            <text:p>0.0147524353727918</text:p>
          </table:table-cell>
          <table:table-cell office:value-type="float" office:value="0.955662898252826" calcext:value-type="float">
            <text:p>0.955662898252826</text:p>
          </table:table-cell>
          <table:table-cell office:value-type="float" office:value="0.012734887105507" calcext:value-type="float">
            <text:p>0.012734887105507</text:p>
          </table:table-cell>
          <table:table-cell office:value-type="float" office:value="0.961387461459404" calcext:value-type="float">
            <text:p>0.961387461459404</text:p>
          </table:table-cell>
          <table:table-cell office:value-type="float" office:value="0.011909569420251" calcext:value-type="float">
            <text:p>0.011909569420251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105538136652613" calcext:value-type="float">
            <text:p>0.0105538136652613</text:p>
          </table:table-cell>
          <table:table-cell office:value-type="float" office:value="0.952816032887975" calcext:value-type="float">
            <text:p>0.952816032887975</text:p>
          </table:table-cell>
          <table:table-cell office:value-type="float" office:value="0.0155883845279611" calcext:value-type="float">
            <text:p>0.0155883845279611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062884690784088" calcext:value-type="float">
            <text:p>0.0062884690784088</text:p>
          </table:table-cell>
          <table:table-cell office:value-type="float" office:value="0.954213771839671" calcext:value-type="float">
            <text:p>0.954213771839671</text:p>
          </table:table-cell>
          <table:table-cell office:value-type="float" office:value="0.0064508152221418" calcext:value-type="float">
            <text:p>0.006450815222141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" calcext:value-type="float">
            <text:p>0.008118194349083</text:p>
          </table:table-cell>
          <table:table-cell office:value-type="float" office:value="0.947070914696814" calcext:value-type="float">
            <text:p>0.947070914696814</text:p>
          </table:table-cell>
          <table:table-cell office:value-type="float" office:value="0.0038494319596661" calcext:value-type="float">
            <text:p>0.0038494319596661</text:p>
          </table:table-cell>
          <table:table-cell office:value-type="float" office:value="0.952805755395683" calcext:value-type="float">
            <text:p>0.952805755395683</text:p>
          </table:table-cell>
          <table:table-cell office:value-type="float" office:value="0.0107653113725025" calcext:value-type="float">
            <text:p>0.0107653113725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3329178470073" calcext:value-type="float">
            <text:p>0.01332917847007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1377183967112" calcext:value-type="float">
            <text:p>0.951377183967112</text:p>
          </table:table-cell>
          <table:table-cell office:value-type="float" office:value="0.0145824270205294" calcext:value-type="float">
            <text:p>0.0145824270205294</text:p>
          </table:table-cell>
          <table:table-cell office:value-type="float" office:value="0.958520041109969" calcext:value-type="float">
            <text:p>0.958520041109969</text:p>
          </table:table-cell>
          <table:table-cell office:value-type="float" office:value="0.0092743620072353" calcext:value-type="float">
            <text:p>0.009274362007235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9938335046249" calcext:value-type="float">
            <text:p>0.959938335046249</text:p>
          </table:table-cell>
          <table:table-cell office:value-type="float" office:value="0.008172270639193" calcext:value-type="float">
            <text:p>0.0081722706391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086963315461479" calcext:value-type="float">
            <text:p>0.0086963315461479</text:p>
          </table:table-cell>
          <table:table-cell office:value-type="float" office:value="0.95136690647482" calcext:value-type="float">
            <text:p>0.95136690647482</text:p>
          </table:table-cell>
          <table:table-cell office:value-type="float" office:value="0.0092667566494121" calcext:value-type="float">
            <text:p>0.009266756649412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54930682299419" calcext:value-type="float">
            <text:p>0.01549306822994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34326824255" calcext:value-type="float">
            <text:p>0.954234326824255</text:p>
          </table:table-cell>
          <table:table-cell office:value-type="float" office:value="0.0118989772533875" calcext:value-type="float">
            <text:p>0.011898977253387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01024664888895" calcext:value-type="float">
            <text:p>0.01010246648888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50526445465952" calcext:value-type="float">
            <text:p>0.0050526445465952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49938335046249" calcext:value-type="float">
            <text:p>0.949938335046249</text:p>
          </table:table-cell>
          <table:table-cell office:value-type="float" office:value="0.0100478191300759" calcext:value-type="float">
            <text:p>0.010047819130075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78117392846178" calcext:value-type="float">
            <text:p>0.007811739284617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29593941145415" calcext:value-type="float">
            <text:p>0.0129593941145415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09302337057561" calcext:value-type="float">
            <text:p>0.00930233705756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5642343268243" calcext:value-type="float">
            <text:p>0.955642343268243</text:p>
          </table:table-cell>
          <table:table-cell office:value-type="float" office:value="0.0137778495423263" calcext:value-type="float">
            <text:p>0.0137778495423263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12946904889319" calcext:value-type="float">
            <text:p>0.0112946904889319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373223547202" calcext:value-type="float">
            <text:p>0.01373223547202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081181943490831" calcext:value-type="float">
            <text:p>0.0081181943490831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728336748906" calcext:value-type="float">
            <text:p>0.011728336748906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087492642592108" calcext:value-type="float">
            <text:p>0.0087492642592108</text:p>
          </table:table-cell>
          <table:table-cell office:value-type="float" office:value="0.954224049331963" calcext:value-type="float">
            <text:p>0.954224049331963</text:p>
          </table:table-cell>
          <table:table-cell office:value-type="float" office:value="0.0108132089433595" calcext:value-type="float">
            <text:p>0.0108132089433595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27696549278894" calcext:value-type="float">
            <text:p>0.0127696549278894</text:p>
          </table:table-cell>
          <table:table-cell office:value-type="float" office:value="0.952795477903392" calcext:value-type="float">
            <text:p>0.952795477903392</text:p>
          </table:table-cell>
          <table:table-cell office:value-type="float" office:value="0.0108030206736387" calcext:value-type="float">
            <text:p>0.0108030206736387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81192189106" calcext:value-type="float">
            <text:p>0.957081192189106</text:p>
          </table:table-cell>
          <table:table-cell office:value-type="float" office:value="0.0133637734717419" calcext:value-type="float">
            <text:p>0.0133637734717419</text:p>
          </table:table-cell>
          <table:table-cell office:value-type="float" office:value="0.958509763617677" calcext:value-type="float">
            <text:p>0.958509763617677</text:p>
          </table:table-cell>
          <table:table-cell office:value-type="float" office:value="0.0106058541744393" calcext:value-type="float">
            <text:p>0.0106058541744393</text:p>
          </table:table-cell>
          <table:table-cell office:value-type="float" office:value="0.957091469681398" calcext:value-type="float">
            <text:p>0.957091469681398</text:p>
          </table:table-cell>
          <table:table-cell office:value-type="float" office:value="0.0123351852278523" calcext:value-type="float">
            <text:p>0.01233518522785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52620760534" calcext:value-type="float">
            <text:p>0.955652620760534</text:p>
          </table:table-cell>
          <table:table-cell office:value-type="float" office:value="0.0114469074545102" calcext:value-type="float">
            <text:p>0.0114469074545102</text:p>
          </table:table-cell>
          <table:table-cell office:value-type="float" office:value="0.954221993833504" calcext:value-type="float">
            <text:p>0.954221993833504</text:p>
          </table:table-cell>
          <table:table-cell office:value-type="float" office:value="0.0108193756017052" calcext:value-type="float">
            <text:p>0.0108193756017052</text:p>
          </table:table-cell>
          <table:table-cell office:value-type="float" office:value="0.954511819116136" calcext:value-type="float">
            <text:p>0.954511819116136</text:p>
          </table:table-cell>
          <table:table-cell office:value-type="float" office:value="0.0129449518399697" calcext:value-type="float">
            <text:p>0.0129449518399697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15700024264703" calcext:value-type="float">
            <text:p>0.0115700024264703</text:p>
          </table:table-cell>
          <table:table-cell office:value-type="float" office:value="0.95593627954779" calcext:value-type="float">
            <text:p>0.95593627954779</text:p>
          </table:table-cell>
          <table:table-cell office:value-type="float" office:value="0.0101784871875798" calcext:value-type="float">
            <text:p>0.0101784871875798</text:p>
          </table:table-cell>
          <table:table-cell office:value-type="float" office:value="0.953089414182939" calcext:value-type="float">
            <text:p>0.953089414182939</text:p>
          </table:table-cell>
          <table:table-cell office:value-type="float" office:value="0.0130565173614525" calcext:value-type="float">
            <text:p>0.0130565173614525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15424255480331" calcext:value-type="float">
            <text:p>0.0115424255480331</text:p>
          </table:table-cell>
          <table:table-cell office:value-type="float" office:value="0.957083247687564" calcext:value-type="float">
            <text:p>0.957083247687564</text:p>
          </table:table-cell>
          <table:table-cell office:value-type="float" office:value="0.0103996393542315" calcext:value-type="float">
            <text:p>0.0103996393542315</text:p>
          </table:table-cell>
          <table:table-cell office:value-type="float" office:value="0.95822816032888" calcext:value-type="float">
            <text:p>0.95822816032888</text:p>
          </table:table-cell>
          <table:table-cell office:value-type="float" office:value="0.00986174106535432" calcext:value-type="float">
            <text:p>0.00986174106535432</text:p>
          </table:table-cell>
          <table:table-cell office:value-type="float" office:value="0.954795477903392" calcext:value-type="float">
            <text:p>0.954795477903392</text:p>
          </table:table-cell>
          <table:table-cell office:value-type="float" office:value="0.00845710412903414" calcext:value-type="float">
            <text:p>0.00845710412903414</text:p>
          </table:table-cell>
          <table:table-cell office:value-type="float" office:value="0.95565878725591" calcext:value-type="float">
            <text:p>0.95565878725591</text:p>
          </table:table-cell>
          <table:table-cell office:value-type="float" office:value="0.0126375598803259" calcext:value-type="float">
            <text:p>0.0126375598803259</text:p>
          </table:table-cell>
          <table:table-cell office:value-type="float" office:value="0.952226104830421" calcext:value-type="float">
            <text:p>0.952226104830421</text:p>
          </table:table-cell>
          <table:table-cell office:value-type="float" office:value="0.00944181724103484" calcext:value-type="float">
            <text:p>0.00944181724103484</text:p>
          </table:table-cell>
          <table:table-cell office:value-type="float" office:value="0.956793422404933" calcext:value-type="float">
            <text:p>0.956793422404933</text:p>
          </table:table-cell>
          <table:table-cell office:value-type="float" office:value="0.0107591903941303" calcext:value-type="float">
            <text:p>0.0107591903941303</text:p>
          </table:table-cell>
          <table:table-cell office:value-type="float" office:value="0.956507708119219" calcext:value-type="float">
            <text:p>0.956507708119219</text:p>
          </table:table-cell>
          <table:table-cell office:value-type="float" office:value="0.012823331812967" calcext:value-type="float">
            <text:p>0.012823331812967</text:p>
          </table:table-cell>
          <table:table-cell office:value-type="float" office:value="0.954793422404933" calcext:value-type="float">
            <text:p>0.954793422404933</text:p>
          </table:table-cell>
          <table:table-cell office:value-type="float" office:value="0.008548925285368" calcext:value-type="float">
            <text:p>0.008548925285368</text:p>
          </table:table-cell>
          <table:table-cell office:value-type="float" office:value="0.955944501541624" calcext:value-type="float">
            <text:p>0.955944501541624</text:p>
          </table:table-cell>
          <table:table-cell office:value-type="float" office:value="0.012105558409771" calcext:value-type="float">
            <text:p>0.0121055584097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66870384517443" calcext:value-type="float">
            <text:p>0.766870384517443</text:p>
          </table:table-cell>
          <table:table-cell office:value-type="float" office:value="0.0390119767346759" calcext:value-type="float">
            <text:p>0.0390119767346759</text:p>
          </table:table-cell>
          <table:table-cell office:value-type="float" office:value="0.734351922587217" calcext:value-type="float">
            <text:p>0.734351922587217</text:p>
          </table:table-cell>
          <table:table-cell office:value-type="float" office:value="0.0268143439712006" calcext:value-type="float">
            <text:p>0.0268143439712006</text:p>
          </table:table-cell>
          <table:table-cell office:value-type="float" office:value="0.751209574738987" calcext:value-type="float">
            <text:p>0.751209574738987</text:p>
          </table:table-cell>
          <table:table-cell office:value-type="float" office:value="0.0478374010816473" calcext:value-type="float">
            <text:p>0.0478374010816473</text:p>
          </table:table-cell>
          <table:table-cell office:value-type="float" office:value="0.739521263050675" calcext:value-type="float">
            <text:p>0.739521263050675</text:p>
          </table:table-cell>
          <table:table-cell office:value-type="float" office:value="0.0371052244389765" calcext:value-type="float">
            <text:p>0.0371052244389765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0353060906075" calcext:value-type="float">
            <text:p>0.0300353060906075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28842725755584" calcext:value-type="float">
            <text:p>0.028842725755584</text:p>
          </table:table-cell>
          <table:table-cell office:value-type="float" office:value="0.748646125116713" calcext:value-type="float">
            <text:p>0.748646125116713</text:p>
          </table:table-cell>
          <table:table-cell office:value-type="float" office:value="0.0298443048207986" calcext:value-type="float">
            <text:p>0.0298443048207986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68698596386379" calcext:value-type="float">
            <text:p>0.0368698596386379</text:p>
          </table:table-cell>
          <table:table-cell office:value-type="float" office:value="0.755182072829132" calcext:value-type="float">
            <text:p>0.755182072829132</text:p>
          </table:table-cell>
          <table:table-cell office:value-type="float" office:value="0.0191342741809415" calcext:value-type="float">
            <text:p>0.0191342741809415</text:p>
          </table:table-cell>
          <table:table-cell office:value-type="float" office:value="0.762965792377557" calcext:value-type="float">
            <text:p>0.762965792377557</text:p>
          </table:table-cell>
          <table:table-cell office:value-type="float" office:value="0.0433955289117752" calcext:value-type="float">
            <text:p>0.0433955289117752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299767830317997" calcext:value-type="float">
            <text:p>0.0299767830317997</text:p>
          </table:table-cell>
          <table:table-cell office:value-type="float" office:value="0.75388337153043" calcext:value-type="float">
            <text:p>0.75388337153043</text:p>
          </table:table-cell>
          <table:table-cell office:value-type="float" office:value="0.0259999320182526" calcext:value-type="float">
            <text:p>0.0259999320182526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162739136945408" calcext:value-type="float">
            <text:p>0.0162739136945408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22442334622214" calcext:value-type="float">
            <text:p>0.042244233462221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402568932955332" calcext:value-type="float">
            <text:p>0.0402568932955332</text:p>
          </table:table-cell>
          <table:table-cell office:value-type="float" office:value="0.748595195654019" calcext:value-type="float">
            <text:p>0.748595195654019</text:p>
          </table:table-cell>
          <table:table-cell office:value-type="float" office:value="0.0450146361537629" calcext:value-type="float">
            <text:p>0.04501463615376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61633138103726" calcext:value-type="float">
            <text:p>0.761633138103726</text:p>
          </table:table-cell>
          <table:table-cell office:value-type="float" office:value="0.0359589673503999" calcext:value-type="float">
            <text:p>0.0359589673503999</text:p>
          </table:table-cell>
          <table:table-cell office:value-type="float" office:value="0.73691537220949" calcext:value-type="float">
            <text:p>0.73691537220949</text:p>
          </table:table-cell>
          <table:table-cell office:value-type="float" office:value="0.0391589466986068" calcext:value-type="float">
            <text:p>0.0391589466986068</text:p>
          </table:table-cell>
          <table:table-cell office:value-type="float" office:value="0.766870384517443" calcext:value-type="float">
            <text:p>0.766870384517443</text:p>
          </table:table-cell>
          <table:table-cell office:value-type="float" office:value="0.0260238224003899" calcext:value-type="float">
            <text:p>0.0260238224003899</text:p>
          </table:table-cell>
          <table:table-cell office:value-type="float" office:value="0.760334436805025" calcext:value-type="float">
            <text:p>0.760334436805025</text:p>
          </table:table-cell>
          <table:table-cell office:value-type="float" office:value="0.0472727930850722" calcext:value-type="float">
            <text:p>0.0472727930850722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34852879481801" calcext:value-type="float">
            <text:p>0.0334852879481801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392244743885584" calcext:value-type="float">
            <text:p>0.0392244743885584</text:p>
          </table:table-cell>
          <table:table-cell office:value-type="float" office:value="0.758993294287412" calcext:value-type="float">
            <text:p>0.758993294287412</text:p>
          </table:table-cell>
          <table:table-cell office:value-type="float" office:value="0.0457154442433809" calcext:value-type="float">
            <text:p>0.0457154442433809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336361266300189" calcext:value-type="float">
            <text:p>0.0336361266300189</text:p>
          </table:table-cell>
          <table:table-cell office:value-type="float" office:value="0.768177574059927" calcext:value-type="float">
            <text:p>0.768177574059927</text:p>
          </table:table-cell>
          <table:table-cell office:value-type="float" office:value="0.0318536036610566" calcext:value-type="float">
            <text:p>0.0318536036610566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82063315851524" calcext:value-type="float">
            <text:p>0.0382063315851524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61720037723816" calcext:value-type="float">
            <text:p>0.0361720037723816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381433073431928" calcext:value-type="float">
            <text:p>0.0381433073431928</text:p>
          </table:table-cell>
          <table:table-cell office:value-type="float" office:value="0.765571683218742" calcext:value-type="float">
            <text:p>0.765571683218742</text:p>
          </table:table-cell>
          <table:table-cell office:value-type="float" office:value="0.0249676788751862" calcext:value-type="float">
            <text:p>0.0249676788751862</text:p>
          </table:table-cell>
          <table:table-cell office:value-type="float" office:value="0.751201086495204" calcext:value-type="float">
            <text:p>0.751201086495204</text:p>
          </table:table-cell>
          <table:table-cell office:value-type="float" office:value="0.0492188091086706" calcext:value-type="float">
            <text:p>0.0492188091086706</text:p>
          </table:table-cell>
          <table:table-cell office:value-type="float" office:value="0.766861896273661" calcext:value-type="float">
            <text:p>0.766861896273661</text:p>
          </table:table-cell>
          <table:table-cell office:value-type="float" office:value="0.0280628162564536" calcext:value-type="float">
            <text:p>0.0280628162564536</text:p>
          </table:table-cell>
          <table:table-cell office:value-type="float" office:value="0.769442322383499" calcext:value-type="float">
            <text:p>0.769442322383499</text:p>
          </table:table-cell>
          <table:table-cell office:value-type="float" office:value="0.0403813935392616" calcext:value-type="float">
            <text:p>0.04038139353926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69467787114846" calcext:value-type="float">
            <text:p>0.769467787114846</text:p>
          </table:table-cell>
          <table:table-cell office:value-type="float" office:value="0.0313724789731456" calcext:value-type="float">
            <text:p>0.0313724789731456</text:p>
          </table:table-cell>
          <table:table-cell office:value-type="float" office:value="0.744741532976827" calcext:value-type="float">
            <text:p>0.744741532976827</text:p>
          </table:table-cell>
          <table:table-cell office:value-type="float" office:value="0.0311402679239872" calcext:value-type="float">
            <text:p>0.0311402679239872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14719252417973" calcext:value-type="float">
            <text:p>0.0314719252417973</text:p>
          </table:table-cell>
          <table:table-cell office:value-type="float" office:value="0.760334436805025" calcext:value-type="float">
            <text:p>0.760334436805025</text:p>
          </table:table-cell>
          <table:table-cell office:value-type="float" office:value="0.0343595154438152" calcext:value-type="float">
            <text:p>0.0343595154438152</text:p>
          </table:table-cell>
          <table:table-cell office:value-type="float" office:value="0.755122655122655" calcext:value-type="float">
            <text:p>0.755122655122655</text:p>
          </table:table-cell>
          <table:table-cell office:value-type="float" office:value="0.0335444128695365" calcext:value-type="float">
            <text:p>0.0335444128695365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41683255913851" calcext:value-type="float">
            <text:p>0.041683255913851</text:p>
          </table:table-cell>
          <table:table-cell office:value-type="float" office:value="0.761633138103726" calcext:value-type="float">
            <text:p>0.761633138103726</text:p>
          </table:table-cell>
          <table:table-cell office:value-type="float" office:value="0.0328971001761716" calcext:value-type="float">
            <text:p>0.0328971001761716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73522344165074" calcext:value-type="float">
            <text:p>0.0373522344165074</text:p>
          </table:table-cell>
          <table:table-cell office:value-type="float" office:value="0.76556319497496" calcext:value-type="float">
            <text:p>0.76556319497496</text:p>
          </table:table-cell>
          <table:table-cell office:value-type="float" office:value="0.0286291802889113" calcext:value-type="float">
            <text:p>0.028629180288911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07585044332764" calcext:value-type="float">
            <text:p>0.0307585044332764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410841148881181" calcext:value-type="float">
            <text:p>0.0410841148881181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02092887503902" calcext:value-type="float">
            <text:p>0.0302092887503902</text:p>
          </table:table-cell>
          <table:table-cell office:value-type="float" office:value="0.764230540701129" calcext:value-type="float">
            <text:p>0.764230540701129</text:p>
          </table:table-cell>
          <table:table-cell office:value-type="float" office:value="0.0379748767977941" calcext:value-type="float">
            <text:p>0.0379748767977941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499247118343138" calcext:value-type="float">
            <text:p>0.0499247118343138</text:p>
          </table:table-cell>
          <table:table-cell office:value-type="float" office:value="0.768160597572362" calcext:value-type="float">
            <text:p>0.768160597572362</text:p>
          </table:table-cell>
          <table:table-cell office:value-type="float" office:value="0.0320371554671794" calcext:value-type="float">
            <text:p>0.0320371554671794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382155592047882" calcext:value-type="float">
            <text:p>0.03821555920478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65554706731177" calcext:value-type="float">
            <text:p>0.765554706731177</text:p>
          </table:table-cell>
          <table:table-cell office:value-type="float" office:value="0.0301738412045405" calcext:value-type="float">
            <text:p>0.0301738412045405</text:p>
          </table:table-cell>
          <table:table-cell office:value-type="float" office:value="0.740836940836941" calcext:value-type="float">
            <text:p>0.740836940836941</text:p>
          </table:table-cell>
          <table:table-cell office:value-type="float" office:value="0.0352615352494125" calcext:value-type="float">
            <text:p>0.0352615352494125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64513275312085" calcext:value-type="float">
            <text:p>0.0264513275312085</text:p>
          </table:table-cell>
          <table:table-cell office:value-type="float" office:value="0.768143621084797" calcext:value-type="float">
            <text:p>0.768143621084797</text:p>
          </table:table-cell>
          <table:table-cell office:value-type="float" office:value="0.0353402604272237" calcext:value-type="float">
            <text:p>0.0353402604272237</text:p>
          </table:table-cell>
          <table:table-cell office:value-type="float" office:value="0.76552924199983" calcext:value-type="float">
            <text:p>0.76552924199983</text:p>
          </table:table-cell>
          <table:table-cell office:value-type="float" office:value="0.0373111374055976" calcext:value-type="float">
            <text:p>0.037311137405597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298062628752605" calcext:value-type="float">
            <text:p>0.0298062628752605</text:p>
          </table:table-cell>
          <table:table-cell office:value-type="float" office:value="0.760325948561243" calcext:value-type="float">
            <text:p>0.760325948561243</text:p>
          </table:table-cell>
          <table:table-cell office:value-type="float" office:value="0.0338512210298745" calcext:value-type="float">
            <text:p>0.0338512210298745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99014658232866" calcext:value-type="float">
            <text:p>0.0399014658232866</text:p>
          </table:table-cell>
          <table:table-cell office:value-type="float" office:value="0.764247517188694" calcext:value-type="float">
            <text:p>0.764247517188694</text:p>
          </table:table-cell>
          <table:table-cell office:value-type="float" office:value="0.029310115957801" calcext:value-type="float">
            <text:p>0.029310115957801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409423533891982" calcext:value-type="float">
            <text:p>0.0409423533891982</text:p>
          </table:table-cell>
          <table:table-cell office:value-type="float" office:value="0.759018759018759" calcext:value-type="float">
            <text:p>0.759018759018759</text:p>
          </table:table-cell>
          <table:table-cell office:value-type="float" office:value="0.0405792543485326" calcext:value-type="float">
            <text:p>0.040579254348532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56549427685027" calcext:value-type="float">
            <text:p>0.0256549427685027</text:p>
          </table:table-cell>
          <table:table-cell office:value-type="float" office:value="0.764230540701129" calcext:value-type="float">
            <text:p>0.764230540701129</text:p>
          </table:table-cell>
          <table:table-cell office:value-type="float" office:value="0.0362711233361198" calcext:value-type="float">
            <text:p>0.0362711233361198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97698113488017" calcext:value-type="float">
            <text:p>0.0397698113488017</text:p>
          </table:table-cell>
          <table:table-cell office:value-type="float" office:value="0.766870384517443" calcext:value-type="float">
            <text:p>0.766870384517443</text:p>
          </table:table-cell>
          <table:table-cell office:value-type="float" office:value="0.0264048513304114" calcext:value-type="float">
            <text:p>0.026404851330411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37007052460441" calcext:value-type="float">
            <text:p>0.04370070524604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69467787114846" calcext:value-type="float">
            <text:p>0.769467787114846</text:p>
          </table:table-cell>
          <table:table-cell office:value-type="float" office:value="0.0330097940522732" calcext:value-type="float">
            <text:p>0.0330097940522732</text:p>
          </table:table-cell>
          <table:table-cell office:value-type="float" office:value="0.74867158984806" calcext:value-type="float">
            <text:p>0.74867158984806</text:p>
          </table:table-cell>
          <table:table-cell office:value-type="float" office:value="0.0362972107638718" calcext:value-type="float">
            <text:p>0.0362972107638718</text:p>
          </table:table-cell>
          <table:table-cell office:value-type="float" office:value="0.762948815889992" calcext:value-type="float">
            <text:p>0.762948815889992</text:p>
          </table:table-cell>
          <table:table-cell office:value-type="float" office:value="0.0297010096719058" calcext:value-type="float">
            <text:p>0.0297010096719058</text:p>
          </table:table-cell>
          <table:table-cell office:value-type="float" office:value="0.770758000169765" calcext:value-type="float">
            <text:p>0.770758000169765</text:p>
          </table:table-cell>
          <table:table-cell office:value-type="float" office:value="0.0383308779666764" calcext:value-type="float">
            <text:p>0.0383308779666764</text:p>
          </table:table-cell>
          <table:table-cell office:value-type="float" office:value="0.762931839402428" calcext:value-type="float">
            <text:p>0.762931839402428</text:p>
          </table:table-cell>
          <table:table-cell office:value-type="float" office:value="0.0377071827241801" calcext:value-type="float">
            <text:p>0.037707182724180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298062628752605" calcext:value-type="float">
            <text:p>0.0298062628752605</text:p>
          </table:table-cell>
          <table:table-cell office:value-type="float" office:value="0.761616161616162" calcext:value-type="float">
            <text:p>0.761616161616162</text:p>
          </table:table-cell>
          <table:table-cell office:value-type="float" office:value="0.0372818195411588" calcext:value-type="float">
            <text:p>0.0372818195411588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65869770279797" calcext:value-type="float">
            <text:p>0.0365869770279797</text:p>
          </table:table-cell>
          <table:table-cell office:value-type="float" office:value="0.769459298871064" calcext:value-type="float">
            <text:p>0.769459298871064</text:p>
          </table:table-cell>
          <table:table-cell office:value-type="float" office:value="0.0293239493164732" calcext:value-type="float">
            <text:p>0.0293239493164732</text:p>
          </table:table-cell>
          <table:table-cell office:value-type="float" office:value="0.748620660385366" calcext:value-type="float">
            <text:p>0.748620660385366</text:p>
          </table:table-cell>
          <table:table-cell office:value-type="float" office:value="0.039007832586599" calcext:value-type="float">
            <text:p>0.039007832586599</text:p>
          </table:table-cell>
          <table:table-cell office:value-type="float" office:value="0.755131143366438" calcext:value-type="float">
            <text:p>0.755131143366438</text:p>
          </table:table-cell>
          <table:table-cell office:value-type="float" office:value="0.0373232649452509" calcext:value-type="float">
            <text:p>0.0373232649452509</text:p>
          </table:table-cell>
          <table:table-cell office:value-type="float" office:value="0.761624649859944" calcext:value-type="float">
            <text:p>0.761624649859944</text:p>
          </table:table-cell>
          <table:table-cell office:value-type="float" office:value="0.0366207052256983" calcext:value-type="float">
            <text:p>0.0366207052256983</text:p>
          </table:table-cell>
          <table:table-cell office:value-type="float" office:value="0.764247517188694" calcext:value-type="float">
            <text:p>0.764247517188694</text:p>
          </table:table-cell>
          <table:table-cell office:value-type="float" office:value="0.0289673273880358" calcext:value-type="float">
            <text:p>0.0289673273880358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478261036256222" calcext:value-type="float">
            <text:p>0.0478261036256222</text:p>
          </table:table-cell>
          <table:table-cell office:value-type="float" office:value="0.76815210932858" calcext:value-type="float">
            <text:p>0.76815210932858</text:p>
          </table:table-cell>
          <table:table-cell office:value-type="float" office:value="0.0307859252372565" calcext:value-type="float">
            <text:p>0.0307859252372565</text:p>
          </table:table-cell>
          <table:table-cell office:value-type="float" office:value="0.761658602835073" calcext:value-type="float">
            <text:p>0.761658602835073</text:p>
          </table:table-cell>
          <table:table-cell office:value-type="float" office:value="0.0329417466355645" calcext:value-type="float">
            <text:p>0.0329417466355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766598760716408" calcext:value-type="float">
            <text:p>0.766598760716408</text:p>
          </table:table-cell>
          <table:table-cell office:value-type="float" office:value="0.033905411663007" calcext:value-type="float">
            <text:p>0.033905411663007</text:p>
          </table:table-cell>
          <table:table-cell office:value-type="float" office:value="0.741103471691707" calcext:value-type="float">
            <text:p>0.741103471691707</text:p>
          </table:table-cell>
          <table:table-cell office:value-type="float" office:value="0.0337344609214158" calcext:value-type="float">
            <text:p>0.0337344609214158</text:p>
          </table:table-cell>
          <table:table-cell office:value-type="float" office:value="0.760349715643833" calcext:value-type="float">
            <text:p>0.760349715643833</text:p>
          </table:table-cell>
          <table:table-cell office:value-type="float" office:value="0.0322970971853898" calcext:value-type="float">
            <text:p>0.0322970971853898</text:p>
          </table:table-cell>
          <table:table-cell office:value-type="float" office:value="0.759818351583057" calcext:value-type="float">
            <text:p>0.759818351583057</text:p>
          </table:table-cell>
          <table:table-cell office:value-type="float" office:value="0.0384817342723528" calcext:value-type="float">
            <text:p>0.0384817342723528</text:p>
          </table:table-cell>
          <table:table-cell office:value-type="float" office:value="0.759030642560054" calcext:value-type="float">
            <text:p>0.759030642560054</text:p>
          </table:table-cell>
          <table:table-cell office:value-type="float" office:value="0.0344166654076204" calcext:value-type="float">
            <text:p>0.0344166654076204</text:p>
          </table:table-cell>
          <table:table-cell office:value-type="float" office:value="0.753868092691622" calcext:value-type="float">
            <text:p>0.753868092691622</text:p>
          </table:table-cell>
          <table:table-cell office:value-type="float" office:value="0.0338725963617029" calcext:value-type="float">
            <text:p>0.0338725963617029</text:p>
          </table:table-cell>
          <table:table-cell office:value-type="float" office:value="0.758242933537051" calcext:value-type="float">
            <text:p>0.758242933537051</text:p>
          </table:table-cell>
          <table:table-cell office:value-type="float" office:value="0.0359179779622769" calcext:value-type="float">
            <text:p>0.0359179779622769</text:p>
          </table:table-cell>
          <table:table-cell office:value-type="float" office:value="0.755934131228249" calcext:value-type="float">
            <text:p>0.755934131228249</text:p>
          </table:table-cell>
          <table:table-cell office:value-type="float" office:value="0.0368693327072861" calcext:value-type="float">
            <text:p>0.0368693327072861</text:p>
          </table:table-cell>
          <table:table-cell office:value-type="float" office:value="0.764525931584755" calcext:value-type="float">
            <text:p>0.764525931584755</text:p>
          </table:table-cell>
          <table:table-cell office:value-type="float" office:value="0.0276502246810367" calcext:value-type="float">
            <text:p>0.0276502246810367</text:p>
          </table:table-cell>
          <table:table-cell office:value-type="float" office:value="0.754621848739496" calcext:value-type="float">
            <text:p>0.754621848739496</text:p>
          </table:table-cell>
          <table:table-cell office:value-type="float" office:value="0.0384621101812002" calcext:value-type="float">
            <text:p>0.0384621101812002</text:p>
          </table:table-cell>
          <table:table-cell office:value-type="float" office:value="0.756171802054155" calcext:value-type="float">
            <text:p>0.756171802054155</text:p>
          </table:table-cell>
          <table:table-cell office:value-type="float" office:value="0.0370270841972166" calcext:value-type="float">
            <text:p>0.0370270841972166</text:p>
          </table:table-cell>
          <table:table-cell office:value-type="float" office:value="0.754626941685765" calcext:value-type="float">
            <text:p>0.754626941685765</text:p>
          </table:table-cell>
          <table:table-cell office:value-type="float" office:value="0.0313256352212073" calcext:value-type="float">
            <text:p>0.0313256352212073</text:p>
          </table:table-cell>
          <table:table-cell office:value-type="float" office:value="0.762172990408285" calcext:value-type="float">
            <text:p>0.762172990408285</text:p>
          </table:table-cell>
          <table:table-cell office:value-type="float" office:value="0.0288909840183353" calcext:value-type="float">
            <text:p>0.0288909840183353</text:p>
          </table:table-cell>
          <table:table-cell office:value-type="float" office:value="0.752000679059503" calcext:value-type="float">
            <text:p>0.752000679059503</text:p>
          </table:table-cell>
          <table:table-cell office:value-type="float" office:value="0.0457967338759259" calcext:value-type="float">
            <text:p>0.0457967338759259</text:p>
          </table:table-cell>
          <table:table-cell office:value-type="float" office:value="0.764775485951957" calcext:value-type="float">
            <text:p>0.764775485951957</text:p>
          </table:table-cell>
          <table:table-cell office:value-type="float" office:value="0.0315095283173668" calcext:value-type="float">
            <text:p>0.0315095283173668</text:p>
          </table:table-cell>
          <table:table-cell office:value-type="float" office:value="0.758519650284356" calcext:value-type="float">
            <text:p>0.758519650284356</text:p>
          </table:table-cell>
          <table:table-cell office:value-type="float" office:value="0.0400508081558843" calcext:value-type="float">
            <text:p>0.0400508081558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4377387318564" calcext:value-type="float">
            <text:p>0.734377387318564</text:p>
          </table:table-cell>
          <table:table-cell office:value-type="float" office:value="0.0350785159879705" calcext:value-type="float">
            <text:p>0.0350785159879705</text:p>
          </table:table-cell>
          <table:table-cell office:value-type="float" office:value="0.73950428656311" calcext:value-type="float">
            <text:p>0.73950428656311</text:p>
          </table:table-cell>
          <table:table-cell office:value-type="float" office:value="0.0361044383543969" calcext:value-type="float">
            <text:p>0.036104438354396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19563834493367" calcext:value-type="float">
            <text:p>0.0319563834493367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47610227577452" calcext:value-type="float">
            <text:p>0.047610227577452</text:p>
          </table:table-cell>
          <table:table-cell office:value-type="float" office:value="0.742076224429166" calcext:value-type="float">
            <text:p>0.742076224429166</text:p>
          </table:table-cell>
          <table:table-cell office:value-type="float" office:value="0.0538649246947209" calcext:value-type="float">
            <text:p>0.0538649246947209</text:p>
          </table:table-cell>
          <table:table-cell office:value-type="float" office:value="0.73569306510483" calcext:value-type="float">
            <text:p>0.73569306510483</text:p>
          </table:table-cell>
          <table:table-cell office:value-type="float" office:value="0.0275784105109626" calcext:value-type="float">
            <text:p>0.0275784105109626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330834351312354" calcext:value-type="float">
            <text:p>0.0330834351312354</text:p>
          </table:table-cell>
          <table:table-cell office:value-type="float" office:value="0.734317969612087" calcext:value-type="float">
            <text:p>0.734317969612087</text:p>
          </table:table-cell>
          <table:table-cell office:value-type="float" office:value="0.0390713202047325" calcext:value-type="float">
            <text:p>0.0390713202047325</text:p>
          </table:table-cell>
          <table:table-cell office:value-type="float" office:value="0.738222561751974" calcext:value-type="float">
            <text:p>0.738222561751974</text:p>
          </table:table-cell>
          <table:table-cell office:value-type="float" office:value="0.0359656089379863" calcext:value-type="float">
            <text:p>0.0359656089379863</text:p>
          </table:table-cell>
          <table:table-cell office:value-type="float" office:value="0.739495798319328" calcext:value-type="float">
            <text:p>0.739495798319328</text:p>
          </table:table-cell>
          <table:table-cell office:value-type="float" office:value="0.046374319906375" calcext:value-type="float">
            <text:p>0.046374319906375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83015200171599" calcext:value-type="float">
            <text:p>0.038301520017159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25648148962713" calcext:value-type="float">
            <text:p>0.025648148962713</text:p>
          </table:table-cell>
          <table:table-cell office:value-type="float" office:value="0.738265002970885" calcext:value-type="float">
            <text:p>0.738265002970885</text:p>
          </table:table-cell>
          <table:table-cell office:value-type="float" office:value="0.0314530811034608" calcext:value-type="float">
            <text:p>0.0314530811034608</text:p>
          </table:table-cell>
          <table:table-cell office:value-type="float" office:value="0.73432645785587" calcext:value-type="float">
            <text:p>0.73432645785587</text:p>
          </table:table-cell>
          <table:table-cell office:value-type="float" office:value="0.0293959659599958" calcext:value-type="float">
            <text:p>0.0293959659599958</text:p>
          </table:table-cell>
          <table:table-cell office:value-type="float" office:value="0.733053221288515" calcext:value-type="float">
            <text:p>0.733053221288515</text:p>
          </table:table-cell>
          <table:table-cell office:value-type="float" office:value="0.0313422640294297" calcext:value-type="float">
            <text:p>0.03134226402942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90445189681822" calcext:value-type="float">
            <text:p>0.0390445189681822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13213751451465" calcext:value-type="float">
            <text:p>0.0313213751451465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7799354198156" calcext:value-type="float">
            <text:p>0.0277799354198156</text:p>
          </table:table-cell>
          <table:table-cell office:value-type="float" office:value="0.751268992445463" calcext:value-type="float">
            <text:p>0.751268992445463</text:p>
          </table:table-cell>
          <table:table-cell office:value-type="float" office:value="0.0295560295027935" calcext:value-type="float">
            <text:p>0.0295560295027935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07730235758282" calcext:value-type="float">
            <text:p>0.0207730235758282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33698574066285" calcext:value-type="float">
            <text:p>0.0333698574066285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399006893625153" calcext:value-type="float">
            <text:p>0.0399006893625153</text:p>
          </table:table-cell>
          <table:table-cell office:value-type="float" office:value="0.742135642135642" calcext:value-type="float">
            <text:p>0.742135642135642</text:p>
          </table:table-cell>
          <table:table-cell office:value-type="float" office:value="0.0235649761056589" calcext:value-type="float">
            <text:p>0.0235649761056589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395558467191473" calcext:value-type="float">
            <text:p>0.0395558467191473</text:p>
          </table:table-cell>
          <table:table-cell office:value-type="float" office:value="0.739546727782022" calcext:value-type="float">
            <text:p>0.739546727782022</text:p>
          </table:table-cell>
          <table:table-cell office:value-type="float" office:value="0.0477489686077349" calcext:value-type="float">
            <text:p>0.0477489686077349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287823348664881" calcext:value-type="float">
            <text:p>0.0287823348664881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35108915611919" calcext:value-type="float">
            <text:p>0.0235108915611919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176015560045746" calcext:value-type="float">
            <text:p>0.0176015560045746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66033307687168" calcext:value-type="float">
            <text:p>0.0366033307687168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23890749841271" calcext:value-type="float">
            <text:p>0.023890749841271</text:p>
          </table:table-cell>
          <table:table-cell office:value-type="float" office:value="0.743417366946779" calcext:value-type="float">
            <text:p>0.743417366946779</text:p>
          </table:table-cell>
          <table:table-cell office:value-type="float" office:value="0.045912156572827" calcext:value-type="float">
            <text:p>0.0459121565728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308832067552423" calcext:value-type="float">
            <text:p>0.0308832067552423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299764074769194" calcext:value-type="float">
            <text:p>0.0299764074769194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80718598816889" calcext:value-type="float">
            <text:p>0.0380718598816889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317407743869984" calcext:value-type="float">
            <text:p>0.0317407743869984</text:p>
          </table:table-cell>
          <table:table-cell office:value-type="float" office:value="0.761650114591291" calcext:value-type="float">
            <text:p>0.761650114591291</text:p>
          </table:table-cell>
          <table:table-cell office:value-type="float" office:value="0.0320459729883303" calcext:value-type="float">
            <text:p>0.0320459729883303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44353709978288" calcext:value-type="float">
            <text:p>0.0244353709978288</text:p>
          </table:table-cell>
          <table:table-cell office:value-type="float" office:value="0.756421356421356" calcext:value-type="float">
            <text:p>0.756421356421356</text:p>
          </table:table-cell>
          <table:table-cell office:value-type="float" office:value="0.0360109103163901" calcext:value-type="float">
            <text:p>0.0360109103163901</text:p>
          </table:table-cell>
          <table:table-cell office:value-type="float" office:value="0.74212715389186" calcext:value-type="float">
            <text:p>0.74212715389186</text:p>
          </table:table-cell>
          <table:table-cell office:value-type="float" office:value="0.0285117821691666" calcext:value-type="float">
            <text:p>0.0285117821691666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7294538611823" calcext:value-type="float">
            <text:p>0.037294538611823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427757337370515" calcext:value-type="float">
            <text:p>0.0427757337370515</text:p>
          </table:table-cell>
          <table:table-cell office:value-type="float" office:value="0.749953314659197" calcext:value-type="float">
            <text:p>0.749953314659197</text:p>
          </table:table-cell>
          <table:table-cell office:value-type="float" office:value="0.0220631197996083" calcext:value-type="float">
            <text:p>0.0220631197996083</text:p>
          </table:table-cell>
          <table:table-cell office:value-type="float" office:value="0.759027247262541" calcext:value-type="float">
            <text:p>0.759027247262541</text:p>
          </table:table-cell>
          <table:table-cell office:value-type="float" office:value="0.0343000468224753" calcext:value-type="float">
            <text:p>0.0343000468224753</text:p>
          </table:table-cell>
          <table:table-cell office:value-type="float" office:value="0.759044223750106" calcext:value-type="float">
            <text:p>0.759044223750106</text:p>
          </table:table-cell>
          <table:table-cell office:value-type="float" office:value="0.0252274510858995" calcext:value-type="float">
            <text:p>0.0252274510858995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42101689160513" calcext:value-type="float">
            <text:p>0.742101689160513</text:p>
          </table:table-cell>
          <table:table-cell office:value-type="float" office:value="0.0371694661062809" calcext:value-type="float">
            <text:p>0.0371694661062809</text:p>
          </table:table-cell>
          <table:table-cell office:value-type="float" office:value="0.748612172141584" calcext:value-type="float">
            <text:p>0.748612172141584</text:p>
          </table:table-cell>
          <table:table-cell office:value-type="float" office:value="0.0365711996319525" calcext:value-type="float">
            <text:p>0.03657119963195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3832442067736" calcext:value-type="float">
            <text:p>0.753832442067736</text:p>
          </table:table-cell>
          <table:table-cell office:value-type="float" office:value="0.0320637917595217" calcext:value-type="float">
            <text:p>0.0320637917595217</text:p>
          </table:table-cell>
          <table:table-cell office:value-type="float" office:value="0.751218062982769" calcext:value-type="float">
            <text:p>0.751218062982769</text:p>
          </table:table-cell>
          <table:table-cell office:value-type="float" office:value="0.0321931738722816" calcext:value-type="float">
            <text:p>0.0321931738722816</text:p>
          </table:table-cell>
          <table:table-cell office:value-type="float" office:value="0.757754010695187" calcext:value-type="float">
            <text:p>0.757754010695187</text:p>
          </table:table-cell>
          <table:table-cell office:value-type="float" office:value="0.0294694966947681" calcext:value-type="float">
            <text:p>0.0294694966947681</text:p>
          </table:table-cell>
          <table:table-cell office:value-type="float" office:value="0.739529751294457" calcext:value-type="float">
            <text:p>0.739529751294457</text:p>
          </table:table-cell>
          <table:table-cell office:value-type="float" office:value="0.0320580611634138" calcext:value-type="float">
            <text:p>0.0320580611634138</text:p>
          </table:table-cell>
          <table:table-cell office:value-type="float" office:value="0.757720057720058" calcext:value-type="float">
            <text:p>0.757720057720058</text:p>
          </table:table-cell>
          <table:table-cell office:value-type="float" office:value="0.0398687601276646" calcext:value-type="float">
            <text:p>0.0398687601276646</text:p>
          </table:table-cell>
          <table:table-cell office:value-type="float" office:value="0.747355912061794" calcext:value-type="float">
            <text:p>0.747355912061794</text:p>
          </table:table-cell>
          <table:table-cell office:value-type="float" office:value="0.0203665544101144" calcext:value-type="float">
            <text:p>0.0203665544101144</text:p>
          </table:table-cell>
          <table:table-cell office:value-type="float" office:value="0.753815465580171" calcext:value-type="float">
            <text:p>0.753815465580171</text:p>
          </table:table-cell>
          <table:table-cell office:value-type="float" office:value="0.0338567305797697" calcext:value-type="float">
            <text:p>0.0338567305797697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86547319914906" calcext:value-type="float">
            <text:p>0.0286547319914906</text:p>
          </table:table-cell>
          <table:table-cell office:value-type="float" office:value="0.752533740769035" calcext:value-type="float">
            <text:p>0.752533740769035</text:p>
          </table:table-cell>
          <table:table-cell office:value-type="float" office:value="0.0411337898376031" calcext:value-type="float">
            <text:p>0.0411337898376031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397267424450389" calcext:value-type="float">
            <text:p>0.0397267424450389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2219420407324" calcext:value-type="float">
            <text:p>0.0342219420407324</text:p>
          </table:table-cell>
          <table:table-cell office:value-type="float" office:value="0.75772854596384" calcext:value-type="float">
            <text:p>0.75772854596384</text:p>
          </table:table-cell>
          <table:table-cell office:value-type="float" office:value="0.0346903110694429" calcext:value-type="float">
            <text:p>0.0346903110694429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284826273862094" calcext:value-type="float">
            <text:p>0.0284826273862094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1408096900428" calcext:value-type="float">
            <text:p>0.0341408096900428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68887761181317" calcext:value-type="float">
            <text:p>0.0368887761181317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48325558008662" calcext:value-type="float">
            <text:p>0.03483255580086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75982914663638" calcext:value-type="float">
            <text:p>0.0275982914663638</text:p>
          </table:table-cell>
          <table:table-cell office:value-type="float" office:value="0.753823953823954" calcext:value-type="float">
            <text:p>0.753823953823954</text:p>
          </table:table-cell>
          <table:table-cell office:value-type="float" office:value="0.0343790194328686" calcext:value-type="float">
            <text:p>0.0343790194328686</text:p>
          </table:table-cell>
          <table:table-cell office:value-type="float" office:value="0.760359901536372" calcext:value-type="float">
            <text:p>0.760359901536372</text:p>
          </table:table-cell>
          <table:table-cell office:value-type="float" office:value="0.0290860266283449" calcext:value-type="float">
            <text:p>0.0290860266283449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0358675132766519" calcext:value-type="float">
            <text:p>0.0358675132766519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27386291877408" calcext:value-type="float">
            <text:p>0.0327386291877408</text:p>
          </table:table-cell>
          <table:table-cell office:value-type="float" office:value="0.753840930311519" calcext:value-type="float">
            <text:p>0.753840930311519</text:p>
          </table:table-cell>
          <table:table-cell office:value-type="float" office:value="0.026168444738814" calcext:value-type="float">
            <text:p>0.026168444738814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393780644048199" calcext:value-type="float">
            <text:p>0.0393780644048199</text:p>
          </table:table-cell>
          <table:table-cell office:value-type="float" office:value="0.75513963161022" calcext:value-type="float">
            <text:p>0.75513963161022</text:p>
          </table:table-cell>
          <table:table-cell office:value-type="float" office:value="0.0303751450914862" calcext:value-type="float">
            <text:p>0.0303751450914862</text:p>
          </table:table-cell>
          <table:table-cell office:value-type="float" office:value="0.749919361684068" calcext:value-type="float">
            <text:p>0.749919361684068</text:p>
          </table:table-cell>
          <table:table-cell office:value-type="float" office:value="0.0379281409002383" calcext:value-type="float">
            <text:p>0.0379281409002383</text:p>
          </table:table-cell>
          <table:table-cell office:value-type="float" office:value="0.747330447330447" calcext:value-type="float">
            <text:p>0.747330447330447</text:p>
          </table:table-cell>
          <table:table-cell office:value-type="float" office:value="0.0342082490507073" calcext:value-type="float">
            <text:p>0.0342082490507073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293906835239268" calcext:value-type="float">
            <text:p>0.0293906835239268</text:p>
          </table:table-cell>
          <table:table-cell office:value-type="float" office:value="0.756429844665139" calcext:value-type="float">
            <text:p>0.756429844665139</text:p>
          </table:table-cell>
          <table:table-cell office:value-type="float" office:value="0.0341050383755042" calcext:value-type="float">
            <text:p>0.0341050383755042</text:p>
          </table:table-cell>
          <table:table-cell office:value-type="float" office:value="0.7473049825991" calcext:value-type="float">
            <text:p>0.7473049825991</text:p>
          </table:table-cell>
          <table:table-cell office:value-type="float" office:value="0.0368590074660944" calcext:value-type="float">
            <text:p>0.0368590074660944</text:p>
          </table:table-cell>
          <table:table-cell office:value-type="float" office:value="0.757745522451405" calcext:value-type="float">
            <text:p>0.757745522451405</text:p>
          </table:table-cell>
          <table:table-cell office:value-type="float" office:value="0.0398914045199471" calcext:value-type="float">
            <text:p>0.0398914045199471</text:p>
          </table:table-cell>
          <table:table-cell office:value-type="float" office:value="0.759035735506324" calcext:value-type="float">
            <text:p>0.759035735506324</text:p>
          </table:table-cell>
          <table:table-cell office:value-type="float" office:value="0.046028060549526" calcext:value-type="float">
            <text:p>0.046028060549526</text:p>
          </table:table-cell>
          <table:table-cell office:value-type="float" office:value="0.749936338171632" calcext:value-type="float">
            <text:p>0.749936338171632</text:p>
          </table:table-cell>
          <table:table-cell office:value-type="float" office:value="0.0323487432710403" calcext:value-type="float">
            <text:p>0.032348743271040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0727442492148" calcext:value-type="float">
            <text:p>0.750727442492148</text:p>
          </table:table-cell>
          <table:table-cell office:value-type="float" office:value="0.0329336649874561" calcext:value-type="float">
            <text:p>0.0329336649874561</text:p>
          </table:table-cell>
          <table:table-cell office:value-type="float" office:value="0.750445632798574" calcext:value-type="float">
            <text:p>0.750445632798574</text:p>
          </table:table-cell>
          <table:table-cell office:value-type="float" office:value="0.0327948828563226" calcext:value-type="float">
            <text:p>0.0327948828563226</text:p>
          </table:table-cell>
          <table:table-cell office:value-type="float" office:value="0.754884984296749" calcext:value-type="float">
            <text:p>0.754884984296749</text:p>
          </table:table-cell>
          <table:table-cell office:value-type="float" office:value="0.0312727404147908" calcext:value-type="float">
            <text:p>0.0312727404147908</text:p>
          </table:table-cell>
          <table:table-cell office:value-type="float" office:value="0.744471606824548" calcext:value-type="float">
            <text:p>0.744471606824548</text:p>
          </table:table-cell>
          <table:table-cell office:value-type="float" office:value="0.0353665211814619" calcext:value-type="float">
            <text:p>0.0353665211814619</text:p>
          </table:table-cell>
          <table:table-cell office:value-type="float" office:value="0.75383074441898" calcext:value-type="float">
            <text:p>0.75383074441898</text:p>
          </table:table-cell>
          <table:table-cell office:value-type="float" office:value="0.035858262114857" calcext:value-type="float">
            <text:p>0.035858262114857</text:p>
          </table:table-cell>
          <table:table-cell office:value-type="float" office:value="0.748668194550547" calcext:value-type="float">
            <text:p>0.748668194550547</text:p>
          </table:table-cell>
          <table:table-cell office:value-type="float" office:value="0.0263837276128697" calcext:value-type="float">
            <text:p>0.0263837276128697</text:p>
          </table:table-cell>
          <table:table-cell office:value-type="float" office:value="0.756694677871148" calcext:value-type="float">
            <text:p>0.756694677871148</text:p>
          </table:table-cell>
          <table:table-cell office:value-type="float" office:value="0.0364459659589461" calcext:value-type="float">
            <text:p>0.0364459659589461</text:p>
          </table:table-cell>
          <table:table-cell office:value-type="float" office:value="0.745252525252525" calcext:value-type="float">
            <text:p>0.745252525252525</text:p>
          </table:table-cell>
          <table:table-cell office:value-type="float" office:value="0.030035591112507" calcext:value-type="float">
            <text:p>0.030035591112507</text:p>
          </table:table-cell>
          <table:table-cell office:value-type="float" office:value="0.748111365758425" calcext:value-type="float">
            <text:p>0.748111365758425</text:p>
          </table:table-cell>
          <table:table-cell office:value-type="float" office:value="0.0383755850013596" calcext:value-type="float">
            <text:p>0.0383755850013596</text:p>
          </table:table-cell>
          <table:table-cell office:value-type="float" office:value="0.746805873864697" calcext:value-type="float">
            <text:p>0.746805873864697</text:p>
          </table:table-cell>
          <table:table-cell office:value-type="float" office:value="0.0421668027493815" calcext:value-type="float">
            <text:p>0.0421668027493815</text:p>
          </table:table-cell>
          <table:table-cell office:value-type="float" office:value="0.751499872676343" calcext:value-type="float">
            <text:p>0.751499872676343</text:p>
          </table:table-cell>
          <table:table-cell office:value-type="float" office:value="0.0277861702949003" calcext:value-type="float">
            <text:p>0.0277861702949003</text:p>
          </table:table-cell>
          <table:table-cell office:value-type="float" office:value="0.754608267549444" calcext:value-type="float">
            <text:p>0.754608267549444</text:p>
          </table:table-cell>
          <table:table-cell office:value-type="float" office:value="0.0329815615691548" calcext:value-type="float">
            <text:p>0.0329815615691548</text:p>
          </table:table-cell>
          <table:table-cell office:value-type="float" office:value="0.75123673711909" calcext:value-type="float">
            <text:p>0.75123673711909</text:p>
          </table:table-cell>
          <table:table-cell office:value-type="float" office:value="0.0267637581810982" calcext:value-type="float">
            <text:p>0.0267637581810982</text:p>
          </table:table-cell>
          <table:table-cell office:value-type="float" office:value="0.752547321959087" calcext:value-type="float">
            <text:p>0.752547321959087</text:p>
          </table:table-cell>
          <table:table-cell office:value-type="float" office:value="0.0363960061204229" calcext:value-type="float">
            <text:p>0.0363960061204229</text:p>
          </table:table-cell>
          <table:table-cell office:value-type="float" office:value="0.746028350734233" calcext:value-type="float">
            <text:p>0.746028350734233</text:p>
          </table:table-cell>
          <table:table-cell office:value-type="float" office:value="0.0346746037150411" calcext:value-type="float">
            <text:p>0.0346746037150411</text:p>
          </table:table-cell>
          <table:table-cell office:value-type="float" office:value="0.745508870214753" calcext:value-type="float">
            <text:p>0.745508870214753</text:p>
          </table:table-cell>
          <table:table-cell office:value-type="float" office:value="0.0362013838612231" calcext:value-type="float">
            <text:p>0.0362013838612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379455906371106" calcext:value-type="float">
            <text:p>0.0379455906371106</text:p>
          </table:table-cell>
          <table:table-cell office:value-type="float" office:value="0.642040278562018" calcext:value-type="float">
            <text:p>0.642040278562018</text:p>
          </table:table-cell>
          <table:table-cell office:value-type="float" office:value="0.0226919753693528" calcext:value-type="float">
            <text:p>0.0226919753693528</text:p>
          </table:table-cell>
          <table:table-cell office:value-type="float" office:value="0.684603801995106" calcext:value-type="float">
            <text:p>0.684603801995106</text:p>
          </table:table-cell>
          <table:table-cell office:value-type="float" office:value="0.0257200234922569" calcext:value-type="float">
            <text:p>0.0257200234922569</text:p>
          </table:table-cell>
          <table:table-cell office:value-type="float" office:value="0.656811594202898" calcext:value-type="float">
            <text:p>0.656811594202898</text:p>
          </table:table-cell>
          <table:table-cell office:value-type="float" office:value="0.0314596256260061" calcext:value-type="float">
            <text:p>0.0314596256260061</text:p>
          </table:table-cell>
          <table:table-cell office:value-type="float" office:value="0.668085827216262" calcext:value-type="float">
            <text:p>0.668085827216262</text:p>
          </table:table-cell>
          <table:table-cell office:value-type="float" office:value="0.022559746047906" calcext:value-type="float">
            <text:p>0.022559746047906</text:p>
          </table:table-cell>
          <table:table-cell office:value-type="float" office:value="0.663768115942029" calcext:value-type="float">
            <text:p>0.663768115942029</text:p>
          </table:table-cell>
          <table:table-cell office:value-type="float" office:value="0.0159090568116667" calcext:value-type="float">
            <text:p>0.0159090568116667</text:p>
          </table:table-cell>
          <table:table-cell office:value-type="float" office:value="0.675061170713345" calcext:value-type="float">
            <text:p>0.675061170713345</text:p>
          </table:table-cell>
          <table:table-cell office:value-type="float" office:value="0.0161799094080396" calcext:value-type="float">
            <text:p>0.0161799094080396</text:p>
          </table:table-cell>
          <table:table-cell office:value-type="float" office:value="0.647268962921137" calcext:value-type="float">
            <text:p>0.647268962921137</text:p>
          </table:table-cell>
          <table:table-cell office:value-type="float" office:value="0.0264119050505473" calcext:value-type="float">
            <text:p>0.0264119050505473</text:p>
          </table:table-cell>
          <table:table-cell office:value-type="float" office:value="0.676800301148127" calcext:value-type="float">
            <text:p>0.676800301148127</text:p>
          </table:table-cell>
          <table:table-cell office:value-type="float" office:value="0.0205705910881" calcext:value-type="float">
            <text:p>0.0205705910881</text:p>
          </table:table-cell>
          <table:table-cell office:value-type="float" office:value="0.669004329004329" calcext:value-type="float">
            <text:p>0.669004329004329</text:p>
          </table:table-cell>
          <table:table-cell office:value-type="float" office:value="0.0218240795443842" calcext:value-type="float">
            <text:p>0.0218240795443842</text:p>
          </table:table-cell>
          <table:table-cell office:value-type="float" office:value="0.662040278562018" calcext:value-type="float">
            <text:p>0.662040278562018</text:p>
          </table:table-cell>
          <table:table-cell office:value-type="float" office:value="0.0161766215447811" calcext:value-type="float">
            <text:p>0.0161766215447811</text:p>
          </table:table-cell>
          <table:table-cell office:value-type="float" office:value="0.674187841144363" calcext:value-type="float">
            <text:p>0.674187841144363</text:p>
          </table:table-cell>
          <table:table-cell office:value-type="float" office:value="0.0198462858132862" calcext:value-type="float">
            <text:p>0.0198462858132862</text:p>
          </table:table-cell>
          <table:table-cell office:value-type="float" office:value="0.678531902879729" calcext:value-type="float">
            <text:p>0.678531902879729</text:p>
          </table:table-cell>
          <table:table-cell office:value-type="float" office:value="0.0183595255468804" calcext:value-type="float">
            <text:p>0.0183595255468804</text:p>
          </table:table-cell>
          <table:table-cell office:value-type="float" office:value="0.671594202898551" calcext:value-type="float">
            <text:p>0.671594202898551</text:p>
          </table:table-cell>
          <table:table-cell office:value-type="float" office:value="0.0298353670722246" calcext:value-type="float">
            <text:p>0.0298353670722246</text:p>
          </table:table-cell>
          <table:table-cell office:value-type="float" office:value="0.667216261998871" calcext:value-type="float">
            <text:p>0.667216261998871</text:p>
          </table:table-cell>
          <table:table-cell office:value-type="float" office:value="0.0342218132682835" calcext:value-type="float">
            <text:p>0.0342218132682835</text:p>
          </table:table-cell>
          <table:table-cell office:value-type="float" office:value="0.654199134199134" calcext:value-type="float">
            <text:p>0.654199134199134</text:p>
          </table:table-cell>
          <table:table-cell office:value-type="float" office:value="0.0356982355051832" calcext:value-type="float">
            <text:p>0.0356982355051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218067615626556" calcext:value-type="float">
            <text:p>0.0218067615626556</text:p>
          </table:table-cell>
          <table:table-cell office:value-type="float" office:value="0.64463768115942" calcext:value-type="float">
            <text:p>0.64463768115942</text:p>
          </table:table-cell>
          <table:table-cell office:value-type="float" office:value="0.0176728419495871" calcext:value-type="float">
            <text:p>0.0176728419495871</text:p>
          </table:table-cell>
          <table:table-cell office:value-type="float" office:value="0.685473367212498" calcext:value-type="float">
            <text:p>0.685473367212498</text:p>
          </table:table-cell>
          <table:table-cell office:value-type="float" office:value="0.0313420515869309" calcext:value-type="float">
            <text:p>0.0313420515869309</text:p>
          </table:table-cell>
          <table:table-cell office:value-type="float" office:value="0.668989271597967" calcext:value-type="float">
            <text:p>0.668989271597967</text:p>
          </table:table-cell>
          <table:table-cell office:value-type="float" office:value="0.0276416807637209" calcext:value-type="float">
            <text:p>0.0276416807637209</text:p>
          </table:table-cell>
          <table:table-cell office:value-type="float" office:value="0.680286090720873" calcext:value-type="float">
            <text:p>0.680286090720873</text:p>
          </table:table-cell>
          <table:table-cell office:value-type="float" office:value="0.0146972237228227" calcext:value-type="float">
            <text:p>0.0146972237228227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338216631467304" calcext:value-type="float">
            <text:p>0.0338216631467304</text:p>
          </table:table-cell>
          <table:table-cell office:value-type="float" office:value="0.682006399397704" calcext:value-type="float">
            <text:p>0.682006399397704</text:p>
          </table:table-cell>
          <table:table-cell office:value-type="float" office:value="0.0280281350635235" calcext:value-type="float">
            <text:p>0.0280281350635235</text:p>
          </table:table-cell>
          <table:table-cell office:value-type="float" office:value="0.671597967250141" calcext:value-type="float">
            <text:p>0.671597967250141</text:p>
          </table:table-cell>
          <table:table-cell office:value-type="float" office:value="0.023380476063942" calcext:value-type="float">
            <text:p>0.023380476063942</text:p>
          </table:table-cell>
          <table:table-cell office:value-type="float" office:value="0.674184076792773" calcext:value-type="float">
            <text:p>0.674184076792773</text:p>
          </table:table-cell>
          <table:table-cell office:value-type="float" office:value="0.0215149143277508" calcext:value-type="float">
            <text:p>0.0215149143277508</text:p>
          </table:table-cell>
          <table:table-cell office:value-type="float" office:value="0.671601731601732" calcext:value-type="float">
            <text:p>0.671601731601732</text:p>
          </table:table-cell>
          <table:table-cell office:value-type="float" office:value="0.0148985265470907" calcext:value-type="float">
            <text:p>0.0148985265470907</text:p>
          </table:table-cell>
          <table:table-cell office:value-type="float" office:value="0.673322040278562" calcext:value-type="float">
            <text:p>0.673322040278562</text:p>
          </table:table-cell>
          <table:table-cell office:value-type="float" office:value="0.0219178446022311" calcext:value-type="float">
            <text:p>0.0219178446022311</text:p>
          </table:table-cell>
          <table:table-cell office:value-type="float" office:value="0.671579145492189" calcext:value-type="float">
            <text:p>0.671579145492189</text:p>
          </table:table-cell>
          <table:table-cell office:value-type="float" office:value="0.0226883196132692" calcext:value-type="float">
            <text:p>0.0226883196132692</text:p>
          </table:table-cell>
          <table:table-cell office:value-type="float" office:value="0.682002635046113" calcext:value-type="float">
            <text:p>0.682002635046113</text:p>
          </table:table-cell>
          <table:table-cell office:value-type="float" office:value="0.0128266130752517" calcext:value-type="float">
            <text:p>0.0128266130752517</text:p>
          </table:table-cell>
          <table:table-cell office:value-type="float" office:value="0.667235083756823" calcext:value-type="float">
            <text:p>0.667235083756823</text:p>
          </table:table-cell>
          <table:table-cell office:value-type="float" office:value="0.0399046535108764" calcext:value-type="float">
            <text:p>0.0399046535108764</text:p>
          </table:table-cell>
          <table:table-cell office:value-type="float" office:value="0.668104648974214" calcext:value-type="float">
            <text:p>0.668104648974214</text:p>
          </table:table-cell>
          <table:table-cell office:value-type="float" office:value="0.0254282562929202" calcext:value-type="float">
            <text:p>0.0254282562929202</text:p>
          </table:table-cell>
          <table:table-cell office:value-type="float" office:value="0.68549218897045" calcext:value-type="float">
            <text:p>0.68549218897045</text:p>
          </table:table-cell>
          <table:table-cell office:value-type="float" office:value="0.034979110210457" calcext:value-type="float">
            <text:p>0.0349791102104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0281054069396" calcext:value-type="float">
            <text:p>0.030281054069396</text:p>
          </table:table-cell>
          <table:table-cell office:value-type="float" office:value="0.661136834180312" calcext:value-type="float">
            <text:p>0.661136834180312</text:p>
          </table:table-cell>
          <table:table-cell office:value-type="float" office:value="0.0423984724206137" calcext:value-type="float">
            <text:p>0.0423984724206137</text:p>
          </table:table-cell>
          <table:table-cell office:value-type="float" office:value="0.677666102013928" calcext:value-type="float">
            <text:p>0.677666102013928</text:p>
          </table:table-cell>
          <table:table-cell office:value-type="float" office:value="0.0201176049727026" calcext:value-type="float">
            <text:p>0.0201176049727026</text:p>
          </table:table-cell>
          <table:table-cell office:value-type="float" office:value="0.678528138528139" calcext:value-type="float">
            <text:p>0.678528138528139</text:p>
          </table:table-cell>
          <table:table-cell office:value-type="float" office:value="0.0338125414115392" calcext:value-type="float">
            <text:p>0.0338125414115392</text:p>
          </table:table-cell>
          <table:table-cell office:value-type="float" office:value="0.680267268962921" calcext:value-type="float">
            <text:p>0.680267268962921</text:p>
          </table:table-cell>
          <table:table-cell office:value-type="float" office:value="0.0218339068999722" calcext:value-type="float">
            <text:p>0.0218339068999722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40627272275497" calcext:value-type="float">
            <text:p>0.0240627272275497</text:p>
          </table:table-cell>
          <table:table-cell office:value-type="float" office:value="0.674176548089592" calcext:value-type="float">
            <text:p>0.674176548089592</text:p>
          </table:table-cell>
          <table:table-cell office:value-type="float" office:value="0.0229142979734489" calcext:value-type="float">
            <text:p>0.0229142979734489</text:p>
          </table:table-cell>
          <table:table-cell office:value-type="float" office:value="0.684622623753058" calcext:value-type="float">
            <text:p>0.684622623753058</text:p>
          </table:table-cell>
          <table:table-cell office:value-type="float" office:value="0.025816265855359" calcext:value-type="float">
            <text:p>0.025816265855359</text:p>
          </table:table-cell>
          <table:table-cell office:value-type="float" office:value="0.683734236777715" calcext:value-type="float">
            <text:p>0.683734236777715</text:p>
          </table:table-cell>
          <table:table-cell office:value-type="float" office:value="0.0258773552450933" calcext:value-type="float">
            <text:p>0.0258773552450933</text:p>
          </table:table-cell>
          <table:table-cell office:value-type="float" office:value="0.67768115942029" calcext:value-type="float">
            <text:p>0.67768115942029</text:p>
          </table:table-cell>
          <table:table-cell office:value-type="float" office:value="0.0167012872937831" calcext:value-type="float">
            <text:p>0.0167012872937831</text:p>
          </table:table-cell>
          <table:table-cell office:value-type="float" office:value="0.675057406361754" calcext:value-type="float">
            <text:p>0.675057406361754</text:p>
          </table:table-cell>
          <table:table-cell office:value-type="float" office:value="0.0189539233227222" calcext:value-type="float">
            <text:p>0.0189539233227222</text:p>
          </table:table-cell>
          <table:table-cell office:value-type="float" office:value="0.683753058535667" calcext:value-type="float">
            <text:p>0.683753058535667</text:p>
          </table:table-cell>
          <table:table-cell office:value-type="float" office:value="0.0417455546816054" calcext:value-type="float">
            <text:p>0.0417455546816054</text:p>
          </table:table-cell>
          <table:table-cell office:value-type="float" office:value="0.669828722002635" calcext:value-type="float">
            <text:p>0.669828722002635</text:p>
          </table:table-cell>
          <table:table-cell office:value-type="float" office:value="0.0196507581165664" calcext:value-type="float">
            <text:p>0.0196507581165664</text:p>
          </table:table-cell>
          <table:table-cell office:value-type="float" office:value="0.676804065499718" calcext:value-type="float">
            <text:p>0.676804065499718</text:p>
          </table:table-cell>
          <table:table-cell office:value-type="float" office:value="0.037834501866567" calcext:value-type="float">
            <text:p>0.037834501866567</text:p>
          </table:table-cell>
          <table:table-cell office:value-type="float" office:value="0.672452475061171" calcext:value-type="float">
            <text:p>0.672452475061171</text:p>
          </table:table-cell>
          <table:table-cell office:value-type="float" office:value="0.0298213859830742" calcext:value-type="float">
            <text:p>0.0298213859830742</text:p>
          </table:table-cell>
          <table:table-cell office:value-type="float" office:value="0.676800301148127" calcext:value-type="float">
            <text:p>0.676800301148127</text:p>
          </table:table-cell>
          <table:table-cell office:value-type="float" office:value="0.0278004615759988" calcext:value-type="float">
            <text:p>0.02780046157599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69836250705816" calcext:value-type="float">
            <text:p>0.669836250705816</text:p>
          </table:table-cell>
          <table:table-cell office:value-type="float" office:value="0.0298524432111186" calcext:value-type="float">
            <text:p>0.0298524432111186</text:p>
          </table:table-cell>
          <table:table-cell office:value-type="float" office:value="0.668074534161491" calcext:value-type="float">
            <text:p>0.668074534161491</text:p>
          </table:table-cell>
          <table:table-cell office:value-type="float" office:value="0.036194716221435" calcext:value-type="float">
            <text:p>0.036194716221435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279580093087897" calcext:value-type="float">
            <text:p>0.0279580093087897</text:p>
          </table:table-cell>
          <table:table-cell office:value-type="float" office:value="0.686361754187841" calcext:value-type="float">
            <text:p>0.686361754187841</text:p>
          </table:table-cell>
          <table:table-cell office:value-type="float" office:value="0.035212980524216" calcext:value-type="float">
            <text:p>0.035212980524216</text:p>
          </table:table-cell>
          <table:table-cell office:value-type="float" office:value="0.681148127235084" calcext:value-type="float">
            <text:p>0.681148127235084</text:p>
          </table:table-cell>
          <table:table-cell office:value-type="float" office:value="0.0216189812179361" calcext:value-type="float">
            <text:p>0.0216189812179361</text:p>
          </table:table-cell>
          <table:table-cell office:value-type="float" office:value="0.67939770374553" calcext:value-type="float">
            <text:p>0.67939770374553</text:p>
          </table:table-cell>
          <table:table-cell office:value-type="float" office:value="0.0257768513914562" calcext:value-type="float">
            <text:p>0.0257768513914562</text:p>
          </table:table-cell>
          <table:table-cell office:value-type="float" office:value="0.669836250705816" calcext:value-type="float">
            <text:p>0.669836250705816</text:p>
          </table:table-cell>
          <table:table-cell office:value-type="float" office:value="0.0319920850750619" calcext:value-type="float">
            <text:p>0.0319920850750619</text:p>
          </table:table-cell>
          <table:table-cell office:value-type="float" office:value="0.676807829851308" calcext:value-type="float">
            <text:p>0.676807829851308</text:p>
          </table:table-cell>
          <table:table-cell office:value-type="float" office:value="0.0334128229198393" calcext:value-type="float">
            <text:p>0.0334128229198393</text:p>
          </table:table-cell>
          <table:table-cell office:value-type="float" office:value="0.686339168078299" calcext:value-type="float">
            <text:p>0.686339168078299</text:p>
          </table:table-cell>
          <table:table-cell office:value-type="float" office:value="0.0299561549722396" calcext:value-type="float">
            <text:p>0.0299561549722396</text:p>
          </table:table-cell>
          <table:table-cell office:value-type="float" office:value="0.676811594202898" calcext:value-type="float">
            <text:p>0.676811594202898</text:p>
          </table:table-cell>
          <table:table-cell office:value-type="float" office:value="0.0229608398808041" calcext:value-type="float">
            <text:p>0.0229608398808041</text:p>
          </table:table-cell>
          <table:table-cell office:value-type="float" office:value="0.679393939393939" calcext:value-type="float">
            <text:p>0.679393939393939</text:p>
          </table:table-cell>
          <table:table-cell office:value-type="float" office:value="0.0269053241189985" calcext:value-type="float">
            <text:p>0.0269053241189985</text:p>
          </table:table-cell>
          <table:table-cell office:value-type="float" office:value="0.679412761151892" calcext:value-type="float">
            <text:p>0.679412761151892</text:p>
          </table:table-cell>
          <table:table-cell office:value-type="float" office:value="0.0236252554695523" calcext:value-type="float">
            <text:p>0.0236252554695523</text:p>
          </table:table-cell>
          <table:table-cell office:value-type="float" office:value="0.676781479390175" calcext:value-type="float">
            <text:p>0.676781479390175</text:p>
          </table:table-cell>
          <table:table-cell office:value-type="float" office:value="0.0232616164039645" calcext:value-type="float">
            <text:p>0.0232616164039645</text:p>
          </table:table-cell>
          <table:table-cell office:value-type="float" office:value="0.684618859401468" calcext:value-type="float">
            <text:p>0.684618859401468</text:p>
          </table:table-cell>
          <table:table-cell office:value-type="float" office:value="0.0351644627532225" calcext:value-type="float">
            <text:p>0.0351644627532225</text:p>
          </table:table-cell>
          <table:table-cell office:value-type="float" office:value="0.674187841144363" calcext:value-type="float">
            <text:p>0.674187841144363</text:p>
          </table:table-cell>
          <table:table-cell office:value-type="float" office:value="0.0276133137886387" calcext:value-type="float">
            <text:p>0.0276133137886387</text:p>
          </table:table-cell>
          <table:table-cell office:value-type="float" office:value="0.675915678524374" calcext:value-type="float">
            <text:p>0.675915678524374</text:p>
          </table:table-cell>
          <table:table-cell office:value-type="float" office:value="0.0298120562669455" calcext:value-type="float">
            <text:p>0.02981205626694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68966685488425" calcext:value-type="float">
            <text:p>0.668966685488425</text:p>
          </table:table-cell>
          <table:table-cell office:value-type="float" office:value="0.0319125623039409" calcext:value-type="float">
            <text:p>0.0319125623039409</text:p>
          </table:table-cell>
          <table:table-cell office:value-type="float" office:value="0.675896856766422" calcext:value-type="float">
            <text:p>0.675896856766422</text:p>
          </table:table-cell>
          <table:table-cell office:value-type="float" office:value="0.0438390433069789" calcext:value-type="float">
            <text:p>0.0438390433069789</text:p>
          </table:table-cell>
          <table:table-cell office:value-type="float" office:value="0.681129305477132" calcext:value-type="float">
            <text:p>0.681129305477132</text:p>
          </table:table-cell>
          <table:table-cell office:value-type="float" office:value="0.0258960359091753" calcext:value-type="float">
            <text:p>0.0258960359091753</text:p>
          </table:table-cell>
          <table:table-cell office:value-type="float" office:value="0.683753058535667" calcext:value-type="float">
            <text:p>0.683753058535667</text:p>
          </table:table-cell>
          <table:table-cell office:value-type="float" office:value="0.0320055440782212" calcext:value-type="float">
            <text:p>0.0320055440782212</text:p>
          </table:table-cell>
          <table:table-cell office:value-type="float" office:value="0.675057406361754" calcext:value-type="float">
            <text:p>0.675057406361754</text:p>
          </table:table-cell>
          <table:table-cell office:value-type="float" office:value="0.0307451224014256" calcext:value-type="float">
            <text:p>0.0307451224014256</text:p>
          </table:table-cell>
          <table:table-cell office:value-type="float" office:value="0.682868435911914" calcext:value-type="float">
            <text:p>0.682868435911914</text:p>
          </table:table-cell>
          <table:table-cell office:value-type="float" office:value="0.0230538315915273" calcext:value-type="float">
            <text:p>0.0230538315915273</text:p>
          </table:table-cell>
          <table:table-cell office:value-type="float" office:value="0.674176548089592" calcext:value-type="float">
            <text:p>0.674176548089592</text:p>
          </table:table-cell>
          <table:table-cell office:value-type="float" office:value="0.0290934032078948" calcext:value-type="float">
            <text:p>0.0290934032078948</text:p>
          </table:table-cell>
          <table:table-cell office:value-type="float" office:value="0.682021456804066" calcext:value-type="float">
            <text:p>0.682021456804066</text:p>
          </table:table-cell>
          <table:table-cell office:value-type="float" office:value="0.0271273949736146" calcext:value-type="float">
            <text:p>0.0271273949736146</text:p>
          </table:table-cell>
          <table:table-cell office:value-type="float" office:value="0.686339168078299" calcext:value-type="float">
            <text:p>0.686339168078299</text:p>
          </table:table-cell>
          <table:table-cell office:value-type="float" office:value="0.0293183225535841" calcext:value-type="float">
            <text:p>0.0293183225535841</text:p>
          </table:table-cell>
          <table:table-cell office:value-type="float" office:value="0.675064935064935" calcext:value-type="float">
            <text:p>0.675064935064935</text:p>
          </table:table-cell>
          <table:table-cell office:value-type="float" office:value="0.0293884148569438" calcext:value-type="float">
            <text:p>0.0293884148569438</text:p>
          </table:table-cell>
          <table:table-cell office:value-type="float" office:value="0.674180312441182" calcext:value-type="float">
            <text:p>0.674180312441182</text:p>
          </table:table-cell>
          <table:table-cell office:value-type="float" office:value="0.0204549449854295" calcext:value-type="float">
            <text:p>0.0204549449854295</text:p>
          </table:table-cell>
          <table:table-cell office:value-type="float" office:value="0.673333333333333" calcext:value-type="float">
            <text:p>0.673333333333333</text:p>
          </table:table-cell>
          <table:table-cell office:value-type="float" office:value="0.0289782599635416" calcext:value-type="float">
            <text:p>0.0289782599635416</text:p>
          </table:table-cell>
          <table:table-cell office:value-type="float" office:value="0.678513081121777" calcext:value-type="float">
            <text:p>0.678513081121777</text:p>
          </table:table-cell>
          <table:table-cell office:value-type="float" office:value="0.0264582192078687" calcext:value-type="float">
            <text:p>0.0264582192078687</text:p>
          </table:table-cell>
          <table:table-cell office:value-type="float" office:value="0.679412761151892" calcext:value-type="float">
            <text:p>0.679412761151892</text:p>
          </table:table-cell>
          <table:table-cell office:value-type="float" office:value="0.0302873065485788" calcext:value-type="float">
            <text:p>0.0302873065485788</text:p>
          </table:table-cell>
          <table:table-cell office:value-type="float" office:value="0.676789008093356" calcext:value-type="float">
            <text:p>0.676789008093356</text:p>
          </table:table-cell>
          <table:table-cell office:value-type="float" office:value="0.0225255178848063" calcext:value-type="float">
            <text:p>0.0225255178848063</text:p>
          </table:table-cell>
          <table:table-cell office:value-type="float" office:value="0.677662337662338" calcext:value-type="float">
            <text:p>0.677662337662338</text:p>
          </table:table-cell>
          <table:table-cell office:value-type="float" office:value="0.0242319786928787" calcext:value-type="float">
            <text:p>0.024231978692878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670705815923207" calcext:value-type="float">
            <text:p>0.670705815923207</text:p>
          </table:table-cell>
          <table:table-cell office:value-type="float" office:value="0.0303596823568443" calcext:value-type="float">
            <text:p>0.0303596823568443</text:p>
          </table:table-cell>
          <table:table-cell office:value-type="float" office:value="0.658357236965933" calcext:value-type="float">
            <text:p>0.658357236965933</text:p>
          </table:table-cell>
          <table:table-cell office:value-type="float" office:value="0.0325594098535935" calcext:value-type="float">
            <text:p>0.0325594098535935</text:p>
          </table:table-cell>
          <table:table-cell office:value-type="float" office:value="0.680263504611331" calcext:value-type="float">
            <text:p>0.680263504611331</text:p>
          </table:table-cell>
          <table:table-cell office:value-type="float" office:value="0.0262067450539711" calcext:value-type="float">
            <text:p>0.0262067450539711</text:p>
          </table:table-cell>
          <table:table-cell office:value-type="float" office:value="0.674888763410503" calcext:value-type="float">
            <text:p>0.674888763410503</text:p>
          </table:table-cell>
          <table:table-cell office:value-type="float" office:value="0.0320264744807407" calcext:value-type="float">
            <text:p>0.0320264744807407</text:p>
          </table:table-cell>
          <table:table-cell office:value-type="float" office:value="0.676968944099379" calcext:value-type="float">
            <text:p>0.676968944099379</text:p>
          </table:table-cell>
          <table:table-cell office:value-type="float" office:value="0.0222909960580125" calcext:value-type="float">
            <text:p>0.0222909960580125</text:p>
          </table:table-cell>
          <table:table-cell office:value-type="float" office:value="0.674004893657068" calcext:value-type="float">
            <text:p>0.674004893657068</text:p>
          </table:table-cell>
          <table:table-cell office:value-type="float" office:value="0.0245248260337861" calcext:value-type="float">
            <text:p>0.0245248260337861</text:p>
          </table:table-cell>
          <table:table-cell office:value-type="float" office:value="0.675051383399209" calcext:value-type="float">
            <text:p>0.675051383399209</text:p>
          </table:table-cell>
          <table:table-cell office:value-type="float" office:value="0.0256415661455937" calcext:value-type="float">
            <text:p>0.0256415661455937</text:p>
          </table:table-cell>
          <table:table-cell office:value-type="float" office:value="0.672463768115942" calcext:value-type="float">
            <text:p>0.672463768115942</text:p>
          </table:table-cell>
          <table:table-cell office:value-type="float" office:value="0.0272297729726604" calcext:value-type="float">
            <text:p>0.0272297729726604</text:p>
          </table:table-cell>
          <table:table-cell office:value-type="float" office:value="0.681479390175042" calcext:value-type="float">
            <text:p>0.681479390175042</text:p>
          </table:table-cell>
          <table:table-cell office:value-type="float" office:value="0.0254474676373536" calcext:value-type="float">
            <text:p>0.0254474676373536</text:p>
          </table:table-cell>
          <table:table-cell office:value-type="float" office:value="0.674032749858837" calcext:value-type="float">
            <text:p>0.674032749858837</text:p>
          </table:table-cell>
          <table:table-cell office:value-type="float" office:value="0.0211546296246012" calcext:value-type="float">
            <text:p>0.0211546296246012</text:p>
          </table:table-cell>
          <table:table-cell office:value-type="float" office:value="0.672798795407491" calcext:value-type="float">
            <text:p>0.672798795407491</text:p>
          </table:table-cell>
          <table:table-cell office:value-type="float" office:value="0.0208817317148325" calcext:value-type="float">
            <text:p>0.0208817317148325</text:p>
          </table:table-cell>
          <table:table-cell office:value-type="float" office:value="0.676453227931489" calcext:value-type="float">
            <text:p>0.676453227931489</text:p>
          </table:table-cell>
          <table:table-cell office:value-type="float" office:value="0.0273767351082509" calcext:value-type="float">
            <text:p>0.0273767351082509</text:p>
          </table:table-cell>
          <table:table-cell office:value-type="float" office:value="0.677131564088086" calcext:value-type="float">
            <text:p>0.677131564088086</text:p>
          </table:table-cell>
          <table:table-cell office:value-type="float" office:value="0.0201113464701063" calcext:value-type="float">
            <text:p>0.0201113464701063</text:p>
          </table:table-cell>
          <table:table-cell office:value-type="float" office:value="0.67593299454169" calcext:value-type="float">
            <text:p>0.67593299454169</text:p>
          </table:table-cell>
          <table:table-cell office:value-type="float" office:value="0.0346052583502939" calcext:value-type="float">
            <text:p>0.0346052583502939</text:p>
          </table:table-cell>
          <table:table-cell office:value-type="float" office:value="0.671750047054395" calcext:value-type="float">
            <text:p>0.671750047054395</text:p>
          </table:table-cell>
          <table:table-cell office:value-type="float" office:value="0.0279220574435446" calcext:value-type="float">
            <text:p>0.0279220574435446</text:p>
          </table:table-cell>
          <table:table-cell office:value-type="float" office:value="0.674013928100885" calcext:value-type="float">
            <text:p>0.674013928100885</text:p>
          </table:table-cell>
          <table:table-cell office:value-type="float" office:value="0.0305043684502926" calcext:value-type="float">
            <text:p>0.03050436845029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58558253340862" calcext:value-type="float">
            <text:p>0.658558253340862</text:p>
          </table:table-cell>
          <table:table-cell office:value-type="float" office:value="0.0200448426146985" calcext:value-type="float">
            <text:p>0.0200448426146985</text:p>
          </table:table-cell>
          <table:table-cell office:value-type="float" office:value="0.657677395068699" calcext:value-type="float">
            <text:p>0.657677395068699</text:p>
          </table:table-cell>
          <table:table-cell office:value-type="float" office:value="0.0348320992558462" calcext:value-type="float">
            <text:p>0.0348320992558462</text:p>
          </table:table-cell>
          <table:table-cell office:value-type="float" office:value="0.660278562017692" calcext:value-type="float">
            <text:p>0.660278562017692</text:p>
          </table:table-cell>
          <table:table-cell office:value-type="float" office:value="0.0181327032392353" calcext:value-type="float">
            <text:p>0.0181327032392353</text:p>
          </table:table-cell>
          <table:table-cell office:value-type="float" office:value="0.651579145492189" calcext:value-type="float">
            <text:p>0.651579145492189</text:p>
          </table:table-cell>
          <table:table-cell office:value-type="float" office:value="0.0378679517767578" calcext:value-type="float">
            <text:p>0.0378679517767578</text:p>
          </table:table-cell>
          <table:table-cell office:value-type="float" office:value="0.657666102013928" calcext:value-type="float">
            <text:p>0.657666102013928</text:p>
          </table:table-cell>
          <table:table-cell office:value-type="float" office:value="0.0315438973409534" calcext:value-type="float">
            <text:p>0.0315438973409534</text:p>
          </table:table-cell>
          <table:table-cell office:value-type="float" office:value="0.664603801995106" calcext:value-type="float">
            <text:p>0.664603801995106</text:p>
          </table:table-cell>
          <table:table-cell office:value-type="float" office:value="0.0271770236701881" calcext:value-type="float">
            <text:p>0.0271770236701881</text:p>
          </table:table-cell>
          <table:table-cell office:value-type="float" office:value="0.659386410690759" calcext:value-type="float">
            <text:p>0.659386410690759</text:p>
          </table:table-cell>
          <table:table-cell office:value-type="float" office:value="0.029439652458329" calcext:value-type="float">
            <text:p>0.029439652458329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389447474601674" calcext:value-type="float">
            <text:p>0.0389447474601674</text:p>
          </table:table-cell>
          <table:table-cell office:value-type="float" office:value="0.660271033314512" calcext:value-type="float">
            <text:p>0.660271033314512</text:p>
          </table:table-cell>
          <table:table-cell office:value-type="float" office:value="0.0261541394638725" calcext:value-type="float">
            <text:p>0.0261541394638725</text:p>
          </table:table-cell>
          <table:table-cell office:value-type="float" office:value="0.653299454169019" calcext:value-type="float">
            <text:p>0.653299454169019</text:p>
          </table:table-cell>
          <table:table-cell office:value-type="float" office:value="0.042589642489445" calcext:value-type="float">
            <text:p>0.042589642489445</text:p>
          </table:table-cell>
          <table:table-cell office:value-type="float" office:value="0.666365518539431" calcext:value-type="float">
            <text:p>0.666365518539431</text:p>
          </table:table-cell>
          <table:table-cell office:value-type="float" office:value="0.0195260522017042" calcext:value-type="float">
            <text:p>0.0195260522017042</text:p>
          </table:table-cell>
          <table:table-cell office:value-type="float" office:value="0.667220026350461" calcext:value-type="float">
            <text:p>0.667220026350461</text:p>
          </table:table-cell>
          <table:table-cell office:value-type="float" office:value="0.0180936262122003" calcext:value-type="float">
            <text:p>0.0180936262122003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275886320777296" calcext:value-type="float">
            <text:p>0.0275886320777296</text:p>
          </table:table-cell>
          <table:table-cell office:value-type="float" office:value="0.648970449840015" calcext:value-type="float">
            <text:p>0.648970449840015</text:p>
          </table:table-cell>
          <table:table-cell office:value-type="float" office:value="0.0274817144641981" calcext:value-type="float">
            <text:p>0.0274817144641981</text:p>
          </table:table-cell>
          <table:table-cell office:value-type="float" office:value="0.655057406361754" calcext:value-type="float">
            <text:p>0.655057406361754</text:p>
          </table:table-cell>
          <table:table-cell office:value-type="float" office:value="0.0326322317380423" calcext:value-type="float">
            <text:p>0.0326322317380423</text:p>
          </table:table-cell>
          <table:table-cell office:value-type="float" office:value="0.645537361189535" calcext:value-type="float">
            <text:p>0.645537361189535</text:p>
          </table:table-cell>
          <table:table-cell office:value-type="float" office:value="0.0308056713461378" calcext:value-type="float">
            <text:p>0.03080567134613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08149821193" calcext:value-type="float">
            <text:p>0.675908149821193</text:p>
          </table:table-cell>
          <table:table-cell office:value-type="float" office:value="0.0401530059425027" calcext:value-type="float">
            <text:p>0.0401530059425027</text:p>
          </table:table-cell>
          <table:table-cell office:value-type="float" office:value="0.673314511575381" calcext:value-type="float">
            <text:p>0.673314511575381</text:p>
          </table:table-cell>
          <table:table-cell office:value-type="float" office:value="0.025433159078407" calcext:value-type="float">
            <text:p>0.025433159078407</text:p>
          </table:table-cell>
          <table:table-cell office:value-type="float" office:value="0.666342932429889" calcext:value-type="float">
            <text:p>0.666342932429889</text:p>
          </table:table-cell>
          <table:table-cell office:value-type="float" office:value="0.0262720135816201" calcext:value-type="float">
            <text:p>0.0262720135816201</text:p>
          </table:table-cell>
          <table:table-cell office:value-type="float" office:value="0.666361754187841" calcext:value-type="float">
            <text:p>0.666361754187841</text:p>
          </table:table-cell>
          <table:table-cell office:value-type="float" office:value="0.0398058630750077" calcext:value-type="float">
            <text:p>0.0398058630750077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294678530197027" calcext:value-type="float">
            <text:p>0.0294678530197027</text:p>
          </table:table-cell>
          <table:table-cell office:value-type="float" office:value="0.664626388104649" calcext:value-type="float">
            <text:p>0.664626388104649</text:p>
          </table:table-cell>
          <table:table-cell office:value-type="float" office:value="0.0158162167414999" calcext:value-type="float">
            <text:p>0.0158162167414999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35666266877502" calcext:value-type="float">
            <text:p>0.035666266877502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405186834196333" calcext:value-type="float">
            <text:p>0.0405186834196333</text:p>
          </table:table-cell>
          <table:table-cell office:value-type="float" office:value="0.675900621118012" calcext:value-type="float">
            <text:p>0.675900621118012</text:p>
          </table:table-cell>
          <table:table-cell office:value-type="float" office:value="0.0269932771715651" calcext:value-type="float">
            <text:p>0.0269932771715651</text:p>
          </table:table-cell>
          <table:table-cell office:value-type="float" office:value="0.666324110671937" calcext:value-type="float">
            <text:p>0.666324110671937</text:p>
          </table:table-cell>
          <table:table-cell office:value-type="float" office:value="0.0401077693341545" calcext:value-type="float">
            <text:p>0.0401077693341545</text:p>
          </table:table-cell>
          <table:table-cell office:value-type="float" office:value="0.671552795031056" calcext:value-type="float">
            <text:p>0.671552795031056</text:p>
          </table:table-cell>
          <table:table-cell office:value-type="float" office:value="0.0273905296998953" calcext:value-type="float">
            <text:p>0.0273905296998953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41204723928695" calcext:value-type="float">
            <text:p>0.0241204723928695</text:p>
          </table:table-cell>
          <table:table-cell office:value-type="float" office:value="0.651564088085827" calcext:value-type="float">
            <text:p>0.651564088085827</text:p>
          </table:table-cell>
          <table:table-cell office:value-type="float" office:value="0.0348885808949009" calcext:value-type="float">
            <text:p>0.0348885808949009</text:p>
          </table:table-cell>
          <table:table-cell office:value-type="float" office:value="0.663764351590439" calcext:value-type="float">
            <text:p>0.663764351590439</text:p>
          </table:table-cell>
          <table:table-cell office:value-type="float" office:value="0.0238346350105686" calcext:value-type="float">
            <text:p>0.0238346350105686</text:p>
          </table:table-cell>
          <table:table-cell office:value-type="float" office:value="0.66635422548466" calcext:value-type="float">
            <text:p>0.66635422548466</text:p>
          </table:table-cell>
          <table:table-cell office:value-type="float" office:value="0.0389149224564827" calcext:value-type="float">
            <text:p>0.0389149224564827</text:p>
          </table:table-cell>
          <table:table-cell office:value-type="float" office:value="0.660267268962921" calcext:value-type="float">
            <text:p>0.660267268962921</text:p>
          </table:table-cell>
          <table:table-cell office:value-type="float" office:value="0.0384789701372256" calcext:value-type="float">
            <text:p>0.03847897013722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038584603802" calcext:value-type="float">
            <text:p>0.675038584603802</text:p>
          </table:table-cell>
          <table:table-cell office:value-type="float" office:value="0.0282502310445758" calcext:value-type="float">
            <text:p>0.0282502310445758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235565237891707" calcext:value-type="float">
            <text:p>0.0235565237891707</text:p>
          </table:table-cell>
          <table:table-cell office:value-type="float" office:value="0.668962921136834" calcext:value-type="float">
            <text:p>0.668962921136834</text:p>
          </table:table-cell>
          <table:table-cell office:value-type="float" office:value="0.021963205245327" calcext:value-type="float">
            <text:p>0.021963205245327</text:p>
          </table:table-cell>
          <table:table-cell office:value-type="float" office:value="0.68025974025974" calcext:value-type="float">
            <text:p>0.68025974025974</text:p>
          </table:table-cell>
          <table:table-cell office:value-type="float" office:value="0.0346477978471304" calcext:value-type="float">
            <text:p>0.0346477978471304</text:p>
          </table:table-cell>
          <table:table-cell office:value-type="float" office:value="0.681140598531903" calcext:value-type="float">
            <text:p>0.681140598531903</text:p>
          </table:table-cell>
          <table:table-cell office:value-type="float" office:value="0.0192179872713562" calcext:value-type="float">
            <text:p>0.0192179872713562</text:p>
          </table:table-cell>
          <table:table-cell office:value-type="float" office:value="0.683715415019763" calcext:value-type="float">
            <text:p>0.683715415019763</text:p>
          </table:table-cell>
          <table:table-cell office:value-type="float" office:value="0.0298234374756232" calcext:value-type="float">
            <text:p>0.0298234374756232</text:p>
          </table:table-cell>
          <table:table-cell office:value-type="float" office:value="0.668947863730472" calcext:value-type="float">
            <text:p>0.668947863730472</text:p>
          </table:table-cell>
          <table:table-cell office:value-type="float" office:value="0.0421651770773294" calcext:value-type="float">
            <text:p>0.0421651770773294</text:p>
          </table:table-cell>
          <table:table-cell office:value-type="float" office:value="0.675926971579145" calcext:value-type="float">
            <text:p>0.675926971579145</text:p>
          </table:table-cell>
          <table:table-cell office:value-type="float" office:value="0.0285347224034033" calcext:value-type="float">
            <text:p>0.0285347224034033</text:p>
          </table:table-cell>
          <table:table-cell office:value-type="float" office:value="0.683730472426125" calcext:value-type="float">
            <text:p>0.683730472426125</text:p>
          </table:table-cell>
          <table:table-cell office:value-type="float" office:value="0.0273457006719346" calcext:value-type="float">
            <text:p>0.0273457006719346</text:p>
          </table:table-cell>
          <table:table-cell office:value-type="float" office:value="0.671541501976285" calcext:value-type="float">
            <text:p>0.671541501976285</text:p>
          </table:table-cell>
          <table:table-cell office:value-type="float" office:value="0.0371562525685566" calcext:value-type="float">
            <text:p>0.0371562525685566</text:p>
          </table:table-cell>
          <table:table-cell office:value-type="float" office:value="0.676762657632223" calcext:value-type="float">
            <text:p>0.676762657632223</text:p>
          </table:table-cell>
          <table:table-cell office:value-type="float" office:value="0.0284296115085304" calcext:value-type="float">
            <text:p>0.0284296115085304</text:p>
          </table:table-cell>
          <table:table-cell office:value-type="float" office:value="0.67244494635799" calcext:value-type="float">
            <text:p>0.67244494635799</text:p>
          </table:table-cell>
          <table:table-cell office:value-type="float" office:value="0.0193706753454377" calcext:value-type="float">
            <text:p>0.0193706753454377</text:p>
          </table:table-cell>
          <table:table-cell office:value-type="float" office:value="0.662006399397704" calcext:value-type="float">
            <text:p>0.662006399397704</text:p>
          </table:table-cell>
          <table:table-cell office:value-type="float" office:value="0.0355257343274485" calcext:value-type="float">
            <text:p>0.0355257343274485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21117408420619" calcext:value-type="float">
            <text:p>0.0221117408420619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326418233158062" calcext:value-type="float">
            <text:p>0.0326418233158062</text:p>
          </table:table-cell>
          <table:table-cell office:value-type="float" office:value="0.668955392433653" calcext:value-type="float">
            <text:p>0.668955392433653</text:p>
          </table:table-cell>
          <table:table-cell office:value-type="float" office:value="0.0297415359974496" calcext:value-type="float">
            <text:p>0.02974153599744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9371353284397" calcext:value-type="float">
            <text:p>0.679371353284397</text:p>
          </table:table-cell>
          <table:table-cell office:value-type="float" office:value="0.0377968222110962" calcext:value-type="float">
            <text:p>0.0377968222110962</text:p>
          </table:table-cell>
          <table:table-cell office:value-type="float" office:value="0.675049877658573" calcext:value-type="float">
            <text:p>0.675049877658573</text:p>
          </table:table-cell>
          <table:table-cell office:value-type="float" office:value="0.0289393070100521" calcext:value-type="float">
            <text:p>0.0289393070100521</text:p>
          </table:table-cell>
          <table:table-cell office:value-type="float" office:value="0.665488424618859" calcext:value-type="float">
            <text:p>0.665488424618859</text:p>
          </table:table-cell>
          <table:table-cell office:value-type="float" office:value="0.0200654179178587" calcext:value-type="float">
            <text:p>0.0200654179178587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27835108598257" calcext:value-type="float">
            <text:p>0.0327835108598257</text:p>
          </table:table-cell>
          <table:table-cell office:value-type="float" office:value="0.677658573310747" calcext:value-type="float">
            <text:p>0.677658573310747</text:p>
          </table:table-cell>
          <table:table-cell office:value-type="float" office:value="0.0218305334291731" calcext:value-type="float">
            <text:p>0.0218305334291731</text:p>
          </table:table-cell>
          <table:table-cell office:value-type="float" office:value="0.675034820252211" calcext:value-type="float">
            <text:p>0.675034820252211</text:p>
          </table:table-cell>
          <table:table-cell office:value-type="float" office:value="0.0313067613360641" calcext:value-type="float">
            <text:p>0.0313067613360641</text:p>
          </table:table-cell>
          <table:table-cell office:value-type="float" office:value="0.667197440240918" calcext:value-type="float">
            <text:p>0.667197440240918</text:p>
          </table:table-cell>
          <table:table-cell office:value-type="float" office:value="0.0429447278699704" calcext:value-type="float">
            <text:p>0.0429447278699704</text:p>
          </table:table-cell>
          <table:table-cell office:value-type="float" office:value="0.6733069828722" calcext:value-type="float">
            <text:p>0.6733069828722</text:p>
          </table:table-cell>
          <table:table-cell office:value-type="float" office:value="0.0332562498243244" calcext:value-type="float">
            <text:p>0.0332562498243244</text:p>
          </table:table-cell>
          <table:table-cell office:value-type="float" office:value="0.677639751552795" calcext:value-type="float">
            <text:p>0.677639751552795</text:p>
          </table:table-cell>
          <table:table-cell office:value-type="float" office:value="0.0330800012977763" calcext:value-type="float">
            <text:p>0.0330800012977763</text:p>
          </table:table-cell>
          <table:table-cell office:value-type="float" office:value="0.675904385469603" calcext:value-type="float">
            <text:p>0.675904385469603</text:p>
          </table:table-cell>
          <table:table-cell office:value-type="float" office:value="0.0239797447308553" calcext:value-type="float">
            <text:p>0.0239797447308553</text:p>
          </table:table-cell>
          <table:table-cell office:value-type="float" office:value="0.685458309806136" calcext:value-type="float">
            <text:p>0.685458309806136</text:p>
          </table:table-cell>
          <table:table-cell office:value-type="float" office:value="0.0276622173447214" calcext:value-type="float">
            <text:p>0.0276622173447214</text:p>
          </table:table-cell>
          <table:table-cell office:value-type="float" office:value="0.671560323734237" calcext:value-type="float">
            <text:p>0.671560323734237</text:p>
          </table:table-cell>
          <table:table-cell office:value-type="float" office:value="0.0302591034367651" calcext:value-type="float">
            <text:p>0.0302591034367651</text:p>
          </table:table-cell>
          <table:table-cell office:value-type="float" office:value="0.663749294184077" calcext:value-type="float">
            <text:p>0.663749294184077</text:p>
          </table:table-cell>
          <table:table-cell office:value-type="float" office:value="0.0314011150399491" calcext:value-type="float">
            <text:p>0.0314011150399491</text:p>
          </table:table-cell>
          <table:table-cell office:value-type="float" office:value="0.673299454169019" calcext:value-type="float">
            <text:p>0.673299454169019</text:p>
          </table:table-cell>
          <table:table-cell office:value-type="float" office:value="0.0209766596682368" calcext:value-type="float">
            <text:p>0.0209766596682368</text:p>
          </table:table-cell>
          <table:table-cell office:value-type="float" office:value="0.673310747223791" calcext:value-type="float">
            <text:p>0.673310747223791</text:p>
          </table:table-cell>
          <table:table-cell office:value-type="float" office:value="0.0233589352949523" calcext:value-type="float">
            <text:p>0.0233589352949523</text:p>
          </table:table-cell>
          <table:table-cell office:value-type="float" office:value="0.67330321852061" calcext:value-type="float">
            <text:p>0.67330321852061</text:p>
          </table:table-cell>
          <table:table-cell office:value-type="float" office:value="0.0255908694577916" calcext:value-type="float">
            <text:p>0.02559086945779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0240918501788" calcext:value-type="float">
            <text:p>0.680240918501788</text:p>
          </table:table-cell>
          <table:table-cell office:value-type="float" office:value="0.0398829151624173" calcext:value-type="float">
            <text:p>0.0398829151624173</text:p>
          </table:table-cell>
          <table:table-cell office:value-type="float" office:value="0.669824957651045" calcext:value-type="float">
            <text:p>0.669824957651045</text:p>
          </table:table-cell>
          <table:table-cell office:value-type="float" office:value="0.0318204137966413" calcext:value-type="float">
            <text:p>0.0318204137966413</text:p>
          </table:table-cell>
          <table:table-cell office:value-type="float" office:value="0.670709580274798" calcext:value-type="float">
            <text:p>0.670709580274798</text:p>
          </table:table-cell>
          <table:table-cell office:value-type="float" office:value="0.0174793411039906" calcext:value-type="float">
            <text:p>0.0174793411039906</text:p>
          </table:table-cell>
          <table:table-cell office:value-type="float" office:value="0.677654808959157" calcext:value-type="float">
            <text:p>0.677654808959157</text:p>
          </table:table-cell>
          <table:table-cell office:value-type="float" office:value="0.0365979352949067" calcext:value-type="float">
            <text:p>0.0365979352949067</text:p>
          </table:table-cell>
          <table:table-cell office:value-type="float" office:value="0.675042348955392" calcext:value-type="float">
            <text:p>0.675042348955392</text:p>
          </table:table-cell>
          <table:table-cell office:value-type="float" office:value="0.0266547194540827" calcext:value-type="float">
            <text:p>0.0266547194540827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53016323159083" calcext:value-type="float">
            <text:p>0.0353016323159083</text:p>
          </table:table-cell>
          <table:table-cell office:value-type="float" office:value="0.670679465462074" calcext:value-type="float">
            <text:p>0.670679465462074</text:p>
          </table:table-cell>
          <table:table-cell office:value-type="float" office:value="0.0423182907571283" calcext:value-type="float">
            <text:p>0.0423182907571283</text:p>
          </table:table-cell>
          <table:table-cell office:value-type="float" office:value="0.671556559382646" calcext:value-type="float">
            <text:p>0.671556559382646</text:p>
          </table:table-cell>
          <table:table-cell office:value-type="float" office:value="0.0322630994099894" calcext:value-type="float">
            <text:p>0.0322630994099894</text:p>
          </table:table-cell>
          <table:table-cell office:value-type="float" office:value="0.675046113306983" calcext:value-type="float">
            <text:p>0.675046113306983</text:p>
          </table:table-cell>
          <table:table-cell office:value-type="float" office:value="0.0247656838470451" calcext:value-type="float">
            <text:p>0.0247656838470451</text:p>
          </table:table-cell>
          <table:table-cell office:value-type="float" office:value="0.677647280255976" calcext:value-type="float">
            <text:p>0.677647280255976</text:p>
          </table:table-cell>
          <table:table-cell office:value-type="float" office:value="0.0259525104766294" calcext:value-type="float">
            <text:p>0.0259525104766294</text:p>
          </table:table-cell>
          <table:table-cell office:value-type="float" office:value="0.684596273291925" calcext:value-type="float">
            <text:p>0.684596273291925</text:p>
          </table:table-cell>
          <table:table-cell office:value-type="float" office:value="0.0258171495564228" calcext:value-type="float">
            <text:p>0.0258171495564228</text:p>
          </table:table-cell>
          <table:table-cell office:value-type="float" office:value="0.668951628082063" calcext:value-type="float">
            <text:p>0.668951628082063</text:p>
          </table:table-cell>
          <table:table-cell office:value-type="float" office:value="0.0373822682247471" calcext:value-type="float">
            <text:p>0.0373822682247471</text:p>
          </table:table-cell>
          <table:table-cell office:value-type="float" office:value="0.666346696781479" calcext:value-type="float">
            <text:p>0.666346696781479</text:p>
          </table:table-cell>
          <table:table-cell office:value-type="float" office:value="0.0327915970719251" calcext:value-type="float">
            <text:p>0.0327915970719251</text:p>
          </table:table-cell>
          <table:table-cell office:value-type="float" office:value="0.677643515904385" calcext:value-type="float">
            <text:p>0.677643515904385</text:p>
          </table:table-cell>
          <table:table-cell office:value-type="float" office:value="0.0248857430150226" calcext:value-type="float">
            <text:p>0.0248857430150226</text:p>
          </table:table-cell>
          <table:table-cell office:value-type="float" office:value="0.678524374176548" calcext:value-type="float">
            <text:p>0.678524374176548</text:p>
          </table:table-cell>
          <table:table-cell office:value-type="float" office:value="0.0185099095101806" calcext:value-type="float">
            <text:p>0.0185099095101806</text:p>
          </table:table-cell>
          <table:table-cell office:value-type="float" office:value="0.675053642010164" calcext:value-type="float">
            <text:p>0.675053642010164</text:p>
          </table:table-cell>
          <table:table-cell office:value-type="float" office:value="0.0209219422254645" calcext:value-type="float">
            <text:p>0.0209219422254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823451910408" calcext:value-type="float">
            <text:p>0.673823451910408</text:p>
          </table:table-cell>
          <table:table-cell office:value-type="float" office:value="0.0332255633950581" calcext:value-type="float">
            <text:p>0.0332255633950581</text:p>
          </table:table-cell>
          <table:table-cell office:value-type="float" office:value="0.670704310182571" calcext:value-type="float">
            <text:p>0.670704310182571</text:p>
          </table:table-cell>
          <table:table-cell office:value-type="float" office:value="0.0289163005860235" calcext:value-type="float">
            <text:p>0.0289163005860235</text:p>
          </table:table-cell>
          <table:table-cell office:value-type="float" office:value="0.666356484095615" calcext:value-type="float">
            <text:p>0.666356484095615</text:p>
          </table:table-cell>
          <table:table-cell office:value-type="float" office:value="0.0207825362176063" calcext:value-type="float">
            <text:p>0.0207825362176063</text:p>
          </table:table-cell>
          <table:table-cell office:value-type="float" office:value="0.670702051571617" calcext:value-type="float">
            <text:p>0.670702051571617</text:p>
          </table:table-cell>
          <table:table-cell office:value-type="float" office:value="0.0363406117707257" calcext:value-type="float">
            <text:p>0.0363406117707257</text:p>
          </table:table-cell>
          <table:table-cell office:value-type="float" office:value="0.672613589309241" calcext:value-type="float">
            <text:p>0.672613589309241</text:p>
          </table:table-cell>
          <table:table-cell office:value-type="float" office:value="0.0257429981030536" calcext:value-type="float">
            <text:p>0.0257429981030536</text:p>
          </table:table-cell>
          <table:table-cell office:value-type="float" office:value="0.671386410690759" calcext:value-type="float">
            <text:p>0.671386410690759</text:p>
          </table:table-cell>
          <table:table-cell office:value-type="float" office:value="0.0278850143078567" calcext:value-type="float">
            <text:p>0.0278850143078567</text:p>
          </table:table-cell>
          <table:table-cell office:value-type="float" office:value="0.667033314511575" calcext:value-type="float">
            <text:p>0.667033314511575</text:p>
          </table:table-cell>
          <table:table-cell office:value-type="float" office:value="0.0385068230080518" calcext:value-type="float">
            <text:p>0.0385068230080518</text:p>
          </table:table-cell>
          <table:table-cell office:value-type="float" office:value="0.671572369659326" calcext:value-type="float">
            <text:p>0.671572369659326</text:p>
          </table:table-cell>
          <table:table-cell office:value-type="float" office:value="0.0347035005035036" calcext:value-type="float">
            <text:p>0.0347035005035036</text:p>
          </table:table-cell>
          <table:table-cell office:value-type="float" office:value="0.674517598343685" calcext:value-type="float">
            <text:p>0.674517598343685</text:p>
          </table:table-cell>
          <table:table-cell office:value-type="float" office:value="0.0276677604904387" calcext:value-type="float">
            <text:p>0.0276677604904387</text:p>
          </table:table-cell>
          <table:table-cell office:value-type="float" office:value="0.668943346508564" calcext:value-type="float">
            <text:p>0.668943346508564</text:p>
          </table:table-cell>
          <table:table-cell office:value-type="float" office:value="0.0339571839199282" calcext:value-type="float">
            <text:p>0.0339571839199282</text:p>
          </table:table-cell>
          <table:table-cell office:value-type="float" office:value="0.676947110860154" calcext:value-type="float">
            <text:p>0.676947110860154</text:p>
          </table:table-cell>
          <table:table-cell office:value-type="float" office:value="0.0257651120622548" calcext:value-type="float">
            <text:p>0.0257651120622548</text:p>
          </table:table-cell>
          <table:table-cell office:value-type="float" office:value="0.670695275738754" calcext:value-type="float">
            <text:p>0.670695275738754</text:p>
          </table:table-cell>
          <table:table-cell office:value-type="float" office:value="0.0258452291224039" calcext:value-type="float">
            <text:p>0.0258452291224039</text:p>
          </table:table-cell>
          <table:table-cell office:value-type="float" office:value="0.661134575569358" calcext:value-type="float">
            <text:p>0.661134575569358</text:p>
          </table:table-cell>
          <table:table-cell office:value-type="float" office:value="0.0324391318823906" calcext:value-type="float">
            <text:p>0.0324391318823906</text:p>
          </table:table-cell>
          <table:table-cell office:value-type="float" office:value="0.66739770374553" calcext:value-type="float">
            <text:p>0.66739770374553</text:p>
          </table:table-cell>
          <table:table-cell office:value-type="float" office:value="0.0238580986000176" calcext:value-type="float">
            <text:p>0.0238580986000176</text:p>
          </table:table-cell>
          <table:table-cell office:value-type="float" office:value="0.669311500094109" calcext:value-type="float">
            <text:p>0.669311500094109</text:p>
          </table:table-cell>
          <table:table-cell office:value-type="float" office:value="0.0292115644630928" calcext:value-type="float">
            <text:p>0.0292115644630928</text:p>
          </table:table-cell>
          <table:table-cell office:value-type="float" office:value="0.664623376623377" calcext:value-type="float">
            <text:p>0.664623376623377</text:p>
          </table:table-cell>
          <table:table-cell office:value-type="float" office:value="0.0291077978328138" calcext:value-type="float">
            <text:p>0.0291077978328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08110944527736" calcext:value-type="float">
            <text:p>0.708110944527736</text:p>
          </table:table-cell>
          <table:table-cell office:value-type="float" office:value="0.0262146189549168" calcext:value-type="float">
            <text:p>0.0262146189549168</text:p>
          </table:table-cell>
          <table:table-cell office:value-type="float" office:value="0.697721139430285" calcext:value-type="float">
            <text:p>0.697721139430285</text:p>
          </table:table-cell>
          <table:table-cell office:value-type="float" office:value="0.0602477312098703" calcext:value-type="float">
            <text:p>0.0602477312098703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138037326230955" calcext:value-type="float">
            <text:p>0.0138037326230955</text:p>
          </table:table-cell>
          <table:table-cell office:value-type="float" office:value="0.713313343328336" calcext:value-type="float">
            <text:p>0.713313343328336</text:p>
          </table:table-cell>
          <table:table-cell office:value-type="float" office:value="0.0220604261842551" calcext:value-type="float">
            <text:p>0.0220604261842551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361706931282615" calcext:value-type="float">
            <text:p>0.0361706931282615</text:p>
          </table:table-cell>
          <table:table-cell office:value-type="float" office:value="0.71503748125937" calcext:value-type="float">
            <text:p>0.71503748125937</text:p>
          </table:table-cell>
          <table:table-cell office:value-type="float" office:value="0.0374542481381115" calcext:value-type="float">
            <text:p>0.0374542481381115</text:p>
          </table:table-cell>
          <table:table-cell office:value-type="float" office:value="0.718470764617691" calcext:value-type="float">
            <text:p>0.718470764617691</text:p>
          </table:table-cell>
          <table:table-cell office:value-type="float" office:value="0.0277659287250639" calcext:value-type="float">
            <text:p>0.0277659287250639</text:p>
          </table:table-cell>
          <table:table-cell office:value-type="float" office:value="0.718470764617691" calcext:value-type="float">
            <text:p>0.718470764617691</text:p>
          </table:table-cell>
          <table:table-cell office:value-type="float" office:value="0.0234093555565493" calcext:value-type="float">
            <text:p>0.0234093555565493</text:p>
          </table:table-cell>
          <table:table-cell office:value-type="float" office:value="0.702923538230885" calcext:value-type="float">
            <text:p>0.702923538230885</text:p>
          </table:table-cell>
          <table:table-cell office:value-type="float" office:value="0.0438807752174651" calcext:value-type="float">
            <text:p>0.0438807752174651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332845992312942" calcext:value-type="float">
            <text:p>0.0332845992312942</text:p>
          </table:table-cell>
          <table:table-cell office:value-type="float" office:value="0.721904047976012" calcext:value-type="float">
            <text:p>0.721904047976012</text:p>
          </table:table-cell>
          <table:table-cell office:value-type="float" office:value="0.0408765878815649" calcext:value-type="float">
            <text:p>0.0408765878815649</text:p>
          </table:table-cell>
          <table:table-cell office:value-type="float" office:value="0.694257871064468" calcext:value-type="float">
            <text:p>0.694257871064468</text:p>
          </table:table-cell>
          <table:table-cell office:value-type="float" office:value="0.0313814448953121" calcext:value-type="float">
            <text:p>0.0313814448953121</text:p>
          </table:table-cell>
          <table:table-cell office:value-type="float" office:value="0.71496251874063" calcext:value-type="float">
            <text:p>0.71496251874063</text:p>
          </table:table-cell>
          <table:table-cell office:value-type="float" office:value="0.027483890907212" calcext:value-type="float">
            <text:p>0.027483890907212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211717696853011" calcext:value-type="float">
            <text:p>0.0211717696853011</text:p>
          </table:table-cell>
          <table:table-cell office:value-type="float" office:value="0.704587706146927" calcext:value-type="float">
            <text:p>0.704587706146927</text:p>
          </table:table-cell>
          <table:table-cell office:value-type="float" office:value="0.0476381174053144" calcext:value-type="float">
            <text:p>0.0476381174053144</text:p>
          </table:table-cell>
          <table:table-cell office:value-type="float" office:value="0.716791604197901" calcext:value-type="float">
            <text:p>0.716791604197901</text:p>
          </table:table-cell>
          <table:table-cell office:value-type="float" office:value="0.0217207051110736" calcext:value-type="float">
            <text:p>0.02172070511107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11559220389805" calcext:value-type="float">
            <text:p>0.711559220389805</text:p>
          </table:table-cell>
          <table:table-cell office:value-type="float" office:value="0.0249943181619469" calcext:value-type="float">
            <text:p>0.0249943181619469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412036651409004" calcext:value-type="float">
            <text:p>0.0412036651409004</text:p>
          </table:table-cell>
          <table:table-cell office:value-type="float" office:value="0.714992503748126" calcext:value-type="float">
            <text:p>0.714992503748126</text:p>
          </table:table-cell>
          <table:table-cell office:value-type="float" office:value="0.0144839730246591" calcext:value-type="float">
            <text:p>0.0144839730246591</text:p>
          </table:table-cell>
          <table:table-cell office:value-type="float" office:value="0.709865067466267" calcext:value-type="float">
            <text:p>0.709865067466267</text:p>
          </table:table-cell>
          <table:table-cell office:value-type="float" office:value="0.0124713617441132" calcext:value-type="float">
            <text:p>0.0124713617441132</text:p>
          </table:table-cell>
          <table:table-cell office:value-type="float" office:value="0.727091454272864" calcext:value-type="float">
            <text:p>0.727091454272864</text:p>
          </table:table-cell>
          <table:table-cell office:value-type="float" office:value="0.0272846371601709" calcext:value-type="float">
            <text:p>0.0272846371601709</text:p>
          </table:table-cell>
          <table:table-cell office:value-type="float" office:value="0.706431784107946" calcext:value-type="float">
            <text:p>0.706431784107946</text:p>
          </table:table-cell>
          <table:table-cell office:value-type="float" office:value="0.0366862614850274" calcext:value-type="float">
            <text:p>0.0366862614850274</text:p>
          </table:table-cell>
          <table:table-cell office:value-type="float" office:value="0.71496251874063" calcext:value-type="float">
            <text:p>0.71496251874063</text:p>
          </table:table-cell>
          <table:table-cell office:value-type="float" office:value="0.0300665402010462" calcext:value-type="float">
            <text:p>0.0300665402010462</text:p>
          </table:table-cell>
          <table:table-cell office:value-type="float" office:value="0.713253373313343" calcext:value-type="float">
            <text:p>0.713253373313343</text:p>
          </table:table-cell>
          <table:table-cell office:value-type="float" office:value="0.037732493827923" calcext:value-type="float">
            <text:p>0.037732493827923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381932009946486" calcext:value-type="float">
            <text:p>0.0381932009946486</text:p>
          </table:table-cell>
          <table:table-cell office:value-type="float" office:value="0.718380809595202" calcext:value-type="float">
            <text:p>0.718380809595202</text:p>
          </table:table-cell>
          <table:table-cell office:value-type="float" office:value="0.0438794113555367" calcext:value-type="float">
            <text:p>0.0438794113555367</text:p>
          </table:table-cell>
          <table:table-cell office:value-type="float" office:value="0.704617691154423" calcext:value-type="float">
            <text:p>0.704617691154423</text:p>
          </table:table-cell>
          <table:table-cell office:value-type="float" office:value="0.0324522172248767" calcext:value-type="float">
            <text:p>0.0324522172248767</text:p>
          </table:table-cell>
          <table:table-cell office:value-type="float" office:value="0.694257871064468" calcext:value-type="float">
            <text:p>0.694257871064468</text:p>
          </table:table-cell>
          <table:table-cell office:value-type="float" office:value="0.0526154544488274" calcext:value-type="float">
            <text:p>0.0526154544488274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296539729134381" calcext:value-type="float">
            <text:p>0.0296539729134381</text:p>
          </table:table-cell>
          <table:table-cell office:value-type="float" office:value="0.716701649175412" calcext:value-type="float">
            <text:p>0.716701649175412</text:p>
          </table:table-cell>
          <table:table-cell office:value-type="float" office:value="0.0387648065466067" calcext:value-type="float">
            <text:p>0.0387648065466067</text:p>
          </table:table-cell>
          <table:table-cell office:value-type="float" office:value="0.723613193403298" calcext:value-type="float">
            <text:p>0.723613193403298</text:p>
          </table:table-cell>
          <table:table-cell office:value-type="float" office:value="0.0279010152365842" calcext:value-type="float">
            <text:p>0.0279010152365842</text:p>
          </table:table-cell>
          <table:table-cell office:value-type="float" office:value="0.702923538230885" calcext:value-type="float">
            <text:p>0.702923538230885</text:p>
          </table:table-cell>
          <table:table-cell office:value-type="float" office:value="0.0082228450317265" calcext:value-type="float">
            <text:p>0.00822284503172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18455772113943" calcext:value-type="float">
            <text:p>0.718455772113943</text:p>
          </table:table-cell>
          <table:table-cell office:value-type="float" office:value="0.0211592515025312" calcext:value-type="float">
            <text:p>0.0211592515025312</text:p>
          </table:table-cell>
          <table:table-cell office:value-type="float" office:value="0.694287856071964" calcext:value-type="float">
            <text:p>0.694287856071964</text:p>
          </table:table-cell>
          <table:table-cell office:value-type="float" office:value="0.0487000394069481" calcext:value-type="float">
            <text:p>0.0487000394069481</text:p>
          </table:table-cell>
          <table:table-cell office:value-type="float" office:value="0.721904047976012" calcext:value-type="float">
            <text:p>0.721904047976012</text:p>
          </table:table-cell>
          <table:table-cell office:value-type="float" office:value="0.0105001592412958" calcext:value-type="float">
            <text:p>0.0105001592412958</text:p>
          </table:table-cell>
          <table:table-cell office:value-type="float" office:value="0.713313343328336" calcext:value-type="float">
            <text:p>0.713313343328336</text:p>
          </table:table-cell>
          <table:table-cell office:value-type="float" office:value="0.0137621670861744" calcext:value-type="float">
            <text:p>0.0137621670861744</text:p>
          </table:table-cell>
          <table:table-cell office:value-type="float" office:value="0.716761619190405" calcext:value-type="float">
            <text:p>0.716761619190405</text:p>
          </table:table-cell>
          <table:table-cell office:value-type="float" office:value="0.0139116176633313" calcext:value-type="float">
            <text:p>0.0139116176633313</text:p>
          </table:table-cell>
          <table:table-cell office:value-type="float" office:value="0.706416791604198" calcext:value-type="float">
            <text:p>0.706416791604198</text:p>
          </table:table-cell>
          <table:table-cell office:value-type="float" office:value="0.0247418673398055" calcext:value-type="float">
            <text:p>0.0247418673398055</text:p>
          </table:table-cell>
          <table:table-cell office:value-type="float" office:value="0.720179910044978" calcext:value-type="float">
            <text:p>0.720179910044978</text:p>
          </table:table-cell>
          <table:table-cell office:value-type="float" office:value="0.0123549965964226" calcext:value-type="float">
            <text:p>0.0123549965964226</text:p>
          </table:table-cell>
          <table:table-cell office:value-type="float" office:value="0.711589205397301" calcext:value-type="float">
            <text:p>0.711589205397301</text:p>
          </table:table-cell>
          <table:table-cell office:value-type="float" office:value="0.0346125823528836" calcext:value-type="float">
            <text:p>0.0346125823528836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179439664948958" calcext:value-type="float">
            <text:p>0.0179439664948958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381700356515481" calcext:value-type="float">
            <text:p>0.0381700356515481</text:p>
          </table:table-cell>
          <table:table-cell office:value-type="float" office:value="0.716761619190405" calcext:value-type="float">
            <text:p>0.716761619190405</text:p>
          </table:table-cell>
          <table:table-cell office:value-type="float" office:value="0.0267160464314293" calcext:value-type="float">
            <text:p>0.0267160464314293</text:p>
          </table:table-cell>
          <table:table-cell office:value-type="float" office:value="0.697691154422789" calcext:value-type="float">
            <text:p>0.697691154422789</text:p>
          </table:table-cell>
          <table:table-cell office:value-type="float" office:value="0.0419689161133902" calcext:value-type="float">
            <text:p>0.0419689161133902</text:p>
          </table:table-cell>
          <table:table-cell office:value-type="float" office:value="0.704602698650675" calcext:value-type="float">
            <text:p>0.704602698650675</text:p>
          </table:table-cell>
          <table:table-cell office:value-type="float" office:value="0.0332200527122522" calcext:value-type="float">
            <text:p>0.0332200527122522</text:p>
          </table:table-cell>
          <table:table-cell office:value-type="float" office:value="0.706281859070465" calcext:value-type="float">
            <text:p>0.706281859070465</text:p>
          </table:table-cell>
          <table:table-cell office:value-type="float" office:value="0.049351658330025" calcext:value-type="float">
            <text:p>0.049351658330025</text:p>
          </table:table-cell>
          <table:table-cell office:value-type="float" office:value="0.709805097451274" calcext:value-type="float">
            <text:p>0.709805097451274</text:p>
          </table:table-cell>
          <table:table-cell office:value-type="float" office:value="0.0205730395598408" calcext:value-type="float">
            <text:p>0.0205730395598408</text:p>
          </table:table-cell>
          <table:table-cell office:value-type="float" office:value="0.716746626686657" calcext:value-type="float">
            <text:p>0.716746626686657</text:p>
          </table:table-cell>
          <table:table-cell office:value-type="float" office:value="0.0096195635744371" calcext:value-type="float">
            <text:p>0.00961956357443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13313343328336" calcext:value-type="float">
            <text:p>0.713313343328336</text:p>
          </table:table-cell>
          <table:table-cell office:value-type="float" office:value="0.0236849887811196" calcext:value-type="float">
            <text:p>0.0236849887811196</text:p>
          </table:table-cell>
          <table:table-cell office:value-type="float" office:value="0.709790104947526" calcext:value-type="float">
            <text:p>0.709790104947526</text:p>
          </table:table-cell>
          <table:table-cell office:value-type="float" office:value="0.0557803652550763" calcext:value-type="float">
            <text:p>0.0557803652550763</text:p>
          </table:table-cell>
          <table:table-cell office:value-type="float" office:value="0.723613193403298" calcext:value-type="float">
            <text:p>0.723613193403298</text:p>
          </table:table-cell>
          <table:table-cell office:value-type="float" office:value="0.0192282878986332" calcext:value-type="float">
            <text:p>0.0192282878986332</text:p>
          </table:table-cell>
          <table:table-cell office:value-type="float" office:value="0.718485757121439" calcext:value-type="float">
            <text:p>0.718485757121439</text:p>
          </table:table-cell>
          <table:table-cell office:value-type="float" office:value="0.0095686065536766" calcext:value-type="float">
            <text:p>0.0095686065536766</text:p>
          </table:table-cell>
          <table:table-cell office:value-type="float" office:value="0.71328335832084" calcext:value-type="float">
            <text:p>0.71328335832084</text:p>
          </table:table-cell>
          <table:table-cell office:value-type="float" office:value="0.0116801371049662" calcext:value-type="float">
            <text:p>0.0116801371049662</text:p>
          </table:table-cell>
          <table:table-cell office:value-type="float" office:value="0.711559220389805" calcext:value-type="float">
            <text:p>0.711559220389805</text:p>
          </table:table-cell>
          <table:table-cell office:value-type="float" office:value="0.0349177069898212" calcext:value-type="float">
            <text:p>0.0349177069898212</text:p>
          </table:table-cell>
          <table:table-cell office:value-type="float" office:value="0.72359820089955" calcext:value-type="float">
            <text:p>0.72359820089955</text:p>
          </table:table-cell>
          <table:table-cell office:value-type="float" office:value="0.0246040073764767" calcext:value-type="float">
            <text:p>0.0246040073764767</text:p>
          </table:table-cell>
          <table:table-cell office:value-type="float" office:value="0.71503748125937" calcext:value-type="float">
            <text:p>0.71503748125937</text:p>
          </table:table-cell>
          <table:table-cell office:value-type="float" office:value="0.0249499430303531" calcext:value-type="float">
            <text:p>0.0249499430303531</text:p>
          </table:table-cell>
          <table:table-cell office:value-type="float" office:value="0.69599700149925" calcext:value-type="float">
            <text:p>0.69599700149925</text:p>
          </table:table-cell>
          <table:table-cell office:value-type="float" office:value="0.0258768182525343" calcext:value-type="float">
            <text:p>0.0258768182525343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50739283443611" calcext:value-type="float">
            <text:p>0.0350739283443611</text:p>
          </table:table-cell>
          <table:table-cell office:value-type="float" office:value="0.711544227886057" calcext:value-type="float">
            <text:p>0.711544227886057</text:p>
          </table:table-cell>
          <table:table-cell office:value-type="float" office:value="0.0237061187657964" calcext:value-type="float">
            <text:p>0.0237061187657964</text:p>
          </table:table-cell>
          <table:table-cell office:value-type="float" office:value="0.711574212893553" calcext:value-type="float">
            <text:p>0.711574212893553</text:p>
          </table:table-cell>
          <table:table-cell office:value-type="float" office:value="0.0388017974019697" calcext:value-type="float">
            <text:p>0.0388017974019697</text:p>
          </table:table-cell>
          <table:table-cell office:value-type="float" office:value="0.702893553223388" calcext:value-type="float">
            <text:p>0.702893553223388</text:p>
          </table:table-cell>
          <table:table-cell office:value-type="float" office:value="0.037317694081439" calcext:value-type="float">
            <text:p>0.037317694081439</text:p>
          </table:table-cell>
          <table:table-cell office:value-type="float" office:value="0.721859070464768" calcext:value-type="float">
            <text:p>0.721859070464768</text:p>
          </table:table-cell>
          <table:table-cell office:value-type="float" office:value="0.0581451791245766" calcext:value-type="float">
            <text:p>0.058145179124576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187419339875953" calcext:value-type="float">
            <text:p>0.0187419339875953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375799899054642" calcext:value-type="float">
            <text:p>0.03757998990546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18455772113943" calcext:value-type="float">
            <text:p>0.718455772113943</text:p>
          </table:table-cell>
          <table:table-cell office:value-type="float" office:value="0.0183368342128944" calcext:value-type="float">
            <text:p>0.0183368342128944</text:p>
          </table:table-cell>
          <table:table-cell office:value-type="float" office:value="0.708095952023988" calcext:value-type="float">
            <text:p>0.708095952023988</text:p>
          </table:table-cell>
          <table:table-cell office:value-type="float" office:value="0.0486905940183589" calcext:value-type="float">
            <text:p>0.0486905940183589</text:p>
          </table:table-cell>
          <table:table-cell office:value-type="float" office:value="0.720119940029985" calcext:value-type="float">
            <text:p>0.720119940029985</text:p>
          </table:table-cell>
          <table:table-cell office:value-type="float" office:value="0.0301687865066163" calcext:value-type="float">
            <text:p>0.0301687865066163</text:p>
          </table:table-cell>
          <table:table-cell office:value-type="float" office:value="0.709850074962519" calcext:value-type="float">
            <text:p>0.709850074962519</text:p>
          </table:table-cell>
          <table:table-cell office:value-type="float" office:value="0.0095622912905809" calcext:value-type="float">
            <text:p>0.0095622912905809</text:p>
          </table:table-cell>
          <table:table-cell office:value-type="float" office:value="0.711559220389805" calcext:value-type="float">
            <text:p>0.711559220389805</text:p>
          </table:table-cell>
          <table:table-cell office:value-type="float" office:value="0.0200441280675474" calcext:value-type="float">
            <text:p>0.0200441280675474</text:p>
          </table:table-cell>
          <table:table-cell office:value-type="float" office:value="0.715022488755622" calcext:value-type="float">
            <text:p>0.715022488755622</text:p>
          </table:table-cell>
          <table:table-cell office:value-type="float" office:value="0.0380840065952069" calcext:value-type="float">
            <text:p>0.0380840065952069</text:p>
          </table:table-cell>
          <table:table-cell office:value-type="float" office:value="0.720134932533733" calcext:value-type="float">
            <text:p>0.720134932533733</text:p>
          </table:table-cell>
          <table:table-cell office:value-type="float" office:value="0.0280148582721369" calcext:value-type="float">
            <text:p>0.0280148582721369</text:p>
          </table:table-cell>
          <table:table-cell office:value-type="float" office:value="0.709865067466267" calcext:value-type="float">
            <text:p>0.709865067466267</text:p>
          </table:table-cell>
          <table:table-cell office:value-type="float" office:value="0.0229590137942925" calcext:value-type="float">
            <text:p>0.0229590137942925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11221180186656" calcext:value-type="float">
            <text:p>0.0211221180186656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293018599896218" calcext:value-type="float">
            <text:p>0.0293018599896218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172250754019131" calcext:value-type="float">
            <text:p>0.0172250754019131</text:p>
          </table:table-cell>
          <table:table-cell office:value-type="float" office:value="0.709850074962519" calcext:value-type="float">
            <text:p>0.709850074962519</text:p>
          </table:table-cell>
          <table:table-cell office:value-type="float" office:value="0.0319435602486773" calcext:value-type="float">
            <text:p>0.0319435602486773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25258127419339" calcext:value-type="float">
            <text:p>0.0325258127419339</text:p>
          </table:table-cell>
          <table:table-cell office:value-type="float" office:value="0.718455772113943" calcext:value-type="float">
            <text:p>0.718455772113943</text:p>
          </table:table-cell>
          <table:table-cell office:value-type="float" office:value="0.0528079261405659" calcext:value-type="float">
            <text:p>0.0528079261405659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243664741808233" calcext:value-type="float">
            <text:p>0.0243664741808233</text:p>
          </table:table-cell>
          <table:table-cell office:value-type="float" office:value="0.708125937031484" calcext:value-type="float">
            <text:p>0.708125937031484</text:p>
          </table:table-cell>
          <table:table-cell office:value-type="float" office:value="0.0323725964822216" calcext:value-type="float">
            <text:p>0.03237259648222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713979010494753" calcext:value-type="float">
            <text:p>0.713979010494753</text:p>
          </table:table-cell>
          <table:table-cell office:value-type="float" office:value="0.0228780023226818" calcext:value-type="float">
            <text:p>0.0228780023226818</text:p>
          </table:table-cell>
          <table:table-cell office:value-type="float" office:value="0.701181409295352" calcext:value-type="float">
            <text:p>0.701181409295352</text:p>
          </table:table-cell>
          <table:table-cell office:value-type="float" office:value="0.0509244790062308" calcext:value-type="float">
            <text:p>0.0509244790062308</text:p>
          </table:table-cell>
          <table:table-cell office:value-type="float" office:value="0.717742128935532" calcext:value-type="float">
            <text:p>0.717742128935532</text:p>
          </table:table-cell>
          <table:table-cell office:value-type="float" office:value="0.01763698785886" calcext:value-type="float">
            <text:p>0.01763698785886</text:p>
          </table:table-cell>
          <table:table-cell office:value-type="float" office:value="0.712965517241379" calcext:value-type="float">
            <text:p>0.712965517241379</text:p>
          </table:table-cell>
          <table:table-cell office:value-type="float" office:value="0.01348497057176" calcext:value-type="float">
            <text:p>0.01348497057176</text:p>
          </table:table-cell>
          <table:table-cell office:value-type="float" office:value="0.715346326836582" calcext:value-type="float">
            <text:p>0.715346326836582</text:p>
          </table:table-cell>
          <table:table-cell office:value-type="float" office:value="0.0218182426248555" calcext:value-type="float">
            <text:p>0.0218182426248555</text:p>
          </table:table-cell>
          <table:table-cell office:value-type="float" office:value="0.710893553223388" calcext:value-type="float">
            <text:p>0.710893553223388</text:p>
          </table:table-cell>
          <table:table-cell office:value-type="float" office:value="0.0343768181095945" calcext:value-type="float">
            <text:p>0.0343768181095945</text:p>
          </table:table-cell>
          <table:table-cell office:value-type="float" office:value="0.719469265367316" calcext:value-type="float">
            <text:p>0.719469265367316</text:p>
          </table:table-cell>
          <table:table-cell office:value-type="float" office:value="0.0245612662342293" calcext:value-type="float">
            <text:p>0.0245612662342293</text:p>
          </table:table-cell>
          <table:table-cell office:value-type="float" office:value="0.713643178410795" calcext:value-type="float">
            <text:p>0.713643178410795</text:p>
          </table:table-cell>
          <table:table-cell office:value-type="float" office:value="0.0287326777124003" calcext:value-type="float">
            <text:p>0.0287326777124003</text:p>
          </table:table-cell>
          <table:table-cell office:value-type="float" office:value="0.702203898050975" calcext:value-type="float">
            <text:p>0.702203898050975</text:p>
          </table:table-cell>
          <table:table-cell office:value-type="float" office:value="0.0294033757956419" calcext:value-type="float">
            <text:p>0.0294033757956419</text:p>
          </table:table-cell>
          <table:table-cell office:value-type="float" office:value="0.711862068965517" calcext:value-type="float">
            <text:p>0.711862068965517</text:p>
          </table:table-cell>
          <table:table-cell office:value-type="float" office:value="0.0359419669144724" calcext:value-type="float">
            <text:p>0.0359419669144724</text:p>
          </table:table-cell>
          <table:table-cell office:value-type="float" office:value="0.713619190404798" calcext:value-type="float">
            <text:p>0.713619190404798</text:p>
          </table:table-cell>
          <table:table-cell office:value-type="float" office:value="0.0281952091411161" calcext:value-type="float">
            <text:p>0.0281952091411161</text:p>
          </table:table-cell>
          <table:table-cell office:value-type="float" office:value="0.701526236881559" calcext:value-type="float">
            <text:p>0.701526236881559</text:p>
          </table:table-cell>
          <table:table-cell office:value-type="float" office:value="0.0393422346216353" calcext:value-type="float">
            <text:p>0.0393422346216353</text:p>
          </table:table-cell>
          <table:table-cell office:value-type="float" office:value="0.707376311844078" calcext:value-type="float">
            <text:p>0.707376311844078</text:p>
          </table:table-cell>
          <table:table-cell office:value-type="float" office:value="0.032040284671255" calcext:value-type="float">
            <text:p>0.032040284671255</text:p>
          </table:table-cell>
          <table:table-cell office:value-type="float" office:value="0.714623688155922" calcext:value-type="float">
            <text:p>0.714623688155922</text:p>
          </table:table-cell>
          <table:table-cell office:value-type="float" office:value="0.0440482679654151" calcext:value-type="float">
            <text:p>0.0440482679654151</text:p>
          </table:table-cell>
          <table:table-cell office:value-type="float" office:value="0.712902548725637" calcext:value-type="float">
            <text:p>0.712902548725637</text:p>
          </table:table-cell>
          <table:table-cell office:value-type="float" office:value="0.0278441160740316" calcext:value-type="float">
            <text:p>0.0278441160740316</text:p>
          </table:table-cell>
          <table:table-cell office:value-type="float" office:value="0.710185907046477" calcext:value-type="float">
            <text:p>0.710185907046477</text:p>
          </table:table-cell>
          <table:table-cell office:value-type="float" office:value="0.0219031400209846" calcext:value-type="float">
            <text:p>0.02190314002098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75262368815592" calcext:value-type="float">
            <text:p>0.675262368815592</text:p>
          </table:table-cell>
          <table:table-cell office:value-type="float" office:value="0.0282537601562746" calcext:value-type="float">
            <text:p>0.0282537601562746</text:p>
          </table:table-cell>
          <table:table-cell office:value-type="float" office:value="0.689130434782609" calcext:value-type="float">
            <text:p>0.689130434782609</text:p>
          </table:table-cell>
          <table:table-cell office:value-type="float" office:value="0.0290638105509237" calcext:value-type="float">
            <text:p>0.0290638105509237</text:p>
          </table:table-cell>
          <table:table-cell office:value-type="float" office:value="0.689070464767616" calcext:value-type="float">
            <text:p>0.689070464767616</text:p>
          </table:table-cell>
          <table:table-cell office:value-type="float" office:value="0.0600557717052321" calcext:value-type="float">
            <text:p>0.0600557717052321</text:p>
          </table:table-cell>
          <table:table-cell office:value-type="float" office:value="0.673613193403298" calcext:value-type="float">
            <text:p>0.673613193403298</text:p>
          </table:table-cell>
          <table:table-cell office:value-type="float" office:value="0.032590811756518" calcext:value-type="float">
            <text:p>0.032590811756518</text:p>
          </table:table-cell>
          <table:table-cell office:value-type="float" office:value="0.730524737631184" calcext:value-type="float">
            <text:p>0.730524737631184</text:p>
          </table:table-cell>
          <table:table-cell office:value-type="float" office:value="0.0324066792049831" calcext:value-type="float">
            <text:p>0.0324066792049831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310026616950313" calcext:value-type="float">
            <text:p>0.0310026616950313</text:p>
          </table:table-cell>
          <table:table-cell office:value-type="float" office:value="0.70119940029985" calcext:value-type="float">
            <text:p>0.70119940029985</text:p>
          </table:table-cell>
          <table:table-cell office:value-type="float" office:value="0.0234181396812716" calcext:value-type="float">
            <text:p>0.0234181396812716</text:p>
          </table:table-cell>
          <table:table-cell office:value-type="float" office:value="0.711529235382309" calcext:value-type="float">
            <text:p>0.711529235382309</text:p>
          </table:table-cell>
          <table:table-cell office:value-type="float" office:value="0.0254661589196048" calcext:value-type="float">
            <text:p>0.0254661589196048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544426252770114" calcext:value-type="float">
            <text:p>0.0544426252770114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567465623198603" calcext:value-type="float">
            <text:p>0.0567465623198603</text:p>
          </table:table-cell>
          <table:table-cell office:value-type="float" office:value="0.690839580209895" calcext:value-type="float">
            <text:p>0.690839580209895</text:p>
          </table:table-cell>
          <table:table-cell office:value-type="float" office:value="0.0406645374619195" calcext:value-type="float">
            <text:p>0.0406645374619195</text:p>
          </table:table-cell>
          <table:table-cell office:value-type="float" office:value="0.696011994002999" calcext:value-type="float">
            <text:p>0.696011994002999</text:p>
          </table:table-cell>
          <table:table-cell office:value-type="float" office:value="0.0466990139820278" calcext:value-type="float">
            <text:p>0.0466990139820278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2159156463071" calcext:value-type="float">
            <text:p>0.042159156463071</text:p>
          </table:table-cell>
          <table:table-cell office:value-type="float" office:value="0.706371814092954" calcext:value-type="float">
            <text:p>0.706371814092954</text:p>
          </table:table-cell>
          <table:table-cell office:value-type="float" office:value="0.0351980757391384" calcext:value-type="float">
            <text:p>0.0351980757391384</text:p>
          </table:table-cell>
          <table:table-cell office:value-type="float" office:value="0.709775112443778" calcext:value-type="float">
            <text:p>0.709775112443778</text:p>
          </table:table-cell>
          <table:table-cell office:value-type="float" office:value="0.0385998962177876" calcext:value-type="float">
            <text:p>0.0385998962177876</text:p>
          </table:table-cell>
          <table:table-cell office:value-type="float" office:value="0.715067466266867" calcext:value-type="float">
            <text:p>0.715067466266867</text:p>
          </table:table-cell>
          <table:table-cell office:value-type="float" office:value="0.0213304263123492" calcext:value-type="float">
            <text:p>0.02133042631234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442665066557955" calcext:value-type="float">
            <text:p>0.0442665066557955</text:p>
          </table:table-cell>
          <table:table-cell office:value-type="float" office:value="0.706311844077961" calcext:value-type="float">
            <text:p>0.706311844077961</text:p>
          </table:table-cell>
          <table:table-cell office:value-type="float" office:value="0.0446871373889279" calcext:value-type="float">
            <text:p>0.0446871373889279</text:p>
          </table:table-cell>
          <table:table-cell office:value-type="float" office:value="0.687286356821589" calcext:value-type="float">
            <text:p>0.687286356821589</text:p>
          </table:table-cell>
          <table:table-cell office:value-type="float" office:value="0.0487654260332779" calcext:value-type="float">
            <text:p>0.0487654260332779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443079345731167" calcext:value-type="float">
            <text:p>0.0443079345731167</text:p>
          </table:table-cell>
          <table:table-cell office:value-type="float" office:value="0.706356821589205" calcext:value-type="float">
            <text:p>0.706356821589205</text:p>
          </table:table-cell>
          <table:table-cell office:value-type="float" office:value="0.0383912546108784" calcext:value-type="float">
            <text:p>0.0383912546108784</text:p>
          </table:table-cell>
          <table:table-cell office:value-type="float" office:value="0.711484257871064" calcext:value-type="float">
            <text:p>0.711484257871064</text:p>
          </table:table-cell>
          <table:table-cell office:value-type="float" office:value="0.0540239899615047" calcext:value-type="float">
            <text:p>0.0540239899615047</text:p>
          </table:table-cell>
          <table:table-cell office:value-type="float" office:value="0.70808095952024" calcext:value-type="float">
            <text:p>0.70808095952024</text:p>
          </table:table-cell>
          <table:table-cell office:value-type="float" office:value="0.0317493657538016" calcext:value-type="float">
            <text:p>0.0317493657538016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47355880155345" calcext:value-type="float">
            <text:p>0.0347355880155345</text:p>
          </table:table-cell>
          <table:table-cell office:value-type="float" office:value="0.701184407796102" calcext:value-type="float">
            <text:p>0.701184407796102</text:p>
          </table:table-cell>
          <table:table-cell office:value-type="float" office:value="0.044826533209316" calcext:value-type="float">
            <text:p>0.044826533209316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305695735993364" calcext:value-type="float">
            <text:p>0.0305695735993364</text:p>
          </table:table-cell>
          <table:table-cell office:value-type="float" office:value="0.701214392803598" calcext:value-type="float">
            <text:p>0.701214392803598</text:p>
          </table:table-cell>
          <table:table-cell office:value-type="float" office:value="0.0415484924961422" calcext:value-type="float">
            <text:p>0.0415484924961422</text:p>
          </table:table-cell>
          <table:table-cell office:value-type="float" office:value="0.702848575712144" calcext:value-type="float">
            <text:p>0.702848575712144</text:p>
          </table:table-cell>
          <table:table-cell office:value-type="float" office:value="0.0325972769474689" calcext:value-type="float">
            <text:p>0.0325972769474689</text:p>
          </table:table-cell>
          <table:table-cell office:value-type="float" office:value="0.69767616191904" calcext:value-type="float">
            <text:p>0.69767616191904</text:p>
          </table:table-cell>
          <table:table-cell office:value-type="float" office:value="0.0447062032131237" calcext:value-type="float">
            <text:p>0.0447062032131237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292383902654338" calcext:value-type="float">
            <text:p>0.0292383902654338</text:p>
          </table:table-cell>
          <table:table-cell office:value-type="float" office:value="0.713268365817091" calcext:value-type="float">
            <text:p>0.713268365817091</text:p>
          </table:table-cell>
          <table:table-cell office:value-type="float" office:value="0.0279241671039938" calcext:value-type="float">
            <text:p>0.0279241671039938</text:p>
          </table:table-cell>
          <table:table-cell office:value-type="float" office:value="0.697736131934033" calcext:value-type="float">
            <text:p>0.697736131934033</text:p>
          </table:table-cell>
          <table:table-cell office:value-type="float" office:value="0.0165286319315167" calcext:value-type="float">
            <text:p>0.0165286319315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065967016492" calcext:value-type="float">
            <text:p>0.708065967016492</text:p>
          </table:table-cell>
          <table:table-cell office:value-type="float" office:value="0.0397258420356187" calcext:value-type="float">
            <text:p>0.0397258420356187</text:p>
          </table:table-cell>
          <table:table-cell office:value-type="float" office:value="0.701139430284858" calcext:value-type="float">
            <text:p>0.701139430284858</text:p>
          </table:table-cell>
          <table:table-cell office:value-type="float" office:value="0.0472718005867504" calcext:value-type="float">
            <text:p>0.047271800586750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67438700753041" calcext:value-type="float">
            <text:p>0.0267438700753041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28933020945752" calcext:value-type="float">
            <text:p>0.0328933020945752</text:p>
          </table:table-cell>
          <table:table-cell office:value-type="float" office:value="0.701154422788606" calcext:value-type="float">
            <text:p>0.701154422788606</text:p>
          </table:table-cell>
          <table:table-cell office:value-type="float" office:value="0.0364560154731089" calcext:value-type="float">
            <text:p>0.0364560154731089</text:p>
          </table:table-cell>
          <table:table-cell office:value-type="float" office:value="0.701109445277361" calcext:value-type="float">
            <text:p>0.701109445277361</text:p>
          </table:table-cell>
          <table:table-cell office:value-type="float" office:value="0.0360281828300356" calcext:value-type="float">
            <text:p>0.0360281828300356</text:p>
          </table:table-cell>
          <table:table-cell office:value-type="float" office:value="0.720149925037481" calcext:value-type="float">
            <text:p>0.720149925037481</text:p>
          </table:table-cell>
          <table:table-cell office:value-type="float" office:value="0.0226169136894044" calcext:value-type="float">
            <text:p>0.022616913689404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32948624039886" calcext:value-type="float">
            <text:p>0.0332948624039886</text:p>
          </table:table-cell>
          <table:table-cell office:value-type="float" office:value="0.711499250374813" calcext:value-type="float">
            <text:p>0.711499250374813</text:p>
          </table:table-cell>
          <table:table-cell office:value-type="float" office:value="0.0495834592222214" calcext:value-type="float">
            <text:p>0.0495834592222214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22671954954396" calcext:value-type="float">
            <text:p>0.022671954954396</text:p>
          </table:table-cell>
          <table:table-cell office:value-type="float" office:value="0.706341829085457" calcext:value-type="float">
            <text:p>0.706341829085457</text:p>
          </table:table-cell>
          <table:table-cell office:value-type="float" office:value="0.0404376620452665" calcext:value-type="float">
            <text:p>0.0404376620452665</text:p>
          </table:table-cell>
          <table:table-cell office:value-type="float" office:value="0.699385307346327" calcext:value-type="float">
            <text:p>0.699385307346327</text:p>
          </table:table-cell>
          <table:table-cell office:value-type="float" office:value="0.0342997719602461" calcext:value-type="float">
            <text:p>0.0342997719602461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406641988982163" calcext:value-type="float">
            <text:p>0.0406641988982163</text:p>
          </table:table-cell>
          <table:table-cell office:value-type="float" office:value="0.69424287856072" calcext:value-type="float">
            <text:p>0.69424287856072</text:p>
          </table:table-cell>
          <table:table-cell office:value-type="float" office:value="0.0285049548660399" calcext:value-type="float">
            <text:p>0.0285049548660399</text:p>
          </table:table-cell>
          <table:table-cell office:value-type="float" office:value="0.714947526236881" calcext:value-type="float">
            <text:p>0.714947526236881</text:p>
          </table:table-cell>
          <table:table-cell office:value-type="float" office:value="0.0283932649753364" calcext:value-type="float">
            <text:p>0.0283932649753364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354147882842602" calcext:value-type="float">
            <text:p>0.03541478828426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32683658171" calcext:value-type="float">
            <text:p>0.704632683658171</text:p>
          </table:table-cell>
          <table:table-cell office:value-type="float" office:value="0.032828123155439" calcext:value-type="float">
            <text:p>0.032828123155439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343927921610231" calcext:value-type="float">
            <text:p>0.0343927921610231</text:p>
          </table:table-cell>
          <table:table-cell office:value-type="float" office:value="0.68904047976012" calcext:value-type="float">
            <text:p>0.68904047976012</text:p>
          </table:table-cell>
          <table:table-cell office:value-type="float" office:value="0.0327322101998328" calcext:value-type="float">
            <text:p>0.0327322101998328</text:p>
          </table:table-cell>
          <table:table-cell office:value-type="float" office:value="0.697661169415292" calcext:value-type="float">
            <text:p>0.697661169415292</text:p>
          </table:table-cell>
          <table:table-cell office:value-type="float" office:value="0.0381605388028209" calcext:value-type="float">
            <text:p>0.0381605388028209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37341944988702" calcext:value-type="float">
            <text:p>0.037341944988702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77586660808691" calcext:value-type="float">
            <text:p>0.0377586660808691</text:p>
          </table:table-cell>
          <table:table-cell office:value-type="float" office:value="0.713238380809595" calcext:value-type="float">
            <text:p>0.713238380809595</text:p>
          </table:table-cell>
          <table:table-cell office:value-type="float" office:value="0.0208185774245198" calcext:value-type="float">
            <text:p>0.0208185774245198</text:p>
          </table:table-cell>
          <table:table-cell office:value-type="float" office:value="0.699415292353823" calcext:value-type="float">
            <text:p>0.699415292353823</text:p>
          </table:table-cell>
          <table:table-cell office:value-type="float" office:value="0.043902232854365" calcext:value-type="float">
            <text:p>0.043902232854365</text:p>
          </table:table-cell>
          <table:table-cell office:value-type="float" office:value="0.699400299850075" calcext:value-type="float">
            <text:p>0.699400299850075</text:p>
          </table:table-cell>
          <table:table-cell office:value-type="float" office:value="0.0400918094188728" calcext:value-type="float">
            <text:p>0.0400918094188728</text:p>
          </table:table-cell>
          <table:table-cell office:value-type="float" office:value="0.695967016491754" calcext:value-type="float">
            <text:p>0.695967016491754</text:p>
          </table:table-cell>
          <table:table-cell office:value-type="float" office:value="0.0249365272071563" calcext:value-type="float">
            <text:p>0.0249365272071563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381683425880465" calcext:value-type="float">
            <text:p>0.0381683425880465</text:p>
          </table:table-cell>
          <table:table-cell office:value-type="float" office:value="0.699430284857571" calcext:value-type="float">
            <text:p>0.699430284857571</text:p>
          </table:table-cell>
          <table:table-cell office:value-type="float" office:value="0.024761845856126" calcext:value-type="float">
            <text:p>0.024761845856126</text:p>
          </table:table-cell>
          <table:table-cell office:value-type="float" office:value="0.702863568215892" calcext:value-type="float">
            <text:p>0.702863568215892</text:p>
          </table:table-cell>
          <table:table-cell office:value-type="float" office:value="0.0461049778993077" calcext:value-type="float">
            <text:p>0.0461049778993077</text:p>
          </table:table-cell>
          <table:table-cell office:value-type="float" office:value="0.695952023988006" calcext:value-type="float">
            <text:p>0.695952023988006</text:p>
          </table:table-cell>
          <table:table-cell office:value-type="float" office:value="0.0305505604273209" calcext:value-type="float">
            <text:p>0.0305505604273209</text:p>
          </table:table-cell>
          <table:table-cell office:value-type="float" office:value="0.70976011994003" calcext:value-type="float">
            <text:p>0.70976011994003</text:p>
          </table:table-cell>
          <table:table-cell office:value-type="float" office:value="0.033095650644426" calcext:value-type="float">
            <text:p>0.033095650644426</text:p>
          </table:table-cell>
          <table:table-cell office:value-type="float" office:value="0.709820089955022" calcext:value-type="float">
            <text:p>0.709820089955022</text:p>
          </table:table-cell>
          <table:table-cell office:value-type="float" office:value="0.0360954452543751" calcext:value-type="float">
            <text:p>0.036095445254375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14977511244378" calcext:value-type="float">
            <text:p>0.714977511244378</text:p>
          </table:table-cell>
          <table:table-cell office:value-type="float" office:value="0.0316617223113985" calcext:value-type="float">
            <text:p>0.0316617223113985</text:p>
          </table:table-cell>
          <table:table-cell office:value-type="float" office:value="0.70287856071964" calcext:value-type="float">
            <text:p>0.70287856071964</text:p>
          </table:table-cell>
          <table:table-cell office:value-type="float" office:value="0.0479333756853539" calcext:value-type="float">
            <text:p>0.0479333756853539</text:p>
          </table:table-cell>
          <table:table-cell office:value-type="float" office:value="0.687316341829085" calcext:value-type="float">
            <text:p>0.687316341829085</text:p>
          </table:table-cell>
          <table:table-cell office:value-type="float" office:value="0.0323489282701372" calcext:value-type="float">
            <text:p>0.0323489282701372</text:p>
          </table:table-cell>
          <table:table-cell office:value-type="float" office:value="0.689025487256372" calcext:value-type="float">
            <text:p>0.689025487256372</text:p>
          </table:table-cell>
          <table:table-cell office:value-type="float" office:value="0.041898971941675" calcext:value-type="float">
            <text:p>0.041898971941675</text:p>
          </table:table-cell>
          <table:table-cell office:value-type="float" office:value="0.708035982008995" calcext:value-type="float">
            <text:p>0.708035982008995</text:p>
          </table:table-cell>
          <table:table-cell office:value-type="float" office:value="0.0436216616192601" calcext:value-type="float">
            <text:p>0.0436216616192601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376993281484871" calcext:value-type="float">
            <text:p>0.0376993281484871</text:p>
          </table:table-cell>
          <table:table-cell office:value-type="float" office:value="0.713223388305847" calcext:value-type="float">
            <text:p>0.713223388305847</text:p>
          </table:table-cell>
          <table:table-cell office:value-type="float" office:value="0.0304968772248021" calcext:value-type="float">
            <text:p>0.0304968772248021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362524816945044" calcext:value-type="float">
            <text:p>0.0362524816945044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496151932847033" calcext:value-type="float">
            <text:p>0.0496151932847033</text:p>
          </table:table-cell>
          <table:table-cell office:value-type="float" office:value="0.699460269865067" calcext:value-type="float">
            <text:p>0.699460269865067</text:p>
          </table:table-cell>
          <table:table-cell office:value-type="float" office:value="0.0190971632626395" calcext:value-type="float">
            <text:p>0.0190971632626395</text:p>
          </table:table-cell>
          <table:table-cell office:value-type="float" office:value="0.695982008995502" calcext:value-type="float">
            <text:p>0.695982008995502</text:p>
          </table:table-cell>
          <table:table-cell office:value-type="float" office:value="0.0288303059845053" calcext:value-type="float">
            <text:p>0.0288303059845053</text:p>
          </table:table-cell>
          <table:table-cell office:value-type="float" office:value="0.699445277361319" calcext:value-type="float">
            <text:p>0.699445277361319</text:p>
          </table:table-cell>
          <table:table-cell office:value-type="float" office:value="0.0184382349751508" calcext:value-type="float">
            <text:p>0.0184382349751508</text:p>
          </table:table-cell>
          <table:table-cell office:value-type="float" office:value="0.701124437781109" calcext:value-type="float">
            <text:p>0.701124437781109</text:p>
          </table:table-cell>
          <table:table-cell office:value-type="float" office:value="0.040675888078775" calcext:value-type="float">
            <text:p>0.040675888078775</text:p>
          </table:table-cell>
          <table:table-cell office:value-type="float" office:value="0.694227886056972" calcext:value-type="float">
            <text:p>0.694227886056972</text:p>
          </table:table-cell>
          <table:table-cell office:value-type="float" office:value="0.0280989479649246" calcext:value-type="float">
            <text:p>0.0280989479649246</text:p>
          </table:table-cell>
          <table:table-cell office:value-type="float" office:value="0.716686656671664" calcext:value-type="float">
            <text:p>0.716686656671664</text:p>
          </table:table-cell>
          <table:table-cell office:value-type="float" office:value="0.0327090770858069" calcext:value-type="float">
            <text:p>0.0327090770858069</text:p>
          </table:table-cell>
          <table:table-cell office:value-type="float" office:value="0.71671664167916" calcext:value-type="float">
            <text:p>0.71671664167916</text:p>
          </table:table-cell>
          <table:table-cell office:value-type="float" office:value="0.0334470628652081" calcext:value-type="float">
            <text:p>0.033447062865208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699781109445277" calcext:value-type="float">
            <text:p>0.699781109445277</text:p>
          </table:table-cell>
          <table:table-cell office:value-type="float" office:value="0.0353471908629053" calcext:value-type="float">
            <text:p>0.0353471908629053</text:p>
          </table:table-cell>
          <table:table-cell office:value-type="float" office:value="0.700467766116941" calcext:value-type="float">
            <text:p>0.700467766116941</text:p>
          </table:table-cell>
          <table:table-cell office:value-type="float" office:value="0.0406697832745958" calcext:value-type="float">
            <text:p>0.0406697832745958</text:p>
          </table:table-cell>
          <table:table-cell office:value-type="float" office:value="0.689388305847076" calcext:value-type="float">
            <text:p>0.689388305847076</text:p>
          </table:table-cell>
          <table:table-cell office:value-type="float" office:value="0.0401292412567568" calcext:value-type="float">
            <text:p>0.0401292412567568</text:p>
          </table:table-cell>
          <table:table-cell office:value-type="float" office:value="0.689058470764618" calcext:value-type="float">
            <text:p>0.689058470764618</text:p>
          </table:table-cell>
          <table:table-cell office:value-type="float" office:value="0.0379703118337412" calcext:value-type="float">
            <text:p>0.0379703118337412</text:p>
          </table:table-cell>
          <table:table-cell office:value-type="float" office:value="0.70943928035982" calcext:value-type="float">
            <text:p>0.70943928035982</text:p>
          </table:table-cell>
          <table:table-cell office:value-type="float" office:value="0.0376435111793865" calcext:value-type="float">
            <text:p>0.0376435111793865</text:p>
          </table:table-cell>
          <table:table-cell office:value-type="float" office:value="0.699409295352324" calcext:value-type="float">
            <text:p>0.699409295352324</text:p>
          </table:table-cell>
          <table:table-cell office:value-type="float" office:value="0.0393025657431856" calcext:value-type="float">
            <text:p>0.0393025657431856</text:p>
          </table:table-cell>
          <table:table-cell office:value-type="float" office:value="0.711178410794603" calcext:value-type="float">
            <text:p>0.711178410794603</text:p>
          </table:table-cell>
          <table:table-cell office:value-type="float" office:value="0.0258199747547599" calcext:value-type="float">
            <text:p>0.0258199747547599</text:p>
          </table:table-cell>
          <table:table-cell office:value-type="float" office:value="0.703574212893553" calcext:value-type="float">
            <text:p>0.703574212893553</text:p>
          </table:table-cell>
          <table:table-cell office:value-type="float" office:value="0.0347302647775995" calcext:value-type="float">
            <text:p>0.0347302647775995</text:p>
          </table:table-cell>
          <table:table-cell office:value-type="float" office:value="0.701493253373313" calcext:value-type="float">
            <text:p>0.701493253373313</text:p>
          </table:table-cell>
          <table:table-cell office:value-type="float" office:value="0.047711924082425" calcext:value-type="float">
            <text:p>0.047711924082425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8043562686777" calcext:value-type="float">
            <text:p>0.0308043562686777</text:p>
          </table:table-cell>
          <table:table-cell office:value-type="float" office:value="0.699448275862069" calcext:value-type="float">
            <text:p>0.699448275862069</text:p>
          </table:table-cell>
          <table:table-cell office:value-type="float" office:value="0.037929868115176" calcext:value-type="float">
            <text:p>0.037929868115176</text:p>
          </table:table-cell>
          <table:table-cell office:value-type="float" office:value="0.699424287856072" calcext:value-type="float">
            <text:p>0.699424287856072</text:p>
          </table:table-cell>
          <table:table-cell office:value-type="float" office:value="0.0313592287442039" calcext:value-type="float">
            <text:p>0.0313592287442039</text:p>
          </table:table-cell>
          <table:table-cell office:value-type="float" office:value="0.700794602698651" calcext:value-type="float">
            <text:p>0.700794602698651</text:p>
          </table:table-cell>
          <table:table-cell office:value-type="float" office:value="0.0428620849104987" calcext:value-type="float">
            <text:p>0.0428620849104987</text:p>
          </table:table-cell>
          <table:table-cell office:value-type="float" office:value="0.699427286356822" calcext:value-type="float">
            <text:p>0.699427286356822</text:p>
          </table:table-cell>
          <table:table-cell office:value-type="float" office:value="0.0303181858525715" calcext:value-type="float">
            <text:p>0.0303181858525715</text:p>
          </table:table-cell>
          <table:table-cell office:value-type="float" office:value="0.712887556221889" calcext:value-type="float">
            <text:p>0.712887556221889</text:p>
          </table:table-cell>
          <table:table-cell office:value-type="float" office:value="0.0321444112054701" calcext:value-type="float">
            <text:p>0.0321444112054701</text:p>
          </table:table-cell>
          <table:table-cell office:value-type="float" office:value="0.709835082458771" calcext:value-type="float">
            <text:p>0.709835082458771</text:p>
          </table:table-cell>
          <table:table-cell office:value-type="float" office:value="0.0285632709295419" calcext:value-type="float">
            <text:p>0.0285632709295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8812877263581" calcext:value-type="float">
            <text:p>0.908812877263581</text:p>
          </table:table-cell>
          <table:table-cell office:value-type="float" office:value="0.0313581343692535" calcext:value-type="float">
            <text:p>0.0313581343692535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215814818052438" calcext:value-type="float">
            <text:p>0.0215814818052438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33326672597983" calcext:value-type="float">
            <text:p>0.0233326672597983</text:p>
          </table:table-cell>
          <table:table-cell office:value-type="float" office:value="0.920120724346076" calcext:value-type="float">
            <text:p>0.920120724346076</text:p>
          </table:table-cell>
          <table:table-cell office:value-type="float" office:value="0.0314781642797563" calcext:value-type="float">
            <text:p>0.0314781642797563</text:p>
          </table:table-cell>
          <table:table-cell office:value-type="float" office:value="0.908812877263581" calcext:value-type="float">
            <text:p>0.908812877263581</text:p>
          </table:table-cell>
          <table:table-cell office:value-type="float" office:value="0.0217515174065513" calcext:value-type="float">
            <text:p>0.0217515174065513</text:p>
          </table:table-cell>
          <table:table-cell office:value-type="float" office:value="0.917263581488934" calcext:value-type="float">
            <text:p>0.917263581488934</text:p>
          </table:table-cell>
          <table:table-cell office:value-type="float" office:value="0.0479359947446656" calcext:value-type="float">
            <text:p>0.0479359947446656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44700953719351" calcext:value-type="float">
            <text:p>0.0344700953719351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69582709635454" calcext:value-type="float">
            <text:p>0.0369582709635454</text:p>
          </table:table-cell>
          <table:table-cell office:value-type="float" office:value="0.894647887323944" calcext:value-type="float">
            <text:p>0.894647887323944</text:p>
          </table:table-cell>
          <table:table-cell office:value-type="float" office:value="0.0433349677285796" calcext:value-type="float">
            <text:p>0.0433349677285796</text:p>
          </table:table-cell>
          <table:table-cell office:value-type="float" office:value="0.903138832997988" calcext:value-type="float">
            <text:p>0.903138832997988</text:p>
          </table:table-cell>
          <table:table-cell office:value-type="float" office:value="0.0155975201050139" calcext:value-type="float">
            <text:p>0.0155975201050139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84201530189865" calcext:value-type="float">
            <text:p>0.0384201530189865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70118523037125" calcext:value-type="float">
            <text:p>0.0370118523037125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161376488144201" calcext:value-type="float">
            <text:p>0.01613764881442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8812877263581" calcext:value-type="float">
            <text:p>0.908812877263581</text:p>
          </table:table-cell>
          <table:table-cell office:value-type="float" office:value="0.0469874705324571" calcext:value-type="float">
            <text:p>0.0469874705324571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231892548345553" calcext:value-type="float">
            <text:p>0.023189254834555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76683927593896" calcext:value-type="float">
            <text:p>0.0376683927593896</text:p>
          </table:table-cell>
          <table:table-cell office:value-type="float" office:value="0.940080482897384" calcext:value-type="float">
            <text:p>0.940080482897384</text:p>
          </table:table-cell>
          <table:table-cell office:value-type="float" office:value="0.0275945299746749" calcext:value-type="float">
            <text:p>0.0275945299746749</text:p>
          </table:table-cell>
          <table:table-cell office:value-type="float" office:value="0.917344064386318" calcext:value-type="float">
            <text:p>0.917344064386318</text:p>
          </table:table-cell>
          <table:table-cell office:value-type="float" office:value="0.0275871934233082" calcext:value-type="float">
            <text:p>0.0275871934233082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55871225592103" calcext:value-type="float">
            <text:p>0.025587122559210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8692152917505" calcext:value-type="float">
            <text:p>0.928692152917505</text:p>
          </table:table-cell>
          <table:table-cell office:value-type="float" office:value="0.0304477156179957" calcext:value-type="float">
            <text:p>0.0304477156179957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358997367216068" calcext:value-type="float">
            <text:p>0.0358997367216068</text:p>
          </table:table-cell>
          <table:table-cell office:value-type="float" office:value="0.928812877263582" calcext:value-type="float">
            <text:p>0.928812877263582</text:p>
          </table:table-cell>
          <table:table-cell office:value-type="float" office:value="0.0224025088195602" calcext:value-type="float">
            <text:p>0.0224025088195602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89993413970309" calcext:value-type="float">
            <text:p>0.0389993413970309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20845459051344" calcext:value-type="float">
            <text:p>0.022084545905134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5" calcext:value-type="float">
            <text:p>0.0364255693105765</text:p>
          </table:table-cell>
          <table:table-cell office:value-type="float" office:value="0.928812877263582" calcext:value-type="float">
            <text:p>0.928812877263582</text:p>
          </table:table-cell>
          <table:table-cell office:value-type="float" office:value="0.0265697955216734" calcext:value-type="float">
            <text:p>0.02656979552167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364255693105765" calcext:value-type="float">
            <text:p>0.0364255693105765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8812877263581" calcext:value-type="float">
            <text:p>0.908812877263581</text:p>
          </table:table-cell>
          <table:table-cell office:value-type="float" office:value="0.0469874705324571" calcext:value-type="float">
            <text:p>0.0469874705324571</text:p>
          </table:table-cell>
          <table:table-cell office:value-type="float" office:value="0.900321931589537" calcext:value-type="float">
            <text:p>0.900321931589537</text:p>
          </table:table-cell>
          <table:table-cell office:value-type="float" office:value="0.0199294733567809" calcext:value-type="float">
            <text:p>0.0199294733567809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23967406055843" calcext:value-type="float">
            <text:p>0.0323967406055843</text:p>
          </table:table-cell>
          <table:table-cell office:value-type="float" office:value="0.93158953722334" calcext:value-type="float">
            <text:p>0.93158953722334</text:p>
          </table:table-cell>
          <table:table-cell office:value-type="float" office:value="0.0213004263919724" calcext:value-type="float">
            <text:p>0.0213004263919724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33326672597983" calcext:value-type="float">
            <text:p>0.023332667259798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80684955397401" calcext:value-type="float">
            <text:p>0.0380684955397401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260381142427337" calcext:value-type="float">
            <text:p>0.0260381142427337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190385011380646" calcext:value-type="float">
            <text:p>0.0190385011380646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33326672597983" calcext:value-type="float">
            <text:p>0.02333266725979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8812877263581" calcext:value-type="float">
            <text:p>0.908812877263581</text:p>
          </table:table-cell>
          <table:table-cell office:value-type="float" office:value="0.0469874705324571" calcext:value-type="float">
            <text:p>0.0469874705324571</text:p>
          </table:table-cell>
          <table:table-cell office:value-type="float" office:value="0.894607645875251" calcext:value-type="float">
            <text:p>0.894607645875251</text:p>
          </table:table-cell>
          <table:table-cell office:value-type="float" office:value="0.0160911711236061" calcext:value-type="float">
            <text:p>0.0160911711236061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76683927593896" calcext:value-type="float">
            <text:p>0.0376683927593896</text:p>
          </table:table-cell>
          <table:table-cell office:value-type="float" office:value="0.931549295774648" calcext:value-type="float">
            <text:p>0.931549295774648</text:p>
          </table:table-cell>
          <table:table-cell office:value-type="float" office:value="0.0257078771419904" calcext:value-type="float">
            <text:p>0.0257078771419904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5955734406439" calcext:value-type="float">
            <text:p>0.925955734406439</text:p>
          </table:table-cell>
          <table:table-cell office:value-type="float" office:value="0.0233326672597983" calcext:value-type="float">
            <text:p>0.023332667259798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217362500461428" calcext:value-type="float">
            <text:p>0.021736250046142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313704613019516" calcext:value-type="float">
            <text:p>0.031370461301951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190385011380646" calcext:value-type="float">
            <text:p>0.0190385011380646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11629778672032" calcext:value-type="float">
            <text:p>0.911629778672032</text:p>
          </table:table-cell>
          <table:table-cell office:value-type="float" office:value="0.0479013556704325" calcext:value-type="float">
            <text:p>0.0479013556704325</text:p>
          </table:table-cell>
          <table:table-cell office:value-type="float" office:value="0.897424547283702" calcext:value-type="float">
            <text:p>0.897424547283702</text:p>
          </table:table-cell>
          <table:table-cell office:value-type="float" office:value="0.0157259905346381" calcext:value-type="float">
            <text:p>0.0157259905346381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34406438631791" calcext:value-type="float">
            <text:p>0.934406438631791</text:p>
          </table:table-cell>
          <table:table-cell office:value-type="float" office:value="0.0240499475535552" calcext:value-type="float">
            <text:p>0.0240499475535552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23058350100603" calcext:value-type="float">
            <text:p>0.923058350100603</text:p>
          </table:table-cell>
          <table:table-cell office:value-type="float" office:value="0.0217362500461428" calcext:value-type="float">
            <text:p>0.021736250046142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5915492957746" calcext:value-type="float">
            <text:p>0.925915492957746</text:p>
          </table:table-cell>
          <table:table-cell office:value-type="float" office:value="0.0212277932957476" calcext:value-type="float">
            <text:p>0.0212277932957476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15523859911291" calcext:value-type="float">
            <text:p>0.0215523859911291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358127980760822" calcext:value-type="float">
            <text:p>0.0358127980760822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190385011380646" calcext:value-type="float">
            <text:p>0.0190385011380646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58903767465647" calcext:value-type="float">
            <text:p>0.02589037674656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0.909376257545272" calcext:value-type="float">
            <text:p>0.909376257545272</text:p>
          </table:table-cell>
          <table:table-cell office:value-type="float" office:value="0.0440443803274115" calcext:value-type="float">
            <text:p>0.0440443803274115</text:p>
          </table:table-cell>
          <table:table-cell office:value-type="float" office:value="0.90030583501006" calcext:value-type="float">
            <text:p>0.90030583501006</text:p>
          </table:table-cell>
          <table:table-cell office:value-type="float" office:value="0.0193034743309648" calcext:value-type="float">
            <text:p>0.0193034743309648</text:p>
          </table:table-cell>
          <table:table-cell office:value-type="float" office:value="0.917416498993964" calcext:value-type="float">
            <text:p>0.917416498993964</text:p>
          </table:table-cell>
          <table:table-cell office:value-type="float" office:value="0.0325716804600667" calcext:value-type="float">
            <text:p>0.0325716804600667</text:p>
          </table:table-cell>
          <table:table-cell office:value-type="float" office:value="0.931549295774648" calcext:value-type="float">
            <text:p>0.931549295774648</text:p>
          </table:table-cell>
          <table:table-cell office:value-type="float" office:value="0.0260261890683898" calcext:value-type="float">
            <text:p>0.0260261890683898</text:p>
          </table:table-cell>
          <table:table-cell office:value-type="float" office:value="0.916233400402415" calcext:value-type="float">
            <text:p>0.916233400402415</text:p>
          </table:table-cell>
          <table:table-cell office:value-type="float" office:value="0.0294093196893019" calcext:value-type="float">
            <text:p>0.0294093196893019</text:p>
          </table:table-cell>
          <table:table-cell office:value-type="float" office:value="0.923629778672032" calcext:value-type="float">
            <text:p>0.923629778672032</text:p>
          </table:table-cell>
          <table:table-cell office:value-type="float" office:value="0.0283849403739231" calcext:value-type="float">
            <text:p>0.0283849403739231</text:p>
          </table:table-cell>
          <table:table-cell office:value-type="float" office:value="0.915710261569416" calcext:value-type="float">
            <text:p>0.915710261569416</text:p>
          </table:table-cell>
          <table:table-cell office:value-type="float" office:value="0.0349719433903745" calcext:value-type="float">
            <text:p>0.0349719433903745</text:p>
          </table:table-cell>
          <table:table-cell office:value-type="float" office:value="0.923613682092555" calcext:value-type="float">
            <text:p>0.923613682092555</text:p>
          </table:table-cell>
          <table:table-cell office:value-type="float" office:value="0.026783993714911" calcext:value-type="float">
            <text:p>0.026783993714911</text:p>
          </table:table-cell>
          <table:table-cell office:value-type="float" office:value="0.920233400402415" calcext:value-type="float">
            <text:p>0.920233400402415</text:p>
          </table:table-cell>
          <table:table-cell office:value-type="float" office:value="0.0348571351440274" calcext:value-type="float">
            <text:p>0.0348571351440274</text:p>
          </table:table-cell>
          <table:table-cell office:value-type="float" office:value="0.923098591549296" calcext:value-type="float">
            <text:p>0.923098591549296</text:p>
          </table:table-cell>
          <table:table-cell office:value-type="float" office:value="0.0248035875512986" calcext:value-type="float">
            <text:p>0.0248035875512986</text:p>
          </table:table-cell>
          <table:table-cell office:value-type="float" office:value="0.911171026156942" calcext:value-type="float">
            <text:p>0.911171026156942</text:p>
          </table:table-cell>
          <table:table-cell office:value-type="float" office:value="0.0393646373128096" calcext:value-type="float">
            <text:p>0.0393646373128096</text:p>
          </table:table-cell>
          <table:table-cell office:value-type="float" office:value="0.915122736418511" calcext:value-type="float">
            <text:p>0.915122736418511</text:p>
          </table:table-cell>
          <table:table-cell office:value-type="float" office:value="0.0244794244438802" calcext:value-type="float">
            <text:p>0.0244794244438802</text:p>
          </table:table-cell>
          <table:table-cell office:value-type="float" office:value="0.917971830985915" calcext:value-type="float">
            <text:p>0.917971830985915</text:p>
          </table:table-cell>
          <table:table-cell office:value-type="float" office:value="0.0365397363308413" calcext:value-type="float">
            <text:p>0.0365397363308413</text:p>
          </table:table-cell>
          <table:table-cell office:value-type="float" office:value="0.923678068410463" calcext:value-type="float">
            <text:p>0.923678068410463</text:p>
          </table:table-cell>
          <table:table-cell office:value-type="float" office:value="0.0244210903909707" calcext:value-type="float">
            <text:p>0.0244210903909707</text:p>
          </table:table-cell>
          <table:table-cell office:value-type="float" office:value="0.915138832997988" calcext:value-type="float">
            <text:p>0.915138832997988</text:p>
          </table:table-cell>
          <table:table-cell office:value-type="float" office:value="0.0367791490474601" calcext:value-type="float">
            <text:p>0.0367791490474601</text:p>
          </table:table-cell>
          <table:table-cell office:value-type="float" office:value="0.921971830985915" calcext:value-type="float">
            <text:p>0.921971830985915</text:p>
          </table:table-cell>
          <table:table-cell office:value-type="float" office:value="0.0227875232201131" calcext:value-type="float">
            <text:p>0.02278752322011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2735752670797" calcext:value-type="float">
            <text:p>0.02735752670797</text:p>
          </table:table-cell>
          <table:table-cell office:value-type="float" office:value="0.917505030181086" calcext:value-type="float">
            <text:p>0.917505030181086</text:p>
          </table:table-cell>
          <table:table-cell office:value-type="float" office:value="0.0335041780723163" calcext:value-type="float">
            <text:p>0.0335041780723163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389567049924831" calcext:value-type="float">
            <text:p>0.0389567049924831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383655838907524" calcext:value-type="float">
            <text:p>0.0383655838907524</text:p>
          </table:table-cell>
          <table:table-cell office:value-type="float" office:value="0.90317907444668" calcext:value-type="float">
            <text:p>0.90317907444668</text:p>
          </table:table-cell>
          <table:table-cell office:value-type="float" office:value="0.0152190371181083" calcext:value-type="float">
            <text:p>0.015219037118108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39350794634703" calcext:value-type="float">
            <text:p>0.0339350794634703</text:p>
          </table:table-cell>
          <table:table-cell office:value-type="float" office:value="0.905995975855131" calcext:value-type="float">
            <text:p>0.905995975855131</text:p>
          </table:table-cell>
          <table:table-cell office:value-type="float" office:value="0.0312404295511877" calcext:value-type="float">
            <text:p>0.031240429551187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223727617011593" calcext:value-type="float">
            <text:p>0.0223727617011593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31854683507277" calcext:value-type="float">
            <text:p>0.0431854683507277</text:p>
          </table:table-cell>
          <table:table-cell office:value-type="float" office:value="0.90897384305835" calcext:value-type="float">
            <text:p>0.90897384305835</text:p>
          </table:table-cell>
          <table:table-cell office:value-type="float" office:value="0.0405332978260527" calcext:value-type="float">
            <text:p>0.0405332978260527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175046832686085" calcext:value-type="float">
            <text:p>0.0175046832686085</text:p>
          </table:table-cell>
          <table:table-cell office:value-type="float" office:value="0.903259557344064" calcext:value-type="float">
            <text:p>0.903259557344064</text:p>
          </table:table-cell>
          <table:table-cell office:value-type="float" office:value="0.0439819428487916" calcext:value-type="float">
            <text:p>0.0439819428487916</text:p>
          </table:table-cell>
          <table:table-cell office:value-type="float" office:value="0.906036217303823" calcext:value-type="float">
            <text:p>0.906036217303823</text:p>
          </table:table-cell>
          <table:table-cell office:value-type="float" office:value="0.0326504865710462" calcext:value-type="float">
            <text:p>0.0326504865710462</text:p>
          </table:table-cell>
          <table:table-cell office:value-type="float" office:value="0.920201207243461" calcext:value-type="float">
            <text:p>0.920201207243461</text:p>
          </table:table-cell>
          <table:table-cell office:value-type="float" office:value="0.0164262024829699" calcext:value-type="float">
            <text:p>0.0164262024829699</text:p>
          </table:table-cell>
          <table:table-cell office:value-type="float" office:value="0.900402414486921" calcext:value-type="float">
            <text:p>0.900402414486921</text:p>
          </table:table-cell>
          <table:table-cell office:value-type="float" office:value="0.0398791538330048" calcext:value-type="float">
            <text:p>0.0398791538330048</text:p>
          </table:table-cell>
          <table:table-cell office:value-type="float" office:value="0.920241448692153" calcext:value-type="float">
            <text:p>0.920241448692153</text:p>
          </table:table-cell>
          <table:table-cell office:value-type="float" office:value="0.0295701410333484" calcext:value-type="float">
            <text:p>0.02957014103334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407541782400116" calcext:value-type="float">
            <text:p>0.0407541782400116</text:p>
          </table:table-cell>
          <table:table-cell office:value-type="float" office:value="0.911830985915493" calcext:value-type="float">
            <text:p>0.911830985915493</text:p>
          </table:table-cell>
          <table:table-cell office:value-type="float" office:value="0.040245070259572" calcext:value-type="float">
            <text:p>0.0402450702595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30400305060657" calcext:value-type="float">
            <text:p>0.023040030506065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56470184418284" calcext:value-type="float">
            <text:p>0.0256470184418284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43097257661774" calcext:value-type="float">
            <text:p>0.04309725766177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251571823153343" calcext:value-type="float">
            <text:p>0.0251571823153343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2265261309233" calcext:value-type="float">
            <text:p>0.03226526130923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08933601609658" calcext:value-type="float">
            <text:p>0.908933601609658</text:p>
          </table:table-cell>
          <table:table-cell office:value-type="float" office:value="0.0368073443084264" calcext:value-type="float">
            <text:p>0.036807344308426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183101908122172" calcext:value-type="float">
            <text:p>0.0183101908122172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527162977867" calcext:value-type="float">
            <text:p>0.914527162977867</text:p>
          </table:table-cell>
          <table:table-cell office:value-type="float" office:value="0.0462941533048381" calcext:value-type="float">
            <text:p>0.04629415330483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1750503018109" calcext:value-type="float">
            <text:p>0.911750503018109</text:p>
          </table:table-cell>
          <table:table-cell office:value-type="float" office:value="0.033809583015465" calcext:value-type="float">
            <text:p>0.033809583015465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5065609893623" calcext:value-type="float">
            <text:p>0.02506560989362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236165368135034" calcext:value-type="float">
            <text:p>0.023616536813503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4647887323944" calcext:value-type="float">
            <text:p>0.914647887323944</text:p>
          </table:table-cell>
          <table:table-cell office:value-type="float" office:value="0.0313410235269591" calcext:value-type="float">
            <text:p>0.0313410235269591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64788732394" calcext:value-type="float">
            <text:p>0.917464788732394</text:p>
          </table:table-cell>
          <table:table-cell office:value-type="float" office:value="0.0270245372886535" calcext:value-type="float">
            <text:p>0.0270245372886535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1710261569416" calcext:value-type="float">
            <text:p>0.911710261569416</text:p>
          </table:table-cell>
          <table:table-cell office:value-type="float" office:value="0.0273395409207093" calcext:value-type="float">
            <text:p>0.0273395409207093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38430583501" calcext:value-type="float">
            <text:p>0.91738430583501</text:p>
          </table:table-cell>
          <table:table-cell office:value-type="float" office:value="0.0309475447702838" calcext:value-type="float">
            <text:p>0.030947544770283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0321931589537" calcext:value-type="float">
            <text:p>0.920321931589537</text:p>
          </table:table-cell>
          <table:table-cell office:value-type="float" office:value="0.0324739390366627" calcext:value-type="float">
            <text:p>0.032473939036662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299314288523303" calcext:value-type="float">
            <text:p>0.0299314288523303</text:p>
          </table:table-cell>
          <table:table-cell office:value-type="float" office:value="0.914567404426559" calcext:value-type="float">
            <text:p>0.914567404426559</text:p>
          </table:table-cell>
          <table:table-cell office:value-type="float" office:value="0.0317922089161718" calcext:value-type="float">
            <text:p>0.0317922089161718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72658459044631" calcext:value-type="float">
            <text:p>0.0272658459044631</text:p>
          </table:table-cell>
          <table:table-cell office:value-type="float" office:value="0.925995975855131" calcext:value-type="float">
            <text:p>0.925995975855131</text:p>
          </table:table-cell>
          <table:table-cell office:value-type="float" office:value="0.0306834119392737" calcext:value-type="float">
            <text:p>0.0306834119392737</text:p>
          </table:table-cell>
          <table:table-cell office:value-type="float" office:value="0.923138832997988" calcext:value-type="float">
            <text:p>0.923138832997988</text:p>
          </table:table-cell>
          <table:table-cell office:value-type="float" office:value="0.0293573021173361" calcext:value-type="float">
            <text:p>0.0293573021173361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08893360160966" calcext:value-type="float">
            <text:p>0.908893360160966</text:p>
          </table:table-cell>
          <table:table-cell office:value-type="float" office:value="0.0293201829687192" calcext:value-type="float">
            <text:p>0.0293201829687192</text:p>
          </table:table-cell>
          <table:table-cell office:value-type="float" office:value="0.920281690140845" calcext:value-type="float">
            <text:p>0.920281690140845</text:p>
          </table:table-cell>
          <table:table-cell office:value-type="float" office:value="0.0326794261378044" calcext:value-type="float">
            <text:p>0.032679426137804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4607645875252" calcext:value-type="float">
            <text:p>0.914607645875252</text:p>
          </table:table-cell>
          <table:table-cell office:value-type="float" office:value="0.0388347181153834" calcext:value-type="float">
            <text:p>0.0388347181153834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368194412076705" calcext:value-type="float">
            <text:p>0.03681944120767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7480885311871" calcext:value-type="float">
            <text:p>0.917480885311871</text:p>
          </table:table-cell>
          <table:table-cell office:value-type="float" office:value="0.0299076100174409" calcext:value-type="float">
            <text:p>0.0299076100174409</text:p>
          </table:table-cell>
          <table:table-cell office:value-type="float" office:value="0.91461569416499" calcext:value-type="float">
            <text:p>0.91461569416499</text:p>
          </table:table-cell>
          <table:table-cell office:value-type="float" office:value="0.037749446750153" calcext:value-type="float">
            <text:p>0.037749446750153</text:p>
          </table:table-cell>
          <table:table-cell office:value-type="float" office:value="0.914068410462777" calcext:value-type="float">
            <text:p>0.914068410462777</text:p>
          </table:table-cell>
          <table:table-cell office:value-type="float" office:value="0.0332178340490738" calcext:value-type="float">
            <text:p>0.0332178340490738</text:p>
          </table:table-cell>
          <table:table-cell office:value-type="float" office:value="0.914012072434608" calcext:value-type="float">
            <text:p>0.914012072434608</text:p>
          </table:table-cell>
          <table:table-cell office:value-type="float" office:value="0.03552083220923" calcext:value-type="float">
            <text:p>0.03552083220923</text:p>
          </table:table-cell>
          <table:table-cell office:value-type="float" office:value="0.91230583501006" calcext:value-type="float">
            <text:p>0.91230583501006</text:p>
          </table:table-cell>
          <table:table-cell office:value-type="float" office:value="0.025320068489713" calcext:value-type="float">
            <text:p>0.025320068489713</text:p>
          </table:table-cell>
          <table:table-cell office:value-type="float" office:value="0.923710261569417" calcext:value-type="float">
            <text:p>0.923710261569417</text:p>
          </table:table-cell>
          <table:table-cell office:value-type="float" office:value="0.030326466744624" calcext:value-type="float">
            <text:p>0.030326466744624</text:p>
          </table:table-cell>
          <table:table-cell office:value-type="float" office:value="0.91630583501006" calcext:value-type="float">
            <text:p>0.91630583501006</text:p>
          </table:table-cell>
          <table:table-cell office:value-type="float" office:value="0.0337285734807246" calcext:value-type="float">
            <text:p>0.0337285734807246</text:p>
          </table:table-cell>
          <table:table-cell office:value-type="float" office:value="0.916289738430583" calcext:value-type="float">
            <text:p>0.916289738430583</text:p>
          </table:table-cell>
          <table:table-cell office:value-type="float" office:value="0.0343331606879108" calcext:value-type="float">
            <text:p>0.0343331606879108</text:p>
          </table:table-cell>
          <table:table-cell office:value-type="float" office:value="0.917440643863179" calcext:value-type="float">
            <text:p>0.917440643863179</text:p>
          </table:table-cell>
          <table:table-cell office:value-type="float" office:value="0.0357722158042418" calcext:value-type="float">
            <text:p>0.0357722158042418</text:p>
          </table:table-cell>
          <table:table-cell office:value-type="float" office:value="0.911758551307847" calcext:value-type="float">
            <text:p>0.911758551307847</text:p>
          </table:table-cell>
          <table:table-cell office:value-type="float" office:value="0.0294831627848877" calcext:value-type="float">
            <text:p>0.0294831627848877</text:p>
          </table:table-cell>
          <table:table-cell office:value-type="float" office:value="0.917424547283702" calcext:value-type="float">
            <text:p>0.917424547283702</text:p>
          </table:table-cell>
          <table:table-cell office:value-type="float" office:value="0.0295616445982509" calcext:value-type="float">
            <text:p>0.0295616445982509</text:p>
          </table:table-cell>
          <table:table-cell office:value-type="float" office:value="0.915758551307847" calcext:value-type="float">
            <text:p>0.915758551307847</text:p>
          </table:table-cell>
          <table:table-cell office:value-type="float" office:value="0.0342762151702008" calcext:value-type="float">
            <text:p>0.0342762151702008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3808398237397" calcext:value-type="float">
            <text:p>0.0353808398237397</text:p>
          </table:table-cell>
          <table:table-cell office:value-type="float" office:value="0.918543259557344" calcext:value-type="float">
            <text:p>0.918543259557344</text:p>
          </table:table-cell>
          <table:table-cell office:value-type="float" office:value="0.025223983217329" calcext:value-type="float">
            <text:p>0.025223983217329</text:p>
          </table:table-cell>
          <table:table-cell office:value-type="float" office:value="0.912313883299799" calcext:value-type="float">
            <text:p>0.912313883299799</text:p>
          </table:table-cell>
          <table:table-cell office:value-type="float" office:value="0.0359384590568877" calcext:value-type="float">
            <text:p>0.0359384590568877</text:p>
          </table:table-cell>
          <table:table-cell office:value-type="float" office:value="0.917408450704225" calcext:value-type="float">
            <text:p>0.917408450704225</text:p>
          </table:table-cell>
          <table:table-cell office:value-type="float" office:value="0.0372645235922396" calcext:value-type="float">
            <text:p>0.03726452359223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62974280621339" calcext:value-type="float">
            <text:p>0.762974280621339</text:p>
          </table:table-cell>
          <table:table-cell office:value-type="float" office:value="0.0334327102334214" calcext:value-type="float">
            <text:p>0.0334327102334214</text:p>
          </table:table-cell>
          <table:table-cell office:value-type="float" office:value="0.735667600373483" calcext:value-type="float">
            <text:p>0.735667600373483</text:p>
          </table:table-cell>
          <table:table-cell office:value-type="float" office:value="0.0189690979260637" calcext:value-type="float">
            <text:p>0.0189690979260637</text:p>
          </table:table-cell>
          <table:table-cell office:value-type="float" office:value="0.75388337153043" calcext:value-type="float">
            <text:p>0.75388337153043</text:p>
          </table:table-cell>
          <table:table-cell office:value-type="float" office:value="0.0205670295732391" calcext:value-type="float">
            <text:p>0.0205670295732391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155490574912585" calcext:value-type="float">
            <text:p>0.0155490574912585</text:p>
          </table:table-cell>
          <table:table-cell office:value-type="float" office:value="0.743442831678126" calcext:value-type="float">
            <text:p>0.743442831678126</text:p>
          </table:table-cell>
          <table:table-cell office:value-type="float" office:value="0.0312372416811366" calcext:value-type="float">
            <text:p>0.0312372416811366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39881486386927" calcext:value-type="float">
            <text:p>0.0339881486386927</text:p>
          </table:table-cell>
          <table:table-cell office:value-type="float" office:value="0.765580171462524" calcext:value-type="float">
            <text:p>0.765580171462524</text:p>
          </table:table-cell>
          <table:table-cell office:value-type="float" office:value="0.045693679584204" calcext:value-type="float">
            <text:p>0.045693679584204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331747699831707" calcext:value-type="float">
            <text:p>0.0331747699831707</text:p>
          </table:table-cell>
          <table:table-cell office:value-type="float" office:value="0.733027756557168" calcext:value-type="float">
            <text:p>0.733027756557168</text:p>
          </table:table-cell>
          <table:table-cell office:value-type="float" office:value="0.0292395450355092" calcext:value-type="float">
            <text:p>0.0292395450355092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24699581515304" calcext:value-type="float">
            <text:p>0.0224699581515304</text:p>
          </table:table-cell>
          <table:table-cell office:value-type="float" office:value="0.74349376114082" calcext:value-type="float">
            <text:p>0.74349376114082</text:p>
          </table:table-cell>
          <table:table-cell office:value-type="float" office:value="0.0237536908868645" calcext:value-type="float">
            <text:p>0.0237536908868645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184361548041901" calcext:value-type="float">
            <text:p>0.0184361548041901</text:p>
          </table:table-cell>
          <table:table-cell office:value-type="float" office:value="0.73044733044733" calcext:value-type="float">
            <text:p>0.73044733044733</text:p>
          </table:table-cell>
          <table:table-cell office:value-type="float" office:value="0.0370172885535888" calcext:value-type="float">
            <text:p>0.0370172885535888</text:p>
          </table:table-cell>
          <table:table-cell office:value-type="float" office:value="0.735676088617265" calcext:value-type="float">
            <text:p>0.735676088617265</text:p>
          </table:table-cell>
          <table:table-cell office:value-type="float" office:value="0.029966100414465" calcext:value-type="float">
            <text:p>0.029966100414465</text:p>
          </table:table-cell>
          <table:table-cell office:value-type="float" office:value="0.752610134963076" calcext:value-type="float">
            <text:p>0.752610134963076</text:p>
          </table:table-cell>
          <table:table-cell office:value-type="float" office:value="0.0199472825878791" calcext:value-type="float">
            <text:p>0.0199472825878791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69132413040811" calcext:value-type="float">
            <text:p>0.03691324130408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217558962181867" calcext:value-type="float">
            <text:p>0.0217558962181867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82551384467127" calcext:value-type="float">
            <text:p>0.0382551384467127</text:p>
          </table:table-cell>
          <table:table-cell office:value-type="float" office:value="0.768186062303709" calcext:value-type="float">
            <text:p>0.768186062303709</text:p>
          </table:table-cell>
          <table:table-cell office:value-type="float" office:value="0.0318635488988647" calcext:value-type="float">
            <text:p>0.0318635488988647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63727015989649" calcext:value-type="float">
            <text:p>0.0263727015989649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299793006302257" calcext:value-type="float">
            <text:p>0.0299793006302257</text:p>
          </table:table-cell>
          <table:table-cell office:value-type="float" office:value="0.759052711993888" calcext:value-type="float">
            <text:p>0.759052711993888</text:p>
          </table:table-cell>
          <table:table-cell office:value-type="float" office:value="0.0381560885790331" calcext:value-type="float">
            <text:p>0.0381560885790331</text:p>
          </table:table-cell>
          <table:table-cell office:value-type="float" office:value="0.768177574059927" calcext:value-type="float">
            <text:p>0.768177574059927</text:p>
          </table:table-cell>
          <table:table-cell office:value-type="float" office:value="0.0345116846209525" calcext:value-type="float">
            <text:p>0.0345116846209525</text:p>
          </table:table-cell>
          <table:table-cell office:value-type="float" office:value="0.746014769544181" calcext:value-type="float">
            <text:p>0.746014769544181</text:p>
          </table:table-cell>
          <table:table-cell office:value-type="float" office:value="0.045953067841322" calcext:value-type="float">
            <text:p>0.045953067841322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24754178096788" calcext:value-type="float">
            <text:p>0.0324754178096788</text:p>
          </table:table-cell>
          <table:table-cell office:value-type="float" office:value="0.751226551226551" calcext:value-type="float">
            <text:p>0.751226551226551</text:p>
          </table:table-cell>
          <table:table-cell office:value-type="float" office:value="0.0349989627461898" calcext:value-type="float">
            <text:p>0.0349989627461898</text:p>
          </table:table-cell>
          <table:table-cell office:value-type="float" office:value="0.749987267634326" calcext:value-type="float">
            <text:p>0.749987267634326</text:p>
          </table:table-cell>
          <table:table-cell office:value-type="float" office:value="0.0206135344367621" calcext:value-type="float">
            <text:p>0.0206135344367621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24031954994106" calcext:value-type="float">
            <text:p>0.0224031954994106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245031685973685" calcext:value-type="float">
            <text:p>0.0245031685973685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26209945766286" calcext:value-type="float">
            <text:p>0.026209945766286</text:p>
          </table:table-cell>
          <table:table-cell office:value-type="float" office:value="0.743434343434343" calcext:value-type="float">
            <text:p>0.743434343434343</text:p>
          </table:table-cell>
          <table:table-cell office:value-type="float" office:value="0.0372804787862568" calcext:value-type="float">
            <text:p>0.0372804787862568</text:p>
          </table:table-cell>
          <table:table-cell office:value-type="float" office:value="0.76297428062134" calcext:value-type="float">
            <text:p>0.76297428062134</text:p>
          </table:table-cell>
          <table:table-cell office:value-type="float" office:value="0.0287818185600757" calcext:value-type="float">
            <text:p>0.02878181856007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36398998962121" calcext:value-type="float">
            <text:p>0.0236398998962121</text:p>
          </table:table-cell>
          <table:table-cell office:value-type="float" office:value="0.748646125116713" calcext:value-type="float">
            <text:p>0.748646125116713</text:p>
          </table:table-cell>
          <table:table-cell office:value-type="float" office:value="0.0401900483325525" calcext:value-type="float">
            <text:p>0.0401900483325525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346906927081823" calcext:value-type="float">
            <text:p>0.0346906927081823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299675189727671" calcext:value-type="float">
            <text:p>0.0299675189727671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97533982805914" calcext:value-type="float">
            <text:p>0.0297533982805914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366928404728175" calcext:value-type="float">
            <text:p>0.0366928404728175</text:p>
          </table:table-cell>
          <table:table-cell office:value-type="float" office:value="0.768169085816145" calcext:value-type="float">
            <text:p>0.768169085816145</text:p>
          </table:table-cell>
          <table:table-cell office:value-type="float" office:value="0.0405114784713312" calcext:value-type="float">
            <text:p>0.0405114784713312</text:p>
          </table:table-cell>
          <table:table-cell office:value-type="float" office:value="0.751209574738987" calcext:value-type="float">
            <text:p>0.751209574738987</text:p>
          </table:table-cell>
          <table:table-cell office:value-type="float" office:value="0.0447201675667362" calcext:value-type="float">
            <text:p>0.0447201675667362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193593748745062" calcext:value-type="float">
            <text:p>0.0193593748745062</text:p>
          </table:table-cell>
          <table:table-cell office:value-type="float" office:value="0.75251676428147" calcext:value-type="float">
            <text:p>0.75251676428147</text:p>
          </table:table-cell>
          <table:table-cell office:value-type="float" office:value="0.0400775398766347" calcext:value-type="float">
            <text:p>0.0400775398766347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0660942698693" calcext:value-type="float">
            <text:p>0.0290660942698693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50082230972989" calcext:value-type="float">
            <text:p>0.0250082230972989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60463443874896" calcext:value-type="float">
            <text:p>0.0360463443874896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304272905795214" calcext:value-type="float">
            <text:p>0.0304272905795214</text:p>
          </table:table-cell>
          <table:table-cell office:value-type="float" office:value="0.74733893557423" calcext:value-type="float">
            <text:p>0.74733893557423</text:p>
          </table:table-cell>
          <table:table-cell office:value-type="float" office:value="0.0348702514659394" calcext:value-type="float">
            <text:p>0.0348702514659394</text:p>
          </table:table-cell>
          <table:table-cell office:value-type="float" office:value="0.763008233596469" calcext:value-type="float">
            <text:p>0.763008233596469</text:p>
          </table:table-cell>
          <table:table-cell office:value-type="float" office:value="0.0335524611858703" calcext:value-type="float">
            <text:p>0.0335524611858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49003286021545" calcext:value-type="float">
            <text:p>0.0249003286021545</text:p>
          </table:table-cell>
          <table:table-cell office:value-type="float" office:value="0.744741532976827" calcext:value-type="float">
            <text:p>0.744741532976827</text:p>
          </table:table-cell>
          <table:table-cell office:value-type="float" office:value="0.0305644645105318" calcext:value-type="float">
            <text:p>0.0305644645105318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263340085513322" calcext:value-type="float">
            <text:p>0.0263340085513322</text:p>
          </table:table-cell>
          <table:table-cell office:value-type="float" office:value="0.752542229012817" calcext:value-type="float">
            <text:p>0.752542229012817</text:p>
          </table:table-cell>
          <table:table-cell office:value-type="float" office:value="0.0328575300985021" calcext:value-type="float">
            <text:p>0.0328575300985021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330661576612156" calcext:value-type="float">
            <text:p>0.0330661576612156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242122783262384" calcext:value-type="float">
            <text:p>0.0242122783262384</text:p>
          </table:table-cell>
          <table:table-cell office:value-type="float" office:value="0.762965792377557" calcext:value-type="float">
            <text:p>0.762965792377557</text:p>
          </table:table-cell>
          <table:table-cell office:value-type="float" office:value="0.0326738127897275" calcext:value-type="float">
            <text:p>0.0326738127897275</text:p>
          </table:table-cell>
          <table:table-cell office:value-type="float" office:value="0.751235039470334" calcext:value-type="float">
            <text:p>0.751235039470334</text:p>
          </table:table-cell>
          <table:table-cell office:value-type="float" office:value="0.0394609041220314" calcext:value-type="float">
            <text:p>0.0394609041220314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68150157140941" calcext:value-type="float">
            <text:p>0.0268150157140941</text:p>
          </table:table-cell>
          <table:table-cell office:value-type="float" office:value="0.747321959086665" calcext:value-type="float">
            <text:p>0.747321959086665</text:p>
          </table:table-cell>
          <table:table-cell office:value-type="float" office:value="0.037340779568736" calcext:value-type="float">
            <text:p>0.037340779568736</text:p>
          </table:table-cell>
          <table:table-cell office:value-type="float" office:value="0.764281470163823" calcext:value-type="float">
            <text:p>0.764281470163823</text:p>
          </table:table-cell>
          <table:table-cell office:value-type="float" office:value="0.0293507495803913" calcext:value-type="float">
            <text:p>0.0293507495803913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30719038098684" calcext:value-type="float">
            <text:p>0.030719038098684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305511044152094" calcext:value-type="float">
            <text:p>0.0305511044152094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334757653231756" calcext:value-type="float">
            <text:p>0.0334757653231756</text:p>
          </table:table-cell>
          <table:table-cell office:value-type="float" office:value="0.742144130379424" calcext:value-type="float">
            <text:p>0.742144130379424</text:p>
          </table:table-cell>
          <table:table-cell office:value-type="float" office:value="0.0332029457826336" calcext:value-type="float">
            <text:p>0.0332029457826336</text:p>
          </table:table-cell>
          <table:table-cell office:value-type="float" office:value="0.75776249893897" calcext:value-type="float">
            <text:p>0.75776249893897</text:p>
          </table:table-cell>
          <table:table-cell office:value-type="float" office:value="0.0458573059425214" calcext:value-type="float">
            <text:p>0.04585730594252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22240526958562" calcext:value-type="float">
            <text:p>0.0322240526958562</text:p>
          </table:table-cell>
          <table:table-cell office:value-type="float" office:value="0.748637636872931" calcext:value-type="float">
            <text:p>0.748637636872931</text:p>
          </table:table-cell>
          <table:table-cell office:value-type="float" office:value="0.0392721604111706" calcext:value-type="float">
            <text:p>0.0392721604111706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62896956807841" calcext:value-type="float">
            <text:p>0.0262896956807841</text:p>
          </table:table-cell>
          <table:table-cell office:value-type="float" office:value="0.748646125116713" calcext:value-type="float">
            <text:p>0.748646125116713</text:p>
          </table:table-cell>
          <table:table-cell office:value-type="float" office:value="0.0363329134381545" calcext:value-type="float">
            <text:p>0.0363329134381545</text:p>
          </table:table-cell>
          <table:table-cell office:value-type="float" office:value="0.759061200237671" calcext:value-type="float">
            <text:p>0.759061200237671</text:p>
          </table:table-cell>
          <table:table-cell office:value-type="float" office:value="0.0310805945115971" calcext:value-type="float">
            <text:p>0.0310805945115971</text:p>
          </table:table-cell>
          <table:table-cell office:value-type="float" office:value="0.752559205500382" calcext:value-type="float">
            <text:p>0.752559205500382</text:p>
          </table:table-cell>
          <table:table-cell office:value-type="float" office:value="0.0292018471396958" calcext:value-type="float">
            <text:p>0.0292018471396958</text:p>
          </table:table-cell>
          <table:table-cell office:value-type="float" office:value="0.760342925048807" calcext:value-type="float">
            <text:p>0.760342925048807</text:p>
          </table:table-cell>
          <table:table-cell office:value-type="float" office:value="0.0358680079376446" calcext:value-type="float">
            <text:p>0.0358680079376446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375779379219722" calcext:value-type="float">
            <text:p>0.0375779379219722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315298268981721" calcext:value-type="float">
            <text:p>0.0315298268981721</text:p>
          </table:table-cell>
          <table:table-cell office:value-type="float" office:value="0.746023257787964" calcext:value-type="float">
            <text:p>0.746023257787964</text:p>
          </table:table-cell>
          <table:table-cell office:value-type="float" office:value="0.0357507556981462" calcext:value-type="float">
            <text:p>0.035750755698146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49985732736325" calcext:value-type="float">
            <text:p>0.0249985732736325</text:p>
          </table:table-cell>
          <table:table-cell office:value-type="float" office:value="0.760376878023937" calcext:value-type="float">
            <text:p>0.760376878023937</text:p>
          </table:table-cell>
          <table:table-cell office:value-type="float" office:value="0.0343261577015254" calcext:value-type="float">
            <text:p>0.0343261577015254</text:p>
          </table:table-cell>
          <table:table-cell office:value-type="float" office:value="0.756463797640268" calcext:value-type="float">
            <text:p>0.756463797640268</text:p>
          </table:table-cell>
          <table:table-cell office:value-type="float" office:value="0.0325739659187167" calcext:value-type="float">
            <text:p>0.0325739659187167</text:p>
          </table:table-cell>
          <table:table-cell office:value-type="float" office:value="0.748654613360496" calcext:value-type="float">
            <text:p>0.748654613360496</text:p>
          </table:table-cell>
          <table:table-cell office:value-type="float" office:value="0.0322254696766145" calcext:value-type="float">
            <text:p>0.0322254696766145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330495170110315" calcext:value-type="float">
            <text:p>0.0330495170110315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315418730334416" calcext:value-type="float">
            <text:p>0.031541873033441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759343009931245" calcext:value-type="float">
            <text:p>0.759343009931245</text:p>
          </table:table-cell>
          <table:table-cell office:value-type="float" office:value="0.0271905775291662" calcext:value-type="float">
            <text:p>0.0271905775291662</text:p>
          </table:table-cell>
          <table:table-cell office:value-type="float" office:value="0.746052117816824" calcext:value-type="float">
            <text:p>0.746052117816824</text:p>
          </table:table-cell>
          <table:table-cell office:value-type="float" office:value="0.0334501819254063" calcext:value-type="float">
            <text:p>0.0334501819254063</text:p>
          </table:table-cell>
          <table:table-cell office:value-type="float" office:value="0.759076479076479" calcext:value-type="float">
            <text:p>0.759076479076479</text:p>
          </table:table-cell>
          <table:table-cell office:value-type="float" office:value="0.0279489950824805" calcext:value-type="float">
            <text:p>0.0279489950824805</text:p>
          </table:table-cell>
          <table:table-cell office:value-type="float" office:value="0.754642220524574" calcext:value-type="float">
            <text:p>0.754642220524574</text:p>
          </table:table-cell>
          <table:table-cell office:value-type="float" office:value="0.0282159443199294" calcext:value-type="float">
            <text:p>0.0282159443199294</text:p>
          </table:table-cell>
          <table:table-cell office:value-type="float" office:value="0.752032934385876" calcext:value-type="float">
            <text:p>0.752032934385876</text:p>
          </table:table-cell>
          <table:table-cell office:value-type="float" office:value="0.0310233385529533" calcext:value-type="float">
            <text:p>0.0310233385529533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24502406312955" calcext:value-type="float">
            <text:p>0.0324502406312955</text:p>
          </table:table-cell>
          <table:table-cell office:value-type="float" office:value="0.765047109752992" calcext:value-type="float">
            <text:p>0.765047109752992</text:p>
          </table:table-cell>
          <table:table-cell office:value-type="float" office:value="0.037851732680772" calcext:value-type="float">
            <text:p>0.037851732680772</text:p>
          </table:table-cell>
          <table:table-cell office:value-type="float" office:value="0.749934640522876" calcext:value-type="float">
            <text:p>0.749934640522876</text:p>
          </table:table-cell>
          <table:table-cell office:value-type="float" office:value="0.0401773694870465" calcext:value-type="float">
            <text:p>0.0401773694870465</text:p>
          </table:table-cell>
          <table:table-cell office:value-type="float" office:value="0.752039724980901" calcext:value-type="float">
            <text:p>0.752039724980901</text:p>
          </table:table-cell>
          <table:table-cell office:value-type="float" office:value="0.0278838360663921" calcext:value-type="float">
            <text:p>0.0278838360663921</text:p>
          </table:table-cell>
          <table:table-cell office:value-type="float" office:value="0.750450725744843" calcext:value-type="float">
            <text:p>0.750450725744843</text:p>
          </table:table-cell>
          <table:table-cell office:value-type="float" office:value="0.0341275992082474" calcext:value-type="float">
            <text:p>0.0341275992082474</text:p>
          </table:table-cell>
          <table:table-cell office:value-type="float" office:value="0.756485867074102" calcext:value-type="float">
            <text:p>0.756485867074102</text:p>
          </table:table-cell>
          <table:table-cell office:value-type="float" office:value="0.0255565284895039" calcext:value-type="float">
            <text:p>0.0255565284895039</text:p>
          </table:table-cell>
          <table:table-cell office:value-type="float" office:value="0.758821831763008" calcext:value-type="float">
            <text:p>0.758821831763008</text:p>
          </table:table-cell>
          <table:table-cell office:value-type="float" office:value="0.0261785538402218" calcext:value-type="float">
            <text:p>0.0261785538402218</text:p>
          </table:table-cell>
          <table:table-cell office:value-type="float" office:value="0.749177489177489" calcext:value-type="float">
            <text:p>0.749177489177489</text:p>
          </table:table-cell>
          <table:table-cell office:value-type="float" office:value="0.0321383743744746" calcext:value-type="float">
            <text:p>0.0321383743744746</text:p>
          </table:table-cell>
          <table:table-cell office:value-type="float" office:value="0.747096171802054" calcext:value-type="float">
            <text:p>0.747096171802054</text:p>
          </table:table-cell>
          <table:table-cell office:value-type="float" office:value="0.0304609143520125" calcext:value-type="float">
            <text:p>0.0304609143520125</text:p>
          </table:table-cell>
          <table:table-cell office:value-type="float" office:value="0.74683812919107" calcext:value-type="float">
            <text:p>0.74683812919107</text:p>
          </table:table-cell>
          <table:table-cell office:value-type="float" office:value="0.0316700951267481" calcext:value-type="float">
            <text:p>0.0316700951267481</text:p>
          </table:table-cell>
          <table:table-cell office:value-type="float" office:value="0.759336219336219" calcext:value-type="float">
            <text:p>0.759336219336219</text:p>
          </table:table-cell>
          <table:table-cell office:value-type="float" office:value="0.035329340005198" calcext:value-type="float">
            <text:p>0.0353293400051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83974195739" calcext:value-type="float">
            <text:p>0.744783974195739</text:p>
          </table:table-cell>
          <table:table-cell office:value-type="float" office:value="0.0267184175962153" calcext:value-type="float">
            <text:p>0.0267184175962153</text:p>
          </table:table-cell>
          <table:table-cell office:value-type="float" office:value="0.742152618623207" calcext:value-type="float">
            <text:p>0.742152618623207</text:p>
          </table:table-cell>
          <table:table-cell office:value-type="float" office:value="0.0331332972141112" calcext:value-type="float">
            <text:p>0.0331332972141112</text:p>
          </table:table-cell>
          <table:table-cell office:value-type="float" office:value="0.748663101604278" calcext:value-type="float">
            <text:p>0.748663101604278</text:p>
          </table:table-cell>
          <table:table-cell office:value-type="float" office:value="0.0282723032713467" calcext:value-type="float">
            <text:p>0.0282723032713467</text:p>
          </table:table-cell>
          <table:table-cell office:value-type="float" office:value="0.751260504201681" calcext:value-type="float">
            <text:p>0.751260504201681</text:p>
          </table:table-cell>
          <table:table-cell office:value-type="float" office:value="0.020911538393826" calcext:value-type="float">
            <text:p>0.020911538393826</text:p>
          </table:table-cell>
          <table:table-cell office:value-type="float" office:value="0.738273491214668" calcext:value-type="float">
            <text:p>0.738273491214668</text:p>
          </table:table-cell>
          <table:table-cell office:value-type="float" office:value="0.0356666039706441" calcext:value-type="float">
            <text:p>0.0356666039706441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249668636397286" calcext:value-type="float">
            <text:p>0.0249668636397286</text:p>
          </table:table-cell>
          <table:table-cell office:value-type="float" office:value="0.747372888549359" calcext:value-type="float">
            <text:p>0.747372888549359</text:p>
          </table:table-cell>
          <table:table-cell office:value-type="float" office:value="0.0291074615097353" calcext:value-type="float">
            <text:p>0.0291074615097353</text:p>
          </table:table-cell>
          <table:table-cell office:value-type="float" office:value="0.719964349376114" calcext:value-type="float">
            <text:p>0.719964349376114</text:p>
          </table:table-cell>
          <table:table-cell office:value-type="float" office:value="0.038746548039085" calcext:value-type="float">
            <text:p>0.038746548039085</text:p>
          </table:table-cell>
          <table:table-cell office:value-type="float" office:value="0.746074187250658" calcext:value-type="float">
            <text:p>0.746074187250658</text:p>
          </table:table-cell>
          <table:table-cell office:value-type="float" office:value="0.0227629591342516" calcext:value-type="float">
            <text:p>0.0227629591342516</text:p>
          </table:table-cell>
          <table:table-cell office:value-type="float" office:value="0.744750021220609" calcext:value-type="float">
            <text:p>0.744750021220609</text:p>
          </table:table-cell>
          <table:table-cell office:value-type="float" office:value="0.0393459216482272" calcext:value-type="float">
            <text:p>0.0393459216482272</text:p>
          </table:table-cell>
          <table:table-cell office:value-type="float" office:value="0.749944826415415" calcext:value-type="float">
            <text:p>0.749944826415415</text:p>
          </table:table-cell>
          <table:table-cell office:value-type="float" office:value="0.0244727712437461" calcext:value-type="float">
            <text:p>0.0244727712437461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24711605628951" calcext:value-type="float">
            <text:p>0.0224711605628951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340718755681205" calcext:value-type="float">
            <text:p>0.0340718755681205</text:p>
          </table:table-cell>
          <table:table-cell office:value-type="float" office:value="0.743451319921908" calcext:value-type="float">
            <text:p>0.743451319921908</text:p>
          </table:table-cell>
          <table:table-cell office:value-type="float" office:value="0.0193789923857362" calcext:value-type="float">
            <text:p>0.0193789923857362</text:p>
          </table:table-cell>
          <table:table-cell office:value-type="float" office:value="0.74608267549444" calcext:value-type="float">
            <text:p>0.74608267549444</text:p>
          </table:table-cell>
          <table:table-cell office:value-type="float" office:value="0.0191421518869678" calcext:value-type="float">
            <text:p>0.0191421518869678</text:p>
          </table:table-cell>
          <table:table-cell office:value-type="float" office:value="0.752593158475511" calcext:value-type="float">
            <text:p>0.752593158475511</text:p>
          </table:table-cell>
          <table:table-cell office:value-type="float" office:value="0.0336923887291116" calcext:value-type="float">
            <text:p>0.03369238872911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26452244443386" calcext:value-type="float">
            <text:p>0.0326452244443386</text:p>
          </table:table-cell>
          <table:table-cell office:value-type="float" office:value="0.748680078091843" calcext:value-type="float">
            <text:p>0.748680078091843</text:p>
          </table:table-cell>
          <table:table-cell office:value-type="float" office:value="0.0357611231702186" calcext:value-type="float">
            <text:p>0.0357611231702186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26484852268226" calcext:value-type="float">
            <text:p>0.0326484852268226</text:p>
          </table:table-cell>
          <table:table-cell office:value-type="float" office:value="0.751252015957898" calcext:value-type="float">
            <text:p>0.751252015957898</text:p>
          </table:table-cell>
          <table:table-cell office:value-type="float" office:value="0.0243232621371661" calcext:value-type="float">
            <text:p>0.0243232621371661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157961347719413" calcext:value-type="float">
            <text:p>0.0157961347719413</text:p>
          </table:table-cell>
          <table:table-cell office:value-type="float" office:value="0.76294032764621" calcext:value-type="float">
            <text:p>0.76294032764621</text:p>
          </table:table-cell>
          <table:table-cell office:value-type="float" office:value="0.0427242556998992" calcext:value-type="float">
            <text:p>0.0427242556998992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464421112563834" calcext:value-type="float">
            <text:p>0.0464421112563834</text:p>
          </table:table-cell>
          <table:table-cell office:value-type="float" office:value="0.755148119854002" calcext:value-type="float">
            <text:p>0.755148119854002</text:p>
          </table:table-cell>
          <table:table-cell office:value-type="float" office:value="0.0313694645304773" calcext:value-type="float">
            <text:p>0.0313694645304773</text:p>
          </table:table-cell>
          <table:table-cell office:value-type="float" office:value="0.749910873440285" calcext:value-type="float">
            <text:p>0.749910873440285</text:p>
          </table:table-cell>
          <table:table-cell office:value-type="float" office:value="0.0407630022733598" calcext:value-type="float">
            <text:p>0.0407630022733598</text:p>
          </table:table-cell>
          <table:table-cell office:value-type="float" office:value="0.746040234275528" calcext:value-type="float">
            <text:p>0.746040234275528</text:p>
          </table:table-cell>
          <table:table-cell office:value-type="float" office:value="0.0393205513379828" calcext:value-type="float">
            <text:p>0.0393205513379828</text:p>
          </table:table-cell>
          <table:table-cell office:value-type="float" office:value="0.766878872761226" calcext:value-type="float">
            <text:p>0.766878872761226</text:p>
          </table:table-cell>
          <table:table-cell office:value-type="float" office:value="0.0308675688316349" calcext:value-type="float">
            <text:p>0.0308675688316349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335118320906297" calcext:value-type="float">
            <text:p>0.0335118320906297</text:p>
          </table:table-cell>
          <table:table-cell office:value-type="float" office:value="0.757770987182752" calcext:value-type="float">
            <text:p>0.757770987182752</text:p>
          </table:table-cell>
          <table:table-cell office:value-type="float" office:value="0.0308097175491788" calcext:value-type="float">
            <text:p>0.0308097175491788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71036848053189" calcext:value-type="float">
            <text:p>0.0271036848053189</text:p>
          </table:table-cell>
          <table:table-cell office:value-type="float" office:value="0.756472285884051" calcext:value-type="float">
            <text:p>0.756472285884051</text:p>
          </table:table-cell>
          <table:table-cell office:value-type="float" office:value="0.0331990314203646" calcext:value-type="float">
            <text:p>0.0331990314203646</text:p>
          </table:table-cell>
          <table:table-cell office:value-type="float" office:value="0.753891859774213" calcext:value-type="float">
            <text:p>0.753891859774213</text:p>
          </table:table-cell>
          <table:table-cell office:value-type="float" office:value="0.0255879794776897" calcext:value-type="float">
            <text:p>0.0255879794776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8697054579407" calcext:value-type="float">
            <text:p>0.748697054579407</text:p>
          </table:table-cell>
          <table:table-cell office:value-type="float" office:value="0.0436890905220832" calcext:value-type="float">
            <text:p>0.0436890905220832</text:p>
          </table:table-cell>
          <table:table-cell office:value-type="float" office:value="0.748688566335625" calcext:value-type="float">
            <text:p>0.748688566335625</text:p>
          </table:table-cell>
          <table:table-cell office:value-type="float" office:value="0.0347615036028633" calcext:value-type="float">
            <text:p>0.0347615036028633</text:p>
          </table:table-cell>
          <table:table-cell office:value-type="float" office:value="0.761692555810203" calcext:value-type="float">
            <text:p>0.761692555810203</text:p>
          </table:table-cell>
          <table:table-cell office:value-type="float" office:value="0.0310755375792097" calcext:value-type="float">
            <text:p>0.0310755375792097</text:p>
          </table:table-cell>
          <table:table-cell office:value-type="float" office:value="0.756480774127833" calcext:value-type="float">
            <text:p>0.756480774127833</text:p>
          </table:table-cell>
          <table:table-cell office:value-type="float" office:value="0.028594492104807" calcext:value-type="float">
            <text:p>0.028594492104807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274734306744795" calcext:value-type="float">
            <text:p>0.0274734306744795</text:p>
          </table:table-cell>
          <table:table-cell office:value-type="float" office:value="0.761675579322638" calcext:value-type="float">
            <text:p>0.761675579322638</text:p>
          </table:table-cell>
          <table:table-cell office:value-type="float" office:value="0.0291088693139578" calcext:value-type="float">
            <text:p>0.0291088693139578</text:p>
          </table:table-cell>
          <table:table-cell office:value-type="float" office:value="0.759078176725236" calcext:value-type="float">
            <text:p>0.759078176725236</text:p>
          </table:table-cell>
          <table:table-cell office:value-type="float" office:value="0.0360172272579266" calcext:value-type="float">
            <text:p>0.0360172272579266</text:p>
          </table:table-cell>
          <table:table-cell office:value-type="float" office:value="0.753849418555301" calcext:value-type="float">
            <text:p>0.753849418555301</text:p>
          </table:table-cell>
          <table:table-cell office:value-type="float" office:value="0.0391770889470723" calcext:value-type="float">
            <text:p>0.0391770889470723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48719844810524" calcext:value-type="float">
            <text:p>0.0348719844810524</text:p>
          </table:table-cell>
          <table:table-cell office:value-type="float" office:value="0.749970291146762" calcext:value-type="float">
            <text:p>0.749970291146762</text:p>
          </table:table-cell>
          <table:table-cell office:value-type="float" office:value="0.0364301737269828" calcext:value-type="float">
            <text:p>0.0364301737269828</text:p>
          </table:table-cell>
          <table:table-cell office:value-type="float" office:value="0.76430693489517" calcext:value-type="float">
            <text:p>0.76430693489517</text:p>
          </table:table-cell>
          <table:table-cell office:value-type="float" office:value="0.038869305554693" calcext:value-type="float">
            <text:p>0.038869305554693</text:p>
          </table:table-cell>
          <table:table-cell office:value-type="float" office:value="0.752525252525252" calcext:value-type="float">
            <text:p>0.752525252525252</text:p>
          </table:table-cell>
          <table:table-cell office:value-type="float" office:value="0.0407963333094654" calcext:value-type="float">
            <text:p>0.0407963333094654</text:p>
          </table:table-cell>
          <table:table-cell office:value-type="float" office:value="0.751243527714116" calcext:value-type="float">
            <text:p>0.751243527714116</text:p>
          </table:table-cell>
          <table:table-cell office:value-type="float" office:value="0.0366267891334308" calcext:value-type="float">
            <text:p>0.0366267891334308</text:p>
          </table:table-cell>
          <table:table-cell office:value-type="float" office:value="0.752584670231729" calcext:value-type="float">
            <text:p>0.752584670231729</text:p>
          </table:table-cell>
          <table:table-cell office:value-type="float" office:value="0.0232621749496527" calcext:value-type="float">
            <text:p>0.0232621749496527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42363589663703" calcext:value-type="float">
            <text:p>0.02423635896637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7787963670317" calcext:value-type="float">
            <text:p>0.757787963670317</text:p>
          </table:table-cell>
          <table:table-cell office:value-type="float" office:value="0.0319731705046435" calcext:value-type="float">
            <text:p>0.0319731705046435</text:p>
          </table:table-cell>
          <table:table-cell office:value-type="float" office:value="0.75129445717681" calcext:value-type="float">
            <text:p>0.75129445717681</text:p>
          </table:table-cell>
          <table:table-cell office:value-type="float" office:value="0.0385056364279529" calcext:value-type="float">
            <text:p>0.0385056364279529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369938879167066" calcext:value-type="float">
            <text:p>0.0369938879167066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26006502329582" calcext:value-type="float">
            <text:p>0.026006502329582</text:p>
          </table:table-cell>
          <table:table-cell office:value-type="float" office:value="0.762991257108904" calcext:value-type="float">
            <text:p>0.762991257108904</text:p>
          </table:table-cell>
          <table:table-cell office:value-type="float" office:value="0.0208146077404267" calcext:value-type="float">
            <text:p>0.0208146077404267</text:p>
          </table:table-cell>
          <table:table-cell office:value-type="float" office:value="0.759069688481453" calcext:value-type="float">
            <text:p>0.759069688481453</text:p>
          </table:table-cell>
          <table:table-cell office:value-type="float" office:value="0.0346308305495615" calcext:value-type="float">
            <text:p>0.0346308305495615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363213032561052" calcext:value-type="float">
            <text:p>0.0363213032561052</text:p>
          </table:table-cell>
          <table:table-cell office:value-type="float" office:value="0.7525507172566" calcext:value-type="float">
            <text:p>0.7525507172566</text:p>
          </table:table-cell>
          <table:table-cell office:value-type="float" office:value="0.0422053606762679" calcext:value-type="float">
            <text:p>0.0422053606762679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50435682213508" calcext:value-type="float">
            <text:p>0.0350435682213508</text:p>
          </table:table-cell>
          <table:table-cell office:value-type="float" office:value="0.747381376793142" calcext:value-type="float">
            <text:p>0.747381376793142</text:p>
          </table:table-cell>
          <table:table-cell office:value-type="float" office:value="0.0251773101126142" calcext:value-type="float">
            <text:p>0.0251773101126142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6547552907393" calcext:value-type="float">
            <text:p>0.0386547552907393</text:p>
          </table:table-cell>
          <table:table-cell office:value-type="float" office:value="0.756438332908921" calcext:value-type="float">
            <text:p>0.756438332908921</text:p>
          </table:table-cell>
          <table:table-cell office:value-type="float" office:value="0.0434643193833881" calcext:value-type="float">
            <text:p>0.0434643193833881</text:p>
          </table:table-cell>
          <table:table-cell office:value-type="float" office:value="0.752567693744164" calcext:value-type="float">
            <text:p>0.752567693744164</text:p>
          </table:table-cell>
          <table:table-cell office:value-type="float" office:value="0.0383417715891717" calcext:value-type="float">
            <text:p>0.0383417715891717</text:p>
          </table:table-cell>
          <table:table-cell office:value-type="float" office:value="0.755190561072914" calcext:value-type="float">
            <text:p>0.755190561072914</text:p>
          </table:table-cell>
          <table:table-cell office:value-type="float" office:value="0.0269134122181896" calcext:value-type="float">
            <text:p>0.0269134122181896</text:p>
          </table:table-cell>
          <table:table-cell office:value-type="float" office:value="0.760368389780154" calcext:value-type="float">
            <text:p>0.760368389780154</text:p>
          </table:table-cell>
          <table:table-cell office:value-type="float" office:value="0.0356812719665682" calcext:value-type="float">
            <text:p>0.0356812719665682</text:p>
          </table:table-cell>
          <table:table-cell office:value-type="float" office:value="0.753874883286648" calcext:value-type="float">
            <text:p>0.753874883286648</text:p>
          </table:table-cell>
          <table:table-cell office:value-type="float" office:value="0.0320991639438942" calcext:value-type="float">
            <text:p>0.03209916394389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78045799810989" calcext:value-type="float">
            <text:p>0.0278045799810989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03979197521118" calcext:value-type="float">
            <text:p>0.0303979197521118</text:p>
          </table:table-cell>
          <table:table-cell office:value-type="float" office:value="0.762999745352687" calcext:value-type="float">
            <text:p>0.762999745352687</text:p>
          </table:table-cell>
          <table:table-cell office:value-type="float" office:value="0.0285167631525879" calcext:value-type="float">
            <text:p>0.0285167631525879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275900470156961" calcext:value-type="float">
            <text:p>0.0275900470156961</text:p>
          </table:table-cell>
          <table:table-cell office:value-type="float" office:value="0.765614124437654" calcext:value-type="float">
            <text:p>0.765614124437654</text:p>
          </table:table-cell>
          <table:table-cell office:value-type="float" office:value="0.0236537862810163" calcext:value-type="float">
            <text:p>0.0236537862810163</text:p>
          </table:table-cell>
          <table:table-cell office:value-type="float" office:value="0.753857906799083" calcext:value-type="float">
            <text:p>0.753857906799083</text:p>
          </table:table-cell>
          <table:table-cell office:value-type="float" office:value="0.0272174084227058" calcext:value-type="float">
            <text:p>0.0272174084227058</text:p>
          </table:table-cell>
          <table:table-cell office:value-type="float" office:value="0.757779475426534" calcext:value-type="float">
            <text:p>0.757779475426534</text:p>
          </table:table-cell>
          <table:table-cell office:value-type="float" office:value="0.0324118867855523" calcext:value-type="float">
            <text:p>0.0324118867855523</text:p>
          </table:table-cell>
          <table:table-cell office:value-type="float" office:value="0.753866395042866" calcext:value-type="float">
            <text:p>0.753866395042866</text:p>
          </table:table-cell>
          <table:table-cell office:value-type="float" office:value="0.0406637333906884" calcext:value-type="float">
            <text:p>0.0406637333906884</text:p>
          </table:table-cell>
          <table:table-cell office:value-type="float" office:value="0.760402342755284" calcext:value-type="float">
            <text:p>0.760402342755284</text:p>
          </table:table-cell>
          <table:table-cell office:value-type="float" office:value="0.0294636008144889" calcext:value-type="float">
            <text:p>0.0294636008144889</text:p>
          </table:table-cell>
          <table:table-cell office:value-type="float" office:value="0.7590951532128" calcext:value-type="float">
            <text:p>0.7590951532128</text:p>
          </table:table-cell>
          <table:table-cell office:value-type="float" office:value="0.0259177998508589" calcext:value-type="float">
            <text:p>0.0259177998508589</text:p>
          </table:table-cell>
          <table:table-cell office:value-type="float" office:value="0.760393854511502" calcext:value-type="float">
            <text:p>0.760393854511502</text:p>
          </table:table-cell>
          <table:table-cell office:value-type="float" office:value="0.0381054389819318" calcext:value-type="float">
            <text:p>0.0381054389819318</text:p>
          </table:table-cell>
          <table:table-cell office:value-type="float" office:value="0.756455309396486" calcext:value-type="float">
            <text:p>0.756455309396486</text:p>
          </table:table-cell>
          <table:table-cell office:value-type="float" office:value="0.0369723262750739" calcext:value-type="float">
            <text:p>0.0369723262750739</text:p>
          </table:table-cell>
          <table:table-cell office:value-type="float" office:value="0.755156608097785" calcext:value-type="float">
            <text:p>0.755156608097785</text:p>
          </table:table-cell>
          <table:table-cell office:value-type="float" office:value="0.0423113197566867" calcext:value-type="float">
            <text:p>0.0423113197566867</text:p>
          </table:table-cell>
          <table:table-cell office:value-type="float" office:value="0.759086664969018" calcext:value-type="float">
            <text:p>0.759086664969018</text:p>
          </table:table-cell>
          <table:table-cell office:value-type="float" office:value="0.0247514481522916" calcext:value-type="float">
            <text:p>0.0247514481522916</text:p>
          </table:table-cell>
          <table:table-cell office:value-type="float" office:value="0.762982768865122" calcext:value-type="float">
            <text:p>0.762982768865122</text:p>
          </table:table-cell>
          <table:table-cell office:value-type="float" office:value="0.0331896790273849" calcext:value-type="float">
            <text:p>0.0331896790273849</text:p>
          </table:table-cell>
          <table:table-cell office:value-type="float" office:value="0.752576181987947" calcext:value-type="float">
            <text:p>0.752576181987947</text:p>
          </table:table-cell>
          <table:table-cell office:value-type="float" office:value="0.0363149598466708" calcext:value-type="float">
            <text:p>0.036314959846670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4667685255921" calcext:value-type="float">
            <text:p>0.754667685255921</text:p>
          </table:table-cell>
          <table:table-cell office:value-type="float" office:value="0.0325660966096759" calcext:value-type="float">
            <text:p>0.0325660966096759</text:p>
          </table:table-cell>
          <table:table-cell office:value-type="float" office:value="0.749719039130804" calcext:value-type="float">
            <text:p>0.749719039130804</text:p>
          </table:table-cell>
          <table:table-cell office:value-type="float" office:value="0.0345118960334516" calcext:value-type="float">
            <text:p>0.0345118960334516</text:p>
          </table:table-cell>
          <table:table-cell office:value-type="float" office:value="0.757784568372804" calcext:value-type="float">
            <text:p>0.757784568372804</text:p>
          </table:table-cell>
          <table:table-cell office:value-type="float" office:value="0.0315013954293347" calcext:value-type="float">
            <text:p>0.0315013954293347</text:p>
          </table:table-cell>
          <table:table-cell office:value-type="float" office:value="0.753346914523385" calcext:value-type="float">
            <text:p>0.753346914523385</text:p>
          </table:table-cell>
          <table:table-cell office:value-type="float" office:value="0.0254851683962154" calcext:value-type="float">
            <text:p>0.0254851683962154</text:p>
          </table:table-cell>
          <table:table-cell office:value-type="float" office:value="0.757010440539852" calcext:value-type="float">
            <text:p>0.757010440539852</text:p>
          </table:table-cell>
          <table:table-cell office:value-type="float" office:value="0.0246809126877016" calcext:value-type="float">
            <text:p>0.0246809126877016</text:p>
          </table:table-cell>
          <table:table-cell office:value-type="float" office:value="0.759064595535184" calcext:value-type="float">
            <text:p>0.759064595535184</text:p>
          </table:table-cell>
          <table:table-cell office:value-type="float" office:value="0.0317296455251706" calcext:value-type="float">
            <text:p>0.0317296455251706</text:p>
          </table:table-cell>
          <table:table-cell office:value-type="float" office:value="0.754907053730583" calcext:value-type="float">
            <text:p>0.754907053730583</text:p>
          </table:table-cell>
          <table:table-cell office:value-type="float" office:value="0.0360599980131406" calcext:value-type="float">
            <text:p>0.0360599980131406</text:p>
          </table:table-cell>
          <table:table-cell office:value-type="float" office:value="0.747075800016976" calcext:value-type="float">
            <text:p>0.747075800016976</text:p>
          </table:table-cell>
          <table:table-cell office:value-type="float" office:value="0.0384324391167182" calcext:value-type="float">
            <text:p>0.0384324391167182</text:p>
          </table:table-cell>
          <table:table-cell office:value-type="float" office:value="0.755165096341567" calcext:value-type="float">
            <text:p>0.755165096341567</text:p>
          </table:table-cell>
          <table:table-cell office:value-type="float" office:value="0.0325810229849007" calcext:value-type="float">
            <text:p>0.0325810229849007</text:p>
          </table:table-cell>
          <table:table-cell office:value-type="float" office:value="0.749447415329768" calcext:value-type="float">
            <text:p>0.749447415329768</text:p>
          </table:table-cell>
          <table:table-cell office:value-type="float" office:value="0.0332383513353332" calcext:value-type="float">
            <text:p>0.0332383513353332</text:p>
          </table:table-cell>
          <table:table-cell office:value-type="float" office:value="0.760383668618963" calcext:value-type="float">
            <text:p>0.760383668618963</text:p>
          </table:table-cell>
          <table:table-cell office:value-type="float" office:value="0.034193967980549" calcext:value-type="float">
            <text:p>0.034193967980549</text:p>
          </table:table-cell>
          <table:table-cell office:value-type="float" office:value="0.754633732280791" calcext:value-type="float">
            <text:p>0.754633732280791</text:p>
          </table:table-cell>
          <table:table-cell office:value-type="float" office:value="0.0354431943242904" calcext:value-type="float">
            <text:p>0.0354431943242904</text:p>
          </table:table-cell>
          <table:table-cell office:value-type="float" office:value="0.754121042356336" calcext:value-type="float">
            <text:p>0.754121042356336</text:p>
          </table:table-cell>
          <table:table-cell office:value-type="float" office:value="0.0364322947193177" calcext:value-type="float">
            <text:p>0.0364322947193177</text:p>
          </table:table-cell>
          <table:table-cell office:value-type="float" office:value="0.752577879636703" calcext:value-type="float">
            <text:p>0.752577879636703</text:p>
          </table:table-cell>
          <table:table-cell office:value-type="float" office:value="0.0242819425022378" calcext:value-type="float">
            <text:p>0.0242819425022378</text:p>
          </table:table-cell>
          <table:table-cell office:value-type="float" office:value="0.757777777777778" calcext:value-type="float">
            <text:p>0.757777777777778</text:p>
          </table:table-cell>
          <table:table-cell office:value-type="float" office:value="0.0308803626657341" calcext:value-type="float">
            <text:p>0.0308803626657341</text:p>
          </table:table-cell>
          <table:table-cell office:value-type="float" office:value="0.754406247347424" calcext:value-type="float">
            <text:p>0.754406247347424</text:p>
          </table:table-cell>
          <table:table-cell office:value-type="float" office:value="0.0303861701927473" calcext:value-type="float">
            <text:p>0.03038617019274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55411255411255" calcext:value-type="float">
            <text:p>0.95541125541125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2438097535417" calcext:value-type="float">
            <text:p>0.0072438097535417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01060385170036" calcext:value-type="float">
            <text:p>0.01060385170036</text:p>
          </table:table-cell>
          <table:table-cell office:value-type="float" office:value="0.965800865800866" calcext:value-type="float">
            <text:p>0.965800865800866</text:p>
          </table:table-cell>
          <table:table-cell office:value-type="float" office:value="0.0082988266288662" calcext:value-type="float">
            <text:p>0.0082988266288662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3850577440167" calcext:value-type="float">
            <text:p>0.009385057744016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4664966301333" calcext:value-type="float">
            <text:p>0.0084664966301333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98478901870799" calcext:value-type="float">
            <text:p>0.0098478901870799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0078042235399653" calcext:value-type="float">
            <text:p>0.0078042235399653</text:p>
          </table:table-cell>
          <table:table-cell office:value-type="float" office:value="0.967965367965368" calcext:value-type="float">
            <text:p>0.967965367965368</text:p>
          </table:table-cell>
          <table:table-cell office:value-type="float" office:value="0.0093600642036535" calcext:value-type="float">
            <text:p>0.0093600642036535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0078042235399653" calcext:value-type="float">
            <text:p>0.0078042235399653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009558182755766" calcext:value-type="float">
            <text:p>0.009558182755766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0137886346405" calcext:value-type="float">
            <text:p>0.00701378863464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55411255411256" calcext:value-type="float">
            <text:p>0.955411255411256</text:p>
          </table:table-cell>
          <table:table-cell office:value-type="float" office:value="0.0047421866450663" calcext:value-type="float">
            <text:p>0.004742186645066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9128655509399" calcext:value-type="float">
            <text:p>0.0069128655509399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97522773385877" calcext:value-type="float">
            <text:p>0.0097522773385877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8640268937597" calcext:value-type="float">
            <text:p>0.00786402689375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3105539987503" calcext:value-type="float">
            <text:p>0.0063105539987503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9768144386699" calcext:value-type="float">
            <text:p>0.008976814438669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4387829825186" calcext:value-type="float">
            <text:p>0.008438782982518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6526707920622" calcext:value-type="float">
            <text:p>0.00765267079206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53679653679654" calcext:value-type="float">
            <text:p>0.953679653679654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9466694960525" calcext:value-type="float">
            <text:p>0.006946669496052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00363836531338" calcext:value-type="float">
            <text:p>0.010036383653133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2438097535417" calcext:value-type="float">
            <text:p>0.007243809753541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55184193870051" calcext:value-type="float">
            <text:p>0.005518419387005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1981909364833" calcext:value-type="float">
            <text:p>0.006198190936483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8640268937597" calcext:value-type="float">
            <text:p>0.007864026893759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95288877527" calcext:value-type="float">
            <text:p>0.0079528887752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8640268937597" calcext:value-type="float">
            <text:p>0.00786402689375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95288877527" calcext:value-type="float">
            <text:p>0.007952888775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53679653679654" calcext:value-type="float">
            <text:p>0.953679653679654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3401839644212" calcext:value-type="float">
            <text:p>0.007340183964421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63105539987503" calcext:value-type="float">
            <text:p>0.006310553998750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4664966301333" calcext:value-type="float">
            <text:p>0.008466496630133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72760763263946" calcext:value-type="float">
            <text:p>0.00727607632639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53679653679654" calcext:value-type="float">
            <text:p>0.953679653679654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48399739772722" calcext:value-type="float">
            <text:p>0.004839973977272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8937586704807" calcext:value-type="float">
            <text:p>0.007893758670480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8640268937597" calcext:value-type="float">
            <text:p>0.00786402689375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0115824776284" calcext:value-type="float">
            <text:p>0.008011582477628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97681443867" calcext:value-type="float">
            <text:p>0.0089768144386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6008444510722" calcext:value-type="float">
            <text:p>0.00660084445107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0.954372294372294" calcext:value-type="float">
            <text:p>0.954372294372294</text:p>
          </table:table-cell>
          <table:table-cell office:value-type="float" office:value="0.00532135678363772" calcext:value-type="float">
            <text:p>0.00532135678363772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659992795253062" calcext:value-type="float">
            <text:p>0.00659992795253062</text:p>
          </table:table-cell>
          <table:table-cell office:value-type="float" office:value="0.970909090909091" calcext:value-type="float">
            <text:p>0.970909090909091</text:p>
          </table:table-cell>
          <table:table-cell office:value-type="float" office:value="0.0076637278864303" calcext:value-type="float">
            <text:p>0.0076637278864303</text:p>
          </table:table-cell>
          <table:table-cell office:value-type="float" office:value="0.96969696969697" calcext:value-type="float">
            <text:p>0.96969696969697</text:p>
          </table:table-cell>
          <table:table-cell office:value-type="float" office:value="0.0066903669517617" calcext:value-type="float">
            <text:p>0.0066903669517617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21260041783664" calcext:value-type="float">
            <text:p>0.00721260041783664</text:p>
          </table:table-cell>
          <table:table-cell office:value-type="float" office:value="0.973246753246753" calcext:value-type="float">
            <text:p>0.973246753246753</text:p>
          </table:table-cell>
          <table:table-cell office:value-type="float" office:value="0.00687607755323546" calcext:value-type="float">
            <text:p>0.006876077553235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6457864906116" calcext:value-type="float">
            <text:p>0.00756457864906116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861753599586646" calcext:value-type="float">
            <text:p>0.00861753599586646</text:p>
          </table:table-cell>
          <table:table-cell office:value-type="float" office:value="0.972467532467532" calcext:value-type="float">
            <text:p>0.972467532467532</text:p>
          </table:table-cell>
          <table:table-cell office:value-type="float" office:value="0.00763960687323166" calcext:value-type="float">
            <text:p>0.00763960687323166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0652778014741218" calcext:value-type="float">
            <text:p>0.00652778014741218</text:p>
          </table:table-cell>
          <table:table-cell office:value-type="float" office:value="0.974632034632035" calcext:value-type="float">
            <text:p>0.974632034632035</text:p>
          </table:table-cell>
          <table:table-cell office:value-type="float" office:value="0.0067591484377547" calcext:value-type="float">
            <text:p>0.0067591484377547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0696728462260854" calcext:value-type="float">
            <text:p>0.00696728462260854</text:p>
          </table:table-cell>
          <table:table-cell office:value-type="float" office:value="0.972034632034632" calcext:value-type="float">
            <text:p>0.972034632034632</text:p>
          </table:table-cell>
          <table:table-cell office:value-type="float" office:value="0.00808869477717328" calcext:value-type="float">
            <text:p>0.00808869477717328</text:p>
          </table:table-cell>
          <table:table-cell office:value-type="float" office:value="0.971774891774892" calcext:value-type="float">
            <text:p>0.971774891774892</text:p>
          </table:table-cell>
          <table:table-cell office:value-type="float" office:value="0.008294307273058" calcext:value-type="float">
            <text:p>0.00829430727305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32790353454072" calcext:value-type="float">
            <text:p>0.0073279035345407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072992537958879" calcext:value-type="float">
            <text:p>0.00729925379588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1676780893131" calcext:value-type="float">
            <text:p>0.005167678089313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91320446362463" calcext:value-type="float">
            <text:p>0.0091320446362463</text:p>
          </table:table-cell>
          <table:table-cell office:value-type="float" office:value="0.971428571428572" calcext:value-type="float">
            <text:p>0.971428571428572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07713649212643" calcext:value-type="float">
            <text:p>0.007713649212643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45916024752373" calcext:value-type="float">
            <text:p>0.004591602475237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064209510710785" calcext:value-type="float">
            <text:p>0.006420951071078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8481628078382" calcext:value-type="float">
            <text:p>0.005848162807838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70137886346405" calcext:value-type="float">
            <text:p>0.0070137886346405</text:p>
          </table:table-cell>
          <table:table-cell office:value-type="float" office:value="0.97012987012987" calcext:value-type="float">
            <text:p>0.97012987012987</text:p>
          </table:table-cell>
          <table:table-cell office:value-type="float" office:value="0.0074037365266177" calcext:value-type="float">
            <text:p>0.00740373652661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2128115059707" calcext:value-type="float">
            <text:p>0.005212811505970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1981909364832" calcext:value-type="float">
            <text:p>0.006198190936483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36219048767708" calcext:value-type="float">
            <text:p>0.003621904876770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9466694960524" calcext:value-type="float">
            <text:p>0.006946669496052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80407686671024" calcext:value-type="float">
            <text:p>0.008040768667102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0451255600731" calcext:value-type="float">
            <text:p>0.00604512556007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56026749374653" calcext:value-type="float">
            <text:p>0.005602674937465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82988266288661" calcext:value-type="float">
            <text:p>0.008298826628866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044359094224933" calcext:value-type="float">
            <text:p>0.004435909422493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56443310867555" calcext:value-type="float">
            <text:p>0.00564433108675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55184193870052" calcext:value-type="float">
            <text:p>0.00551841938700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0062497513037" calcext:value-type="float">
            <text:p>0.00600624975130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5652601247199" calcext:value-type="float">
            <text:p>0.006565260124719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7759635681811" calcext:value-type="float">
            <text:p>0.006775963568181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5764557385969" calcext:value-type="float">
            <text:p>0.008576455738596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1851387018134" calcext:value-type="float">
            <text:p>0.0081851387018134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62358702557956" calcext:value-type="float">
            <text:p>0.006235870255795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63843641574686" calcext:value-type="float">
            <text:p>0.006384364157468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4935064935065" calcext:value-type="float">
            <text:p>0.0064935064935065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67413036806915" calcext:value-type="float">
            <text:p>0.006741303680691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4037365266177" calcext:value-type="float">
            <text:p>0.007403736526617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7388005360114" calcext:value-type="float">
            <text:p>0.0087388005360114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70802715297819" calcext:value-type="float">
            <text:p>0.0070802715297819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5912025613637" calcext:value-type="float">
            <text:p>0.007591202561363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058481628078381" calcext:value-type="float">
            <text:p>0.005848162807838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7439583636356" calcext:value-type="float">
            <text:p>0.00774395836363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8" calcext:value-type="float">
            <text:p>0.007178841537565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54328573151563" calcext:value-type="float">
            <text:p>0.005432857315156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049830581961997" calcext:value-type="float">
            <text:p>0.004983058196199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56026749374652" calcext:value-type="float">
            <text:p>0.005602674937465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70802715297818" calcext:value-type="float">
            <text:p>0.00708027152978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71788415375657" calcext:value-type="float">
            <text:p>0.007178841537565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83270060873036" calcext:value-type="float">
            <text:p>0.008327006087303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72760763263946" calcext:value-type="float">
            <text:p>0.0072760763263946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081564691261544" calcext:value-type="float">
            <text:p>0.0081564691261544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7439583636356" calcext:value-type="float">
            <text:p>0.007743958363635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61221366336497" calcext:value-type="float">
            <text:p>0.0061221366336497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66008444510722" calcext:value-type="float">
            <text:p>0.006600844451072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74037365266178" calcext:value-type="float">
            <text:p>0.00740373652661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411255411255" calcext:value-type="float">
            <text:p>0.975411255411255</text:p>
          </table:table-cell>
          <table:table-cell office:value-type="float" office:value="0.00605766060704784" calcext:value-type="float">
            <text:p>0.00605766060704784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066449046832749" calcext:value-type="float">
            <text:p>0.0066449046832749</text:p>
          </table:table-cell>
          <table:table-cell office:value-type="float" office:value="0.973766233766234" calcext:value-type="float">
            <text:p>0.973766233766234</text:p>
          </table:table-cell>
          <table:table-cell office:value-type="float" office:value="0.005767467861888" calcext:value-type="float">
            <text:p>0.005767467861888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060871467376732" calcext:value-type="float">
            <text:p>0.0060871467376732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068515079458868" calcext:value-type="float">
            <text:p>0.0068515079458868</text:p>
          </table:table-cell>
          <table:table-cell office:value-type="float" office:value="0.972813852813853" calcext:value-type="float">
            <text:p>0.972813852813853</text:p>
          </table:table-cell>
          <table:table-cell office:value-type="float" office:value="0.00718978785221154" calcext:value-type="float">
            <text:p>0.00718978785221154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0733267868127424" calcext:value-type="float">
            <text:p>0.00733267868127424</text:p>
          </table:table-cell>
          <table:table-cell office:value-type="float" office:value="0.973679653679654" calcext:value-type="float">
            <text:p>0.973679653679654</text:p>
          </table:table-cell>
          <table:table-cell office:value-type="float" office:value="0.00634687591443568" calcext:value-type="float">
            <text:p>0.00634687591443568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0808486694194116" calcext:value-type="float">
            <text:p>0.00808486694194116</text:p>
          </table:table-cell>
          <table:table-cell office:value-type="float" office:value="0.972467532467533" calcext:value-type="float">
            <text:p>0.972467532467533</text:p>
          </table:table-cell>
          <table:table-cell office:value-type="float" office:value="0.00668465378768006" calcext:value-type="float">
            <text:p>0.00668465378768006</text:p>
          </table:table-cell>
          <table:table-cell office:value-type="float" office:value="0.972380952380953" calcext:value-type="float">
            <text:p>0.972380952380953</text:p>
          </table:table-cell>
          <table:table-cell office:value-type="float" office:value="0.00761867068977902" calcext:value-type="float">
            <text:p>0.00761867068977902</text:p>
          </table:table-cell>
          <table:table-cell office:value-type="float" office:value="0.973073593073593" calcext:value-type="float">
            <text:p>0.973073593073593</text:p>
          </table:table-cell>
          <table:table-cell office:value-type="float" office:value="0.00609858364318198" calcext:value-type="float">
            <text:p>0.0060985836431819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0658245391229684" calcext:value-type="float">
            <text:p>0.00658245391229684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0647063182679754" calcext:value-type="float">
            <text:p>0.00647063182679754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0646582965360202" calcext:value-type="float">
            <text:p>0.0064658296536020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073869126079276" calcext:value-type="float">
            <text:p>0.00738691260792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2213679803715" calcext:value-type="float">
            <text:p>0.0442213679803715</text:p>
          </table:table-cell>
          <table:table-cell office:value-type="float" office:value="0.807665505226481" calcext:value-type="float">
            <text:p>0.807665505226481</text:p>
          </table:table-cell>
          <table:table-cell office:value-type="float" office:value="0.0698645130187136" calcext:value-type="float">
            <text:p>0.0698645130187136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608809618835635" calcext:value-type="float">
            <text:p>0.0608809618835635</text:p>
          </table:table-cell>
          <table:table-cell office:value-type="float" office:value="0.755052264808362" calcext:value-type="float">
            <text:p>0.755052264808362</text:p>
          </table:table-cell>
          <table:table-cell office:value-type="float" office:value="0.0409014151784884" calcext:value-type="float">
            <text:p>0.0409014151784884</text:p>
          </table:table-cell>
          <table:table-cell office:value-type="float" office:value="0.769686411149826" calcext:value-type="float">
            <text:p>0.769686411149826</text:p>
          </table:table-cell>
          <table:table-cell office:value-type="float" office:value="0.0888706678558382" calcext:value-type="float">
            <text:p>0.0888706678558382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446569598037803" calcext:value-type="float">
            <text:p>0.0446569598037803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553545365611729" calcext:value-type="float">
            <text:p>0.0553545365611729</text:p>
          </table:table-cell>
          <table:table-cell office:value-type="float" office:value="0.750290360046458" calcext:value-type="float">
            <text:p>0.750290360046458</text:p>
          </table:table-cell>
          <table:table-cell office:value-type="float" office:value="0.0563732366401264" calcext:value-type="float">
            <text:p>0.0563732366401264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872749078710987" calcext:value-type="float">
            <text:p>0.0872749078710987</text:p>
          </table:table-cell>
          <table:table-cell office:value-type="float" office:value="0.769802555168409" calcext:value-type="float">
            <text:p>0.769802555168409</text:p>
          </table:table-cell>
          <table:table-cell office:value-type="float" office:value="0.057660563338202" calcext:value-type="float">
            <text:p>0.057660563338202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773825594226833" calcext:value-type="float">
            <text:p>0.0773825594226833</text:p>
          </table:table-cell>
          <table:table-cell office:value-type="float" office:value="0.75993031358885" calcext:value-type="float">
            <text:p>0.75993031358885</text:p>
          </table:table-cell>
          <table:table-cell office:value-type="float" office:value="0.0426455784830501" calcext:value-type="float">
            <text:p>0.0426455784830501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386307646651105" calcext:value-type="float">
            <text:p>0.0386307646651105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473253028866042" calcext:value-type="float">
            <text:p>0.0473253028866042</text:p>
          </table:table-cell>
          <table:table-cell office:value-type="float" office:value="0.764808362369338" calcext:value-type="float">
            <text:p>0.764808362369338</text:p>
          </table:table-cell>
          <table:table-cell office:value-type="float" office:value="0.0438049295369247" calcext:value-type="float">
            <text:p>0.04380492953692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633589307494318" calcext:value-type="float">
            <text:p>0.0633589307494318</text:p>
          </table:table-cell>
          <table:table-cell office:value-type="float" office:value="0.836120789779326" calcext:value-type="float">
            <text:p>0.836120789779326</text:p>
          </table:table-cell>
          <table:table-cell office:value-type="float" office:value="0.0699079424973707" calcext:value-type="float">
            <text:p>0.0699079424973707</text:p>
          </table:table-cell>
          <table:table-cell office:value-type="float" office:value="0.81753774680604" calcext:value-type="float">
            <text:p>0.81753774680604</text:p>
          </table:table-cell>
          <table:table-cell office:value-type="float" office:value="0.0589944164708895" calcext:value-type="float">
            <text:p>0.0589944164708895</text:p>
          </table:table-cell>
          <table:table-cell office:value-type="float" office:value="0.793844367015099" calcext:value-type="float">
            <text:p>0.793844367015099</text:p>
          </table:table-cell>
          <table:table-cell office:value-type="float" office:value="0.0750129880753095" calcext:value-type="float">
            <text:p>0.0750129880753095</text:p>
          </table:table-cell>
          <table:table-cell office:value-type="float" office:value="0.77444831591173" calcext:value-type="float">
            <text:p>0.77444831591173</text:p>
          </table:table-cell>
          <table:table-cell office:value-type="float" office:value="0.0628528570568367" calcext:value-type="float">
            <text:p>0.0628528570568367</text:p>
          </table:table-cell>
          <table:table-cell office:value-type="float" office:value="0.788734030197445" calcext:value-type="float">
            <text:p>0.788734030197445</text:p>
          </table:table-cell>
          <table:table-cell office:value-type="float" office:value="0.0564769323924099" calcext:value-type="float">
            <text:p>0.0564769323924099</text:p>
          </table:table-cell>
          <table:table-cell office:value-type="float" office:value="0.788734030197445" calcext:value-type="float">
            <text:p>0.788734030197445</text:p>
          </table:table-cell>
          <table:table-cell office:value-type="float" office:value="0.0606016963107516" calcext:value-type="float">
            <text:p>0.0606016963107516</text:p>
          </table:table-cell>
          <table:table-cell office:value-type="float" office:value="0.793612078977933" calcext:value-type="float">
            <text:p>0.793612078977933</text:p>
          </table:table-cell>
          <table:table-cell office:value-type="float" office:value="0.0414830926344999" calcext:value-type="float">
            <text:p>0.0414830926344999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658706580241909" calcext:value-type="float">
            <text:p>0.0658706580241909</text:p>
          </table:table-cell>
          <table:table-cell office:value-type="float" office:value="0.774564459930313" calcext:value-type="float">
            <text:p>0.774564459930313</text:p>
          </table:table-cell>
          <table:table-cell office:value-type="float" office:value="0.0845864217133812" calcext:value-type="float">
            <text:p>0.0845864217133812</text:p>
          </table:table-cell>
          <table:table-cell office:value-type="float" office:value="0.769686411149826" calcext:value-type="float">
            <text:p>0.769686411149826</text:p>
          </table:table-cell>
          <table:table-cell office:value-type="float" office:value="0.0755936083921791" calcext:value-type="float">
            <text:p>0.0755936083921791</text:p>
          </table:table-cell>
          <table:table-cell office:value-type="float" office:value="0.779326364692218" calcext:value-type="float">
            <text:p>0.779326364692218</text:p>
          </table:table-cell>
          <table:table-cell office:value-type="float" office:value="0.0666374725136598" calcext:value-type="float">
            <text:p>0.0666374725136598</text:p>
          </table:table-cell>
          <table:table-cell office:value-type="float" office:value="0.798257839721254" calcext:value-type="float">
            <text:p>0.798257839721254</text:p>
          </table:table-cell>
          <table:table-cell office:value-type="float" office:value="0.0458044238721146" calcext:value-type="float">
            <text:p>0.045804423872114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548978634286739" calcext:value-type="float">
            <text:p>0.0548978634286739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373118873577237" calcext:value-type="float">
            <text:p>0.0373118873577237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323054749492781" calcext:value-type="float">
            <text:p>0.03230547494927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45063879210221" calcext:value-type="float">
            <text:p>0.745063879210221</text:p>
          </table:table-cell>
          <table:table-cell office:value-type="float" office:value="0.0590509817369856" calcext:value-type="float">
            <text:p>0.0590509817369856</text:p>
          </table:table-cell>
          <table:table-cell office:value-type="float" office:value="0.831358885017422" calcext:value-type="float">
            <text:p>0.831358885017422</text:p>
          </table:table-cell>
          <table:table-cell office:value-type="float" office:value="0.0525938153986499" calcext:value-type="float">
            <text:p>0.0525938153986499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52693568471406" calcext:value-type="float">
            <text:p>0.0452693568471406</text:p>
          </table:table-cell>
          <table:table-cell office:value-type="float" office:value="0.80801393728223" calcext:value-type="float">
            <text:p>0.80801393728223</text:p>
          </table:table-cell>
          <table:table-cell office:value-type="float" office:value="0.0546889120062423" calcext:value-type="float">
            <text:p>0.0546889120062423</text:p>
          </table:table-cell>
          <table:table-cell office:value-type="float" office:value="0.793612078977933" calcext:value-type="float">
            <text:p>0.793612078977933</text:p>
          </table:table-cell>
          <table:table-cell office:value-type="float" office:value="0.0609833521991173" calcext:value-type="float">
            <text:p>0.0609833521991173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373800641943379" calcext:value-type="float">
            <text:p>0.0373800641943379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532501643040493" calcext:value-type="float">
            <text:p>0.0532501643040493</text:p>
          </table:table-cell>
          <table:table-cell office:value-type="float" office:value="0.82253193960511" calcext:value-type="float">
            <text:p>0.82253193960511</text:p>
          </table:table-cell>
          <table:table-cell office:value-type="float" office:value="0.0449028457714524" calcext:value-type="float">
            <text:p>0.0449028457714524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39493236088082" calcext:value-type="float">
            <text:p>0.039493236088082</text:p>
          </table:table-cell>
          <table:table-cell office:value-type="float" office:value="0.803368176538908" calcext:value-type="float">
            <text:p>0.803368176538908</text:p>
          </table:table-cell>
          <table:table-cell office:value-type="float" office:value="0.0672728573942578" calcext:value-type="float">
            <text:p>0.0672728573942578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673517651625931" calcext:value-type="float">
            <text:p>0.0673517651625931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587618722101666" calcext:value-type="float">
            <text:p>0.0587618722101666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54072097988834" calcext:value-type="float">
            <text:p>0.0554072097988834</text:p>
          </table:table-cell>
          <table:table-cell office:value-type="float" office:value="0.79849012775842" calcext:value-type="float">
            <text:p>0.79849012775842</text:p>
          </table:table-cell>
          <table:table-cell office:value-type="float" office:value="0.0586210974833676" calcext:value-type="float">
            <text:p>0.0586210974833676</text:p>
          </table:table-cell>
          <table:table-cell office:value-type="float" office:value="0.750174216027874" calcext:value-type="float">
            <text:p>0.750174216027874</text:p>
          </table:table-cell>
          <table:table-cell office:value-type="float" office:value="0.0491530762708621" calcext:value-type="float">
            <text:p>0.0491530762708621</text:p>
          </table:table-cell>
          <table:table-cell office:value-type="float" office:value="0.793612078977933" calcext:value-type="float">
            <text:p>0.793612078977933</text:p>
          </table:table-cell>
          <table:table-cell office:value-type="float" office:value="0.0379130618983004" calcext:value-type="float">
            <text:p>0.03791306189830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635173469294781" calcext:value-type="float">
            <text:p>0.0635173469294781</text:p>
          </table:table-cell>
          <table:table-cell office:value-type="float" office:value="0.840998838559814" calcext:value-type="float">
            <text:p>0.840998838559814</text:p>
          </table:table-cell>
          <table:table-cell office:value-type="float" office:value="0.0542070401502593" calcext:value-type="float">
            <text:p>0.0542070401502593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406537247691621" calcext:value-type="float">
            <text:p>0.0406537247691621</text:p>
          </table:table-cell>
          <table:table-cell office:value-type="float" office:value="0.817653890824623" calcext:value-type="float">
            <text:p>0.817653890824623</text:p>
          </table:table-cell>
          <table:table-cell office:value-type="float" office:value="0.061039179296032" calcext:value-type="float">
            <text:p>0.061039179296032</text:p>
          </table:table-cell>
          <table:table-cell office:value-type="float" office:value="0.793612078977933" calcext:value-type="float">
            <text:p>0.793612078977933</text:p>
          </table:table-cell>
          <table:table-cell office:value-type="float" office:value="0.0699624324469241" calcext:value-type="float">
            <text:p>0.0699624324469241</text:p>
          </table:table-cell>
          <table:table-cell office:value-type="float" office:value="0.812891986062718" calcext:value-type="float">
            <text:p>0.812891986062718</text:p>
          </table:table-cell>
          <table:table-cell office:value-type="float" office:value="0.0534615850418667" calcext:value-type="float">
            <text:p>0.0534615850418667</text:p>
          </table:table-cell>
          <table:table-cell office:value-type="float" office:value="0.788850174216028" calcext:value-type="float">
            <text:p>0.788850174216028</text:p>
          </table:table-cell>
          <table:table-cell office:value-type="float" office:value="0.0578401293895269" calcext:value-type="float">
            <text:p>0.0578401293895269</text:p>
          </table:table-cell>
          <table:table-cell office:value-type="float" office:value="0.812775842044135" calcext:value-type="float">
            <text:p>0.812775842044135</text:p>
          </table:table-cell>
          <table:table-cell office:value-type="float" office:value="0.0445919679169222" calcext:value-type="float">
            <text:p>0.0445919679169222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358460032001777" calcext:value-type="float">
            <text:p>0.0358460032001777</text:p>
          </table:table-cell>
          <table:table-cell office:value-type="float" office:value="0.789082462253194" calcext:value-type="float">
            <text:p>0.789082462253194</text:p>
          </table:table-cell>
          <table:table-cell office:value-type="float" office:value="0.0707161148373127" calcext:value-type="float">
            <text:p>0.0707161148373127</text:p>
          </table:table-cell>
          <table:table-cell office:value-type="float" office:value="0.755052264808362" calcext:value-type="float">
            <text:p>0.755052264808362</text:p>
          </table:table-cell>
          <table:table-cell office:value-type="float" office:value="0.0712340249306521" calcext:value-type="float">
            <text:p>0.0712340249306521</text:p>
          </table:table-cell>
          <table:table-cell office:value-type="float" office:value="0.774564459930313" calcext:value-type="float">
            <text:p>0.774564459930313</text:p>
          </table:table-cell>
          <table:table-cell office:value-type="float" office:value="0.0673339876745039" calcext:value-type="float">
            <text:p>0.0673339876745039</text:p>
          </table:table-cell>
          <table:table-cell office:value-type="float" office:value="0.798257839721254" calcext:value-type="float">
            <text:p>0.798257839721254</text:p>
          </table:table-cell>
          <table:table-cell office:value-type="float" office:value="0.0540406773525885" calcext:value-type="float">
            <text:p>0.0540406773525885</text:p>
          </table:table-cell>
          <table:table-cell office:value-type="float" office:value="0.803135888501742" calcext:value-type="float">
            <text:p>0.803135888501742</text:p>
          </table:table-cell>
          <table:table-cell office:value-type="float" office:value="0.0584597969880226" calcext:value-type="float">
            <text:p>0.058459796988022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295357687476188" calcext:value-type="float">
            <text:p>0.0295357687476188</text:p>
          </table:table-cell>
          <table:table-cell office:value-type="float" office:value="0.79849012775842" calcext:value-type="float">
            <text:p>0.79849012775842</text:p>
          </table:table-cell>
          <table:table-cell office:value-type="float" office:value="0.0446229642278458" calcext:value-type="float">
            <text:p>0.04462296422784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3588850174216" calcext:value-type="float">
            <text:p>0.73588850174216</text:p>
          </table:table-cell>
          <table:table-cell office:value-type="float" office:value="0.0703251792751459" calcext:value-type="float">
            <text:p>0.0703251792751459</text:p>
          </table:table-cell>
          <table:table-cell office:value-type="float" office:value="0.821835075493612" calcext:value-type="float">
            <text:p>0.821835075493612</text:p>
          </table:table-cell>
          <table:table-cell office:value-type="float" office:value="0.0510462541151809" calcext:value-type="float">
            <text:p>0.0510462541151809</text:p>
          </table:table-cell>
          <table:table-cell office:value-type="float" office:value="0.793379790940767" calcext:value-type="float">
            <text:p>0.793379790940767</text:p>
          </table:table-cell>
          <table:table-cell office:value-type="float" office:value="0.0309921777310288" calcext:value-type="float">
            <text:p>0.0309921777310288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733610617522706" calcext:value-type="float">
            <text:p>0.0733610617522706</text:p>
          </table:table-cell>
          <table:table-cell office:value-type="float" office:value="0.793728222996516" calcext:value-type="float">
            <text:p>0.793728222996516</text:p>
          </table:table-cell>
          <table:table-cell office:value-type="float" office:value="0.067470328654042" calcext:value-type="float">
            <text:p>0.067470328654042</text:p>
          </table:table-cell>
          <table:table-cell office:value-type="float" office:value="0.822415795586527" calcext:value-type="float">
            <text:p>0.822415795586527</text:p>
          </table:table-cell>
          <table:table-cell office:value-type="float" office:value="0.0420980013118554" calcext:value-type="float">
            <text:p>0.0420980013118554</text:p>
          </table:table-cell>
          <table:table-cell office:value-type="float" office:value="0.779094076655052" calcext:value-type="float">
            <text:p>0.779094076655052</text:p>
          </table:table-cell>
          <table:table-cell office:value-type="float" office:value="0.0532501643040493" calcext:value-type="float">
            <text:p>0.0532501643040493</text:p>
          </table:table-cell>
          <table:table-cell office:value-type="float" office:value="0.817653890824623" calcext:value-type="float">
            <text:p>0.817653890824623</text:p>
          </table:table-cell>
          <table:table-cell office:value-type="float" office:value="0.0510488966369762" calcext:value-type="float">
            <text:p>0.0510488966369762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365106254980619" calcext:value-type="float">
            <text:p>0.0365106254980619</text:p>
          </table:table-cell>
          <table:table-cell office:value-type="float" office:value="0.779442508710801" calcext:value-type="float">
            <text:p>0.779442508710801</text:p>
          </table:table-cell>
          <table:table-cell office:value-type="float" office:value="0.0765432260735309" calcext:value-type="float">
            <text:p>0.0765432260735309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547874861886235" calcext:value-type="float">
            <text:p>0.0547874861886235</text:p>
          </table:table-cell>
          <table:table-cell office:value-type="float" office:value="0.784204413472706" calcext:value-type="float">
            <text:p>0.784204413472706</text:p>
          </table:table-cell>
          <table:table-cell office:value-type="float" office:value="0.0680417121654538" calcext:value-type="float">
            <text:p>0.0680417121654538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82986685258703" calcext:value-type="float">
            <text:p>0.0482986685258703</text:p>
          </table:table-cell>
          <table:table-cell office:value-type="float" office:value="0.784204413472706" calcext:value-type="float">
            <text:p>0.784204413472706</text:p>
          </table:table-cell>
          <table:table-cell office:value-type="float" office:value="0.0680417121654538" calcext:value-type="float">
            <text:p>0.0680417121654538</text:p>
          </table:table-cell>
          <table:table-cell office:value-type="float" office:value="0.754936120789779" calcext:value-type="float">
            <text:p>0.754936120789779</text:p>
          </table:table-cell>
          <table:table-cell office:value-type="float" office:value="0.0384614736084402" calcext:value-type="float">
            <text:p>0.0384614736084402</text:p>
          </table:table-cell>
          <table:table-cell office:value-type="float" office:value="0.788850174216028" calcext:value-type="float">
            <text:p>0.788850174216028</text:p>
          </table:table-cell>
          <table:table-cell office:value-type="float" office:value="0.0583220517040131" calcext:value-type="float">
            <text:p>0.05832205170401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.748176538908246" calcext:value-type="float">
            <text:p>0.748176538908246</text:p>
          </table:table-cell>
          <table:table-cell office:value-type="float" office:value="0.0600947613342826" calcext:value-type="float">
            <text:p>0.0600947613342826</text:p>
          </table:table-cell>
          <table:table-cell office:value-type="float" office:value="0.827595818815331" calcext:value-type="float">
            <text:p>0.827595818815331</text:p>
          </table:table-cell>
          <table:table-cell office:value-type="float" office:value="0.0595239130360349" calcext:value-type="float">
            <text:p>0.0595239130360349</text:p>
          </table:table-cell>
          <table:table-cell office:value-type="float" office:value="0.792497096399536" calcext:value-type="float">
            <text:p>0.792497096399536</text:p>
          </table:table-cell>
          <table:table-cell office:value-type="float" office:value="0.0473581275403569" calcext:value-type="float">
            <text:p>0.0473581275403569</text:p>
          </table:table-cell>
          <table:table-cell office:value-type="float" office:value="0.795563298490128" calcext:value-type="float">
            <text:p>0.795563298490128</text:p>
          </table:table-cell>
          <table:table-cell office:value-type="float" office:value="0.0610007112616686" calcext:value-type="float">
            <text:p>0.0610007112616686</text:p>
          </table:table-cell>
          <table:table-cell office:value-type="float" office:value="0.785017421602787" calcext:value-type="float">
            <text:p>0.785017421602787</text:p>
          </table:table-cell>
          <table:table-cell office:value-type="float" office:value="0.0700279276425517" calcext:value-type="float">
            <text:p>0.0700279276425517</text:p>
          </table:table-cell>
          <table:table-cell office:value-type="float" office:value="0.793472706155633" calcext:value-type="float">
            <text:p>0.793472706155633</text:p>
          </table:table-cell>
          <table:table-cell office:value-type="float" office:value="0.04681470854885" calcext:value-type="float">
            <text:p>0.04681470854885</text:p>
          </table:table-cell>
          <table:table-cell office:value-type="float" office:value="0.78" calcext:value-type="float">
            <text:p>0.78</text:p>
          </table:table-cell>
          <table:table-cell office:value-type="float" office:value="0.05605933817391" calcext:value-type="float">
            <text:p>0.05605933817391</text:p>
          </table:table-cell>
          <table:table-cell office:value-type="float" office:value="0.799372822299652" calcext:value-type="float">
            <text:p>0.799372822299652</text:p>
          </table:table-cell>
          <table:table-cell office:value-type="float" office:value="0.0476800079199954" calcext:value-type="float">
            <text:p>0.0476800079199954</text:p>
          </table:table-cell>
          <table:table-cell office:value-type="float" office:value="0.760487804878049" calcext:value-type="float">
            <text:p>0.760487804878049</text:p>
          </table:table-cell>
          <table:table-cell office:value-type="float" office:value="0.0529990861363222" calcext:value-type="float">
            <text:p>0.0529990861363222</text:p>
          </table:table-cell>
          <table:table-cell office:value-type="float" office:value="0.783252032520325" calcext:value-type="float">
            <text:p>0.783252032520325</text:p>
          </table:table-cell>
          <table:table-cell office:value-type="float" office:value="0.0713558366713369" calcext:value-type="float">
            <text:p>0.0713558366713369</text:p>
          </table:table-cell>
          <table:table-cell office:value-type="float" office:value="0.767526132404181" calcext:value-type="float">
            <text:p>0.767526132404181</text:p>
          </table:table-cell>
          <table:table-cell office:value-type="float" office:value="0.0593168767976779" calcext:value-type="float">
            <text:p>0.0593168767976779</text:p>
          </table:table-cell>
          <table:table-cell office:value-type="float" office:value="0.776376306620209" calcext:value-type="float">
            <text:p>0.776376306620209</text:p>
          </table:table-cell>
          <table:table-cell office:value-type="float" office:value="0.0676315207972935" calcext:value-type="float">
            <text:p>0.0676315207972935</text:p>
          </table:table-cell>
          <table:table-cell office:value-type="float" office:value="0.786736353077816" calcext:value-type="float">
            <text:p>0.786736353077816</text:p>
          </table:table-cell>
          <table:table-cell office:value-type="float" office:value="0.0492393116065014" calcext:value-type="float">
            <text:p>0.0492393116065014</text:p>
          </table:table-cell>
          <table:table-cell office:value-type="float" office:value="0.788780487804878" calcext:value-type="float">
            <text:p>0.788780487804878</text:p>
          </table:table-cell>
          <table:table-cell office:value-type="float" office:value="0.0557302469461257" calcext:value-type="float">
            <text:p>0.0557302469461257</text:p>
          </table:table-cell>
          <table:table-cell office:value-type="float" office:value="0.756817653890825" calcext:value-type="float">
            <text:p>0.756817653890825</text:p>
          </table:table-cell>
          <table:table-cell office:value-type="float" office:value="0.0403575017742498" calcext:value-type="float">
            <text:p>0.0403575017742498</text:p>
          </table:table-cell>
          <table:table-cell office:value-type="float" office:value="0.785923344947735" calcext:value-type="float">
            <text:p>0.785923344947735</text:p>
          </table:table-cell>
          <table:table-cell office:value-type="float" office:value="0.0433936964632724" calcext:value-type="float">
            <text:p>0.04339369646327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8966318234611" calcext:value-type="float">
            <text:p>0.788966318234611</text:p>
          </table:table-cell>
          <table:table-cell office:value-type="float" office:value="0.055066842138108" calcext:value-type="float">
            <text:p>0.055066842138108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58671647422202" calcext:value-type="float">
            <text:p>0.0358671647422202</text:p>
          </table:table-cell>
          <table:table-cell office:value-type="float" office:value="0.773867595818815" calcext:value-type="float">
            <text:p>0.773867595818815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631851749213018" calcext:value-type="float">
            <text:p>0.063185174921301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16696510968476" calcext:value-type="float">
            <text:p>0.04166965109684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543328745127441" calcext:value-type="float">
            <text:p>0.0543328745127441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4541231126597" calcext:value-type="float">
            <text:p>0.74541231126597</text:p>
          </table:table-cell>
          <table:table-cell office:value-type="float" office:value="0.071890473701543" calcext:value-type="float">
            <text:p>0.071890473701543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35489737703453" calcext:value-type="float">
            <text:p>0.0435489737703453</text:p>
          </table:table-cell>
          <table:table-cell office:value-type="float" office:value="0.768873403019745" calcext:value-type="float">
            <text:p>0.768873403019745</text:p>
          </table:table-cell>
          <table:table-cell office:value-type="float" office:value="0.0459338213884132" calcext:value-type="float">
            <text:p>0.0459338213884132</text:p>
          </table:table-cell>
          <table:table-cell office:value-type="float" office:value="0.773751451800232" calcext:value-type="float">
            <text:p>0.773751451800232</text:p>
          </table:table-cell>
          <table:table-cell office:value-type="float" office:value="0.066307198993944" calcext:value-type="float">
            <text:p>0.066307198993944</text:p>
          </table:table-cell>
          <table:table-cell office:value-type="float" office:value="0.759814169570267" calcext:value-type="float">
            <text:p>0.759814169570267</text:p>
          </table:table-cell>
          <table:table-cell office:value-type="float" office:value="0.0398049630420367" calcext:value-type="float">
            <text:p>0.0398049630420367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36487526569064" calcext:value-type="float">
            <text:p>0.036487526569064</text:p>
          </table:table-cell>
          <table:table-cell office:value-type="float" office:value="0.764343786295006" calcext:value-type="float">
            <text:p>0.764343786295006</text:p>
          </table:table-cell>
          <table:table-cell office:value-type="float" office:value="0.043195192513236" calcext:value-type="float">
            <text:p>0.043195192513236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517639571322503" calcext:value-type="float">
            <text:p>0.05176395713225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455052650176306" calcext:value-type="float">
            <text:p>0.0455052650176306</text:p>
          </table:table-cell>
          <table:table-cell office:value-type="float" office:value="0.764692218350755" calcext:value-type="float">
            <text:p>0.764692218350755</text:p>
          </table:table-cell>
          <table:table-cell office:value-type="float" office:value="0.0445367259645297" calcext:value-type="float">
            <text:p>0.0445367259645297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23539671213902" calcext:value-type="float">
            <text:p>0.0423539671213902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304736984123173" calcext:value-type="float">
            <text:p>0.0304736984123173</text:p>
          </table:table-cell>
          <table:table-cell office:value-type="float" office:value="0.774099883855982" calcext:value-type="float">
            <text:p>0.774099883855982</text:p>
          </table:table-cell>
          <table:table-cell office:value-type="float" office:value="0.0461151723486453" calcext:value-type="float">
            <text:p>0.04611517234864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79650618552407" calcext:value-type="float">
            <text:p>0.0379650618552407</text:p>
          </table:table-cell>
          <table:table-cell office:value-type="float" office:value="0.783507549361208" calcext:value-type="float">
            <text:p>0.783507549361208</text:p>
          </table:table-cell>
          <table:table-cell office:value-type="float" office:value="0.0190198020728027" calcext:value-type="float">
            <text:p>0.0190198020728027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390885451032324" calcext:value-type="float">
            <text:p>0.0390885451032324</text:p>
          </table:table-cell>
          <table:table-cell office:value-type="float" office:value="0.774216027874565" calcext:value-type="float">
            <text:p>0.774216027874565</text:p>
          </table:table-cell>
          <table:table-cell office:value-type="float" office:value="0.0484011995168051" calcext:value-type="float">
            <text:p>0.0484011995168051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260140564439155" calcext:value-type="float">
            <text:p>0.0260140564439155</text:p>
          </table:table-cell>
          <table:table-cell office:value-type="float" office:value="0.774216027874564" calcext:value-type="float">
            <text:p>0.774216027874564</text:p>
          </table:table-cell>
          <table:table-cell office:value-type="float" office:value="0.0253376368779082" calcext:value-type="float">
            <text:p>0.0253376368779082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328633189707802" calcext:value-type="float">
            <text:p>0.0328633189707802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439079693436191" calcext:value-type="float">
            <text:p>0.0439079693436191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401629979512496" calcext:value-type="float">
            <text:p>0.0401629979512496</text:p>
          </table:table-cell>
          <table:table-cell office:value-type="float" office:value="0.79349593495935" calcext:value-type="float">
            <text:p>0.79349593495935</text:p>
          </table:table-cell>
          <table:table-cell office:value-type="float" office:value="0.0482986685258703" calcext:value-type="float">
            <text:p>0.04829866852587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252032520325" calcext:value-type="float">
            <text:p>0.803252032520325</text:p>
          </table:table-cell>
          <table:table-cell office:value-type="float" office:value="0.040853978406031" calcext:value-type="float">
            <text:p>0.040853978406031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73983739837398" calcext:value-type="float">
            <text:p>0.773983739837398</text:p>
          </table:table-cell>
          <table:table-cell office:value-type="float" office:value="0.0276174993143417" calcext:value-type="float">
            <text:p>0.0276174993143417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34338681784716" calcext:value-type="float">
            <text:p>0.034338681784716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608820697266316" calcext:value-type="float">
            <text:p>0.06088206972663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83391405342625" calcext:value-type="float">
            <text:p>0.783391405342625</text:p>
          </table:table-cell>
          <table:table-cell office:value-type="float" office:value="0.0316025932422202" calcext:value-type="float">
            <text:p>0.0316025932422202</text:p>
          </table:table-cell>
          <table:table-cell office:value-type="float" office:value="0.783739837398374" calcext:value-type="float">
            <text:p>0.783739837398374</text:p>
          </table:table-cell>
          <table:table-cell office:value-type="float" office:value="0.0500306453452402" calcext:value-type="float">
            <text:p>0.0500306453452402</text:p>
          </table:table-cell>
          <table:table-cell office:value-type="float" office:value="0.783855981416957" calcext:value-type="float">
            <text:p>0.783855981416957</text:p>
          </table:table-cell>
          <table:table-cell office:value-type="float" office:value="0.0433588348662734" calcext:value-type="float">
            <text:p>0.0433588348662734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349593495935" calcext:value-type="float">
            <text:p>0.759349593495935</text:p>
          </table:table-cell>
          <table:table-cell office:value-type="float" office:value="0.0493143864841553" calcext:value-type="float">
            <text:p>0.0493143864841553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06199778628631" calcext:value-type="float">
            <text:p>0.0306199778628631</text:p>
          </table:table-cell>
          <table:table-cell office:value-type="float" office:value="0.759581881533101" calcext:value-type="float">
            <text:p>0.759581881533101</text:p>
          </table:table-cell>
          <table:table-cell office:value-type="float" office:value="0.0338216487306876" calcext:value-type="float">
            <text:p>0.0338216487306876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1764934852334" calcext:value-type="float">
            <text:p>0.03517649348523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4088269454123" calcext:value-type="float">
            <text:p>0.784088269454123</text:p>
          </table:table-cell>
          <table:table-cell office:value-type="float" office:value="0.05680439977107" calcext:value-type="float">
            <text:p>0.05680439977107</text:p>
          </table:table-cell>
          <table:table-cell office:value-type="float" office:value="0.745180023228804" calcext:value-type="float">
            <text:p>0.745180023228804</text:p>
          </table:table-cell>
          <table:table-cell office:value-type="float" office:value="0.0575856520960312" calcext:value-type="float">
            <text:p>0.0575856520960312</text:p>
          </table:table-cell>
          <table:table-cell office:value-type="float" office:value="0.778861788617886" calcext:value-type="float">
            <text:p>0.778861788617886</text:p>
          </table:table-cell>
          <table:table-cell office:value-type="float" office:value="0.0257600259208123" calcext:value-type="float">
            <text:p>0.0257600259208123</text:p>
          </table:table-cell>
          <table:table-cell office:value-type="float" office:value="0.76945412311266" calcext:value-type="float">
            <text:p>0.76945412311266</text:p>
          </table:table-cell>
          <table:table-cell office:value-type="float" office:value="0.0418602120579328" calcext:value-type="float">
            <text:p>0.0418602120579328</text:p>
          </table:table-cell>
          <table:table-cell office:value-type="float" office:value="0.788617886178862" calcext:value-type="float">
            <text:p>0.788617886178862</text:p>
          </table:table-cell>
          <table:table-cell office:value-type="float" office:value="0.0422850369649187" calcext:value-type="float">
            <text:p>0.0422850369649187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42613868087269" calcext:value-type="float">
            <text:p>0.0442613868087269</text:p>
          </table:table-cell>
          <table:table-cell office:value-type="float" office:value="0.759117305458769" calcext:value-type="float">
            <text:p>0.759117305458769</text:p>
          </table:table-cell>
          <table:table-cell office:value-type="float" office:value="0.0588584953340703" calcext:value-type="float">
            <text:p>0.0588584953340703</text:p>
          </table:table-cell>
          <table:table-cell office:value-type="float" office:value="0.769221835075494" calcext:value-type="float">
            <text:p>0.769221835075494</text:p>
          </table:table-cell>
          <table:table-cell office:value-type="float" office:value="0.027137715406933" calcext:value-type="float">
            <text:p>0.027137715406933</text:p>
          </table:table-cell>
          <table:table-cell office:value-type="float" office:value="0.749941927990709" calcext:value-type="float">
            <text:p>0.749941927990709</text:p>
          </table:table-cell>
          <table:table-cell office:value-type="float" office:value="0.055332599974633" calcext:value-type="float">
            <text:p>0.055332599974633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535737498277429" calcext:value-type="float">
            <text:p>0.0535737498277429</text:p>
          </table:table-cell>
          <table:table-cell office:value-type="float" office:value="0.740301974448316" calcext:value-type="float">
            <text:p>0.740301974448316</text:p>
          </table:table-cell>
          <table:table-cell office:value-type="float" office:value="0.0268874030146542" calcext:value-type="float">
            <text:p>0.026887403014654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502878117874932" calcext:value-type="float">
            <text:p>0.0502878117874932</text:p>
          </table:table-cell>
          <table:table-cell office:value-type="float" office:value="0.75458768873403" calcext:value-type="float">
            <text:p>0.75458768873403</text:p>
          </table:table-cell>
          <table:table-cell office:value-type="float" office:value="0.0407986346772515" calcext:value-type="float">
            <text:p>0.0407986346772515</text:p>
          </table:table-cell>
          <table:table-cell office:value-type="float" office:value="0.764227642276423" calcext:value-type="float">
            <text:p>0.764227642276423</text:p>
          </table:table-cell>
          <table:table-cell office:value-type="float" office:value="0.0405819067789024" calcext:value-type="float">
            <text:p>0.0405819067789024</text:p>
          </table:table-cell>
          <table:table-cell office:value-type="float" office:value="0.764459930313589" calcext:value-type="float">
            <text:p>0.764459930313589</text:p>
          </table:table-cell>
          <table:table-cell office:value-type="float" office:value="0.0306095131658808" calcext:value-type="float">
            <text:p>0.0306095131658808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08859026401775" calcext:value-type="float">
            <text:p>0.030885902640177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79922206880375" calcext:value-type="float">
            <text:p>0.0479922206880375</text:p>
          </table:table-cell>
          <table:table-cell office:value-type="float" office:value="0.745296167247387" calcext:value-type="float">
            <text:p>0.745296167247387</text:p>
          </table:table-cell>
          <table:table-cell office:value-type="float" office:value="0.0571937065427189" calcext:value-type="float">
            <text:p>0.0571937065427189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283264046704195" calcext:value-type="float">
            <text:p>0.0283264046704195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91768770160014" calcext:value-type="float">
            <text:p>0.0391768770160014</text:p>
          </table:table-cell>
          <table:table-cell office:value-type="float" office:value="0.788501742160279" calcext:value-type="float">
            <text:p>0.788501742160279</text:p>
          </table:table-cell>
          <table:table-cell office:value-type="float" office:value="0.0311008005851616" calcext:value-type="float">
            <text:p>0.0311008005851616</text:p>
          </table:table-cell>
          <table:table-cell office:value-type="float" office:value="0.754819976771196" calcext:value-type="float">
            <text:p>0.754819976771196</text:p>
          </table:table-cell>
          <table:table-cell office:value-type="float" office:value="0.0390777592592211" calcext:value-type="float">
            <text:p>0.0390777592592211</text:p>
          </table:table-cell>
          <table:table-cell office:value-type="float" office:value="0.749709639953542" calcext:value-type="float">
            <text:p>0.749709639953542</text:p>
          </table:table-cell>
          <table:table-cell office:value-type="float" office:value="0.0386735166452321" calcext:value-type="float">
            <text:p>0.0386735166452321</text:p>
          </table:table-cell>
          <table:table-cell office:value-type="float" office:value="0.778977932636469" calcext:value-type="float">
            <text:p>0.778977932636469</text:p>
          </table:table-cell>
          <table:table-cell office:value-type="float" office:value="0.0298706971673818" calcext:value-type="float">
            <text:p>0.0298706971673818</text:p>
          </table:table-cell>
          <table:table-cell office:value-type="float" office:value="0.759698025551684" calcext:value-type="float">
            <text:p>0.759698025551684</text:p>
          </table:table-cell>
          <table:table-cell office:value-type="float" office:value="0.0499797280173056" calcext:value-type="float">
            <text:p>0.0499797280173056</text:p>
          </table:table-cell>
          <table:table-cell office:value-type="float" office:value="0.764576074332172" calcext:value-type="float">
            <text:p>0.764576074332172</text:p>
          </table:table-cell>
          <table:table-cell office:value-type="float" office:value="0.0479957340020508" calcext:value-type="float">
            <text:p>0.0479957340020508</text:p>
          </table:table-cell>
          <table:table-cell office:value-type="float" office:value="0.754703832752613" calcext:value-type="float">
            <text:p>0.754703832752613</text:p>
          </table:table-cell>
          <table:table-cell office:value-type="float" office:value="0.0319675730152247" calcext:value-type="float">
            <text:p>0.0319675730152247</text:p>
          </table:table-cell>
          <table:table-cell office:value-type="float" office:value="0.769105691056911" calcext:value-type="float">
            <text:p>0.769105691056911</text:p>
          </table:table-cell>
          <table:table-cell office:value-type="float" office:value="0.0408254898855957" calcext:value-type="float">
            <text:p>0.0408254898855957</text:p>
          </table:table-cell>
          <table:table-cell office:value-type="float" office:value="0.749825783972126" calcext:value-type="float">
            <text:p>0.749825783972126</text:p>
          </table:table-cell>
          <table:table-cell office:value-type="float" office:value="0.0335247048959647" calcext:value-type="float">
            <text:p>0.0335247048959647</text:p>
          </table:table-cell>
          <table:table-cell office:value-type="float" office:value="0.754471544715447" calcext:value-type="float">
            <text:p>0.754471544715447</text:p>
          </table:table-cell>
          <table:table-cell office:value-type="float" office:value="0.0481777232938771" calcext:value-type="float">
            <text:p>0.0481777232938771</text:p>
          </table:table-cell>
          <table:table-cell office:value-type="float" office:value="0.769337979094077" calcext:value-type="float">
            <text:p>0.769337979094077</text:p>
          </table:table-cell>
          <table:table-cell office:value-type="float" office:value="0.0353748636846668" calcext:value-type="float">
            <text:p>0.0353748636846668</text:p>
          </table:table-cell>
          <table:table-cell office:value-type="float" office:value="0.774332171893148" calcext:value-type="float">
            <text:p>0.774332171893148</text:p>
          </table:table-cell>
          <table:table-cell office:value-type="float" office:value="0.044786284147706" calcext:value-type="float">
            <text:p>0.0447862841477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86945412311266" calcext:value-type="float">
            <text:p>0.786945412311266</text:p>
          </table:table-cell>
          <table:table-cell office:value-type="float" office:value="0.0515043681548633" calcext:value-type="float">
            <text:p>0.0515043681548633</text:p>
          </table:table-cell>
          <table:table-cell office:value-type="float" office:value="0.757700348432056" calcext:value-type="float">
            <text:p>0.757700348432056</text:p>
          </table:table-cell>
          <table:table-cell office:value-type="float" office:value="0.0456238722827651" calcext:value-type="float">
            <text:p>0.0456238722827651</text:p>
          </table:table-cell>
          <table:table-cell office:value-type="float" office:value="0.772102206736353" calcext:value-type="float">
            <text:p>0.772102206736353</text:p>
          </table:table-cell>
          <table:table-cell office:value-type="float" office:value="0.0335820613933902" calcext:value-type="float">
            <text:p>0.0335820613933902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411443917336156" calcext:value-type="float">
            <text:p>0.0411443917336156</text:p>
          </table:table-cell>
          <table:table-cell office:value-type="float" office:value="0.780813008130081" calcext:value-type="float">
            <text:p>0.780813008130081</text:p>
          </table:table-cell>
          <table:table-cell office:value-type="float" office:value="0.0455853561220662" calcext:value-type="float">
            <text:p>0.0455853561220662</text:p>
          </table:table-cell>
          <table:table-cell office:value-type="float" office:value="0.763554006968641" calcext:value-type="float">
            <text:p>0.763554006968641</text:p>
          </table:table-cell>
          <table:table-cell office:value-type="float" office:value="0.0420403457545324" calcext:value-type="float">
            <text:p>0.0420403457545324</text:p>
          </table:table-cell>
          <table:table-cell office:value-type="float" office:value="0.758443670150987" calcext:value-type="float">
            <text:p>0.758443670150987</text:p>
          </table:table-cell>
          <table:table-cell office:value-type="float" office:value="0.0476015343282329" calcext:value-type="float">
            <text:p>0.0476015343282329</text:p>
          </table:table-cell>
          <table:table-cell office:value-type="float" office:value="0.780743321718931" calcext:value-type="float">
            <text:p>0.780743321718931</text:p>
          </table:table-cell>
          <table:table-cell office:value-type="float" office:value="0.0299831689708513" calcext:value-type="float">
            <text:p>0.0299831689708513</text:p>
          </table:table-cell>
          <table:table-cell office:value-type="float" office:value="0.763530778164925" calcext:value-type="float">
            <text:p>0.763530778164925</text:p>
          </table:table-cell>
          <table:table-cell office:value-type="float" office:value="0.0532643984283908" calcext:value-type="float">
            <text:p>0.0532643984283908</text:p>
          </table:table-cell>
          <table:table-cell office:value-type="float" office:value="0.774192799070848" calcext:value-type="float">
            <text:p>0.774192799070848</text:p>
          </table:table-cell>
          <table:table-cell office:value-type="float" office:value="0.0473756983966435" calcext:value-type="float">
            <text:p>0.0473756983966435</text:p>
          </table:table-cell>
          <table:table-cell office:value-type="float" office:value="0.755632984901278" calcext:value-type="float">
            <text:p>0.755632984901278</text:p>
          </table:table-cell>
          <table:table-cell office:value-type="float" office:value="0.0322845663450141" calcext:value-type="float">
            <text:p>0.0322845663450141</text:p>
          </table:table-cell>
          <table:table-cell office:value-type="float" office:value="0.766202090592335" calcext:value-type="float">
            <text:p>0.766202090592335</text:p>
          </table:table-cell>
          <table:table-cell office:value-type="float" office:value="0.0464145048058193" calcext:value-type="float">
            <text:p>0.0464145048058193</text:p>
          </table:table-cell>
          <table:table-cell office:value-type="float" office:value="0.757607433217189" calcext:value-type="float">
            <text:p>0.757607433217189</text:p>
          </table:table-cell>
          <table:table-cell office:value-type="float" office:value="0.0361626540633441" calcext:value-type="float">
            <text:p>0.0361626540633441</text:p>
          </table:table-cell>
          <table:table-cell office:value-type="float" office:value="0.759465737514518" calcext:value-type="float">
            <text:p>0.759465737514518</text:p>
          </table:table-cell>
          <table:table-cell office:value-type="float" office:value="0.0399550207696651" calcext:value-type="float">
            <text:p>0.0399550207696651</text:p>
          </table:table-cell>
          <table:table-cell office:value-type="float" office:value="0.766341463414634" calcext:value-type="float">
            <text:p>0.766341463414634</text:p>
          </table:table-cell>
          <table:table-cell office:value-type="float" office:value="0.0366328432091442" calcext:value-type="float">
            <text:p>0.0366328432091442</text:p>
          </table:table-cell>
          <table:table-cell office:value-type="float" office:value="0.776120789779326" calcext:value-type="float">
            <text:p>0.776120789779326</text:p>
          </table:table-cell>
          <table:table-cell office:value-type="float" office:value="0.0421822611862475" calcext:value-type="float">
            <text:p>0.0421822611862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54838709677419" calcext:value-type="float">
            <text:p>0.854838709677419</text:p>
          </table:table-cell>
          <table:table-cell office:value-type="float" office:value="0.0360656125403192" calcext:value-type="float">
            <text:p>0.036065612540319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39780662280049" calcext:value-type="float">
            <text:p>0.0539780662280049</text:p>
          </table:table-cell>
          <table:table-cell office:value-type="float" office:value="0.848387096774193" calcext:value-type="float">
            <text:p>0.848387096774193</text:p>
          </table:table-cell>
          <table:table-cell office:value-type="float" office:value="0.0144262450161276" calcext:value-type="float">
            <text:p>0.0144262450161276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15119981376494" calcext:value-type="float">
            <text:p>0.05151199813764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35782454390525" calcext:value-type="float">
            <text:p>0.0435782454390525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628825441600578" calcext:value-type="float">
            <text:p>0.0628825441600578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475738103346859" calcext:value-type="float">
            <text:p>0.047573810334685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35782454390526" calcext:value-type="float">
            <text:p>0.043578245439052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53369391938817" calcext:value-type="float">
            <text:p>0.0353369391938817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35782454390526" calcext:value-type="float">
            <text:p>0.043578245439052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435782454390525" calcext:value-type="float">
            <text:p>0.043578245439052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02335854916046" calcext:value-type="float">
            <text:p>0.0502335854916046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244608885291985" calcext:value-type="float">
            <text:p>0.02446088852919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4214844250962" calcext:value-type="float">
            <text:p>0.0342148442509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04918575564468" calcext:value-type="float">
            <text:p>0.050491857556446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63362877308806" calcext:value-type="float">
            <text:p>0.0563362877308806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6186519558956" calcext:value-type="float">
            <text:p>0.046186519558956</text:p>
          </table:table-cell>
          <table:table-cell office:value-type="float" office:value="0.809677419354839" calcext:value-type="float">
            <text:p>0.809677419354839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22640378903859" calcext:value-type="float">
            <text:p>0.05226403789038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30546798901923" calcext:value-type="float">
            <text:p>0.033054679890192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67798524225528" calcext:value-type="float">
            <text:p>0.03677985242255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2" calcext:value-type="float">
            <text:p>0.03606561254031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29" calcext:value-type="float">
            <text:p>0.038507536730042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04918575564468" calcext:value-type="float">
            <text:p>0.050491857556446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4214844250962" calcext:value-type="float">
            <text:p>0.03421484425096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54050452816699" calcext:value-type="float">
            <text:p>0.055405045281669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67798524225528" calcext:value-type="float">
            <text:p>0.03677985242255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265027043954113" calcext:value-type="float">
            <text:p>0.02650270439541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6186519558956" calcext:value-type="float">
            <text:p>0.04618651955895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75738103346859" calcext:value-type="float">
            <text:p>0.047573810334685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4214844250962" calcext:value-type="float">
            <text:p>0.03421484425096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456677694871868" calcext:value-type="float">
            <text:p>0.045667769487186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00624165967508" calcext:value-type="float">
            <text:p>0.030062416596750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58962202126002" calcext:value-type="float">
            <text:p>0.0458962202126002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357714467884832" calcext:value-type="float">
            <text:p>0.0357714467884832</text:p>
          </table:table-cell>
          <table:table-cell office:value-type="float" office:value="0.821935483870968" calcext:value-type="float">
            <text:p>0.821935483870968</text:p>
          </table:table-cell>
          <table:table-cell office:value-type="float" office:value="0.0403150757012469" calcext:value-type="float">
            <text:p>0.0403150757012469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21502914493612" calcext:value-type="float">
            <text:p>0.0421502914493612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5714723115217" calcext:value-type="float">
            <text:p>0.045714723115217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371072102684849" calcext:value-type="float">
            <text:p>0.0371072102684849</text:p>
          </table:table-cell>
          <table:table-cell office:value-type="float" office:value="0.82516129032258" calcext:value-type="float">
            <text:p>0.82516129032258</text:p>
          </table:table-cell>
          <table:table-cell office:value-type="float" office:value="0.049212123934221" calcext:value-type="float">
            <text:p>0.049212123934221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452307995872382" calcext:value-type="float">
            <text:p>0.0452307995872382</text:p>
          </table:table-cell>
          <table:table-cell office:value-type="float" office:value="0.813548387096774" calcext:value-type="float">
            <text:p>0.813548387096774</text:p>
          </table:table-cell>
          <table:table-cell office:value-type="float" office:value="0.0438585546389227" calcext:value-type="float">
            <text:p>0.0438585546389227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739143988904" calcext:value-type="float">
            <text:p>0.03739143988904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90006999817544" calcext:value-type="float">
            <text:p>0.0490006999817544</text:p>
          </table:table-cell>
          <table:table-cell office:value-type="float" office:value="0.84" calcext:value-type="float">
            <text:p>0.84</text:p>
          </table:table-cell>
          <table:table-cell office:value-type="float" office:value="0.0334264156640551" calcext:value-type="float">
            <text:p>0.033426415664055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44408949697543" calcext:value-type="float">
            <text:p>0.0344408949697543</text:p>
          </table:table-cell>
          <table:table-cell office:value-type="float" office:value="0.83741935483871" calcext:value-type="float">
            <text:p>0.83741935483871</text:p>
          </table:table-cell>
          <table:table-cell office:value-type="float" office:value="0.0362307477443632" calcext:value-type="float">
            <text:p>0.03623074774436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44608885291986" calcext:value-type="float">
            <text:p>0.0244608885291986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60656125403191" calcext:value-type="float">
            <text:p>0.036065612540319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255022391949063" calcext:value-type="float">
            <text:p>0.0255022391949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14412720800289" calcext:value-type="float">
            <text:p>0.0314412720800289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67798524225528" calcext:value-type="float">
            <text:p>0.036779852422552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7" calcext:value-type="float">
            <text:p>0.040483549671003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01746563449511" calcext:value-type="float">
            <text:p>0.03017465634495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01609664451249" calcext:value-type="float">
            <text:p>0.0401609664451249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542185042386181" calcext:value-type="float">
            <text:p>0.054218504238618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53369391938817" calcext:value-type="float">
            <text:p>0.03533693919388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278735048383" calcext:value-type="float">
            <text:p>0.04327873504838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17638920512297" calcext:value-type="float">
            <text:p>0.051763892051229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50459356250611" calcext:value-type="float">
            <text:p>0.045045935625061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20593703561461" calcext:value-type="float">
            <text:p>0.042059370356146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47562481468116" calcext:value-type="float">
            <text:p>0.044756248146811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59" calcext:value-type="float">
            <text:p>0.0456197923346159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91869376837965" calcext:value-type="float">
            <text:p>0.049186937683796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70238056035911" calcext:value-type="float">
            <text:p>0.04702380560359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9217770583971" calcext:value-type="float">
            <text:p>0.048921777058397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49669086914174" calcext:value-type="float">
            <text:p>0.034966908691417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10248130026957" calcext:value-type="float">
            <text:p>0.0310248130026957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8259335469631" calcext:value-type="float">
            <text:p>0.037825933546963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39507899077148" calcext:value-type="float">
            <text:p>0.03950789907714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782454390526" calcext:value-type="float">
            <text:p>0.04357824543905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64672912609288" calcext:value-type="float">
            <text:p>0.046467291260928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34458731505286" calcext:value-type="float">
            <text:p>0.033445873150528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8507536730043" calcext:value-type="float">
            <text:p>0.03850753673004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388438534799751" calcext:value-type="float">
            <text:p>0.038843853479975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17489648565961" calcext:value-type="float">
            <text:p>0.041748964856596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11211251096192" calcext:value-type="float">
            <text:p>0.041121125109619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5619792334616" calcext:value-type="float">
            <text:p>0.0456197923346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371318207523269" calcext:value-type="float">
            <text:p>0.0371318207523269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41711739923521" calcext:value-type="float">
            <text:p>0.044171173992352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292998421364273" calcext:value-type="float">
            <text:p>0.029299842136427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04835496710036" calcext:value-type="float">
            <text:p>0.040483549671003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78464418522301" calcext:value-type="float">
            <text:p>0.04784644185223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85197257741208" calcext:value-type="float">
            <text:p>0.0385197257741208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404507358387431" calcext:value-type="float">
            <text:p>0.040450735838743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373588833775241" calcext:value-type="float">
            <text:p>0.0373588833775241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5974367488436" calcext:value-type="float">
            <text:p>0.0435974367488436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394939884595054" calcext:value-type="float">
            <text:p>0.0394939884595054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345813868507742" calcext:value-type="float">
            <text:p>0.0345813868507742</text:p>
          </table:table-cell>
          <table:table-cell office:value-type="float" office:value="0.820645161290323" calcext:value-type="float">
            <text:p>0.820645161290323</text:p>
          </table:table-cell>
          <table:table-cell office:value-type="float" office:value="0.0400534524434005" calcext:value-type="float">
            <text:p>0.0400534524434005</text:p>
          </table:table-cell>
          <table:table-cell office:value-type="float" office:value="0.827741935483871" calcext:value-type="float">
            <text:p>0.827741935483871</text:p>
          </table:table-cell>
          <table:table-cell office:value-type="float" office:value="0.0430888451489515" calcext:value-type="float">
            <text:p>0.0430888451489515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426314668585163" calcext:value-type="float">
            <text:p>0.042631466858516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375609456244659" calcext:value-type="float">
            <text:p>0.03756094562446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384166709978013" calcext:value-type="float">
            <text:p>0.038416670997801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410677138900411" calcext:value-type="float">
            <text:p>0.0410677138900411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428246234796454" calcext:value-type="float">
            <text:p>0.0428246234796454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317874607448881" calcext:value-type="float">
            <text:p>0.0317874607448881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377277474525879" calcext:value-type="float">
            <text:p>0.0377277474525879</text:p>
          </table:table-cell>
          <table:table-cell office:value-type="float" office:value="0.823870967741935" calcext:value-type="float">
            <text:p>0.823870967741935</text:p>
          </table:table-cell>
          <table:table-cell office:value-type="float" office:value="0.0392870079344846" calcext:value-type="float">
            <text:p>0.03928700793448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47228691197019" calcext:value-type="float">
            <text:p>0.947228691197019</text:p>
          </table:table-cell>
          <table:table-cell office:value-type="float" office:value="0.0188560537661807" calcext:value-type="float">
            <text:p>0.0188560537661807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200143715679938" calcext:value-type="float">
            <text:p>0.02001437156799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8" calcext:value-type="float">
            <text:p>0.017603216557276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21051326330621" calcext:value-type="float">
            <text:p>0.0221051326330621</text:p>
          </table:table-cell>
          <table:table-cell office:value-type="float" office:value="0.957786058065518" calcext:value-type="float">
            <text:p>0.957786058065518</text:p>
          </table:table-cell>
          <table:table-cell office:value-type="float" office:value="0.015859758472371" calcext:value-type="float">
            <text:p>0.01585975847237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8" calcext:value-type="float">
            <text:p>0.016056046530331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063686417859527" calcext:value-type="float">
            <text:p>0.006368641785952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080593477878661" calcext:value-type="float">
            <text:p>0.0080593477878661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192513246760179" calcext:value-type="float">
            <text:p>0.0192513246760179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237272076717643" calcext:value-type="float">
            <text:p>0.0237272076717643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00647834957764" calcext:value-type="float">
            <text:p>0.0100647834957764</text:p>
          </table:table-cell>
          <table:table-cell office:value-type="float" office:value="0.963064741499767" calcext:value-type="float">
            <text:p>0.963064741499767</text:p>
          </table:table-cell>
          <table:table-cell office:value-type="float" office:value="0.0227873590652026" calcext:value-type="float">
            <text:p>0.0227873590652026</text:p>
          </table:table-cell>
          <table:table-cell office:value-type="float" office:value="0.963049215960255" calcext:value-type="float">
            <text:p>0.963049215960255</text:p>
          </table:table-cell>
          <table:table-cell office:value-type="float" office:value="0.0211028150923516" calcext:value-type="float">
            <text:p>0.0211028150923516</text:p>
          </table:table-cell>
          <table:table-cell office:value-type="float" office:value="0.96127930445583" calcext:value-type="float">
            <text:p>0.96127930445583</text:p>
          </table:table-cell>
          <table:table-cell office:value-type="float" office:value="0.0204377231499151" calcext:value-type="float">
            <text:p>0.0204377231499151</text:p>
          </table:table-cell>
          <table:table-cell office:value-type="float" office:value="0.959555969569942" calcext:value-type="float">
            <text:p>0.959555969569942</text:p>
          </table:table-cell>
          <table:table-cell office:value-type="float" office:value="0.0182694934980433" calcext:value-type="float">
            <text:p>0.0182694934980433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14569382601598" calcext:value-type="float">
            <text:p>0.01145693826015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37820024718756" calcext:value-type="float">
            <text:p>0.0237820024718756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079263163192835" calcext:value-type="float">
            <text:p>0.0079263163192835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57709986276722" calcext:value-type="float">
            <text:p>0.015770998627672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9" calcext:value-type="float">
            <text:p>0.0115103055904239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8" calcext:value-type="float">
            <text:p>0.016056046530331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45000352168719" calcext:value-type="float">
            <text:p>0.0145000352168719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210021732168748" calcext:value-type="float">
            <text:p>0.0210021732168748</text:p>
          </table:table-cell>
          <table:table-cell office:value-type="float" office:value="0.959571495109455" calcext:value-type="float">
            <text:p>0.959571495109455</text:p>
          </table:table-cell>
          <table:table-cell office:value-type="float" office:value="0.0100370241463166" calcext:value-type="float">
            <text:p>0.010037024146316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6481912746468" calcext:value-type="float">
            <text:p>0.96481912746468</text:p>
          </table:table-cell>
          <table:table-cell office:value-type="float" office:value="0.0187186923617085" calcext:value-type="float">
            <text:p>0.0187186923617085</text:p>
          </table:table-cell>
          <table:table-cell office:value-type="float" office:value="0.961310355534855" calcext:value-type="float">
            <text:p>0.961310355534855</text:p>
          </table:table-cell>
          <table:table-cell office:value-type="float" office:value="0.021203846084493" calcext:value-type="float">
            <text:p>0.021203846084493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90825712886022" calcext:value-type="float">
            <text:p>0.0190825712886022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45638332789408" calcext:value-type="float">
            <text:p>0.01456383327894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37820024718756" calcext:value-type="float">
            <text:p>0.0237820024718756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079263163192835" calcext:value-type="float">
            <text:p>0.007926316319283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00449686891635" calcext:value-type="float">
            <text:p>0.0200449686891635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08400346422331" calcext:value-type="float">
            <text:p>0.010840034642233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8" calcext:value-type="float">
            <text:p>0.0190611487934498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15457467685505" calcext:value-type="float">
            <text:p>0.011545746768550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00647834957765" calcext:value-type="float">
            <text:p>0.0100647834957765</text:p>
          </table:table-cell>
          <table:table-cell office:value-type="float" office:value="0.959555969569942" calcext:value-type="float">
            <text:p>0.959555969569942</text:p>
          </table:table-cell>
          <table:table-cell office:value-type="float" office:value="0.0171843247249211" calcext:value-type="float">
            <text:p>0.0171843247249211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57709986276722" calcext:value-type="float">
            <text:p>0.0157709986276722</text:p>
          </table:table-cell>
          <table:table-cell office:value-type="float" office:value="0.959555969569942" calcext:value-type="float">
            <text:p>0.959555969569942</text:p>
          </table:table-cell>
          <table:table-cell office:value-type="float" office:value="0.0171843247249211" calcext:value-type="float">
            <text:p>0.017184324724921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40425265001779" calcext:value-type="float">
            <text:p>0.01404252650017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66881834016944" calcext:value-type="float">
            <text:p>0.0266881834016944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074525419782725" calcext:value-type="float">
            <text:p>0.0074525419782725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1535244109516" calcext:value-type="float">
            <text:p>0.02153524410951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2" calcext:value-type="float">
            <text:p>0.012489184419662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33355934564086" calcext:value-type="float">
            <text:p>0.0133355934564086</text:p>
          </table:table-cell>
          <table:table-cell office:value-type="float" office:value="0.959555969569942" calcext:value-type="float">
            <text:p>0.959555969569942</text:p>
          </table:table-cell>
          <table:table-cell office:value-type="float" office:value="0.0147768150629459" calcext:value-type="float">
            <text:p>0.0147768150629459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57709986276722" calcext:value-type="float">
            <text:p>0.015770998627672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9555969569942" calcext:value-type="float">
            <text:p>0.959555969569942</text:p>
          </table:table-cell>
          <table:table-cell office:value-type="float" office:value="0.0182694934980433" calcext:value-type="float">
            <text:p>0.0182694934980433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63064741499767" calcext:value-type="float">
            <text:p>0.963064741499767</text:p>
          </table:table-cell>
          <table:table-cell office:value-type="float" office:value="0.015809810188673" calcext:value-type="float">
            <text:p>0.015809810188673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06889537930096" calcext:value-type="float">
            <text:p>0.02068895379300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2" calcext:value-type="float">
            <text:p>0.021941259643452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1535244109516" calcext:value-type="float">
            <text:p>0.02153524410951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2" calcext:value-type="float">
            <text:p>0.012489184419662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90825712886022" calcext:value-type="float">
            <text:p>0.0190825712886022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9555969569942" calcext:value-type="float">
            <text:p>0.959555969569942</text:p>
          </table:table-cell>
          <table:table-cell office:value-type="float" office:value="0.0147768150629459" calcext:value-type="float">
            <text:p>0.0147768150629459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6" calcext:value-type="float">
            <text:p>0.0159747730034236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57709986276722" calcext:value-type="float">
            <text:p>0.0157709986276722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00647834957765" calcext:value-type="float">
            <text:p>0.0100647834957765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2" calcext:value-type="float">
            <text:p>0.012489184419662</text:p>
          </table:table-cell>
          <table:table-cell office:value-type="float" office:value="0.95780158360503" calcext:value-type="float">
            <text:p>0.95780158360503</text:p>
          </table:table-cell>
          <table:table-cell office:value-type="float" office:value="0.0157709986276722" calcext:value-type="float">
            <text:p>0.0157709986276722</text:p>
          </table:table-cell>
          <table:table-cell office:value-type="float" office:value="0.961310355534855" calcext:value-type="float">
            <text:p>0.961310355534855</text:p>
          </table:table-cell>
          <table:table-cell office:value-type="float" office:value="0.0160385849331322" calcext:value-type="float">
            <text:p>0.0160385849331322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58296751767147" calcext:value-type="float">
            <text:p>0.01582967517671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952165812761993" calcext:value-type="float">
            <text:p>0.952165812761993</text:p>
          </table:table-cell>
          <table:table-cell office:value-type="float" office:value="0.0230099003510157" calcext:value-type="float">
            <text:p>0.0230099003510157</text:p>
          </table:table-cell>
          <table:table-cell office:value-type="float" office:value="0.952538425710293" calcext:value-type="float">
            <text:p>0.952538425710293</text:p>
          </table:table-cell>
          <table:table-cell office:value-type="float" office:value="0.0109659703550514" calcext:value-type="float">
            <text:p>0.0109659703550514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2979344186289" calcext:value-type="float">
            <text:p>0.0192979344186289</text:p>
          </table:table-cell>
          <table:table-cell office:value-type="float" office:value="0.954991460953268" calcext:value-type="float">
            <text:p>0.954991460953268</text:p>
          </table:table-cell>
          <table:table-cell office:value-type="float" office:value="0.0138867683410086" calcext:value-type="float">
            <text:p>0.0138867683410086</text:p>
          </table:table-cell>
          <table:table-cell office:value-type="float" office:value="0.955693215339233" calcext:value-type="float">
            <text:p>0.955693215339233</text:p>
          </table:table-cell>
          <table:table-cell office:value-type="float" office:value="0.0166050172357753" calcext:value-type="float">
            <text:p>0.0166050172357753</text:p>
          </table:table-cell>
          <table:table-cell office:value-type="float" office:value="0.954286601459401" calcext:value-type="float">
            <text:p>0.954286601459401</text:p>
          </table:table-cell>
          <table:table-cell office:value-type="float" office:value="0.0137201534980822" calcext:value-type="float">
            <text:p>0.0137201534980822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34363718281135" calcext:value-type="float">
            <text:p>0.0134363718281135</text:p>
          </table:table-cell>
          <table:table-cell office:value-type="float" office:value="0.957096724111163" calcext:value-type="float">
            <text:p>0.957096724111163</text:p>
          </table:table-cell>
          <table:table-cell office:value-type="float" office:value="0.0127317519798361" calcext:value-type="float">
            <text:p>0.012731751979836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88701136966431" calcext:value-type="float">
            <text:p>0.0188701136966431</text:p>
          </table:table-cell>
          <table:table-cell office:value-type="float" office:value="0.956752057133986" calcext:value-type="float">
            <text:p>0.956752057133986</text:p>
          </table:table-cell>
          <table:table-cell office:value-type="float" office:value="0.0158501746692229" calcext:value-type="float">
            <text:p>0.0158501746692229</text:p>
          </table:table-cell>
          <table:table-cell office:value-type="float" office:value="0.953237074988356" calcext:value-type="float">
            <text:p>0.953237074988356</text:p>
          </table:table-cell>
          <table:table-cell office:value-type="float" office:value="0.0112263157063778" calcext:value-type="float">
            <text:p>0.0112263157063778</text:p>
          </table:table-cell>
          <table:table-cell office:value-type="float" office:value="0.96060860114889" calcext:value-type="float">
            <text:p>0.96060860114889</text:p>
          </table:table-cell>
          <table:table-cell office:value-type="float" office:value="0.0178898108139075" calcext:value-type="float">
            <text:p>0.0178898108139075</text:p>
          </table:table-cell>
          <table:table-cell office:value-type="float" office:value="0.959201987269057" calcext:value-type="float">
            <text:p>0.959201987269057</text:p>
          </table:table-cell>
          <table:table-cell office:value-type="float" office:value="0.0180645752744636" calcext:value-type="float">
            <text:p>0.0180645752744636</text:p>
          </table:table-cell>
          <table:table-cell office:value-type="float" office:value="0.960602390933085" calcext:value-type="float">
            <text:p>0.960602390933085</text:p>
          </table:table-cell>
          <table:table-cell office:value-type="float" office:value="0.0177106028570487" calcext:value-type="float">
            <text:p>0.0177106028570487</text:p>
          </table:table-cell>
          <table:table-cell office:value-type="float" office:value="0.955696320447136" calcext:value-type="float">
            <text:p>0.955696320447136</text:p>
          </table:table-cell>
          <table:table-cell office:value-type="float" office:value="0.0189101398529004" calcext:value-type="float">
            <text:p>0.0189101398529004</text:p>
          </table:table-cell>
          <table:table-cell office:value-type="float" office:value="0.953929514050613" calcext:value-type="float">
            <text:p>0.953929514050613</text:p>
          </table:table-cell>
          <table:table-cell office:value-type="float" office:value="0.0153163854018006" calcext:value-type="float">
            <text:p>0.01531638540180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18225734609842" calcext:value-type="float">
            <text:p>0.0118225734609842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29484989454204" calcext:value-type="float">
            <text:p>0.0229484989454204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075353666254706" calcext:value-type="float">
            <text:p>0.007535366625470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30282312967121" calcext:value-type="float">
            <text:p>0.013028231296712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64120998836983" calcext:value-type="float">
            <text:p>0.0164120998836983</text:p>
          </table:table-cell>
          <table:table-cell office:value-type="float" office:value="0.945505356311132" calcext:value-type="float">
            <text:p>0.945505356311132</text:p>
          </table:table-cell>
          <table:table-cell office:value-type="float" office:value="0.0169312931024096" calcext:value-type="float">
            <text:p>0.0169312931024096</text:p>
          </table:table-cell>
          <table:table-cell office:value-type="float" office:value="0.950752988666356" calcext:value-type="float">
            <text:p>0.950752988666356</text:p>
          </table:table-cell>
          <table:table-cell office:value-type="float" office:value="0.0161412046398125" calcext:value-type="float">
            <text:p>0.0161412046398125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08910056943339" calcext:value-type="float">
            <text:p>0.008910056943339</text:p>
          </table:table-cell>
          <table:table-cell office:value-type="float" office:value="0.947244216736532" calcext:value-type="float">
            <text:p>0.947244216736532</text:p>
          </table:table-cell>
          <table:table-cell office:value-type="float" office:value="0.0177006130592274" calcext:value-type="float">
            <text:p>0.0177006130592274</text:p>
          </table:table-cell>
          <table:table-cell office:value-type="float" office:value="0.949060704859494" calcext:value-type="float">
            <text:p>0.949060704859494</text:p>
          </table:table-cell>
          <table:table-cell office:value-type="float" office:value="0.0129170715983917" calcext:value-type="float">
            <text:p>0.0129170715983917</text:p>
          </table:table-cell>
          <table:table-cell office:value-type="float" office:value="0.957817109144543" calcext:value-type="float">
            <text:p>0.957817109144543</text:p>
          </table:table-cell>
          <table:table-cell office:value-type="float" office:value="0.0130251087871979" calcext:value-type="float">
            <text:p>0.0130251087871979</text:p>
          </table:table-cell>
          <table:table-cell office:value-type="float" office:value="0.941996584381307" calcext:value-type="float">
            <text:p>0.941996584381307</text:p>
          </table:table-cell>
          <table:table-cell office:value-type="float" office:value="0.0159667361216763" calcext:value-type="float">
            <text:p>0.0159667361216763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235994839707555" calcext:value-type="float">
            <text:p>0.0235994839707555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29588820535491" calcext:value-type="float">
            <text:p>0.0229588820535491</text:p>
          </table:table-cell>
          <table:table-cell office:value-type="float" office:value="0.954261760596181" calcext:value-type="float">
            <text:p>0.954261760596181</text:p>
          </table:table-cell>
          <table:table-cell office:value-type="float" office:value="0.0201947228051885" calcext:value-type="float">
            <text:p>0.0201947228051885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91310936820361" calcext:value-type="float">
            <text:p>0.01913109368203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219412596434523" calcext:value-type="float">
            <text:p>0.0219412596434523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107453951485476" calcext:value-type="float">
            <text:p>0.0107453951485476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228931963833415" calcext:value-type="float">
            <text:p>0.022893196383341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074525419782725" calcext:value-type="float">
            <text:p>0.0074525419782725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15103055904238" calcext:value-type="float">
            <text:p>0.011510305590423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24891844196619" calcext:value-type="float">
            <text:p>0.012489184419661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60560465303317" calcext:value-type="float">
            <text:p>0.0160560465303317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64850234106937" calcext:value-type="float">
            <text:p>0.016485023410693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39446442726891" calcext:value-type="float">
            <text:p>0.0139446442726891</text:p>
          </table:table-cell>
          <table:table-cell office:value-type="float" office:value="0.947275267815556" calcext:value-type="float">
            <text:p>0.947275267815556</text:p>
          </table:table-cell>
          <table:table-cell office:value-type="float" office:value="0.0087744025708259" calcext:value-type="float">
            <text:p>0.008774402570825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202783992114125" calcext:value-type="float">
            <text:p>0.0202783992114125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57844427300374" calcext:value-type="float">
            <text:p>0.0157844427300374</text:p>
          </table:table-cell>
          <table:table-cell office:value-type="float" office:value="0.95954044403043" calcext:value-type="float">
            <text:p>0.95954044403043</text:p>
          </table:table-cell>
          <table:table-cell office:value-type="float" office:value="0.0221482173984399" calcext:value-type="float">
            <text:p>0.0221482173984399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0169880195425" calcext:value-type="float">
            <text:p>0.010169880195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56151053281852" calcext:value-type="float">
            <text:p>0.0256151053281852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215987542574289" calcext:value-type="float">
            <text:p>0.021598754257428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58296751767147" calcext:value-type="float">
            <text:p>0.015829675176714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34480436248976" calcext:value-type="float">
            <text:p>0.0134480436248976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71367076457069" calcext:value-type="float">
            <text:p>0.0171367076457069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9029653780469" calcext:value-type="float">
            <text:p>0.949029653780469</text:p>
          </table:table-cell>
          <table:table-cell office:value-type="float" office:value="0.0144294208873448" calcext:value-type="float">
            <text:p>0.014429420887344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218802998744664" calcext:value-type="float">
            <text:p>0.0218802998744664</text:p>
          </table:table-cell>
          <table:table-cell office:value-type="float" office:value="0.954277286135693" calcext:value-type="float">
            <text:p>0.954277286135693</text:p>
          </table:table-cell>
          <table:table-cell office:value-type="float" office:value="0.0180976619773751" calcext:value-type="float">
            <text:p>0.0180976619773751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44718308320672" calcext:value-type="float">
            <text:p>0.014471830832067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92407103546668" calcext:value-type="float">
            <text:p>0.0192407103546668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15641040736966" calcext:value-type="float">
            <text:p>0.011564104073696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69227846549852" calcext:value-type="float">
            <text:p>0.0169227846549852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76032165572769" calcext:value-type="float">
            <text:p>0.0176032165572769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202901487396775" calcext:value-type="float">
            <text:p>0.0202901487396775</text:p>
          </table:table-cell>
          <table:table-cell office:value-type="float" office:value="0.950784039745381" calcext:value-type="float">
            <text:p>0.950784039745381</text:p>
          </table:table-cell>
          <table:table-cell office:value-type="float" office:value="0.0159619800050507" calcext:value-type="float">
            <text:p>0.0159619800050507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206226419847926" calcext:value-type="float">
            <text:p>0.0206226419847926</text:p>
          </table:table-cell>
          <table:table-cell office:value-type="float" office:value="0.949014128240956" calcext:value-type="float">
            <text:p>0.949014128240956</text:p>
          </table:table-cell>
          <table:table-cell office:value-type="float" office:value="0.0145146565882323" calcext:value-type="float">
            <text:p>0.0145146565882323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65571526342916" calcext:value-type="float">
            <text:p>0.0165571526342916</text:p>
          </table:table-cell>
          <table:table-cell office:value-type="float" office:value="0.954292811675206" calcext:value-type="float">
            <text:p>0.954292811675206</text:p>
          </table:table-cell>
          <table:table-cell office:value-type="float" office:value="0.0190611487934497" calcext:value-type="float">
            <text:p>0.0190611487934497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64742179401291" calcext:value-type="float">
            <text:p>0.016474217940129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19121719099756" calcext:value-type="float">
            <text:p>0.0119121719099756</text:p>
          </table:table-cell>
          <table:table-cell office:value-type="float" office:value="0.956047197640118" calcext:value-type="float">
            <text:p>0.956047197640118</text:p>
          </table:table-cell>
          <table:table-cell office:value-type="float" office:value="0.0196677397280271" calcext:value-type="float">
            <text:p>0.0196677397280271</text:p>
          </table:table-cell>
          <table:table-cell office:value-type="float" office:value="0.947259742276044" calcext:value-type="float">
            <text:p>0.947259742276044</text:p>
          </table:table-cell>
          <table:table-cell office:value-type="float" office:value="0.0125034342314651" calcext:value-type="float">
            <text:p>0.012503434231465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82959936333397" calcext:value-type="float">
            <text:p>0.0182959936333397</text:p>
          </table:table-cell>
          <table:table-cell office:value-type="float" office:value="0.952522900170781" calcext:value-type="float">
            <text:p>0.952522900170781</text:p>
          </table:table-cell>
          <table:table-cell office:value-type="float" office:value="0.0148095662921188" calcext:value-type="float">
            <text:p>0.0148095662921188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33509033276361" calcext:value-type="float">
            <text:p>0.0133509033276361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47934645184906" calcext:value-type="float">
            <text:p>0.0147934645184906</text:p>
          </table:table-cell>
          <table:table-cell office:value-type="float" office:value="0.952538425710294" calcext:value-type="float">
            <text:p>0.952538425710294</text:p>
          </table:table-cell>
          <table:table-cell office:value-type="float" office:value="0.0159747730034237" calcext:value-type="float">
            <text:p>0.0159747730034237</text:p>
          </table:table-cell>
          <table:table-cell office:value-type="float" office:value="0.956031672100606" calcext:value-type="float">
            <text:p>0.956031672100606</text:p>
          </table:table-cell>
          <table:table-cell office:value-type="float" office:value="0.0176808563078473" calcext:value-type="float">
            <text:p>0.0176808563078473</text:p>
          </table:table-cell>
          <table:table-cell office:value-type="float" office:value="0.950768514205869" calcext:value-type="float">
            <text:p>0.950768514205869</text:p>
          </table:table-cell>
          <table:table-cell office:value-type="float" office:value="0.0171986437054458" calcext:value-type="float">
            <text:p>0.01719864370544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3587952181338" calcext:value-type="float">
            <text:p>0.953587952181338</text:p>
          </table:table-cell>
          <table:table-cell office:value-type="float" office:value="0.0188910554473321" calcext:value-type="float">
            <text:p>0.0188910554473321</text:p>
          </table:table-cell>
          <table:table-cell office:value-type="float" office:value="0.952873777363763" calcext:value-type="float">
            <text:p>0.952873777363763</text:p>
          </table:table-cell>
          <table:table-cell office:value-type="float" office:value="0.0198201662823818" calcext:value-type="float">
            <text:p>0.0198201662823818</text:p>
          </table:table-cell>
          <table:table-cell office:value-type="float" office:value="0.952178233193603" calcext:value-type="float">
            <text:p>0.952178233193603</text:p>
          </table:table-cell>
          <table:table-cell office:value-type="float" office:value="0.0130278840834183" calcext:value-type="float">
            <text:p>0.0130278840834183</text:p>
          </table:table-cell>
          <table:table-cell office:value-type="float" office:value="0.951479583915541" calcext:value-type="float">
            <text:p>0.951479583915541</text:p>
          </table:table-cell>
          <table:table-cell office:value-type="float" office:value="0.0170209886701048" calcext:value-type="float">
            <text:p>0.0170209886701048</text:p>
          </table:table-cell>
          <table:table-cell office:value-type="float" office:value="0.952187548517311" calcext:value-type="float">
            <text:p>0.952187548517311</text:p>
          </table:table-cell>
          <table:table-cell office:value-type="float" office:value="0.0189375928579726" calcext:value-type="float">
            <text:p>0.0189375928579726</text:p>
          </table:table-cell>
          <table:table-cell office:value-type="float" office:value="0.950069864927806" calcext:value-type="float">
            <text:p>0.950069864927806</text:p>
          </table:table-cell>
          <table:table-cell office:value-type="float" office:value="0.011954456594866" calcext:value-type="float">
            <text:p>0.011954456594866</text:p>
          </table:table-cell>
          <table:table-cell office:value-type="float" office:value="0.953584847073436" calcext:value-type="float">
            <text:p>0.953584847073436</text:p>
          </table:table-cell>
          <table:table-cell office:value-type="float" office:value="0.0162757484517911" calcext:value-type="float">
            <text:p>0.0162757484517911</text:p>
          </table:table-cell>
          <table:table-cell office:value-type="float" office:value="0.951122496506753" calcext:value-type="float">
            <text:p>0.951122496506753</text:p>
          </table:table-cell>
          <table:table-cell office:value-type="float" office:value="0.0131293425705407" calcext:value-type="float">
            <text:p>0.0131293425705407</text:p>
          </table:table-cell>
          <table:table-cell office:value-type="float" office:value="0.951467163483931" calcext:value-type="float">
            <text:p>0.951467163483931</text:p>
          </table:table-cell>
          <table:table-cell office:value-type="float" office:value="0.0167725063128998" calcext:value-type="float">
            <text:p>0.0167725063128998</text:p>
          </table:table-cell>
          <table:table-cell office:value-type="float" office:value="0.951485794131346" calcext:value-type="float">
            <text:p>0.951485794131346</text:p>
          </table:table-cell>
          <table:table-cell office:value-type="float" office:value="0.0164876025690818" calcext:value-type="float">
            <text:p>0.0164876025690818</text:p>
          </table:table-cell>
          <table:table-cell office:value-type="float" office:value="0.954637478652383" calcext:value-type="float">
            <text:p>0.954637478652383</text:p>
          </table:table-cell>
          <table:table-cell office:value-type="float" office:value="0.0149373095242999" calcext:value-type="float">
            <text:p>0.0149373095242999</text:p>
          </table:table-cell>
          <table:table-cell office:value-type="float" office:value="0.949377425865549" calcext:value-type="float">
            <text:p>0.949377425865549</text:p>
          </table:table-cell>
          <table:table-cell office:value-type="float" office:value="0.0129587697350821" calcext:value-type="float">
            <text:p>0.0129587697350821</text:p>
          </table:table-cell>
          <table:table-cell office:value-type="float" office:value="0.951824250892719" calcext:value-type="float">
            <text:p>0.951824250892719</text:p>
          </table:table-cell>
          <table:table-cell office:value-type="float" office:value="0.0197258472336726" calcext:value-type="float">
            <text:p>0.0197258472336726</text:p>
          </table:table-cell>
          <table:table-cell office:value-type="float" office:value="0.950777829529576" calcext:value-type="float">
            <text:p>0.950777829529576</text:p>
          </table:table-cell>
          <table:table-cell office:value-type="float" office:value="0.0170218997358811" calcext:value-type="float">
            <text:p>0.0170218997358811</text:p>
          </table:table-cell>
          <table:table-cell office:value-type="float" office:value="0.954274181027791" calcext:value-type="float">
            <text:p>0.954274181027791</text:p>
          </table:table-cell>
          <table:table-cell office:value-type="float" office:value="0.0184031809470824" calcext:value-type="float">
            <text:p>0.0184031809470824</text:p>
          </table:table-cell>
          <table:table-cell office:value-type="float" office:value="0.951821145784816" calcext:value-type="float">
            <text:p>0.951821145784816</text:p>
          </table:table-cell>
          <table:table-cell office:value-type="float" office:value="0.0163988509843385" calcext:value-type="float">
            <text:p>0.0163988509843385</text:p>
          </table:table-cell>
        </table:table-row>
      </table:table>
      <table:table table:name="ResDifAccuracyPerMeasure_Bagging_Hostility" table:style-name="ta1"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number-columns-repeated="16" table:default-cell-style-name="ce1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0163333333333332" calcext:value-type="float">
            <text:p>0.0163</text:p>
          </table:table-cell>
          <table:table-cell office:value-type="float" office:value="-0.00866666666666671" calcext:value-type="float">
            <text:p>-0.0087</text:p>
          </table:table-cell>
          <table:table-cell table:number-columns-repeated="2" office:value-type="float" office:value="0.0103333333333334" calcext:value-type="float">
            <text:p>0.0103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0933333333333342" calcext:value-type="float">
            <text:p>0.0093</text:p>
          </table:table-cell>
          <table:table-cell office:value-type="float" office:value="0.0106666666666666" calcext:value-type="float">
            <text:p>0.0107</text:p>
          </table:table-cell>
          <table:table-cell office:value-type="float" office:value="0.0096666666666666" calcext:value-type="float">
            <text:p>0.0097</text:p>
          </table:table-cell>
          <table:table-cell office:value-type="float" office:value="0.00666666666666671" calcext:value-type="float">
            <text:p>0.0067</text:p>
          </table:table-cell>
          <table:table-cell office:value-type="float" office:value="0.0033333333333333" calcext:value-type="float">
            <text:p>0.0033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69999999999999" calcext:value-type="float">
            <text:p>0.0070</text:p>
          </table:table-cell>
          <table:table-cell office:value-type="float" office:value="0.0073333333333333" calcext:value-type="float">
            <text:p>0.0073</text:p>
          </table:table-cell>
          <table:table-cell office:value-type="float" office:value="0.00399999999999989" calcext:value-type="float">
            <text:p>0.0040</text:p>
          </table:table-cell>
          <table:table-cell office:value-type="float" office:value="0.00833333333333319" calcext:value-type="float">
            <text:p>0.0083</text:p>
          </table:table-cell>
          <table:table-cell office:value-type="float" office:value="0.0053333333333333" calcext:value-type="float">
            <text:p>0.0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0139999999999998" calcext:value-type="float">
            <text:p>0.0140</text:p>
          </table:table-cell>
          <table:table-cell office:value-type="float" office:value="-0.00866666666666682" calcext:value-type="float">
            <text:p>-0.0087</text:p>
          </table:table-cell>
          <table:table-cell office:value-type="float" office:value="0.0123333333333334" calcext:value-type="float">
            <text:p>0.0123</text:p>
          </table:table-cell>
          <table:table-cell office:value-type="float" office:value="0.00933333333333319" calcext:value-type="float">
            <text:p>0.0093</text:p>
          </table:table-cell>
          <table:table-cell office:value-type="float" office:value="0.0103333333333334" calcext:value-type="float">
            <text:p>0.0103</text:p>
          </table:table-cell>
          <table:table-cell office:value-type="float" office:value="0.0076666666666666" calcext:value-type="float">
            <text:p>0.0077</text:p>
          </table:table-cell>
          <table:table-cell office:value-type="float" office:value="0.00933333333333319" calcext:value-type="float">
            <text:p>0.0093</text:p>
          </table:table-cell>
          <table:table-cell office:value-type="float" office:value="0.00733333333333319" calcext:value-type="float">
            <text:p>0.0073</text:p>
          </table:table-cell>
          <table:table-cell office:value-type="float" office:value="0.0103333333333334" calcext:value-type="float">
            <text:p>0.0103</text:p>
          </table:table-cell>
          <table:table-cell office:value-type="float" office:value="0.000666666666666593" calcext:value-type="float">
            <text:p>0.0007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0.0076666666666666" calcext:value-type="float">
            <text:p>0.0077</text:p>
          </table:table-cell>
          <table:table-cell office:value-type="float" office:value="0.0056666666666666" calcext:value-type="float">
            <text:p>0.0057</text:p>
          </table:table-cell>
          <table:table-cell office:value-type="float" office:value="0.00266666666666648" calcext:value-type="float">
            <text:p>0.0027</text:p>
          </table:table-cell>
          <table:table-cell office:value-type="float" office:value="0.00999999999999979" calcext:value-type="float">
            <text:p>0.0100</text:p>
          </table:table-cell>
          <table:table-cell office:value-type="float" office:value="0.00533333333333319" calcext:value-type="float">
            <text:p>0.00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0136666666666666" calcext:value-type="float">
            <text:p>0.0137</text:p>
          </table:table-cell>
          <table:table-cell office:value-type="float" office:value="-0.0096666666666666" calcext:value-type="float">
            <text:p>-0.0097</text:p>
          </table:table-cell>
          <table:table-cell office:value-type="float" office:value="0.0103333333333332" calcext:value-type="float">
            <text:p>0.0103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06666666666668" calcext:value-type="float">
            <text:p>0.0107</text:p>
          </table:table-cell>
          <table:table-cell office:value-type="float" office:value="0.0086666666666666" calcext:value-type="float">
            <text:p>0.0087</text:p>
          </table:table-cell>
          <table:table-cell office:value-type="float" office:value="0.00933333333333319" calcext:value-type="float">
            <text:p>0.0093</text:p>
          </table:table-cell>
          <table:table-cell office:value-type="float" office:value="0.00833333333333319" calcext:value-type="float">
            <text:p>0.0083</text:p>
          </table:table-cell>
          <table:table-cell office:value-type="float" office:value="0.00933333333333319" calcext:value-type="float">
            <text:p>0.0093</text:p>
          </table:table-cell>
          <table:table-cell office:value-type="float" office:value="0.0023333333333333" calcext:value-type="float">
            <text:p>0.0023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76666666666666" calcext:value-type="float">
            <text:p>0.0077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199999999999989" calcext:value-type="float">
            <text:p>0.0020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0.0056666666666666" calcext:value-type="float">
            <text:p>0.00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0136666666666666" calcext:value-type="float">
            <text:p>0.0137</text:p>
          </table:table-cell>
          <table:table-cell office:value-type="float" office:value="-0.012" calcext:value-type="float">
            <text:p>-0.0120</text:p>
          </table:table-cell>
          <table:table-cell office:value-type="float" office:value="0.0116666666666668" calcext:value-type="float">
            <text:p>0.0117</text:p>
          </table:table-cell>
          <table:table-cell office:value-type="float" office:value="0.012" calcext:value-type="float">
            <text:p>0.0120</text:p>
          </table:table-cell>
          <table:table-cell office:value-type="float" office:value="0.0116666666666668" calcext:value-type="float">
            <text:p>0.0117</text:p>
          </table:table-cell>
          <table:table-cell office:value-type="float" office:value="0.00833333333333319" calcext:value-type="float">
            <text:p>0.0083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33333333333333" calcext:value-type="float">
            <text:p>0.0033</text:p>
          </table:table-cell>
          <table:table-cell table:number-columns-repeated="2" office:value-type="float" office:value="0.00633333333333341" calcext:value-type="float">
            <text:p>0.0063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166666666666671" calcext:value-type="float">
            <text:p>0.0017</text:p>
          </table:table-cell>
          <table:table-cell office:value-type="float" office:value="0.00833333333333319" calcext:value-type="float">
            <text:p>0.0083</text:p>
          </table:table-cell>
          <table:table-cell office:value-type="float" office:value="0.00733333333333341" calcext:value-type="float">
            <text:p>0.00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0123333333333333" calcext:value-type="float">
            <text:p>0.0123</text:p>
          </table:table-cell>
          <table:table-cell office:value-type="float" office:value="-0.0113333333333333" calcext:value-type="float">
            <text:p>-0.0113</text:p>
          </table:table-cell>
          <table:table-cell office:value-type="float" office:value="0.0116666666666667" calcext:value-type="float">
            <text:p>0.0117</text:p>
          </table:table-cell>
          <table:table-cell office:value-type="float" office:value="0.0106666666666667" calcext:value-type="float">
            <text:p>0.0107</text:p>
          </table:table-cell>
          <table:table-cell office:value-type="float" office:value="0.00933333333333353" calcext:value-type="float">
            <text:p>0.0093</text:p>
          </table:table-cell>
          <table:table-cell office:value-type="float" office:value="0.00666666666666671" calcext:value-type="float">
            <text:p>0.0067</text:p>
          </table:table-cell>
          <table:table-cell office:value-type="float" office:value="0.0079999999999999" calcext:value-type="float">
            <text:p>0.0080</text:p>
          </table:table-cell>
          <table:table-cell office:value-type="float" office:value="0.00766666666666671" calcext:value-type="float">
            <text:p>0.0077</text:p>
          </table:table-cell>
          <table:table-cell office:value-type="float" office:value="0.00833333333333353" calcext:value-type="float">
            <text:p>0.0083</text:p>
          </table:table-cell>
          <table:table-cell office:value-type="float" office:value="0.00166666666666682" calcext:value-type="float">
            <text:p>0.0017</text:p>
          </table:table-cell>
          <table:table-cell office:value-type="float" office:value="0.00499999999999989" calcext:value-type="float">
            <text:p>0.0050</text:p>
          </table:table-cell>
          <table:table-cell table:number-columns-repeated="2" office:value-type="float" office:value="0.0069999999999999" calcext:value-type="float">
            <text:p>0.0070</text:p>
          </table:table-cell>
          <table:table-cell office:value-type="float" office:value="0.000333333333333408" calcext:value-type="float">
            <text:p>0.0003</text:p>
          </table:table-cell>
          <table:table-cell office:value-type="float" office:value="0.0073333333333333" calcext:value-type="float">
            <text:p>0.0073</text:p>
          </table:table-cell>
          <table:table-cell office:value-type="float" office:value="0.00466666666666671" calcext:value-type="float">
            <text:p>0.00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0.0139999999999999" calcext:value-type="float">
            <text:p>0.0140</text:p>
          </table:table-cell>
          <table:table-cell office:value-type="float" office:value="-0.0100666666666667" calcext:value-type="float">
            <text:p>-0.0101</text:p>
          </table:table-cell>
          <table:table-cell office:value-type="float" office:value="0.0112666666666666" calcext:value-type="float">
            <text:p>0.0113</text:p>
          </table:table-cell>
          <table:table-cell office:value-type="float" office:value="0.0106666666666666" calcext:value-type="float">
            <text:p>0.0107</text:p>
          </table:table-cell>
          <table:table-cell office:value-type="float" office:value="0.0106000000000001" calcext:value-type="float">
            <text:p>0.0106</text:p>
          </table:table-cell>
          <table:table-cell office:value-type="float" office:value="0.00813333333333321" calcext:value-type="float">
            <text:p>0.0081</text:p>
          </table:table-cell>
          <table:table-cell office:value-type="float" office:value="0.00946666666666651" calcext:value-type="float">
            <text:p>0.0095</text:p>
          </table:table-cell>
          <table:table-cell office:value-type="float" office:value="0.00839999999999985" calcext:value-type="float">
            <text:p>0.0084</text:p>
          </table:table-cell>
          <table:table-cell office:value-type="float" office:value="0.00893333333333324" calcext:value-type="float">
            <text:p>0.0089</text:p>
          </table:table-cell>
          <table:table-cell office:value-type="float" office:value="0.00226666666666664" calcext:value-type="float">
            <text:p>0.0023</text:p>
          </table:table-cell>
          <table:table-cell office:value-type="float" office:value="0.0069999999999999" calcext:value-type="float">
            <text:p>0.0070</text:p>
          </table:table-cell>
          <table:table-cell office:value-type="float" office:value="0.00713333333333321" calcext:value-type="float">
            <text:p>0.0071</text:p>
          </table:table-cell>
          <table:table-cell office:value-type="float" office:value="0.0069999999999999" calcext:value-type="float">
            <text:p>0.0070</text:p>
          </table:table-cell>
          <table:table-cell office:value-type="float" office:value="0.0021333333333331" calcext:value-type="float">
            <text:p>0.0021</text:p>
          </table:table-cell>
          <table:table-cell office:value-type="float" office:value="0.00859999999999994" calcext:value-type="float">
            <text:p>0.0086</text:p>
          </table:table-cell>
          <table:table-cell office:value-type="float" office:value="0.00566666666666649" calcext:value-type="float">
            <text:p>0.00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142500000000001" calcext:value-type="float">
            <text:p>-0.0143</text:p>
          </table:table-cell>
          <table:table-cell office:value-type="float" office:value="0.0112499999999999" calcext:value-type="float">
            <text:p>0.0112</text:p>
          </table:table-cell>
          <table:table-cell office:value-type="float" office:value="0.00749999999999984" calcext:value-type="float">
            <text:p>0.007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1325" calcext:value-type="float">
            <text:p>0.0133</text:p>
          </table:table-cell>
          <table:table-cell office:value-type="float" office:value="0.0089999999999999" calcext:value-type="float">
            <text:p>0.0090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224999999999986" calcext:value-type="float">
            <text:p>0.0022</text:p>
          </table:table-cell>
          <table:table-cell office:value-type="float" office:value="0.00524999999999998" calcext:value-type="float">
            <text:p>0.005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0750000000000028" calcext:value-type="float">
            <text:p>0.0008</text:p>
          </table:table-cell>
          <table:table-cell table:number-columns-repeated="2" office:value-type="float" office:value="0.00875000000000004" calcext:value-type="float">
            <text:p>0.00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0175" calcext:value-type="float">
            <text:p>0.0175</text:p>
          </table:table-cell>
          <table:table-cell office:value-type="float" office:value="-0.0155" calcext:value-type="float">
            <text:p>-0.015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924999999999998" calcext:value-type="float">
            <text:p>0.0092</text:p>
          </table:table-cell>
          <table:table-cell office:value-type="float" office:value="0.0125000000000001" calcext:value-type="float">
            <text:p>0.0125</text:p>
          </table:table-cell>
          <table:table-cell office:value-type="float" office:value="0.0132500000000001" calcext:value-type="float">
            <text:p>0.0133</text:p>
          </table:table-cell>
          <table:table-cell office:value-type="float" office:value="0.0102500000000001" calcext:value-type="float">
            <text:p>0.0103</text:p>
          </table:table-cell>
          <table:table-cell office:value-type="float" office:value="0.00574999999999992" calcext:value-type="float">
            <text:p>0.0057</text:p>
          </table:table-cell>
          <table:table-cell office:value-type="float" office:value="0.0112500000000001" calcext:value-type="float">
            <text:p>0.0113</text:p>
          </table:table-cell>
          <table:table-cell office:value-type="float" office:value="0.00500000000000012" calcext:value-type="float">
            <text:p>0.0050</text:p>
          </table:table-cell>
          <table:table-cell office:value-type="float" office:value="0.00775000000000003" calcext:value-type="float">
            <text:p>0.0078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4999999999998" calcext:value-type="float">
            <text:p>0.0082</text:p>
          </table:table-cell>
          <table:table-cell office:value-type="float" office:value="0.00575000000000014" calcext:value-type="float">
            <text:p>0.00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01775" calcext:value-type="float">
            <text:p>0.0178</text:p>
          </table:table-cell>
          <table:table-cell office:value-type="float" office:value="-0.01425" calcext:value-type="float">
            <text:p>-0.0143</text:p>
          </table:table-cell>
          <table:table-cell office:value-type="float" office:value="0.0145000000000001" calcext:value-type="float">
            <text:p>0.0145</text:p>
          </table:table-cell>
          <table:table-cell office:value-type="float" office:value="0.00775000000000003" calcext:value-type="float">
            <text:p>0.0078</text:p>
          </table:table-cell>
          <table:table-cell office:value-type="float" office:value="0.0100000000000001" calcext:value-type="float">
            <text:p>0.0100</text:p>
          </table:table-cell>
          <table:table-cell office:value-type="float" office:value="0.00750000000000006" calcext:value-type="float">
            <text:p>0.0075</text:p>
          </table:table-cell>
          <table:table-cell office:value-type="float" office:value="0.0110000000000001" calcext:value-type="float">
            <text:p>0.0110</text:p>
          </table:table-cell>
          <table:table-cell office:value-type="float" office:value="0.00825000000000009" calcext:value-type="float">
            <text:p>0.0083</text:p>
          </table:table-cell>
          <table:table-cell office:value-type="float" office:value="0.00950000000000006" calcext:value-type="float">
            <text:p>0.0095</text:p>
          </table:table-cell>
          <table:table-cell office:value-type="float" office:value="0.00275000000000014" calcext:value-type="float">
            <text:p>0.0028</text:p>
          </table:table-cell>
          <table:table-cell office:value-type="float" office:value="0.00550000000000017" calcext:value-type="float">
            <text:p>0.0055</text:p>
          </table:table-cell>
          <table:table-cell office:value-type="float" office:value="0.00724999999999998" calcext:value-type="float">
            <text:p>0.0072</text:p>
          </table:table-cell>
          <table:table-cell office:value-type="float" office:value="0.00825000000000009" calcext:value-type="float">
            <text:p>0.0083</text:p>
          </table:table-cell>
          <table:table-cell office:value-type="float" office:value="0.00125000000000008" calcext:value-type="float">
            <text:p>0.0013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424999999999998" calcext:value-type="float">
            <text:p>0.00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017" calcext:value-type="float">
            <text:p>0.0170</text:p>
          </table:table-cell>
          <table:table-cell office:value-type="float" office:value="-0.0115" calcext:value-type="float">
            <text:p>-0.01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25" calcext:value-type="float">
            <text:p>0.010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1175" calcext:value-type="float">
            <text:p>0.0118</text:p>
          </table:table-cell>
          <table:table-cell office:value-type="float" office:value="0.00924999999999998" calcext:value-type="float">
            <text:p>0.0092</text:p>
          </table:table-cell>
          <table:table-cell office:value-type="float" office:value="0.0119999999999999" calcext:value-type="float">
            <text:p>0.0120</text:p>
          </table:table-cell>
          <table:table-cell office:value-type="float" office:value="0.00574999999999992" calcext:value-type="float">
            <text:p>0.0057</text:p>
          </table:table-cell>
          <table:table-cell office:value-type="float" office:value="0.00824999999999998" calcext:value-type="float">
            <text:p>0.0082</text:p>
          </table:table-cell>
          <table:table-cell office:value-type="float" office:value="0.00649999999999995" calcext:value-type="float">
            <text:p>0.0065</text:p>
          </table:table-cell>
          <table:table-cell office:value-type="float" office:value="0.00950000000000006" calcext:value-type="float">
            <text:p>0.0095</text:p>
          </table:table-cell>
          <table:table-cell office:value-type="float" office:value="0.00250000000000006" calcext:value-type="float">
            <text:p>0.0025</text:p>
          </table:table-cell>
          <table:table-cell office:value-type="float" office:value="0.00624999999999998" calcext:value-type="float">
            <text:p>0.0062</text:p>
          </table:table-cell>
          <table:table-cell office:value-type="float" office:value="0.003" calcext:value-type="float">
            <text:p>0.003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01525" calcext:value-type="float">
            <text:p>0.0153</text:p>
          </table:table-cell>
          <table:table-cell office:value-type="float" office:value="-0.0129999999999999" calcext:value-type="float">
            <text:p>-0.0130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750000000000006" calcext:value-type="float">
            <text:p>0.0075</text:p>
          </table:table-cell>
          <table:table-cell office:value-type="float" office:value="0.00950000000000006" calcext:value-type="float">
            <text:p>0.0095</text:p>
          </table:table-cell>
          <table:table-cell office:value-type="float" office:value="0.00675000000000003" calcext:value-type="float">
            <text:p>0.0068</text:p>
          </table:table-cell>
          <table:table-cell office:value-type="float" office:value="0.00975000000000004" calcext:value-type="float">
            <text:p>0.0098</text:p>
          </table:table-cell>
          <table:table-cell office:value-type="float" office:value="0.00675000000000003" calcext:value-type="float">
            <text:p>0.0068</text:p>
          </table:table-cell>
          <table:table-cell office:value-type="float" office:value="0.00775000000000003" calcext:value-type="float">
            <text:p>0.0078</text:p>
          </table:table-cell>
          <table:table-cell office:value-type="float" office:value="0.00274999999999992" calcext:value-type="float">
            <text:p>0.0027</text:p>
          </table:table-cell>
          <table:table-cell office:value-type="float" office:value="0.00624999999999998" calcext:value-type="float">
            <text:p>0.0062</text:p>
          </table:table-cell>
          <table:table-cell table:number-columns-repeated="2" office:value-type="float" office:value="0.00575000000000003" calcext:value-type="float">
            <text:p>0.0058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424999999999998" calcext:value-type="float">
            <text:p>0.0042</text:p>
          </table:table-cell>
          <table:table-cell office:value-type="float" office:value="0.00299999999999989" calcext:value-type="float">
            <text:p>0.003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0.0178" calcext:value-type="float">
            <text:p>0.0178</text:p>
          </table:table-cell>
          <table:table-cell office:value-type="float" office:value="-0.0136999999999999" calcext:value-type="float">
            <text:p>-0.0137</text:p>
          </table:table-cell>
          <table:table-cell office:value-type="float" office:value="0.01385" calcext:value-type="float">
            <text:p>0.0139</text:p>
          </table:table-cell>
          <table:table-cell office:value-type="float" office:value="0.00844999999999996" calcext:value-type="float">
            <text:p>0.0084</text:p>
          </table:table-cell>
          <table:table-cell office:value-type="float" office:value="0.0120000000000001" calcext:value-type="float">
            <text:p>0.0120</text:p>
          </table:table-cell>
          <table:table-cell office:value-type="float" office:value="0.00870000000000015" calcext:value-type="float">
            <text:p>0.0087</text:p>
          </table:table-cell>
          <table:table-cell office:value-type="float" office:value="0.0112000000000002" calcext:value-type="float">
            <text:p>0.0112</text:p>
          </table:table-cell>
          <table:table-cell office:value-type="float" office:value="0.00779999999999992" calcext:value-type="float">
            <text:p>0.0078</text:p>
          </table:table-cell>
          <table:table-cell office:value-type="float" office:value="0.00929999999999997" calcext:value-type="float">
            <text:p>0.0093</text:p>
          </table:table-cell>
          <table:table-cell office:value-type="float" office:value="0.00464999999999993" calcext:value-type="float">
            <text:p>0.0046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635000000000008" calcext:value-type="float">
            <text:p>0.0064</text:p>
          </table:table-cell>
          <table:table-cell office:value-type="float" office:value="0.00880000000000003" calcext:value-type="float">
            <text:p>0.0088</text:p>
          </table:table-cell>
          <table:table-cell office:value-type="float" office:value="0.0011000000000001" calcext:value-type="float">
            <text:p>0.0011</text:p>
          </table:table-cell>
          <table:table-cell office:value-type="float" office:value="0.00650000000000006" calcext:value-type="float">
            <text:p>0.0065</text:p>
          </table:table-cell>
          <table:table-cell office:value-type="float" office:value="0.00495000000000001" calcext:value-type="float">
            <text:p>0.00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-0.0303333333333335" calcext:value-type="float">
            <text:p>-0.0303</text:p>
          </table:table-cell>
          <table:table-cell office:value-type="float" office:value="0.000333333333333186" calcext:value-type="float">
            <text:p>0.0003</text:p>
          </table:table-cell>
          <table:table-cell office:value-type="float" office:value="-0.00766666666666682" calcext:value-type="float">
            <text:p>-0.0077</text:p>
          </table:table-cell>
          <table:table-cell office:value-type="float" office:value="-0.014" calcext:value-type="float">
            <text:p>-0.0140</text:p>
          </table:table-cell>
          <table:table-cell office:value-type="float" office:value="-0.0106666666666668" calcext:value-type="float">
            <text:p>-0.0107</text:p>
          </table:table-cell>
          <table:table-cell office:value-type="float" office:value="-0.012" calcext:value-type="float">
            <text:p>-0.0120</text:p>
          </table:table-cell>
          <table:table-cell office:value-type="float" office:value="-0.00466666666666682" calcext:value-type="float">
            <text:p>-0.0047</text:p>
          </table:table-cell>
          <table:table-cell office:value-type="float" office:value="-0.00600000000000001" calcext:value-type="float">
            <text:p>-0.0060</text:p>
          </table:table-cell>
          <table:table-cell office:value-type="float" office:value="-0.00666666666666682" calcext:value-type="float">
            <text:p>-0.0067</text:p>
          </table:table-cell>
          <table:table-cell office:value-type="float" office:value="-0.0103333333333334" calcext:value-type="float">
            <text:p>-0.0103</text:p>
          </table:table-cell>
          <table:table-cell office:value-type="float" office:value="-0.00633333333333364" calcext:value-type="float">
            <text:p>-0.0063</text:p>
          </table:table-cell>
          <table:table-cell office:value-type="float" office:value="-0.00433333333333363" calcext:value-type="float">
            <text:p>-0.0043</text:p>
          </table:table-cell>
          <table:table-cell office:value-type="float" office:value="-0.0100000000000002" calcext:value-type="float">
            <text:p>-0.0100</text:p>
          </table:table-cell>
          <table:table-cell office:value-type="float" office:value="-0.00966666666666682" calcext:value-type="float">
            <text:p>-0.0097</text:p>
          </table:table-cell>
          <table:table-cell office:value-type="float" office:value="-0.00533333333333363" calcext:value-type="float">
            <text:p>-0.0053</text:p>
          </table:table-cell>
          <table:table-cell office:value-type="float" office:value="-0.00433333333333363" calcext:value-type="float">
            <text:p>-0.0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-0.0303333333333332" calcext:value-type="float">
            <text:p>-0.0303</text:p>
          </table:table-cell>
          <table:table-cell office:value-type="float" office:value="-0.00266666666666637" calcext:value-type="float">
            <text:p>-0.0027</text:p>
          </table:table-cell>
          <table:table-cell office:value-type="float" office:value="-0.0106666666666666" calcext:value-type="float">
            <text:p>-0.0107</text:p>
          </table:table-cell>
          <table:table-cell office:value-type="float" office:value="-0.0116666666666666" calcext:value-type="float">
            <text:p>-0.0117</text:p>
          </table:table-cell>
          <table:table-cell office:value-type="float" office:value="-0.00866666666666638" calcext:value-type="float">
            <text:p>-0.0087</text:p>
          </table:table-cell>
          <table:table-cell office:value-type="float" office:value="-0.00899999999999979" calcext:value-type="float">
            <text:p>-0.0090</text:p>
          </table:table-cell>
          <table:table-cell table:number-columns-repeated="2" office:value-type="float" office:value="-0.00633333333333319" calcext:value-type="float">
            <text:p>-0.0063</text:p>
          </table:table-cell>
          <table:table-cell office:value-type="float" office:value="-0.00666666666666638" calcext:value-type="float">
            <text:p>-0.0067</text:p>
          </table:table-cell>
          <table:table-cell office:value-type="float" office:value="-0.00866666666666638" calcext:value-type="float">
            <text:p>-0.0087</text:p>
          </table:table-cell>
          <table:table-cell office:value-type="float" office:value="-0.00566666666666638" calcext:value-type="float">
            <text:p>-0.0057</text:p>
          </table:table-cell>
          <table:table-cell office:value-type="float" office:value="-0.00299999999999978" calcext:value-type="float">
            <text:p>-0.0030</text:p>
          </table:table-cell>
          <table:table-cell office:value-type="float" office:value="-0.00633333333333319" calcext:value-type="float">
            <text:p>-0.0063</text:p>
          </table:table-cell>
          <table:table-cell office:value-type="float" office:value="-0.00866666666666638" calcext:value-type="float">
            <text:p>-0.0087</text:p>
          </table:table-cell>
          <table:table-cell office:value-type="float" office:value="-0.00333333333333319" calcext:value-type="float">
            <text:p>-0.0033</text:p>
          </table:table-cell>
          <table:table-cell office:value-type="float" office:value="-0.00499999999999978" calcext:value-type="float">
            <text:p>-0.00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-0.0273333333333332" calcext:value-type="float">
            <text:p>-0.0273</text:p>
          </table:table-cell>
          <table:table-cell office:value-type="float" office:value="-0.000333333333333186" calcext:value-type="float">
            <text:p>-0.0003</text:p>
          </table:table-cell>
          <table:table-cell office:value-type="float" office:value="-0.00933333333333342" calcext:value-type="float">
            <text:p>-0.0093</text:p>
          </table:table-cell>
          <table:table-cell office:value-type="float" office:value="-0.0123333333333332" calcext:value-type="float">
            <text:p>-0.0123</text:p>
          </table:table-cell>
          <table:table-cell office:value-type="float" office:value="-0.00633333333333319" calcext:value-type="float">
            <text:p>-0.0063</text:p>
          </table:table-cell>
          <table:table-cell office:value-type="float" office:value="-0.00833333333333319" calcext:value-type="float">
            <text:p>-0.0083</text:p>
          </table:table-cell>
          <table:table-cell office:value-type="float" office:value="-0.00366666666666682" calcext:value-type="float">
            <text:p>-0.0037</text:p>
          </table:table-cell>
          <table:table-cell office:value-type="float" office:value="-0.00566666666666682" calcext:value-type="float">
            <text:p>-0.0057</text:p>
          </table:table-cell>
          <table:table-cell office:value-type="float" office:value="-0.005" calcext:value-type="float">
            <text:p>-0.0050</text:p>
          </table:table-cell>
          <table:table-cell office:value-type="float" office:value="-0.00700000000000001" calcext:value-type="float">
            <text:p>-0.007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-0.00266666666666659" calcext:value-type="float">
            <text:p>-0.0027</text:p>
          </table:table-cell>
          <table:table-cell office:value-type="float" office:value="-0.00633333333333319" calcext:value-type="float">
            <text:p>-0.0063</text:p>
          </table:table-cell>
          <table:table-cell office:value-type="float" office:value="-0.00733333333333319" calcext:value-type="float">
            <text:p>-0.0073</text:p>
          </table:table-cell>
          <table:table-cell office:value-type="float" office:value="-0.000666666666666593" calcext:value-type="float">
            <text:p>-0.0007</text:p>
          </table:table-cell>
          <table:table-cell office:value-type="float" office:value="-0.00366666666666682" calcext:value-type="float">
            <text:p>-0.00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-0.028" calcext:value-type="float">
            <text:p>-0.0280</text:p>
          </table:table-cell>
          <table:table-cell office:value-type="float" office:value="-0.000333333333333408" calcext:value-type="float">
            <text:p>-0.0003</text:p>
          </table:table-cell>
          <table:table-cell office:value-type="float" office:value="-0.011" calcext:value-type="float">
            <text:p>-0.0110</text:p>
          </table:table-cell>
          <table:table-cell office:value-type="float" office:value="-0.0123333333333334" calcext:value-type="float">
            <text:p>-0.0123</text:p>
          </table:table-cell>
          <table:table-cell office:value-type="float" office:value="-0.0066666666666666" calcext:value-type="float">
            <text:p>-0.0067</text:p>
          </table:table-cell>
          <table:table-cell office:value-type="float" office:value="-0.00833333333333341" calcext:value-type="float">
            <text:p>-0.0083</text:p>
          </table:table-cell>
          <table:table-cell office:value-type="float" office:value="-0.004" calcext:value-type="float">
            <text:p>-0.0040</text:p>
          </table:table-cell>
          <table:table-cell table:number-columns-repeated="2" office:value-type="float" office:value="-0.00600000000000023" calcext:value-type="float">
            <text:p>-0.0060</text:p>
          </table:table-cell>
          <table:table-cell office:value-type="float" office:value="-0.00733333333333341" calcext:value-type="float">
            <text:p>-0.0073</text:p>
          </table:table-cell>
          <table:table-cell office:value-type="float" office:value="-0.0036666666666666" calcext:value-type="float">
            <text:p>-0.0037</text:p>
          </table:table-cell>
          <table:table-cell office:value-type="float" office:value="-0.00333333333333341" calcext:value-type="float">
            <text:p>-0.0033</text:p>
          </table:table-cell>
          <table:table-cell office:value-type="float" office:value="-0.0066666666666666" calcext:value-type="float">
            <text:p>-0.0067</text:p>
          </table:table-cell>
          <table:table-cell office:value-type="float" office:value="-0.0076666666666666" calcext:value-type="float">
            <text:p>-0.0077</text:p>
          </table:table-cell>
          <table:table-cell office:value-type="float" office:value="0" calcext:value-type="float">
            <text:p>0.0000</text:p>
          </table:table-cell>
          <table:table-cell office:value-type="float" office:value="-0.00333333333333341" calcext:value-type="float">
            <text:p>-0.00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-0.0286666666666666" calcext:value-type="float">
            <text:p>-0.0287</text:p>
          </table:table-cell>
          <table:table-cell office:value-type="float" office:value="0.000333333333333408" calcext:value-type="float">
            <text:p>0.0003</text:p>
          </table:table-cell>
          <table:table-cell office:value-type="float" office:value="-0.0103333333333334" calcext:value-type="float">
            <text:p>-0.0103</text:p>
          </table:table-cell>
          <table:table-cell office:value-type="float" office:value="-0.0120000000000002" calcext:value-type="float">
            <text:p>-0.0120</text:p>
          </table:table-cell>
          <table:table-cell office:value-type="float" office:value="-0.0056666666666666" calcext:value-type="float">
            <text:p>-0.0057</text:p>
          </table:table-cell>
          <table:table-cell office:value-type="float" office:value="-0.0086666666666666" calcext:value-type="float">
            <text:p>-0.0087</text:p>
          </table:table-cell>
          <table:table-cell office:value-type="float" office:value="-0.0056666666666666" calcext:value-type="float">
            <text:p>-0.0057</text:p>
          </table:table-cell>
          <table:table-cell office:value-type="float" office:value="-0.00533333333333341" calcext:value-type="float">
            <text:p>-0.0053</text:p>
          </table:table-cell>
          <table:table-cell office:value-type="float" office:value="-0.0056666666666666" calcext:value-type="float">
            <text:p>-0.0057</text:p>
          </table:table-cell>
          <table:table-cell office:value-type="float" office:value="-0.0066666666666666" calcext:value-type="float">
            <text:p>-0.0067</text:p>
          </table:table-cell>
          <table:table-cell table:number-columns-repeated="2" office:value-type="float" office:value="-0.003" calcext:value-type="float">
            <text:p>-0.0030</text:p>
          </table:table-cell>
          <table:table-cell office:value-type="float" office:value="-0.0056666666666666" calcext:value-type="float">
            <text:p>-0.0057</text:p>
          </table:table-cell>
          <table:table-cell office:value-type="float" office:value="-0.0076666666666666" calcext:value-type="float">
            <text:p>-0.0077</text:p>
          </table:table-cell>
          <table:table-cell office:value-type="float" office:value="-0.00133333333333341" calcext:value-type="float">
            <text:p>-0.0013</text:p>
          </table:table-cell>
          <table:table-cell office:value-type="float" office:value="-0.00333333333333341" calcext:value-type="float">
            <text:p>-0.00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-0.0289333333333334" calcext:value-type="float">
            <text:p>-0.0289</text:p>
          </table:table-cell>
          <table:table-cell office:value-type="float" office:value="-0.000533333333333275" calcext:value-type="float">
            <text:p>-0.0005</text:p>
          </table:table-cell>
          <table:table-cell office:value-type="float" office:value="-0.00980000000000014" calcext:value-type="float">
            <text:p>-0.0098</text:p>
          </table:table-cell>
          <table:table-cell office:value-type="float" office:value="-0.0124666666666666" calcext:value-type="float">
            <text:p>-0.0125</text:p>
          </table:table-cell>
          <table:table-cell office:value-type="float" office:value="-0.00759999999999994" calcext:value-type="float">
            <text:p>-0.0076</text:p>
          </table:table-cell>
          <table:table-cell office:value-type="float" office:value="-0.00926666666666664" calcext:value-type="float">
            <text:p>-0.0093</text:p>
          </table:table-cell>
          <table:table-cell office:value-type="float" office:value="-0.0048666666666668" calcext:value-type="float">
            <text:p>-0.0049</text:p>
          </table:table-cell>
          <table:table-cell office:value-type="float" office:value="-0.0058666666666668" calcext:value-type="float">
            <text:p>-0.0059</text:p>
          </table:table-cell>
          <table:table-cell office:value-type="float" office:value="-0.00600000000000012" calcext:value-type="float">
            <text:p>-0.0060</text:p>
          </table:table-cell>
          <table:table-cell office:value-type="float" office:value="-0.00800000000000001" calcext:value-type="float">
            <text:p>-0.0080</text:p>
          </table:table-cell>
          <table:table-cell office:value-type="float" office:value="-0.00453333333333339" calcext:value-type="float">
            <text:p>-0.0045</text:p>
          </table:table-cell>
          <table:table-cell office:value-type="float" office:value="-0.00326666666666675" calcext:value-type="float">
            <text:p>-0.0033</text:p>
          </table:table-cell>
          <table:table-cell office:value-type="float" office:value="-0.00700000000000012" calcext:value-type="float">
            <text:p>-0.0070</text:p>
          </table:table-cell>
          <table:table-cell office:value-type="float" office:value="-0.00819999999999999" calcext:value-type="float">
            <text:p>-0.0082</text:p>
          </table:table-cell>
          <table:table-cell office:value-type="float" office:value="-0.00213333333333354" calcext:value-type="float">
            <text:p>-0.0021</text:p>
          </table:table-cell>
          <table:table-cell office:value-type="float" office:value="-0.00393333333333334" calcext:value-type="float">
            <text:p>-0.0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0196666666666667" calcext:value-type="float">
            <text:p>0.0197</text:p>
          </table:table-cell>
          <table:table-cell office:value-type="float" office:value="-0.00733333333333341" calcext:value-type="float">
            <text:p>-0.0073</text:p>
          </table:table-cell>
          <table:table-cell office:value-type="float" office:value="0.0136666666666667" calcext:value-type="float">
            <text:p>0.0137</text:p>
          </table:table-cell>
          <table:table-cell office:value-type="float" office:value="0.0126666666666667" calcext:value-type="float">
            <text:p>0.0127</text:p>
          </table:table-cell>
          <table:table-cell office:value-type="float" office:value="0.0143333333333333" calcext:value-type="float">
            <text:p>0.0143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76666666666666" calcext:value-type="float">
            <text:p>0.0077</text:p>
          </table:table-cell>
          <table:table-cell office:value-type="float" office:value="0.01" calcext:value-type="float">
            <text:p>0.0100</text:p>
          </table:table-cell>
          <table:table-cell office:value-type="float" office:value="0.0126666666666667" calcext:value-type="float">
            <text:p>0.0127</text:p>
          </table:table-cell>
          <table:table-cell office:value-type="float" office:value="0.0096666666666666" calcext:value-type="float">
            <text:p>0.0097</text:p>
          </table:table-cell>
          <table:table-cell office:value-type="float" office:value="0.0129999999999999" calcext:value-type="float">
            <text:p>0.0130</text:p>
          </table:table-cell>
          <table:table-cell office:value-type="float" office:value="0.0086666666666666" calcext:value-type="float">
            <text:p>0.0087</text:p>
          </table:table-cell>
          <table:table-cell office:value-type="float" office:value="0.0123333333333333" calcext:value-type="float">
            <text:p>0.0123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109999999999999" calcext:value-type="float">
            <text:p>0.0110</text:p>
          </table:table-cell>
          <table:table-cell office:value-type="float" office:value="0.0119999999999999" calcext:value-type="float">
            <text:p>0.01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0110000000000001" calcext:value-type="float">
            <text:p>0.0110</text:p>
          </table:table-cell>
          <table:table-cell office:value-type="float" office:value="-0.00933333333333342" calcext:value-type="float">
            <text:p>-0.0093</text:p>
          </table:table-cell>
          <table:table-cell office:value-type="float" office:value="0.0113333333333333" calcext:value-type="float">
            <text:p>0.0113</text:p>
          </table:table-cell>
          <table:table-cell office:value-type="float" office:value="0.00766666666666682" calcext:value-type="float">
            <text:p>0.0077</text:p>
          </table:table-cell>
          <table:table-cell office:value-type="float" office:value="0.00733333333333341" calcext:value-type="float">
            <text:p>0.0073</text:p>
          </table:table-cell>
          <table:table-cell office:value-type="float" office:value="0.0100000000000001" calcext:value-type="float">
            <text:p>0.0100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0.00933333333333342" calcext:value-type="float">
            <text:p>0.0093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100000000000011" calcext:value-type="float">
            <text:p>0.0010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900000000000001" calcext:value-type="float">
            <text:p>0.0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0119999999999999" calcext:value-type="float">
            <text:p>0.0120</text:p>
          </table:table-cell>
          <table:table-cell office:value-type="float" office:value="-0.00600000000000012" calcext:value-type="float">
            <text:p>-0.0060</text:p>
          </table:table-cell>
          <table:table-cell office:value-type="float" office:value="0.0093333333333333" calcext:value-type="float">
            <text:p>0.0093</text:p>
          </table:table-cell>
          <table:table-cell office:value-type="float" office:value="0.0086666666666666" calcext:value-type="float">
            <text:p>0.0087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966666666666649" calcext:value-type="float">
            <text:p>0.0097</text:p>
          </table:table-cell>
          <table:table-cell office:value-type="float" office:value="0.0089999999999999" calcext:value-type="float">
            <text:p>0.0090</text:p>
          </table:table-cell>
          <table:table-cell office:value-type="float" office:value="0.0056666666666666" calcext:value-type="float">
            <text:p>0.0057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46666666666666" calcext:value-type="float">
            <text:p>0.0047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0.00599999999999978" calcext:value-type="float">
            <text:p>0.0060</text:p>
          </table:table-cell>
          <table:table-cell office:value-type="float" office:value="0.00633333333333319" calcext:value-type="float">
            <text:p>0.0063</text:p>
          </table:table-cell>
          <table:table-cell office:value-type="float" office:value="0.000333333333333297" calcext:value-type="float">
            <text:p>0.0003</text:p>
          </table:table-cell>
          <table:table-cell office:value-type="float" office:value="0.0089999999999999" calcext:value-type="float">
            <text:p>0.0090</text:p>
          </table:table-cell>
          <table:table-cell office:value-type="float" office:value="0.00700000000000001" calcext:value-type="float">
            <text:p>0.00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0106666666666667" calcext:value-type="float">
            <text:p>0.0107</text:p>
          </table:table-cell>
          <table:table-cell office:value-type="float" office:value="-0.0086666666666666" calcext:value-type="float">
            <text:p>-0.0087</text:p>
          </table:table-cell>
          <table:table-cell office:value-type="float" office:value="0.0116666666666667" calcext:value-type="float">
            <text:p>0.0117</text:p>
          </table:table-cell>
          <table:table-cell office:value-type="float" office:value="0.0110000000000001" calcext:value-type="float">
            <text:p>0.0110</text:p>
          </table:table-cell>
          <table:table-cell office:value-type="float" office:value="0.00966666666666671" calcext:value-type="float">
            <text:p>0.0097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900000000000012" calcext:value-type="float">
            <text:p>0.0090</text:p>
          </table:table-cell>
          <table:table-cell office:value-type="float" office:value="0.00766666666666682" calcext:value-type="float">
            <text:p>0.0077</text:p>
          </table:table-cell>
          <table:table-cell office:value-type="float" office:value="0.00833333333333341" calcext:value-type="float">
            <text:p>0.0083</text:p>
          </table:table-cell>
          <table:table-cell office:value-type="float" office:value="0.00200000000000011" calcext:value-type="float">
            <text:p>0.0020</text:p>
          </table:table-cell>
          <table:table-cell office:value-type="float" office:value="0.00666666666666682" calcext:value-type="float">
            <text:p>0.0067</text:p>
          </table:table-cell>
          <table:table-cell office:value-type="float" office:value="0.00766666666666682" calcext:value-type="float">
            <text:p>0.0077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0666666666666704" calcext:value-type="float">
            <text:p>0.0007</text:p>
          </table:table-cell>
          <table:table-cell office:value-type="float" office:value="0.0056666666666666" calcext:value-type="float">
            <text:p>0.0057</text:p>
          </table:table-cell>
          <table:table-cell office:value-type="float" office:value="0.00566666666666682" calcext:value-type="float">
            <text:p>0.00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-0.0099999999999999" calcext:value-type="float">
            <text:p>-0.0100</text:p>
          </table:table-cell>
          <table:table-cell office:value-type="float" office:value="0.00900000000000023" calcext:value-type="float">
            <text:p>0.0090</text:p>
          </table:table-cell>
          <table:table-cell office:value-type="float" office:value="0.00733333333333341" calcext:value-type="float">
            <text:p>0.0073</text:p>
          </table:table-cell>
          <table:table-cell office:value-type="float" office:value="0.00533333333333352" calcext:value-type="float">
            <text:p>0.0053</text:p>
          </table:table-cell>
          <table:table-cell office:value-type="float" office:value="0.00600000000000012" calcext:value-type="float">
            <text:p>0.0060</text:p>
          </table:table-cell>
          <table:table-cell office:value-type="float" office:value="0.00533333333333352" calcext:value-type="float">
            <text:p>0.0053</text:p>
          </table:table-cell>
          <table:table-cell office:value-type="float" office:value="0.00566666666666671" calcext:value-type="float">
            <text:p>0.0057</text:p>
          </table:table-cell>
          <table:table-cell office:value-type="float" office:value="0.00500000000000012" calcext:value-type="float">
            <text:p>0.0050</text:p>
          </table:table-cell>
          <table:table-cell office:value-type="float" office:value="0.00200000000000011" calcext:value-type="float">
            <text:p>0.0020</text:p>
          </table:table-cell>
          <table:table-cell office:value-type="float" office:value="0.00533333333333352" calcext:value-type="float">
            <text:p>0.0053</text:p>
          </table:table-cell>
          <table:table-cell office:value-type="float" office:value="0.00466666666666671" calcext:value-type="float">
            <text:p>0.0047</text:p>
          </table:table-cell>
          <table:table-cell office:value-type="float" office:value="0.00433333333333352" calcext:value-type="float">
            <text:p>0.0043</text:p>
          </table:table-cell>
          <table:table-cell office:value-type="float" office:value="-0.00299999999999989" calcext:value-type="float">
            <text:p>-0.003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.00633333333333341" calcext:value-type="float">
            <text:p>0.006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0.0122666666666668" calcext:value-type="float">
            <text:p>0.0123</text:p>
          </table:table-cell>
          <table:table-cell office:value-type="float" office:value="-0.00826666666666664" calcext:value-type="float">
            <text:p>-0.0083</text:p>
          </table:table-cell>
          <table:table-cell office:value-type="float" office:value="0.0110000000000001" calcext:value-type="float">
            <text:p>0.0110</text:p>
          </table:table-cell>
          <table:table-cell office:value-type="float" office:value="0.00946666666666684" calcext:value-type="float">
            <text:p>0.0095</text:p>
          </table:table-cell>
          <table:table-cell office:value-type="float" office:value="0.00893333333333346" calcext:value-type="float">
            <text:p>0.0089</text:p>
          </table:table-cell>
          <table:table-cell office:value-type="float" office:value="0.00793333333333346" calcext:value-type="float">
            <text:p>0.0079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766666666666682" calcext:value-type="float">
            <text:p>0.0077</text:p>
          </table:table-cell>
          <table:table-cell office:value-type="float" office:value="0.00793333333333346" calcext:value-type="float">
            <text:p>0.0079</text:p>
          </table:table-cell>
          <table:table-cell office:value-type="float" office:value="0.00426666666666675" calcext:value-type="float">
            <text:p>0.0043</text:p>
          </table:table-cell>
          <table:table-cell office:value-type="float" office:value="0.0075333333333335" calcext:value-type="float">
            <text:p>0.0075</text:p>
          </table:table-cell>
          <table:table-cell office:value-type="float" office:value="0.00673333333333337" calcext:value-type="float">
            <text:p>0.0067</text:p>
          </table:table-cell>
          <table:table-cell office:value-type="float" office:value="0.00739999999999996" calcext:value-type="float">
            <text:p>0.0074</text:p>
          </table:table-cell>
          <table:table-cell office:value-type="float" office:value="0.00140000000000007" calcext:value-type="float">
            <text:p>0.0014</text:p>
          </table:table-cell>
          <table:table-cell office:value-type="float" office:value="0.00713333333333333" calcext:value-type="float">
            <text:p>0.0071</text:p>
          </table:table-cell>
          <table:table-cell office:value-type="float" office:value="0.00800000000000001" calcext:value-type="float">
            <text:p>0.008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0428333333333333" calcext:value-type="float">
            <text:p>0.0428</text:p>
          </table:table-cell>
          <table:table-cell office:value-type="float" office:value="-0.039" calcext:value-type="float">
            <text:p>-0.0390</text:p>
          </table:table-cell>
          <table:table-cell office:value-type="float" office:value="0.0238333333333333" calcext:value-type="float">
            <text:p>0.023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11666666666667" calcext:value-type="float">
            <text:p>0.0212</text:p>
          </table:table-cell>
          <table:table-cell office:value-type="float" office:value="0.00749999999999995" calcext:value-type="float">
            <text:p>0.007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16666666666666" calcext:value-type="float">
            <text:p>0.0217</text:p>
          </table:table-cell>
          <table:table-cell office:value-type="float" office:value="0.0165" calcext:value-type="float">
            <text:p>0.0165</text:p>
          </table:table-cell>
          <table:table-cell office:value-type="float" office:value="-0.00400000000000011" calcext:value-type="float">
            <text:p>-0.0040</text:p>
          </table:table-cell>
          <table:table-cell office:value-type="float" office:value="0.0184999999999999" calcext:value-type="float">
            <text:p>0.0185</text:p>
          </table:table-cell>
          <table:table-cell office:value-type="float" office:value="0.0176666666666666" calcext:value-type="float">
            <text:p>0.0177</text:p>
          </table:table-cell>
          <table:table-cell office:value-type="float" office:value="0.0175" calcext:value-type="float">
            <text:p>0.0175</text:p>
          </table:table-cell>
          <table:table-cell office:value-type="float" office:value="-0.00516666666666676" calcext:value-type="float">
            <text:p>-0.0052</text:p>
          </table:table-cell>
          <table:table-cell office:value-type="float" office:value="0.0146666666666667" calcext:value-type="float">
            <text:p>0.0147</text:p>
          </table:table-cell>
          <table:table-cell office:value-type="float" office:value="0.0121666666666667" calcext:value-type="float">
            <text:p>0.0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0351666666666666" calcext:value-type="float">
            <text:p>0.0352</text:p>
          </table:table-cell>
          <table:table-cell office:value-type="float" office:value="-0.0433333333333334" calcext:value-type="float">
            <text:p>-0.0433</text:p>
          </table:table-cell>
          <table:table-cell office:value-type="float" office:value="0.0218333333333333" calcext:value-type="float">
            <text:p>0.0218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8333333333333" calcext:value-type="float">
            <text:p>0.0178</text:p>
          </table:table-cell>
          <table:table-cell office:value-type="float" office:value="0.0043333333333333" calcext:value-type="float">
            <text:p>0.0043</text:p>
          </table:table-cell>
          <table:table-cell office:value-type="float" office:value="0.0151666666666666" calcext:value-type="float">
            <text:p>0.0152</text:p>
          </table:table-cell>
          <table:table-cell office:value-type="float" office:value="0.0138333333333334" calcext:value-type="float">
            <text:p>0.0138</text:p>
          </table:table-cell>
          <table:table-cell office:value-type="float" office:value="0.0135" calcext:value-type="float">
            <text:p>0.0135</text:p>
          </table:table-cell>
          <table:table-cell office:value-type="float" office:value="-0.00300000000000011" calcext:value-type="float">
            <text:p>-0.0030</text:p>
          </table:table-cell>
          <table:table-cell office:value-type="float" office:value="0.0121666666666665" calcext:value-type="float">
            <text:p>0.0122</text:p>
          </table:table-cell>
          <table:table-cell office:value-type="float" office:value="0.012" calcext:value-type="float">
            <text:p>0.0120</text:p>
          </table:table-cell>
          <table:table-cell office:value-type="float" office:value="0.0138333333333333" calcext:value-type="float">
            <text:p>0.0138</text:p>
          </table:table-cell>
          <table:table-cell office:value-type="float" office:value="-0.0171666666666668" calcext:value-type="float">
            <text:p>-0.0172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0683333333333325" calcext:value-type="float">
            <text:p>0.00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0379999999999999" calcext:value-type="float">
            <text:p>0.0380</text:p>
          </table:table-cell>
          <table:table-cell office:value-type="float" office:value="-0.0395000000000001" calcext:value-type="float">
            <text:p>-0.0395</text:p>
          </table:table-cell>
          <table:table-cell office:value-type="float" office:value="0.0219999999999999" calcext:value-type="float">
            <text:p>0.0220</text:p>
          </table:table-cell>
          <table:table-cell office:value-type="float" office:value="0.0236666666666667" calcext:value-type="float">
            <text:p>0.0237</text:p>
          </table:table-cell>
          <table:table-cell office:value-type="float" office:value="0.0149999999999999" calcext:value-type="float">
            <text:p>0.0150</text:p>
          </table:table-cell>
          <table:table-cell office:value-type="float" office:value="0.0033333333333333" calcext:value-type="float">
            <text:p>0.0033</text:p>
          </table:table-cell>
          <table:table-cell office:value-type="float" office:value="0.016" calcext:value-type="float">
            <text:p>0.0160</text:p>
          </table:table-cell>
          <table:table-cell office:value-type="float" office:value="0.0106666666666666" calcext:value-type="float">
            <text:p>0.0107</text:p>
          </table:table-cell>
          <table:table-cell office:value-type="float" office:value="0.0123333333333334" calcext:value-type="float">
            <text:p>0.0123</text:p>
          </table:table-cell>
          <table:table-cell office:value-type="float" office:value="-0.00583333333333336" calcext:value-type="float">
            <text:p>-0.0058</text:p>
          </table:table-cell>
          <table:table-cell office:value-type="float" office:value="0.00949999999999995" calcext:value-type="float">
            <text:p>0.0095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-0.016" calcext:value-type="float">
            <text:p>-0.0160</text:p>
          </table:table-cell>
          <table:table-cell office:value-type="float" office:value="0.0116666666666666" calcext:value-type="float">
            <text:p>0.0117</text:p>
          </table:table-cell>
          <table:table-cell office:value-type="float" office:value="0.0036666666666666" calcext:value-type="float">
            <text:p>0.00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0371666666666666" calcext:value-type="float">
            <text:p>0.0372</text:p>
          </table:table-cell>
          <table:table-cell office:value-type="float" office:value="-0.0433333333333333" calcext:value-type="float">
            <text:p>-0.0433</text:p>
          </table:table-cell>
          <table:table-cell office:value-type="float" office:value="0.0201666666666667" calcext:value-type="float">
            <text:p>0.0202</text:p>
          </table:table-cell>
          <table:table-cell office:value-type="float" office:value="0.0243333333333334" calcext:value-type="float">
            <text:p>0.0243</text:p>
          </table:table-cell>
          <table:table-cell office:value-type="float" office:value="0.0121666666666667" calcext:value-type="float">
            <text:p>0.0122</text:p>
          </table:table-cell>
          <table:table-cell office:value-type="float" office:value="0.00116666666666665" calcext:value-type="float">
            <text:p>0.0012</text:p>
          </table:table-cell>
          <table:table-cell office:value-type="float" office:value="0.0171666666666667" calcext:value-type="float">
            <text:p>0.0172</text:p>
          </table:table-cell>
          <table:table-cell office:value-type="float" office:value="0.0115000000000001" calcext:value-type="float">
            <text:p>0.0115</text:p>
          </table:table-cell>
          <table:table-cell office:value-type="float" office:value="0.00933333333333342" calcext:value-type="float">
            <text:p>0.0093</text:p>
          </table:table-cell>
          <table:table-cell office:value-type="float" office:value="-0.00900000000000001" calcext:value-type="float">
            <text:p>-0.0090</text:p>
          </table:table-cell>
          <table:table-cell office:value-type="float" office:value="0.00966666666666671" calcext:value-type="float">
            <text:p>0.0097</text:p>
          </table:table-cell>
          <table:table-cell office:value-type="float" office:value="0.00883333333333336" calcext:value-type="float">
            <text:p>0.0088</text:p>
          </table:table-cell>
          <table:table-cell office:value-type="float" office:value="0.0073333333333333" calcext:value-type="float">
            <text:p>0.0073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0.00849999999999995" calcext:value-type="float">
            <text:p>0.0085</text:p>
          </table:table-cell>
          <table:table-cell office:value-type="float" office:value="0.00150000000000006" calcext:value-type="float">
            <text:p>0.00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0365000000000001" calcext:value-type="float">
            <text:p>0.0365</text:p>
          </table:table-cell>
          <table:table-cell office:value-type="float" office:value="-0.0396666666666666" calcext:value-type="float">
            <text:p>-0.0397</text:p>
          </table:table-cell>
          <table:table-cell office:value-type="float" office:value="0.0198333333333334" calcext:value-type="float">
            <text:p>0.0198</text:p>
          </table:table-cell>
          <table:table-cell office:value-type="float" office:value="0.025" calcext:value-type="float">
            <text:p>0.0250</text:p>
          </table:table-cell>
          <table:table-cell office:value-type="float" office:value="0.0145000000000001" calcext:value-type="float">
            <text:p>0.0145</text:p>
          </table:table-cell>
          <table:table-cell office:value-type="float" office:value="0.00583333333333336" calcext:value-type="float">
            <text:p>0.0058</text:p>
          </table:table-cell>
          <table:table-cell office:value-type="float" office:value="0.0158333333333334" calcext:value-type="float">
            <text:p>0.0158</text:p>
          </table:table-cell>
          <table:table-cell office:value-type="float" office:value="0.0116666666666667" calcext:value-type="float">
            <text:p>0.0117</text:p>
          </table:table-cell>
          <table:table-cell office:value-type="float" office:value="0.0105000000000001" calcext:value-type="float">
            <text:p>0.0105</text:p>
          </table:table-cell>
          <table:table-cell office:value-type="float" office:value="-0.0069999999999999" calcext:value-type="float">
            <text:p>-0.0070</text:p>
          </table:table-cell>
          <table:table-cell office:value-type="float" office:value="0.00966666666666671" calcext:value-type="float">
            <text:p>0.0097</text:p>
          </table:table-cell>
          <table:table-cell office:value-type="float" office:value="0.0105000000000001" calcext:value-type="float">
            <text:p>0.0105</text:p>
          </table:table-cell>
          <table:table-cell office:value-type="float" office:value="0.0110000000000001" calcext:value-type="float">
            <text:p>0.0110</text:p>
          </table:table-cell>
          <table:table-cell office:value-type="float" office:value="-0.0125" calcext:value-type="float">
            <text:p>-0.0125</text:p>
          </table:table-cell>
          <table:table-cell office:value-type="float" office:value="0.00866666666666671" calcext:value-type="float">
            <text:p>0.0087</text:p>
          </table:table-cell>
          <table:table-cell office:value-type="float" office:value="0.00450000000000006" calcext:value-type="float">
            <text:p>0.00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0.0379333333333333" calcext:value-type="float">
            <text:p>0.0379</text:p>
          </table:table-cell>
          <table:table-cell office:value-type="float" office:value="-0.0409666666666667" calcext:value-type="float">
            <text:p>-0.0410</text:p>
          </table:table-cell>
          <table:table-cell office:value-type="float" office:value="0.0215333333333333" calcext:value-type="float">
            <text:p>0.0215</text:p>
          </table:table-cell>
          <table:table-cell office:value-type="float" office:value="0.024" calcext:value-type="float">
            <text:p>0.0240</text:p>
          </table:table-cell>
          <table:table-cell office:value-type="float" office:value="0.0161333333333333" calcext:value-type="float">
            <text:p>0.0161</text:p>
          </table:table-cell>
          <table:table-cell office:value-type="float" office:value="0.0044333333333334" calcext:value-type="float">
            <text:p>0.0044</text:p>
          </table:table-cell>
          <table:table-cell office:value-type="float" office:value="0.0171333333333333" calcext:value-type="float">
            <text:p>0.0171</text:p>
          </table:table-cell>
          <table:table-cell office:value-type="float" office:value="0.0138666666666667" calcext:value-type="float">
            <text:p>0.0139</text:p>
          </table:table-cell>
          <table:table-cell office:value-type="float" office:value="0.0124333333333334" calcext:value-type="float">
            <text:p>0.0124</text:p>
          </table:table-cell>
          <table:table-cell office:value-type="float" office:value="-0.0057666666666667" calcext:value-type="float">
            <text:p>-0.0058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15333333333333" calcext:value-type="float">
            <text:p>0.0115</text:p>
          </table:table-cell>
          <table:table-cell office:value-type="float" office:value="-0.0134666666666666" calcext:value-type="float">
            <text:p>-0.0135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0573333333333337" calcext:value-type="float">
            <text:p>0.00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0043333333333333" calcext:value-type="float">
            <text:p>0.0043</text:p>
          </table:table-cell>
          <table:table-cell office:value-type="float" office:value="-0.0109999999999999" calcext:value-type="float">
            <text:p>-0.0110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500000000000012" calcext:value-type="float">
            <text:p>0.0050</text:p>
          </table:table-cell>
          <table:table-cell office:value-type="float" office:value="0.00833333333333341" calcext:value-type="float">
            <text:p>0.0083</text:p>
          </table:table-cell>
          <table:table-cell office:value-type="float" office:value="0.00166666666666671" calcext:value-type="float">
            <text:p>0.0017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0.00166666666666671" calcext:value-type="float">
            <text:p>0.0017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-0.000666666666666593" calcext:value-type="float">
            <text:p>-0.0007</text:p>
          </table:table-cell>
          <table:table-cell office:value-type="float" office:value="0.0063333333333333" calcext:value-type="float">
            <text:p>0.0063</text:p>
          </table:table-cell>
          <table:table-cell office:value-type="float" office:value="0.0033333333333333" calcext:value-type="float">
            <text:p>0.0033</text:p>
          </table:table-cell>
          <table:table-cell office:value-type="float" office:value="0.0063333333333333" calcext:value-type="float">
            <text:p>0.0063</text:p>
          </table:table-cell>
          <table:table-cell office:value-type="float" office:value="0.00566666666666671" calcext:value-type="float">
            <text:p>0.0057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43333333333333" calcext:value-type="float">
            <text:p>0.0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00099999999999989" calcext:value-type="float">
            <text:p>0.0010</text:p>
          </table:table-cell>
          <table:table-cell office:value-type="float" office:value="-0.0143333333333335" calcext:value-type="float">
            <text:p>-0.0143</text:p>
          </table:table-cell>
          <table:table-cell office:value-type="float" office:value="0.00466666666666649" calcext:value-type="float">
            <text:p>0.0047</text:p>
          </table:table-cell>
          <table:table-cell office:value-type="float" office:value="0.00266666666666648" calcext:value-type="float">
            <text:p>0.0027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0.000666666666666593" calcext:value-type="float">
            <text:p>0.0007</text:p>
          </table:table-cell>
          <table:table-cell office:value-type="float" office:value="0.0043333333333333" calcext:value-type="float">
            <text:p>0.0043</text:p>
          </table:table-cell>
          <table:table-cell office:value-type="float" office:value="0.00366666666666648" calcext:value-type="float">
            <text:p>0.0037</text:p>
          </table:table-cell>
          <table:table-cell office:value-type="float" office:value="0.0056666666666666" calcext:value-type="float">
            <text:p>0.0057</text:p>
          </table:table-cell>
          <table:table-cell office:value-type="float" office:value="-0.00133333333333341" calcext:value-type="float">
            <text:p>-0.0013</text:p>
          </table:table-cell>
          <table:table-cell office:value-type="float" office:value="0.00466666666666649" calcext:value-type="float">
            <text:p>0.0047</text:p>
          </table:table-cell>
          <table:table-cell office:value-type="float" office:value="0.00266666666666648" calcext:value-type="float">
            <text:p>0.0027</text:p>
          </table:table-cell>
          <table:table-cell office:value-type="float" office:value="0.0056666666666666" calcext:value-type="float">
            <text:p>0.0057</text:p>
          </table:table-cell>
          <table:table-cell office:value-type="float" office:value="-0.00266666666666682" calcext:value-type="float">
            <text:p>-0.0027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0.00199999999999989" calcext:value-type="float">
            <text:p>0.0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-0.000333333333333297" calcext:value-type="float">
            <text:p>-0.0003</text:p>
          </table:table-cell>
          <table:table-cell office:value-type="float" office:value="-0.0133333333333334" calcext:value-type="float">
            <text:p>-0.0133</text:p>
          </table:table-cell>
          <table:table-cell office:value-type="float" office:value="0.00466666666666671" calcext:value-type="float">
            <text:p>0.0047</text:p>
          </table:table-cell>
          <table:table-cell office:value-type="float" office:value="0.00233333333333341" calcext:value-type="float">
            <text:p>0.0023</text:p>
          </table:table-cell>
          <table:table-cell office:value-type="float" office:value="0.00466666666666671" calcext:value-type="float">
            <text:p>0.0047</text:p>
          </table:table-cell>
          <table:table-cell office:value-type="float" office:value="0.00166666666666659" calcext:value-type="float">
            <text:p>0.0017</text:p>
          </table:table-cell>
          <table:table-cell office:value-type="float" office:value="0.0073333333333333" calcext:value-type="float">
            <text:p>0.0073</text:p>
          </table:table-cell>
          <table:table-cell office:value-type="float" office:value="0.0036666666666666" calcext:value-type="float">
            <text:p>0.0037</text:p>
          </table:table-cell>
          <table:table-cell office:value-type="float" office:value="0.00566666666666671" calcext:value-type="float">
            <text:p>0.0057</text:p>
          </table:table-cell>
          <table:table-cell office:value-type="float" office:value="-0.0033333333333333" calcext:value-type="float">
            <text:p>-0.0033</text:p>
          </table:table-cell>
          <table:table-cell office:value-type="float" office:value="0.0036666666666666" calcext:value-type="float">
            <text:p>0.0037</text:p>
          </table:table-cell>
          <table:table-cell office:value-type="float" office:value="0.00166666666666659" calcext:value-type="float">
            <text:p>0.0017</text:p>
          </table:table-cell>
          <table:table-cell office:value-type="float" office:value="0.00333333333333341" calcext:value-type="float">
            <text:p>0.0033</text:p>
          </table:table-cell>
          <table:table-cell office:value-type="float" office:value="-0.0046666666666666" calcext:value-type="float">
            <text:p>-0.004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1" calcext:value-type="float">
            <text:p>0.00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00266666666666659" calcext:value-type="float">
            <text:p>0.0027</text:p>
          </table:table-cell>
          <table:table-cell office:value-type="float" office:value="-0.0153333333333334" calcext:value-type="float">
            <text:p>-0.0153</text:p>
          </table:table-cell>
          <table:table-cell office:value-type="float" office:value="0.0063333333333333" calcext:value-type="float">
            <text:p>0.0063</text:p>
          </table:table-cell>
          <table:table-cell office:value-type="float" office:value="0.00166666666666659" calcext:value-type="float">
            <text:p>0.0017</text:p>
          </table:table-cell>
          <table:table-cell office:value-type="float" office:value="0.0036666666666666" calcext:value-type="float">
            <text:p>0.0037</text:p>
          </table:table-cell>
          <table:table-cell office:value-type="float" office:value="0.000333333333333297" calcext:value-type="float">
            <text:p>0.0003</text:p>
          </table:table-cell>
          <table:table-cell office:value-type="float" office:value="0.00666666666666671" calcext:value-type="float">
            <text:p>0.006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3333333333333" calcext:value-type="float">
            <text:p>0.0043</text:p>
          </table:table-cell>
          <table:table-cell office:value-type="float" office:value="-0.00266666666666671" calcext:value-type="float">
            <text:p>-0.0027</text:p>
          </table:table-cell>
          <table:table-cell office:value-type="float" office:value="0.00466666666666671" calcext:value-type="float">
            <text:p>0.0047</text:p>
          </table:table-cell>
          <table:table-cell office:value-type="float" office:value="-0.000333333333333297" calcext:value-type="float">
            <text:p>-0.0003</text:p>
          </table:table-cell>
          <table:table-cell office:value-type="float" office:value="0.002" calcext:value-type="float">
            <text:p>0.0020</text:p>
          </table:table-cell>
          <table:table-cell office:value-type="float" office:value="-0.00300000000000011" calcext:value-type="float">
            <text:p>-0.0030</text:p>
          </table:table-cell>
          <table:table-cell office:value-type="float" office:value="0.00266666666666659" calcext:value-type="float">
            <text:p>0.0027</text:p>
          </table:table-cell>
          <table:table-cell office:value-type="float" office:value="0.000333333333333297" calcext:value-type="float">
            <text:p>0.00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173333333333332" calcext:value-type="float">
            <text:p>-0.0173</text:p>
          </table:table-cell>
          <table:table-cell office:value-type="float" office:value="0.0033333333333333" calcext:value-type="float">
            <text:p>0.0033</text:p>
          </table:table-cell>
          <table:table-cell office:value-type="float" office:value="0.000666666666666815" calcext:value-type="float">
            <text:p>0.0007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.000333333333333408" calcext:value-type="float">
            <text:p>0.0003</text:p>
          </table:table-cell>
          <table:table-cell office:value-type="float" office:value="0.00500000000000012" calcext:value-type="float">
            <text:p>0.005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400000000000011" calcext:value-type="float">
            <text:p>0.0040</text:p>
          </table:table-cell>
          <table:table-cell office:value-type="float" office:value="-0.00399999999999989" calcext:value-type="float">
            <text:p>-0.0040</text:p>
          </table:table-cell>
          <table:table-cell office:value-type="float" office:value="0.00166666666666682" calcext:value-type="float">
            <text:p>0.0017</text:p>
          </table:table-cell>
          <table:table-cell office:value-type="float" office:value="-0.0013333333333333" calcext:value-type="float">
            <text:p>-0.0013</text:p>
          </table:table-cell>
          <table:table-cell office:value-type="float" office:value="0.000666666666666815" calcext:value-type="float">
            <text:p>0.0007</text:p>
          </table:table-cell>
          <table:table-cell office:value-type="float" office:value="-0.0056666666666666" calcext:value-type="float">
            <text:p>-0.0057</text:p>
          </table:table-cell>
          <table:table-cell office:value-type="float" office:value="0.00400000000000011" calcext:value-type="float">
            <text:p>0.0040</text:p>
          </table:table-cell>
          <table:table-cell office:value-type="float" office:value="-0.00166666666666659" calcext:value-type="float">
            <text:p>-0.001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0.00173333333333325" calcext:value-type="float">
            <text:p>0.0017</text:p>
          </table:table-cell>
          <table:table-cell office:value-type="float" office:value="-0.0142666666666668" calcext:value-type="float">
            <text:p>-0.0143</text:p>
          </table:table-cell>
          <table:table-cell office:value-type="float" office:value="0.00499999999999989" calcext:value-type="float">
            <text:p>0.0050</text:p>
          </table:table-cell>
          <table:table-cell office:value-type="float" office:value="0.00246666666666662" calcext:value-type="float">
            <text:p>0.0025</text:p>
          </table:table-cell>
          <table:table-cell office:value-type="float" office:value="0.00526666666666664" calcext:value-type="float">
            <text:p>0.0053</text:p>
          </table:table-cell>
          <table:table-cell office:value-type="float" office:value="0.000933333333333342" calcext:value-type="float">
            <text:p>0.0009</text:p>
          </table:table-cell>
          <table:table-cell office:value-type="float" office:value="0.00646666666666673" calcext:value-type="float">
            <text:p>0.0065</text:p>
          </table:table-cell>
          <table:table-cell office:value-type="float" office:value="0.00239999999999985" calcext:value-type="float">
            <text:p>0.0024</text:p>
          </table:table-cell>
          <table:table-cell office:value-type="float" office:value="0.00526666666666664" calcext:value-type="float">
            <text:p>0.0053</text:p>
          </table:table-cell>
          <table:table-cell office:value-type="float" office:value="-0.00239999999999996" calcext:value-type="float">
            <text:p>-0.0024</text:p>
          </table:table-cell>
          <table:table-cell office:value-type="float" office:value="0.00419999999999998" calcext:value-type="float">
            <text:p>0.0042</text:p>
          </table:table-cell>
          <table:table-cell office:value-type="float" office:value="0.00119999999999998" calcext:value-type="float">
            <text:p>0.0012</text:p>
          </table:table-cell>
          <table:table-cell office:value-type="float" office:value="0.00359999999999994" calcext:value-type="float">
            <text:p>0.0036</text:p>
          </table:table-cell>
          <table:table-cell office:value-type="float" office:value="-0.00206666666666677" calcext:value-type="float">
            <text:p>-0.0021</text:p>
          </table:table-cell>
          <table:table-cell office:value-type="float" office:value="0.00426666666666675" calcext:value-type="float">
            <text:p>0.0043</text:p>
          </table:table-cell>
          <table:table-cell office:value-type="float" office:value="0.00119999999999998" calcext:value-type="float">
            <text:p>0.00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033" calcext:value-type="float">
            <text:p>0.0330</text:p>
          </table:table-cell>
          <table:table-cell office:value-type="float" office:value="-0.0720000000000001" calcext:value-type="float">
            <text:p>-0.0720</text:p>
          </table:table-cell>
          <table:table-cell office:value-type="float" office:value="0.0189999999999999" calcext:value-type="float">
            <text:p>0.0190</text:p>
          </table:table-cell>
          <table:table-cell office:value-type="float" office:value="0.041" calcext:value-type="float">
            <text:p>0.041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15" calcext:value-type="float">
            <text:p>0.0150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0299999999999989" calcext:value-type="float">
            <text:p>0.0030</text:p>
          </table:table-cell>
          <table:table-cell office:value-type="float" office:value="0.0199999999999999" calcext:value-type="float">
            <text:p>0.0200</text:p>
          </table:table-cell>
          <table:table-cell office:value-type="float" office:value="0.02" calcext:value-type="float">
            <text:p>0.020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0800000000000001" calcext:value-type="float">
            <text:p>0.00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0309999999999999" calcext:value-type="float">
            <text:p>0.0310</text:p>
          </table:table-cell>
          <table:table-cell office:value-type="float" office:value="-0.0770000000000001" calcext:value-type="float">
            <text:p>-0.077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69999999999999" calcext:value-type="float">
            <text:p>0.017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49999999999999" calcext:value-type="float">
            <text:p>0.0150</text:p>
          </table:table-cell>
          <table:table-cell office:value-type="float" office:value="0.0129999999999999" calcext:value-type="float">
            <text:p>0.0130</text:p>
          </table:table-cell>
          <table:table-cell office:value-type="float" office:value="0.016" calcext:value-type="float">
            <text:p>0.0160</text:p>
          </table:table-cell>
          <table:table-cell office:value-type="float" office:value="-0.00600000000000001" calcext:value-type="float">
            <text:p>-0.0060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16" calcext:value-type="float">
            <text:p>0.01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027" calcext:value-type="float">
            <text:p>0.0270</text:p>
          </table:table-cell>
          <table:table-cell office:value-type="float" office:value="-0.074" calcext:value-type="float">
            <text:p>-0.0740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199999999999999" calcext:value-type="float">
            <text:p>0.02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9" calcext:value-type="float">
            <text:p>0.0190</text:p>
          </table:table-cell>
          <table:table-cell office:value-type="float" office:value="0.015" calcext:value-type="float">
            <text:p>0.0150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0700000000000001" calcext:value-type="float">
            <text:p>-0.007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-0.013" calcext:value-type="float">
            <text:p>-0.0130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0.00700000000000001" calcext:value-type="float">
            <text:p>0.00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0319999999999999" calcext:value-type="float">
            <text:p>0.0320</text:p>
          </table:table-cell>
          <table:table-cell office:value-type="float" office:value="-0.0700000000000001" calcext:value-type="float">
            <text:p>-0.0700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25" calcext:value-type="float">
            <text:p>0.0250</text:p>
          </table:table-cell>
          <table:table-cell office:value-type="float" office:value="0.015" calcext:value-type="float">
            <text:p>0.0150</text:p>
          </table:table-cell>
          <table:table-cell office:value-type="float" office:value="0.018" calcext:value-type="float">
            <text:p>0.0180</text:p>
          </table:table-cell>
          <table:table-cell office:value-type="float" office:value="0.013" calcext:value-type="float">
            <text:p>0.0130</text:p>
          </table:table-cell>
          <table:table-cell office:value-type="float" office:value="0.017" calcext:value-type="float">
            <text:p>0.0170</text:p>
          </table:table-cell>
          <table:table-cell office:value-type="float" office:value="0.019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599999999999989" calcext:value-type="float">
            <text:p>0.0060</text:p>
          </table:table-cell>
          <table:table-cell office:value-type="float" office:value="0.023" calcext:value-type="float">
            <text:p>0.0230</text:p>
          </table:table-cell>
          <table:table-cell office:value-type="float" office:value="0.0139999999999999" calcext:value-type="float">
            <text:p>0.0140</text:p>
          </table:table-cell>
          <table:table-cell office:value-type="float" office:value="-0.00600000000000001" calcext:value-type="float">
            <text:p>-0.0060</text:p>
          </table:table-cell>
          <table:table-cell office:value-type="float" office:value="0.0139999999999999" calcext:value-type="float">
            <text:p>0.0140</text:p>
          </table:table-cell>
          <table:table-cell office:value-type="float" office:value="0.00900000000000001" calcext:value-type="float">
            <text:p>0.009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032" calcext:value-type="float">
            <text:p>0.0320</text:p>
          </table:table-cell>
          <table:table-cell office:value-type="float" office:value="-0.0740000000000001" calcext:value-type="float">
            <text:p>-0.0740</text:p>
          </table:table-cell>
          <table:table-cell office:value-type="float" office:value="0.012" calcext:value-type="float">
            <text:p>0.0120</text:p>
          </table:table-cell>
          <table:table-cell office:value-type="float" office:value="0.0299999999999999" calcext:value-type="float">
            <text:p>0.0300</text:p>
          </table:table-cell>
          <table:table-cell office:value-type="float" office:value="0.012" calcext:value-type="float">
            <text:p>0.0120</text:p>
          </table:table-cell>
          <table:table-cell office:value-type="float" office:value="0.0129999999999999" calcext:value-type="float">
            <text:p>0.013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23" calcext:value-type="float">
            <text:p>0.0230</text:p>
          </table:table-cell>
          <table:table-cell office:value-type="float" office:value="0.015" calcext:value-type="float">
            <text:p>0.0150</text:p>
          </table:table-cell>
          <table:table-cell office:value-type="float" office:value="-0.00300000000000011" calcext:value-type="float">
            <text:p>-0.003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129999999999999" calcext:value-type="float">
            <text:p>0.0130</text:p>
          </table:table-cell>
          <table:table-cell office:value-type="float" office:value="0.011" calcext:value-type="float">
            <text:p>0.0110</text:p>
          </table:table-cell>
          <table:table-cell office:value-type="float" office:value="-0.00900000000000001" calcext:value-type="float">
            <text:p>-0.0090</text:p>
          </table:table-cell>
          <table:table-cell office:value-type="float" office:value="0.011" calcext:value-type="float">
            <text:p>0.0110</text:p>
          </table:table-cell>
          <table:table-cell office:value-type="float" office:value="0.00800000000000001" calcext:value-type="float">
            <text:p>0.008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0.0309999999999999" calcext:value-type="float">
            <text:p>0.0310</text:p>
          </table:table-cell>
          <table:table-cell office:value-type="float" office:value="-0.0734" calcext:value-type="float">
            <text:p>-0.0734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0719999999999998" calcext:value-type="float">
            <text:p>0.0072</text:p>
          </table:table-cell>
          <table:table-cell office:value-type="float" office:value="0.0166000000000001" calcext:value-type="float">
            <text:p>0.0166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9999999999999" calcext:value-type="float">
            <text:p>0.0140</text:p>
          </table:table-cell>
          <table:table-cell office:value-type="float" office:value="0.0164" calcext:value-type="float">
            <text:p>0.0164</text:p>
          </table:table-cell>
          <table:table-cell office:value-type="float" office:value="-0.00260000000000005" calcext:value-type="float">
            <text:p>-0.0026</text:p>
          </table:table-cell>
          <table:table-cell office:value-type="float" office:value="0.00839999999999996" calcext:value-type="float">
            <text:p>0.0084</text:p>
          </table:table-cell>
          <table:table-cell office:value-type="float" office:value="0.0137999999999999" calcext:value-type="float">
            <text:p>0.0138</text:p>
          </table:table-cell>
          <table:table-cell office:value-type="float" office:value="0.0102" calcext:value-type="float">
            <text:p>0.0102</text:p>
          </table:table-cell>
          <table:table-cell office:value-type="float" office:value="-0.00620000000000009" calcext:value-type="float">
            <text:p>-0.0062</text:p>
          </table:table-cell>
          <table:table-cell office:value-type="float" office:value="0.00739999999999996" calcext:value-type="float">
            <text:p>0.0074</text:p>
          </table:table-cell>
          <table:table-cell office:value-type="float" office:value="0.00959999999999994" calcext:value-type="float">
            <text:p>0.00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0.000666666666666815" calcext:value-type="float">
            <text:p>0.0007</text:p>
          </table:table-cell>
          <table:table-cell office:value-type="float" office:value="0.00666666666666682" calcext:value-type="float">
            <text:p>0.0067</text:p>
          </table:table-cell>
          <table:table-cell table:number-columns-repeated="2" office:value-type="float" office:value="0.00800000000000001" calcext:value-type="float">
            <text:p>0.0080</text:p>
          </table:table-cell>
          <table:table-cell office:value-type="float" office:value="0.0106666666666668" calcext:value-type="float">
            <text:p>0.0107</text:p>
          </table:table-cell>
          <table:table-cell table:number-columns-repeated="2" office:value-type="float" office:value="0.00733333333333341" calcext:value-type="float">
            <text:p>0.0073</text:p>
          </table:table-cell>
          <table:table-cell office:value-type="float" office:value="0.0033333333333333" calcext:value-type="float">
            <text:p>0.0033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466666666666682" calcext:value-type="float">
            <text:p>0.0047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33333333333341" calcext:value-type="float">
            <text:p>0.0073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106666666666668" calcext:value-type="float">
            <text:p>0.0107</text:p>
          </table:table-cell>
          <table:table-cell table:number-columns-repeated="2" office:value-type="float" office:value="0.00733333333333341" calcext:value-type="float">
            <text:p>0.0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-0.00266666666666648" calcext:value-type="float">
            <text:p>-0.0027</text:p>
          </table:table-cell>
          <table:table-cell office:value-type="float" office:value="0.00466666666666671" calcext:value-type="float">
            <text:p>0.0047</text:p>
          </table:table-cell>
          <table:table-cell office:value-type="float" office:value="0.00333333333333319" calcext:value-type="float">
            <text:p>0.0033</text:p>
          </table:table-cell>
          <table:table-cell office:value-type="float" office:value="0.00466666666666671" calcext:value-type="float">
            <text:p>0.0047</text:p>
          </table:table-cell>
          <table:table-cell office:value-type="float" office:value="0.00400000000000011" calcext:value-type="float">
            <text:p>0.0040</text:p>
          </table:table-cell>
          <table:table-cell office:value-type="float" office:value="0.00533333333333352" calcext:value-type="float">
            <text:p>0.0053</text:p>
          </table:table-cell>
          <table:table-cell office:value-type="float" office:value="0.00400000000000011" calcext:value-type="float">
            <text:p>0.0040</text:p>
          </table:table-cell>
          <table:table-cell table:number-columns-repeated="2" office:value-type="float" office:value="0.00533333333333352" calcext:value-type="float">
            <text:p>0.0053</text:p>
          </table:table-cell>
          <table:table-cell office:value-type="float" office:value="0.00333333333333352" calcext:value-type="float">
            <text:p>0.0033</text:p>
          </table:table-cell>
          <table:table-cell office:value-type="float" office:value="0.00400000000000011" calcext:value-type="float">
            <text:p>0.0040</text:p>
          </table:table-cell>
          <table:table-cell office:value-type="float" office:value="0.00600000000000012" calcext:value-type="float">
            <text:p>0.0060</text:p>
          </table:table-cell>
          <table:table-cell office:value-type="float" office:value="0.00466666666666671" calcext:value-type="float">
            <text:p>0.0047</text:p>
          </table:table-cell>
          <table:table-cell office:value-type="float" office:value="0.00266666666666671" calcext:value-type="float">
            <text:p>0.0027</text:p>
          </table:table-cell>
          <table:table-cell office:value-type="float" office:value="0.00333333333333319" calcext:value-type="float">
            <text:p>0.0033</text:p>
          </table:table-cell>
          <table:table-cell office:value-type="float" office:value="0.00600000000000012" calcext:value-type="float">
            <text:p>0.00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-0.000666666666666593" calcext:value-type="float">
            <text:p>-0.0007</text:p>
          </table:table-cell>
          <table:table-cell office:value-type="float" office:value="0.00333333333333341" calcext:value-type="float">
            <text:p>0.0033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733333333333341" calcext:value-type="float">
            <text:p>0.0073</text:p>
          </table:table-cell>
          <table:table-cell office:value-type="float" office:value="0.0086666666666666" calcext:value-type="float">
            <text:p>0.0087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733333333333341" calcext:value-type="float">
            <text:p>0.0073</text:p>
          </table:table-cell>
          <table:table-cell table:number-columns-repeated="2" office:value-type="float" office:value="0.00600000000000001" calcext:value-type="float">
            <text:p>0.0060</text:p>
          </table:table-cell>
          <table:table-cell office:value-type="float" office:value="0.00733333333333341" calcext:value-type="float">
            <text:p>0.0073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0.00600000000000001" calcext:value-type="float">
            <text:p>0.00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-0.00266666666666659" calcext:value-type="float">
            <text:p>-0.0027</text:p>
          </table:table-cell>
          <table:table-cell office:value-type="float" office:value="0.00133333333333341" calcext:value-type="float">
            <text:p>0.0013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600000000000001" calcext:value-type="float">
            <text:p>0.0060</text:p>
          </table:table-cell>
          <table:table-cell table:number-columns-repeated="2" office:value-type="float" office:value="0.00533333333333341" calcext:value-type="float">
            <text:p>0.0053</text:p>
          </table:table-cell>
          <table:table-cell office:value-type="float" office:value="0.00266666666666682" calcext:value-type="float">
            <text:p>0.0027</text:p>
          </table:table-cell>
          <table:table-cell office:value-type="float" office:value="0.00333333333333341" calcext:value-type="float">
            <text:p>0.0033</text:p>
          </table:table-cell>
          <table:table-cell table:number-columns-repeated="3" office:value-type="float" office:value="0.004" calcext:value-type="float">
            <text:p>0.0040</text:p>
          </table:table-cell>
          <table:table-cell office:value-type="float" office:value="0.00333333333333341" calcext:value-type="float">
            <text:p>0.0033</text:p>
          </table:table-cell>
          <table:table-cell office:value-type="float" office:value="0.00266666666666648" calcext:value-type="float">
            <text:p>0.002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-0.002" calcext:value-type="float">
            <text:p>-0.0020</text:p>
          </table:table-cell>
          <table:table-cell office:value-type="float" office:value="-0.000666666666666815" calcext:value-type="float">
            <text:p>-0.0007</text:p>
          </table:table-cell>
          <table:table-cell table:number-columns-repeated="2" office:value-type="float" office:value="0.0046666666666666" calcext:value-type="float">
            <text:p>0.0047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199999999999967" calcext:value-type="float">
            <text:p>0.0020</text:p>
          </table:table-cell>
          <table:table-cell office:value-type="float" office:value="0.0046666666666666" calcext:value-type="float">
            <text:p>0.0047</text:p>
          </table:table-cell>
          <table:table-cell office:value-type="float" office:value="0.00333333333333319" calcext:value-type="float">
            <text:p>0.0033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199999999999967" calcext:value-type="float">
            <text:p>0.0020</text:p>
          </table:table-cell>
          <table:table-cell table:number-columns-repeated="2" office:value-type="float" office:value="0.004" calcext:value-type="float">
            <text:p>0.0040</text:p>
          </table:table-cell>
          <table:table-cell table:number-columns-repeated="3" office:value-type="float" office:value="0.00333333333333319" calcext:value-type="float">
            <text:p>0.0033</text:p>
          </table:table-cell>
          <table:table-cell office:value-type="float" office:value="0.00199999999999967" calcext:value-type="float">
            <text:p>0.002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-0.00146666666666651" calcext:value-type="float">
            <text:p>-0.0015</text:p>
          </table:table-cell>
          <table:table-cell office:value-type="float" office:value="0.00306666666666666" calcext:value-type="float">
            <text:p>0.0031</text:p>
          </table:table-cell>
          <table:table-cell table:number-columns-repeated="2" office:value-type="float" office:value="0.00559999999999994" calcext:value-type="float">
            <text:p>0.0056</text:p>
          </table:table-cell>
          <table:table-cell office:value-type="float" office:value="0.00613333333333344" calcext:value-type="float">
            <text:p>0.0061</text:p>
          </table:table-cell>
          <table:table-cell office:value-type="float" office:value="0.00506666666666666" calcext:value-type="float">
            <text:p>0.0051</text:p>
          </table:table-cell>
          <table:table-cell office:value-type="float" office:value="0.00600000000000012" calcext:value-type="float">
            <text:p>0.0060</text:p>
          </table:table-cell>
          <table:table-cell office:value-type="float" office:value="0.00493333333333335" calcext:value-type="float">
            <text:p>0.0049</text:p>
          </table:table-cell>
          <table:table-cell office:value-type="float" office:value="0.00626666666666675" calcext:value-type="float">
            <text:p>0.0063</text:p>
          </table:table-cell>
          <table:table-cell office:value-type="float" office:value="0.00413333333333343" calcext:value-type="float">
            <text:p>0.0041</text:p>
          </table:table-cell>
          <table:table-cell office:value-type="float" office:value="0.00453333333333339" calcext:value-type="float">
            <text:p>0.0045</text:p>
          </table:table-cell>
          <table:table-cell office:value-type="float" office:value="0.00546666666666684" calcext:value-type="float">
            <text:p>0.0055</text:p>
          </table:table-cell>
          <table:table-cell office:value-type="float" office:value="0.00480000000000003" calcext:value-type="float">
            <text:p>0.0048</text:p>
          </table:table-cell>
          <table:table-cell office:value-type="float" office:value="0.00559999999999994" calcext:value-type="float">
            <text:p>0.0056</text:p>
          </table:table-cell>
          <table:table-cell table:number-columns-repeated="2" office:value-type="float" office:value="0.00480000000000003" calcext:value-type="float">
            <text:p>0.00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0119999999999999" calcext:value-type="float">
            <text:p>0.0120</text:p>
          </table:table-cell>
          <table:table-cell office:value-type="float" office:value="-0.00700000000000001" calcext:value-type="float">
            <text:p>-0.0070</text:p>
          </table:table-cell>
          <table:table-cell office:value-type="float" office:value="0.00966666666666682" calcext:value-type="float">
            <text:p>0.0097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700000000000001" calcext:value-type="float">
            <text:p>0.0070</text:p>
          </table:table-cell>
          <table:table-cell office:value-type="float" office:value="0.00833333333333341" calcext:value-type="float">
            <text:p>0.0083</text:p>
          </table:table-cell>
          <table:table-cell office:value-type="float" office:value="0.00266666666666671" calcext:value-type="float">
            <text:p>0.0027</text:p>
          </table:table-cell>
          <table:table-cell office:value-type="float" office:value="0.0103333333333334" calcext:value-type="float">
            <text:p>0.0103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666666666666671" calcext:value-type="float">
            <text:p>0.006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66666666666671" calcext:value-type="float">
            <text:p>0.0037</text:p>
          </table:table-cell>
          <table:table-cell office:value-type="float" office:value="0.00466666666666671" calcext:value-type="float">
            <text:p>0.0047</text:p>
          </table:table-cell>
          <table:table-cell office:value-type="float" office:value="0.0076666666666666" calcext:value-type="float">
            <text:p>0.00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0096666666666666" calcext:value-type="float">
            <text:p>0.0097</text:p>
          </table:table-cell>
          <table:table-cell office:value-type="float" office:value="-0.00800000000000001" calcext:value-type="float">
            <text:p>-0.0080</text:p>
          </table:table-cell>
          <table:table-cell office:value-type="float" office:value="0.0076666666666666" calcext:value-type="float">
            <text:p>0.0077</text:p>
          </table:table-cell>
          <table:table-cell office:value-type="float" office:value="0.00833333333333319" calcext:value-type="float">
            <text:p>0.0083</text:p>
          </table:table-cell>
          <table:table-cell office:value-type="float" office:value="0.0043333333333333" calcext:value-type="float">
            <text:p>0.0043</text:p>
          </table:table-cell>
          <table:table-cell office:value-type="float" office:value="0.00466666666666671" calcext:value-type="float">
            <text:p>0.0047</text:p>
          </table:table-cell>
          <table:table-cell office:value-type="float" office:value="0.00733333333333319" calcext:value-type="float">
            <text:p>0.0073</text:p>
          </table:table-cell>
          <table:table-cell office:value-type="float" office:value="0.00133333333333341" calcext:value-type="float">
            <text:p>0.0013</text:p>
          </table:table-cell>
          <table:table-cell office:value-type="float" office:value="0.0063333333333333" calcext:value-type="float">
            <text:p>0.0063</text:p>
          </table:table-cell>
          <table:table-cell office:value-type="float" office:value="0.00166666666666659" calcext:value-type="float">
            <text:p>0.0017</text:p>
          </table:table-cell>
          <table:table-cell office:value-type="float" office:value="0.00733333333333319" calcext:value-type="float">
            <text:p>0.0073</text:p>
          </table:table-cell>
          <table:table-cell office:value-type="float" office:value="0.000333333333333186" calcext:value-type="float">
            <text:p>0.0003</text:p>
          </table:table-cell>
          <table:table-cell office:value-type="float" office:value="0.00499999999999989" calcext:value-type="float">
            <text:p>0.0050</text:p>
          </table:table-cell>
          <table:table-cell table:number-columns-repeated="2" office:value-type="float" office:value="0.00166666666666659" calcext:value-type="float">
            <text:p>0.0017</text:p>
          </table:table-cell>
          <table:table-cell office:value-type="float" office:value="0.001" calcext:value-type="float">
            <text:p>0.00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-0.00900000000000001" calcext:value-type="float">
            <text:p>-0.0090</text:p>
          </table:table-cell>
          <table:table-cell office:value-type="float" office:value="0.0046666666666666" calcext:value-type="float">
            <text:p>0.0047</text:p>
          </table:table-cell>
          <table:table-cell office:value-type="float" office:value="0.00433333333333341" calcext:value-type="float">
            <text:p>0.0043</text:p>
          </table:table-cell>
          <table:table-cell table:number-columns-repeated="2" office:value-type="float" office:value="0.00166666666666671" calcext:value-type="float">
            <text:p>0.0017</text:p>
          </table:table-cell>
          <table:table-cell office:value-type="float" office:value="0.00433333333333341" calcext:value-type="float">
            <text:p>0.0043</text:p>
          </table:table-cell>
          <table:table-cell office:value-type="float" office:value="0" calcext:value-type="float">
            <text:p>0.0000</text:p>
          </table:table-cell>
          <table:table-cell office:value-type="float" office:value="0.00166666666666671" calcext:value-type="float">
            <text:p>0.0017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-0.000666666666666593" calcext:value-type="float">
            <text:p>-0.0007</text:p>
          </table:table-cell>
          <table:table-cell office:value-type="float" office:value="0.00433333333333341" calcext:value-type="float">
            <text:p>0.0043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033333333333333" calcext:value-type="float">
            <text:p>0.0033</text:p>
          </table:table-cell>
          <table:table-cell office:value-type="float" office:value="0.000666666666666704" calcext:value-type="float">
            <text:p>0.0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00833333333333341" calcext:value-type="float">
            <text:p>0.0083</text:p>
          </table:table-cell>
          <table:table-cell office:value-type="float" office:value="-0.0076666666666666" calcext:value-type="float">
            <text:p>-0.0077</text:p>
          </table:table-cell>
          <table:table-cell office:value-type="float" office:value="0.00833333333333341" calcext:value-type="float">
            <text:p>0.0083</text:p>
          </table:table-cell>
          <table:table-cell office:value-type="float" office:value="0.0066666666666666" calcext:value-type="float">
            <text:p>0.0067</text:p>
          </table:table-cell>
          <table:table-cell office:value-type="float" office:value="0.00566666666666671" calcext:value-type="float">
            <text:p>0.0057</text:p>
          </table:table-cell>
          <table:table-cell office:value-type="float" office:value="0.0033333333333333" calcext:value-type="float">
            <text:p>0.0033</text:p>
          </table:table-cell>
          <table:table-cell office:value-type="float" office:value="0.00833333333333341" calcext:value-type="float">
            <text:p>0.0083</text:p>
          </table:table-cell>
          <table:table-cell table:number-columns-repeated="2" office:value-type="float" office:value="0.0043333333333333" calcext:value-type="float">
            <text:p>0.0043</text:p>
          </table:table-cell>
          <table:table-cell office:value-type="float" office:value="0.00166666666666671" calcext:value-type="float">
            <text:p>0.0017</text:p>
          </table:table-cell>
          <table:table-cell office:value-type="float" office:value="0.00400000000000011" calcext:value-type="float">
            <text:p>0.0040</text:p>
          </table:table-cell>
          <table:table-cell office:value-type="float" office:value="0.00266666666666671" calcext:value-type="float">
            <text:p>0.0027</text:p>
          </table:table-cell>
          <table:table-cell office:value-type="float" office:value="0.00566666666666671" calcext:value-type="float">
            <text:p>0.0057</text:p>
          </table:table-cell>
          <table:table-cell office:value-type="float" office:value="0" calcext:value-type="float">
            <text:p>0.0000</text:p>
          </table:table-cell>
          <table:table-cell office:value-type="float" office:value="0.00299999999999989" calcext:value-type="float">
            <text:p>0.0030</text:p>
          </table:table-cell>
          <table:table-cell office:value-type="float" office:value="0.002" calcext:value-type="float">
            <text:p>0.00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0106666666666666" calcext:value-type="float">
            <text:p>0.0107</text:p>
          </table:table-cell>
          <table:table-cell office:value-type="float" office:value="-0.00666666666666682" calcext:value-type="float">
            <text:p>-0.0067</text:p>
          </table:table-cell>
          <table:table-cell office:value-type="float" office:value="0.00933333333333319" calcext:value-type="float">
            <text:p>0.0093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73333333333333" calcext:value-type="float">
            <text:p>0.0073</text:p>
          </table:table-cell>
          <table:table-cell office:value-type="float" office:value="0.00499999999999989" calcext:value-type="float">
            <text:p>0.0050</text:p>
          </table:table-cell>
          <table:table-cell office:value-type="float" office:value="0.0086666666666666" calcext:value-type="float">
            <text:p>0.0087</text:p>
          </table:table-cell>
          <table:table-cell table:number-columns-repeated="2" office:value-type="float" office:value="0.00599999999999989" calcext:value-type="float">
            <text:p>0.0060</text:p>
          </table:table-cell>
          <table:table-cell office:value-type="float" office:value="0.0033333333333333" calcext:value-type="float">
            <text:p>0.0033</text:p>
          </table:table-cell>
          <table:table-cell office:value-type="float" office:value="0.00499999999999989" calcext:value-type="float">
            <text:p>0.005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666666666666671" calcext:value-type="float">
            <text:p>0.0067</text:p>
          </table:table-cell>
          <table:table-cell office:value-type="float" office:value="0.00166666666666659" calcext:value-type="float">
            <text:p>0.0017</text:p>
          </table:table-cell>
          <table:table-cell office:value-type="float" office:value="0.0036666666666666" calcext:value-type="float">
            <text:p>0.0037</text:p>
          </table:table-cell>
          <table:table-cell office:value-type="float" office:value="0.00266666666666659" calcext:value-type="float">
            <text:p>0.002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0.00933333333333342" calcext:value-type="float">
            <text:p>0.0093</text:p>
          </table:table-cell>
          <table:table-cell office:value-type="float" office:value="-0.0076666666666666" calcext:value-type="float">
            <text:p>-0.0077</text:p>
          </table:table-cell>
          <table:table-cell office:value-type="float" office:value="0.00793333333333324" calcext:value-type="float">
            <text:p>0.0079</text:p>
          </table:table-cell>
          <table:table-cell office:value-type="float" office:value="0.00686666666666669" calcext:value-type="float">
            <text:p>0.0069</text:p>
          </table:table-cell>
          <table:table-cell office:value-type="float" office:value="0.00540000000000007" calcext:value-type="float">
            <text:p>0.0054</text:p>
          </table:table-cell>
          <table:table-cell office:value-type="float" office:value="0.0043333333333333" calcext:value-type="float">
            <text:p>0.0043</text:p>
          </table:table-cell>
          <table:table-cell office:value-type="float" office:value="0.00739999999999996" calcext:value-type="float">
            <text:p>0.0074</text:p>
          </table:table-cell>
          <table:table-cell office:value-type="float" office:value="0.00286666666666668" calcext:value-type="float">
            <text:p>0.0029</text:p>
          </table:table-cell>
          <table:table-cell office:value-type="float" office:value="0.00573333333333326" calcext:value-type="float">
            <text:p>0.0057</text:p>
          </table:table-cell>
          <table:table-cell office:value-type="float" office:value="0.00153333333333328" calcext:value-type="float">
            <text:p>0.0015</text:p>
          </table:table-cell>
          <table:table-cell office:value-type="float" office:value="0.00546666666666662" calcext:value-type="float">
            <text:p>0.0055</text:p>
          </table:table-cell>
          <table:table-cell office:value-type="float" office:value="0.00240000000000007" calcext:value-type="float">
            <text:p>0.0024</text:p>
          </table:table-cell>
          <table:table-cell office:value-type="float" office:value="0.00453333333333339" calcext:value-type="float">
            <text:p>0.0045</text:p>
          </table:table-cell>
          <table:table-cell office:value-type="float" office:value="0.00120000000000009" calcext:value-type="float">
            <text:p>0.0012</text:p>
          </table:table-cell>
          <table:table-cell office:value-type="float" office:value="0.00326666666666664" calcext:value-type="float">
            <text:p>0.0033</text:p>
          </table:table-cell>
          <table:table-cell office:value-type="float" office:value="0.00280000000000002" calcext:value-type="float">
            <text:p>0.00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00466666666666682" calcext:value-type="float">
            <text:p>0.0047</text:p>
          </table:table-cell>
          <table:table-cell office:value-type="float" office:value="-0.00133333333333341" calcext:value-type="float">
            <text:p>-0.0013</text:p>
          </table:table-cell>
          <table:table-cell office:value-type="float" office:value="0.00933333333333319" calcext:value-type="float">
            <text:p>0.0093</text:p>
          </table:table-cell>
          <table:table-cell office:value-type="float" office:value="0.0113333333333332" calcext:value-type="float">
            <text:p>0.0113</text:p>
          </table:table-cell>
          <table:table-cell office:value-type="float" office:value="0.0126666666666668" calcext:value-type="float">
            <text:p>0.0127</text:p>
          </table:table-cell>
          <table:table-cell office:value-type="float" office:value="0.00733333333333319" calcext:value-type="float">
            <text:p>0.0073</text:p>
          </table:table-cell>
          <table:table-cell office:value-type="float" office:value="0.00933333333333319" calcext:value-type="float">
            <text:p>0.0093</text:p>
          </table:table-cell>
          <table:table-cell office:value-type="float" office:value="0.00466666666666682" calcext:value-type="float">
            <text:p>0.0047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933333333333319" calcext:value-type="float">
            <text:p>0.0093</text:p>
          </table:table-cell>
          <table:table-cell table:number-columns-repeated="2" office:value-type="float" office:value="0.0086666666666666" calcext:value-type="float">
            <text:p>0.0087</text:p>
          </table:table-cell>
          <table:table-cell office:value-type="float" office:value="0.00933333333333319" calcext:value-type="float">
            <text:p>0.0093</text:p>
          </table:table-cell>
          <table:table-cell office:value-type="float" office:value="0.0086666666666666" calcext:value-type="float">
            <text:p>0.0087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733333333333319" calcext:value-type="float">
            <text:p>0.0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00533333333333341" calcext:value-type="float">
            <text:p>0.0053</text:p>
          </table:table-cell>
          <table:table-cell office:value-type="float" office:value="0" calcext:value-type="float">
            <text:p>0.0000</text:p>
          </table:table-cell>
          <table:table-cell office:value-type="float" office:value="0.00866666666666682" calcext:value-type="float">
            <text:p>0.0087</text:p>
          </table:table-cell>
          <table:table-cell office:value-type="float" office:value="0.0106666666666668" calcext:value-type="float">
            <text:p>0.0107</text:p>
          </table:table-cell>
          <table:table-cell office:value-type="float" office:value="0.0113333333333336" calcext:value-type="float">
            <text:p>0.0113</text:p>
          </table:table-cell>
          <table:table-cell office:value-type="float" office:value="0.00933333333333364" calcext:value-type="float">
            <text:p>0.0093</text:p>
          </table:table-cell>
          <table:table-cell office:value-type="float" office:value="0.0106666666666668" calcext:value-type="float">
            <text:p>0.0107</text:p>
          </table:table-cell>
          <table:table-cell office:value-type="float" office:value="0.00866666666666682" calcext:value-type="float">
            <text:p>0.0087</text:p>
          </table:table-cell>
          <table:table-cell office:value-type="float" office:value="0.00933333333333319" calcext:value-type="float">
            <text:p>0.0093</text:p>
          </table:table-cell>
          <table:table-cell office:value-type="float" office:value="0.0106666666666668" calcext:value-type="float">
            <text:p>0.0107</text:p>
          </table:table-cell>
          <table:table-cell table:number-columns-repeated="2" office:value-type="float" office:value="0.00933333333333364" calcext:value-type="float">
            <text:p>0.0093</text:p>
          </table:table-cell>
          <table:table-cell office:value-type="float" office:value="0.00733333333333341" calcext:value-type="float">
            <text:p>0.0073</text:p>
          </table:table-cell>
          <table:table-cell office:value-type="float" office:value="0.0113333333333336" calcext:value-type="float">
            <text:p>0.0113</text:p>
          </table:table-cell>
          <table:table-cell office:value-type="float" office:value="0.00733333333333341" calcext:value-type="float">
            <text:p>0.0073</text:p>
          </table:table-cell>
          <table:table-cell office:value-type="float" office:value="0.00466666666666682" calcext:value-type="float">
            <text:p>0.0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.00533333333333319" calcext:value-type="float">
            <text:p>0.0053</text:p>
          </table:table-cell>
          <table:table-cell office:value-type="float" office:value="0.00666666666666682" calcext:value-type="float">
            <text:p>0.0067</text:p>
          </table:table-cell>
          <table:table-cell office:value-type="float" office:value="0.00533333333333319" calcext:value-type="float">
            <text:p>0.0053</text:p>
          </table:table-cell>
          <table:table-cell office:value-type="float" office:value="0.00733333333333319" calcext:value-type="float">
            <text:p>0.0073</text:p>
          </table:table-cell>
          <table:table-cell office:value-type="float" office:value="0.00666666666666682" calcext:value-type="float">
            <text:p>0.0067</text:p>
          </table:table-cell>
          <table:table-cell office:value-type="float" office:value="0.00466666666666682" calcext:value-type="float">
            <text:p>0.0047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.00466666666666682" calcext:value-type="float">
            <text:p>0.0047</text:p>
          </table:table-cell>
          <table:table-cell table:number-columns-repeated="2" office:value-type="float" office:value="0.00333333333333319" calcext:value-type="float">
            <text:p>0.0033</text:p>
          </table:table-cell>
          <table:table-cell office:value-type="float" office:value="0.00466666666666682" calcext:value-type="float">
            <text:p>0.0047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4" calcext:value-type="float">
            <text:p>0.00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00133333333333319" calcext:value-type="float">
            <text:p>0.0013</text:p>
          </table:table-cell>
          <table:table-cell office:value-type="float" office:value="-0.00266666666666682" calcext:value-type="float">
            <text:p>-0.0027</text:p>
          </table:table-cell>
          <table:table-cell table:number-columns-repeated="2" office:value-type="float" office:value="0.00666666666666638" calcext:value-type="float">
            <text:p>0.0067</text:p>
          </table:table-cell>
          <table:table-cell office:value-type="float" office:value="0.00733333333333319" calcext:value-type="float">
            <text:p>0.0073</text:p>
          </table:table-cell>
          <table:table-cell office:value-type="float" office:value="0.00999999999999979" calcext:value-type="float">
            <text:p>0.0100</text:p>
          </table:table-cell>
          <table:table-cell table:number-columns-repeated="2" office:value-type="float" office:value="0.00800000000000001" calcext:value-type="float">
            <text:p>0.0080</text:p>
          </table:table-cell>
          <table:table-cell office:value-type="float" office:value="0.00600000000000001" calcext:value-type="float">
            <text:p>0.0060</text:p>
          </table:table-cell>
          <table:table-cell table:number-columns-repeated="2" office:value-type="float" office:value="0.00533333333333319" calcext:value-type="float">
            <text:p>0.0053</text:p>
          </table:table-cell>
          <table:table-cell office:value-type="float" office:value="0.00333333333333319" calcext:value-type="float">
            <text:p>0.0033</text:p>
          </table:table-cell>
          <table:table-cell office:value-type="float" office:value="0.00466666666666638" calcext:value-type="float">
            <text:p>0.0047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266666666666637" calcext:value-type="float">
            <text:p>0.0027</text:p>
          </table:table-cell>
          <table:table-cell office:value-type="float" office:value="0.00600000000000001" calcext:value-type="float">
            <text:p>0.006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000666666666666815" calcext:value-type="float">
            <text:p>0.0007</text:p>
          </table:table-cell>
          <table:table-cell office:value-type="float" office:value="-0.00133333333333319" calcext:value-type="float">
            <text:p>-0.0013</text:p>
          </table:table-cell>
          <table:table-cell office:value-type="float" office:value="0.00533333333333363" calcext:value-type="float">
            <text:p>0.0053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666666666666682" calcext:value-type="float">
            <text:p>0.0067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733333333333364" calcext:value-type="float">
            <text:p>0.0073</text:p>
          </table:table-cell>
          <table:table-cell office:value-type="float" office:value="0.00800000000000001" calcext:value-type="float">
            <text:p>0.0080</text:p>
          </table:table-cell>
          <table:table-cell table:number-columns-repeated="2" office:value-type="float" office:value="0.00466666666666682" calcext:value-type="float">
            <text:p>0.0047</text:p>
          </table:table-cell>
          <table:table-cell office:value-type="float" office:value="0.00666666666666682" calcext:value-type="float">
            <text:p>0.0067</text:p>
          </table:table-cell>
          <table:table-cell office:value-type="float" office:value="0.00266666666666682" calcext:value-type="float">
            <text:p>0.0027</text:p>
          </table:table-cell>
          <table:table-cell office:value-type="float" office:value="0.00466666666666682" calcext:value-type="float">
            <text:p>0.0047</text:p>
          </table:table-cell>
          <table:table-cell office:value-type="float" office:value="0.00266666666666682" calcext:value-type="float">
            <text:p>0.0027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533333333333363" calcext:value-type="float">
            <text:p>0.005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0.00240000000000007" calcext:value-type="float">
            <text:p>0.0024</text:p>
          </table:table-cell>
          <table:table-cell office:value-type="float" office:value="-0.00186666666666668" calcext:value-type="float">
            <text:p>-0.0019</text:p>
          </table:table-cell>
          <table:table-cell office:value-type="float" office:value="0.00706666666666655" calcext:value-type="float">
            <text:p>0.0071</text:p>
          </table:table-cell>
          <table:table-cell office:value-type="float" office:value="0.00826666666666664" calcext:value-type="float">
            <text:p>0.0083</text:p>
          </table:table-cell>
          <table:table-cell office:value-type="float" office:value="0.00866666666666682" calcext:value-type="float">
            <text:p>0.0087</text:p>
          </table:table-cell>
          <table:table-cell office:value-type="float" office:value="0.00839999999999996" calcext:value-type="float">
            <text:p>0.0084</text:p>
          </table:table-cell>
          <table:table-cell office:value-type="float" office:value="0.00840000000000019" calcext:value-type="float">
            <text:p>0.0084</text:p>
          </table:table-cell>
          <table:table-cell office:value-type="float" office:value="0.00680000000000014" calcext:value-type="float">
            <text:p>0.0068</text:p>
          </table:table-cell>
          <table:table-cell office:value-type="float" office:value="0.00679999999999992" calcext:value-type="float">
            <text:p>0.0068</text:p>
          </table:table-cell>
          <table:table-cell table:number-columns-repeated="2" office:value-type="float" office:value="0.00693333333333346" calcext:value-type="float">
            <text:p>0.0069</text:p>
          </table:table-cell>
          <table:table-cell office:value-type="float" office:value="0.00546666666666673" calcext:value-type="float">
            <text:p>0.0055</text:p>
          </table:table-cell>
          <table:table-cell office:value-type="float" office:value="0.00586666666666658" calcext:value-type="float">
            <text:p>0.0059</text:p>
          </table:table-cell>
          <table:table-cell office:value-type="float" office:value="0.00666666666666682" calcext:value-type="float">
            <text:p>0.0067</text:p>
          </table:table-cell>
          <table:table-cell office:value-type="float" office:value="0.00440000000000007" calcext:value-type="float">
            <text:p>0.0044</text:p>
          </table:table-cell>
          <table:table-cell office:value-type="float" office:value="0.00546666666666673" calcext:value-type="float">
            <text:p>0.0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-0.0126666666666667" calcext:value-type="float">
            <text:p>-0.0127</text:p>
          </table:table-cell>
          <table:table-cell office:value-type="float" office:value="0.000666666666666815" calcext:value-type="float">
            <text:p>0.0007</text:p>
          </table:table-cell>
          <table:table-cell office:value-type="float" office:value="-0.00133333333333319" calcext:value-type="float">
            <text:p>-0.0013</text:p>
          </table:table-cell>
          <table:table-cell office:value-type="float" office:value="-0.00533333333333319" calcext:value-type="float">
            <text:p>-0.0053</text:p>
          </table:table-cell>
          <table:table-cell office:value-type="float" office:value="-0.000666666666666593" calcext:value-type="float">
            <text:p>-0.0007</text:p>
          </table:table-cell>
          <table:table-cell office:value-type="float" office:value="0.000333333333333408" calcext:value-type="float">
            <text:p>0.0003</text:p>
          </table:table-cell>
          <table:table-cell office:value-type="float" office:value="0.00166666666666682" calcext:value-type="float">
            <text:p>0.0017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233333333333319" calcext:value-type="float">
            <text:p>0.0023</text:p>
          </table:table-cell>
          <table:table-cell office:value-type="float" office:value="-0.000333333333333186" calcext:value-type="float">
            <text:p>-0.0003</text:p>
          </table:table-cell>
          <table:table-cell office:value-type="float" office:value="0.00166666666666682" calcext:value-type="float">
            <text:p>0.0017</text:p>
          </table:table-cell>
          <table:table-cell office:value-type="float" office:value="0.00233333333333319" calcext:value-type="float">
            <text:p>0.0023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00333333333333408" calcext:value-type="float">
            <text:p>0.0003</text:p>
          </table:table-cell>
          <table:table-cell office:value-type="float" office:value="0.00233333333333319" calcext:value-type="float">
            <text:p>0.0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-0.015" calcext:value-type="float">
            <text:p>-0.0150</text:p>
          </table:table-cell>
          <table:table-cell office:value-type="float" office:value="-0.000333333333333186" calcext:value-type="float">
            <text:p>-0.0003</text:p>
          </table:table-cell>
          <table:table-cell office:value-type="float" office:value="0.000333333333333186" calcext:value-type="float">
            <text:p>0.0003</text:p>
          </table:table-cell>
          <table:table-cell office:value-type="float" office:value="-0.00433333333333319" calcext:value-type="float">
            <text:p>-0.0043</text:p>
          </table:table-cell>
          <table:table-cell office:value-type="float" office:value="0.000333333333333186" calcext:value-type="float">
            <text:p>0.0003</text:p>
          </table:table-cell>
          <table:table-cell office:value-type="float" office:value="-0.000666666666666593" calcext:value-type="float">
            <text:p>-0.0007</text:p>
          </table:table-cell>
          <table:table-cell office:value-type="float" office:value="0.00333333333333341" calcext:value-type="float">
            <text:p>0.0033</text:p>
          </table:table-cell>
          <table:table-cell office:value-type="float" office:value="0.00266666666666682" calcext:value-type="float">
            <text:p>0.0027</text:p>
          </table:table-cell>
          <table:table-cell office:value-type="float" office:value="0.00133333333333319" calcext:value-type="float">
            <text:p>0.0013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166666666666682" calcext:value-type="float">
            <text:p>0.0017</text:p>
          </table:table-cell>
          <table:table-cell office:value-type="float" office:value="0.00266666666666682" calcext:value-type="float">
            <text:p>0.0027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333333333333341" calcext:value-type="float">
            <text:p>0.00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-0.0129999999999998" calcext:value-type="float">
            <text:p>-0.013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33333333333319" calcext:value-type="float">
            <text:p>-0.0013</text:p>
          </table:table-cell>
          <table:table-cell office:value-type="float" office:value="-0.00599999999999989" calcext:value-type="float">
            <text:p>-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99999999999978" calcext:value-type="float">
            <text:p>-0.0020</text:p>
          </table:table-cell>
          <table:table-cell office:value-type="float" office:value="0.00166666666666682" calcext:value-type="float">
            <text:p>0.0017</text:p>
          </table:table-cell>
          <table:table-cell office:value-type="float" office:value="0.00033333333333363" calcext:value-type="float">
            <text:p>0.0003</text:p>
          </table:table-cell>
          <table:table-cell office:value-type="float" office:value="0.00200000000000022" calcext:value-type="float">
            <text:p>0.0020</text:p>
          </table:table-cell>
          <table:table-cell office:value-type="float" office:value="0.00233333333333363" calcext:value-type="float">
            <text:p>0.0023</text:p>
          </table:table-cell>
          <table:table-cell office:value-type="float" office:value="0.00266666666666682" calcext:value-type="float">
            <text:p>0.0027</text:p>
          </table:table-cell>
          <table:table-cell office:value-type="float" office:value="0.00200000000000022" calcext:value-type="float">
            <text:p>0.0020</text:p>
          </table:table-cell>
          <table:table-cell office:value-type="float" office:value="0.00033333333333363" calcext:value-type="float">
            <text:p>0.0003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266666666666682" calcext:value-type="float">
            <text:p>0.0027</text:p>
          </table:table-cell>
          <table:table-cell office:value-type="float" office:value="0.00300000000000022" calcext:value-type="float">
            <text:p>0.00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-0.014" calcext:value-type="float">
            <text:p>-0.0140</text:p>
          </table:table-cell>
          <table:table-cell office:value-type="float" office:value="-0.00266666666666682" calcext:value-type="float">
            <text:p>-0.0027</text:p>
          </table:table-cell>
          <table:table-cell office:value-type="float" office:value="-0.002" calcext:value-type="float">
            <text:p>-0.0020</text:p>
          </table:table-cell>
          <table:table-cell office:value-type="float" office:value="-0.00833333333333319" calcext:value-type="float">
            <text:p>-0.0083</text:p>
          </table:table-cell>
          <table:table-cell table:number-columns-repeated="2" office:value-type="float" office:value="-0.00133333333333319" calcext:value-type="float">
            <text:p>-0.0013</text:p>
          </table:table-cell>
          <table:table-cell office:value-type="float" office:value="0.000666666666666815" calcext:value-type="float">
            <text:p>0.0007</text:p>
          </table:table-cell>
          <table:table-cell office:value-type="float" office:value="-0.000666666666666815" calcext:value-type="float">
            <text:p>-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666666666666815" calcext:value-type="float">
            <text:p>0.000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33333333333341" calcext:value-type="float">
            <text:p>0.0013</text:p>
          </table:table-cell>
          <table:table-cell office:value-type="float" office:value="0.000333333333333408" calcext:value-type="float">
            <text:p>0.0003</text:p>
          </table:table-cell>
          <table:table-cell table:number-columns-repeated="2" office:value-type="float" office:value="0.002" calcext:value-type="float">
            <text:p>0.00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-0.0146666666666669" calcext:value-type="float">
            <text:p>-0.0147</text:p>
          </table:table-cell>
          <table:table-cell office:value-type="float" office:value="-0.00133333333333341" calcext:value-type="float">
            <text:p>-0.0013</text:p>
          </table:table-cell>
          <table:table-cell office:value-type="float" office:value="-0.00233333333333341" calcext:value-type="float">
            <text:p>-0.0023</text:p>
          </table:table-cell>
          <table:table-cell office:value-type="float" office:value="-0.0086666666666666" calcext:value-type="float">
            <text:p>-0.0087</text:p>
          </table:table-cell>
          <table:table-cell office:value-type="float" office:value="0.000333333333333408" calcext:value-type="float">
            <text:p>0.0003</text:p>
          </table:table-cell>
          <table:table-cell office:value-type="float" office:value="-0.000666666666666593" calcext:value-type="float">
            <text:p>-0.0007</text:p>
          </table:table-cell>
          <table:table-cell office:value-type="float" office:value="-0.00100000000000022" calcext:value-type="float">
            <text:p>-0.0010</text:p>
          </table:table-cell>
          <table:table-cell office:value-type="float" office:value="-0.00166666666666659" calcext:value-type="float">
            <text:p>-0.0017</text:p>
          </table:table-cell>
          <table:table-cell office:value-type="float" office:value="0.000333333333333408" calcext:value-type="float">
            <text:p>0.0003</text:p>
          </table:table-cell>
          <table:table-cell office:value-type="float" office:value="-0.000333333333333408" calcext:value-type="float">
            <text:p>-0.0003</text:p>
          </table:table-cell>
          <table:table-cell office:value-type="float" office:value="-0.00100000000000022" calcext:value-type="float">
            <text:p>-0.0010</text:p>
          </table:table-cell>
          <table:table-cell office:value-type="float" office:value="-0.000333333333333408" calcext:value-type="float">
            <text:p>-0.0003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00333333333333408" calcext:value-type="float">
            <text:p>-0.0003</text:p>
          </table:table-cell>
          <table:table-cell table:number-columns-repeated="2" office:value-type="float" office:value="0.000666666666666593" calcext:value-type="float">
            <text:p>0.00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-0.0138666666666665" calcext:value-type="float">
            <text:p>-0.0139</text:p>
          </table:table-cell>
          <table:table-cell office:value-type="float" office:value="-0.000733333333333142" calcext:value-type="float">
            <text:p>-0.0007</text:p>
          </table:table-cell>
          <table:table-cell office:value-type="float" office:value="-0.00133333333333319" calcext:value-type="float">
            <text:p>-0.0013</text:p>
          </table:table-cell>
          <table:table-cell office:value-type="float" office:value="-0.00653333333333306" calcext:value-type="float">
            <text:p>-0.0065</text:p>
          </table:table-cell>
          <table:table-cell office:value-type="float" office:value="-0.000266666666666637" calcext:value-type="float">
            <text:p>-0.0003</text:p>
          </table:table-cell>
          <table:table-cell office:value-type="float" office:value="-0.00086666666666646" calcext:value-type="float">
            <text:p>-0.0009</text:p>
          </table:table-cell>
          <table:table-cell office:value-type="float" office:value="0.00126666666666686" calcext:value-type="float">
            <text:p>0.0013</text:p>
          </table:table-cell>
          <table:table-cell office:value-type="float" office:value="0.000933333333333453" calcext:value-type="float">
            <text:p>0.0009</text:p>
          </table:table-cell>
          <table:table-cell office:value-type="float" office:value="0.00133333333333341" calcext:value-type="float">
            <text:p>0.0013</text:p>
          </table:table-cell>
          <table:table-cell office:value-type="float" office:value="0.00200000000000022" calcext:value-type="float">
            <text:p>0.0020</text:p>
          </table:table-cell>
          <table:table-cell office:value-type="float" office:value="0.000866666666666682" calcext:value-type="float">
            <text:p>0.0009</text:p>
          </table:table-cell>
          <table:table-cell office:value-type="float" office:value="0.00146666666666695" calcext:value-type="float">
            <text:p>0.0015</text:p>
          </table:table-cell>
          <table:table-cell office:value-type="float" office:value="0.00133333333333363" calcext:value-type="float">
            <text:p>0.0013</text:p>
          </table:table-cell>
          <table:table-cell office:value-type="float" office:value="0.000933333333333453" calcext:value-type="float">
            <text:p>0.0009</text:p>
          </table:table-cell>
          <table:table-cell office:value-type="float" office:value="0.00193333333333345" calcext:value-type="float">
            <text:p>0.0019</text:p>
          </table:table-cell>
          <table:table-cell office:value-type="float" office:value="0.00226666666666686" calcext:value-type="float">
            <text:p>0.0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00839999999999996" calcext:value-type="float">
            <text:p>0.0084</text:p>
          </table:table-cell>
          <table:table-cell office:value-type="float" office:value="-0.00560000000000005" calcext:value-type="float">
            <text:p>-0.0056</text:p>
          </table:table-cell>
          <table:table-cell office:value-type="float" office:value="0.00959999999999994" calcext:value-type="float">
            <text:p>0.0096</text:p>
          </table:table-cell>
          <table:table-cell office:value-type="float" office:value="0.00639999999999996" calcext:value-type="float">
            <text:p>0.0064</text:p>
          </table:table-cell>
          <table:table-cell office:value-type="float" office:value="0.00839999999999996" calcext:value-type="float">
            <text:p>0.0084</text:p>
          </table:table-cell>
          <table:table-cell office:value-type="float" office:value="0.00359999999999994" calcext:value-type="float">
            <text:p>0.0036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719999999999998" calcext:value-type="float">
            <text:p>0.0072</text:p>
          </table:table-cell>
          <table:table-cell office:value-type="float" office:value="0.00919999999999999" calcext:value-type="float">
            <text:p>0.0092</text:p>
          </table:table-cell>
          <table:table-cell office:value-type="float" office:value="0.00679999999999992" calcext:value-type="float">
            <text:p>0.0068</text:p>
          </table:table-cell>
          <table:table-cell office:value-type="float" office:value="0.00519999999999998" calcext:value-type="float">
            <text:p>0.0052</text:p>
          </table:table-cell>
          <table:table-cell office:value-type="float" office:value="0.00679999999999992" calcext:value-type="float">
            <text:p>0.0068</text:p>
          </table:table-cell>
          <table:table-cell office:value-type="float" office:value="0.00879999999999992" calcext:value-type="float">
            <text:p>0.0088</text:p>
          </table:table-cell>
          <table:table-cell office:value-type="float" office:value="0.00519999999999998" calcext:value-type="float">
            <text:p>0.0052</text:p>
          </table:table-cell>
          <table:table-cell office:value-type="float" office:value="0.00679999999999992" calcext:value-type="float">
            <text:p>0.0068</text:p>
          </table:table-cell>
          <table:table-cell office:value-type="float" office:value="0.00759999999999994" calcext:value-type="float">
            <text:p>0.0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00679999999999992" calcext:value-type="float">
            <text:p>0.0068</text:p>
          </table:table-cell>
          <table:table-cell office:value-type="float" office:value="-0.00160000000000005" calcext:value-type="float">
            <text:p>-0.0016</text:p>
          </table:table-cell>
          <table:table-cell office:value-type="float" office:value="0.0079999999999999" calcext:value-type="float">
            <text:p>0.0080</text:p>
          </table:table-cell>
          <table:table-cell office:value-type="float" office:value="0.00599999999999989" calcext:value-type="float">
            <text:p>0.0060</text:p>
          </table:table-cell>
          <table:table-cell office:value-type="float" office:value="0.00879999999999992" calcext:value-type="float">
            <text:p>0.0088</text:p>
          </table:table-cell>
          <table:table-cell office:value-type="float" office:value="0.00639999999999996" calcext:value-type="float">
            <text:p>0.0064</text:p>
          </table:table-cell>
          <table:table-cell office:value-type="float" office:value="0.00959999999999994" calcext:value-type="float">
            <text:p>0.0096</text:p>
          </table:table-cell>
          <table:table-cell office:value-type="float" office:value="0.00599999999999989" calcext:value-type="float">
            <text:p>0.0060</text:p>
          </table:table-cell>
          <table:table-cell office:value-type="float" office:value="0.00879999999999992" calcext:value-type="float">
            <text:p>0.0088</text:p>
          </table:table-cell>
          <table:table-cell table:number-columns-repeated="2" office:value-type="float" office:value="0.00399999999999989" calcext:value-type="float">
            <text:p>0.0040</text:p>
          </table:table-cell>
          <table:table-cell table:number-columns-repeated="2" office:value-type="float" office:value="0.00719999999999998" calcext:value-type="float">
            <text:p>0.0072</text:p>
          </table:table-cell>
          <table:table-cell office:value-type="float" office:value="0.00159999999999993" calcext:value-type="float">
            <text:p>0.0016</text:p>
          </table:table-cell>
          <table:table-cell office:value-type="float" office:value="0.00559999999999994" calcext:value-type="float">
            <text:p>0.0056</text:p>
          </table:table-cell>
          <table:table-cell office:value-type="float" office:value="0.00519999999999998" calcext:value-type="float">
            <text:p>0.00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00559999999999994" calcext:value-type="float">
            <text:p>0.0056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.00839999999999996" calcext:value-type="float">
            <text:p>0.0084</text:p>
          </table:table-cell>
          <table:table-cell office:value-type="float" office:value="0.00439999999999996" calcext:value-type="float">
            <text:p>0.0044</text:p>
          </table:table-cell>
          <table:table-cell office:value-type="float" office:value="0.00639999999999996" calcext:value-type="float">
            <text:p>0.0064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719999999999998" calcext:value-type="float">
            <text:p>0.0072</text:p>
          </table:table-cell>
          <table:table-cell office:value-type="float" office:value="0.00359999999999994" calcext:value-type="float">
            <text:p>0.0036</text:p>
          </table:table-cell>
          <table:table-cell office:value-type="float" office:value="0.00559999999999994" calcext:value-type="float">
            <text:p>0.0056</text:p>
          </table:table-cell>
          <table:table-cell office:value-type="float" office:value="0.00359999999999994" calcext:value-type="float">
            <text:p>0.0036</text:p>
          </table:table-cell>
          <table:table-cell office:value-type="float" office:value="0.00600000000000001" calcext:value-type="float">
            <text:p>0.0060</text:p>
          </table:table-cell>
          <table:table-cell office:value-type="float" office:value="0.00279999999999991" calcext:value-type="float">
            <text:p>0.0028</text:p>
          </table:table-cell>
          <table:table-cell office:value-type="float" office:value="0.00679999999999992" calcext:value-type="float">
            <text:p>0.0068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519999999999998" calcext:value-type="float">
            <text:p>0.0052</text:p>
          </table:table-cell>
          <table:table-cell office:value-type="float" office:value="0.00359999999999994" calcext:value-type="float">
            <text:p>0.0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00640000000000007" calcext:value-type="float">
            <text:p>0.0064</text:p>
          </table:table-cell>
          <table:table-cell office:value-type="float" office:value="-0.00519999999999998" calcext:value-type="float">
            <text:p>-0.0052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560000000000005" calcext:value-type="float">
            <text:p>0.0056</text:p>
          </table:table-cell>
          <table:table-cell office:value-type="float" office:value="0.00640000000000007" calcext:value-type="float">
            <text:p>0.0064</text:p>
          </table:table-cell>
          <table:table-cell office:value-type="float" office:value="0.00519999999999998" calcext:value-type="float">
            <text:p>0.0052</text:p>
          </table:table-cell>
          <table:table-cell office:value-type="float" office:value="0.00919999999999999" calcext:value-type="float">
            <text:p>0.0092</text:p>
          </table:table-cell>
          <table:table-cell office:value-type="float" office:value="0.00319999999999998" calcext:value-type="float">
            <text:p>0.0032</text:p>
          </table:table-cell>
          <table:table-cell office:value-type="float" office:value="0.00760000000000005" calcext:value-type="float">
            <text:p>0.0076</text:p>
          </table:table-cell>
          <table:table-cell office:value-type="float" office:value="0.00360000000000005" calcext:value-type="float">
            <text:p>0.0036</text:p>
          </table:table-cell>
          <table:table-cell office:value-type="float" office:value="0.00680000000000003" calcext:value-type="float">
            <text:p>0.0068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719999999999998" calcext:value-type="float">
            <text:p>0.0072</text:p>
          </table:table-cell>
          <table:table-cell office:value-type="float" office:value="0.00440000000000007" calcext:value-type="float">
            <text:p>0.0044</text:p>
          </table:table-cell>
          <table:table-cell office:value-type="float" office:value="0.00680000000000003" calcext:value-type="float">
            <text:p>0.0068</text:p>
          </table:table-cell>
          <table:table-cell office:value-type="float" office:value="0.004" calcext:value-type="float">
            <text:p>0.00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00719999999999998" calcext:value-type="float">
            <text:p>0.0072</text:p>
          </table:table-cell>
          <table:table-cell office:value-type="float" office:value="-0.00360000000000005" calcext:value-type="float">
            <text:p>-0.0036</text:p>
          </table:table-cell>
          <table:table-cell office:value-type="float" office:value="0.00959999999999994" calcext:value-type="float">
            <text:p>0.0096</text:p>
          </table:table-cell>
          <table:table-cell office:value-type="float" office:value="0.00599999999999989" calcext:value-type="float">
            <text:p>0.0060</text:p>
          </table:table-cell>
          <table:table-cell office:value-type="float" office:value="0.0079999999999999" calcext:value-type="float">
            <text:p>0.0080</text:p>
          </table:table-cell>
          <table:table-cell office:value-type="float" office:value="0.00519999999999998" calcext:value-type="float">
            <text:p>0.0052</text:p>
          </table:table-cell>
          <table:table-cell office:value-type="float" office:value="0.00919999999999999" calcext:value-type="float">
            <text:p>0.0092</text:p>
          </table:table-cell>
          <table:table-cell office:value-type="float" office:value="0.00439999999999996" calcext:value-type="float">
            <text:p>0.0044</text:p>
          </table:table-cell>
          <table:table-cell office:value-type="float" office:value="0.00719999999999998" calcext:value-type="float">
            <text:p>0.0072</text:p>
          </table:table-cell>
          <table:table-cell office:value-type="float" office:value="0.00319999999999998" calcext:value-type="float">
            <text:p>0.0032</text:p>
          </table:table-cell>
          <table:table-cell office:value-type="float" office:value="0.00599999999999989" calcext:value-type="float">
            <text:p>0.0060</text:p>
          </table:table-cell>
          <table:table-cell office:value-type="float" office:value="0.00399999999999989" calcext:value-type="float">
            <text:p>0.0040</text:p>
          </table:table-cell>
          <table:table-cell office:value-type="float" office:value="0.00719999999999998" calcext:value-type="float">
            <text:p>0.0072</text:p>
          </table:table-cell>
          <table:table-cell office:value-type="float" office:value="0.00399999999999989" calcext:value-type="float">
            <text:p>0.0040</text:p>
          </table:table-cell>
          <table:table-cell office:value-type="float" office:value="0.00759999999999994" calcext:value-type="float">
            <text:p>0.0076</text:p>
          </table:table-cell>
          <table:table-cell office:value-type="float" office:value="0.00439999999999996" calcext:value-type="float">
            <text:p>0.004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0.00688" calcext:value-type="float">
            <text:p>0.0069</text:p>
          </table:table-cell>
          <table:table-cell office:value-type="float" office:value="-0.00400000000000011" calcext:value-type="float">
            <text:p>-0.0040</text:p>
          </table:table-cell>
          <table:table-cell office:value-type="float" office:value="0.00871999999999995" calcext:value-type="float">
            <text:p>0.0087</text:p>
          </table:table-cell>
          <table:table-cell office:value-type="float" office:value="0.00567999999999991" calcext:value-type="float">
            <text:p>0.0057</text:p>
          </table:table-cell>
          <table:table-cell office:value-type="float" office:value="0.00759999999999983" calcext:value-type="float">
            <text:p>0.0076</text:p>
          </table:table-cell>
          <table:table-cell office:value-type="float" office:value="0.00527999999999995" calcext:value-type="float">
            <text:p>0.0053</text:p>
          </table:table-cell>
          <table:table-cell office:value-type="float" office:value="0.00824000000000003" calcext:value-type="float">
            <text:p>0.0082</text:p>
          </table:table-cell>
          <table:table-cell office:value-type="float" office:value="0.00487999999999977" calcext:value-type="float">
            <text:p>0.0049</text:p>
          </table:table-cell>
          <table:table-cell office:value-type="float" office:value="0.00767999999999991" calcext:value-type="float">
            <text:p>0.0077</text:p>
          </table:table-cell>
          <table:table-cell office:value-type="float" office:value="0.00423999999999991" calcext:value-type="float">
            <text:p>0.0042</text:p>
          </table:table-cell>
          <table:table-cell office:value-type="float" office:value="0.00559999999999994" calcext:value-type="float">
            <text:p>0.0056</text:p>
          </table:table-cell>
          <table:table-cell office:value-type="float" office:value="0.00495999999999996" calcext:value-type="float">
            <text:p>0.0050</text:p>
          </table:table-cell>
          <table:table-cell office:value-type="float" office:value="0.00743999999999989" calcext:value-type="float">
            <text:p>0.0074</text:p>
          </table:table-cell>
          <table:table-cell office:value-type="float" office:value="0.00383999999999995" calcext:value-type="float">
            <text:p>0.0038</text:p>
          </table:table-cell>
          <table:table-cell office:value-type="float" office:value="0.00639999999999985" calcext:value-type="float">
            <text:p>0.0064</text:p>
          </table:table-cell>
          <table:table-cell office:value-type="float" office:value="0.00495999999999996" calcext:value-type="float">
            <text:p>0.00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-0.000500000000000056" calcext:value-type="float">
            <text:p>-0.0005</text:p>
          </table:table-cell>
          <table:table-cell office:value-type="float" office:value="-0.00650000000000017" calcext:value-type="float">
            <text:p>-0.0065</text:p>
          </table:table-cell>
          <table:table-cell office:value-type="float" office:value="-0.00150000000000006" calcext:value-type="float">
            <text:p>-0.0015</text:p>
          </table:table-cell>
          <table:table-cell office:value-type="float" office:value="-0.002" calcext:value-type="float">
            <text:p>-0.002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-0.00449999999999995" calcext:value-type="float">
            <text:p>-0.0045</text:p>
          </table:table-cell>
          <table:table-cell office:value-type="float" office:value="0.000499999999999945" calcext:value-type="float">
            <text:p>0.0005</text:p>
          </table:table-cell>
          <table:table-cell office:value-type="float" office:value="-0.00300000000000011" calcext:value-type="float">
            <text:p>-0.003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-0.00350000000000006" calcext:value-type="float">
            <text:p>-0.0035</text:p>
          </table:table-cell>
          <table:table-cell office:value-type="float" office:value="-0.00549999999999995" calcext:value-type="float">
            <text:p>-0.0055</text:p>
          </table:table-cell>
          <table:table-cell office:value-type="float" office:value="-0.00150000000000006" calcext:value-type="float">
            <text:p>-0.0015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0399999999999989" calcext:value-type="float">
            <text:p>-0.00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00249999999999995" calcext:value-type="float">
            <text:p>0.0025</text:p>
          </table:table-cell>
          <table:table-cell office:value-type="float" office:value="-0.00549999999999995" calcext:value-type="float">
            <text:p>-0.0055</text:p>
          </table:table-cell>
          <table:table-cell table:number-columns-repeated="2" office:value-type="float" office:value="0.000499999999999945" calcext:value-type="float">
            <text:p>0.0005</text:p>
          </table:table-cell>
          <table:table-cell table:number-columns-repeated="2" office:value-type="float" office:value="0.00149999999999995" calcext:value-type="float">
            <text:p>0.0015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999999999995" calcext:value-type="float">
            <text:p>0.0015</text:p>
          </table:table-cell>
          <table:table-cell office:value-type="float" office:value="-0.00150000000000006" calcext:value-type="float">
            <text:p>-0.0015</text:p>
          </table:table-cell>
          <table:table-cell office:value-type="float" office:value="0.00350000000000006" calcext:value-type="float">
            <text:p>0.0035</text:p>
          </table:table-cell>
          <table:table-cell table:number-columns-repeated="2" office:value-type="float" office:value="-0.00100000000000011" calcext:value-type="float">
            <text:p>-0.0010</text:p>
          </table:table-cell>
          <table:table-cell office:value-type="float" office:value="0.00350000000000006" calcext:value-type="float">
            <text:p>0.0035</text:p>
          </table:table-cell>
          <table:table-cell office:value-type="float" office:value="0.000499999999999945" calcext:value-type="float">
            <text:p>0.0005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00500000000000012" calcext:value-type="float">
            <text:p>0.0050</text:p>
          </table:table-cell>
          <table:table-cell office:value-type="float" office:value="0.00200000000000022" calcext:value-type="float">
            <text:p>0.0020</text:p>
          </table:table-cell>
          <table:table-cell office:value-type="float" office:value="0.00350000000000006" calcext:value-type="float">
            <text:p>0.0035</text:p>
          </table:table-cell>
          <table:table-cell office:value-type="float" office:value="0.00450000000000006" calcext:value-type="float">
            <text:p>0.0045</text:p>
          </table:table-cell>
          <table:table-cell office:value-type="float" office:value="0.00600000000000012" calcext:value-type="float">
            <text:p>0.0060</text:p>
          </table:table-cell>
          <table:table-cell office:value-type="float" office:value="0.00400000000000011" calcext:value-type="float">
            <text:p>0.0040</text:p>
          </table:table-cell>
          <table:table-cell office:value-type="float" office:value="0.00900000000000001" calcext:value-type="float">
            <text:p>0.0090</text:p>
          </table:table-cell>
          <table:table-cell office:value-type="float" office:value="0.00600000000000012" calcext:value-type="float">
            <text:p>0.0060</text:p>
          </table:table-cell>
          <table:table-cell office:value-type="float" office:value="0.00450000000000006" calcext:value-type="float">
            <text:p>0.0045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0.00800000000000001" calcext:value-type="float">
            <text:p>0.0080</text:p>
          </table:table-cell>
          <table:table-cell office:value-type="float" office:value="0.00550000000000006" calcext:value-type="float">
            <text:p>0.0055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0.00600000000000012" calcext:value-type="float">
            <text:p>0.006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00000000000011" calcext:value-type="float">
            <text:p>0.00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00350000000000006" calcext:value-type="float">
            <text:p>0.0035</text:p>
          </table:table-cell>
          <table:table-cell office:value-type="float" office:value="0" calcext:value-type="float">
            <text:p>0.0000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250000000000006" calcext:value-type="float">
            <text:p>0.0025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600000000000012" calcext:value-type="float">
            <text:p>0.0060</text:p>
          </table:table-cell>
          <table:table-cell office:value-type="float" office:value="0.00400000000000011" calcext:value-type="float">
            <text:p>0.0040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-0.00250000000000006" calcext:value-type="float">
            <text:p>-0.0025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250000000000006" calcext:value-type="float">
            <text:p>0.0025</text:p>
          </table:table-cell>
          <table:table-cell table:number-columns-repeated="2" office:value-type="float" office:value="0.000500000000000056" calcext:value-type="float">
            <text:p>0.0005</text:p>
          </table:table-cell>
          <table:table-cell office:value-type="float" office:value="-0.000499999999999834" calcext:value-type="float">
            <text:p>-0.0005</text:p>
          </table:table-cell>
          <table:table-cell office:value-type="float" office:value="0.000500000000000056" calcext:value-type="float">
            <text:p>0.00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00350000000000006" calcext:value-type="float">
            <text:p>0.0035</text:p>
          </table:table-cell>
          <table:table-cell office:value-type="float" office:value="0.00100000000000011" calcext:value-type="float">
            <text:p>0.0010</text:p>
          </table:table-cell>
          <table:table-cell office:value-type="float" office:value="0.00250000000000006" calcext:value-type="float">
            <text:p>0.0025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0.00250000000000006" calcext:value-type="float">
            <text:p>0.0025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0.00250000000000006" calcext:value-type="float">
            <text:p>0.0025</text:p>
          </table:table-cell>
          <table:table-cell office:value-type="float" office:value="0.00200000000000011" calcext:value-type="float">
            <text:p>0.0020</text:p>
          </table:table-cell>
          <table:table-cell office:value-type="float" office:value="0.00100000000000011" calcext:value-type="float">
            <text:p>0.0010</text:p>
          </table:table-cell>
          <table:table-cell office:value-type="float" office:value="2.22044604925031E-016" calcext:value-type="float">
            <text:p>0.0000</text:p>
          </table:table-cell>
          <table:table-cell office:value-type="float" office:value="0.00250000000000006" calcext:value-type="float">
            <text:p>0.0025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000000000006" calcext:value-type="float">
            <text:p>0.0025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0.00100000000000011" calcext:value-type="float">
            <text:p>0.001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0.00280000000000002" calcext:value-type="float">
            <text:p>0.0028</text:p>
          </table:table-cell>
          <table:table-cell office:value-type="float" office:value="-0.00179999999999991" calcext:value-type="float">
            <text:p>-0.0018</text:p>
          </table:table-cell>
          <table:table-cell office:value-type="float" office:value="0.00129999999999997" calcext:value-type="float">
            <text:p>0.0013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0.00229999999999997" calcext:value-type="float">
            <text:p>0.0023</text:p>
          </table:table-cell>
          <table:table-cell office:value-type="float" office:value="0.000900000000000012" calcext:value-type="float">
            <text:p>0.0009</text:p>
          </table:table-cell>
          <table:table-cell office:value-type="float" office:value="0.00419999999999998" calcext:value-type="float">
            <text:p>0.0042</text:p>
          </table:table-cell>
          <table:table-cell office:value-type="float" office:value="0.00180000000000013" calcext:value-type="float">
            <text:p>0.0018</text:p>
          </table:table-cell>
          <table:table-cell office:value-type="float" office:value="0.00150000000000006" calcext:value-type="float">
            <text:p>0.0015</text:p>
          </table:table-cell>
          <table:table-cell office:value-type="float" office:value="-0.000900000000000012" calcext:value-type="float">
            <text:p>-0.0009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00900000000000012" calcext:value-type="float">
            <text:p>-0.0009</text:p>
          </table:table-cell>
          <table:table-cell office:value-type="float" office:value="0.00220000000000009" calcext:value-type="float">
            <text:p>0.0022</text:p>
          </table:table-cell>
          <table:table-cell office:value-type="float" office:value="0.000700000000000034" calcext:value-type="float">
            <text:p>0.0007</text:p>
          </table:table-cell>
          <table:table-cell office:value-type="float" office:value="0.0001000000000001" calcext:value-type="float">
            <text:p>0.00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044444444444447" calcext:value-type="float">
            <text:p>-0.0044</text:p>
          </table:table-cell>
          <table:table-cell office:value-type="float" office:value="-0.00656898656898663" calcext:value-type="float">
            <text:p>-0.0066</text:p>
          </table:table-cell>
          <table:table-cell office:value-type="float" office:value="0.0176800976800976" calcext:value-type="float">
            <text:p>0.0177</text:p>
          </table:table-cell>
          <table:table-cell office:value-type="float" office:value="-0.0309890109890111" calcext:value-type="float">
            <text:p>-0.0310</text:p>
          </table:table-cell>
          <table:table-cell office:value-type="float" office:value="-0.00227106227106244" calcext:value-type="float">
            <text:p>-0.0023</text:p>
          </table:table-cell>
          <table:table-cell office:value-type="float" office:value="-0.00666666666666671" calcext:value-type="float">
            <text:p>-0.0067</text:p>
          </table:table-cell>
          <table:table-cell office:value-type="float" office:value="0.0156288156288156" calcext:value-type="float">
            <text:p>0.0156</text:p>
          </table:table-cell>
          <table:table-cell office:value-type="float" office:value="-0.0221978021978023" calcext:value-type="float">
            <text:p>-0.0222</text:p>
          </table:table-cell>
          <table:table-cell office:value-type="float" office:value="0.00671550671550669" calcext:value-type="float">
            <text:p>0.0067</text:p>
          </table:table-cell>
          <table:table-cell office:value-type="float" office:value="-0.0155555555555558" calcext:value-type="float">
            <text:p>-0.0156</text:p>
          </table:table-cell>
          <table:table-cell office:value-type="float" office:value="0.0222466422466421" calcext:value-type="float">
            <text:p>0.0222</text:p>
          </table:table-cell>
          <table:table-cell office:value-type="float" office:value="0.0000732600732598065" calcext:value-type="float">
            <text:p>0.0001</text:p>
          </table:table-cell>
          <table:table-cell office:value-type="float" office:value="-0.00222222222222224" calcext:value-type="float">
            <text:p>-0.0022</text:p>
          </table:table-cell>
          <table:table-cell office:value-type="float" office:value="-0.0154090354090356" calcext:value-type="float">
            <text:p>-0.0154</text:p>
          </table:table-cell>
          <table:table-cell office:value-type="float" office:value="0.0177533577533576" calcext:value-type="float">
            <text:p>0.0178</text:p>
          </table:table-cell>
          <table:table-cell office:value-type="float" office:value="0.00241758241758239" calcext:value-type="float">
            <text:p>0.00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22148962148962" calcext:value-type="float">
            <text:p>-0.0221</text:p>
          </table:table-cell>
          <table:table-cell office:value-type="float" office:value="0.00446886446886452" calcext:value-type="float">
            <text:p>0.0045</text:p>
          </table:table-cell>
          <table:table-cell office:value-type="float" office:value="-0.00212454212454205" calcext:value-type="float">
            <text:p>-0.0021</text:p>
          </table:table-cell>
          <table:table-cell office:value-type="float" office:value="-0.0376068376068376" calcext:value-type="float">
            <text:p>-0.0376</text:p>
          </table:table-cell>
          <table:table-cell office:value-type="float" office:value="-0.00886446886446879" calcext:value-type="float">
            <text:p>-0.0089</text:p>
          </table:table-cell>
          <table:table-cell office:value-type="float" office:value="-0.00884004884004874" calcext:value-type="float">
            <text:p>-0.0088</text:p>
          </table:table-cell>
          <table:table-cell office:value-type="float" office:value="0.00224664224664228" calcext:value-type="float">
            <text:p>0.0022</text:p>
          </table:table-cell>
          <table:table-cell office:value-type="float" office:value="-0.00222222222222213" calcext:value-type="float">
            <text:p>-0.0022</text:p>
          </table:table-cell>
          <table:table-cell office:value-type="float" office:value="0.0000732600732601396" calcext:value-type="float">
            <text:p>0.0001</text:p>
          </table:table-cell>
          <table:table-cell office:value-type="float" office:value="-0.0177289377289376" calcext:value-type="float">
            <text:p>-0.0177</text:p>
          </table:table-cell>
          <table:table-cell office:value-type="float" office:value="0.00222222222222224" calcext:value-type="float">
            <text:p>0.0022</text:p>
          </table:table-cell>
          <table:table-cell office:value-type="float" office:value="0.00224664224664228" calcext:value-type="float">
            <text:p>0.0022</text:p>
          </table:table-cell>
          <table:table-cell table:number-columns-repeated="2" office:value-type="float" office:value="-0.00446886446886441" calcext:value-type="float">
            <text:p>-0.0045</text:p>
          </table:table-cell>
          <table:table-cell office:value-type="float" office:value="0.0198778998778999" calcext:value-type="float">
            <text:p>0.0199</text:p>
          </table:table-cell>
          <table:table-cell office:value-type="float" office:value="-0.0000244200244199355" calcext:value-type="float">
            <text:p>0.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353846153846155" calcext:value-type="float">
            <text:p>-0.0354</text:p>
          </table:table-cell>
          <table:table-cell office:value-type="float" office:value="-0.00437118437118433" calcext:value-type="float">
            <text:p>-0.0044</text:p>
          </table:table-cell>
          <table:table-cell office:value-type="float" office:value="-0.00871794871794862" calcext:value-type="float">
            <text:p>-0.0087</text:p>
          </table:table-cell>
          <table:table-cell office:value-type="float" office:value="-0.0397313797313797" calcext:value-type="float">
            <text:p>-0.0397</text:p>
          </table:table-cell>
          <table:table-cell office:value-type="float" office:value="-0.00881562881562881" calcext:value-type="float">
            <text:p>-0.0088</text:p>
          </table:table-cell>
          <table:table-cell office:value-type="float" office:value="-0.022075702075702" calcext:value-type="float">
            <text:p>-0.0221</text:p>
          </table:table-cell>
          <table:table-cell office:value-type="float" office:value="-0.0132356532356531" calcext:value-type="float">
            <text:p>-0.0132</text:p>
          </table:table-cell>
          <table:table-cell office:value-type="float" office:value="-0.0132112332112332" calcext:value-type="float">
            <text:p>-0.0132</text:p>
          </table:table-cell>
          <table:table-cell office:value-type="float" office:value="-0.00207570207570207" calcext:value-type="float">
            <text:p>-0.0021</text:p>
          </table:table-cell>
          <table:table-cell office:value-type="float" office:value="-0.0242979242979242" calcext:value-type="float">
            <text:p>-0.0243</text:p>
          </table:table-cell>
          <table:table-cell office:value-type="float" office:value="0.00446886446886452" calcext:value-type="float">
            <text:p>0.0045</text:p>
          </table:table-cell>
          <table:table-cell office:value-type="float" office:value="-0.00884004884004874" calcext:value-type="float">
            <text:p>-0.0088</text:p>
          </table:table-cell>
          <table:table-cell office:value-type="float" office:value="-0.00659340659340657" calcext:value-type="float">
            <text:p>-0.0066</text:p>
          </table:table-cell>
          <table:table-cell office:value-type="float" office:value="-0.0198534798534797" calcext:value-type="float">
            <text:p>-0.0199</text:p>
          </table:table-cell>
          <table:table-cell office:value-type="float" office:value="-0.00222222222222224" calcext:value-type="float">
            <text:p>-0.0022</text:p>
          </table:table-cell>
          <table:table-cell office:value-type="float" office:value="-0.00661782661782662" calcext:value-type="float">
            <text:p>-0.00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375824175824176" calcext:value-type="float">
            <text:p>-0.0376</text:p>
          </table:table-cell>
          <table:table-cell office:value-type="float" office:value="-0.00876678876678871" calcext:value-type="float">
            <text:p>-0.0088</text:p>
          </table:table-cell>
          <table:table-cell office:value-type="float" office:value="-0.0219536019536019" calcext:value-type="float">
            <text:p>-0.0220</text:p>
          </table:table-cell>
          <table:table-cell office:value-type="float" office:value="-0.0353601953601952" calcext:value-type="float">
            <text:p>-0.0354</text:p>
          </table:table-cell>
          <table:table-cell office:value-type="float" office:value="-0.0176068376068376" calcext:value-type="float">
            <text:p>-0.0176</text:p>
          </table:table-cell>
          <table:table-cell office:value-type="float" office:value="-0.0198778998778998" calcext:value-type="float">
            <text:p>-0.0199</text:p>
          </table:table-cell>
          <table:table-cell office:value-type="float" office:value="-0.0109645909645909" calcext:value-type="float">
            <text:p>-0.0110</text:p>
          </table:table-cell>
          <table:table-cell office:value-type="float" office:value="-0.00652014652014643" calcext:value-type="float">
            <text:p>-0.0065</text:p>
          </table:table-cell>
          <table:table-cell office:value-type="float" office:value="-0.00429792429792431" calcext:value-type="float">
            <text:p>-0.0043</text:p>
          </table:table-cell>
          <table:table-cell office:value-type="float" office:value="-0.033113553113553" calcext:value-type="float">
            <text:p>-0.0331</text:p>
          </table:table-cell>
          <table:table-cell office:value-type="float" office:value="-0.00212454212454205" calcext:value-type="float">
            <text:p>-0.0021</text:p>
          </table:table-cell>
          <table:table-cell office:value-type="float" office:value="-0.0154334554334553" calcext:value-type="float">
            <text:p>-0.0154</text:p>
          </table:table-cell>
          <table:table-cell office:value-type="float" office:value="-0.0021489621489621" calcext:value-type="float">
            <text:p>-0.0021</text:p>
          </table:table-cell>
          <table:table-cell office:value-type="float" office:value="-0.0220512820512819" calcext:value-type="float">
            <text:p>-0.0221</text:p>
          </table:table-cell>
          <table:table-cell office:value-type="float" office:value="0.00222222222222224" calcext:value-type="float">
            <text:p>0.0022</text:p>
          </table:table-cell>
          <table:table-cell office:value-type="float" office:value="-0.00876678876678871" calcext:value-type="float">
            <text:p>-0.00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375335775335776" calcext:value-type="float">
            <text:p>-0.0375</text:p>
          </table:table-cell>
          <table:table-cell office:value-type="float" office:value="-0.00432234432234435" calcext:value-type="float">
            <text:p>-0.0043</text:p>
          </table:table-cell>
          <table:table-cell office:value-type="float" office:value="-0.0064468864468864" calcext:value-type="float">
            <text:p>-0.0064</text:p>
          </table:table-cell>
          <table:table-cell office:value-type="float" office:value="-0.0330891330891332" calcext:value-type="float">
            <text:p>-0.0331</text:p>
          </table:table-cell>
          <table:table-cell office:value-type="float" office:value="-0.0064957264957265" calcext:value-type="float">
            <text:p>-0.0065</text:p>
          </table:table-cell>
          <table:table-cell office:value-type="float" office:value="-0.0154578754578755" calcext:value-type="float">
            <text:p>-0.0155</text:p>
          </table:table-cell>
          <table:table-cell office:value-type="float" office:value="-0.00429792429792431" calcext:value-type="float">
            <text:p>-0.0043</text:p>
          </table:table-cell>
          <table:table-cell office:value-type="float" office:value="0.00459096459096453" calcext:value-type="float">
            <text:p>0.0046</text:p>
          </table:table-cell>
          <table:table-cell office:value-type="float" office:value="-0.00207570207570207" calcext:value-type="float">
            <text:p>-0.0021</text:p>
          </table:table-cell>
          <table:table-cell office:value-type="float" office:value="-0.0242490842490842" calcext:value-type="float">
            <text:p>-0.0242</text:p>
          </table:table-cell>
          <table:table-cell office:value-type="float" office:value="0.0045177045177045" calcext:value-type="float">
            <text:p>0.0045</text:p>
          </table:table-cell>
          <table:table-cell office:value-type="float" office:value="-0.00874236874236878" calcext:value-type="float">
            <text:p>-0.0087</text:p>
          </table:table-cell>
          <table:table-cell office:value-type="float" office:value="0.0045177045177045" calcext:value-type="float">
            <text:p>0.0045</text:p>
          </table:table-cell>
          <table:table-cell office:value-type="float" office:value="-0.0175579975579975" calcext:value-type="float">
            <text:p>-0.0176</text:p>
          </table:table-cell>
          <table:table-cell office:value-type="float" office:value="0.00891330891330888" calcext:value-type="float">
            <text:p>0.0089</text:p>
          </table:table-cell>
          <table:table-cell office:value-type="float" office:value="-0.00429792429792431" calcext:value-type="float">
            <text:p>-0.004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-0.0274188034188034" calcext:value-type="float">
            <text:p>-0.0274</text:p>
          </table:table-cell>
          <table:table-cell office:value-type="float" office:value="-0.00391208791208786" calcext:value-type="float">
            <text:p>-0.0039</text:p>
          </table:table-cell>
          <table:table-cell office:value-type="float" office:value="-0.0043125763125762" calcext:value-type="float">
            <text:p>-0.0043</text:p>
          </table:table-cell>
          <table:table-cell office:value-type="float" office:value="-0.0353553113553113" calcext:value-type="float">
            <text:p>-0.0354</text:p>
          </table:table-cell>
          <table:table-cell office:value-type="float" office:value="-0.00881074481074473" calcext:value-type="float">
            <text:p>-0.0088</text:p>
          </table:table-cell>
          <table:table-cell office:value-type="float" office:value="-0.0145836385836384" calcext:value-type="float">
            <text:p>-0.0146</text:p>
          </table:table-cell>
          <table:table-cell office:value-type="float" office:value="-0.00212454212454194" calcext:value-type="float">
            <text:p>-0.0021</text:p>
          </table:table-cell>
          <table:table-cell office:value-type="float" office:value="-0.00791208791208797" calcext:value-type="float">
            <text:p>-0.0079</text:p>
          </table:table-cell>
          <table:table-cell office:value-type="float" office:value="-0.000332112332112278" calcext:value-type="float">
            <text:p>-0.0003</text:p>
          </table:table-cell>
          <table:table-cell office:value-type="float" office:value="-0.022989010989011" calcext:value-type="float">
            <text:p>-0.0230</text:p>
          </table:table-cell>
          <table:table-cell office:value-type="float" office:value="0.00626617826617826" calcext:value-type="float">
            <text:p>0.0063</text:p>
          </table:table-cell>
          <table:table-cell office:value-type="float" office:value="-0.00613919413919417" calcext:value-type="float">
            <text:p>-0.0061</text:p>
          </table:table-cell>
          <table:table-cell office:value-type="float" office:value="-0.00218315018315018" calcext:value-type="float">
            <text:p>-0.0022</text:p>
          </table:table-cell>
          <table:table-cell office:value-type="float" office:value="-0.0158681318681317" calcext:value-type="float">
            <text:p>-0.0159</text:p>
          </table:table-cell>
          <table:table-cell office:value-type="float" office:value="0.00930891330891326" calcext:value-type="float">
            <text:p>0.0093</text:p>
          </table:table-cell>
          <table:table-cell office:value-type="float" office:value="-0.00345787545787535" calcext:value-type="float">
            <text:p>-0.00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203928334439286" calcext:value-type="float">
            <text:p>-0.0204</text:p>
          </table:table-cell>
          <table:table-cell office:value-type="float" office:value="0.00217916390179118" calcext:value-type="float">
            <text:p>0.0022</text:p>
          </table:table-cell>
          <table:table-cell office:value-type="float" office:value="-0.00290643662906442" calcext:value-type="float">
            <text:p>-0.0029</text:p>
          </table:table-cell>
          <table:table-cell office:value-type="float" office:value="-0.0101844724618451" calcext:value-type="float">
            <text:p>-0.0102</text:p>
          </table:table-cell>
          <table:table-cell office:value-type="float" office:value="-0.00509887193098901" calcext:value-type="float">
            <text:p>-0.0051</text:p>
          </table:table-cell>
          <table:table-cell office:value-type="float" office:value="-0.00436363636363668" calcext:value-type="float">
            <text:p>-0.0044</text:p>
          </table:table-cell>
          <table:table-cell office:value-type="float" office:value="-0.00364432647644342" calcext:value-type="float">
            <text:p>-0.0036</text:p>
          </table:table-cell>
          <table:table-cell office:value-type="float" office:value="-0.00364698075647008" calcext:value-type="float">
            <text:p>-0.0036</text:p>
          </table:table-cell>
          <table:table-cell office:value-type="float" office:value="-0.00436894492368967" calcext:value-type="float">
            <text:p>-0.0044</text:p>
          </table:table-cell>
          <table:table-cell office:value-type="float" office:value="-0.00437425348374287" calcext:value-type="float">
            <text:p>-0.0044</text:p>
          </table:table-cell>
          <table:table-cell office:value-type="float" office:value="-0.00291705374917084" calcext:value-type="float">
            <text:p>-0.0029</text:p>
          </table:table-cell>
          <table:table-cell office:value-type="float" office:value="-0.00000265428002688139" calcext:value-type="float">
            <text:p>0.0000</text:p>
          </table:table-cell>
          <table:table-cell office:value-type="float" office:value="-0.000729927007299458" calcext:value-type="float">
            <text:p>-0.0007</text:p>
          </table:table-cell>
          <table:table-cell office:value-type="float" office:value="-0.00218978102189804" calcext:value-type="float">
            <text:p>-0.0022</text:p>
          </table:table-cell>
          <table:table-cell office:value-type="float" office:value="-0.00145719973457226" calcext:value-type="float">
            <text:p>-0.0015</text:p>
          </table:table-cell>
          <table:table-cell office:value-type="float" office:value="-0.00218712674187149" calcext:value-type="float">
            <text:p>-0.00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96655607166556" calcext:value-type="float">
            <text:p>-0.0197</text:p>
          </table:table-cell>
          <table:table-cell office:value-type="float" office:value="0.00145454545454538" calcext:value-type="float">
            <text:p>0.0015</text:p>
          </table:table-cell>
          <table:table-cell office:value-type="float" office:value="-0.00145189117451883" calcext:value-type="float">
            <text:p>-0.0015</text:p>
          </table:table-cell>
          <table:table-cell office:value-type="float" office:value="-0.00800265428002644" calcext:value-type="float">
            <text:p>-0.0080</text:p>
          </table:table-cell>
          <table:table-cell office:value-type="float" office:value="-0.00145189117451883" calcext:value-type="float">
            <text:p>-0.0015</text:p>
          </table:table-cell>
          <table:table-cell office:value-type="float" office:value="-0.00144923689449228" calcext:value-type="float">
            <text:p>-0.0014</text:p>
          </table:table-cell>
          <table:table-cell office:value-type="float" office:value="-0.0014545454545456" calcext:value-type="float">
            <text:p>-0.0015</text:p>
          </table:table-cell>
          <table:table-cell office:value-type="float" office:value="0.00145719973457192" calcext:value-type="float">
            <text:p>0.0015</text:p>
          </table:table-cell>
          <table:table-cell office:value-type="float" office:value="0.00146250829462513" calcext:value-type="float">
            <text:p>0.0015</text:p>
          </table:table-cell>
          <table:table-cell office:value-type="float" office:value="-0.00218181818181806" calcext:value-type="float">
            <text:p>-0.0022</text:p>
          </table:table-cell>
          <table:table-cell office:value-type="float" office:value="0.00145719973457192" calcext:value-type="float">
            <text:p>0.0015</text:p>
          </table:table-cell>
          <table:table-cell office:value-type="float" office:value="0.00218978102189793" calcext:value-type="float">
            <text:p>0.0022</text:p>
          </table:table-cell>
          <table:table-cell office:value-type="float" office:value="0.00145719973457192" calcext:value-type="float">
            <text:p>0.0015</text:p>
          </table:table-cell>
          <table:table-cell office:value-type="float" office:value="0.00072992700729934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000265428002654833" calcext:value-type="float">
            <text:p>0.0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67511612475114" calcext:value-type="float">
            <text:p>-0.0168</text:p>
          </table:table-cell>
          <table:table-cell office:value-type="float" office:value="-0.000735235567352222" calcext:value-type="float">
            <text:p>-0.0007</text:p>
          </table:table-cell>
          <table:table-cell office:value-type="float" office:value="-0.00218181818181795" calcext:value-type="float">
            <text:p>-0.0022</text:p>
          </table:table-cell>
          <table:table-cell office:value-type="float" office:value="-0.00727803583278019" calcext:value-type="float">
            <text:p>-0.0073</text:p>
          </table:table-cell>
          <table:table-cell office:value-type="float" office:value="-0.00218447246184461" calcext:value-type="float">
            <text:p>-0.0022</text:p>
          </table:table-cell>
          <table:table-cell office:value-type="float" office:value="-0.00509090909090904" calcext:value-type="float">
            <text:p>-0.0051</text:p>
          </table:table-cell>
          <table:table-cell office:value-type="float" office:value="-0.000727272727272355" calcext:value-type="float">
            <text:p>-0.0007</text:p>
          </table:table-cell>
          <table:table-cell office:value-type="float" office:value="-0.00218712674187116" calcext:value-type="float">
            <text:p>-0.0022</text:p>
          </table:table-cell>
          <table:table-cell office:value-type="float" office:value="-0.00290909090909075" calcext:value-type="float">
            <text:p>-0.0029</text:p>
          </table:table-cell>
          <table:table-cell office:value-type="float" office:value="-0.00218447246184461" calcext:value-type="float">
            <text:p>-0.0022</text:p>
          </table:table-cell>
          <table:table-cell office:value-type="float" office:value="-0.000729927007299236" calcext:value-type="float">
            <text:p>-0.0007</text:p>
          </table:table-cell>
          <table:table-cell office:value-type="float" office:value="-0.000727272727272355" calcext:value-type="float">
            <text:p>-0.0007</text:p>
          </table:table-cell>
          <table:table-cell office:value-type="float" office:value="-0.00145719973457181" calcext:value-type="float">
            <text:p>-0.0015</text:p>
          </table:table-cell>
          <table:table-cell office:value-type="float" office:value="-0.00218712674187116" calcext:value-type="float">
            <text:p>-0.0022</text:p>
          </table:table-cell>
          <table:table-cell table:number-columns-repeated="2" office:value-type="float" office:value="-0.00145719973457181" calcext:value-type="float">
            <text:p>-0.00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52939615129396" calcext:value-type="float">
            <text:p>-0.0153</text:p>
          </table:table-cell>
          <table:table-cell office:value-type="float" office:value="0.00072461844724625" calcext:value-type="float">
            <text:p>0.0007</text:p>
          </table:table-cell>
          <table:table-cell office:value-type="float" office:value="-0.00290909090909075" calcext:value-type="float">
            <text:p>-0.0029</text:p>
          </table:table-cell>
          <table:table-cell office:value-type="float" office:value="-0.00727803583278031" calcext:value-type="float">
            <text:p>-0.0073</text:p>
          </table:table-cell>
          <table:table-cell office:value-type="float" office:value="-0.000724618447245917" calcext:value-type="float">
            <text:p>-0.0007</text:p>
          </table:table-cell>
          <table:table-cell office:value-type="float" office:value="-0.00144923689449239" calcext:value-type="float">
            <text:p>-0.0014</text:p>
          </table:table-cell>
          <table:table-cell office:value-type="float" office:value="0.00000265428002688139" calcext:value-type="float">
            <text:p>0.0000</text:p>
          </table:table-cell>
          <table:table-cell office:value-type="float" office:value="-0.000727272727272577" calcext:value-type="float">
            <text:p>-0.0007</text:p>
          </table:table-cell>
          <table:table-cell office:value-type="float" office:value="-0.00145189117451872" calcext:value-type="float">
            <text:p>-0.0015</text:p>
          </table:table-cell>
          <table:table-cell office:value-type="float" office:value="-0.00218447246184461" calcext:value-type="float">
            <text:p>-0.002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-0.000727272727272577" calcext:value-type="float">
            <text:p>-0.0007</text:p>
          </table:table-cell>
          <table:table-cell office:value-type="float" office:value="-0.00218712674187116" calcext:value-type="float">
            <text:p>-0.0022</text:p>
          </table:table-cell>
          <table:table-cell office:value-type="float" office:value="0" calcext:value-type="float">
            <text:p>0.0000</text:p>
          </table:table-cell>
          <table:table-cell office:value-type="float" office:value="-0.000727272727272577" calcext:value-type="float">
            <text:p>-0.00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5296615792966" calcext:value-type="float">
            <text:p>-0.0153</text:p>
          </table:table-cell>
          <table:table-cell office:value-type="float" office:value="0.000724618447246139" calcext:value-type="float">
            <text:p>0.0007</text:p>
          </table:table-cell>
          <table:table-cell office:value-type="float" office:value="-0.000721964167219591" calcext:value-type="float">
            <text:p>-0.0007</text:p>
          </table:table-cell>
          <table:table-cell office:value-type="float" office:value="-0.00727538155275365" calcext:value-type="float">
            <text:p>-0.0073</text:p>
          </table:table-cell>
          <table:table-cell office:value-type="float" office:value="0.000732581287326006" calcext:value-type="float">
            <text:p>0.0007</text:p>
          </table:table-cell>
          <table:table-cell office:value-type="float" office:value="0.00000530856005320768" calcext:value-type="float">
            <text:p>0.0000</text:p>
          </table:table-cell>
          <table:table-cell office:value-type="float" office:value="0.0014598540145988" calcext:value-type="float">
            <text:p>0.0015</text:p>
          </table:table-cell>
          <table:table-cell office:value-type="float" office:value="0.000729927007299347" calcext:value-type="float">
            <text:p>0.0007</text:p>
          </table:table-cell>
          <table:table-cell office:value-type="float" office:value="0.000732581287326006" calcext:value-type="float">
            <text:p>0.0007</text:p>
          </table:table-cell>
          <table:table-cell office:value-type="float" office:value="0.00145719973457192" calcext:value-type="float">
            <text:p>0.0015</text:p>
          </table:table-cell>
          <table:table-cell table:number-columns-repeated="3" office:value-type="float" office:value="0.000729927007299347" calcext:value-type="float">
            <text:p>0.0007</text:p>
          </table:table-cell>
          <table:table-cell office:value-type="float" office:value="0" calcext:value-type="float">
            <text:p>0.0000</text:p>
          </table:table-cell>
          <table:table-cell office:value-type="float" office:value="0.00145719973457192" calcext:value-type="float">
            <text:p>0.0015</text:p>
          </table:table-cell>
          <table:table-cell office:value-type="float" office:value="0.000729927007299347" calcext:value-type="float">
            <text:p>0.00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74800265428003" calcext:value-type="float">
            <text:p>-0.0175</text:p>
          </table:table-cell>
          <table:table-cell office:value-type="float" office:value="0.000869542136695323" calcext:value-type="float">
            <text:p>0.0009</text:p>
          </table:table-cell>
          <table:table-cell office:value-type="float" office:value="-0.00203424021234244" calcext:value-type="float">
            <text:p>-0.0020</text:p>
          </table:table-cell>
          <table:table-cell office:value-type="float" office:value="-0.0080037159920372" calcext:value-type="float">
            <text:p>-0.0080</text:p>
          </table:table-cell>
          <table:table-cell office:value-type="float" office:value="-0.00174545454545449" calcext:value-type="float">
            <text:p>-0.0017</text:p>
          </table:table-cell>
          <table:table-cell office:value-type="float" office:value="-0.00246954213669559" calcext:value-type="float">
            <text:p>-0.0025</text:p>
          </table:table-cell>
          <table:table-cell office:value-type="float" office:value="-0.000872727272727247" calcext:value-type="float">
            <text:p>-0.0009</text:p>
          </table:table-cell>
          <table:table-cell office:value-type="float" office:value="-0.000874850696748641" calcext:value-type="float">
            <text:p>-0.0009</text:p>
          </table:table-cell>
          <table:table-cell office:value-type="float" office:value="-0.00130696748506964" calcext:value-type="float">
            <text:p>-0.0013</text:p>
          </table:table-cell>
          <table:table-cell office:value-type="float" office:value="-0.00189356337093582" calcext:value-type="float">
            <text:p>-0.0019</text:p>
          </table:table-cell>
          <table:table-cell office:value-type="float" office:value="-0.000291970802919872" calcext:value-type="float">
            <text:p>-0.0003</text:p>
          </table:table-cell>
          <table:table-cell office:value-type="float" office:value="0.000292501658925026" calcext:value-type="float">
            <text:p>0.0003</text:p>
          </table:table-cell>
          <table:table-cell office:value-type="float" office:value="-0.000145454545454671" calcext:value-type="float">
            <text:p>-0.0001</text:p>
          </table:table-cell>
          <table:table-cell office:value-type="float" office:value="-0.00116682149966829" calcext:value-type="float">
            <text:p>-0.0012</text:p>
          </table:table-cell>
          <table:table-cell office:value-type="float" office:value="-0.000291439946914496" calcext:value-type="float">
            <text:p>-0.0003</text:p>
          </table:table-cell>
          <table:table-cell office:value-type="float" office:value="-0.000727803583278064" calcext:value-type="float">
            <text:p>-0.0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.0000</text:p>
          </table:table-cell>
          <table:table-cell office:value-type="float" office:value="0.00429599177800621" calcext:value-type="float">
            <text:p>0.0043</text:p>
          </table:table-cell>
          <table:table-cell office:value-type="float" office:value="0.0000205549845837538" calcext:value-type="float">
            <text:p>0.0000</text:p>
          </table:table-cell>
          <table:table-cell office:value-type="float" office:value="-0.00858170606372022" calcext:value-type="float">
            <text:p>-0.0086</text:p>
          </table:table-cell>
          <table:table-cell office:value-type="float" office:value="0.00141829393627957" calcext:value-type="float">
            <text:p>0.0014</text:p>
          </table:table-cell>
          <table:table-cell office:value-type="float" office:value="-0.00140801644398758" calcext:value-type="float">
            <text:p>-0.0014</text:p>
          </table:table-cell>
          <table:table-cell office:value-type="float" office:value="-0.00141829393627946" calcext:value-type="float">
            <text:p>-0.0014</text:p>
          </table:table-cell>
          <table:table-cell office:value-type="float" office:value="-0.0057040082219938" calcext:value-type="float">
            <text:p>-0.0057</text:p>
          </table:table-cell>
          <table:table-cell office:value-type="float" office:value="-0.00141829393627946" calcext:value-type="float">
            <text:p>-0.0014</text:p>
          </table:table-cell>
          <table:table-cell office:value-type="float" office:value="0.00428571428571423" calcext:value-type="float">
            <text:p>0.0043</text:p>
          </table:table-cell>
          <table:table-cell office:value-type="float" office:value="0.002857142857143" calcext:value-type="float">
            <text:p>0.0029</text:p>
          </table:table-cell>
          <table:table-cell office:value-type="float" office:value="-0.00572456320657744" calcext:value-type="float">
            <text:p>-0.0057</text:p>
          </table:table-cell>
          <table:table-cell office:value-type="float" office:value="-0.00141829393627946" calcext:value-type="float">
            <text:p>-0.0014</text:p>
          </table:table-cell>
          <table:table-cell table:number-columns-repeated="2" office:value-type="float" office:value="0.0014491264131552" calcext:value-type="float">
            <text:p>0.0014</text:p>
          </table:table-cell>
          <table:table-cell office:value-type="float" office:value="0.00287769784172653" calcext:value-type="float">
            <text:p>0.00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.00142857142857145" calcext:value-type="float">
            <text:p>0.0014</text:p>
          </table:table-cell>
          <table:table-cell office:value-type="float" office:value="-0.00140801644398758" calcext:value-type="float">
            <text:p>-0.0014</text:p>
          </table:table-cell>
          <table:table-cell office:value-type="float" office:value="0.00143884892086321" calcext:value-type="float">
            <text:p>0.0014</text:p>
          </table:table-cell>
          <table:table-cell office:value-type="float" office:value="0.00285714285714278" calcext:value-type="float">
            <text:p>0.0029</text:p>
          </table:table-cell>
          <table:table-cell office:value-type="float" office:value="0.00140801644398758" calcext:value-type="float">
            <text:p>0.0014</text:p>
          </table:table-cell>
          <table:table-cell table:number-columns-repeated="2" office:value-type="float" office:value="0.00430626927029798" calcext:value-type="float">
            <text:p>0.0043</text:p>
          </table:table-cell>
          <table:table-cell office:value-type="float" office:value="-0.00427543679342235" calcext:value-type="float">
            <text:p>-0.0043</text:p>
          </table:table-cell>
          <table:table-cell office:value-type="float" office:value="0.00572456320657766" calcext:value-type="float">
            <text:p>0.0057</text:p>
          </table:table-cell>
          <table:table-cell office:value-type="float" office:value="0.00428571428571445" calcext:value-type="float">
            <text:p>0.0043</text:p>
          </table:table-cell>
          <table:table-cell office:value-type="float" office:value="0.00143884892086321" calcext:value-type="float">
            <text:p>0.0014</text:p>
          </table:table-cell>
          <table:table-cell office:value-type="float" office:value="0.00284686536485101" calcext:value-type="float">
            <text:p>0.0028</text:p>
          </table:table-cell>
          <table:table-cell office:value-type="float" office:value="0.0000102774922919879" calcext:value-type="float">
            <text:p>0.0000</text:p>
          </table:table-cell>
          <table:table-cell office:value-type="float" office:value="-0.00141829393627957" calcext:value-type="float">
            <text:p>-0.0014</text:p>
          </table:table-cell>
          <table:table-cell office:value-type="float" office:value="0.00143884892086321" calcext:value-type="float">
            <text:p>0.0014</text:p>
          </table:table-cell>
          <table:table-cell office:value-type="float" office:value="0.00572456320657766" calcext:value-type="float">
            <text:p>0.00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.0000</text:p>
          </table:table-cell>
          <table:table-cell office:value-type="float" office:value="-0.00285714285714278" calcext:value-type="float">
            <text:p>-0.0029</text:p>
          </table:table-cell>
          <table:table-cell office:value-type="float" office:value="-0.00141829393627957" calcext:value-type="float">
            <text:p>-0.0014</text:p>
          </table:table-cell>
          <table:table-cell office:value-type="float" office:value="0.00285714285714278" calcext:value-type="float">
            <text:p>0.0029</text:p>
          </table:table-cell>
          <table:table-cell office:value-type="float" office:value="0.00141829393627968" calcext:value-type="float">
            <text:p>0.0014</text:p>
          </table:table-cell>
          <table:table-cell office:value-type="float" office:value="0.00286742034943488" calcext:value-type="float">
            <text:p>0.0029</text:p>
          </table:table-cell>
          <table:table-cell office:value-type="float" office:value="0.00429599177800621" calcext:value-type="float">
            <text:p>0.0043</text:p>
          </table:table-cell>
          <table:table-cell office:value-type="float" office:value="-0.00141829393627957" calcext:value-type="float">
            <text:p>-0.0014</text:p>
          </table:table-cell>
          <table:table-cell office:value-type="float" office:value="0.00142857142857145" calcext:value-type="float">
            <text:p>0.0014</text:p>
          </table:table-cell>
          <table:table-cell office:value-type="float" office:value="0.00143884892086321" calcext:value-type="float">
            <text:p>0.0014</text:p>
          </table:table-cell>
          <table:table-cell office:value-type="float" office:value="0.0000102774922919879" calcext:value-type="float">
            <text:p>0.0000</text:p>
          </table:table-cell>
          <table:table-cell office:value-type="float" office:value="0.00284686536485101" calcext:value-type="float">
            <text:p>0.0028</text:p>
          </table:table-cell>
          <table:table-cell office:value-type="float" office:value="0.0000102774922919879" calcext:value-type="float">
            <text:p>0.0000</text:p>
          </table:table-cell>
          <table:table-cell office:value-type="float" office:value="0.00143884892086321" calcext:value-type="float">
            <text:p>0.0014</text:p>
          </table:table-cell>
          <table:table-cell office:value-type="float" office:value="0.00285714285714278" calcext:value-type="float">
            <text:p>0.0029</text:p>
          </table:table-cell>
          <table:table-cell office:value-type="float" office:value="0.0014491264131552" calcext:value-type="float">
            <text:p>0.0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-0.00286742034943477" calcext:value-type="float">
            <text:p>-0.0029</text:p>
          </table:table-cell>
          <table:table-cell office:value-type="float" office:value="-0.00142857142857133" calcext:value-type="float">
            <text:p>-0.0014</text:p>
          </table:table-cell>
          <table:table-cell office:value-type="float" office:value="0.00286742034943488" calcext:value-type="float">
            <text:p>0.0029</text:p>
          </table:table-cell>
          <table:table-cell office:value-type="float" office:value="0.00285714285714278" calcext:value-type="float">
            <text:p>0.0029</text:p>
          </table:table-cell>
          <table:table-cell office:value-type="float" office:value="0.00142857142857145" calcext:value-type="float">
            <text:p>0.0014</text:p>
          </table:table-cell>
          <table:table-cell office:value-type="float" office:value="0.00429599177800621" calcext:value-type="float">
            <text:p>0.0043</text:p>
          </table:table-cell>
          <table:table-cell office:value-type="float" office:value="0.00572456320657766" calcext:value-type="float">
            <text:p>0.0057</text:p>
          </table:table-cell>
          <table:table-cell office:value-type="float" office:value="0.0000102774922919879" calcext:value-type="float">
            <text:p>0.0000</text:p>
          </table:table-cell>
          <table:table-cell office:value-type="float" office:value="0.00286742034943488" calcext:value-type="float">
            <text:p>0.0029</text:p>
          </table:table-cell>
          <table:table-cell office:value-type="float" office:value="0.00430626927029798" calcext:value-type="float">
            <text:p>0.0043</text:p>
          </table:table-cell>
          <table:table-cell office:value-type="float" office:value="0.00143884892086321" calcext:value-type="float">
            <text:p>0.0014</text:p>
          </table:table-cell>
          <table:table-cell office:value-type="float" office:value="0.00141829393627968" calcext:value-type="float">
            <text:p>0.0014</text:p>
          </table:table-cell>
          <table:table-cell office:value-type="float" office:value="0.00428571428571445" calcext:value-type="float">
            <text:p>0.0043</text:p>
          </table:table-cell>
          <table:table-cell office:value-type="float" office:value="0.00429599177800621" calcext:value-type="float">
            <text:p>0.0043</text:p>
          </table:table-cell>
          <table:table-cell office:value-type="float" office:value="0.00285714285714278" calcext:value-type="float">
            <text:p>0.0029</text:p>
          </table:table-cell>
          <table:table-cell office:value-type="float" office:value="0.00430626927029798" calcext:value-type="float">
            <text:p>0.00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-0.00286742034943466" calcext:value-type="float">
            <text:p>-0.0029</text:p>
          </table:table-cell>
          <table:table-cell office:value-type="float" office:value="0" calcext:value-type="float">
            <text:p>0.0000</text:p>
          </table:table-cell>
          <table:table-cell office:value-type="float" office:value="0.00572456320657755" calcext:value-type="float">
            <text:p>0.0057</text:p>
          </table:table-cell>
          <table:table-cell table:number-columns-repeated="2" office:value-type="float" office:value="0.00285714285714278" calcext:value-type="float">
            <text:p>0.0029</text:p>
          </table:table-cell>
          <table:table-cell office:value-type="float" office:value="0.00429599177800621" calcext:value-type="float">
            <text:p>0.0043</text:p>
          </table:table-cell>
          <table:table-cell office:value-type="float" office:value="0.0100205549845838" calcext:value-type="float">
            <text:p>0.0100</text:p>
          </table:table-cell>
          <table:table-cell office:value-type="float" office:value="0.00429599177800621" calcext:value-type="float">
            <text:p>0.0043</text:p>
          </table:table-cell>
          <table:table-cell office:value-type="float" office:value="0.00571428571428578" calcext:value-type="float">
            <text:p>0.0057</text:p>
          </table:table-cell>
          <table:table-cell office:value-type="float" office:value="0.00573484069886931" calcext:value-type="float">
            <text:p>0.0057</text:p>
          </table:table-cell>
          <table:table-cell table:number-columns-repeated="2" office:value-type="float" office:value="0.00428571428571412" calcext:value-type="float">
            <text:p>0.0043</text:p>
          </table:table-cell>
          <table:table-cell table:number-columns-repeated="2" office:value-type="float" office:value="0.00572456320657755" calcext:value-type="float">
            <text:p>0.0057</text:p>
          </table:table-cell>
          <table:table-cell office:value-type="float" office:value="0.00571428571428578" calcext:value-type="float">
            <text:p>0.0057</text:p>
          </table:table-cell>
          <table:table-cell office:value-type="float" office:value="0.00573484069886931" calcext:value-type="float">
            <text:p>0.00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-0.000861253854059663" calcext:value-type="float">
            <text:p>-0.0009</text:p>
          </table:table-cell>
          <table:table-cell office:value-type="float" office:value="-0.000279547790339119" calcext:value-type="float">
            <text:p>-0.0003</text:p>
          </table:table-cell>
          <table:table-cell office:value-type="float" office:value="0.00172661870503577" calcext:value-type="float">
            <text:p>0.0017</text:p>
          </table:table-cell>
          <table:table-cell office:value-type="float" office:value="0.000569373072970114" calcext:value-type="float">
            <text:p>0.0006</text:p>
          </table:table-cell>
          <table:table-cell office:value-type="float" office:value="0.00170606372045201" calcext:value-type="float">
            <text:p>0.0017</text:p>
          </table:table-cell>
          <table:table-cell office:value-type="float" office:value="0.00287153134635143" calcext:value-type="float">
            <text:p>0.0029</text:p>
          </table:table-cell>
          <table:table-cell office:value-type="float" office:value="0.00458581706063721" calcext:value-type="float">
            <text:p>0.0046</text:p>
          </table:table-cell>
          <table:table-cell office:value-type="float" office:value="-0.00141829393627957" calcext:value-type="float">
            <text:p>-0.0014</text:p>
          </table:table-cell>
          <table:table-cell office:value-type="float" office:value="0.00286330935251788" calcext:value-type="float">
            <text:p>0.0029</text:p>
          </table:table-cell>
          <table:table-cell office:value-type="float" office:value="0.00401027749229177" calcext:value-type="float">
            <text:p>0.0040</text:p>
          </table:table-cell>
          <table:table-cell office:value-type="float" office:value="0.00200616649537499" calcext:value-type="float">
            <text:p>0.0020</text:p>
          </table:table-cell>
          <table:table-cell office:value-type="float" office:value="0.00113463514902357" calcext:value-type="float">
            <text:p>0.0011</text:p>
          </table:table-cell>
          <table:table-cell office:value-type="float" office:value="0.00172250770811921" calcext:value-type="float">
            <text:p>0.0017</text:p>
          </table:table-cell>
          <table:table-cell office:value-type="float" office:value="0.00229804727646432" calcext:value-type="float">
            <text:p>0.0023</text:p>
          </table:table-cell>
          <table:table-cell office:value-type="float" office:value="0.00286330935251788" calcext:value-type="float">
            <text:p>0.0029</text:p>
          </table:table-cell>
          <table:table-cell office:value-type="float" office:value="0.0040184994861252" calcext:value-type="float">
            <text:p>0.00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0324929971988795" calcext:value-type="float">
            <text:p>0.0325</text:p>
          </table:table-cell>
          <table:table-cell office:value-type="float" office:value="-0.0000254647313471246" calcext:value-type="float">
            <text:p>0.0000</text:p>
          </table:table-cell>
          <table:table-cell office:value-type="float" office:value="0.0168321874204227" calcext:value-type="float">
            <text:p>0.0168</text:p>
          </table:table-cell>
          <table:table-cell office:value-type="float" office:value="0.00514387573211095" calcext:value-type="float">
            <text:p>0.0051</text:p>
          </table:table-cell>
          <table:table-cell office:value-type="float" office:value="0.0207622442916561" calcext:value-type="float">
            <text:p>0.0208</text:p>
          </table:table-cell>
          <table:table-cell office:value-type="float" office:value="0.0117052881758764" calcext:value-type="float">
            <text:p>0.0117</text:p>
          </table:table-cell>
          <table:table-cell office:value-type="float" office:value="0.0142687377981495" calcext:value-type="float">
            <text:p>0.0143</text:p>
          </table:table-cell>
          <table:table-cell office:value-type="float" office:value="0.0207707325354384" calcext:value-type="float">
            <text:p>0.0208</text:p>
          </table:table-cell>
          <table:table-cell office:value-type="float" office:value="0.0208046855105678" calcext:value-type="float">
            <text:p>0.0208</text:p>
          </table:table-cell>
          <table:table-cell office:value-type="float" office:value="0.0285884050589932" calcext:value-type="float">
            <text:p>0.0286</text:p>
          </table:table-cell>
          <table:table-cell office:value-type="float" office:value="0.024683812919107" calcext:value-type="float">
            <text:p>0.0247</text:p>
          </table:table-cell>
          <table:table-cell office:value-type="float" office:value="0.0195059842118664" calcext:value-type="float">
            <text:p>0.0195</text:p>
          </table:table-cell>
          <table:table-cell office:value-type="float" office:value="0.0182072829131653" calcext:value-type="float">
            <text:p>0.0182</text:p>
          </table:table-cell>
          <table:table-cell office:value-type="float" office:value="0.0246583481877599" calcext:value-type="float">
            <text:p>0.0247</text:p>
          </table:table-cell>
          <table:table-cell office:value-type="float" office:value="0.0194550547491723" calcext:value-type="float">
            <text:p>0.0195</text:p>
          </table:table-cell>
          <table:table-cell office:value-type="float" office:value="0.0142178083354554" calcext:value-type="float">
            <text:p>0.01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0156098803157626" calcext:value-type="float">
            <text:p>0.0156</text:p>
          </table:table-cell>
          <table:table-cell office:value-type="float" office:value="-0.00910788557847386" calcext:value-type="float">
            <text:p>-0.0091</text:p>
          </table:table-cell>
          <table:table-cell office:value-type="float" office:value="0.0208471267294796" calcext:value-type="float">
            <text:p>0.0208</text:p>
          </table:table-cell>
          <table:table-cell office:value-type="float" office:value="0.0143111790170614" calcext:value-type="float">
            <text:p>0.0143</text:p>
          </table:table-cell>
          <table:table-cell office:value-type="float" office:value="0.010406586877175" calcext:value-type="float">
            <text:p>0.0104</text:p>
          </table:table-cell>
          <table:table-cell office:value-type="float" office:value="0.0130294542059247" calcext:value-type="float">
            <text:p>0.0130</text:p>
          </table:table-cell>
          <table:table-cell office:value-type="float" office:value="0.0129700364994482" calcext:value-type="float">
            <text:p>0.0130</text:p>
          </table:table-cell>
          <table:table-cell office:value-type="float" office:value="0.00652745946863587" calcext:value-type="float">
            <text:p>0.0065</text:p>
          </table:table-cell>
          <table:table-cell office:value-type="float" office:value="0.0221543162719633" calcext:value-type="float">
            <text:p>0.0222</text:p>
          </table:table-cell>
          <table:table-cell office:value-type="float" office:value="0.00522026992615221" calcext:value-type="float">
            <text:p>0.0052</text:p>
          </table:table-cell>
          <table:table-cell office:value-type="float" office:value="0.0078006960359901" calcext:value-type="float">
            <text:p>0.0078</text:p>
          </table:table-cell>
          <table:table-cell office:value-type="float" office:value="-0.00260589084118501" calcext:value-type="float">
            <text:p>-0.0026</text:p>
          </table:table-cell>
          <table:table-cell office:value-type="float" office:value="0.0195484254307783" calcext:value-type="float">
            <text:p>0.0195</text:p>
          </table:table-cell>
          <table:table-cell office:value-type="float" office:value="0.00517782870724037" calcext:value-type="float">
            <text:p>0.0052</text:p>
          </table:table-cell>
          <table:table-cell office:value-type="float" office:value="0.0208386384856972" calcext:value-type="float">
            <text:p>0.0208</text:p>
          </table:table-cell>
          <table:table-cell office:value-type="float" office:value="0.0234190645955351" calcext:value-type="float">
            <text:p>0.02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0104235633647399" calcext:value-type="float">
            <text:p>0.0104</text:p>
          </table:table-cell>
          <table:table-cell office:value-type="float" office:value="-0.0143026907732789" calcext:value-type="float">
            <text:p>-0.0143</text:p>
          </table:table-cell>
          <table:table-cell office:value-type="float" office:value="0.00263135557253213" calcext:value-type="float">
            <text:p>0.0026</text:p>
          </table:table-cell>
          <table:table-cell office:value-type="float" office:value="0.00129021305491905" calcext:value-type="float">
            <text:p>0.0013</text:p>
          </table:table-cell>
          <table:table-cell office:value-type="float" office:value="-0.00392156862745097" calcext:value-type="float">
            <text:p>-0.0039</text:p>
          </table:table-cell>
          <table:table-cell office:value-type="float" office:value="0.0000254647313471246" calcext:value-type="float">
            <text:p>0.0000</text:p>
          </table:table-cell>
          <table:table-cell office:value-type="float" office:value="0.0025889143536203" calcext:value-type="float">
            <text:p>0.0026</text:p>
          </table:table-cell>
          <table:table-cell office:value-type="float" office:value="0.0000339529751295364" calcext:value-type="float">
            <text:p>0.0000</text:p>
          </table:table-cell>
          <table:table-cell office:value-type="float" office:value="0.00651897122485368" calcext:value-type="float">
            <text:p>0.0065</text:p>
          </table:table-cell>
          <table:table-cell office:value-type="float" office:value="-0.00518631695102279" calcext:value-type="float">
            <text:p>-0.0052</text:p>
          </table:table-cell>
          <table:table-cell office:value-type="float" office:value="-0.00522026992615221" calcext:value-type="float">
            <text:p>-0.0052</text:p>
          </table:table-cell>
          <table:table-cell office:value-type="float" office:value="-0.00258891435362019" calcext:value-type="float">
            <text:p>-0.0026</text:p>
          </table:table-cell>
          <table:table-cell office:value-type="float" office:value="0.0051863169510229" calcext:value-type="float">
            <text:p>0.0052</text:p>
          </table:table-cell>
          <table:table-cell office:value-type="float" office:value="-0.00261437908496731" calcext:value-type="float">
            <text:p>-0.0026</text:p>
          </table:table-cell>
          <table:table-cell office:value-type="float" office:value="0.00911637382225627" calcext:value-type="float">
            <text:p>0.0091</text:p>
          </table:table-cell>
          <table:table-cell office:value-type="float" office:value="-0.00129021305491883" calcext:value-type="float">
            <text:p>-0.00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0117222646634412" calcext:value-type="float">
            <text:p>0.0117</text:p>
          </table:table-cell>
          <table:table-cell office:value-type="float" office:value="-0.0129955012307953" calcext:value-type="float">
            <text:p>-0.0130</text:p>
          </table:table-cell>
          <table:table-cell office:value-type="float" office:value="0.00521178168236991" calcext:value-type="float">
            <text:p>0.0052</text:p>
          </table:table-cell>
          <table:table-cell office:value-type="float" office:value="0.0143111790170614" calcext:value-type="float">
            <text:p>0.0143</text:p>
          </table:table-cell>
          <table:table-cell office:value-type="float" office:value="0.011696799932094" calcext:value-type="float">
            <text:p>0.0117</text:p>
          </table:table-cell>
          <table:table-cell office:value-type="float" office:value="-0.00126474832357182" calcext:value-type="float">
            <text:p>-0.0013</text:p>
          </table:table-cell>
          <table:table-cell office:value-type="float" office:value="0.00649350649350655" calcext:value-type="float">
            <text:p>0.0065</text:p>
          </table:table-cell>
          <table:table-cell office:value-type="float" office:value="0.00131567778626607" calcext:value-type="float">
            <text:p>0.0013</text:p>
          </table:table-cell>
          <table:table-cell office:value-type="float" office:value="0.0104150751209575" calcext:value-type="float">
            <text:p>0.0104</text:p>
          </table:table-cell>
          <table:table-cell office:value-type="float" office:value="0.0025889143536203" calcext:value-type="float">
            <text:p>0.0026</text:p>
          </table:table-cell>
          <table:table-cell office:value-type="float" office:value="0.00518631695102279" calcext:value-type="float">
            <text:p>0.0052</text:p>
          </table:table-cell>
          <table:table-cell office:value-type="float" office:value="0.00392156862745108" calcext:value-type="float">
            <text:p>0.0039</text:p>
          </table:table-cell>
          <table:table-cell office:value-type="float" office:value="0.0103980986333928" calcext:value-type="float">
            <text:p>0.0104</text:p>
          </table:table-cell>
          <table:table-cell office:value-type="float" office:value="-0.0078006960359901" calcext:value-type="float">
            <text:p>-0.0078</text:p>
          </table:table-cell>
          <table:table-cell office:value-type="float" office:value="0.0130379424497072" calcext:value-type="float">
            <text:p>0.0130</text:p>
          </table:table-cell>
          <table:table-cell office:value-type="float" office:value="0.00131567778626607" calcext:value-type="float">
            <text:p>0.00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00910788557847386" calcext:value-type="float">
            <text:p>0.0091</text:p>
          </table:table-cell>
          <table:table-cell office:value-type="float" office:value="-0.0116883116883117" calcext:value-type="float">
            <text:p>-0.0117</text:p>
          </table:table-cell>
          <table:table-cell office:value-type="float" office:value="0.0025889143536203" calcext:value-type="float">
            <text:p>0.0026</text:p>
          </table:table-cell>
          <table:table-cell office:value-type="float" office:value="0.0103980986333927" calcext:value-type="float">
            <text:p>0.0104</text:p>
          </table:table-cell>
          <table:table-cell office:value-type="float" office:value="0.00257193786605558" calcext:value-type="float">
            <text:p>0.0026</text:p>
          </table:table-cell>
          <table:table-cell office:value-type="float" office:value="-0.0077922077922078" calcext:value-type="float">
            <text:p>-0.0078</text:p>
          </table:table-cell>
          <table:table-cell office:value-type="float" office:value="0.00125626007978952" calcext:value-type="float">
            <text:p>0.0013</text:p>
          </table:table-cell>
          <table:table-cell office:value-type="float" office:value="-0.00261437908496731" calcext:value-type="float">
            <text:p>-0.0026</text:p>
          </table:table-cell>
          <table:table-cell office:value-type="float" office:value="0.00909939733469145" calcext:value-type="float">
            <text:p>0.0091</text:p>
          </table:table-cell>
          <table:table-cell office:value-type="float" office:value="-0.0117392411510059" calcext:value-type="float">
            <text:p>-0.0117</text:p>
          </table:table-cell>
          <table:table-cell office:value-type="float" office:value="-0.00522875816993462" calcext:value-type="float">
            <text:p>-0.0052</text:p>
          </table:table-cell>
          <table:table-cell office:value-type="float" office:value="0.00126474832357182" calcext:value-type="float">
            <text:p>0.0013</text:p>
          </table:table-cell>
          <table:table-cell office:value-type="float" office:value="0.00388761565232154" calcext:value-type="float">
            <text:p>0.0039</text:p>
          </table:table-cell>
          <table:table-cell office:value-type="float" office:value="-0.0130549189372718" calcext:value-type="float">
            <text:p>-0.0131</text:p>
          </table:table-cell>
          <table:table-cell office:value-type="float" office:value="0.0077922077922078" calcext:value-type="float">
            <text:p>0.0078</text:p>
          </table:table-cell>
          <table:table-cell office:value-type="float" office:value="0.00129870129870124" calcext:value-type="float">
            <text:p>0.001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0.0158713182242595" calcext:value-type="float">
            <text:p>0.0159</text:p>
          </table:table-cell>
          <table:table-cell office:value-type="float" office:value="-0.00962397080044142" calcext:value-type="float">
            <text:p>-0.0096</text:p>
          </table:table-cell>
          <table:table-cell office:value-type="float" office:value="0.00962227315168496" calcext:value-type="float">
            <text:p>0.0096</text:p>
          </table:table-cell>
          <table:table-cell office:value-type="float" office:value="0.00909090909090904" calcext:value-type="float">
            <text:p>0.0091</text:p>
          </table:table-cell>
          <table:table-cell office:value-type="float" office:value="0.00830320006790597" calcext:value-type="float">
            <text:p>0.0083</text:p>
          </table:table-cell>
          <table:table-cell office:value-type="float" office:value="0.00314065019947374" calcext:value-type="float">
            <text:p>0.0031</text:p>
          </table:table-cell>
          <table:table-cell office:value-type="float" office:value="0.00751549104490279" calcext:value-type="float">
            <text:p>0.0075</text:p>
          </table:table-cell>
          <table:table-cell office:value-type="float" office:value="0.00520668873610042" calcext:value-type="float">
            <text:p>0.0052</text:p>
          </table:table-cell>
          <table:table-cell office:value-type="float" office:value="0.0137984890926067" calcext:value-type="float">
            <text:p>0.0138</text:p>
          </table:table-cell>
          <table:table-cell office:value-type="float" office:value="0.00389440624734738" calcext:value-type="float">
            <text:p>0.0039</text:p>
          </table:table-cell>
          <table:table-cell office:value-type="float" office:value="0.00544435956200662" calcext:value-type="float">
            <text:p>0.0054</text:p>
          </table:table-cell>
          <table:table-cell office:value-type="float" office:value="0.00389949919361676" calcext:value-type="float">
            <text:p>0.0039</text:p>
          </table:table-cell>
          <table:table-cell office:value-type="float" office:value="0.0114455479161362" calcext:value-type="float">
            <text:p>0.0114</text:p>
          </table:table-cell>
          <table:table-cell office:value-type="float" office:value="0.00127323656735423" calcext:value-type="float">
            <text:p>0.0013</text:p>
          </table:table-cell>
          <table:table-cell office:value-type="float" office:value="0.0140480434598081" calcext:value-type="float">
            <text:p>0.0140</text:p>
          </table:table-cell>
          <table:table-cell office:value-type="float" office:value="0.0077922077922078" calcext:value-type="float">
            <text:p>0.0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.00780726519856945" calcext:value-type="float">
            <text:p>0.0078</text:p>
          </table:table-cell>
          <table:table-cell office:value-type="float" office:value="-0.0165179747788443" calcext:value-type="float">
            <text:p>-0.0165</text:p>
          </table:table-cell>
          <table:table-cell office:value-type="float" office:value="0.0260455486542442" calcext:value-type="float">
            <text:p>0.0260</text:p>
          </table:table-cell>
          <table:table-cell office:value-type="float" office:value="-0.00174665913796357" calcext:value-type="float">
            <text:p>-0.0017</text:p>
          </table:table-cell>
          <table:table-cell office:value-type="float" office:value="0.00952757387539993" calcext:value-type="float">
            <text:p>0.0095</text:p>
          </table:table-cell>
          <table:table-cell office:value-type="float" office:value="0.00520986260116696" calcext:value-type="float">
            <text:p>0.0052</text:p>
          </table:table-cell>
          <table:table-cell office:value-type="float" office:value="0.0165029173724826" calcext:value-type="float">
            <text:p>0.0165</text:p>
          </table:table-cell>
          <table:table-cell office:value-type="float" office:value="-0.0112892904197253" calcext:value-type="float">
            <text:p>-0.0113</text:p>
          </table:table-cell>
          <table:table-cell office:value-type="float" office:value="0.0182420478072651" calcext:value-type="float">
            <text:p>0.0182</text:p>
          </table:table-cell>
          <table:table-cell office:value-type="float" office:value="0.010446075663467" calcext:value-type="float">
            <text:p>0.0104</text:p>
          </table:table-cell>
          <table:table-cell office:value-type="float" office:value="0.0034820252211557" calcext:value-type="float">
            <text:p>0.0035</text:p>
          </table:table-cell>
          <table:table-cell office:value-type="float" office:value="0.0156295878035009" calcext:value-type="float">
            <text:p>0.0156</text:p>
          </table:table-cell>
          <table:table-cell office:value-type="float" office:value="0.0199736495388669" calcext:value-type="float">
            <text:p>0.0200</text:p>
          </table:table-cell>
          <table:table-cell office:value-type="float" office:value="0.0130359495576887" calcext:value-type="float">
            <text:p>0.0130</text:p>
          </table:table-cell>
          <table:table-cell office:value-type="float" office:value="0.00865800865800859" calcext:value-type="float">
            <text:p>0.0087</text:p>
          </table:table-cell>
          <table:table-cell office:value-type="float" office:value="-0.00435911914172782" calcext:value-type="float">
            <text:p>-0.00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-0.000854507811029581" calcext:value-type="float">
            <text:p>-0.0009</text:p>
          </table:table-cell>
          <table:table-cell office:value-type="float" office:value="-0.0312704686617731" calcext:value-type="float">
            <text:p>-0.0313</text:p>
          </table:table-cell>
          <table:table-cell office:value-type="float" office:value="0.00956521739130434" calcext:value-type="float">
            <text:p>0.0096</text:p>
          </table:table-cell>
          <table:table-cell office:value-type="float" office:value="-0.00691887822322601" calcext:value-type="float">
            <text:p>-0.0069</text:p>
          </table:table-cell>
          <table:table-cell office:value-type="float" office:value="0.00437794089968013" calcext:value-type="float">
            <text:p>0.0044</text:p>
          </table:table-cell>
          <table:table-cell office:value-type="float" office:value="-0.00956521739130445" calcext:value-type="float">
            <text:p>-0.0096</text:p>
          </table:table-cell>
          <table:table-cell office:value-type="float" office:value="0.00609824957651051" calcext:value-type="float">
            <text:p>0.0061</text:p>
          </table:table-cell>
          <table:table-cell office:value-type="float" office:value="-0.00431018257105209" calcext:value-type="float">
            <text:p>-0.0043</text:p>
          </table:table-cell>
          <table:table-cell office:value-type="float" office:value="-0.00172407302842081" calcext:value-type="float">
            <text:p>-0.0017</text:p>
          </table:table-cell>
          <table:table-cell office:value-type="float" office:value="-0.00430641821946165" calcext:value-type="float">
            <text:p>-0.0043</text:p>
          </table:table-cell>
          <table:table-cell office:value-type="float" office:value="-0.00258610954263128" calcext:value-type="float">
            <text:p>-0.0026</text:p>
          </table:table-cell>
          <table:table-cell office:value-type="float" office:value="-0.00432900432900429" calcext:value-type="float">
            <text:p>-0.0043</text:p>
          </table:table-cell>
          <table:table-cell office:value-type="float" office:value="0.00609448522492007" calcext:value-type="float">
            <text:p>0.0061</text:p>
          </table:table-cell>
          <table:table-cell office:value-type="float" office:value="-0.00867306606437046" calcext:value-type="float">
            <text:p>-0.0087</text:p>
          </table:table-cell>
          <table:table-cell office:value-type="float" office:value="-0.00780350084697912" calcext:value-type="float">
            <text:p>-0.0078</text:p>
          </table:table-cell>
          <table:table-cell office:value-type="float" office:value="0.00958403914925654" calcext:value-type="float">
            <text:p>0.00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-0.0017316017316017" calcext:value-type="float">
            <text:p>-0.0017</text:p>
          </table:table-cell>
          <table:table-cell office:value-type="float" office:value="-0.0139017504234895" calcext:value-type="float">
            <text:p>-0.0139</text:p>
          </table:table-cell>
          <table:table-cell office:value-type="float" office:value="0.00262751741012612" calcext:value-type="float">
            <text:p>0.0026</text:p>
          </table:table-cell>
          <table:table-cell office:value-type="float" office:value="0.00348955392433659" calcext:value-type="float">
            <text:p>0.0035</text:p>
          </table:table-cell>
          <table:table-cell office:value-type="float" office:value="0.00522868435911927" calcext:value-type="float">
            <text:p>0.0052</text:p>
          </table:table-cell>
          <table:table-cell office:value-type="float" office:value="0.00260869565217392" calcext:value-type="float">
            <text:p>0.0026</text:p>
          </table:table-cell>
          <table:table-cell office:value-type="float" office:value="-0.000862036514210351" calcext:value-type="float">
            <text:p>-0.0009</text:p>
          </table:table-cell>
          <table:table-cell office:value-type="float" office:value="0.00958403914925654" calcext:value-type="float">
            <text:p>0.0096</text:p>
          </table:table-cell>
          <table:table-cell office:value-type="float" office:value="0.0086956521739131" calcext:value-type="float">
            <text:p>0.0087</text:p>
          </table:table-cell>
          <table:table-cell office:value-type="float" office:value="0.00264257481648789" calcext:value-type="float">
            <text:p>0.0026</text:p>
          </table:table-cell>
          <table:table-cell office:value-type="float" office:value="0.0000188217579522032" calcext:value-type="float">
            <text:p>0.0000</text:p>
          </table:table-cell>
          <table:table-cell office:value-type="float" office:value="0.00871447393186531" calcext:value-type="float">
            <text:p>0.0087</text:p>
          </table:table-cell>
          <table:table-cell office:value-type="float" office:value="-0.00520986260116685" calcext:value-type="float">
            <text:p>-0.0052</text:p>
          </table:table-cell>
          <table:table-cell office:value-type="float" office:value="0.00176548089591566" calcext:value-type="float">
            <text:p>0.0018</text:p>
          </table:table-cell>
          <table:table-cell office:value-type="float" office:value="-0.00258610954263128" calcext:value-type="float">
            <text:p>-0.0026</text:p>
          </table:table-cell>
          <table:table-cell office:value-type="float" office:value="0.00176171654432522" calcext:value-type="float">
            <text:p>0.0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-0.00953510257858081" calcext:value-type="float">
            <text:p>-0.0095</text:p>
          </table:table-cell>
          <table:table-cell office:value-type="float" office:value="-0.0112968191229061" calcext:value-type="float">
            <text:p>-0.0113</text:p>
          </table:table-cell>
          <table:table-cell office:value-type="float" office:value="-0.006926406926407" calcext:value-type="float">
            <text:p>-0.0069</text:p>
          </table:table-cell>
          <table:table-cell office:value-type="float" office:value="0.00699040090344438" calcext:value-type="float">
            <text:p>0.0070</text:p>
          </table:table-cell>
          <table:table-cell office:value-type="float" office:value="0.00177677395068698" calcext:value-type="float">
            <text:p>0.0018</text:p>
          </table:table-cell>
          <table:table-cell office:value-type="float" office:value="0.0000263504611330845" calcext:value-type="float">
            <text:p>0.0000</text:p>
          </table:table-cell>
          <table:table-cell office:value-type="float" office:value="-0.00953510257858081" calcext:value-type="float">
            <text:p>-0.0095</text:p>
          </table:table-cell>
          <table:table-cell office:value-type="float" office:value="-0.00256352343308874" calcext:value-type="float">
            <text:p>-0.0026</text:p>
          </table:table-cell>
          <table:table-cell office:value-type="float" office:value="0.00696781479390174" calcext:value-type="float">
            <text:p>0.0070</text:p>
          </table:table-cell>
          <table:table-cell office:value-type="float" office:value="-0.0025597590814983" calcext:value-type="float">
            <text:p>-0.0026</text:p>
          </table:table-cell>
          <table:table-cell office:value-type="float" office:value="0.0000225861095426438" calcext:value-type="float">
            <text:p>0.0000</text:p>
          </table:table-cell>
          <table:table-cell office:value-type="float" office:value="0.000041407867494847" calcext:value-type="float">
            <text:p>0.0000</text:p>
          </table:table-cell>
          <table:table-cell office:value-type="float" office:value="-0.00258987389422183" calcext:value-type="float">
            <text:p>-0.0026</text:p>
          </table:table-cell>
          <table:table-cell office:value-type="float" office:value="0.00524750611707125" calcext:value-type="float">
            <text:p>0.0052</text:p>
          </table:table-cell>
          <table:table-cell office:value-type="float" office:value="-0.00518351214003387" calcext:value-type="float">
            <text:p>-0.0052</text:p>
          </table:table-cell>
          <table:table-cell office:value-type="float" office:value="-0.00345567476002262" calcext:value-type="float">
            <text:p>-0.00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-0.0112742330133635" calcext:value-type="float">
            <text:p>-0.0113</text:p>
          </table:table-cell>
          <table:table-cell office:value-type="float" office:value="-0.00434406173536617" calcext:value-type="float">
            <text:p>-0.0043</text:p>
          </table:table-cell>
          <table:table-cell office:value-type="float" office:value="0.000888386975343436" calcext:value-type="float">
            <text:p>0.0009</text:p>
          </table:table-cell>
          <table:table-cell office:value-type="float" office:value="0.00351214003387912" calcext:value-type="float">
            <text:p>0.0035</text:p>
          </table:table-cell>
          <table:table-cell office:value-type="float" office:value="-0.00518351214003399" calcext:value-type="float">
            <text:p>-0.0052</text:p>
          </table:table-cell>
          <table:table-cell office:value-type="float" office:value="0.00262751741012612" calcext:value-type="float">
            <text:p>0.0026</text:p>
          </table:table-cell>
          <table:table-cell office:value-type="float" office:value="-0.00606437041219654" calcext:value-type="float">
            <text:p>-0.0061</text:p>
          </table:table-cell>
          <table:table-cell office:value-type="float" office:value="0.00178053830227742" calcext:value-type="float">
            <text:p>0.0018</text:p>
          </table:table-cell>
          <table:table-cell office:value-type="float" office:value="0.0060982495765104" calcext:value-type="float">
            <text:p>0.0061</text:p>
          </table:table-cell>
          <table:table-cell office:value-type="float" office:value="-0.0051759834368531" calcext:value-type="float">
            <text:p>-0.0052</text:p>
          </table:table-cell>
          <table:table-cell office:value-type="float" office:value="-0.00606060606060621" calcext:value-type="float">
            <text:p>-0.0061</text:p>
          </table:table-cell>
          <table:table-cell office:value-type="float" office:value="-0.0069075851684548" calcext:value-type="float">
            <text:p>-0.0069</text:p>
          </table:table-cell>
          <table:table-cell office:value-type="float" office:value="-0.00172783738001137" calcext:value-type="float">
            <text:p>-0.0017</text:p>
          </table:table-cell>
          <table:table-cell office:value-type="float" office:value="-0.000828157349896497" calcext:value-type="float">
            <text:p>-0.0008</text:p>
          </table:table-cell>
          <table:table-cell office:value-type="float" office:value="-0.00345191040843229" calcext:value-type="float">
            <text:p>-0.0035</text:p>
          </table:table-cell>
          <table:table-cell office:value-type="float" office:value="-0.00257858083945051" calcext:value-type="float">
            <text:p>-0.00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-0.00311763598720127" calcext:value-type="float">
            <text:p>-0.0031</text:p>
          </table:table-cell>
          <table:table-cell office:value-type="float" office:value="-0.015466214944476" calcext:value-type="float">
            <text:p>-0.0155</text:p>
          </table:table-cell>
          <table:table-cell office:value-type="float" office:value="0.00644005270092218" calcext:value-type="float">
            <text:p>0.0064</text:p>
          </table:table-cell>
          <table:table-cell office:value-type="float" office:value="0.00106531150009404" calcext:value-type="float">
            <text:p>0.0011</text:p>
          </table:table-cell>
          <table:table-cell office:value-type="float" office:value="0.00314549218897042" calcext:value-type="float">
            <text:p>0.0031</text:p>
          </table:table-cell>
          <table:table-cell office:value-type="float" office:value="0.000181441746659128" calcext:value-type="float">
            <text:p>0.0002</text:p>
          </table:table-cell>
          <table:table-cell office:value-type="float" office:value="0.00122793148880096" calcext:value-type="float">
            <text:p>0.0012</text:p>
          </table:table-cell>
          <table:table-cell office:value-type="float" office:value="-0.00135968379446649" calcext:value-type="float">
            <text:p>-0.0014</text:p>
          </table:table-cell>
          <table:table-cell office:value-type="float" office:value="0.00765593826463384" calcext:value-type="float">
            <text:p>0.0077</text:p>
          </table:table-cell>
          <table:table-cell office:value-type="float" office:value="0.000209297948428278" calcext:value-type="float">
            <text:p>0.0002</text:p>
          </table:table-cell>
          <table:table-cell office:value-type="float" office:value="-0.0010246565029175" calcext:value-type="float">
            <text:p>-0.0010</text:p>
          </table:table-cell>
          <table:table-cell office:value-type="float" office:value="0.00262977602108039" calcext:value-type="float">
            <text:p>0.0026</text:p>
          </table:table-cell>
          <table:table-cell office:value-type="float" office:value="0.00330811217767735" calcext:value-type="float">
            <text:p>0.0033</text:p>
          </table:table-cell>
          <table:table-cell office:value-type="float" office:value="0.0021095426312816" calcext:value-type="float">
            <text:p>0.0021</text:p>
          </table:table-cell>
          <table:table-cell office:value-type="float" office:value="-0.00207340485601371" calcext:value-type="float">
            <text:p>-0.0021</text:p>
          </table:table-cell>
          <table:table-cell office:value-type="float" office:value="0.000190476190476074" calcext:value-type="float">
            <text:p>0.00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328485757121439" calcext:value-type="float">
            <text:p>0.0328</text:p>
          </table:table-cell>
          <table:table-cell office:value-type="float" office:value="0.0224587706146927" calcext:value-type="float">
            <text:p>0.0225</text:p>
          </table:table-cell>
          <table:table-cell office:value-type="float" office:value="0.0328185907046477" calcext:value-type="float">
            <text:p>0.0328</text:p>
          </table:table-cell>
          <table:table-cell office:value-type="float" office:value="0.0380509745127436" calcext:value-type="float">
            <text:p>0.0381</text:p>
          </table:table-cell>
          <table:table-cell office:value-type="float" office:value="0.0327736131934032" calcext:value-type="float">
            <text:p>0.0328</text:p>
          </table:table-cell>
          <table:table-cell office:value-type="float" office:value="0.0397751124437782" calcext:value-type="float">
            <text:p>0.0398</text:p>
          </table:table-cell>
          <table:table-cell table:number-columns-repeated="2" office:value-type="float" office:value="0.0432083958020989" calcext:value-type="float">
            <text:p>0.0432</text:p>
          </table:table-cell>
          <table:table-cell office:value-type="float" office:value="0.0276611694152924" calcext:value-type="float">
            <text:p>0.0277</text:p>
          </table:table-cell>
          <table:table-cell office:value-type="float" office:value="0.0241979010494753" calcext:value-type="float">
            <text:p>0.0242</text:p>
          </table:table-cell>
          <table:table-cell office:value-type="float" office:value="0.0466416791604198" calcext:value-type="float">
            <text:p>0.0466</text:p>
          </table:table-cell>
          <table:table-cell office:value-type="float" office:value="0.0189955022488756" calcext:value-type="float">
            <text:p>0.0190</text:p>
          </table:table-cell>
          <table:table-cell office:value-type="float" office:value="0.0397001499250375" calcext:value-type="float">
            <text:p>0.0397</text:p>
          </table:table-cell>
          <table:table-cell office:value-type="float" office:value="0.0345577211394302" calcext:value-type="float">
            <text:p>0.0346</text:p>
          </table:table-cell>
          <table:table-cell office:value-type="float" office:value="0.0293253373313344" calcext:value-type="float">
            <text:p>0.0293</text:p>
          </table:table-cell>
          <table:table-cell office:value-type="float" office:value="0.0415292353823088" calcext:value-type="float">
            <text:p>0.04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155922038980509" calcext:value-type="float">
            <text:p>0.0156</text:p>
          </table:table-cell>
          <table:table-cell office:value-type="float" office:value="0.0000449775112443263" calcext:value-type="float">
            <text:p>0.0000</text:p>
          </table:table-cell>
          <table:table-cell office:value-type="float" office:value="0.0190254872563718" calcext:value-type="float">
            <text:p>0.0190</text:p>
          </table:table-cell>
          <table:table-cell office:value-type="float" office:value="0.0138980509745127" calcext:value-type="float">
            <text:p>0.0139</text:p>
          </table:table-cell>
          <table:table-cell office:value-type="float" office:value="0.0311244377811094" calcext:value-type="float">
            <text:p>0.0311</text:p>
          </table:table-cell>
          <table:table-cell office:value-type="float" office:value="0.0104647676161919" calcext:value-type="float">
            <text:p>0.0105</text:p>
          </table:table-cell>
          <table:table-cell office:value-type="float" office:value="0.0189955022488755" calcext:value-type="float">
            <text:p>0.0190</text:p>
          </table:table-cell>
          <table:table-cell office:value-type="float" office:value="0.0172863568215892" calcext:value-type="float">
            <text:p>0.0173</text:p>
          </table:table-cell>
          <table:table-cell office:value-type="float" office:value="0.00343328335832083" calcext:value-type="float">
            <text:p>0.0034</text:p>
          </table:table-cell>
          <table:table-cell office:value-type="float" office:value="0.0224137931034483" calcext:value-type="float">
            <text:p>0.0224</text:p>
          </table:table-cell>
          <table:table-cell office:value-type="float" office:value="0.00865067466266856" calcext:value-type="float">
            <text:p>0.0087</text:p>
          </table:table-cell>
          <table:table-cell office:value-type="float" office:value="-0.0017091454272864" calcext:value-type="float">
            <text:p>-0.0017</text:p>
          </table:table-cell>
          <table:table-cell office:value-type="float" office:value="0.0103898050974512" calcext:value-type="float">
            <text:p>0.0104</text:p>
          </table:table-cell>
          <table:table-cell office:value-type="float" office:value="0.0207346326836582" calcext:value-type="float">
            <text:p>0.0207</text:p>
          </table:table-cell>
          <table:table-cell office:value-type="float" office:value="0.0276461769115441" calcext:value-type="float">
            <text:p>0.0276</text:p>
          </table:table-cell>
          <table:table-cell office:value-type="float" office:value="0.00695652173913042" calcext:value-type="float">
            <text:p>0.00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103898050974514" calcext:value-type="float">
            <text:p>0.0104</text:p>
          </table:table-cell>
          <table:table-cell office:value-type="float" office:value="-0.0137781109445277" calcext:value-type="float">
            <text:p>-0.0138</text:p>
          </table:table-cell>
          <table:table-cell office:value-type="float" office:value="0.0138380809595203" calcext:value-type="float">
            <text:p>0.0138</text:p>
          </table:table-cell>
          <table:table-cell office:value-type="float" office:value="0.00524737631184413" calcext:value-type="float">
            <text:p>0.0052</text:p>
          </table:table-cell>
          <table:table-cell office:value-type="float" office:value="0.0086956521739131" calcext:value-type="float">
            <text:p>0.0087</text:p>
          </table:table-cell>
          <table:table-cell office:value-type="float" office:value="-0.00164917541229381" calcext:value-type="float">
            <text:p>-0.0016</text:p>
          </table:table-cell>
          <table:table-cell office:value-type="float" office:value="0.0121139430284858" calcext:value-type="float">
            <text:p>0.0121</text:p>
          </table:table-cell>
          <table:table-cell office:value-type="float" office:value="0.00352323838080959" calcext:value-type="float">
            <text:p>0.0035</text:p>
          </table:table-cell>
          <table:table-cell office:value-type="float" office:value="-0.00170914542728629" calcext:value-type="float">
            <text:p>-0.0017</text:p>
          </table:table-cell>
          <table:table-cell office:value-type="float" office:value="-0.0000299850074962915" calcext:value-type="float">
            <text:p>0.0000</text:p>
          </table:table-cell>
          <table:table-cell office:value-type="float" office:value="0.0086956521739131" calcext:value-type="float">
            <text:p>0.0087</text:p>
          </table:table-cell>
          <table:table-cell office:value-type="float" office:value="-0.0103748125937031" calcext:value-type="float">
            <text:p>-0.0104</text:p>
          </table:table-cell>
          <table:table-cell office:value-type="float" office:value="-0.00346326836581701" calcext:value-type="float">
            <text:p>-0.0035</text:p>
          </table:table-cell>
          <table:table-cell office:value-type="float" office:value="-0.0017841079460269" calcext:value-type="float">
            <text:p>-0.0018</text:p>
          </table:table-cell>
          <table:table-cell office:value-type="float" office:value="0.00173913043478269" calcext:value-type="float">
            <text:p>0.0017</text:p>
          </table:table-cell>
          <table:table-cell office:value-type="float" office:value="0.00868065967016496" calcext:value-type="float">
            <text:p>0.00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0868065967016496" calcext:value-type="float">
            <text:p>0.0087</text:p>
          </table:table-cell>
          <table:table-cell office:value-type="float" office:value="0.00515742128935537" calcext:value-type="float">
            <text:p>0.0052</text:p>
          </table:table-cell>
          <table:table-cell office:value-type="float" office:value="0.0189805097451274" calcext:value-type="float">
            <text:p>0.0190</text:p>
          </table:table-cell>
          <table:table-cell office:value-type="float" office:value="0.0138530734632685" calcext:value-type="float">
            <text:p>0.0139</text:p>
          </table:table-cell>
          <table:table-cell office:value-type="float" office:value="0.00865067466266867" calcext:value-type="float">
            <text:p>0.0087</text:p>
          </table:table-cell>
          <table:table-cell office:value-type="float" office:value="0.00692653673163424" calcext:value-type="float">
            <text:p>0.0069</text:p>
          </table:table-cell>
          <table:table-cell office:value-type="float" office:value="0.0189655172413794" calcext:value-type="float">
            <text:p>0.0190</text:p>
          </table:table-cell>
          <table:table-cell office:value-type="float" office:value="0.0104047976011995" calcext:value-type="float">
            <text:p>0.0104</text:p>
          </table:table-cell>
          <table:table-cell office:value-type="float" office:value="-0.00863568215892052" calcext:value-type="float">
            <text:p>-0.0086</text:p>
          </table:table-cell>
          <table:table-cell office:value-type="float" office:value="0.0120839580209895" calcext:value-type="float">
            <text:p>0.0121</text:p>
          </table:table-cell>
          <table:table-cell office:value-type="float" office:value="0.00691154422788609" calcext:value-type="float">
            <text:p>0.0069</text:p>
          </table:table-cell>
          <table:table-cell office:value-type="float" office:value="0.00694152923538227" calcext:value-type="float">
            <text:p>0.0069</text:p>
          </table:table-cell>
          <table:table-cell office:value-type="float" office:value="-0.00173913043478269" calcext:value-type="float">
            <text:p>-0.0017</text:p>
          </table:table-cell>
          <table:table-cell office:value-type="float" office:value="0.0172263868065967" calcext:value-type="float">
            <text:p>0.0172</text:p>
          </table:table-cell>
          <table:table-cell office:value-type="float" office:value="0.00689655172413795" calcext:value-type="float">
            <text:p>0.0069</text:p>
          </table:table-cell>
          <table:table-cell office:value-type="float" office:value="0.0017091454272864" calcext:value-type="float">
            <text:p>0.00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0347826086956526" calcext:value-type="float">
            <text:p>0.0035</text:p>
          </table:table-cell>
          <table:table-cell office:value-type="float" office:value="-0.0068815592203898" calcext:value-type="float">
            <text:p>-0.0069</text:p>
          </table:table-cell>
          <table:table-cell office:value-type="float" office:value="0.00514242878560722" calcext:value-type="float">
            <text:p>0.0051</text:p>
          </table:table-cell>
          <table:table-cell office:value-type="float" office:value="-0.00512743628185908" calcext:value-type="float">
            <text:p>-0.0051</text:p>
          </table:table-cell>
          <table:table-cell office:value-type="float" office:value="-0.00341829085457268" calcext:value-type="float">
            <text:p>-0.0034</text:p>
          </table:table-cell>
          <table:table-cell office:value-type="float" office:value="0.0000449775112444373" calcext:value-type="float">
            <text:p>0.0000</text:p>
          </table:table-cell>
          <table:table-cell office:value-type="float" office:value="0.00515742128935537" calcext:value-type="float">
            <text:p>0.0052</text:p>
          </table:table-cell>
          <table:table-cell office:value-type="float" office:value="-0.00511244377811093" calcext:value-type="float">
            <text:p>-0.0051</text:p>
          </table:table-cell>
          <table:table-cell office:value-type="float" office:value="-0.00863568215892052" calcext:value-type="float">
            <text:p>-0.0086</text:p>
          </table:table-cell>
          <table:table-cell office:value-type="float" office:value="0.00173913043478258" calcext:value-type="float">
            <text:p>0.0017</text:p>
          </table:table-cell>
          <table:table-cell office:value-type="float" office:value="-0.0017091454272864" calcext:value-type="float">
            <text:p>-0.0017</text:p>
          </table:table-cell>
          <table:table-cell office:value-type="float" office:value="-0.00512743628185908" calcext:value-type="float">
            <text:p>-0.0051</text:p>
          </table:table-cell>
          <table:table-cell office:value-type="float" office:value="-0.00691154422788609" calcext:value-type="float">
            <text:p>-0.0069</text:p>
          </table:table-cell>
          <table:table-cell office:value-type="float" office:value="0.00347826086956526" calcext:value-type="float">
            <text:p>0.0035</text:p>
          </table:table-cell>
          <table:table-cell office:value-type="float" office:value="1.11022302462516E-016" calcext:value-type="float">
            <text:p>0.0000</text:p>
          </table:table-cell>
          <table:table-cell office:value-type="float" office:value="-0.00685157421289351" calcext:value-type="float">
            <text:p>-0.006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0.0141979010494754" calcext:value-type="float">
            <text:p>0.0142</text:p>
          </table:table-cell>
          <table:table-cell office:value-type="float" office:value="0.00140029985007506" calcext:value-type="float">
            <text:p>0.0014</text:p>
          </table:table-cell>
          <table:table-cell office:value-type="float" office:value="0.017961019490255" calcext:value-type="float">
            <text:p>0.0180</text:p>
          </table:table-cell>
          <table:table-cell office:value-type="float" office:value="0.0131844077961021" calcext:value-type="float">
            <text:p>0.0132</text:p>
          </table:table-cell>
          <table:table-cell office:value-type="float" office:value="0.0155652173913045" calcext:value-type="float">
            <text:p>0.0156</text:p>
          </table:table-cell>
          <table:table-cell office:value-type="float" office:value="0.011112443778111" calcext:value-type="float">
            <text:p>0.0111</text:p>
          </table:table-cell>
          <table:table-cell office:value-type="float" office:value="0.0196881559220391" calcext:value-type="float">
            <text:p>0.0197</text:p>
          </table:table-cell>
          <table:table-cell office:value-type="float" office:value="0.0138620689655173" calcext:value-type="float">
            <text:p>0.0139</text:p>
          </table:table-cell>
          <table:table-cell office:value-type="float" office:value="0.00242278860569733" calcext:value-type="float">
            <text:p>0.0024</text:p>
          </table:table-cell>
          <table:table-cell office:value-type="float" office:value="0.0120809595202399" calcext:value-type="float">
            <text:p>0.0121</text:p>
          </table:table-cell>
          <table:table-cell office:value-type="float" office:value="0.0138380809595203" calcext:value-type="float">
            <text:p>0.0138</text:p>
          </table:table-cell>
          <table:table-cell office:value-type="float" office:value="0.00174512743628197" calcext:value-type="float">
            <text:p>0.0017</text:p>
          </table:table-cell>
          <table:table-cell office:value-type="float" office:value="0.00759520239880063" calcext:value-type="float">
            <text:p>0.0076</text:p>
          </table:table-cell>
          <table:table-cell office:value-type="float" office:value="0.0148425787106448" calcext:value-type="float">
            <text:p>0.0148</text:p>
          </table:table-cell>
          <table:table-cell office:value-type="float" office:value="0.01312143928036" calcext:value-type="float">
            <text:p>0.0131</text:p>
          </table:table-cell>
          <table:table-cell office:value-type="float" office:value="0.0104047976011995" calcext:value-type="float">
            <text:p>0.0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115090543259558" calcext:value-type="float">
            <text:p>-0.0115</text:p>
          </table:table-cell>
          <table:table-cell office:value-type="float" office:value="-0.0143259557344064" calcext:value-type="float">
            <text:p>-0.0143</text:p>
          </table:table-cell>
          <table:table-cell office:value-type="float" office:value="0.0056338028169014" calcext:value-type="float">
            <text:p>0.0056</text:p>
          </table:table-cell>
          <table:table-cell office:value-type="float" office:value="-0.000201207243460844" calcext:value-type="float">
            <text:p>-0.0002</text:p>
          </table:table-cell>
          <table:table-cell office:value-type="float" office:value="-0.0115090543259558" calcext:value-type="float">
            <text:p>-0.0115</text:p>
          </table:table-cell>
          <table:table-cell office:value-type="float" office:value="-0.00305835010060362" calcext:value-type="float">
            <text:p>-0.0031</text:p>
          </table:table-cell>
          <table:table-cell office:value-type="float" office:value="-0.00861167002012087" calcext:value-type="float">
            <text:p>-0.0086</text:p>
          </table:table-cell>
          <table:table-cell office:value-type="float" office:value="-0.000120724346076462" calcext:value-type="float">
            <text:p>-0.0001</text:p>
          </table:table-cell>
          <table:table-cell table:number-columns-repeated="2" office:value-type="float" office:value="-0.00293762575452705" calcext:value-type="float">
            <text:p>-0.0029</text:p>
          </table:table-cell>
          <table:table-cell office:value-type="float" office:value="-0.0256740442655935" calcext:value-type="float">
            <text:p>-0.0257</text:p>
          </table:table-cell>
          <table:table-cell office:value-type="float" office:value="-0.0171830985915492" calcext:value-type="float">
            <text:p>-0.0172</text:p>
          </table:table-cell>
          <table:table-cell office:value-type="float" office:value="-0.00571428571428567" calcext:value-type="float">
            <text:p>-0.0057</text:p>
          </table:table-cell>
          <table:table-cell office:value-type="float" office:value="-0.0000402414486921909" calcext:value-type="float">
            <text:p>0.0000</text:p>
          </table:table-cell>
          <table:table-cell office:value-type="float" office:value="-0.0114285714285717" calcext:value-type="float">
            <text:p>-0.0114</text:p>
          </table:table-cell>
          <table:table-cell office:value-type="float" office:value="0.00277665995975873" calcext:value-type="float">
            <text:p>0.00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0583501006036224" calcext:value-type="float">
            <text:p>-0.0058</text:p>
          </table:table-cell>
          <table:table-cell office:value-type="float" office:value="-0.0114688128772636" calcext:value-type="float">
            <text:p>-0.0115</text:p>
          </table:table-cell>
          <table:table-cell office:value-type="float" office:value="-0.0000804828973842708" calcext:value-type="float">
            <text:p>-0.0001</text:p>
          </table:table-cell>
          <table:table-cell office:value-type="float" office:value="0.0254325955734408" calcext:value-type="float">
            <text:p>0.0254</text:p>
          </table:table-cell>
          <table:table-cell office:value-type="float" office:value="0.00269617706237435" calcext:value-type="float">
            <text:p>0.0027</text:p>
          </table:table-cell>
          <table:table-cell office:value-type="float" office:value="0.0112676056338028" calcext:value-type="float">
            <text:p>0.0113</text:p>
          </table:table-cell>
          <table:table-cell office:value-type="float" office:value="0.00277665995975851" calcext:value-type="float">
            <text:p>0.0028</text:p>
          </table:table-cell>
          <table:table-cell office:value-type="float" office:value="0.0140442655935613" calcext:value-type="float">
            <text:p>0.0140</text:p>
          </table:table-cell>
          <table:table-cell office:value-type="float" office:value="0.00841046277665991" calcext:value-type="float">
            <text:p>0.0084</text:p>
          </table:table-cell>
          <table:table-cell office:value-type="float" office:value="0.014164989939638" calcext:value-type="float">
            <text:p>0.0142</text:p>
          </table:table-cell>
          <table:table-cell office:value-type="float" office:value="-0.0000804828973842708" calcext:value-type="float">
            <text:p>-0.0001</text:p>
          </table:table-cell>
          <table:table-cell office:value-type="float" office:value="-0.0000402414486920799" calcext:value-type="float">
            <text:p>0.0000</text:p>
          </table:table-cell>
          <table:table-cell office:value-type="float" office:value="-0.000120724346076462" calcext:value-type="float">
            <text:p>-0.0001</text:p>
          </table:table-cell>
          <table:table-cell office:value-type="float" office:value="0.014164989939638" calcext:value-type="float">
            <text:p>0.0142</text:p>
          </table:table-cell>
          <table:table-cell office:value-type="float" office:value="-0.000120724346076462" calcext:value-type="float">
            <text:p>-0.0001</text:p>
          </table:table-cell>
          <table:table-cell office:value-type="float" office:value="0.00281690140845081" calcext:value-type="float">
            <text:p>0.00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0865191146881306" calcext:value-type="float">
            <text:p>-0.0087</text:p>
          </table:table-cell>
          <table:table-cell office:value-type="float" office:value="-0.0171428571428572" calcext:value-type="float">
            <text:p>-0.0171</text:p>
          </table:table-cell>
          <table:table-cell office:value-type="float" office:value="-0.000040241448692302" calcext:value-type="float">
            <text:p>0.0000</text:p>
          </table:table-cell>
          <table:table-cell office:value-type="float" office:value="0.0141247484909456" calcext:value-type="float">
            <text:p>0.0141</text:p>
          </table:table-cell>
          <table:table-cell office:value-type="float" office:value="-0.0000804828973842708" calcext:value-type="float">
            <text:p>-0.0001</text:p>
          </table:table-cell>
          <table:table-cell office:value-type="float" office:value="0.00849094567404418" calcext:value-type="float">
            <text:p>0.0085</text:p>
          </table:table-cell>
          <table:table-cell office:value-type="float" office:value="-0.00571428571428589" calcext:value-type="float">
            <text:p>-0.0057</text:p>
          </table:table-cell>
          <table:table-cell office:value-type="float" office:value="0.00273641851106632" calcext:value-type="float">
            <text:p>0.0027</text:p>
          </table:table-cell>
          <table:table-cell office:value-type="float" office:value="0.00277665995975851" calcext:value-type="float">
            <text:p>0.0028</text:p>
          </table:table-cell>
          <table:table-cell office:value-type="float" office:value="0.00563380281690151" calcext:value-type="float">
            <text:p>0.0056</text:p>
          </table:table-cell>
          <table:table-cell office:value-type="float" office:value="-0.00285714285714289" calcext:value-type="float">
            <text:p>-0.0029</text:p>
          </table:table-cell>
          <table:table-cell office:value-type="float" office:value="-0.00289738430583508" calcext:value-type="float">
            <text:p>-0.0029</text:p>
          </table:table-cell>
          <table:table-cell office:value-type="float" office:value="0.00277665995975851" calcext:value-type="float">
            <text:p>0.0028</text:p>
          </table:table-cell>
          <table:table-cell office:value-type="float" office:value="0.00563380281690151" calcext:value-type="float">
            <text:p>0.0056</text:p>
          </table:table-cell>
          <table:table-cell office:value-type="float" office:value="-0.000040241448692302" calcext:value-type="float">
            <text:p>0.0000</text:p>
          </table:table-cell>
          <table:table-cell office:value-type="float" office:value="0.00849094567404418" calcext:value-type="float">
            <text:p>0.00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0583501006036224" calcext:value-type="float">
            <text:p>-0.0058</text:p>
          </table:table-cell>
          <table:table-cell office:value-type="float" office:value="-0.0200402414486922" calcext:value-type="float">
            <text:p>-0.0200</text:p>
          </table:table-cell>
          <table:table-cell office:value-type="float" office:value="-0.0000804828973842708" calcext:value-type="float">
            <text:p>-0.0001</text:p>
          </table:table-cell>
          <table:table-cell office:value-type="float" office:value="0.0169014084507042" calcext:value-type="float">
            <text:p>0.0169</text:p>
          </table:table-cell>
          <table:table-cell office:value-type="float" office:value="0.00559356136820932" calcext:value-type="float">
            <text:p>0.0056</text:p>
          </table:table-cell>
          <table:table-cell office:value-type="float" office:value="0.011307847082495" calcext:value-type="float">
            <text:p>0.0113</text:p>
          </table:table-cell>
          <table:table-cell office:value-type="float" office:value="0.00277665995975851" calcext:value-type="float">
            <text:p>0.0028</text:p>
          </table:table-cell>
          <table:table-cell office:value-type="float" office:value="0.00841046277665991" calcext:value-type="float">
            <text:p>0.0084</text:p>
          </table:table-cell>
          <table:table-cell office:value-type="float" office:value="0.00559356136820932" calcext:value-type="float">
            <text:p>0.0056</text:p>
          </table:table-cell>
          <table:table-cell office:value-type="float" office:value="0.00845070422535232" calcext:value-type="float">
            <text:p>0.0085</text:p>
          </table:table-cell>
          <table:table-cell office:value-type="float" office:value="-0.0000402414486920799" calcext:value-type="float">
            <text:p>0.0000</text:p>
          </table:table-cell>
          <table:table-cell office:value-type="float" office:value="0.00555331991951713" calcext:value-type="float">
            <text:p>0.0056</text:p>
          </table:table-cell>
          <table:table-cell office:value-type="float" office:value="0.00559356136820932" calcext:value-type="float">
            <text:p>0.0056</text:p>
          </table:table-cell>
          <table:table-cell office:value-type="float" office:value="0.00845070422535232" calcext:value-type="float">
            <text:p>0.0085</text:p>
          </table:table-cell>
          <table:table-cell office:value-type="float" office:value="0.00277665995975851" calcext:value-type="float">
            <text:p>0.0028</text:p>
          </table:table-cell>
          <table:table-cell office:value-type="float" office:value="0.00845070422535232" calcext:value-type="float">
            <text:p>0.00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0869215291750503" calcext:value-type="float">
            <text:p>-0.0087</text:p>
          </table:table-cell>
          <table:table-cell office:value-type="float" office:value="-0.022897384305835" calcext:value-type="float">
            <text:p>-0.0229</text:p>
          </table:table-cell>
          <table:table-cell office:value-type="float" office:value="-0.00575452716297786" calcext:value-type="float">
            <text:p>-0.0058</text:p>
          </table:table-cell>
          <table:table-cell office:value-type="float" office:value="0.0140845070422536" calcext:value-type="float">
            <text:p>0.0141</text:p>
          </table:table-cell>
          <table:table-cell office:value-type="float" office:value="-0.00293762575452705" calcext:value-type="float">
            <text:p>-0.0029</text:p>
          </table:table-cell>
          <table:table-cell office:value-type="float" office:value="0.00273641851106632" calcext:value-type="float">
            <text:p>0.0027</text:p>
          </table:table-cell>
          <table:table-cell office:value-type="float" office:value="-0.0000804828973842708" calcext:value-type="float">
            <text:p>-0.0001</text:p>
          </table:table-cell>
          <table:table-cell office:value-type="float" office:value="0.00559356136820921" calcext:value-type="float">
            <text:p>0.0056</text:p>
          </table:table-cell>
          <table:table-cell office:value-type="float" office:value="-0.0000804828973842708" calcext:value-type="float">
            <text:p>-0.0001</text:p>
          </table:table-cell>
          <table:table-cell office:value-type="float" office:value="0.00277665995975873" calcext:value-type="float">
            <text:p>0.0028</text:p>
          </table:table-cell>
          <table:table-cell office:value-type="float" office:value="-0.00289738430583508" calcext:value-type="float">
            <text:p>-0.0029</text:p>
          </table:table-cell>
          <table:table-cell office:value-type="float" office:value="0.00277665995975873" calcext:value-type="float">
            <text:p>0.0028</text:p>
          </table:table-cell>
          <table:table-cell office:value-type="float" office:value="-0.0000804828973842708" calcext:value-type="float">
            <text:p>-0.0001</text:p>
          </table:table-cell>
          <table:table-cell office:value-type="float" office:value="0.00277665995975873" calcext:value-type="float">
            <text:p>0.0028</text:p>
          </table:table-cell>
          <table:table-cell office:value-type="float" office:value="-0.00289738430583508" calcext:value-type="float">
            <text:p>-0.0029</text:p>
          </table:table-cell>
          <table:table-cell office:value-type="float" office:value="-0.0000804828973842708" calcext:value-type="float">
            <text:p>-0.00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office:value-type="float" office:value="-0.0081046277665997" calcext:value-type="float">
            <text:p>-0.0081</text:p>
          </table:table-cell>
          <table:table-cell office:value-type="float" office:value="-0.0171750503018109" calcext:value-type="float">
            <text:p>-0.0172</text:p>
          </table:table-cell>
          <table:table-cell office:value-type="float" office:value="-0.0000643863179075055" calcext:value-type="float">
            <text:p>-0.0001</text:p>
          </table:table-cell>
          <table:table-cell office:value-type="float" office:value="0.0140684104627766" calcext:value-type="float">
            <text:p>0.0141</text:p>
          </table:table-cell>
          <table:table-cell office:value-type="float" office:value="-0.00124748490945659" calcext:value-type="float">
            <text:p>-0.0012</text:p>
          </table:table-cell>
          <table:table-cell office:value-type="float" office:value="0.00614889336016089" calcext:value-type="float">
            <text:p>0.0061</text:p>
          </table:table-cell>
          <table:table-cell office:value-type="float" office:value="-0.00177062374245485" calcext:value-type="float">
            <text:p>-0.0018</text:p>
          </table:table-cell>
          <table:table-cell office:value-type="float" office:value="0.00613279678068412" calcext:value-type="float">
            <text:p>0.0061</text:p>
          </table:table-cell>
          <table:table-cell office:value-type="float" office:value="0.00275251509054331" calcext:value-type="float">
            <text:p>0.0028</text:p>
          </table:table-cell>
          <table:table-cell office:value-type="float" office:value="0.00561770623742475" calcext:value-type="float">
            <text:p>0.0056</text:p>
          </table:table-cell>
          <table:table-cell office:value-type="float" office:value="-0.00630985915492954" calcext:value-type="float">
            <text:p>-0.0063</text:p>
          </table:table-cell>
          <table:table-cell office:value-type="float" office:value="-0.00235814889336017" calcext:value-type="float">
            <text:p>-0.0024</text:p>
          </table:table-cell>
          <table:table-cell office:value-type="float" office:value="0.000490945674044285" calcext:value-type="float">
            <text:p>0.0005</text:p>
          </table:table-cell>
          <table:table-cell office:value-type="float" office:value="0.00619718309859163" calcext:value-type="float">
            <text:p>0.0062</text:p>
          </table:table-cell>
          <table:table-cell office:value-type="float" office:value="-0.00234205231388329" calcext:value-type="float">
            <text:p>-0.0023</text:p>
          </table:table-cell>
          <table:table-cell office:value-type="float" office:value="0.00449094567404429" calcext:value-type="float">
            <text:p>0.00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0181903064256005" calcext:value-type="float">
            <text:p>0.0182</text:p>
          </table:table-cell>
          <table:table-cell office:value-type="float" office:value="-0.00911637382225616" calcext:value-type="float">
            <text:p>-0.0091</text:p>
          </table:table-cell>
          <table:table-cell office:value-type="float" office:value="0.00909939733469134" calcext:value-type="float">
            <text:p>0.0091</text:p>
          </table:table-cell>
          <table:table-cell office:value-type="float" office:value="0.011696799932094" calcext:value-type="float">
            <text:p>0.0117</text:p>
          </table:table-cell>
          <table:table-cell office:value-type="float" office:value="-0.00134114251761319" calcext:value-type="float">
            <text:p>-0.0013</text:p>
          </table:table-cell>
          <table:table-cell office:value-type="float" office:value="0.0103641456582633" calcext:value-type="float">
            <text:p>0.0104</text:p>
          </table:table-cell>
          <table:table-cell office:value-type="float" office:value="0.0207961972667855" calcext:value-type="float">
            <text:p>0.0208</text:p>
          </table:table-cell>
          <table:table-cell office:value-type="float" office:value="0.00387912740853913" calcext:value-type="float">
            <text:p>0.0039</text:p>
          </table:table-cell>
          <table:table-cell office:value-type="float" office:value="-0.0117562176385707" calcext:value-type="float">
            <text:p>-0.0118</text:p>
          </table:table-cell>
          <table:table-cell office:value-type="float" office:value="0.010381122145828" calcext:value-type="float">
            <text:p>0.0104</text:p>
          </table:table-cell>
          <table:table-cell office:value-type="float" office:value="-0.00129021305491905" calcext:value-type="float">
            <text:p>-0.0013</text:p>
          </table:table-cell>
          <table:table-cell office:value-type="float" office:value="0.0130039894745777" calcext:value-type="float">
            <text:p>0.0130</text:p>
          </table:table-cell>
          <table:table-cell office:value-type="float" office:value="-0.0143366437484085" calcext:value-type="float">
            <text:p>-0.0143</text:p>
          </table:table-cell>
          <table:table-cell office:value-type="float" office:value="-0.00910788557847386" calcext:value-type="float">
            <text:p>-0.0091</text:p>
          </table:table-cell>
          <table:table-cell office:value-type="float" office:value="0.00782616076733722" calcext:value-type="float">
            <text:p>0.0078</text:p>
          </table:table-cell>
          <table:table-cell office:value-type="float" office:value="0.00906544435956202" calcext:value-type="float">
            <text:p>0.0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00523724641371703" calcext:value-type="float">
            <text:p>0.0052</text:p>
          </table:table-cell>
          <table:table-cell office:value-type="float" office:value="-0.00388761565232154" calcext:value-type="float">
            <text:p>-0.0039</text:p>
          </table:table-cell>
          <table:table-cell office:value-type="float" office:value="0.0117307529072236" calcext:value-type="float">
            <text:p>0.0117</text:p>
          </table:table-cell>
          <table:table-cell office:value-type="float" office:value="0.0000169764875647127" calcext:value-type="float">
            <text:p>0.0000</text:p>
          </table:table-cell>
          <table:table-cell office:value-type="float" office:value="-0.00781767252355481" calcext:value-type="float">
            <text:p>-0.0078</text:p>
          </table:table-cell>
          <table:table-cell office:value-type="float" office:value="0.0025974025974026" calcext:value-type="float">
            <text:p>0.0026</text:p>
          </table:table-cell>
          <table:table-cell office:value-type="float" office:value="0.0117222646634412" calcext:value-type="float">
            <text:p>0.0117</text:p>
          </table:table-cell>
          <table:table-cell office:value-type="float" office:value="-0.0104405398523045" calcext:value-type="float">
            <text:p>-0.0104</text:p>
          </table:table-cell>
          <table:table-cell office:value-type="float" office:value="0.00131567778626607" calcext:value-type="float">
            <text:p>0.0013</text:p>
          </table:table-cell>
          <table:table-cell office:value-type="float" office:value="-0.00522875816993462" calcext:value-type="float">
            <text:p>-0.0052</text:p>
          </table:table-cell>
          <table:table-cell office:value-type="float" office:value="-0.00646804176215943" calcext:value-type="float">
            <text:p>-0.0065</text:p>
          </table:table-cell>
          <table:table-cell office:value-type="float" office:value="0.0000169764875647127" calcext:value-type="float">
            <text:p>0.0000</text:p>
          </table:table-cell>
          <table:table-cell office:value-type="float" office:value="-0.00258042610983789" calcext:value-type="float">
            <text:p>-0.0026</text:p>
          </table:table-cell>
          <table:table-cell office:value-type="float" office:value="-0.00522026992615221" calcext:value-type="float">
            <text:p>-0.0052</text:p>
          </table:table-cell>
          <table:table-cell office:value-type="float" office:value="-0.0130209659621424" calcext:value-type="float">
            <text:p>-0.0130</text:p>
          </table:table-cell>
          <table:table-cell office:value-type="float" office:value="0.00651897122485368" calcext:value-type="float">
            <text:p>0.00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00778371954842549" calcext:value-type="float">
            <text:p>0.0078</text:p>
          </table:table-cell>
          <table:table-cell office:value-type="float" office:value="-0.0000509294626941381" calcext:value-type="float">
            <text:p>-0.0001</text:p>
          </table:table-cell>
          <table:table-cell office:value-type="float" office:value="0.0103641456582633" calcext:value-type="float">
            <text:p>0.0104</text:p>
          </table:table-cell>
          <table:table-cell office:value-type="float" office:value="0.0103726339020457" calcext:value-type="float">
            <text:p>0.0104</text:p>
          </table:table-cell>
          <table:table-cell office:value-type="float" office:value="0.00777523130464308" calcext:value-type="float">
            <text:p>0.0078</text:p>
          </table:table-cell>
          <table:table-cell office:value-type="float" office:value="0.00385366267719212" calcext:value-type="float">
            <text:p>0.0039</text:p>
          </table:table-cell>
          <table:table-cell office:value-type="float" office:value="0.0194720312367371" calcext:value-type="float">
            <text:p>0.0195</text:p>
          </table:table-cell>
          <table:table-cell office:value-type="float" office:value="0.00251252015957903" calcext:value-type="float">
            <text:p>0.0025</text:p>
          </table:table-cell>
          <table:table-cell office:value-type="float" office:value="0.0142857142857143" calcext:value-type="float">
            <text:p>0.0143</text:p>
          </table:table-cell>
          <table:table-cell office:value-type="float" office:value="0.00381970970206269" calcext:value-type="float">
            <text:p>0.0038</text:p>
          </table:table-cell>
          <table:table-cell office:value-type="float" office:value="0.0129785247432307" calcext:value-type="float">
            <text:p>0.0130</text:p>
          </table:table-cell>
          <table:table-cell office:value-type="float" office:value="0.00778371954842549" calcext:value-type="float">
            <text:p>0.0078</text:p>
          </table:table-cell>
          <table:table-cell office:value-type="float" office:value="0.00515236397589347" calcext:value-type="float">
            <text:p>0.0052</text:p>
          </table:table-cell>
          <table:table-cell office:value-type="float" office:value="-0.0000339529751294254" calcext:value-type="float">
            <text:p>0.0000</text:p>
          </table:table-cell>
          <table:table-cell office:value-type="float" office:value="-0.00135811900517779" calcext:value-type="float">
            <text:p>-0.0014</text:p>
          </table:table-cell>
          <table:table-cell office:value-type="float" office:value="0.0143111790170614" calcext:value-type="float">
            <text:p>0.0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-0.00000848824378241186" calcext:value-type="float">
            <text:p>0.0000</text:p>
          </table:table-cell>
          <table:table-cell office:value-type="float" office:value="-0.0130464306934895" calcext:value-type="float">
            <text:p>-0.0130</text:p>
          </table:table-cell>
          <table:table-cell office:value-type="float" office:value="-0.0000169764875647127" calcext:value-type="float">
            <text:p>0.0000</text:p>
          </table:table-cell>
          <table:table-cell office:value-type="float" office:value="-0.00524573465749933" calcext:value-type="float">
            <text:p>-0.0052</text:p>
          </table:table-cell>
          <table:table-cell office:value-type="float" office:value="-0.00523724641371703" calcext:value-type="float">
            <text:p>-0.0052</text:p>
          </table:table-cell>
          <table:table-cell office:value-type="float" office:value="-0.00131567778626607" calcext:value-type="float">
            <text:p>-0.0013</text:p>
          </table:table-cell>
          <table:table-cell office:value-type="float" office:value="0.00517782870724048" calcext:value-type="float">
            <text:p>0.0052</text:p>
          </table:table-cell>
          <table:table-cell office:value-type="float" office:value="-0.00655292419998299" calcext:value-type="float">
            <text:p>-0.0066</text:p>
          </table:table-cell>
          <table:table-cell office:value-type="float" office:value="-0.00262286732874972" calcext:value-type="float">
            <text:p>-0.0026</text:p>
          </table:table-cell>
          <table:table-cell office:value-type="float" office:value="-0.0104660045836517" calcext:value-type="float">
            <text:p>-0.0105</text:p>
          </table:table-cell>
          <table:table-cell office:value-type="float" office:value="0.00649350649350655" calcext:value-type="float">
            <text:p>0.0065</text:p>
          </table:table-cell>
          <table:table-cell office:value-type="float" office:value="0.0052032934385875" calcext:value-type="float">
            <text:p>0.0052</text:p>
          </table:table-cell>
          <table:table-cell table:number-columns-repeated="2" office:value-type="float" office:value="-0.00653594771241828" calcext:value-type="float">
            <text:p>-0.0065</text:p>
          </table:table-cell>
          <table:table-cell office:value-type="float" office:value="-0.0156438332908921" calcext:value-type="float">
            <text:p>-0.0156</text:p>
          </table:table-cell>
          <table:table-cell office:value-type="float" office:value="-0.0000254647313471246" calcext:value-type="float">
            <text:p>0.00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-0.00782616076733722" calcext:value-type="float">
            <text:p>-0.0078</text:p>
          </table:table-cell>
          <table:table-cell office:value-type="float" office:value="-0.0169764875647228" calcext:value-type="float">
            <text:p>-0.0170</text:p>
          </table:table-cell>
          <table:table-cell office:value-type="float" office:value="-0.00913335030982088" calcext:value-type="float">
            <text:p>-0.0091</text:p>
          </table:table-cell>
          <table:table-cell office:value-type="float" office:value="-0.0169679993209405" calcext:value-type="float">
            <text:p>-0.0170</text:p>
          </table:table-cell>
          <table:table-cell office:value-type="float" office:value="-0.00655292419998299" calcext:value-type="float">
            <text:p>-0.0066</text:p>
          </table:table-cell>
          <table:table-cell office:value-type="float" office:value="-0.0130549189372718" calcext:value-type="float">
            <text:p>-0.0131</text:p>
          </table:table-cell>
          <table:table-cell office:value-type="float" office:value="-0.00527119938884646" calcext:value-type="float">
            <text:p>-0.0053</text:p>
          </table:table-cell>
          <table:table-cell office:value-type="float" office:value="-0.0130634071810543" calcext:value-type="float">
            <text:p>-0.0131</text:p>
          </table:table-cell>
          <table:table-cell office:value-type="float" office:value="-0.0143621084797555" calcext:value-type="float">
            <text:p>-0.0144</text:p>
          </table:table-cell>
          <table:table-cell office:value-type="float" office:value="-0.0195908666496901" calcext:value-type="float">
            <text:p>-0.0196</text:p>
          </table:table-cell>
          <table:table-cell office:value-type="float" office:value="-0.00262286732874972" calcext:value-type="float">
            <text:p>-0.0026</text:p>
          </table:table-cell>
          <table:table-cell office:value-type="float" office:value="-0.00523724641371703" calcext:value-type="float">
            <text:p>-0.0052</text:p>
          </table:table-cell>
          <table:table-cell office:value-type="float" office:value="-0.00915032679738559" calcext:value-type="float">
            <text:p>-0.0092</text:p>
          </table:table-cell>
          <table:table-cell office:value-type="float" office:value="-0.0169595110771582" calcext:value-type="float">
            <text:p>-0.0170</text:p>
          </table:table-cell>
          <table:table-cell office:value-type="float" office:value="-0.0169510228333758" calcext:value-type="float">
            <text:p>-0.0170</text:p>
          </table:table-cell>
          <table:table-cell office:value-type="float" office:value="-0.00652745946863598" calcext:value-type="float">
            <text:p>-0.00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0.00467532467532472" calcext:value-type="float">
            <text:p>0.0047</text:p>
          </table:table-cell>
          <table:table-cell office:value-type="float" office:value="-0.00861556743909675" calcext:value-type="float">
            <text:p>-0.0086</text:p>
          </table:table-cell>
          <table:table-cell office:value-type="float" office:value="0.00440879382055848" calcext:value-type="float">
            <text:p>0.0044</text:p>
          </table:table-cell>
          <table:table-cell office:value-type="float" office:value="-0.0000254647313470135" calcext:value-type="float">
            <text:p>0.0000</text:p>
          </table:table-cell>
          <table:table-cell office:value-type="float" office:value="-0.00263475087004494" calcext:value-type="float">
            <text:p>-0.0026</text:p>
          </table:table-cell>
          <table:table-cell office:value-type="float" office:value="0.000488922841864081" calcext:value-type="float">
            <text:p>0.0005</text:p>
          </table:table-cell>
          <table:table-cell office:value-type="float" office:value="0.0103794244970716" calcext:value-type="float">
            <text:p>0.0104</text:p>
          </table:table-cell>
          <table:table-cell office:value-type="float" office:value="-0.0047330447330447" calcext:value-type="float">
            <text:p>-0.0047</text:p>
          </table:table-cell>
          <table:table-cell office:value-type="float" office:value="-0.0026279602750191" calcext:value-type="float">
            <text:p>-0.0026</text:p>
          </table:table-cell>
          <table:table-cell office:value-type="float" office:value="-0.00421695951107715" calcext:value-type="float">
            <text:p>-0.0042</text:p>
          </table:table-cell>
          <table:table-cell office:value-type="float" office:value="0.00181818181818183" calcext:value-type="float">
            <text:p>0.0018</text:p>
          </table:table-cell>
          <table:table-cell office:value-type="float" office:value="0.00415414650708768" calcext:value-type="float">
            <text:p>0.0042</text:p>
          </table:table-cell>
          <table:table-cell office:value-type="float" office:value="-0.00549019607843138" calcext:value-type="float">
            <text:p>-0.0055</text:p>
          </table:table-cell>
          <table:table-cell office:value-type="float" office:value="-0.00757151345386642" calcext:value-type="float">
            <text:p>-0.0076</text:p>
          </table:table-cell>
          <table:table-cell office:value-type="float" office:value="-0.00782955606485014" calcext:value-type="float">
            <text:p>-0.0078</text:p>
          </table:table-cell>
          <table:table-cell office:value-type="float" office:value="0.00466853408029888" calcext:value-type="float">
            <text:p>0.00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194805194805197" calcext:value-type="float">
            <text:p>-0.0195</text:p>
          </table:table-cell>
          <table:table-cell office:value-type="float" office:value="-0.00259740259740238" calcext:value-type="float">
            <text:p>-0.0026</text:p>
          </table:table-cell>
          <table:table-cell office:value-type="float" office:value="-0.00735930735930723" calcext:value-type="float">
            <text:p>-0.0074</text:p>
          </table:table-cell>
          <table:table-cell office:value-type="float" office:value="-0.00909090909090904" calcext:value-type="float">
            <text:p>-0.0091</text:p>
          </table:table-cell>
          <table:table-cell office:value-type="float" office:value="-0.00562770562770565" calcext:value-type="float">
            <text:p>-0.0056</text:p>
          </table:table-cell>
          <table:table-cell office:value-type="float" office:value="-0.00692640692640678" calcext:value-type="float">
            <text:p>-0.0069</text:p>
          </table:table-cell>
          <table:table-cell table:number-columns-repeated="2" office:value-type="float" office:value="-0.00216450216450204" calcext:value-type="float">
            <text:p>-0.0022</text:p>
          </table:table-cell>
          <table:table-cell office:value-type="float" office:value="-0.00692640692640678" calcext:value-type="float">
            <text:p>-0.0069</text:p>
          </table:table-cell>
          <table:table-cell office:value-type="float" office:value="-0.00389610389610362" calcext:value-type="float">
            <text:p>-0.0039</text:p>
          </table:table-cell>
          <table:table-cell office:value-type="float" office:value="-0.00346320346320317" calcext:value-type="float">
            <text:p>-0.0035</text:p>
          </table:table-cell>
          <table:table-cell office:value-type="float" office:value="-0.00735930735930723" calcext:value-type="float">
            <text:p>-0.0074</text:p>
          </table:table-cell>
          <table:table-cell office:value-type="float" office:value="-0.00692640692640678" calcext:value-type="float">
            <text:p>-0.0069</text:p>
          </table:table-cell>
          <table:table-cell table:number-columns-repeated="2" office:value-type="float" office:value="-0.00735930735930723" calcext:value-type="float">
            <text:p>-0.0074</text:p>
          </table:table-cell>
          <table:table-cell office:value-type="float" office:value="-0.00303030303030283" calcext:value-type="float">
            <text:p>-0.00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199134199134196" calcext:value-type="float">
            <text:p>-0.0199</text:p>
          </table:table-cell>
          <table:table-cell office:value-type="float" office:value="-0.00173160173160158" calcext:value-type="float">
            <text:p>-0.0017</text:p>
          </table:table-cell>
          <table:table-cell office:value-type="float" office:value="-0.00432900432900396" calcext:value-type="float">
            <text:p>-0.0043</text:p>
          </table:table-cell>
          <table:table-cell office:value-type="float" office:value="-0.00389610389610351" calcext:value-type="float">
            <text:p>-0.0039</text:p>
          </table:table-cell>
          <table:table-cell office:value-type="float" office:value="-0.00129870129870113" calcext:value-type="float">
            <text:p>-0.0013</text:p>
          </table:table-cell>
          <table:table-cell office:value-type="float" office:value="-0.00432900432900396" calcext:value-type="float">
            <text:p>-0.0043</text:p>
          </table:table-cell>
          <table:table-cell office:value-type="float" office:value="-0.00216450216450192" calcext:value-type="float">
            <text:p>-0.0022</text:p>
          </table:table-cell>
          <table:table-cell office:value-type="float" office:value="-0.00303030303030272" calcext:value-type="float">
            <text:p>-0.0030</text:p>
          </table:table-cell>
          <table:table-cell office:value-type="float" office:value="-0.00259740259740238" calcext:value-type="float">
            <text:p>-0.0026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0" calcext:value-type="float">
            <text:p>0.0000</text:p>
          </table:table-cell>
          <table:table-cell office:value-type="float" office:value="-0.00259740259740238" calcext:value-type="float">
            <text:p>-0.0026</text:p>
          </table:table-cell>
          <table:table-cell office:value-type="float" office:value="-0.00173160173160158" calcext:value-type="float">
            <text:p>-0.0017</text:p>
          </table:table-cell>
          <table:table-cell office:value-type="float" office:value="-0.00303030303030272" calcext:value-type="float">
            <text:p>-0.0030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-0.00129870129870113" calcext:value-type="float">
            <text:p>-0.00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225108225108228" calcext:value-type="float">
            <text:p>-0.0225</text:p>
          </table:table-cell>
          <table:table-cell office:value-type="float" office:value="-0.00303030303030316" calcext:value-type="float">
            <text:p>-0.0030</text:p>
          </table:table-cell>
          <table:table-cell table:number-columns-repeated="2" office:value-type="float" office:value="-0.0051948051948052" calcext:value-type="float">
            <text:p>-0.0052</text:p>
          </table:table-cell>
          <table:table-cell office:value-type="float" office:value="-0.00173160173160203" calcext:value-type="float">
            <text:p>-0.0017</text:p>
          </table:table-cell>
          <table:table-cell office:value-type="float" office:value="0.00043290043290023" calcext:value-type="float">
            <text:p>0.0004</text:p>
          </table:table-cell>
          <table:table-cell office:value-type="float" office:value="-0.00259740259740282" calcext:value-type="float">
            <text:p>-0.0026</text:p>
          </table:table-cell>
          <table:table-cell office:value-type="float" office:value="-0.0043290043290044" calcext:value-type="float">
            <text:p>-0.0043</text:p>
          </table:table-cell>
          <table:table-cell office:value-type="float" office:value="-0.00259740259740282" calcext:value-type="float">
            <text:p>-0.0026</text:p>
          </table:table-cell>
          <table:table-cell office:value-type="float" office:value="-0.00216450216450237" calcext:value-type="float">
            <text:p>-0.0022</text:p>
          </table:table-cell>
          <table:table-cell office:value-type="float" office:value="-0.000432900432900563" calcext:value-type="float">
            <text:p>-0.0004</text:p>
          </table:table-cell>
          <table:table-cell office:value-type="float" office:value="-0.00216450216450237" calcext:value-type="float">
            <text:p>-0.0022</text:p>
          </table:table-cell>
          <table:table-cell office:value-type="float" office:value="-0.00389610389610395" calcext:value-type="float">
            <text:p>-0.0039</text:p>
          </table:table-cell>
          <table:table-cell office:value-type="float" office:value="-0.0043290043290044" calcext:value-type="float">
            <text:p>-0.0043</text:p>
          </table:table-cell>
          <table:table-cell office:value-type="float" office:value="-0.00173160173160203" calcext:value-type="float">
            <text:p>-0.0017</text:p>
          </table:table-cell>
          <table:table-cell office:value-type="float" office:value="-0.00216450216450237" calcext:value-type="float">
            <text:p>-0.0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216450216450216" calcext:value-type="float">
            <text:p>-0.0216</text:p>
          </table:table-cell>
          <table:table-cell office:value-type="float" office:value="-0.00173160173160158" calcext:value-type="float">
            <text:p>-0.0017</text:p>
          </table:table-cell>
          <table:table-cell office:value-type="float" office:value="-0.00303030303030272" calcext:value-type="float">
            <text:p>-0.0030</text:p>
          </table:table-cell>
          <table:table-cell office:value-type="float" office:value="-0.00476190476190475" calcext:value-type="float">
            <text:p>-0.0048</text:p>
          </table:table-cell>
          <table:table-cell office:value-type="float" office:value="-0.00303030303030272" calcext:value-type="float">
            <text:p>-0.0030</text:p>
          </table:table-cell>
          <table:table-cell office:value-type="float" office:value="0.000432900432900674" calcext:value-type="float">
            <text:p>0.0004</text:p>
          </table:table-cell>
          <table:table-cell office:value-type="float" office:value="-0.00346320346320317" calcext:value-type="float">
            <text:p>-0.0035</text:p>
          </table:table-cell>
          <table:table-cell office:value-type="float" office:value="-0.00259740259740238" calcext:value-type="float">
            <text:p>-0.0026</text:p>
          </table:table-cell>
          <table:table-cell office:value-type="float" office:value="-0.00129870129870113" calcext:value-type="float">
            <text:p>-0.0013</text:p>
          </table:table-cell>
          <table:table-cell office:value-type="float" office:value="0" calcext:value-type="float">
            <text:p>0.0000</text:p>
          </table:table-cell>
          <table:table-cell office:value-type="float" office:value="0.000865800865801236" calcext:value-type="float">
            <text:p>0.0009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-0.00259740259740238" calcext:value-type="float">
            <text:p>-0.0026</text:p>
          </table:table-cell>
          <table:table-cell office:value-type="float" office:value="-0.00173160173160158" calcext:value-type="float">
            <text:p>-0.0017</text:p>
          </table:table-cell>
          <table:table-cell office:value-type="float" office:value="-0.00129870129870113" calcext:value-type="float">
            <text:p>-0.0013</text:p>
          </table:table-cell>
          <table:table-cell office:value-type="float" office:value="-0.000432900432900341" calcext:value-type="float">
            <text:p>-0.000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216450216450216" calcext:value-type="float">
            <text:p>-0.0216</text:p>
          </table:table-cell>
          <table:table-cell table:number-columns-repeated="2" office:value-type="float" office:value="-0.00259740259740238" calcext:value-type="float">
            <text:p>-0.0026</text:p>
          </table:table-cell>
          <table:table-cell office:value-type="float" office:value="-0.00562770562770554" calcext:value-type="float">
            <text:p>-0.0056</text:p>
          </table:table-cell>
          <table:table-cell office:value-type="float" office:value="-0.00259740259740238" calcext:value-type="float">
            <text:p>-0.0026</text:p>
          </table:table-cell>
          <table:table-cell office:value-type="float" office:value="-0.000432900432900341" calcext:value-type="float">
            <text:p>-0.0004</text:p>
          </table:table-cell>
          <table:table-cell office:value-type="float" office:value="-0.00303030303030272" calcext:value-type="float">
            <text:p>-0.0030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-0.00129870129870113" calcext:value-type="float">
            <text:p>-0.0013</text:p>
          </table:table-cell>
          <table:table-cell office:value-type="float" office:value="-0.000432900432900341" calcext:value-type="float">
            <text:p>-0.0004</text:p>
          </table:table-cell>
          <table:table-cell office:value-type="float" office:value="-0.000865800865800792" calcext:value-type="float">
            <text:p>-0.0009</text:p>
          </table:table-cell>
          <table:table-cell office:value-type="float" office:value="-0.00216450216450192" calcext:value-type="float">
            <text:p>-0.0022</text:p>
          </table:table-cell>
          <table:table-cell table:number-columns-repeated="2" office:value-type="float" office:value="-0.00173160173160158" calcext:value-type="float">
            <text:p>-0.0017</text:p>
          </table:table-cell>
          <table:table-cell office:value-type="float" office:value="0" calcext:value-type="float">
            <text:p>0.0000</text:p>
          </table:table-cell>
          <table:table-cell office:value-type="float" office:value="-0.000432900432900341" calcext:value-type="float">
            <text:p>-0.00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office:value-type="float" office:value="-0.0210389610389611" calcext:value-type="float">
            <text:p>-0.0210</text:p>
          </table:table-cell>
          <table:table-cell office:value-type="float" office:value="-0.00233766233766208" calcext:value-type="float">
            <text:p>-0.0023</text:p>
          </table:table-cell>
          <table:table-cell office:value-type="float" office:value="-0.00450216450216423" calcext:value-type="float">
            <text:p>-0.0045</text:p>
          </table:table-cell>
          <table:table-cell office:value-type="float" office:value="-0.00571428571428556" calcext:value-type="float">
            <text:p>-0.0057</text:p>
          </table:table-cell>
          <table:table-cell office:value-type="float" office:value="-0.00285714285714267" calcext:value-type="float">
            <text:p>-0.0029</text:p>
          </table:table-cell>
          <table:table-cell office:value-type="float" office:value="-0.00216450216450204" calcext:value-type="float">
            <text:p>-0.0022</text:p>
          </table:table-cell>
          <table:table-cell office:value-type="float" office:value="-0.0026839826839824" calcext:value-type="float">
            <text:p>-0.0027</text:p>
          </table:table-cell>
          <table:table-cell office:value-type="float" office:value="-0.00259740259740249" calcext:value-type="float">
            <text:p>-0.0026</text:p>
          </table:table-cell>
          <table:table-cell office:value-type="float" office:value="-0.0029437229437228" calcext:value-type="float">
            <text:p>-0.0029</text:p>
          </table:table-cell>
          <table:table-cell office:value-type="float" office:value="-0.0014718614718614" calcext:value-type="float">
            <text:p>-0.0015</text:p>
          </table:table-cell>
          <table:table-cell office:value-type="float" office:value="-0.000779220779220546" calcext:value-type="float">
            <text:p>-0.0008</text:p>
          </table:table-cell>
          <table:table-cell office:value-type="float" office:value="-0.00303030303030283" calcext:value-type="float">
            <text:p>-0.0030</text:p>
          </table:table-cell>
          <table:table-cell office:value-type="float" office:value="-0.00337662337662314" calcext:value-type="float">
            <text:p>-0.0034</text:p>
          </table:table-cell>
          <table:table-cell office:value-type="float" office:value="-0.00363636363636344" calcext:value-type="float">
            <text:p>-0.0036</text:p>
          </table:table-cell>
          <table:table-cell office:value-type="float" office:value="-0.00225108225108217" calcext:value-type="float">
            <text:p>-0.0023</text:p>
          </table:table-cell>
          <table:table-cell office:value-type="float" office:value="-0.0014718614718614" calcext:value-type="float">
            <text:p>-0.0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242740998838559" calcext:value-type="float">
            <text:p>-0.0243</text:p>
          </table:table-cell>
          <table:table-cell office:value-type="float" office:value="0.01869918699187" calcext:value-type="float">
            <text:p>0.0187</text:p>
          </table:table-cell>
          <table:table-cell office:value-type="float" office:value="-0.0146341463414633" calcext:value-type="float">
            <text:p>-0.0146</text:p>
          </table:table-cell>
          <table:table-cell office:value-type="float" office:value="-0.0339140534262484" calcext:value-type="float">
            <text:p>-0.0339</text:p>
          </table:table-cell>
          <table:table-cell office:value-type="float" office:value="-0.0192799070847851" calcext:value-type="float">
            <text:p>-0.0193</text:p>
          </table:table-cell>
          <table:table-cell office:value-type="float" office:value="-0.0293844367015098" calcext:value-type="float">
            <text:p>-0.0294</text:p>
          </table:table-cell>
          <table:table-cell office:value-type="float" office:value="-0.024738675958188" calcext:value-type="float">
            <text:p>-0.0247</text:p>
          </table:table-cell>
          <table:table-cell office:value-type="float" office:value="-0.0386759581881533" calcext:value-type="float">
            <text:p>-0.0387</text:p>
          </table:table-cell>
          <table:table-cell office:value-type="float" office:value="-0.0343786295005806" calcext:value-type="float">
            <text:p>-0.0344</text:p>
          </table:table-cell>
          <table:table-cell office:value-type="float" office:value="-0.019163763066202" calcext:value-type="float">
            <text:p>-0.0192</text:p>
          </table:table-cell>
          <table:table-cell office:value-type="float" office:value="-0.0149825783972124" calcext:value-type="float">
            <text:p>-0.0150</text:p>
          </table:table-cell>
          <table:table-cell office:value-type="float" office:value="-0.0146341463414633" calcext:value-type="float">
            <text:p>-0.0146</text:p>
          </table:table-cell>
          <table:table-cell office:value-type="float" office:value="-0.0290360046457606" calcext:value-type="float">
            <text:p>-0.0290</text:p>
          </table:table-cell>
          <table:table-cell office:value-type="float" office:value="-0.0147502903600464" calcext:value-type="float">
            <text:p>-0.0148</text:p>
          </table:table-cell>
          <table:table-cell office:value-type="float" office:value="-0.0342624854819975" calcext:value-type="float">
            <text:p>-0.0343</text:p>
          </table:table-cell>
          <table:table-cell office:value-type="float" office:value="-0.0241579558652729" calcext:value-type="float">
            <text:p>-0.0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342624854819976" calcext:value-type="float">
            <text:p>-0.0343</text:p>
          </table:table-cell>
          <table:table-cell office:value-type="float" office:value="0.0520325203252032" calcext:value-type="float">
            <text:p>0.0520</text:p>
          </table:table-cell>
          <table:table-cell office:value-type="float" office:value="0.0334494773519164" calcext:value-type="float">
            <text:p>0.0334</text:p>
          </table:table-cell>
          <table:table-cell office:value-type="float" office:value="0.00975609756097562" calcext:value-type="float">
            <text:p>0.0098</text:p>
          </table:table-cell>
          <table:table-cell office:value-type="float" office:value="-0.00963995354239266" calcext:value-type="float">
            <text:p>-0.0096</text:p>
          </table:table-cell>
          <table:table-cell table:number-columns-repeated="2" office:value-type="float" office:value="0.00464576074332168" calcext:value-type="float">
            <text:p>0.0046</text:p>
          </table:table-cell>
          <table:table-cell office:value-type="float" office:value="0.00952380952380949" calcext:value-type="float">
            <text:p>0.0095</text:p>
          </table:table-cell>
          <table:table-cell office:value-type="float" office:value="-0.0246225319396051" calcext:value-type="float">
            <text:p>-0.0246</text:p>
          </table:table-cell>
          <table:table-cell office:value-type="float" office:value="-0.0095238095238096" calcext:value-type="float">
            <text:p>-0.0095</text:p>
          </table:table-cell>
          <table:table-cell office:value-type="float" office:value="-0.0144018583042974" calcext:value-type="float">
            <text:p>-0.0144</text:p>
          </table:table-cell>
          <table:table-cell office:value-type="float" office:value="-0.00476190476190486" calcext:value-type="float">
            <text:p>-0.0048</text:p>
          </table:table-cell>
          <table:table-cell office:value-type="float" office:value="0.0141695702671313" calcext:value-type="float">
            <text:p>0.0142</text:p>
          </table:table-cell>
          <table:table-cell office:value-type="float" office:value="-0.000232288037166017" calcext:value-type="float">
            <text:p>-0.0002</text:p>
          </table:table-cell>
          <table:table-cell office:value-type="float" office:value="-0.024390243902439" calcext:value-type="float">
            <text:p>-0.0244</text:p>
          </table:table-cell>
          <table:table-cell office:value-type="float" office:value="-0.000232288037166128" calcext:value-type="float">
            <text:p>-0.0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581881533101044" calcext:value-type="float">
            <text:p>-0.0582</text:p>
          </table:table-cell>
          <table:table-cell office:value-type="float" office:value="0.0281068524970965" calcext:value-type="float">
            <text:p>0.0281</text:p>
          </table:table-cell>
          <table:table-cell office:value-type="float" office:value="-0.0097560975609754" calcext:value-type="float">
            <text:p>-0.0098</text:p>
          </table:table-cell>
          <table:table-cell office:value-type="float" office:value="0.00476190476190497" calcext:value-type="float">
            <text:p>0.0048</text:p>
          </table:table-cell>
          <table:table-cell office:value-type="float" office:value="-0.00963995354239244" calcext:value-type="float">
            <text:p>-0.0096</text:p>
          </table:table-cell>
          <table:table-cell office:value-type="float" office:value="-0.019512195121951" calcext:value-type="float">
            <text:p>-0.0195</text:p>
          </table:table-cell>
          <table:table-cell office:value-type="float" office:value="-0.0241579558652728" calcext:value-type="float">
            <text:p>-0.0242</text:p>
          </table:table-cell>
          <table:table-cell office:value-type="float" office:value="0.0192799070847853" calcext:value-type="float">
            <text:p>0.0193</text:p>
          </table:table-cell>
          <table:table-cell office:value-type="float" office:value="-0.0291521486643436" calcext:value-type="float">
            <text:p>-0.0292</text:p>
          </table:table-cell>
          <table:table-cell office:value-type="float" office:value="0.000116144018583286" calcext:value-type="float">
            <text:p>0.0001</text:p>
          </table:table-cell>
          <table:table-cell office:value-type="float" office:value="-0.0241579558652728" calcext:value-type="float">
            <text:p>-0.0242</text:p>
          </table:table-cell>
          <table:table-cell office:value-type="float" office:value="-0.0337979094076654" calcext:value-type="float">
            <text:p>-0.0338</text:p>
          </table:table-cell>
          <table:table-cell office:value-type="float" office:value="-0.019512195121951" calcext:value-type="float">
            <text:p>-0.0195</text:p>
          </table:table-cell>
          <table:table-cell office:value-type="float" office:value="-0.00476190476190463" calcext:value-type="float">
            <text:p>-0.0048</text:p>
          </table:table-cell>
          <table:table-cell office:value-type="float" office:value="-0.0530778164924506" calcext:value-type="float">
            <text:p>-0.0531</text:p>
          </table:table-cell>
          <table:table-cell office:value-type="float" office:value="-0.00963995354239244" calcext:value-type="float">
            <text:p>-0.00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386759581881534" calcext:value-type="float">
            <text:p>-0.0387</text:p>
          </table:table-cell>
          <table:table-cell office:value-type="float" office:value="0.056910569105691" calcext:value-type="float">
            <text:p>0.0569</text:p>
          </table:table-cell>
          <table:table-cell office:value-type="float" office:value="-0.000348432055749082" calcext:value-type="float">
            <text:p>-0.0003</text:p>
          </table:table-cell>
          <table:table-cell office:value-type="float" office:value="0.0335656213704995" calcext:value-type="float">
            <text:p>0.0336</text:p>
          </table:table-cell>
          <table:table-cell office:value-type="float" office:value="0.00952380952380949" calcext:value-type="float">
            <text:p>0.0095</text:p>
          </table:table-cell>
          <table:table-cell office:value-type="float" office:value="0.0288037166085947" calcext:value-type="float">
            <text:p>0.0288</text:p>
          </table:table-cell>
          <table:table-cell office:value-type="float" office:value="0.00476190476190475" calcext:value-type="float">
            <text:p>0.0048</text:p>
          </table:table-cell>
          <table:table-cell office:value-type="float" office:value="0.0286875725900116" calcext:value-type="float">
            <text:p>0.0287</text:p>
          </table:table-cell>
          <table:table-cell office:value-type="float" office:value="-0.0197444831591173" calcext:value-type="float">
            <text:p>-0.0197</text:p>
          </table:table-cell>
          <table:table-cell office:value-type="float" office:value="0.00499419279907076" calcext:value-type="float">
            <text:p>0.0050</text:p>
          </table:table-cell>
          <table:table-cell office:value-type="float" office:value="-0.0290360046457607" calcext:value-type="float">
            <text:p>-0.0290</text:p>
          </table:table-cell>
          <table:table-cell office:value-type="float" office:value="-0.0095238095238096" calcext:value-type="float">
            <text:p>-0.0095</text:p>
          </table:table-cell>
          <table:table-cell office:value-type="float" office:value="0.0141695702671313" calcext:value-type="float">
            <text:p>0.0142</text:p>
          </table:table-cell>
          <table:table-cell office:value-type="float" office:value="0.0190476190476191" calcext:value-type="float">
            <text:p>0.0190</text:p>
          </table:table-cell>
          <table:table-cell office:value-type="float" office:value="-0.0195121951219512" calcext:value-type="float">
            <text:p>-0.0195</text:p>
          </table:table-cell>
          <table:table-cell office:value-type="float" office:value="0.0144018583042973" calcext:value-type="float">
            <text:p>0.01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384436701509873" calcext:value-type="float">
            <text:p>-0.0384</text:p>
          </table:table-cell>
          <table:table-cell office:value-type="float" office:value="0.0475029036004645" calcext:value-type="float">
            <text:p>0.0475</text:p>
          </table:table-cell>
          <table:table-cell office:value-type="float" office:value="0.0190476190476191" calcext:value-type="float">
            <text:p>0.0190</text:p>
          </table:table-cell>
          <table:table-cell office:value-type="float" office:value="0.0289198606271778" calcext:value-type="float">
            <text:p>0.0289</text:p>
          </table:table-cell>
          <table:table-cell office:value-type="float" office:value="0.0193960511033682" calcext:value-type="float">
            <text:p>0.0194</text:p>
          </table:table-cell>
          <table:table-cell office:value-type="float" office:value="0.0480836236933798" calcext:value-type="float">
            <text:p>0.0481</text:p>
          </table:table-cell>
          <table:table-cell office:value-type="float" office:value="0.00476190476190475" calcext:value-type="float">
            <text:p>0.0048</text:p>
          </table:table-cell>
          <table:table-cell office:value-type="float" office:value="0.0433217189314751" calcext:value-type="float">
            <text:p>0.0433</text:p>
          </table:table-cell>
          <table:table-cell office:value-type="float" office:value="-0.024390243902439" calcext:value-type="float">
            <text:p>-0.0244</text:p>
          </table:table-cell>
          <table:table-cell office:value-type="float" office:value="0.00511033681765383" calcext:value-type="float">
            <text:p>0.0051</text:p>
          </table:table-cell>
          <table:table-cell office:value-type="float" office:value="-0.0145180023228804" calcext:value-type="float">
            <text:p>-0.0145</text:p>
          </table:table-cell>
          <table:table-cell office:value-type="float" office:value="0.00987224157955857" calcext:value-type="float">
            <text:p>0.0099</text:p>
          </table:table-cell>
          <table:table-cell office:value-type="float" office:value="0.0191637630662022" calcext:value-type="float">
            <text:p>0.0192</text:p>
          </table:table-cell>
          <table:table-cell office:value-type="float" office:value="0.00987224157955857" calcext:value-type="float">
            <text:p>0.0099</text:p>
          </table:table-cell>
          <table:table-cell office:value-type="float" office:value="-0.0193960511033682" calcext:value-type="float">
            <text:p>-0.0194</text:p>
          </table:table-cell>
          <table:table-cell office:value-type="float" office:value="0.0145180023228804" calcext:value-type="float">
            <text:p>0.01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-0.0387688734030197" calcext:value-type="float">
            <text:p>-0.0388</text:p>
          </table:table-cell>
          <table:table-cell office:value-type="float" office:value="0.0406504065040652" calcext:value-type="float">
            <text:p>0.0407</text:p>
          </table:table-cell>
          <table:table-cell office:value-type="float" office:value="0.00555168408826956" calcext:value-type="float">
            <text:p>0.0056</text:p>
          </table:table-cell>
          <table:table-cell office:value-type="float" office:value="0.00861788617886194" calcext:value-type="float">
            <text:p>0.0086</text:p>
          </table:table-cell>
          <table:table-cell office:value-type="float" office:value="-0.00192799070847849" calcext:value-type="float">
            <text:p>-0.0019</text:p>
          </table:table-cell>
          <table:table-cell office:value-type="float" office:value="0.00652729384436712" calcext:value-type="float">
            <text:p>0.0065</text:p>
          </table:table-cell>
          <table:table-cell office:value-type="float" office:value="-0.00694541231126589" calcext:value-type="float">
            <text:p>-0.0069</text:p>
          </table:table-cell>
          <table:table-cell office:value-type="float" office:value="0.0124274099883858" calcext:value-type="float">
            <text:p>0.0124</text:p>
          </table:table-cell>
          <table:table-cell office:value-type="float" office:value="-0.0264576074332171" calcext:value-type="float">
            <text:p>-0.0265</text:p>
          </table:table-cell>
          <table:table-cell office:value-type="float" office:value="-0.00369337979094075" calcext:value-type="float">
            <text:p>-0.0037</text:p>
          </table:table-cell>
          <table:table-cell office:value-type="float" office:value="-0.0194192799070847" calcext:value-type="float">
            <text:p>-0.0194</text:p>
          </table:table-cell>
          <table:table-cell office:value-type="float" office:value="-0.010569105691057" calcext:value-type="float">
            <text:p>-0.0106</text:p>
          </table:table-cell>
          <table:table-cell office:value-type="float" office:value="-0.000209059233449382" calcext:value-type="float">
            <text:p>-0.0002</text:p>
          </table:table-cell>
          <table:table-cell office:value-type="float" office:value="0.00183507549361217" calcext:value-type="float">
            <text:p>0.0018</text:p>
          </table:table-cell>
          <table:table-cell office:value-type="float" office:value="-0.0301277584204412" calcext:value-type="float">
            <text:p>-0.0301</text:p>
          </table:table-cell>
          <table:table-cell office:value-type="float" office:value="-0.00102206736353072" calcext:value-type="float">
            <text:p>-0.0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0.0290322580645161" calcext:value-type="float">
            <text:p>0.0290</text:p>
          </table:table-cell>
          <table:table-cell office:value-type="float" office:value="0.00967741935483879" calcext:value-type="float">
            <text:p>0.0097</text:p>
          </table:table-cell>
          <table:table-cell office:value-type="float" office:value="0.0225806451612903" calcext:value-type="float">
            <text:p>0.0226</text:p>
          </table:table-cell>
          <table:table-cell office:value-type="float" office:value="-0.0193548387096775" calcext:value-type="float">
            <text:p>-0.0194</text:p>
          </table:table-cell>
          <table:table-cell office:value-type="float" office:value="0" calcext:value-type="float">
            <text:p>0.0000</text:p>
          </table:table-cell>
          <table:table-cell office:value-type="float" office:value="0.00322580645161274" calcext:value-type="float">
            <text:p>0.0032</text:p>
          </table:table-cell>
          <table:table-cell office:value-type="float" office:value="0.00322580645161297" calcext:value-type="float">
            <text:p>0.0032</text:p>
          </table:table-cell>
          <table:table-cell office:value-type="float" office:value="0.00645161290322582" calcext:value-type="float">
            <text:p>0.0065</text:p>
          </table:table-cell>
          <table:table-cell table:number-columns-repeated="2" office:value-type="float" office:value="-0.0225806451612904" calcext:value-type="float">
            <text:p>-0.0226</text:p>
          </table:table-cell>
          <table:table-cell office:value-type="float" office:value="0.00645161290322582" calcext:value-type="float">
            <text:p>0.0065</text:p>
          </table:table-cell>
          <table:table-cell office:value-type="float" office:value="0.00322580645161297" calcext:value-type="float">
            <text:p>0.0032</text:p>
          </table:table-cell>
          <table:table-cell office:value-type="float" office:value="0.0193548387096774" calcext:value-type="float">
            <text:p>0.0194</text:p>
          </table:table-cell>
          <table:table-cell office:value-type="float" office:value="-0.00967741935483879" calcext:value-type="float">
            <text:p>-0.0097</text:p>
          </table:table-cell>
          <table:table-cell office:value-type="float" office:value="0.0129032258064515" calcext:value-type="float">
            <text:p>0.0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5" calcext:value-type="float">
            <text:p>-0.0194</text:p>
          </table:table-cell>
          <table:table-cell office:value-type="float" office:value="-0.00322580645161286" calcext:value-type="float">
            <text:p>-0.0032</text:p>
          </table:table-cell>
          <table:table-cell office:value-type="float" office:value="0.00322580645161297" calcext:value-type="float">
            <text:p>0.0032</text:p>
          </table:table-cell>
          <table:table-cell office:value-type="float" office:value="-0.00322580645161286" calcext:value-type="float">
            <text:p>-0.0032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0.00322580645161297" calcext:value-type="float">
            <text:p>0.0032</text:p>
          </table:table-cell>
          <table:table-cell office:value-type="float" office:value="-0.00322580645161286" calcext:value-type="float">
            <text:p>-0.0032</text:p>
          </table:table-cell>
          <table:table-cell office:value-type="float" office:value="0" calcext:value-type="float">
            <text:p>0.0000</text:p>
          </table:table-cell>
          <table:table-cell office:value-type="float" office:value="-0.00322580645161308" calcext:value-type="float">
            <text:p>-0.0032</text:p>
          </table:table-cell>
          <table:table-cell office:value-type="float" office:value="0.00322580645161297" calcext:value-type="float">
            <text:p>0.0032</text:p>
          </table:table-cell>
          <table:table-cell office:value-type="float" office:value="-0.0193548387096775" calcext:value-type="float">
            <text:p>-0.0194</text:p>
          </table:table-cell>
          <table:table-cell office:value-type="float" office:value="-0.00322580645161308" calcext:value-type="float">
            <text:p>-0.0032</text:p>
          </table:table-cell>
          <table:table-cell office:value-type="float" office:value="-0.0129032258064516" calcext:value-type="float">
            <text:p>-0.0129</text:p>
          </table:table-cell>
          <table:table-cell office:value-type="float" office:value="0.0129032258064515" calcext:value-type="float">
            <text:p>0.0129</text:p>
          </table:table-cell>
          <table:table-cell office:value-type="float" office:value="-0.00322580645161308" calcext:value-type="float">
            <text:p>-0.0032</text:p>
          </table:table-cell>
          <table:table-cell office:value-type="float" office:value="0.00645161290322571" calcext:value-type="float">
            <text:p>0.00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0322580645161297" calcext:value-type="float">
            <text:p>-0.0032</text:p>
          </table:table-cell>
          <table:table-cell office:value-type="float" office:value="-0.0161290322580646" calcext:value-type="float">
            <text:p>-0.0161</text:p>
          </table:table-cell>
          <table:table-cell office:value-type="float" office:value="0.00322580645161274" calcext:value-type="float">
            <text:p>0.0032</text:p>
          </table:table-cell>
          <table:table-cell office:value-type="float" office:value="-0.00322580645161297" calcext:value-type="float">
            <text:p>-0.0032</text:p>
          </table:table-cell>
          <table:table-cell table:number-columns-repeated="2" office:value-type="float" office:value="-0.00645161290322582" calcext:value-type="float">
            <text:p>-0.0065</text:p>
          </table:table-cell>
          <table:table-cell office:value-type="float" office:value="-0.00967741935483879" calcext:value-type="float">
            <text:p>-0.0097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-0.0161290322580646" calcext:value-type="float">
            <text:p>-0.0161</text:p>
          </table:table-cell>
          <table:table-cell office:value-type="float" office:value="0.00645161290322582" calcext:value-type="float">
            <text:p>0.0065</text:p>
          </table:table-cell>
          <table:table-cell office:value-type="float" office:value="-0.0258064516129032" calcext:value-type="float">
            <text:p>-0.0258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-0.0129032258064516" calcext:value-type="float">
            <text:p>-0.0129</text:p>
          </table:table-cell>
          <table:table-cell office:value-type="float" office:value="0" calcext:value-type="float">
            <text:p>0.0000</text:p>
          </table:table-cell>
          <table:table-cell office:value-type="float" office:value="-0.0161290322580646" calcext:value-type="float">
            <text:p>-0.0161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.0000</text:p>
          </table:table-cell>
          <table:table-cell office:value-type="float" office:value="-0.00322580645161286" calcext:value-type="float">
            <text:p>-0.0032</text:p>
          </table:table-cell>
          <table:table-cell office:value-type="float" office:value="0" calcext:value-type="float">
            <text:p>0.0000</text:p>
          </table:table-cell>
          <table:table-cell office:value-type="float" office:value="0.00322580645161297" calcext:value-type="float">
            <text:p>0.0032</text:p>
          </table:table-cell>
          <table:table-cell office:value-type="float" office:value="-0.00322580645161286" calcext:value-type="float">
            <text:p>-0.003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322580645161286" calcext:value-type="float">
            <text:p>-0.0032</text:p>
          </table:table-cell>
          <table:table-cell office:value-type="float" office:value="-0.00967741935483879" calcext:value-type="float">
            <text:p>-0.0097</text:p>
          </table:table-cell>
          <table:table-cell office:value-type="float" office:value="0.0129032258064515" calcext:value-type="float">
            <text:p>0.0129</text:p>
          </table:table-cell>
          <table:table-cell office:value-type="float" office:value="-0.00967741935483879" calcext:value-type="float">
            <text:p>-0.0097</text:p>
          </table:table-cell>
          <table:table-cell office:value-type="float" office:value="0.00322580645161297" calcext:value-type="float">
            <text:p>0.0032</text:p>
          </table:table-cell>
          <table:table-cell office:value-type="float" office:value="0.00322580645161274" calcext:value-type="float">
            <text:p>0.0032</text:p>
          </table:table-cell>
          <table:table-cell office:value-type="float" office:value="0.00967741935483879" calcext:value-type="float">
            <text:p>0.0097</text:p>
          </table:table-cell>
          <table:table-cell office:value-type="float" office:value="-0.00322580645161286" calcext:value-type="float">
            <text:p>-0.0032</text:p>
          </table:table-cell>
          <table:table-cell office:value-type="float" office:value="0.00967741935483879" calcext:value-type="float">
            <text:p>0.00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-0.0129032258064516" calcext:value-type="float">
            <text:p>-0.0129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0.00322580645161297" calcext:value-type="float">
            <text:p>0.0032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0" calcext:value-type="float">
            <text:p>0.0000</text:p>
          </table:table-cell>
          <table:table-cell office:value-type="float" office:value="-0.00322580645161308" calcext:value-type="float">
            <text:p>-0.0032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-0.00322580645161308" calcext:value-type="float">
            <text:p>-0.0032</text:p>
          </table:table-cell>
          <table:table-cell office:value-type="float" office:value="0.00645161290322571" calcext:value-type="float">
            <text:p>0.0065</text:p>
          </table:table-cell>
          <table:table-cell office:value-type="float" office:value="-0.00645161290322582" calcext:value-type="float">
            <text:p>-0.006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645161290322571" calcext:value-type="float">
            <text:p>0.0065</text:p>
          </table:table-cell>
          <table:table-cell office:value-type="float" office:value="-0.00645161290322582" calcext:value-type="float">
            <text:p>-0.0065</text:p>
          </table:table-cell>
          <table:table-cell office:value-type="float" office:value="0.00645161290322571" calcext:value-type="float">
            <text:p>0.00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-0.00709677419354837" calcext:value-type="float">
            <text:p>-0.0071</text:p>
          </table:table-cell>
          <table:table-cell office:value-type="float" office:value="-0.0012903225806451" calcext:value-type="float">
            <text:p>-0.0013</text:p>
          </table:table-cell>
          <table:table-cell office:value-type="float" office:value="0.00193548387096776" calcext:value-type="float">
            <text:p>0.0019</text:p>
          </table:table-cell>
          <table:table-cell office:value-type="float" office:value="0.00451612903225818" calcext:value-type="float">
            <text:p>0.0045</text:p>
          </table:table-cell>
          <table:table-cell office:value-type="float" office:value="-0.00838709677419358" calcext:value-type="float">
            <text:p>-0.0084</text:p>
          </table:table-cell>
          <table:table-cell office:value-type="float" office:value="-0.000645161290322549" calcext:value-type="float">
            <text:p>-0.0006</text:p>
          </table:table-cell>
          <table:table-cell table:number-columns-repeated="2" office:value-type="float" office:value="-0.00258064516129031" calcext:value-type="float">
            <text:p>-0.0026</text:p>
          </table:table-cell>
          <table:table-cell office:value-type="float" office:value="-0.00516129032258084" calcext:value-type="float">
            <text:p>-0.0052</text:p>
          </table:table-cell>
          <table:table-cell office:value-type="float" office:value="0.00129032258064521" calcext:value-type="float">
            <text:p>0.0013</text:p>
          </table:table-cell>
          <table:table-cell office:value-type="float" office:value="-0.0167741935483872" calcext:value-type="float">
            <text:p>-0.0168</text:p>
          </table:table-cell>
          <table:table-cell office:value-type="float" office:value="0" calcext:value-type="float">
            <text:p>0.0000</text:p>
          </table:table-cell>
          <table:table-cell office:value-type="float" office:value="-0.00387096774193552" calcext:value-type="float">
            <text:p>-0.0039</text:p>
          </table:table-cell>
          <table:table-cell office:value-type="float" office:value="0.00967741935483879" calcext:value-type="float">
            <text:p>0.0097</text:p>
          </table:table-cell>
          <table:table-cell office:value-type="float" office:value="-0.00774193548387103" calcext:value-type="float">
            <text:p>-0.0077</text:p>
          </table:table-cell>
          <table:table-cell office:value-type="float" office:value="0.00709677419354848" calcext:value-type="float">
            <text:p>0.00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0530973451327454" calcext:value-type="float">
            <text:p>-0.0053</text:p>
          </table:table-cell>
          <table:table-cell office:value-type="float" office:value="-0.00350877192982479" calcext:value-type="float">
            <text:p>-0.0035</text:p>
          </table:table-cell>
          <table:table-cell office:value-type="float" office:value="0.00350877192982446" calcext:value-type="float">
            <text:p>0.0035</text:p>
          </table:table-cell>
          <table:table-cell office:value-type="float" office:value="-0.000015525539512562" calcext:value-type="float">
            <text:p>0.0000</text:p>
          </table:table-cell>
          <table:table-cell office:value-type="float" office:value="0.00524763235522441" calcext:value-type="float">
            <text:p>0.0052</text:p>
          </table:table-cell>
          <table:table-cell office:value-type="float" office:value="-0.000015525539512562" calcext:value-type="float">
            <text:p>0.0000</text:p>
          </table:table-cell>
          <table:table-cell office:value-type="float" office:value="0.00350877192982446" calcext:value-type="float">
            <text:p>0.0035</text:p>
          </table:table-cell>
          <table:table-cell office:value-type="float" office:value="-0.00176991150442474" calcext:value-type="float">
            <text:p>-0.0018</text:p>
          </table:table-cell>
          <table:table-cell office:value-type="float" office:value="-3.33066907387547E-016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05263157894736" calcext:value-type="float">
            <text:p>0.0105</text:p>
          </table:table-cell>
          <table:table-cell office:value-type="float" office:value="0.010510790249961" calcext:value-type="float">
            <text:p>0.0105</text:p>
          </table:table-cell>
          <table:table-cell office:value-type="float" office:value="0.00874087874553642" calcext:value-type="float">
            <text:p>0.0087</text:p>
          </table:table-cell>
          <table:table-cell office:value-type="float" office:value="0.00701754385964881" calcext:value-type="float">
            <text:p>0.0070</text:p>
          </table:table-cell>
          <table:table-cell office:value-type="float" office:value="-0.00350877192982479" calcext:value-type="float">
            <text:p>-0.0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.00350877192982457" calcext:value-type="float">
            <text:p>0.0035</text:p>
          </table:table-cell>
          <table:table-cell office:value-type="float" office:value="0.0035242974693368" calcext:value-type="float">
            <text:p>0.0035</text:p>
          </table:table-cell>
          <table:table-cell office:value-type="float" office:value="0.00878745536407377" calcext:value-type="float">
            <text:p>0.0088</text:p>
          </table:table-cell>
          <table:table-cell office:value-type="float" office:value="0.0052786834342492" calcext:value-type="float">
            <text:p>0.0053</text:p>
          </table:table-cell>
          <table:table-cell office:value-type="float" office:value="0.00352429746933713" calcext:value-type="float">
            <text:p>0.0035</text:p>
          </table:table-cell>
          <table:table-cell office:value-type="float" office:value="0.00350877192982457" calcext:value-type="float">
            <text:p>0.0035</text:p>
          </table:table-cell>
          <table:table-cell office:value-type="float" office:value="0.0070330693991616" calcext:value-type="float">
            <text:p>0.0070</text:p>
          </table:table-cell>
          <table:table-cell table:number-columns-repeated="2" office:value-type="float" office:value="0.00878745536407399" calcext:value-type="float">
            <text:p>0.0088</text:p>
          </table:table-cell>
          <table:table-cell office:value-type="float" office:value="0.0105573668684984" calcext:value-type="float">
            <text:p>0.0106</text:p>
          </table:table-cell>
          <table:table-cell office:value-type="float" office:value="0.0070330693991616" calcext:value-type="float">
            <text:p>0.0070</text:p>
          </table:table-cell>
          <table:table-cell office:value-type="float" office:value="0.0158049992237231" calcext:value-type="float">
            <text:p>0.0158</text:p>
          </table:table-cell>
          <table:table-cell office:value-type="float" office:value="0.0122962272938983" calcext:value-type="float">
            <text:p>0.0123</text:p>
          </table:table-cell>
          <table:table-cell office:value-type="float" office:value="0.00878745536407399" calcext:value-type="float">
            <text:p>0.0088</text:p>
          </table:table-cell>
          <table:table-cell office:value-type="float" office:value="0.00352429746933713" calcext:value-type="float">
            <text:p>0.0035</text:p>
          </table:table-cell>
          <table:table-cell office:value-type="float" office:value="0.00526315789473675" calcext:value-type="float">
            <text:p>0.00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0352429746933702" calcext:value-type="float">
            <text:p>-0.0035</text:p>
          </table:table-cell>
          <table:table-cell office:value-type="float" office:value="-0.00350877192982479" calcext:value-type="float">
            <text:p>-0.0035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0" calcext:value-type="float">
            <text:p>0.0000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0" calcext:value-type="float">
            <text:p>0.0000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0" calcext:value-type="float">
            <text:p>0.0000</text:p>
          </table:table-cell>
          <table:table-cell office:value-type="float" office:value="-0.00350877192982446" calcext:value-type="float">
            <text:p>-0.0035</text:p>
          </table:table-cell>
          <table:table-cell office:value-type="float" office:value="0.00350877192982435" calcext:value-type="float">
            <text:p>0.0035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0.00350877192982435" calcext:value-type="float">
            <text:p>0.0035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-0.0000155255395124509" calcext:value-type="float">
            <text:p>0.00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000155255395124509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3" office:value-type="float" office:value="0.0017543859649124" calcext:value-type="float">
            <text:p>0.0018</text:p>
          </table:table-cell>
          <table:table-cell office:value-type="float" office:value="0" calcext:value-type="float">
            <text:p>0.0000</text:p>
          </table:table-cell>
          <table:table-cell office:value-type="float" office:value="-0.00350877192982446" calcext:value-type="float">
            <text:p>-0.0035</text:p>
          </table:table-cell>
          <table:table-cell office:value-type="float" office:value="0.00526315789473675" calcext:value-type="float">
            <text:p>0.0053</text:p>
          </table:table-cell>
          <table:table-cell office:value-type="float" office:value="0" calcext:value-type="float">
            <text:p>0.0000</text:p>
          </table:table-cell>
          <table:table-cell office:value-type="float" office:value="0.00350877192982479" calcext:value-type="float">
            <text:p>0.0035</text:p>
          </table:table-cell>
          <table:table-cell office:value-type="float" office:value="-0.00176991150442463" calcext:value-type="float">
            <text:p>-0.0018</text:p>
          </table:table-cell>
          <table:table-cell office:value-type="float" office:value="0.00526315789473675" calcext:value-type="float">
            <text:p>0.0053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0.00877192982456154" calcext:value-type="float">
            <text:p>0.0088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0.00173886042539995" calcext:value-type="float">
            <text:p>0.00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0176991150442485" calcext:value-type="float">
            <text:p>-0.0018</text:p>
          </table:table-cell>
          <table:table-cell office:value-type="float" office:value="-0.0017543859649124" calcext:value-type="float">
            <text:p>-0.001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0" calcext:value-type="float">
            <text:p>0.0000</text:p>
          </table:table-cell>
          <table:table-cell office:value-type="float" office:value="-0.0017543859649124" calcext:value-type="float">
            <text:p>-0.0018</text:p>
          </table:table-cell>
          <table:table-cell office:value-type="float" office:value="0.00350877192982435" calcext:value-type="float">
            <text:p>0.0035</text:p>
          </table:table-cell>
          <table:table-cell office:value-type="float" office:value="-0.00350877192982446" calcext:value-type="float">
            <text:p>-0.0035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-0.00350877192982446" calcext:value-type="float">
            <text:p>-0.0035</text:p>
          </table:table-cell>
          <table:table-cell office:value-type="float" office:value="0" calcext:value-type="float">
            <text:p>0.0000</text:p>
          </table:table-cell>
          <table:table-cell office:value-type="float" office:value="0.0017543859649124" calcext:value-type="float">
            <text:p>0.0018</text:p>
          </table:table-cell>
          <table:table-cell office:value-type="float" office:value="0.00526315789473675" calcext:value-type="float">
            <text:p>0.0053</text:p>
          </table:table-cell>
          <table:table-cell office:value-type="float" office:value="0" calcext:value-type="float">
            <text:p>0.0000</text:p>
          </table:table-cell>
          <table:table-cell office:value-type="float" office:value="-0.00176991150442485" calcext:value-type="float">
            <text:p>-0.001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-0.00142213941934488" calcext:value-type="float">
            <text:p>-0.0014</text:p>
          </table:table-cell>
          <table:table-cell office:value-type="float" office:value="-0.00104952647104495" calcext:value-type="float">
            <text:p>-0.0010</text:p>
          </table:table-cell>
          <table:table-cell office:value-type="float" office:value="0.00245924545877974" calcext:value-type="float">
            <text:p>0.0025</text:p>
          </table:table-cell>
          <table:table-cell office:value-type="float" office:value="0.00140350877192985" calcext:value-type="float">
            <text:p>0.0014</text:p>
          </table:table-cell>
          <table:table-cell office:value-type="float" office:value="0.00210526315789483" calcext:value-type="float">
            <text:p>0.0021</text:p>
          </table:table-cell>
          <table:table-cell office:value-type="float" office:value="0.000698649278062513" calcext:value-type="float">
            <text:p>0.0007</text:p>
          </table:table-cell>
          <table:table-cell office:value-type="float" office:value="0.000704859493867338" calcext:value-type="float">
            <text:p>0.0007</text:p>
          </table:table-cell>
          <table:table-cell office:value-type="float" office:value="0.00350877192982446" calcext:value-type="float">
            <text:p>0.0035</text:p>
          </table:table-cell>
          <table:table-cell office:value-type="float" office:value="0.000704859493867338" calcext:value-type="float">
            <text:p>0.0007</text:p>
          </table:table-cell>
          <table:table-cell office:value-type="float" office:value="0.0031641049526473" calcext:value-type="float">
            <text:p>0.0032</text:p>
          </table:table-cell>
          <table:table-cell office:value-type="float" office:value="-0.000350877192982324" calcext:value-type="float">
            <text:p>-0.0004</text:p>
          </table:table-cell>
          <table:table-cell office:value-type="float" office:value="0.0070206489675515" calcext:value-type="float">
            <text:p>0.0070</text:p>
          </table:table-cell>
          <table:table-cell office:value-type="float" office:value="0.00561403508771929" calcext:value-type="float">
            <text:p>0.0056</text:p>
          </table:table-cell>
          <table:table-cell office:value-type="float" office:value="0.00701443875174668" calcext:value-type="float">
            <text:p>0.0070</text:p>
          </table:table-cell>
          <table:table-cell office:value-type="float" office:value="0.00210836826579719" calcext:value-type="float">
            <text:p>0.0021</text:p>
          </table:table-cell>
          <table:table-cell office:value-type="float" office:value="0.00034156186927492" calcext:value-type="float">
            <text:p>0.000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verage artificial (without D12)</text:p>
          </table:table-cell>
          <table:table-cell table:formula="of:=AVERAGE([.D7];[.D13];[.D25];[.D31];[.D37];[.D43];[.D49];[.D55];[.D61];[.D67];[.D73];[.D79])" office:value-type="float" office:value="0.0100677777777778" calcext:value-type="float">
            <text:p>0.0101</text:p>
          </table:table-cell>
          <table:table-cell table:style-name="ce2" table:formula="of:=AVERAGE([.E7];[.E13];[.E25];[.E31];[.E37];[.E43];[.E49];[.E55];[.E61];[.E67];[.E73];[.E79])" office:value-type="float" office:value="-0.0144722222222222" calcext:value-type="float">
            <text:p>-0.0145</text:p>
          </table:table-cell>
          <table:table-cell table:formula="of:=AVERAGE([.F7];[.F13];[.F25];[.F31];[.F37];[.F43];[.F49];[.F55];[.F61];[.F67];[.F73];[.F79])" office:value-type="float" office:value="0.0089447222222222" calcext:value-type="float">
            <text:p>0.0089</text:p>
          </table:table-cell>
          <table:table-cell table:formula="of:=AVERAGE([.G7];[.G13];[.G25];[.G31];[.G37];[.G43];[.G49];[.G55];[.G61];[.G67];[.G73];[.G79])" office:value-type="float" office:value="0.00858583333333335" calcext:value-type="float">
            <text:p>0.0086</text:p>
          </table:table-cell>
          <table:table-cell table:style-name="ce2" table:formula="of:=AVERAGE([.H7];[.H13];[.H25];[.H31];[.H37];[.H43];[.H49];[.H55];[.H61];[.H67];[.H73];[.H79])" office:value-type="float" office:value="0.00749722222222226" calcext:value-type="float">
            <text:p>0.0075</text:p>
          </table:table-cell>
          <table:table-cell table:style-name="ce2" table:formula="of:=AVERAGE([.I7];[.I13];[.I25];[.I31];[.I37];[.I43];[.I49];[.I55];[.I61];[.I67];[.I73];[.I79])" office:value-type="float" office:value="0.00582055555555559" calcext:value-type="float">
            <text:p>0.0058</text:p>
          </table:table-cell>
          <table:table-cell table:formula="of:=AVERAGE([.J7];[.J13];[.J25];[.J31];[.J37];[.J43];[.J49];[.J55];[.J61];[.J67];[.J73];[.J79])" office:value-type="float" office:value="0.00841444444444449" calcext:value-type="float">
            <text:p>0.0084</text:p>
          </table:table-cell>
          <table:table-cell table:formula="of:=AVERAGE([.K7];[.K13];[.K25];[.K31];[.K37];[.K43];[.K49];[.K55];[.K61];[.K67];[.K73];[.K79])" office:value-type="float" office:value="0.00636222222222221" calcext:value-type="float">
            <text:p>0.0064</text:p>
          </table:table-cell>
          <table:table-cell table:formula="of:=AVERAGE([.L7];[.L13];[.L25];[.L31];[.L37];[.L43];[.L49];[.L55];[.L61];[.L67];[.L73];[.L79])" office:value-type="float" office:value="0.007465" calcext:value-type="float">
            <text:p>0.0075</text:p>
          </table:table-cell>
          <table:table-cell table:formula="of:=AVERAGE([.M7];[.M13];[.M25];[.M31];[.M37];[.M43];[.M49];[.M55];[.M61];[.M67];[.M73];[.M79])" office:value-type="float" office:value="0.00152972222222224" calcext:value-type="float">
            <text:p>0.0015</text:p>
          </table:table-cell>
          <table:table-cell table:formula="of:=AVERAGE([.N7];[.N13];[.N25];[.N31];[.N37];[.N43];[.N49];[.N55];[.N61];[.N67];[.N73];[.N79])" office:value-type="float" office:value="0.00595277777777779" calcext:value-type="float">
            <text:p>0.0060</text:p>
          </table:table-cell>
          <table:table-cell table:formula="of:=AVERAGE([.O7];[.O13];[.O25];[.O31];[.O37];[.O43];[.O49];[.O55];[.O61];[.O67];[.O73];[.O79])" office:value-type="float" office:value="0.00567305555555559" calcext:value-type="float">
            <text:p>0.0057</text:p>
          </table:table-cell>
          <table:table-cell table:formula="of:=AVERAGE([.P7];[.P13];[.P25];[.P31];[.P37];[.P43];[.P49];[.P55];[.P61];[.P67];[.P73];[.P79])" office:value-type="float" office:value="0.00596722222222222" calcext:value-type="float">
            <text:p>0.0060</text:p>
          </table:table-cell>
          <table:table-cell table:formula="of:=AVERAGE([.Q7];[.Q13];[.Q25];[.Q31];[.Q37];[.Q43];[.Q49];[.Q55];[.Q61];[.Q67];[.Q73];[.Q79])" office:value-type="float" office:value="0.000278333333333343" calcext:value-type="float">
            <text:p>0.0003</text:p>
          </table:table-cell>
          <table:table-cell table:formula="of:=AVERAGE([.R7];[.R13];[.R25];[.R31];[.R37];[.R43];[.R49];[.R55];[.R61];[.R67];[.R73];[.R79])" office:value-type="float" office:value="0.00552500000000001" calcext:value-type="float">
            <text:p>0.0055</text:p>
          </table:table-cell>
          <table:table-cell table:formula="of:=AVERAGE([.S7];[.S13];[.S25];[.S31];[.S37];[.S43];[.S49];[.S55];[.S61];[.S67];[.S73];[.S79])" office:value-type="float" office:value="0.00462861111111113" calcext:value-type="float">
            <text:p>0.0046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verage real</text:p>
          </table:table-cell>
          <table:table-cell table:style-name="ce2" table:formula="of:=AVERAGE([.D85];[.D91];[.D97];[.D103];[.D109];[.D115];[.D121];[.D127];[.D133];[.D139];[.D145];[.D151])" office:value-type="float" office:value="-0.00754704597293991" calcext:value-type="float">
            <text:p>-0.0075</text:p>
          </table:table-cell>
          <table:table-cell table:style-name="ce2" table:formula="of:=AVERAGE([.E85];[.E91];[.E97];[.E103];[.E109];[.E115];[.E121];[.E127];[.E133];[.E139];[.E145];[.E151])" office:value-type="float" office:value="-0.00140247517389738" calcext:value-type="float">
            <text:p>-0.0014</text:p>
          </table:table-cell>
          <table:table-cell table:formula="of:=AVERAGE([.F85];[.F91];[.F97];[.F103];[.F109];[.F115];[.F121];[.F127];[.F133];[.F139];[.F145];[.F151])" office:value-type="float" office:value="0.00326598366179025" calcext:value-type="float">
            <text:p>0.0033</text:p>
          </table:table-cell>
          <table:table-cell table:formula="of:=AVERAGE([.G85];[.G91];[.G97];[.G103];[.G109];[.G115];[.G121];[.G127];[.G133];[.G139];[.G145];[.G151])" office:value-type="float" office:value="0.00028476317607673" calcext:value-type="float">
            <text:p>0.0003</text:p>
          </table:table-cell>
          <table:table-cell table:style-name="ce2" table:formula="of:=AVERAGE([.H85];[.H91];[.H97];[.H103];[.H109];[.H115];[.H121];[.H127];[.H133];[.H139];[.H145];[.H151])" office:value-type="float" office:value="0.000267880920917683" calcext:value-type="float">
            <text:p>0.0003</text:p>
          </table:table-cell>
          <table:table-cell table:style-name="ce2" table:formula="of:=AVERAGE([.I85];[.I91];[.I97];[.I103];[.I109];[.I115];[.I121];[.I127];[.I133];[.I139];[.I145];[.I151])" office:value-type="float" office:value="0.000942248518324279" calcext:value-type="float">
            <text:p>0.0009</text:p>
          </table:table-cell>
          <table:table-cell table:formula="of:=AVERAGE([.J85];[.J91];[.J97];[.J103];[.J109];[.J115];[.J121];[.J127];[.J133];[.J139];[.J145];[.J151])" office:value-type="float" office:value="0.0022603121842547" calcext:value-type="float">
            <text:p>0.0023</text:p>
          </table:table-cell>
          <table:table-cell table:formula="of:=AVERAGE([.K85];[.K91];[.K97];[.K103];[.K109];[.K115];[.K121];[.K127];[.K133];[.K139];[.K145];[.K151])" office:value-type="float" office:value="0.00163847729743266" calcext:value-type="float">
            <text:p>0.0016</text:p>
          </table:table-cell>
          <table:table-cell table:formula="of:=AVERAGE([.L85];[.L91];[.L97];[.L103];[.L109];[.L115];[.L121];[.L127];[.L133];[.L139];[.L145];[.L151])" office:value-type="float" office:value="-0.000719313407654613" calcext:value-type="float">
            <text:p>-0.0007</text:p>
          </table:table-cell>
          <table:table-cell table:formula="of:=AVERAGE([.M85];[.M91];[.M97];[.M103];[.M109];[.M115];[.M121];[.M127];[.M133];[.M139];[.M145];[.M151])" office:value-type="float" office:value="-0.000333141679566791" calcext:value-type="float">
            <text:p>-0.0003</text:p>
          </table:table-cell>
          <table:table-cell table:formula="of:=AVERAGE([.N85];[.N91];[.N97];[.N103];[.N109];[.N115];[.N121];[.N127];[.N133];[.N139];[.N145];[.N151])" office:value-type="float" office:value="-0.00129809089893163" calcext:value-type="float">
            <text:p>-0.0013</text:p>
          </table:table-cell>
          <table:table-cell table:formula="of:=AVERAGE([.O85];[.O91];[.O97];[.O103];[.O109];[.O115];[.O121];[.O127];[.O133];[.O139];[.O145];[.O151])" office:value-type="float" office:value="-0.000101701401695603" calcext:value-type="float">
            <text:p>-0.0001</text:p>
          </table:table-cell>
          <table:table-cell table:formula="of:=AVERAGE([.P85];[.P91];[.P97];[.P103];[.P109];[.P115];[.P121];[.P127];[.P133];[.P139];[.P145];[.P151])" office:value-type="float" office:value="0.00124174165028772" calcext:value-type="float">
            <text:p>0.0012</text:p>
          </table:table-cell>
          <table:table-cell table:formula="of:=AVERAGE([.Q85];[.Q91];[.Q97];[.Q103];[.Q109];[.Q115];[.Q121];[.Q127];[.Q133];[.Q139];[.Q145];[.Q151])" office:value-type="float" office:value="0.00141705761887536" calcext:value-type="float">
            <text:p>0.0014</text:p>
          </table:table-cell>
          <table:table-cell table:formula="of:=AVERAGE([.R85];[.R91];[.R97];[.R103];[.R109];[.R115];[.R121];[.R127];[.R133];[.R139];[.R145];[.R151])" office:value-type="float" office:value="-0.000933929639138298" calcext:value-type="float">
            <text:p>-0.0009</text:p>
          </table:table-cell>
          <table:table-cell table:formula="of:=AVERAGE([.S85];[.S91];[.S97];[.S103];[.S109];[.S115];[.S121];[.S127];[.S133];[.S139];[.S145];[.S151])" office:value-type="float" office:value="0.00269368241755247" calcext:value-type="float">
            <text:p>0.002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table:style-name="ce2" office:value-type="string" calcext:value-type="string">
            <text:p>split2</text:p>
          </table:table-cell>
          <table:table-cell table:style-name="ce2" office:value-type="string" calcext:value-type="string">
            <text:p>split2 X</text:p>
          </table:table-cell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office:value-type="string" calcext:value-type="string">
            <text:p>better split1 classic than split2</text:p>
          </table:table-cell>
          <table:table-cell table:number-columns-repeated="11"/>
        </table:table-row>
        <table:table-row table:style-name="ro1" table:number-rows-repeated="1048416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WTL" table:style-name="ta1">
        <table:table-column table:style-name="co1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number-columns-repeated="16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0_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1_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2_</text:p>
          </table:table-cell>
          <table:table-cell table:number-columns-repeated="16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3_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1_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2_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3_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4_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5_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6_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7_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8_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ata9_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arrhythmia_cfs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anknote_authentication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breast-w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diabetic_retinopathy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ionosphere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egment</text:p>
          </table:table-cell>
          <table:table-cell table:number-columns-repeated="16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sona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vertebral_colum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wdbc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rtificial sum</text:p>
          </table:table-cell>
          <table:table-cell table:style-name="ce4" table:formula="of:=SUM([.D2:.D6];[.D8:.D12];[.D14:.D18];[.D20:.D24];[.D26:.D30];[.D32:.D36];[.D38:.D42];[.D44:.D48];[.D50:.D54];[.D56:.D60];[.D62:.D66];[.D68:.D72];[.D74:.D78])/65" office:value-type="float" office:value="0.753846153846154" calcext:value-type="float">
            <text:p>0.754</text:p>
          </table:table-cell>
          <table:table-cell table:style-name="ce4" table:formula="of:=SUM([.E2:.E6];[.E8:.E12];[.E14:.E18];[.E20:.E24];[.E26:.E30];[.E32:.E36];[.E38:.E42];[.E44:.E48];[.E50:.E54];[.E56:.E60];[.E62:.E66];[.E68:.E72];[.E74:.E78])/65" office:value-type="float" office:value="0.184615384615385" calcext:value-type="float">
            <text:p>0.185</text:p>
          </table:table-cell>
          <table:table-cell table:style-name="ce7" table:formula="of:=SUM([.F2:.F6];[.F8:.F12];[.F14:.F18];[.F20:.F24];[.F26:.F30];[.F32:.F36];[.F38:.F42];[.F44:.F48];[.F50:.F54];[.F56:.F60];[.F62:.F66];[.F68:.F72];[.F74:.F78])/65" office:value-type="float" office:value="0.846153846153846" calcext:value-type="float">
            <text:p>0.846</text:p>
          </table:table-cell>
          <table:table-cell table:style-name="ce7" table:formula="of:=SUM([.G2:.G6];[.G8:.G12];[.G14:.G18];[.G20:.G24];[.G26:.G30];[.G32:.G36];[.G38:.G42];[.G44:.G48];[.G50:.G54];[.G56:.G60];[.G62:.G66];[.G68:.G72];[.G74:.G78])/65" office:value-type="float" office:value="0.830769230769231" calcext:value-type="float">
            <text:p>0.831</text:p>
          </table:table-cell>
          <table:table-cell table:style-name="ce7" table:formula="of:=SUM([.H2:.H6];[.H8:.H12];[.H14:.H18];[.H20:.H24];[.H26:.H30];[.H32:.H36];[.H38:.H42];[.H44:.H48];[.H50:.H54];[.H56:.H60];[.H62:.H66];[.H68:.H72];[.H74:.H78])/65" office:value-type="float" office:value="0.876923076923077" calcext:value-type="float">
            <text:p>0.877</text:p>
          </table:table-cell>
          <table:table-cell table:style-name="ce7" table:formula="of:=SUM([.I2:.I6];[.I8:.I12];[.I14:.I18];[.I20:.I24];[.I26:.I30];[.I32:.I36];[.I38:.I42];[.I44:.I48];[.I50:.I54];[.I56:.I60];[.I62:.I66];[.I68:.I72];[.I74:.I78])/65" office:value-type="float" office:value="0.846153846153846" calcext:value-type="float">
            <text:p>0.846</text:p>
          </table:table-cell>
          <table:table-cell table:style-name="ce8" table:formula="of:=SUM([.J2:.J6];[.J8:.J12];[.J14:.J18];[.J20:.J24];[.J26:.J30];[.J32:.J36];[.J38:.J42];[.J44:.J48];[.J50:.J54];[.J56:.J60];[.J62:.J66];[.J68:.J72];[.J74:.J78])/65" office:value-type="float" office:value="0.907692307692308" calcext:value-type="float">
            <text:p>0.908</text:p>
          </table:table-cell>
          <table:table-cell table:style-name="ce7" table:formula="of:=SUM([.K2:.K6];[.K8:.K12];[.K14:.K18];[.K20:.K24];[.K26:.K30];[.K32:.K36];[.K38:.K42];[.K44:.K48];[.K50:.K54];[.K56:.K60];[.K62:.K66];[.K68:.K72];[.K74:.K78])/65" office:value-type="float" office:value="0.876923076923077" calcext:value-type="float">
            <text:p>0.877</text:p>
          </table:table-cell>
          <table:table-cell table:style-name="ce8" table:formula="of:=SUM([.L2:.L6];[.L8:.L12];[.L14:.L18];[.L20:.L24];[.L26:.L30];[.L32:.L36];[.L38:.L42];[.L44:.L48];[.L50:.L54];[.L56:.L60];[.L62:.L66];[.L68:.L72];[.L74:.L78])/65" office:value-type="float" office:value="0.907692307692308" calcext:value-type="float">
            <text:p>0.908</text:p>
          </table:table-cell>
          <table:table-cell table:style-name="ce4" table:formula="of:=SUM([.M2:.M6];[.M8:.M12];[.M14:.M18];[.M20:.M24];[.M26:.M30];[.M32:.M36];[.M38:.M42];[.M44:.M48];[.M50:.M54];[.M56:.M60];[.M62:.M66];[.M68:.M72];[.M74:.M78])/65" office:value-type="float" office:value="0.646153846153846" calcext:value-type="float">
            <text:p>0.646</text:p>
          </table:table-cell>
          <table:table-cell table:style-name="ce7" table:formula="of:=SUM([.N2:.N6];[.N8:.N12];[.N14:.N18];[.N20:.N24];[.N26:.N30];[.N32:.N36];[.N38:.N42];[.N44:.N48];[.N50:.N54];[.N56:.N60];[.N62:.N66];[.N68:.N72];[.N74:.N78])/65" office:value-type="float" office:value="0.876923076923077" calcext:value-type="float">
            <text:p>0.877</text:p>
          </table:table-cell>
          <table:table-cell table:style-name="ce7" table:formula="of:=SUM([.O2:.O6];[.O8:.O12];[.O14:.O18];[.O20:.O24];[.O26:.O30];[.O32:.O36];[.O38:.O42];[.O44:.O48];[.O50:.O54];[.O56:.O60];[.O62:.O66];[.O68:.O72];[.O74:.O78])/65" office:value-type="float" office:value="0.830769230769231" calcext:value-type="float">
            <text:p>0.831</text:p>
          </table:table-cell>
          <table:table-cell table:style-name="ce7" table:formula="of:=SUM([.P2:.P6];[.P8:.P12];[.P14:.P18];[.P20:.P24];[.P26:.P30];[.P32:.P36];[.P38:.P42];[.P44:.P48];[.P50:.P54];[.P56:.P60];[.P62:.P66];[.P68:.P72];[.P74:.P78])/65" office:value-type="float" office:value="0.892307692307692" calcext:value-type="float">
            <text:p>0.892</text:p>
          </table:table-cell>
          <table:table-cell table:style-name="ce4" table:formula="of:=SUM([.Q2:.Q6];[.Q8:.Q12];[.Q14:.Q18];[.Q20:.Q24];[.Q26:.Q30];[.Q32:.Q36];[.Q38:.Q42];[.Q44:.Q48];[.Q50:.Q54];[.Q56:.Q60];[.Q62:.Q66];[.Q68:.Q72];[.Q74:.Q78])/65" office:value-type="float" office:value="0.646153846153846" calcext:value-type="float">
            <text:p>0.646</text:p>
          </table:table-cell>
          <table:table-cell table:style-name="ce8" table:formula="of:=SUM([.R2:.R6];[.R8:.R12];[.R14:.R18];[.R20:.R24];[.R26:.R30];[.R32:.R36];[.R38:.R42];[.R44:.R48];[.R50:.R54];[.R56:.R60];[.R62:.R66];[.R68:.R72];[.R74:.R78])/65" office:value-type="float" office:value="0.907692307692308" calcext:value-type="float">
            <text:p>0.908</text:p>
          </table:table-cell>
          <table:table-cell table:style-name="ce7" table:formula="of:=SUM([.S2:.S6];[.S8:.S12];[.S14:.S18];[.S20:.S24];[.S26:.S30];[.S32:.S36];[.S38:.S42];[.S44:.S48];[.S50:.S54];[.S56:.S60];[.S62:.S66];[.S68:.S72];[.S74:.S78])/65" office:value-type="float" office:value="0.892307692307692" calcext:value-type="float">
            <text:p>0.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ificial sum avg</text:p>
          </table:table-cell>
          <table:table-cell table:style-name="ce4" table:formula="of:=SUM([.D7];[.D13];[.D19];[.D25];[.D31];[.D37];[.D43];[.D49];[.D55];[.D61];[.D67];[.D73];[.D79])/13" office:value-type="float" office:value="0.769230769230769" calcext:value-type="float">
            <text:p>0.769</text:p>
          </table:table-cell>
          <table:table-cell table:style-name="ce4" table:formula="of:=SUM([.E7];[.E13];[.E19];[.E25];[.E31];[.E37];[.E43];[.E49];[.E55];[.E61];[.E67];[.E73];[.E79])/13" office:value-type="float" office:value="0.0769230769230769" calcext:value-type="float">
            <text:p>0.077</text:p>
          </table:table-cell>
          <table:table-cell table:style-name="ce7" table:formula="of:=SUM([.F7];[.F13];[.F19];[.F25];[.F31];[.F37];[.F43];[.F49];[.F55];[.F61];[.F67];[.F73];[.F79])/13" office:value-type="float" office:value="0.846153846153846" calcext:value-type="float">
            <text:p>0.846</text:p>
          </table:table-cell>
          <table:table-cell table:style-name="ce7" table:formula="of:=SUM([.G7];[.G13];[.G19];[.G25];[.G31];[.G37];[.G43];[.G49];[.G55];[.G61];[.G67];[.G73];[.G79])/13" office:value-type="float" office:value="0.846153846153846" calcext:value-type="float">
            <text:p>0.846</text:p>
          </table:table-cell>
          <table:table-cell table:style-name="ce7" table:formula="of:=SUM([.H7];[.H13];[.H19];[.H25];[.H31];[.H37];[.H43];[.H49];[.H55];[.H61];[.H67];[.H73];[.H79])/13" office:value-type="float" office:value="0.846153846153846" calcext:value-type="float">
            <text:p>0.846</text:p>
          </table:table-cell>
          <table:table-cell table:style-name="ce7" table:formula="of:=SUM([.I7];[.I13];[.I19];[.I25];[.I31];[.I37];[.I43];[.I49];[.I55];[.I61];[.I67];[.I73];[.I79])/13" office:value-type="float" office:value="0.846153846153846" calcext:value-type="float">
            <text:p>0.846</text:p>
          </table:table-cell>
          <table:table-cell table:style-name="ce8" table:formula="of:=SUM([.J7];[.J13];[.J19];[.J25];[.J31];[.J37];[.J43];[.J49];[.J55];[.J61];[.J67];[.J73];[.J79])/13" office:value-type="float" office:value="0.923076923076923" calcext:value-type="float">
            <text:p>0.923</text:p>
          </table:table-cell>
          <table:table-cell table:style-name="ce7" table:formula="of:=SUM([.K7];[.K13];[.K19];[.K25];[.K31];[.K37];[.K43];[.K49];[.K55];[.K61];[.K67];[.K73];[.K79])/13" office:value-type="float" office:value="0.923076923076923" calcext:value-type="float">
            <text:p>0.923</text:p>
          </table:table-cell>
          <table:table-cell table:style-name="ce8" table:formula="of:=SUM([.L7];[.L13];[.L19];[.L25];[.L31];[.L37];[.L43];[.L49];[.L55];[.L61];[.L67];[.L73];[.L79])/13" office:value-type="float" office:value="0.923076923076923" calcext:value-type="float">
            <text:p>0.923</text:p>
          </table:table-cell>
          <table:table-cell table:style-name="ce4" table:formula="of:=SUM([.M7];[.M13];[.M19];[.M25];[.M31];[.M37];[.M43];[.M49];[.M55];[.M61];[.M67];[.M73];[.M79])/13" office:value-type="float" office:value="0.615384615384615" calcext:value-type="float">
            <text:p>0.615</text:p>
          </table:table-cell>
          <table:table-cell table:style-name="ce7" table:formula="of:=SUM([.N7];[.N13];[.N19];[.N25];[.N31];[.N37];[.N43];[.N49];[.N55];[.N61];[.N67];[.N73];[.N79])/13" office:value-type="float" office:value="0.923076923076923" calcext:value-type="float">
            <text:p>0.923</text:p>
          </table:table-cell>
          <table:table-cell table:style-name="ce7" table:formula="of:=SUM([.O7];[.O13];[.O19];[.O25];[.O31];[.O37];[.O43];[.O49];[.O55];[.O61];[.O67];[.O73];[.O79])/13" office:value-type="float" office:value="0.923076923076923" calcext:value-type="float">
            <text:p>0.923</text:p>
          </table:table-cell>
          <table:table-cell table:style-name="ce7" table:formula="of:=SUM([.P7];[.P13];[.P19];[.P25];[.P31];[.P37];[.P43];[.P49];[.P55];[.P61];[.P67];[.P73];[.P79])/13" office:value-type="float" office:value="0.846153846153846" calcext:value-type="float">
            <text:p>0.846</text:p>
          </table:table-cell>
          <table:table-cell table:style-name="ce4" table:formula="of:=SUM([.Q7];[.Q13];[.Q19];[.Q25];[.Q31];[.Q37];[.Q43];[.Q49];[.Q55];[.Q61];[.Q67];[.Q73];[.Q79])/13" office:value-type="float" office:value="0.692307692307692" calcext:value-type="float">
            <text:p>0.692</text:p>
          </table:table-cell>
          <table:table-cell table:style-name="ce8" table:formula="of:=SUM([.R7];[.R13];[.R19];[.R25];[.R31];[.R37];[.R43];[.R49];[.R55];[.R61];[.R67];[.R73];[.R79])/13" office:value-type="float" office:value="0.923076923076923" calcext:value-type="float">
            <text:p>0.923</text:p>
          </table:table-cell>
          <table:table-cell table:style-name="ce7" table:formula="of:=SUM([.S7];[.S13];[.S19];[.S25];[.S31];[.S37];[.S43];[.S49];[.S55];[.S61];[.S67];[.S73];[.S79])/13" office:value-type="float" office:value="0.923076923076923" calcext:value-type="float">
            <text:p>0.92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al sum</text:p>
          </table:table-cell>
          <table:table-cell table:style-name="ce4" table:formula="of:=SUM([.D80:.D84];[.D86:.D90];[.D92:.D96];[.D98:.D102];[.D104:.D108];[.D110:.D114];[.D116:.D120];[.D122:.D126];[.D128:.D132];[.D134:.D138];[.D140:.D144];[.D146:.D150])/60" office:value-type="float" office:value="0.316666666666667" calcext:value-type="float">
            <text:p>0.317</text:p>
          </table:table-cell>
          <table:table-cell table:style-name="ce4" table:formula="of:=SUM([.E80:.E84];[.E86:.E90];[.E92:.E96];[.E98:.E102];[.E104:.E108];[.E110:.E114];[.E116:.E120];[.E122:.E126];[.E128:.E132];[.E134:.E138];[.E140:.E144];[.E146:.E150])/60" office:value-type="float" office:value="0.3" calcext:value-type="float">
            <text:p>0.300</text:p>
          </table:table-cell>
          <table:table-cell table:style-name="ce7" table:formula="of:=SUM([.F80:.F84];[.F86:.F90];[.F92:.F96];[.F98:.F102];[.F104:.F108];[.F110:.F114];[.F116:.F120];[.F122:.F126];[.F128:.F132];[.F134:.F138];[.F140:.F144];[.F146:.F150])/60" office:value-type="float" office:value="0.55" calcext:value-type="float">
            <text:p>0.550</text:p>
          </table:table-cell>
          <table:table-cell table:style-name="ce7" table:formula="of:=SUM([.G80:.G84];[.G86:.G90];[.G92:.G96];[.G98:.G102];[.G104:.G108];[.G110:.G114];[.G116:.G120];[.G122:.G126];[.G128:.G132];[.G134:.G138];[.G140:.G144];[.G146:.G150])/60" office:value-type="float" office:value="0.566666666666667" calcext:value-type="float">
            <text:p>0.567</text:p>
          </table:table-cell>
          <table:table-cell table:style-name="ce4" table:formula="of:=SUM([.H80:.H84];[.H86:.H90];[.H92:.H96];[.H98:.H102];[.H104:.H108];[.H110:.H114];[.H116:.H120];[.H122:.H126];[.H128:.H132];[.H134:.H138];[.H140:.H144];[.H146:.H150])/60" office:value-type="float" office:value="0.45" calcext:value-type="float">
            <text:p>0.450</text:p>
          </table:table-cell>
          <table:table-cell table:style-name="ce7" table:formula="of:=SUM([.I80:.I84];[.I86:.I90];[.I92:.I96];[.I98:.I102];[.I104:.I108];[.I110:.I114];[.I116:.I120];[.I122:.I126];[.I128:.I132];[.I134:.I138];[.I140:.I144];[.I146:.I150])/60" office:value-type="float" office:value="0.6" calcext:value-type="float">
            <text:p>0.600</text:p>
          </table:table-cell>
          <table:table-cell table:style-name="ce4" table:formula="of:=SUM([.J80:.J84];[.J86:.J90];[.J92:.J96];[.J98:.J102];[.J104:.J108];[.J110:.J114];[.J116:.J120];[.J122:.J126];[.J128:.J132];[.J134:.J138];[.J140:.J144];[.J146:.J150])/60" office:value-type="float" office:value="0.55" calcext:value-type="float">
            <text:p>0.550</text:p>
          </table:table-cell>
          <table:table-cell table:style-name="ce4" table:formula="of:=SUM([.K80:.K84];[.K86:.K90];[.K92:.K96];[.K98:.K102];[.K104:.K108];[.K110:.K114];[.K116:.K120];[.K122:.K126];[.K128:.K132];[.K134:.K138];[.K140:.K144];[.K146:.K150])/60" office:value-type="float" office:value="0.516666666666667" calcext:value-type="float">
            <text:p>0.517</text:p>
          </table:table-cell>
          <table:table-cell table:style-name="ce4" table:formula="of:=SUM([.L80:.L84];[.L86:.L90];[.L92:.L96];[.L98:.L102];[.L104:.L108];[.L110:.L114];[.L116:.L120];[.L122:.L126];[.L128:.L132];[.L134:.L138];[.L140:.L144];[.L146:.L150])/60" office:value-type="float" office:value="0.45" calcext:value-type="float">
            <text:p>0.450</text:p>
          </table:table-cell>
          <table:table-cell table:style-name="ce4" table:formula="of:=SUM([.M80:.M84];[.M86:.M90];[.M92:.M96];[.M98:.M102];[.M104:.M108];[.M110:.M114];[.M116:.M120];[.M122:.M126];[.M128:.M132];[.M134:.M138];[.M140:.M144];[.M146:.M150])/60" office:value-type="float" office:value="0.566666666666667" calcext:value-type="float">
            <text:p>0.567</text:p>
          </table:table-cell>
          <table:table-cell table:style-name="ce4" table:formula="of:=SUM([.N80:.N84];[.N86:.N90];[.N92:.N96];[.N98:.N102];[.N104:.N108];[.N110:.N114];[.N116:.N120];[.N122:.N126];[.N128:.N132];[.N134:.N138];[.N140:.N144];[.N146:.N150])/60" office:value-type="float" office:value="0.466666666666667" calcext:value-type="float">
            <text:p>0.467</text:p>
          </table:table-cell>
          <table:table-cell table:style-name="ce4" table:formula="of:=SUM([.O80:.O84];[.O86:.O90];[.O92:.O96];[.O98:.O102];[.O104:.O108];[.O110:.O114];[.O116:.O120];[.O122:.O126];[.O128:.O132];[.O134:.O138];[.O140:.O144];[.O146:.O150])/60" office:value-type="float" office:value="0.516666666666667" calcext:value-type="float">
            <text:p>0.517</text:p>
          </table:table-cell>
          <table:table-cell table:style-name="ce4" table:formula="of:=SUM([.P80:.P84];[.P86:.P90];[.P92:.P96];[.P98:.P102];[.P104:.P108];[.P110:.P114];[.P116:.P120];[.P122:.P126];[.P128:.P132];[.P134:.P138];[.P140:.P144];[.P146:.P150])/60" office:value-type="float" office:value="0.5" calcext:value-type="float">
            <text:p>0.500</text:p>
          </table:table-cell>
          <table:table-cell table:style-name="ce4" table:formula="of:=SUM([.Q80:.Q84];[.Q86:.Q90];[.Q92:.Q96];[.Q98:.Q102];[.Q104:.Q108];[.Q110:.Q114];[.Q116:.Q120];[.Q122:.Q126];[.Q128:.Q132];[.Q134:.Q138];[.Q140:.Q144];[.Q146:.Q150])/60" office:value-type="float" office:value="0.516666666666667" calcext:value-type="float">
            <text:p>0.517</text:p>
          </table:table-cell>
          <table:table-cell table:style-name="ce4" table:formula="of:=SUM([.R80:.R84];[.R86:.R90];[.R92:.R96];[.R98:.R102];[.R104:.R108];[.R110:.R114];[.R116:.R120];[.R122:.R126];[.R128:.R132];[.R134:.R138];[.R140:.R144];[.R146:.R150])/60" office:value-type="float" office:value="0.5" calcext:value-type="float">
            <text:p>0.500</text:p>
          </table:table-cell>
          <table:table-cell table:style-name="ce7" table:formula="of:=SUM([.S80:.S84];[.S86:.S90];[.S92:.S96];[.S98:.S102];[.S104:.S108];[.S110:.S114];[.S116:.S120];[.S122:.S126];[.S128:.S132];[.S134:.S138];[.S140:.S144];[.S146:.S150])/60" office:value-type="float" office:value="0.566666666666667" calcext:value-type="float">
            <text:p>0.5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l sum avg</text:p>
          </table:table-cell>
          <table:table-cell table:style-name="ce4" table:formula="of:=SUM([.D85];[.D91];[.D97];[.D103];[.D109];[.D115];[.D121];[.D127];[.D133];[.D139];[.D145];[.D151])/12" office:value-type="float" office:value="0.25" calcext:value-type="float">
            <text:p>0.250</text:p>
          </table:table-cell>
          <table:table-cell table:style-name="ce4" table:formula="of:=SUM([.E85];[.E91];[.E97];[.E103];[.E109];[.E115];[.E121];[.E127];[.E133];[.E139];[.E145];[.E151])/12" office:value-type="float" office:value="0.25" calcext:value-type="float">
            <text:p>0.250</text:p>
          </table:table-cell>
          <table:table-cell table:style-name="ce7" table:formula="of:=SUM([.F85];[.F91];[.F97];[.F103];[.F109];[.F115];[.F121];[.F127];[.F133];[.F139];[.F145];[.F151])/12" office:value-type="float" office:value="0.666666666666667" calcext:value-type="float">
            <text:p>0.667</text:p>
          </table:table-cell>
          <table:table-cell table:style-name="ce7" table:formula="of:=SUM([.G85];[.G91];[.G97];[.G103];[.G109];[.G115];[.G121];[.G127];[.G133];[.G139];[.G145];[.G151])/12" office:value-type="float" office:value="0.666666666666667" calcext:value-type="float">
            <text:p>0.667</text:p>
          </table:table-cell>
          <table:table-cell table:style-name="ce4" table:formula="of:=SUM([.H85];[.H91];[.H97];[.H103];[.H109];[.H115];[.H121];[.H127];[.H133];[.H139];[.H145];[.H151])/12" office:value-type="float" office:value="0.416666666666667" calcext:value-type="float">
            <text:p>0.417</text:p>
          </table:table-cell>
          <table:table-cell table:style-name="ce7" table:formula="of:=SUM([.I85];[.I91];[.I97];[.I103];[.I109];[.I115];[.I121];[.I127];[.I133];[.I139];[.I145];[.I151])/12" office:value-type="float" office:value="0.666666666666667" calcext:value-type="float">
            <text:p>0.667</text:p>
          </table:table-cell>
          <table:table-cell table:style-name="ce4" table:formula="of:=SUM([.J85];[.J91];[.J97];[.J103];[.J109];[.J115];[.J121];[.J127];[.J133];[.J139];[.J145];[.J151])/12" office:value-type="float" office:value="0.5" calcext:value-type="float">
            <text:p>0.500</text:p>
          </table:table-cell>
          <table:table-cell table:style-name="ce4" table:formula="of:=SUM([.K85];[.K91];[.K97];[.K103];[.K109];[.K115];[.K121];[.K127];[.K133];[.K139];[.K145];[.K151])/12" office:value-type="float" office:value="0.416666666666667" calcext:value-type="float">
            <text:p>0.417</text:p>
          </table:table-cell>
          <table:table-cell table:style-name="ce4" table:formula="of:=SUM([.L85];[.L91];[.L97];[.L103];[.L109];[.L115];[.L121];[.L127];[.L133];[.L139];[.L145];[.L151])/12" office:value-type="float" office:value="0.5" calcext:value-type="float">
            <text:p>0.500</text:p>
          </table:table-cell>
          <table:table-cell table:style-name="ce4" table:formula="of:=SUM([.M85];[.M91];[.M97];[.M103];[.M109];[.M115];[.M121];[.M127];[.M133];[.M139];[.M145];[.M151])/12" office:value-type="float" office:value="0.583333333333333" calcext:value-type="float">
            <text:p>0.583</text:p>
          </table:table-cell>
          <table:table-cell table:style-name="ce4" table:formula="of:=SUM([.N85];[.N91];[.N97];[.N103];[.N109];[.N115];[.N121];[.N127];[.N133];[.N139];[.N145];[.N151])/12" office:value-type="float" office:value="0.416666666666667" calcext:value-type="float">
            <text:p>0.417</text:p>
          </table:table-cell>
          <table:table-cell table:style-name="ce4" table:formula="of:=SUM([.O85];[.O91];[.O97];[.O103];[.O109];[.O115];[.O121];[.O127];[.O133];[.O139];[.O145];[.O151])/12" office:value-type="float" office:value="0.666666666666667" calcext:value-type="float">
            <text:p>0.667</text:p>
          </table:table-cell>
          <table:table-cell table:style-name="ce4" table:formula="of:=SUM([.P85];[.P91];[.P97];[.P103];[.P109];[.P115];[.P121];[.P127];[.P133];[.P139];[.P145];[.P151])/12" office:value-type="float" office:value="0.5" calcext:value-type="float">
            <text:p>0.500</text:p>
          </table:table-cell>
          <table:table-cell table:style-name="ce4" table:formula="of:=SUM([.Q85];[.Q91];[.Q97];[.Q103];[.Q109];[.Q115];[.Q121];[.Q127];[.Q133];[.Q139];[.Q145];[.Q151])/12" office:value-type="float" office:value="0.666666666666667" calcext:value-type="float">
            <text:p>0.667</text:p>
          </table:table-cell>
          <table:table-cell table:style-name="ce4" table:formula="of:=SUM([.R85];[.R91];[.R97];[.R103];[.R109];[.R115];[.R121];[.R127];[.R133];[.R139];[.R145];[.R151])/12" office:value-type="float" office:value="0.416666666666667" calcext:value-type="float">
            <text:p>0.417</text:p>
          </table:table-cell>
          <table:table-cell table:style-name="ce7" table:formula="of:=SUM([.S85];[.S91];[.S97];[.S103];[.S109];[.S115];[.S121];[.S127];[.S133];[.S139];[.S145];[.S151])/12" office:value-type="float" office:value="0.666666666666667" calcext:value-type="float">
            <text:p>0.667</text:p>
          </table:table-cell>
        </table:table-row>
        <table:table-row table:style-name="ro1">
          <table:table-cell table:number-columns-repeated="3"/>
          <table:table-cell table:style-name="ce4"/>
          <table:table-cell table:style-name="ce6"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eal sum</text:p>
          </table:table-cell>
          <table:table-cell table:style-name="ce4" table:formula="of:=SUM([.D80:.D84];[.D92:.D96];[.D98:.D102];[.D104:.D108];[.D110:.D114];[.D116:.D120];[.D122:.D126];[.D134:.D138];[.D140:.D144];[.D146:.D150])/50" office:value-type="float" office:value="0.38" calcext:value-type="float">
            <text:p>0.380</text:p>
          </table:table-cell>
          <table:table-cell table:style-name="ce4" table:formula="of:=SUM([.E80:.E84];[.E92:.E96];[.E98:.E102];[.E104:.E108];[.E110:.E114];[.E116:.E120];[.E122:.E126];[.E134:.E138];[.E140:.E144];[.E146:.E150])/50" office:value-type="float" office:value="0.28" calcext:value-type="float">
            <text:p>0.280</text:p>
          </table:table-cell>
          <table:table-cell table:style-name="ce7" table:formula="of:=SUM([.F80:.F84];[.F92:.F96];[.F98:.F102];[.F104:.F108];[.F110:.F114];[.F116:.F120];[.F122:.F126];[.F134:.F138];[.F140:.F144];[.F146:.F150])/50" office:value-type="float" office:value="0.66" calcext:value-type="float">
            <text:p>0.660</text:p>
          </table:table-cell>
          <table:table-cell table:style-name="ce7" table:formula="of:=SUM([.G80:.G84];[.G92:.G96];[.G98:.G102];[.G104:.G108];[.G110:.G114];[.G116:.G120];[.G122:.G126];[.G134:.G138];[.G140:.G144];[.G146:.G150])/50" office:value-type="float" office:value="0.68" calcext:value-type="float">
            <text:p>0.680</text:p>
          </table:table-cell>
          <table:table-cell table:style-name="ce4" table:formula="of:=SUM([.H80:.H84];[.H92:.H96];[.H98:.H102];[.H104:.H108];[.H110:.H114];[.H116:.H120];[.H122:.H126];[.H134:.H138];[.H140:.H144];[.H146:.H150])/50" office:value-type="float" office:value="0.52" calcext:value-type="float">
            <text:p>0.520</text:p>
          </table:table-cell>
          <table:table-cell table:style-name="ce7" table:formula="of:=SUM([.I80:.I84];[.I92:.I96];[.I98:.I102];[.I104:.I108];[.I110:.I114];[.I116:.I120];[.I122:.I126];[.I134:.I138];[.I140:.I144];[.I146:.I150])/50" office:value-type="float" office:value="0.66" calcext:value-type="float">
            <text:p>0.660</text:p>
          </table:table-cell>
          <table:table-cell table:style-name="ce4" table:formula="of:=SUM([.J80:.J84];[.J92:.J96];[.J98:.J102];[.J104:.J108];[.J110:.J114];[.J116:.J120];[.J122:.J126];[.J134:.J138];[.J140:.J144];[.J146:.J150])/50" office:value-type="float" office:value="0.62" calcext:value-type="float">
            <text:p>0.620</text:p>
          </table:table-cell>
          <table:table-cell table:style-name="ce4" table:formula="of:=SUM([.K80:.K84];[.K92:.K96];[.K98:.K102];[.K104:.K108];[.K110:.K114];[.K116:.K120];[.K122:.K126];[.K134:.K138];[.K140:.K144];[.K146:.K150])/50" office:value-type="float" office:value="0.58" calcext:value-type="float">
            <text:p>0.580</text:p>
          </table:table-cell>
          <table:table-cell table:style-name="ce4" table:formula="of:=SUM([.L80:.L84];[.L92:.L96];[.L98:.L102];[.L104:.L108];[.L110:.L114];[.L116:.L120];[.L122:.L126];[.L134:.L138];[.L140:.L144];[.L146:.L150])/50" office:value-type="float" office:value="0.5" calcext:value-type="float">
            <text:p>0.500</text:p>
          </table:table-cell>
          <table:table-cell table:style-name="ce7" table:formula="of:=SUM([.M80:.M84];[.M92:.M96];[.M98:.M102];[.M104:.M108];[.M110:.M114];[.M116:.M120];[.M122:.M126];[.M134:.M138];[.M140:.M144];[.M146:.M150])/50" office:value-type="float" office:value="0.64" calcext:value-type="float">
            <text:p>0.640</text:p>
          </table:table-cell>
          <table:table-cell table:style-name="ce4" table:formula="of:=SUM([.N80:.N84];[.N92:.N96];[.N98:.N102];[.N104:.N108];[.N110:.N114];[.N116:.N120];[.N122:.N126];[.N134:.N138];[.N140:.N144];[.N146:.N150])/50" office:value-type="float" office:value="0.46" calcext:value-type="float">
            <text:p>0.460</text:p>
          </table:table-cell>
          <table:table-cell table:style-name="ce7" table:formula="of:=SUM([.O80:.O84];[.O92:.O96];[.O98:.O102];[.O104:.O108];[.O110:.O114];[.O116:.O120];[.O122:.O126];[.O134:.O138];[.O140:.O144];[.O146:.O150])/50" office:value-type="float" office:value="0.58" calcext:value-type="float">
            <text:p>0.580</text:p>
          </table:table-cell>
          <table:table-cell table:style-name="ce4" table:formula="of:=SUM([.P80:.P84];[.P92:.P96];[.P98:.P102];[.P104:.P108];[.P110:.P114];[.P116:.P120];[.P122:.P126];[.P134:.P138];[.P140:.P144];[.P146:.P150])/50" office:value-type="float" office:value="0.56" calcext:value-type="float">
            <text:p>0.560</text:p>
          </table:table-cell>
          <table:table-cell table:style-name="ce7" table:formula="of:=SUM([.Q80:.Q84];[.Q92:.Q96];[.Q98:.Q102];[.Q104:.Q108];[.Q110:.Q114];[.Q116:.Q120];[.Q122:.Q126];[.Q134:.Q138];[.Q140:.Q144];[.Q146:.Q150])/50" office:value-type="float" office:value="0.58" calcext:value-type="float">
            <text:p>0.580</text:p>
          </table:table-cell>
          <table:table-cell table:style-name="ce4" table:formula="of:=SUM([.R80:.R84];[.R92:.R96];[.R98:.R102];[.R104:.R108];[.R110:.R114];[.R116:.R120];[.R122:.R126];[.R134:.R138];[.R140:.R144];[.R146:.R150])/50" office:value-type="float" office:value="0.52" calcext:value-type="float">
            <text:p>0.520</text:p>
          </table:table-cell>
          <table:table-cell table:style-name="ce7" table:formula="of:=SUM([.S80:.S84];[.S92:.S96];[.S98:.S102];[.S104:.S108];[.S110:.S114];[.S116:.S120];[.S122:.S126];[.S134:.S138];[.S140:.S144];[.S146:.S150])/50" office:value-type="float" office:value="0.64" calcext:value-type="float">
            <text:p>0.6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l sum avg</text:p>
          </table:table-cell>
          <table:table-cell table:style-name="ce4" table:formula="of:=SUM([.D85];[.D97];[.D103];[.D109];[.D115];[.D121];[.D127];[.D139];[.D145];[.D151])/10" office:value-type="float" office:value="0.3" calcext:value-type="float">
            <text:p>0.300</text:p>
          </table:table-cell>
          <table:table-cell table:style-name="ce4" table:formula="of:=SUM([.E85];[.E97];[.E103];[.E109];[.E115];[.E121];[.E127];[.E139];[.E145];[.E151])/10" office:value-type="float" office:value="0.2" calcext:value-type="float">
            <text:p>0.200</text:p>
          </table:table-cell>
          <table:table-cell table:style-name="ce7" table:formula="of:=SUM([.F85];[.F97];[.F103];[.F109];[.F115];[.F121];[.F127];[.F139];[.F145];[.F151])/10" office:value-type="float" office:value="0.8" calcext:value-type="float">
            <text:p>0.800</text:p>
          </table:table-cell>
          <table:table-cell table:style-name="ce7" table:formula="of:=SUM([.G85];[.G97];[.G103];[.G109];[.G115];[.G121];[.G127];[.G139];[.G145];[.G151])/10" office:value-type="float" office:value="0.8" calcext:value-type="float">
            <text:p>0.800</text:p>
          </table:table-cell>
          <table:table-cell table:style-name="ce4" table:formula="of:=SUM([.H85];[.H97];[.H103];[.H109];[.H115];[.H121];[.H127];[.H139];[.H145];[.H151])/10" office:value-type="float" office:value="0.5" calcext:value-type="float">
            <text:p>0.500</text:p>
          </table:table-cell>
          <table:table-cell table:style-name="ce7" table:formula="of:=SUM([.I85];[.I97];[.I103];[.I109];[.I115];[.I121];[.I127];[.I139];[.I145];[.I151])/10" office:value-type="float" office:value="0.8" calcext:value-type="float">
            <text:p>0.800</text:p>
          </table:table-cell>
          <table:table-cell table:style-name="ce4" table:formula="of:=SUM([.J85];[.J97];[.J103];[.J109];[.J115];[.J121];[.J127];[.J139];[.J145];[.J151])/10" office:value-type="float" office:value="0.6" calcext:value-type="float">
            <text:p>0.600</text:p>
          </table:table-cell>
          <table:table-cell table:style-name="ce4" table:formula="of:=SUM([.K85];[.K97];[.K103];[.K109];[.K115];[.K121];[.K127];[.K139];[.K145];[.K151])/10" office:value-type="float" office:value="0.5" calcext:value-type="float">
            <text:p>0.500</text:p>
          </table:table-cell>
          <table:table-cell table:style-name="ce4" table:formula="of:=SUM([.L85];[.L97];[.L103];[.L109];[.L115];[.L121];[.L127];[.L139];[.L145];[.L151])/10" office:value-type="float" office:value="0.6" calcext:value-type="float">
            <text:p>0.600</text:p>
          </table:table-cell>
          <table:table-cell table:style-name="ce7" table:formula="of:=SUM([.M85];[.M97];[.M103];[.M109];[.M115];[.M121];[.M127];[.M139];[.M145];[.M151])/10" office:value-type="float" office:value="0.7" calcext:value-type="float">
            <text:p>0.700</text:p>
          </table:table-cell>
          <table:table-cell table:style-name="ce4" table:formula="of:=SUM([.N85];[.N97];[.N103];[.N109];[.N115];[.N121];[.N127];[.N139];[.N145];[.N151])/10" office:value-type="float" office:value="0.5" calcext:value-type="float">
            <text:p>0.500</text:p>
          </table:table-cell>
          <table:table-cell table:style-name="ce7" table:formula="of:=SUM([.O85];[.O97];[.O103];[.O109];[.O115];[.O121];[.O127];[.O139];[.O145];[.O151])/10" office:value-type="float" office:value="0.7" calcext:value-type="float">
            <text:p>0.700</text:p>
          </table:table-cell>
          <table:table-cell table:style-name="ce4" table:formula="of:=SUM([.P85];[.P97];[.P103];[.P109];[.P115];[.P121];[.P127];[.P139];[.P145];[.P151])/10" office:value-type="float" office:value="0.6" calcext:value-type="float">
            <text:p>0.600</text:p>
          </table:table-cell>
          <table:table-cell table:style-name="ce7" table:formula="of:=SUM([.Q85];[.Q97];[.Q103];[.Q109];[.Q115];[.Q121];[.Q127];[.Q139];[.Q145];[.Q151])/10" office:value-type="float" office:value="0.8" calcext:value-type="float">
            <text:p>0.800</text:p>
          </table:table-cell>
          <table:table-cell table:style-name="ce4" table:formula="of:=SUM([.R85];[.R97];[.R103];[.R109];[.R115];[.R121];[.R127];[.R139];[.R145];[.R151])/10" office:value-type="float" office:value="0.5" calcext:value-type="float">
            <text:p>0.500</text:p>
          </table:table-cell>
          <table:table-cell table:style-name="ce7" table:formula="of:=SUM([.S85];[.S97];[.S103];[.S109];[.S115];[.S121];[.S127];[.S139];[.S145];[.S151])/10" office:value-type="float" office:value="0.8" calcext:value-type="float">
            <text:p>0.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no segment, no banknote)</text:p>
          </table:table-cell>
          <table:table-cell table:style-name="ce4"/>
          <table:table-cell table:style-name="ce6"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table:style-name="ce5" office:value-type="string" calcext:value-type="string">
            <text:p>easy</text:p>
          </table:table-cell>
          <table:table-cell table:style-name="ce5" office:value-type="string" calcext:value-type="string">
            <text:p>hard</text:p>
          </table:table-cell>
          <table:table-cell table:style-name="ce5" office:value-type="string" calcext:value-type="string">
            <text:p>combo</text:p>
          </table:table-cell>
          <table:table-cell table:style-name="ce5" office:value-type="string" calcext:value-type="string">
            <text:p>combo X</text:p>
          </table:table-cell>
          <table:table-cell table:style-name="ce5" office:value-type="string" calcext:value-type="string">
            <text:p>split2</text:p>
          </table:table-cell>
          <table:table-cell table:style-name="ce5" office:value-type="string" calcext:value-type="string">
            <text:p>split2 X</text:p>
          </table:table-cell>
          <table:table-cell table:style-name="ce5" office:value-type="string" calcext:value-type="string">
            <text:p>split1 classic</text:p>
          </table:table-cell>
          <table:table-cell table:style-name="ce5" office:value-type="string" calcext:value-type="string">
            <text:p>split1 classic X</text:p>
          </table:table-cell>
          <table:table-cell table:style-name="ce5" office:value-type="string" calcext:value-type="string">
            <text:p>split4</text:p>
          </table:table-cell>
          <table:table-cell table:style-name="ce5" office:value-type="string" calcext:value-type="string">
            <text:p>split4 X</text:p>
          </table:table-cell>
          <table:table-cell table:style-name="ce5" office:value-type="string" calcext:value-type="string">
            <text:p>split2 classic</text:p>
          </table:table-cell>
          <table:table-cell table:style-name="ce5" office:value-type="string" calcext:value-type="string">
            <text:p>split2 classic X</text:p>
          </table:table-cell>
          <table:table-cell table:style-name="ce5" office:value-type="string" calcext:value-type="string">
            <text:p>split9</text:p>
          </table:table-cell>
          <table:table-cell table:style-name="ce5" office:value-type="string" calcext:value-type="string">
            <text:p>split9 X</text:p>
          </table:table-cell>
          <table:table-cell table:style-name="ce5" office:value-type="string" calcext:value-type="string">
            <text:p>split4 classic</text:p>
          </table:table-cell>
          <table:table-cell table:style-name="ce5" office:value-type="string" calcext:value-type="string">
            <text:p>split4 classic 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1T16:48:45.664200708</dc:date>
    <meta:editing-duration>PT2H43M54S</meta:editing-duration>
    <meta:editing-cycles>8</meta:editing-cycles>
    <meta:generator>LibreOffice/7.3.7.2$Linux_X86_64 LibreOffice_project/30$Build-2</meta:generator>
    <meta:document-statistic meta:table-count="3" meta:cell-count="16443" meta:object-count="0"/>
  </office:meta>
</office:document-meta>
</file>